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ull-execution-time-only-run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>
            <text:p># TC</text:p>
          </table:table-cell>
          <table:table-cell table:style-name="ce1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d_Index</text:p>
          </table:table-cell>
          <table:table-cell table:style-name="ce1" office:value-type="string" calcext:value-type="string">
            <text:p>ExecTime(s)</text:p>
          </table:table-cell>
          <table:table-cell table:style-name="ce1" office:value-type="string" calcext:value-type="string">
            <text:p>Mutant</text:p>
          </table:table-cell>
          <table:table-cell table:style-name="ce1" office:value-type="string" calcext:value-type="string">
            <text:p>Cumulative Time (s)</text:p>
          </table:table-cell>
          <table:table-cell table:style-name="ce3" office:value-type="string" calcext:value-type="string">
            <text:p>Time/TC</text:p>
          </table:table-cell>
          <table:table-cell table:style-name="ce3" office:value-type="string" calcext:value-type="string">
            <text:p>SUM(Time/TC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RIGINAL_PROGRAM</text:p>
          </table:table-cell>
          <table:table-cell table:style-name="ce1" table:formula="of:=[.B3]" office:value-type="float" office:value="422" calcext:value-type="float">
            <text:p>422</text:p>
          </table:table-cell>
          <table:table-cell table:style-name="ce3" table:formula="of:=[.B3]/[.$B$1]" office:value-type="float" office:value="4.39583333333333" calcext:value-type="float">
            <text:p>4,40</text:p>
          </table:table-cell>
          <table:table-cell table:style-name="ce3" table:formula="of:=[.E3]" office:value-type="float" office:value="4.39583333333333" calcext:value-type="float">
            <text:p>4,4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HorizontalItemViewHolder_0_InvalidViewFocusOperatorMutator</text:p>
          </table:table-cell>
          <table:table-cell table:style-name="ce1" table:formula="of:=[.D3]+[.B4]" office:value-type="float" office:value="846" calcext:value-type="float">
            <text:p>846</text:p>
          </table:table-cell>
          <table:table-cell table:style-name="ce3" table:formula="of:=[.B4]/[.$B$1]" office:value-type="float" office:value="4.41666666666667" calcext:value-type="float">
            <text:p>4,42</text:p>
          </table:table-cell>
          <table:table-cell table:style-name="ce3" table:formula="of:=[.F3]+[.E4]" office:value-type="float" office:value="8.8125" calcext:value-type="float">
            <text:p>8,8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HorizontalItemViewHolder_1_ViewComponentNotVisibleOperatorMutator</text:p>
          </table:table-cell>
          <table:table-cell table:style-name="ce1" table:formula="of:=[.D4]+[.B5]" office:value-type="float" office:value="1266" calcext:value-type="float">
            <text:p>1266</text:p>
          </table:table-cell>
          <table:table-cell table:style-name="ce3" table:formula="of:=[.B5]/[.$B$1]" office:value-type="float" office:value="4.375" calcext:value-type="float">
            <text:p>4,38</text:p>
          </table:table-cell>
          <table:table-cell table:style-name="ce3" table:formula="of:=[.F4]+[.E5]" office:value-type="float" office:value="13.1875" calcext:value-type="float">
            <text:p>13,1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HorizontalItemViewHolder_2_InvalidViewFocusOperatorMutator</text:p>
          </table:table-cell>
          <table:table-cell table:style-name="ce1" table:formula="of:=[.D5]+[.B6]" office:value-type="float" office:value="1684" calcext:value-type="float">
            <text:p>1684</text:p>
          </table:table-cell>
          <table:table-cell table:style-name="ce3" table:formula="of:=[.B6]/[.$B$1]" office:value-type="float" office:value="4.35416666666667" calcext:value-type="float">
            <text:p>4,35</text:p>
          </table:table-cell>
          <table:table-cell table:style-name="ce3" table:formula="of:=[.F5]+[.E6]" office:value-type="float" office:value="17.5416666666667" calcext:value-type="float">
            <text:p>17,5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HorizontalItemViewHolder_3_ViewComponentNotVisibleOperatorMutator</text:p>
          </table:table-cell>
          <table:table-cell table:style-name="ce1" table:formula="of:=[.D6]+[.B7]" office:value-type="float" office:value="2101" calcext:value-type="float">
            <text:p>2101</text:p>
          </table:table-cell>
          <table:table-cell table:style-name="ce3" table:formula="of:=[.B7]/[.$B$1]" office:value-type="float" office:value="4.34375" calcext:value-type="float">
            <text:p>4,34</text:p>
          </table:table-cell>
          <table:table-cell table:style-name="ce3" table:formula="of:=[.F6]+[.E7]" office:value-type="float" office:value="21.8854166666667" calcext:value-type="float">
            <text:p>21,8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HorizontalItemViewHolder_4_InvalidViewFocusOperatorMutator</text:p>
          </table:table-cell>
          <table:table-cell table:style-name="ce1" table:formula="of:=[.D7]+[.B8]" office:value-type="float" office:value="2520" calcext:value-type="float">
            <text:p>2520</text:p>
          </table:table-cell>
          <table:table-cell table:style-name="ce3" table:formula="of:=[.B8]/[.$B$1]" office:value-type="float" office:value="4.36458333333333" calcext:value-type="float">
            <text:p>4,36</text:p>
          </table:table-cell>
          <table:table-cell table:style-name="ce3" table:formula="of:=[.F7]+[.E8]" office:value-type="float" office:value="26.25" calcext:value-type="float">
            <text:p>26,2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HorizontalItemViewHolder_5_ViewComponentNotVisibleOperatorMutator</text:p>
          </table:table-cell>
          <table:table-cell table:style-name="ce1" table:formula="of:=[.D8]+[.B9]" office:value-type="float" office:value="2937" calcext:value-type="float">
            <text:p>2937</text:p>
          </table:table-cell>
          <table:table-cell table:style-name="ce3" table:formula="of:=[.B9]/[.$B$1]" office:value-type="float" office:value="4.34375" calcext:value-type="float">
            <text:p>4,34</text:p>
          </table:table-cell>
          <table:table-cell table:style-name="ce3" table:formula="of:=[.F8]+[.E9]" office:value-type="float" office:value="30.59375" calcext:value-type="float">
            <text:p>30,5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HorizontalItemViewHolder_6_InvalidViewFocusOperatorMutator</text:p>
          </table:table-cell>
          <table:table-cell table:style-name="ce1" table:formula="of:=[.D9]+[.B10]" office:value-type="float" office:value="3356" calcext:value-type="float">
            <text:p>3356</text:p>
          </table:table-cell>
          <table:table-cell table:style-name="ce3" table:formula="of:=[.B10]/[.$B$1]" office:value-type="float" office:value="4.36458333333333" calcext:value-type="float">
            <text:p>4,36</text:p>
          </table:table-cell>
          <table:table-cell table:style-name="ce3" table:formula="of:=[.F9]+[.E10]" office:value-type="float" office:value="34.9583333333333" calcext:value-type="float">
            <text:p>34,9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HorizontalItemViewHolder_7_ViewComponentNotVisibleOperatorMutator</text:p>
          </table:table-cell>
          <table:table-cell table:style-name="ce1" table:formula="of:=[.D10]+[.B11]" office:value-type="float" office:value="3776" calcext:value-type="float">
            <text:p>3776</text:p>
          </table:table-cell>
          <table:table-cell table:style-name="ce3" table:formula="of:=[.B11]/[.$B$1]" office:value-type="float" office:value="4.375" calcext:value-type="float">
            <text:p>4,38</text:p>
          </table:table-cell>
          <table:table-cell table:style-name="ce3" table:formula="of:=[.F10]+[.E11]" office:value-type="float" office:value="39.3333333333333" calcext:value-type="float">
            <text:p>39,33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HorizontalItemViewHolder_8_InvalidViewFocusOperatorMutator</text:p>
          </table:table-cell>
          <table:table-cell table:style-name="ce1" table:formula="of:=[.D11]+[.B12]" office:value-type="float" office:value="4195" calcext:value-type="float">
            <text:p>4195</text:p>
          </table:table-cell>
          <table:table-cell table:style-name="ce3" table:formula="of:=[.B12]/[.$B$1]" office:value-type="float" office:value="4.36458333333333" calcext:value-type="float">
            <text:p>4,36</text:p>
          </table:table-cell>
          <table:table-cell table:style-name="ce3" table:formula="of:=[.F11]+[.E12]" office:value-type="float" office:value="43.6979166666667" calcext:value-type="float">
            <text:p>43,7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HorizontalItemViewHolder_9_ViewComponentNotVisibleOperatorMutator</text:p>
          </table:table-cell>
          <table:table-cell table:style-name="ce1" table:formula="of:=[.D12]+[.B13]" office:value-type="float" office:value="4614" calcext:value-type="float">
            <text:p>4614</text:p>
          </table:table-cell>
          <table:table-cell table:style-name="ce3" table:formula="of:=[.B13]/[.$B$1]" office:value-type="float" office:value="4.36458333333333" calcext:value-type="float">
            <text:p>4,36</text:p>
          </table:table-cell>
          <table:table-cell table:style-name="ce3" table:formula="of:=[.F12]+[.E13]" office:value-type="float" office:value="48.0625" calcext:value-type="float">
            <text:p>48,0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HorizontalItemViewHolder_10_InvalidViewFocusOperatorMutator</text:p>
          </table:table-cell>
          <table:table-cell table:style-name="ce1" table:formula="of:=[.D13]+[.B14]" office:value-type="float" office:value="5034" calcext:value-type="float">
            <text:p>5034</text:p>
          </table:table-cell>
          <table:table-cell table:style-name="ce3" table:formula="of:=[.B14]/[.$B$1]" office:value-type="float" office:value="4.375" calcext:value-type="float">
            <text:p>4,38</text:p>
          </table:table-cell>
          <table:table-cell table:style-name="ce3" table:formula="of:=[.F13]+[.E14]" office:value-type="float" office:value="52.4375" calcext:value-type="float">
            <text:p>52,4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HorizontalItemViewHolder_11_ViewComponentNotVisibleOperatorMutator</text:p>
          </table:table-cell>
          <table:table-cell table:style-name="ce1" table:formula="of:=[.D14]+[.B15]" office:value-type="float" office:value="5455" calcext:value-type="float">
            <text:p>5455</text:p>
          </table:table-cell>
          <table:table-cell table:style-name="ce3" table:formula="of:=[.B15]/[.$B$1]" office:value-type="float" office:value="4.38541666666667" calcext:value-type="float">
            <text:p>4,39</text:p>
          </table:table-cell>
          <table:table-cell table:style-name="ce3" table:formula="of:=[.F14]+[.E15]" office:value-type="float" office:value="56.8229166666667" calcext:value-type="float">
            <text:p>56,8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12_InvalidViewFocusOperatorMutator</text:p>
          </table:table-cell>
          <table:table-cell table:style-name="ce1" table:formula="of:=[.D15]+[.B16]" office:value-type="float" office:value="5877" calcext:value-type="float">
            <text:p>5877</text:p>
          </table:table-cell>
          <table:table-cell table:style-name="ce3" table:formula="of:=[.B16]/[.$B$1]" office:value-type="float" office:value="4.39583333333333" calcext:value-type="float">
            <text:p>4,40</text:p>
          </table:table-cell>
          <table:table-cell table:style-name="ce3" table:formula="of:=[.F15]+[.E16]" office:value-type="float" office:value="61.21875" calcext:value-type="float">
            <text:p>61,2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HorizontalItemViewHolder_13_ViewComponentNotVisibleOperatorMutator</text:p>
          </table:table-cell>
          <table:table-cell table:style-name="ce1" table:formula="of:=[.D16]+[.B17]" office:value-type="float" office:value="6293" calcext:value-type="float">
            <text:p>6293</text:p>
          </table:table-cell>
          <table:table-cell table:style-name="ce3" table:formula="of:=[.B17]/[.$B$1]" office:value-type="float" office:value="4.33333333333333" calcext:value-type="float">
            <text:p>4,33</text:p>
          </table:table-cell>
          <table:table-cell table:style-name="ce3" table:formula="of:=[.F16]+[.E17]" office:value-type="float" office:value="65.5520833333333" calcext:value-type="float">
            <text:p>65,5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HorizontalItemViewHolder_14_InvalidViewFocusOperatorMutator</text:p>
          </table:table-cell>
          <table:table-cell table:style-name="ce1" table:formula="of:=[.D17]+[.B18]" office:value-type="float" office:value="6712" calcext:value-type="float">
            <text:p>6712</text:p>
          </table:table-cell>
          <table:table-cell table:style-name="ce3" table:formula="of:=[.B18]/[.$B$1]" office:value-type="float" office:value="4.36458333333333" calcext:value-type="float">
            <text:p>4,36</text:p>
          </table:table-cell>
          <table:table-cell table:style-name="ce3" table:formula="of:=[.F17]+[.E18]" office:value-type="float" office:value="69.9166666666667" calcext:value-type="float">
            <text:p>69,9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HorizontalItemViewHolder_15_ViewComponentNotVisibleOperatorMutator</text:p>
          </table:table-cell>
          <table:table-cell table:style-name="ce1" table:formula="of:=[.D18]+[.B19]" office:value-type="float" office:value="7132" calcext:value-type="float">
            <text:p>7132</text:p>
          </table:table-cell>
          <table:table-cell table:style-name="ce3" table:formula="of:=[.B19]/[.$B$1]" office:value-type="float" office:value="4.375" calcext:value-type="float">
            <text:p>4,38</text:p>
          </table:table-cell>
          <table:table-cell table:style-name="ce3" table:formula="of:=[.F18]+[.E19]" office:value-type="float" office:value="74.2916666666667" calcext:value-type="float">
            <text:p>74,2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HorizontalItemViewHolder_16_BinaryMutator</text:p>
          </table:table-cell>
          <table:table-cell table:style-name="ce1" table:formula="of:=[.D19]+[.B20]" office:value-type="float" office:value="7555" calcext:value-type="float">
            <text:p>7555</text:p>
          </table:table-cell>
          <table:table-cell table:style-name="ce3" table:formula="of:=[.B20]/[.$B$1]" office:value-type="float" office:value="4.40625" calcext:value-type="float">
            <text:p>4,41</text:p>
          </table:table-cell>
          <table:table-cell table:style-name="ce3" table:formula="of:=[.F19]+[.E20]" office:value-type="float" office:value="78.6979166666667" calcext:value-type="float">
            <text:p>78,7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HorizontalItemViewHolder_17_BinaryMutator</text:p>
          </table:table-cell>
          <table:table-cell table:style-name="ce1" table:formula="of:=[.D20]+[.B21]" office:value-type="float" office:value="7977" calcext:value-type="float">
            <text:p>7977</text:p>
          </table:table-cell>
          <table:table-cell table:style-name="ce3" table:formula="of:=[.B21]/[.$B$1]" office:value-type="float" office:value="4.39583333333333" calcext:value-type="float">
            <text:p>4,40</text:p>
          </table:table-cell>
          <table:table-cell table:style-name="ce3" table:formula="of:=[.F20]+[.E21]" office:value-type="float" office:value="83.09375" calcext:value-type="float">
            <text:p>83,09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HorizontalItemViewHolder_18_BinaryMutator</text:p>
          </table:table-cell>
          <table:table-cell table:style-name="ce1" table:formula="of:=[.D21]+[.B22]" office:value-type="float" office:value="8395" calcext:value-type="float">
            <text:p>8395</text:p>
          </table:table-cell>
          <table:table-cell table:style-name="ce3" table:formula="of:=[.B22]/[.$B$1]" office:value-type="float" office:value="4.35416666666667" calcext:value-type="float">
            <text:p>4,35</text:p>
          </table:table-cell>
          <table:table-cell table:style-name="ce3" table:formula="of:=[.F21]+[.E22]" office:value-type="float" office:value="87.4479166666667" calcext:value-type="float">
            <text:p>87,4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HorizontalItemViewHolder_19_BinaryMutator</text:p>
          </table:table-cell>
          <table:table-cell table:style-name="ce1" table:formula="of:=[.D22]+[.B23]" office:value-type="float" office:value="8809" calcext:value-type="float">
            <text:p>8809</text:p>
          </table:table-cell>
          <table:table-cell table:style-name="ce3" table:formula="of:=[.B23]/[.$B$1]" office:value-type="float" office:value="4.3125" calcext:value-type="float">
            <text:p>4,31</text:p>
          </table:table-cell>
          <table:table-cell table:style-name="ce3" table:formula="of:=[.F22]+[.E23]" office:value-type="float" office:value="91.7604166666667" calcext:value-type="float">
            <text:p>91,76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HorizontalItemViewHolder_20_BinaryMutator</text:p>
          </table:table-cell>
          <table:table-cell table:style-name="ce1" table:formula="of:=[.D23]+[.B24]" office:value-type="float" office:value="9226" calcext:value-type="float">
            <text:p>9226</text:p>
          </table:table-cell>
          <table:table-cell table:style-name="ce3" table:formula="of:=[.B24]/[.$B$1]" office:value-type="float" office:value="4.34375" calcext:value-type="float">
            <text:p>4,34</text:p>
          </table:table-cell>
          <table:table-cell table:style-name="ce3" table:formula="of:=[.F23]+[.E24]" office:value-type="float" office:value="96.1041666666667" calcext:value-type="float">
            <text:p>96,1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HorizontalItemViewHolder_21_BinaryMutator</text:p>
          </table:table-cell>
          <table:table-cell table:style-name="ce1" table:formula="of:=[.D24]+[.B25]" office:value-type="float" office:value="9642" calcext:value-type="float">
            <text:p>9642</text:p>
          </table:table-cell>
          <table:table-cell table:style-name="ce3" table:formula="of:=[.B25]/[.$B$1]" office:value-type="float" office:value="4.33333333333333" calcext:value-type="float">
            <text:p>4,33</text:p>
          </table:table-cell>
          <table:table-cell table:style-name="ce3" table:formula="of:=[.F24]+[.E25]" office:value-type="float" office:value="100.4375" calcext:value-type="float">
            <text:p>100,4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0_InvalidViewFocusOperatorMutator</text:p>
          </table:table-cell>
          <table:table-cell table:style-name="ce1" table:formula="of:=[.D25]+[.B26]" office:value-type="float" office:value="10059" calcext:value-type="float">
            <text:p>10059</text:p>
          </table:table-cell>
          <table:table-cell table:style-name="ce3" table:formula="of:=[.B26]/[.$B$1]" office:value-type="float" office:value="4.34375" calcext:value-type="float">
            <text:p>4,34</text:p>
          </table:table-cell>
          <table:table-cell table:style-name="ce3" table:formula="of:=[.F25]+[.E26]" office:value-type="float" office:value="104.78125" calcext:value-type="float">
            <text:p>104,7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1_ViewComponentNotVisibleOperatorMutator</text:p>
          </table:table-cell>
          <table:table-cell table:style-name="ce1" table:formula="of:=[.D26]+[.B27]" office:value-type="float" office:value="10476" calcext:value-type="float">
            <text:p>10476</text:p>
          </table:table-cell>
          <table:table-cell table:style-name="ce3" table:formula="of:=[.B27]/[.$B$1]" office:value-type="float" office:value="4.34375" calcext:value-type="float">
            <text:p>4,34</text:p>
          </table:table-cell>
          <table:table-cell table:style-name="ce3" table:formula="of:=[.F26]+[.E27]" office:value-type="float" office:value="109.125" calcext:value-type="float">
            <text:p>109,13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LogItemViewHolder_2_InvalidViewFocusOperatorMutator</text:p>
          </table:table-cell>
          <table:table-cell table:style-name="ce1" table:formula="of:=[.D27]+[.B28]" office:value-type="float" office:value="10897" calcext:value-type="float">
            <text:p>10897</text:p>
          </table:table-cell>
          <table:table-cell table:style-name="ce3" table:formula="of:=[.B28]/[.$B$1]" office:value-type="float" office:value="4.38541666666667" calcext:value-type="float">
            <text:p>4,39</text:p>
          </table:table-cell>
          <table:table-cell table:style-name="ce3" table:formula="of:=[.F27]+[.E28]" office:value-type="float" office:value="113.510416666667" calcext:value-type="float">
            <text:p>113,51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DownloadLogItemViewHolder_3_ViewComponentNotVisibleOperatorMutator</text:p>
          </table:table-cell>
          <table:table-cell table:style-name="ce1" table:formula="of:=[.D28]+[.B29]" office:value-type="float" office:value="11321" calcext:value-type="float">
            <text:p>11321</text:p>
          </table:table-cell>
          <table:table-cell table:style-name="ce3" table:formula="of:=[.B29]/[.$B$1]" office:value-type="float" office:value="4.41666666666667" calcext:value-type="float">
            <text:p>4,42</text:p>
          </table:table-cell>
          <table:table-cell table:style-name="ce3" table:formula="of:=[.F28]+[.E29]" office:value-type="float" office:value="117.927083333333" calcext:value-type="float">
            <text:p>117,93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DownloadLogItemViewHolder_4_InvalidViewFocusOperatorMutator</text:p>
          </table:table-cell>
          <table:table-cell table:style-name="ce1" table:formula="of:=[.D29]+[.B30]" office:value-type="float" office:value="11741" calcext:value-type="float">
            <text:p>11741</text:p>
          </table:table-cell>
          <table:table-cell table:style-name="ce3" table:formula="of:=[.B30]/[.$B$1]" office:value-type="float" office:value="4.375" calcext:value-type="float">
            <text:p>4,38</text:p>
          </table:table-cell>
          <table:table-cell table:style-name="ce3" table:formula="of:=[.F29]+[.E30]" office:value-type="float" office:value="122.302083333333" calcext:value-type="float">
            <text:p>122,3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ownloadLogItemViewHolder_5_ViewComponentNotVisibleOperatorMutator</text:p>
          </table:table-cell>
          <table:table-cell table:style-name="ce1" table:formula="of:=[.D30]+[.B31]" office:value-type="float" office:value="12160" calcext:value-type="float">
            <text:p>12160</text:p>
          </table:table-cell>
          <table:table-cell table:style-name="ce3" table:formula="of:=[.B31]/[.$B$1]" office:value-type="float" office:value="4.36458333333333" calcext:value-type="float">
            <text:p>4,36</text:p>
          </table:table-cell>
          <table:table-cell table:style-name="ce3" table:formula="of:=[.F30]+[.E31]" office:value-type="float" office:value="126.666666666667" calcext:value-type="float">
            <text:p>126,6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DownloadLogItemViewHolder_6_InvalidViewFocusOperatorMutator</text:p>
          </table:table-cell>
          <table:table-cell table:style-name="ce1" table:formula="of:=[.D31]+[.B32]" office:value-type="float" office:value="12587" calcext:value-type="float">
            <text:p>12587</text:p>
          </table:table-cell>
          <table:table-cell table:style-name="ce3" table:formula="of:=[.B32]/[.$B$1]" office:value-type="float" office:value="4.44791666666667" calcext:value-type="float">
            <text:p>4,45</text:p>
          </table:table-cell>
          <table:table-cell table:style-name="ce3" table:formula="of:=[.F31]+[.E32]" office:value-type="float" office:value="131.114583333333" calcext:value-type="float">
            <text:p>131,1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26" calcext:value-type="float">
            <text:p>2326</text:p>
          </table:table-cell>
          <table:table-cell table:style-name="ce1" office:value-type="string" calcext:value-type="string">
            <text:p>DownloadLogItemViewHolder_7_ViewComponentNotVisibleOperatorMutator</text:p>
          </table:table-cell>
          <table:table-cell table:style-name="ce1" table:formula="of:=[.D32]+[.B33]" office:value-type="float" office:value="14913" calcext:value-type="float">
            <text:p>14913</text:p>
          </table:table-cell>
          <table:table-cell table:style-name="ce3" table:formula="of:=[.B33]/[.$B$1]" office:value-type="float" office:value="24.2291666666667" calcext:value-type="float">
            <text:p>24,23</text:p>
          </table:table-cell>
          <table:table-cell table:style-name="ce3" table:formula="of:=[.F32]+[.E33]" office:value-type="float" office:value="155.34375" calcext:value-type="float">
            <text:p>155,34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8_InvalidViewFocusOperatorMutator</text:p>
          </table:table-cell>
          <table:table-cell table:style-name="ce1" table:formula="of:=[.D33]+[.B34]" office:value-type="float" office:value="15330" calcext:value-type="float">
            <text:p>15330</text:p>
          </table:table-cell>
          <table:table-cell table:style-name="ce3" table:formula="of:=[.B34]/[.$B$1]" office:value-type="float" office:value="4.34375" calcext:value-type="float">
            <text:p>4,34</text:p>
          </table:table-cell>
          <table:table-cell table:style-name="ce3" table:formula="of:=[.F33]+[.E34]" office:value-type="float" office:value="159.6875" calcext:value-type="float">
            <text:p>159,69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9_ViewComponentNotVisibleOperatorMutator</text:p>
          </table:table-cell>
          <table:table-cell table:style-name="ce1" table:formula="of:=[.D34]+[.B35]" office:value-type="float" office:value="15747" calcext:value-type="float">
            <text:p>15747</text:p>
          </table:table-cell>
          <table:table-cell table:style-name="ce3" table:formula="of:=[.B35]/[.$B$1]" office:value-type="float" office:value="4.34375" calcext:value-type="float">
            <text:p>4,34</text:p>
          </table:table-cell>
          <table:table-cell table:style-name="ce3" table:formula="of:=[.F34]+[.E35]" office:value-type="float" office:value="164.03125" calcext:value-type="float">
            <text:p>164,03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DownloadLogItemViewHolder_10_InvalidViewFocusOperatorMutator</text:p>
          </table:table-cell>
          <table:table-cell table:style-name="ce1" table:formula="of:=[.D35]+[.B36]" office:value-type="float" office:value="16169" calcext:value-type="float">
            <text:p>16169</text:p>
          </table:table-cell>
          <table:table-cell table:style-name="ce3" table:formula="of:=[.B36]/[.$B$1]" office:value-type="float" office:value="4.39583333333333" calcext:value-type="float">
            <text:p>4,40</text:p>
          </table:table-cell>
          <table:table-cell table:style-name="ce3" table:formula="of:=[.F35]+[.E36]" office:value-type="float" office:value="168.427083333333" calcext:value-type="float">
            <text:p>168,4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11_ViewComponentNotVisibleOperatorMutator</text:p>
          </table:table-cell>
          <table:table-cell table:style-name="ce1" table:formula="of:=[.D36]+[.B37]" office:value-type="float" office:value="16586" calcext:value-type="float">
            <text:p>16586</text:p>
          </table:table-cell>
          <table:table-cell table:style-name="ce3" table:formula="of:=[.B37]/[.$B$1]" office:value-type="float" office:value="4.34375" calcext:value-type="float">
            <text:p>4,34</text:p>
          </table:table-cell>
          <table:table-cell table:style-name="ce3" table:formula="of:=[.F36]+[.E37]" office:value-type="float" office:value="172.770833333333" calcext:value-type="float">
            <text:p>172,7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DownloadLogItemViewHolder_12_InvalidViewFocusOperatorMutator</text:p>
          </table:table-cell>
          <table:table-cell table:style-name="ce1" table:formula="of:=[.D37]+[.B38]" office:value-type="float" office:value="17004" calcext:value-type="float">
            <text:p>17004</text:p>
          </table:table-cell>
          <table:table-cell table:style-name="ce3" table:formula="of:=[.B38]/[.$B$1]" office:value-type="float" office:value="4.35416666666667" calcext:value-type="float">
            <text:p>4,35</text:p>
          </table:table-cell>
          <table:table-cell table:style-name="ce3" table:formula="of:=[.F37]+[.E38]" office:value-type="float" office:value="177.125" calcext:value-type="float">
            <text:p>177,13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DownloadLogItemViewHolder_13_ViewComponentNotVisibleOperatorMutator</text:p>
          </table:table-cell>
          <table:table-cell table:style-name="ce1" table:formula="of:=[.D38]+[.B39]" office:value-type="float" office:value="17419" calcext:value-type="float">
            <text:p>17419</text:p>
          </table:table-cell>
          <table:table-cell table:style-name="ce3" table:formula="of:=[.B39]/[.$B$1]" office:value-type="float" office:value="4.32291666666667" calcext:value-type="float">
            <text:p>4,32</text:p>
          </table:table-cell>
          <table:table-cell table:style-name="ce3" table:formula="of:=[.F38]+[.E39]" office:value-type="float" office:value="181.447916666667" calcext:value-type="float">
            <text:p>181,45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DownloadLogItemViewHolder_14_InvalidViewFocusOperatorMutator</text:p>
          </table:table-cell>
          <table:table-cell table:style-name="ce1" table:formula="of:=[.D39]+[.B40]" office:value-type="float" office:value="17833" calcext:value-type="float">
            <text:p>17833</text:p>
          </table:table-cell>
          <table:table-cell table:style-name="ce3" table:formula="of:=[.B40]/[.$B$1]" office:value-type="float" office:value="4.3125" calcext:value-type="float">
            <text:p>4,31</text:p>
          </table:table-cell>
          <table:table-cell table:style-name="ce3" table:formula="of:=[.F39]+[.E40]" office:value-type="float" office:value="185.760416666667" calcext:value-type="float">
            <text:p>185,7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LogItemViewHolder_15_ViewComponentNotVisibleOperatorMutator</text:p>
          </table:table-cell>
          <table:table-cell table:style-name="ce1" table:formula="of:=[.D40]+[.B41]" office:value-type="float" office:value="18250" calcext:value-type="float">
            <text:p>18250</text:p>
          </table:table-cell>
          <table:table-cell table:style-name="ce3" table:formula="of:=[.B41]/[.$B$1]" office:value-type="float" office:value="4.34375" calcext:value-type="float">
            <text:p>4,34</text:p>
          </table:table-cell>
          <table:table-cell table:style-name="ce3" table:formula="of:=[.F40]+[.E41]" office:value-type="float" office:value="190.104166666667" calcext:value-type="float">
            <text:p>190,1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EpisodeItemViewHolder_0_InvalidViewFocusOperatorMutator</text:p>
          </table:table-cell>
          <table:table-cell table:style-name="ce1" table:formula="of:=[.D41]+[.B42]" office:value-type="float" office:value="18665" calcext:value-type="float">
            <text:p>18665</text:p>
          </table:table-cell>
          <table:table-cell table:style-name="ce3" table:formula="of:=[.B42]/[.$B$1]" office:value-type="float" office:value="4.32291666666667" calcext:value-type="float">
            <text:p>4,32</text:p>
          </table:table-cell>
          <table:table-cell table:style-name="ce3" table:formula="of:=[.F41]+[.E42]" office:value-type="float" office:value="194.427083333333" calcext:value-type="float">
            <text:p>194,43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EpisodeItemViewHolder_1_ViewComponentNotVisibleOperatorMutator</text:p>
          </table:table-cell>
          <table:table-cell table:style-name="ce1" table:formula="of:=[.D42]+[.B43]" office:value-type="float" office:value="19079" calcext:value-type="float">
            <text:p>19079</text:p>
          </table:table-cell>
          <table:table-cell table:style-name="ce3" table:formula="of:=[.B43]/[.$B$1]" office:value-type="float" office:value="4.3125" calcext:value-type="float">
            <text:p>4,31</text:p>
          </table:table-cell>
          <table:table-cell table:style-name="ce3" table:formula="of:=[.F42]+[.E43]" office:value-type="float" office:value="198.739583333333" calcext:value-type="float">
            <text:p>198,74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EpisodeItemViewHolder_2_InvalidViewFocusOperatorMutator</text:p>
          </table:table-cell>
          <table:table-cell table:style-name="ce1" table:formula="of:=[.D43]+[.B44]" office:value-type="float" office:value="19494" calcext:value-type="float">
            <text:p>19494</text:p>
          </table:table-cell>
          <table:table-cell table:style-name="ce3" table:formula="of:=[.B44]/[.$B$1]" office:value-type="float" office:value="4.32291666666667" calcext:value-type="float">
            <text:p>4,32</text:p>
          </table:table-cell>
          <table:table-cell table:style-name="ce3" table:formula="of:=[.F43]+[.E44]" office:value-type="float" office:value="203.0625" calcext:value-type="float">
            <text:p>203,06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3_ViewComponentNotVisibleOperatorMutator</text:p>
          </table:table-cell>
          <table:table-cell table:style-name="ce1" table:formula="of:=[.D44]+[.B45]" office:value-type="float" office:value="19910" calcext:value-type="float">
            <text:p>19910</text:p>
          </table:table-cell>
          <table:table-cell table:style-name="ce3" table:formula="of:=[.B45]/[.$B$1]" office:value-type="float" office:value="4.33333333333333" calcext:value-type="float">
            <text:p>4,33</text:p>
          </table:table-cell>
          <table:table-cell table:style-name="ce3" table:formula="of:=[.F44]+[.E45]" office:value-type="float" office:value="207.395833333333" calcext:value-type="float">
            <text:p>207,4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4_InvalidViewFocusOperatorMutator</text:p>
          </table:table-cell>
          <table:table-cell table:style-name="ce1" table:formula="of:=[.D45]+[.B46]" office:value-type="float" office:value="20326" calcext:value-type="float">
            <text:p>20326</text:p>
          </table:table-cell>
          <table:table-cell table:style-name="ce3" table:formula="of:=[.B46]/[.$B$1]" office:value-type="float" office:value="4.33333333333333" calcext:value-type="float">
            <text:p>4,33</text:p>
          </table:table-cell>
          <table:table-cell table:style-name="ce3" table:formula="of:=[.F45]+[.E46]" office:value-type="float" office:value="211.729166666667" calcext:value-type="float">
            <text:p>211,73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5_ViewComponentNotVisibleOperatorMutator</text:p>
          </table:table-cell>
          <table:table-cell table:style-name="ce1" table:formula="of:=[.D46]+[.B47]" office:value-type="float" office:value="20742" calcext:value-type="float">
            <text:p>20742</text:p>
          </table:table-cell>
          <table:table-cell table:style-name="ce3" table:formula="of:=[.B47]/[.$B$1]" office:value-type="float" office:value="4.33333333333333" calcext:value-type="float">
            <text:p>4,33</text:p>
          </table:table-cell>
          <table:table-cell table:style-name="ce3" table:formula="of:=[.F46]+[.E47]" office:value-type="float" office:value="216.0625" calcext:value-type="float">
            <text:p>216,0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pisodeItemViewHolder_6_InvalidViewFocusOperatorMutator</text:p>
          </table:table-cell>
          <table:table-cell table:style-name="ce1" table:formula="of:=[.D47]+[.B48]" office:value-type="float" office:value="21159" calcext:value-type="float">
            <text:p>21159</text:p>
          </table:table-cell>
          <table:table-cell table:style-name="ce3" table:formula="of:=[.B48]/[.$B$1]" office:value-type="float" office:value="4.34375" calcext:value-type="float">
            <text:p>4,34</text:p>
          </table:table-cell>
          <table:table-cell table:style-name="ce3" table:formula="of:=[.F47]+[.E48]" office:value-type="float" office:value="220.40625" calcext:value-type="float">
            <text:p>220,41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7_ViewComponentNotVisibleOperatorMutator</text:p>
          </table:table-cell>
          <table:table-cell table:style-name="ce1" table:formula="of:=[.D48]+[.B49]" office:value-type="float" office:value="21575" calcext:value-type="float">
            <text:p>21575</text:p>
          </table:table-cell>
          <table:table-cell table:style-name="ce3" table:formula="of:=[.B49]/[.$B$1]" office:value-type="float" office:value="4.33333333333333" calcext:value-type="float">
            <text:p>4,33</text:p>
          </table:table-cell>
          <table:table-cell table:style-name="ce3" table:formula="of:=[.F48]+[.E49]" office:value-type="float" office:value="224.739583333333" calcext:value-type="float">
            <text:p>224,74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EpisodeItemViewHolder_8_InvalidViewFocusOperatorMutator</text:p>
          </table:table-cell>
          <table:table-cell table:style-name="ce1" table:formula="of:=[.D49]+[.B50]" office:value-type="float" office:value="21989" calcext:value-type="float">
            <text:p>21989</text:p>
          </table:table-cell>
          <table:table-cell table:style-name="ce3" table:formula="of:=[.B50]/[.$B$1]" office:value-type="float" office:value="4.3125" calcext:value-type="float">
            <text:p>4,31</text:p>
          </table:table-cell>
          <table:table-cell table:style-name="ce3" table:formula="of:=[.F49]+[.E50]" office:value-type="float" office:value="229.052083333333" calcext:value-type="float">
            <text:p>229,05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9_ViewComponentNotVisibleOperatorMutator</text:p>
          </table:table-cell>
          <table:table-cell table:style-name="ce1" table:formula="of:=[.D50]+[.B51]" office:value-type="float" office:value="22405" calcext:value-type="float">
            <text:p>22405</text:p>
          </table:table-cell>
          <table:table-cell table:style-name="ce3" table:formula="of:=[.B51]/[.$B$1]" office:value-type="float" office:value="4.33333333333333" calcext:value-type="float">
            <text:p>4,33</text:p>
          </table:table-cell>
          <table:table-cell table:style-name="ce3" table:formula="of:=[.F50]+[.E51]" office:value-type="float" office:value="233.385416666667" calcext:value-type="float">
            <text:p>233,3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10_InvalidViewFocusOperatorMutator</text:p>
          </table:table-cell>
          <table:table-cell table:style-name="ce1" table:formula="of:=[.D51]+[.B52]" office:value-type="float" office:value="22821" calcext:value-type="float">
            <text:p>22821</text:p>
          </table:table-cell>
          <table:table-cell table:style-name="ce3" table:formula="of:=[.B52]/[.$B$1]" office:value-type="float" office:value="4.33333333333333" calcext:value-type="float">
            <text:p>4,33</text:p>
          </table:table-cell>
          <table:table-cell table:style-name="ce3" table:formula="of:=[.F51]+[.E52]" office:value-type="float" office:value="237.71875" calcext:value-type="float">
            <text:p>237,72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EpisodeItemViewHolder_11_ViewComponentNotVisibleOperatorMutator</text:p>
          </table:table-cell>
          <table:table-cell table:style-name="ce1" table:formula="of:=[.D52]+[.B53]" office:value-type="float" office:value="23236" calcext:value-type="float">
            <text:p>23236</text:p>
          </table:table-cell>
          <table:table-cell table:style-name="ce3" table:formula="of:=[.B53]/[.$B$1]" office:value-type="float" office:value="4.32291666666667" calcext:value-type="float">
            <text:p>4,32</text:p>
          </table:table-cell>
          <table:table-cell table:style-name="ce3" table:formula="of:=[.F52]+[.E53]" office:value-type="float" office:value="242.041666666667" calcext:value-type="float">
            <text:p>242,04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12_InvalidViewFocusOperatorMutator</text:p>
          </table:table-cell>
          <table:table-cell table:style-name="ce1" table:formula="of:=[.D53]+[.B54]" office:value-type="float" office:value="23655" calcext:value-type="float">
            <text:p>23655</text:p>
          </table:table-cell>
          <table:table-cell table:style-name="ce3" table:formula="of:=[.B54]/[.$B$1]" office:value-type="float" office:value="4.36458333333333" calcext:value-type="float">
            <text:p>4,36</text:p>
          </table:table-cell>
          <table:table-cell table:style-name="ce3" table:formula="of:=[.F53]+[.E54]" office:value-type="float" office:value="246.40625" calcext:value-type="float">
            <text:p>246,41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13_ViewComponentNotVisibleOperatorMutator</text:p>
          </table:table-cell>
          <table:table-cell table:style-name="ce1" table:formula="of:=[.D54]+[.B55]" office:value-type="float" office:value="24071" calcext:value-type="float">
            <text:p>24071</text:p>
          </table:table-cell>
          <table:table-cell table:style-name="ce3" table:formula="of:=[.B55]/[.$B$1]" office:value-type="float" office:value="4.33333333333333" calcext:value-type="float">
            <text:p>4,33</text:p>
          </table:table-cell>
          <table:table-cell table:style-name="ce3" table:formula="of:=[.F54]+[.E55]" office:value-type="float" office:value="250.739583333333" calcext:value-type="float">
            <text:p>250,74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EpisodeItemViewHolder_14_InvalidViewFocusOperatorMutator</text:p>
          </table:table-cell>
          <table:table-cell table:style-name="ce1" table:formula="of:=[.D55]+[.B56]" office:value-type="float" office:value="24486" calcext:value-type="float">
            <text:p>24486</text:p>
          </table:table-cell>
          <table:table-cell table:style-name="ce3" table:formula="of:=[.B56]/[.$B$1]" office:value-type="float" office:value="4.32291666666667" calcext:value-type="float">
            <text:p>4,32</text:p>
          </table:table-cell>
          <table:table-cell table:style-name="ce3" table:formula="of:=[.F55]+[.E56]" office:value-type="float" office:value="255.0625" calcext:value-type="float">
            <text:p>255,06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ItemViewHolder_15_ViewComponentNotVisibleOperatorMutator</text:p>
          </table:table-cell>
          <table:table-cell table:style-name="ce1" table:formula="of:=[.D56]+[.B57]" office:value-type="float" office:value="24904" calcext:value-type="float">
            <text:p>24904</text:p>
          </table:table-cell>
          <table:table-cell table:style-name="ce3" table:formula="of:=[.B57]/[.$B$1]" office:value-type="float" office:value="4.35416666666667" calcext:value-type="float">
            <text:p>4,35</text:p>
          </table:table-cell>
          <table:table-cell table:style-name="ce3" table:formula="of:=[.F56]+[.E57]" office:value-type="float" office:value="259.416666666667" calcext:value-type="float">
            <text:p>259,42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pisodeItemViewHolder_16_InvalidViewFocusOperatorMutator</text:p>
          </table:table-cell>
          <table:table-cell table:style-name="ce1" table:formula="of:=[.D57]+[.B58]" office:value-type="float" office:value="25321" calcext:value-type="float">
            <text:p>25321</text:p>
          </table:table-cell>
          <table:table-cell table:style-name="ce3" table:formula="of:=[.B58]/[.$B$1]" office:value-type="float" office:value="4.34375" calcext:value-type="float">
            <text:p>4,34</text:p>
          </table:table-cell>
          <table:table-cell table:style-name="ce3" table:formula="of:=[.F57]+[.E58]" office:value-type="float" office:value="263.760416666667" calcext:value-type="float">
            <text:p>263,76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ItemViewHolder_17_ViewComponentNotVisibleOperatorMutator</text:p>
          </table:table-cell>
          <table:table-cell table:style-name="ce1" table:formula="of:=[.D58]+[.B59]" office:value-type="float" office:value="25739" calcext:value-type="float">
            <text:p>25739</text:p>
          </table:table-cell>
          <table:table-cell table:style-name="ce3" table:formula="of:=[.B59]/[.$B$1]" office:value-type="float" office:value="4.35416666666667" calcext:value-type="float">
            <text:p>4,35</text:p>
          </table:table-cell>
          <table:table-cell table:style-name="ce3" table:formula="of:=[.F58]+[.E59]" office:value-type="float" office:value="268.114583333333" calcext:value-type="float">
            <text:p>268,11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pisodeItemViewHolder_18_InvalidViewFocusOperatorMutator</text:p>
          </table:table-cell>
          <table:table-cell table:style-name="ce1" table:formula="of:=[.D59]+[.B60]" office:value-type="float" office:value="26156" calcext:value-type="float">
            <text:p>26156</text:p>
          </table:table-cell>
          <table:table-cell table:style-name="ce3" table:formula="of:=[.B60]/[.$B$1]" office:value-type="float" office:value="4.34375" calcext:value-type="float">
            <text:p>4,34</text:p>
          </table:table-cell>
          <table:table-cell table:style-name="ce3" table:formula="of:=[.F59]+[.E60]" office:value-type="float" office:value="272.458333333333" calcext:value-type="float">
            <text:p>272,46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19_ViewComponentNotVisibleOperatorMutator</text:p>
          </table:table-cell>
          <table:table-cell table:style-name="ce1" table:formula="of:=[.D60]+[.B61]" office:value-type="float" office:value="26572" calcext:value-type="float">
            <text:p>26572</text:p>
          </table:table-cell>
          <table:table-cell table:style-name="ce3" table:formula="of:=[.B61]/[.$B$1]" office:value-type="float" office:value="4.33333333333333" calcext:value-type="float">
            <text:p>4,33</text:p>
          </table:table-cell>
          <table:table-cell table:style-name="ce3" table:formula="of:=[.F60]+[.E61]" office:value-type="float" office:value="276.791666666667" calcext:value-type="float">
            <text:p>276,79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EpisodeItemViewHolder_20_InvalidViewFocusOperatorMutator</text:p>
          </table:table-cell>
          <table:table-cell table:style-name="ce1" table:formula="of:=[.D61]+[.B62]" office:value-type="float" office:value="26986" calcext:value-type="float">
            <text:p>26986</text:p>
          </table:table-cell>
          <table:table-cell table:style-name="ce3" table:formula="of:=[.B62]/[.$B$1]" office:value-type="float" office:value="4.3125" calcext:value-type="float">
            <text:p>4,31</text:p>
          </table:table-cell>
          <table:table-cell table:style-name="ce3" table:formula="of:=[.F61]+[.E62]" office:value-type="float" office:value="281.104166666667" calcext:value-type="float">
            <text:p>281,10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21_ViewComponentNotVisibleOperatorMutator</text:p>
          </table:table-cell>
          <table:table-cell table:style-name="ce1" table:formula="of:=[.D62]+[.B63]" office:value-type="float" office:value="27402" calcext:value-type="float">
            <text:p>27402</text:p>
          </table:table-cell>
          <table:table-cell table:style-name="ce3" table:formula="of:=[.B63]/[.$B$1]" office:value-type="float" office:value="4.33333333333333" calcext:value-type="float">
            <text:p>4,33</text:p>
          </table:table-cell>
          <table:table-cell table:style-name="ce3" table:formula="of:=[.F62]+[.E63]" office:value-type="float" office:value="285.4375" calcext:value-type="float">
            <text:p>285,44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22_InvalidViewFocusOperatorMutator</text:p>
          </table:table-cell>
          <table:table-cell table:style-name="ce1" table:formula="of:=[.D63]+[.B64]" office:value-type="float" office:value="27821" calcext:value-type="float">
            <text:p>27821</text:p>
          </table:table-cell>
          <table:table-cell table:style-name="ce3" table:formula="of:=[.B64]/[.$B$1]" office:value-type="float" office:value="4.36458333333333" calcext:value-type="float">
            <text:p>4,36</text:p>
          </table:table-cell>
          <table:table-cell table:style-name="ce3" table:formula="of:=[.F63]+[.E64]" office:value-type="float" office:value="289.802083333333" calcext:value-type="float">
            <text:p>289,80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23_ViewComponentNotVisibleOperatorMutator</text:p>
          </table:table-cell>
          <table:table-cell table:style-name="ce1" table:formula="of:=[.D64]+[.B65]" office:value-type="float" office:value="28237" calcext:value-type="float">
            <text:p>28237</text:p>
          </table:table-cell>
          <table:table-cell table:style-name="ce3" table:formula="of:=[.B65]/[.$B$1]" office:value-type="float" office:value="4.33333333333333" calcext:value-type="float">
            <text:p>4,33</text:p>
          </table:table-cell>
          <table:table-cell table:style-name="ce3" table:formula="of:=[.F64]+[.E65]" office:value-type="float" office:value="294.135416666667" calcext:value-type="float">
            <text:p>294,14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EpisodeItemViewHolder_24_InvalidViewFocusOperatorMutator</text:p>
          </table:table-cell>
          <table:table-cell table:style-name="ce1" table:formula="of:=[.D65]+[.B66]" office:value-type="float" office:value="28682" calcext:value-type="float">
            <text:p>28682</text:p>
          </table:table-cell>
          <table:table-cell table:style-name="ce3" table:formula="of:=[.B66]/[.$B$1]" office:value-type="float" office:value="4.63541666666667" calcext:value-type="float">
            <text:p>4,64</text:p>
          </table:table-cell>
          <table:table-cell table:style-name="ce3" table:formula="of:=[.F65]+[.E66]" office:value-type="float" office:value="298.770833333333" calcext:value-type="float">
            <text:p>298,7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pisodeItemViewHolder_25_ViewComponentNotVisibleOperatorMutator</text:p>
          </table:table-cell>
          <table:table-cell table:style-name="ce1" table:formula="of:=[.D66]+[.B67]" office:value-type="float" office:value="29105" calcext:value-type="float">
            <text:p>29105</text:p>
          </table:table-cell>
          <table:table-cell table:style-name="ce3" table:formula="of:=[.B67]/[.$B$1]" office:value-type="float" office:value="4.40625" calcext:value-type="float">
            <text:p>4,41</text:p>
          </table:table-cell>
          <table:table-cell table:style-name="ce3" table:formula="of:=[.F66]+[.E67]" office:value-type="float" office:value="303.177083333333" calcext:value-type="float">
            <text:p>303,18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pisodeItemViewHolder_26_InvalidViewFocusOperatorMutator</text:p>
          </table:table-cell>
          <table:table-cell table:style-name="ce1" table:formula="of:=[.D67]+[.B68]" office:value-type="float" office:value="29528" calcext:value-type="float">
            <text:p>29528</text:p>
          </table:table-cell>
          <table:table-cell table:style-name="ce3" table:formula="of:=[.B68]/[.$B$1]" office:value-type="float" office:value="4.40625" calcext:value-type="float">
            <text:p>4,41</text:p>
          </table:table-cell>
          <table:table-cell table:style-name="ce3" table:formula="of:=[.F67]+[.E68]" office:value-type="float" office:value="307.583333333333" calcext:value-type="float">
            <text:p>307,58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27_ViewComponentNotVisibleOperatorMutator</text:p>
          </table:table-cell>
          <table:table-cell table:style-name="ce1" table:formula="of:=[.D68]+[.B69]" office:value-type="float" office:value="29947" calcext:value-type="float">
            <text:p>29947</text:p>
          </table:table-cell>
          <table:table-cell table:style-name="ce3" table:formula="of:=[.B69]/[.$B$1]" office:value-type="float" office:value="4.36458333333333" calcext:value-type="float">
            <text:p>4,36</text:p>
          </table:table-cell>
          <table:table-cell table:style-name="ce3" table:formula="of:=[.F68]+[.E69]" office:value-type="float" office:value="311.947916666667" calcext:value-type="float">
            <text:p>311,95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28_InvalidViewFocusOperatorMutator</text:p>
          </table:table-cell>
          <table:table-cell table:style-name="ce1" table:formula="of:=[.D69]+[.B70]" office:value-type="float" office:value="30367" calcext:value-type="float">
            <text:p>30367</text:p>
          </table:table-cell>
          <table:table-cell table:style-name="ce3" table:formula="of:=[.B70]/[.$B$1]" office:value-type="float" office:value="4.375" calcext:value-type="float">
            <text:p>4,38</text:p>
          </table:table-cell>
          <table:table-cell table:style-name="ce3" table:formula="of:=[.F69]+[.E70]" office:value-type="float" office:value="316.322916666667" calcext:value-type="float">
            <text:p>316,32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pisodeItemViewHolder_29_ViewComponentNotVisibleOperatorMutator</text:p>
          </table:table-cell>
          <table:table-cell table:style-name="ce1" table:formula="of:=[.D70]+[.B71]" office:value-type="float" office:value="30784" calcext:value-type="float">
            <text:p>30784</text:p>
          </table:table-cell>
          <table:table-cell table:style-name="ce3" table:formula="of:=[.B71]/[.$B$1]" office:value-type="float" office:value="4.34375" calcext:value-type="float">
            <text:p>4,34</text:p>
          </table:table-cell>
          <table:table-cell table:style-name="ce3" table:formula="of:=[.F70]+[.E71]" office:value-type="float" office:value="320.666666666667" calcext:value-type="float">
            <text:p>320,67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30_InvalidViewFocusOperatorMutator</text:p>
          </table:table-cell>
          <table:table-cell table:style-name="ce1" table:formula="of:=[.D71]+[.B72]" office:value-type="float" office:value="31203" calcext:value-type="float">
            <text:p>31203</text:p>
          </table:table-cell>
          <table:table-cell table:style-name="ce3" table:formula="of:=[.B72]/[.$B$1]" office:value-type="float" office:value="4.36458333333333" calcext:value-type="float">
            <text:p>4,36</text:p>
          </table:table-cell>
          <table:table-cell table:style-name="ce3" table:formula="of:=[.F71]+[.E72]" office:value-type="float" office:value="325.03125" calcext:value-type="float">
            <text:p>325,03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31_ViewComponentNotVisibleOperatorMutator</text:p>
          </table:table-cell>
          <table:table-cell table:style-name="ce1" table:formula="of:=[.D72]+[.B73]" office:value-type="float" office:value="31624" calcext:value-type="float">
            <text:p>31624</text:p>
          </table:table-cell>
          <table:table-cell table:style-name="ce3" table:formula="of:=[.B73]/[.$B$1]" office:value-type="float" office:value="4.38541666666667" calcext:value-type="float">
            <text:p>4,39</text:p>
          </table:table-cell>
          <table:table-cell table:style-name="ce3" table:formula="of:=[.F72]+[.E73]" office:value-type="float" office:value="329.416666666667" calcext:value-type="float">
            <text:p>329,42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ItemViewHolder_32_InvalidViewFocusOperatorMutator</text:p>
          </table:table-cell>
          <table:table-cell table:style-name="ce1" table:formula="of:=[.D73]+[.B74]" office:value-type="float" office:value="32042" calcext:value-type="float">
            <text:p>32042</text:p>
          </table:table-cell>
          <table:table-cell table:style-name="ce3" table:formula="of:=[.B74]/[.$B$1]" office:value-type="float" office:value="4.35416666666667" calcext:value-type="float">
            <text:p>4,35</text:p>
          </table:table-cell>
          <table:table-cell table:style-name="ce3" table:formula="of:=[.F73]+[.E74]" office:value-type="float" office:value="333.770833333333" calcext:value-type="float">
            <text:p>333,77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33_ViewComponentNotVisibleOperatorMutator</text:p>
          </table:table-cell>
          <table:table-cell table:style-name="ce1" table:formula="of:=[.D74]+[.B75]" office:value-type="float" office:value="32461" calcext:value-type="float">
            <text:p>32461</text:p>
          </table:table-cell>
          <table:table-cell table:style-name="ce3" table:formula="of:=[.B75]/[.$B$1]" office:value-type="float" office:value="4.36458333333333" calcext:value-type="float">
            <text:p>4,36</text:p>
          </table:table-cell>
          <table:table-cell table:style-name="ce3" table:formula="of:=[.F74]+[.E75]" office:value-type="float" office:value="338.135416666667" calcext:value-type="float">
            <text:p>338,14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34_InvalidViewFocusOperatorMutator</text:p>
          </table:table-cell>
          <table:table-cell table:style-name="ce1" table:formula="of:=[.D75]+[.B76]" office:value-type="float" office:value="32880" calcext:value-type="float">
            <text:p>32880</text:p>
          </table:table-cell>
          <table:table-cell table:style-name="ce3" table:formula="of:=[.B76]/[.$B$1]" office:value-type="float" office:value="4.36458333333333" calcext:value-type="float">
            <text:p>4,36</text:p>
          </table:table-cell>
          <table:table-cell table:style-name="ce3" table:formula="of:=[.F75]+[.E76]" office:value-type="float" office:value="342.5" calcext:value-type="float">
            <text:p>342,5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35_ViewComponentNotVisibleOperatorMutator</text:p>
          </table:table-cell>
          <table:table-cell table:style-name="ce1" table:formula="of:=[.D76]+[.B77]" office:value-type="float" office:value="33300" calcext:value-type="float">
            <text:p>33300</text:p>
          </table:table-cell>
          <table:table-cell table:style-name="ce3" table:formula="of:=[.B77]/[.$B$1]" office:value-type="float" office:value="4.375" calcext:value-type="float">
            <text:p>4,38</text:p>
          </table:table-cell>
          <table:table-cell table:style-name="ce3" table:formula="of:=[.F76]+[.E77]" office:value-type="float" office:value="346.875" calcext:value-type="float">
            <text:p>346,88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36_InvalidViewFocusOperatorMutator</text:p>
          </table:table-cell>
          <table:table-cell table:style-name="ce1" table:formula="of:=[.D77]+[.B78]" office:value-type="float" office:value="33719" calcext:value-type="float">
            <text:p>33719</text:p>
          </table:table-cell>
          <table:table-cell table:style-name="ce3" table:formula="of:=[.B78]/[.$B$1]" office:value-type="float" office:value="4.36458333333333" calcext:value-type="float">
            <text:p>4,36</text:p>
          </table:table-cell>
          <table:table-cell table:style-name="ce3" table:formula="of:=[.F77]+[.E78]" office:value-type="float" office:value="351.239583333333" calcext:value-type="float">
            <text:p>351,24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37_ViewComponentNotVisibleOperatorMutator</text:p>
          </table:table-cell>
          <table:table-cell table:style-name="ce1" table:formula="of:=[.D78]+[.B79]" office:value-type="float" office:value="34138" calcext:value-type="float">
            <text:p>34138</text:p>
          </table:table-cell>
          <table:table-cell table:style-name="ce3" table:formula="of:=[.B79]/[.$B$1]" office:value-type="float" office:value="4.36458333333333" calcext:value-type="float">
            <text:p>4,36</text:p>
          </table:table-cell>
          <table:table-cell table:style-name="ce3" table:formula="of:=[.F78]+[.E79]" office:value-type="float" office:value="355.604166666667" calcext:value-type="float">
            <text:p>355,60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38_InvalidViewFocusOperatorMutator</text:p>
          </table:table-cell>
          <table:table-cell table:style-name="ce1" table:formula="of:=[.D79]+[.B80]" office:value-type="float" office:value="34559" calcext:value-type="float">
            <text:p>34559</text:p>
          </table:table-cell>
          <table:table-cell table:style-name="ce3" table:formula="of:=[.B80]/[.$B$1]" office:value-type="float" office:value="4.38541666666667" calcext:value-type="float">
            <text:p>4,39</text:p>
          </table:table-cell>
          <table:table-cell table:style-name="ce3" table:formula="of:=[.F79]+[.E80]" office:value-type="float" office:value="359.989583333333" calcext:value-type="float">
            <text:p>359,99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EpisodeItemViewHolder_39_ViewComponentNotVisibleOperatorMutator</text:p>
          </table:table-cell>
          <table:table-cell table:style-name="ce1" table:formula="of:=[.D80]+[.B81]" office:value-type="float" office:value="34974" calcext:value-type="float">
            <text:p>34974</text:p>
          </table:table-cell>
          <table:table-cell table:style-name="ce3" table:formula="of:=[.B81]/[.$B$1]" office:value-type="float" office:value="4.32291666666667" calcext:value-type="float">
            <text:p>4,32</text:p>
          </table:table-cell>
          <table:table-cell table:style-name="ce3" table:formula="of:=[.F80]+[.E81]" office:value-type="float" office:value="364.3125" calcext:value-type="float">
            <text:p>364,31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40_BinaryMutator</text:p>
          </table:table-cell>
          <table:table-cell table:style-name="ce1" table:formula="of:=[.D81]+[.B82]" office:value-type="float" office:value="35393" calcext:value-type="float">
            <text:p>35393</text:p>
          </table:table-cell>
          <table:table-cell table:style-name="ce3" table:formula="of:=[.B82]/[.$B$1]" office:value-type="float" office:value="4.36458333333333" calcext:value-type="float">
            <text:p>4,36</text:p>
          </table:table-cell>
          <table:table-cell table:style-name="ce3" table:formula="of:=[.F81]+[.E82]" office:value-type="float" office:value="368.677083333333" calcext:value-type="float">
            <text:p>368,68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ViewHolder_41_BinaryMutator</text:p>
          </table:table-cell>
          <table:table-cell table:style-name="ce1" table:formula="of:=[.D82]+[.B83]" office:value-type="float" office:value="35813" calcext:value-type="float">
            <text:p>35813</text:p>
          </table:table-cell>
          <table:table-cell table:style-name="ce3" table:formula="of:=[.B83]/[.$B$1]" office:value-type="float" office:value="4.375" calcext:value-type="float">
            <text:p>4,38</text:p>
          </table:table-cell>
          <table:table-cell table:style-name="ce3" table:formula="of:=[.F82]+[.E83]" office:value-type="float" office:value="373.052083333333" calcext:value-type="float">
            <text:p>373,05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42_BinaryMutator</text:p>
          </table:table-cell>
          <table:table-cell table:style-name="ce1" table:formula="of:=[.D83]+[.B84]" office:value-type="float" office:value="36229" calcext:value-type="float">
            <text:p>36229</text:p>
          </table:table-cell>
          <table:table-cell table:style-name="ce3" table:formula="of:=[.B84]/[.$B$1]" office:value-type="float" office:value="4.33333333333333" calcext:value-type="float">
            <text:p>4,33</text:p>
          </table:table-cell>
          <table:table-cell table:style-name="ce3" table:formula="of:=[.F83]+[.E84]" office:value-type="float" office:value="377.385416666667" calcext:value-type="float">
            <text:p>377,39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EpisodeItemViewHolder_43_BinaryMutator</text:p>
          </table:table-cell>
          <table:table-cell table:style-name="ce1" table:formula="of:=[.D84]+[.B85]" office:value-type="float" office:value="36653" calcext:value-type="float">
            <text:p>36653</text:p>
          </table:table-cell>
          <table:table-cell table:style-name="ce3" table:formula="of:=[.B85]/[.$B$1]" office:value-type="float" office:value="4.41666666666667" calcext:value-type="float">
            <text:p>4,42</text:p>
          </table:table-cell>
          <table:table-cell table:style-name="ce3" table:formula="of:=[.F84]+[.E85]" office:value-type="float" office:value="381.802083333333" calcext:value-type="float">
            <text:p>381,80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ItemViewHolder_44_BinaryMutator</text:p>
          </table:table-cell>
          <table:table-cell table:style-name="ce1" table:formula="of:=[.D85]+[.B86]" office:value-type="float" office:value="37071" calcext:value-type="float">
            <text:p>37071</text:p>
          </table:table-cell>
          <table:table-cell table:style-name="ce3" table:formula="of:=[.B86]/[.$B$1]" office:value-type="float" office:value="4.35416666666667" calcext:value-type="float">
            <text:p>4,35</text:p>
          </table:table-cell>
          <table:table-cell table:style-name="ce3" table:formula="of:=[.F85]+[.E86]" office:value-type="float" office:value="386.15625" calcext:value-type="float">
            <text:p>386,16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45_BinaryMutator</text:p>
          </table:table-cell>
          <table:table-cell table:style-name="ce1" table:formula="of:=[.D86]+[.B87]" office:value-type="float" office:value="37490" calcext:value-type="float">
            <text:p>37490</text:p>
          </table:table-cell>
          <table:table-cell table:style-name="ce3" table:formula="of:=[.B87]/[.$B$1]" office:value-type="float" office:value="4.36458333333333" calcext:value-type="float">
            <text:p>4,36</text:p>
          </table:table-cell>
          <table:table-cell table:style-name="ce3" table:formula="of:=[.F86]+[.E87]" office:value-type="float" office:value="390.520833333333" calcext:value-type="float">
            <text:p>390,52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ItemViewHolder_46_BinaryMutator</text:p>
          </table:table-cell>
          <table:table-cell table:style-name="ce1" table:formula="of:=[.D87]+[.B88]" office:value-type="float" office:value="37909" calcext:value-type="float">
            <text:p>37909</text:p>
          </table:table-cell>
          <table:table-cell table:style-name="ce3" table:formula="of:=[.B88]/[.$B$1]" office:value-type="float" office:value="4.36458333333333" calcext:value-type="float">
            <text:p>4,36</text:p>
          </table:table-cell>
          <table:table-cell table:style-name="ce3" table:formula="of:=[.F87]+[.E88]" office:value-type="float" office:value="394.885416666667" calcext:value-type="float">
            <text:p>394,89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pisodeItemViewHolder_47_BinaryMutator</text:p>
          </table:table-cell>
          <table:table-cell table:style-name="ce1" table:formula="of:=[.D88]+[.B89]" office:value-type="float" office:value="38325" calcext:value-type="float">
            <text:p>38325</text:p>
          </table:table-cell>
          <table:table-cell table:style-name="ce3" table:formula="of:=[.B89]/[.$B$1]" office:value-type="float" office:value="4.33333333333333" calcext:value-type="float">
            <text:p>4,33</text:p>
          </table:table-cell>
          <table:table-cell table:style-name="ce3" table:formula="of:=[.F88]+[.E89]" office:value-type="float" office:value="399.21875" calcext:value-type="float">
            <text:p>399,22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ItemViewHolder_48_BinaryMutator</text:p>
          </table:table-cell>
          <table:table-cell table:style-name="ce1" table:formula="of:=[.D89]+[.B90]" office:value-type="float" office:value="38746" calcext:value-type="float">
            <text:p>38746</text:p>
          </table:table-cell>
          <table:table-cell table:style-name="ce3" table:formula="of:=[.B90]/[.$B$1]" office:value-type="float" office:value="4.38541666666667" calcext:value-type="float">
            <text:p>4,39</text:p>
          </table:table-cell>
          <table:table-cell table:style-name="ce3" table:formula="of:=[.F89]+[.E90]" office:value-type="float" office:value="403.604166666667" calcext:value-type="float">
            <text:p>403,6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OffsetDecoration_0_BinaryMutator</text:p>
          </table:table-cell>
          <table:table-cell table:style-name="ce1" table:formula="of:=[.D90]+[.B91]" office:value-type="float" office:value="39165" calcext:value-type="float">
            <text:p>39165</text:p>
          </table:table-cell>
          <table:table-cell table:style-name="ce3" table:formula="of:=[.B91]/[.$B$1]" office:value-type="float" office:value="4.36458333333333" calcext:value-type="float">
            <text:p>4,36</text:p>
          </table:table-cell>
          <table:table-cell table:style-name="ce3" table:formula="of:=[.F90]+[.E91]" office:value-type="float" office:value="407.96875" calcext:value-type="float">
            <text:p>407,97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ItemListRecyclerView_0_BinaryMutator</text:p>
          </table:table-cell>
          <table:table-cell table:style-name="ce1" table:formula="of:=[.D91]+[.B92]" office:value-type="float" office:value="39583" calcext:value-type="float">
            <text:p>39583</text:p>
          </table:table-cell>
          <table:table-cell table:style-name="ce3" table:formula="of:=[.B92]/[.$B$1]" office:value-type="float" office:value="4.35416666666667" calcext:value-type="float">
            <text:p>4,35</text:p>
          </table:table-cell>
          <table:table-cell table:style-name="ce3" table:formula="of:=[.F91]+[.E92]" office:value-type="float" office:value="412.322916666667" calcext:value-type="float">
            <text:p>412,32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ListRecyclerView_1_BinaryMutator</text:p>
          </table:table-cell>
          <table:table-cell table:style-name="ce1" table:formula="of:=[.D92]+[.B93]" office:value-type="float" office:value="40003" calcext:value-type="float">
            <text:p>40003</text:p>
          </table:table-cell>
          <table:table-cell table:style-name="ce3" table:formula="of:=[.B93]/[.$B$1]" office:value-type="float" office:value="4.375" calcext:value-type="float">
            <text:p>4,38</text:p>
          </table:table-cell>
          <table:table-cell table:style-name="ce3" table:formula="of:=[.F92]+[.E93]" office:value-type="float" office:value="416.697916666667" calcext:value-type="float">
            <text:p>416,7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spectRatioVideoView_0_BinaryMutator</text:p>
          </table:table-cell>
          <table:table-cell table:style-name="ce1" table:formula="of:=[.D93]+[.B94]" office:value-type="float" office:value="40425" calcext:value-type="float">
            <text:p>40425</text:p>
          </table:table-cell>
          <table:table-cell table:style-name="ce3" table:formula="of:=[.B94]/[.$B$1]" office:value-type="float" office:value="4.39583333333333" calcext:value-type="float">
            <text:p>4,40</text:p>
          </table:table-cell>
          <table:table-cell table:style-name="ce3" table:formula="of:=[.F93]+[.E94]" office:value-type="float" office:value="421.09375" calcext:value-type="float">
            <text:p>421,09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AspectRatioVideoView_1_BinaryMutator</text:p>
          </table:table-cell>
          <table:table-cell table:style-name="ce1" table:formula="of:=[.D94]+[.B95]" office:value-type="float" office:value="40844" calcext:value-type="float">
            <text:p>40844</text:p>
          </table:table-cell>
          <table:table-cell table:style-name="ce3" table:formula="of:=[.B95]/[.$B$1]" office:value-type="float" office:value="4.36458333333333" calcext:value-type="float">
            <text:p>4,36</text:p>
          </table:table-cell>
          <table:table-cell table:style-name="ce3" table:formula="of:=[.F94]+[.E95]" office:value-type="float" office:value="425.458333333333" calcext:value-type="float">
            <text:p>425,46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AspectRatioVideoView_2_BinaryMutator</text:p>
          </table:table-cell>
          <table:table-cell table:style-name="ce1" table:formula="of:=[.D95]+[.B96]" office:value-type="float" office:value="41261" calcext:value-type="float">
            <text:p>41261</text:p>
          </table:table-cell>
          <table:table-cell table:style-name="ce3" table:formula="of:=[.B96]/[.$B$1]" office:value-type="float" office:value="4.34375" calcext:value-type="float">
            <text:p>4,34</text:p>
          </table:table-cell>
          <table:table-cell table:style-name="ce3" table:formula="of:=[.F95]+[.E96]" office:value-type="float" office:value="429.802083333333" calcext:value-type="float">
            <text:p>429,80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AspectRatioVideoView_3_BinaryMutator</text:p>
          </table:table-cell>
          <table:table-cell table:style-name="ce1" table:formula="of:=[.D96]+[.B97]" office:value-type="float" office:value="41681" calcext:value-type="float">
            <text:p>41681</text:p>
          </table:table-cell>
          <table:table-cell table:style-name="ce3" table:formula="of:=[.B97]/[.$B$1]" office:value-type="float" office:value="4.375" calcext:value-type="float">
            <text:p>4,38</text:p>
          </table:table-cell>
          <table:table-cell table:style-name="ce3" table:formula="of:=[.F96]+[.E97]" office:value-type="float" office:value="434.177083333333" calcext:value-type="float">
            <text:p>434,18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spectRatioVideoView_4_BinaryMutator</text:p>
          </table:table-cell>
          <table:table-cell table:style-name="ce1" table:formula="of:=[.D97]+[.B98]" office:value-type="float" office:value="42102" calcext:value-type="float">
            <text:p>42102</text:p>
          </table:table-cell>
          <table:table-cell table:style-name="ce3" table:formula="of:=[.B98]/[.$B$1]" office:value-type="float" office:value="4.38541666666667" calcext:value-type="float">
            <text:p>4,39</text:p>
          </table:table-cell>
          <table:table-cell table:style-name="ce3" table:formula="of:=[.F97]+[.E98]" office:value-type="float" office:value="438.5625" calcext:value-type="float">
            <text:p>438,56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AspectRatioVideoView_5_BinaryMutator</text:p>
          </table:table-cell>
          <table:table-cell table:style-name="ce1" table:formula="of:=[.D98]+[.B99]" office:value-type="float" office:value="42549" calcext:value-type="float">
            <text:p>42549</text:p>
          </table:table-cell>
          <table:table-cell table:style-name="ce3" table:formula="of:=[.B99]/[.$B$1]" office:value-type="float" office:value="4.65625" calcext:value-type="float">
            <text:p>4,66</text:p>
          </table:table-cell>
          <table:table-cell table:style-name="ce3" table:formula="of:=[.F98]+[.E99]" office:value-type="float" office:value="443.21875" calcext:value-type="float">
            <text:p>443,22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PlaybackSpeedSeekBar_0_FindViewByIdReturnsNullOperatorMutator</text:p>
          </table:table-cell>
          <table:table-cell table:style-name="ce1" table:formula="of:=[.D99]+[.B100]" office:value-type="float" office:value="42962" calcext:value-type="float">
            <text:p>42962</text:p>
          </table:table-cell>
          <table:table-cell table:style-name="ce3" table:formula="of:=[.B100]/[.$B$1]" office:value-type="float" office:value="4.30208333333333" calcext:value-type="float">
            <text:p>4,30</text:p>
          </table:table-cell>
          <table:table-cell table:style-name="ce3" table:formula="of:=[.F99]+[.E100]" office:value-type="float" office:value="447.520833333333" calcext:value-type="float">
            <text:p>447,52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PlaybackSpeedSeekBar_1_InvalidIDFindViewOperatorMutator</text:p>
          </table:table-cell>
          <table:table-cell table:style-name="ce1" table:formula="of:=[.D100]+[.B101]" office:value-type="float" office:value="43371" calcext:value-type="float">
            <text:p>43371</text:p>
          </table:table-cell>
          <table:table-cell table:style-name="ce3" table:formula="of:=[.B101]/[.$B$1]" office:value-type="float" office:value="4.26041666666667" calcext:value-type="float">
            <text:p>4,26</text:p>
          </table:table-cell>
          <table:table-cell table:style-name="ce3" table:formula="of:=[.F100]+[.E101]" office:value-type="float" office:value="451.78125" calcext:value-type="float">
            <text:p>451,7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PlaybackSpeedSeekBar_2_InvalidViewFocusOperatorMutator</text:p>
          </table:table-cell>
          <table:table-cell table:style-name="ce1" table:formula="of:=[.D101]+[.B102]" office:value-type="float" office:value="43787" calcext:value-type="float">
            <text:p>43787</text:p>
          </table:table-cell>
          <table:table-cell table:style-name="ce3" table:formula="of:=[.B102]/[.$B$1]" office:value-type="float" office:value="4.33333333333333" calcext:value-type="float">
            <text:p>4,33</text:p>
          </table:table-cell>
          <table:table-cell table:style-name="ce3" table:formula="of:=[.F101]+[.E102]" office:value-type="float" office:value="456.114583333333" calcext:value-type="float">
            <text:p>456,11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laybackSpeedSeekBar_3_ViewComponentNotVisibleOperatorMutator</text:p>
          </table:table-cell>
          <table:table-cell table:style-name="ce1" table:formula="of:=[.D102]+[.B103]" office:value-type="float" office:value="44205" calcext:value-type="float">
            <text:p>44205</text:p>
          </table:table-cell>
          <table:table-cell table:style-name="ce3" table:formula="of:=[.B103]/[.$B$1]" office:value-type="float" office:value="4.35416666666667" calcext:value-type="float">
            <text:p>4,35</text:p>
          </table:table-cell>
          <table:table-cell table:style-name="ce3" table:formula="of:=[.F102]+[.E103]" office:value-type="float" office:value="460.46875" calcext:value-type="float">
            <text:p>460,47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PlaybackSpeedSeekBar_4_InvalidIDFindViewOperatorMutator</text:p>
          </table:table-cell>
          <table:table-cell table:style-name="ce1" table:formula="of:=[.D103]+[.B104]" office:value-type="float" office:value="44609" calcext:value-type="float">
            <text:p>44609</text:p>
          </table:table-cell>
          <table:table-cell table:style-name="ce3" table:formula="of:=[.B104]/[.$B$1]" office:value-type="float" office:value="4.20833333333333" calcext:value-type="float">
            <text:p>4,21</text:p>
          </table:table-cell>
          <table:table-cell table:style-name="ce3" table:formula="of:=[.F103]+[.E104]" office:value-type="float" office:value="464.677083333333" calcext:value-type="float">
            <text:p>464,68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PlaybackSpeedSeekBar_5_BuggyGUIListenerOperatorMutator</text:p>
          </table:table-cell>
          <table:table-cell table:style-name="ce1" table:formula="of:=[.D104]+[.B105]" office:value-type="float" office:value="45026" calcext:value-type="float">
            <text:p>45026</text:p>
          </table:table-cell>
          <table:table-cell table:style-name="ce3" table:formula="of:=[.B105]/[.$B$1]" office:value-type="float" office:value="4.34375" calcext:value-type="float">
            <text:p>4,34</text:p>
          </table:table-cell>
          <table:table-cell table:style-name="ce3" table:formula="of:=[.F104]+[.E105]" office:value-type="float" office:value="469.020833333333" calcext:value-type="float">
            <text:p>469,02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laybackSpeedSeekBar_6_BinaryMutator</text:p>
          </table:table-cell>
          <table:table-cell table:style-name="ce1" table:formula="of:=[.D105]+[.B106]" office:value-type="float" office:value="45444" calcext:value-type="float">
            <text:p>45444</text:p>
          </table:table-cell>
          <table:table-cell table:style-name="ce3" table:formula="of:=[.B106]/[.$B$1]" office:value-type="float" office:value="4.35416666666667" calcext:value-type="float">
            <text:p>4,35</text:p>
          </table:table-cell>
          <table:table-cell table:style-name="ce3" table:formula="of:=[.F105]+[.E106]" office:value-type="float" office:value="473.375" calcext:value-type="float">
            <text:p>473,38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PlaybackSpeedSeekBar_7_InvalidIDFindViewOperatorMutator</text:p>
          </table:table-cell>
          <table:table-cell table:style-name="ce1" table:formula="of:=[.D106]+[.B107]" office:value-type="float" office:value="45851" calcext:value-type="float">
            <text:p>45851</text:p>
          </table:table-cell>
          <table:table-cell table:style-name="ce3" table:formula="of:=[.B107]/[.$B$1]" office:value-type="float" office:value="4.23958333333333" calcext:value-type="float">
            <text:p>4,24</text:p>
          </table:table-cell>
          <table:table-cell table:style-name="ce3" table:formula="of:=[.F106]+[.E107]" office:value-type="float" office:value="477.614583333333" calcext:value-type="float">
            <text:p>477,61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laybackSpeedSeekBar_8_BuggyGUIListenerOperatorMutator</text:p>
          </table:table-cell>
          <table:table-cell table:style-name="ce1" table:formula="of:=[.D107]+[.B108]" office:value-type="float" office:value="46269" calcext:value-type="float">
            <text:p>46269</text:p>
          </table:table-cell>
          <table:table-cell table:style-name="ce3" table:formula="of:=[.B108]/[.$B$1]" office:value-type="float" office:value="4.35416666666667" calcext:value-type="float">
            <text:p>4,35</text:p>
          </table:table-cell>
          <table:table-cell table:style-name="ce3" table:formula="of:=[.F107]+[.E108]" office:value-type="float" office:value="481.96875" calcext:value-type="float">
            <text:p>481,97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PlaybackSpeedSeekBar_9_BinaryMutator</text:p>
          </table:table-cell>
          <table:table-cell table:style-name="ce1" table:formula="of:=[.D108]+[.B109]" office:value-type="float" office:value="46685" calcext:value-type="float">
            <text:p>46685</text:p>
          </table:table-cell>
          <table:table-cell table:style-name="ce3" table:formula="of:=[.B109]/[.$B$1]" office:value-type="float" office:value="4.33333333333333" calcext:value-type="float">
            <text:p>4,33</text:p>
          </table:table-cell>
          <table:table-cell table:style-name="ce3" table:formula="of:=[.F108]+[.E109]" office:value-type="float" office:value="486.302083333333" calcext:value-type="float">
            <text:p>486,3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laybackSpeedSeekBar_10_BinaryMutator</text:p>
          </table:table-cell>
          <table:table-cell table:style-name="ce1" table:formula="of:=[.D109]+[.B110]" office:value-type="float" office:value="47103" calcext:value-type="float">
            <text:p>47103</text:p>
          </table:table-cell>
          <table:table-cell table:style-name="ce3" table:formula="of:=[.B110]/[.$B$1]" office:value-type="float" office:value="4.35416666666667" calcext:value-type="float">
            <text:p>4,35</text:p>
          </table:table-cell>
          <table:table-cell table:style-name="ce3" table:formula="of:=[.F109]+[.E110]" office:value-type="float" office:value="490.65625" calcext:value-type="float">
            <text:p>490,66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PlaybackSpeedSeekBar_11_BinaryMutator</text:p>
          </table:table-cell>
          <table:table-cell table:style-name="ce1" table:formula="of:=[.D110]+[.B111]" office:value-type="float" office:value="47519" calcext:value-type="float">
            <text:p>47519</text:p>
          </table:table-cell>
          <table:table-cell table:style-name="ce3" table:formula="of:=[.B111]/[.$B$1]" office:value-type="float" office:value="4.33333333333333" calcext:value-type="float">
            <text:p>4,33</text:p>
          </table:table-cell>
          <table:table-cell table:style-name="ce3" table:formula="of:=[.F110]+[.E111]" office:value-type="float" office:value="494.989583333333" calcext:value-type="float">
            <text:p>494,99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laybackSpeedSeekBar_12_BinaryMutator</text:p>
          </table:table-cell>
          <table:table-cell table:style-name="ce1" table:formula="of:=[.D111]+[.B112]" office:value-type="float" office:value="47937" calcext:value-type="float">
            <text:p>47937</text:p>
          </table:table-cell>
          <table:table-cell table:style-name="ce3" table:formula="of:=[.B112]/[.$B$1]" office:value-type="float" office:value="4.35416666666667" calcext:value-type="float">
            <text:p>4,35</text:p>
          </table:table-cell>
          <table:table-cell table:style-name="ce3" table:formula="of:=[.F111]+[.E112]" office:value-type="float" office:value="499.34375" calcext:value-type="float">
            <text:p>499,34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PlaybackSpeedSeekBar_13_BinaryMutator</text:p>
          </table:table-cell>
          <table:table-cell table:style-name="ce1" table:formula="of:=[.D112]+[.B113]" office:value-type="float" office:value="48354" calcext:value-type="float">
            <text:p>48354</text:p>
          </table:table-cell>
          <table:table-cell table:style-name="ce3" table:formula="of:=[.B113]/[.$B$1]" office:value-type="float" office:value="4.34375" calcext:value-type="float">
            <text:p>4,34</text:p>
          </table:table-cell>
          <table:table-cell table:style-name="ce3" table:formula="of:=[.F112]+[.E113]" office:value-type="float" office:value="503.6875" calcext:value-type="float">
            <text:p>503,69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PlaybackSpeedSeekBar_14_BinaryMutator</text:p>
          </table:table-cell>
          <table:table-cell table:style-name="ce1" table:formula="of:=[.D113]+[.B114]" office:value-type="float" office:value="48770" calcext:value-type="float">
            <text:p>48770</text:p>
          </table:table-cell>
          <table:table-cell table:style-name="ce3" table:formula="of:=[.B114]/[.$B$1]" office:value-type="float" office:value="4.33333333333333" calcext:value-type="float">
            <text:p>4,33</text:p>
          </table:table-cell>
          <table:table-cell table:style-name="ce3" table:formula="of:=[.F113]+[.E114]" office:value-type="float" office:value="508.020833333333" calcext:value-type="float">
            <text:p>508,02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PlaybackSpeedSeekBar_15_BinaryMutator</text:p>
          </table:table-cell>
          <table:table-cell table:style-name="ce1" table:formula="of:=[.D114]+[.B115]" office:value-type="float" office:value="49191" calcext:value-type="float">
            <text:p>49191</text:p>
          </table:table-cell>
          <table:table-cell table:style-name="ce3" table:formula="of:=[.B115]/[.$B$1]" office:value-type="float" office:value="4.38541666666667" calcext:value-type="float">
            <text:p>4,39</text:p>
          </table:table-cell>
          <table:table-cell table:style-name="ce3" table:formula="of:=[.F114]+[.E115]" office:value-type="float" office:value="512.40625" calcext:value-type="float">
            <text:p>512,41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PlaybackSpeedSeekBar_16_InvalidIDFindViewOperatorMutator</text:p>
          </table:table-cell>
          <table:table-cell table:style-name="ce1" table:formula="of:=[.D115]+[.B116]" office:value-type="float" office:value="49601" calcext:value-type="float">
            <text:p>49601</text:p>
          </table:table-cell>
          <table:table-cell table:style-name="ce3" table:formula="of:=[.B116]/[.$B$1]" office:value-type="float" office:value="4.27083333333333" calcext:value-type="float">
            <text:p>4,27</text:p>
          </table:table-cell>
          <table:table-cell table:style-name="ce3" table:formula="of:=[.F115]+[.E116]" office:value-type="float" office:value="516.677083333333" calcext:value-type="float">
            <text:p>516,68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PlaybackSpeedSeekBar_17_InvalidIDFindViewOperatorMutator</text:p>
          </table:table-cell>
          <table:table-cell table:style-name="ce1" table:formula="of:=[.D116]+[.B117]" office:value-type="float" office:value="50010" calcext:value-type="float">
            <text:p>50010</text:p>
          </table:table-cell>
          <table:table-cell table:style-name="ce3" table:formula="of:=[.B117]/[.$B$1]" office:value-type="float" office:value="4.26041666666667" calcext:value-type="float">
            <text:p>4,26</text:p>
          </table:table-cell>
          <table:table-cell table:style-name="ce3" table:formula="of:=[.F116]+[.E117]" office:value-type="float" office:value="520.9375" calcext:value-type="float">
            <text:p>520,94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oolbarIconTintManager_0_BinaryMutator</text:p>
          </table:table-cell>
          <table:table-cell table:style-name="ce1" table:formula="of:=[.D117]+[.B118]" office:value-type="float" office:value="50428" calcext:value-type="float">
            <text:p>50428</text:p>
          </table:table-cell>
          <table:table-cell table:style-name="ce3" table:formula="of:=[.B118]/[.$B$1]" office:value-type="float" office:value="4.35416666666667" calcext:value-type="float">
            <text:p>4,35</text:p>
          </table:table-cell>
          <table:table-cell table:style-name="ce3" table:formula="of:=[.F117]+[.E118]" office:value-type="float" office:value="525.291666666667" calcext:value-type="float">
            <text:p>525,29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ToolbarIconTintManager_1_BinaryMutator</text:p>
          </table:table-cell>
          <table:table-cell table:style-name="ce1" table:formula="of:=[.D118]+[.B119]" office:value-type="float" office:value="50842" calcext:value-type="float">
            <text:p>50842</text:p>
          </table:table-cell>
          <table:table-cell table:style-name="ce3" table:formula="of:=[.B119]/[.$B$1]" office:value-type="float" office:value="4.3125" calcext:value-type="float">
            <text:p>4,31</text:p>
          </table:table-cell>
          <table:table-cell table:style-name="ce3" table:formula="of:=[.F118]+[.E119]" office:value-type="float" office:value="529.604166666667" calcext:value-type="float">
            <text:p>529,6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EmptyViewHandler_0_InvalidViewFocusOperatorMutator</text:p>
          </table:table-cell>
          <table:table-cell table:style-name="ce1" table:formula="of:=[.D119]+[.B120]" office:value-type="float" office:value="51256" calcext:value-type="float">
            <text:p>51256</text:p>
          </table:table-cell>
          <table:table-cell table:style-name="ce3" table:formula="of:=[.B120]/[.$B$1]" office:value-type="float" office:value="4.3125" calcext:value-type="float">
            <text:p>4,31</text:p>
          </table:table-cell>
          <table:table-cell table:style-name="ce3" table:formula="of:=[.F119]+[.E120]" office:value-type="float" office:value="533.916666666667" calcext:value-type="float">
            <text:p>533,92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EmptyViewHandler_1_ViewComponentNotVisibleOperatorMutator</text:p>
          </table:table-cell>
          <table:table-cell table:style-name="ce1" table:formula="of:=[.D120]+[.B121]" office:value-type="float" office:value="51669" calcext:value-type="float">
            <text:p>51669</text:p>
          </table:table-cell>
          <table:table-cell table:style-name="ce3" table:formula="of:=[.B121]/[.$B$1]" office:value-type="float" office:value="4.30208333333333" calcext:value-type="float">
            <text:p>4,30</text:p>
          </table:table-cell>
          <table:table-cell table:style-name="ce3" table:formula="of:=[.F120]+[.E121]" office:value-type="float" office:value="538.21875" calcext:value-type="float">
            <text:p>538,22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EmptyViewHandler_2_InvalidViewFocusOperatorMutator</text:p>
          </table:table-cell>
          <table:table-cell table:style-name="ce1" table:formula="of:=[.D121]+[.B122]" office:value-type="float" office:value="52083" calcext:value-type="float">
            <text:p>52083</text:p>
          </table:table-cell>
          <table:table-cell table:style-name="ce3" table:formula="of:=[.B122]/[.$B$1]" office:value-type="float" office:value="4.3125" calcext:value-type="float">
            <text:p>4,31</text:p>
          </table:table-cell>
          <table:table-cell table:style-name="ce3" table:formula="of:=[.F121]+[.E122]" office:value-type="float" office:value="542.53125" calcext:value-type="float">
            <text:p>542,53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mptyViewHandler_3_ViewComponentNotVisibleOperatorMutator</text:p>
          </table:table-cell>
          <table:table-cell table:style-name="ce1" table:formula="of:=[.D122]+[.B123]" office:value-type="float" office:value="52500" calcext:value-type="float">
            <text:p>52500</text:p>
          </table:table-cell>
          <table:table-cell table:style-name="ce3" table:formula="of:=[.B123]/[.$B$1]" office:value-type="float" office:value="4.34375" calcext:value-type="float">
            <text:p>4,34</text:p>
          </table:table-cell>
          <table:table-cell table:style-name="ce3" table:formula="of:=[.F122]+[.E123]" office:value-type="float" office:value="546.875" calcext:value-type="float">
            <text:p>546,88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mptyViewHandler_4_InvalidViewFocusOperatorMutator</text:p>
          </table:table-cell>
          <table:table-cell table:style-name="ce1" table:formula="of:=[.D123]+[.B124]" office:value-type="float" office:value="52919" calcext:value-type="float">
            <text:p>52919</text:p>
          </table:table-cell>
          <table:table-cell table:style-name="ce3" table:formula="of:=[.B124]/[.$B$1]" office:value-type="float" office:value="4.36458333333333" calcext:value-type="float">
            <text:p>4,36</text:p>
          </table:table-cell>
          <table:table-cell table:style-name="ce3" table:formula="of:=[.F123]+[.E124]" office:value-type="float" office:value="551.239583333333" calcext:value-type="float">
            <text:p>551,24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EmptyViewHandler_5_ViewComponentNotVisibleOperatorMutator</text:p>
          </table:table-cell>
          <table:table-cell table:style-name="ce1" table:formula="of:=[.D124]+[.B125]" office:value-type="float" office:value="53334" calcext:value-type="float">
            <text:p>53334</text:p>
          </table:table-cell>
          <table:table-cell table:style-name="ce3" table:formula="of:=[.B125]/[.$B$1]" office:value-type="float" office:value="4.32291666666667" calcext:value-type="float">
            <text:p>4,32</text:p>
          </table:table-cell>
          <table:table-cell table:style-name="ce3" table:formula="of:=[.F124]+[.E125]" office:value-type="float" office:value="555.5625" calcext:value-type="float">
            <text:p>555,56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LocalDeleteModal_0_BuggyGUIListenerOperatorMutator</text:p>
          </table:table-cell>
          <table:table-cell table:style-name="ce1" table:formula="of:=[.D125]+[.B126]" office:value-type="float" office:value="53748" calcext:value-type="float">
            <text:p>53748</text:p>
          </table:table-cell>
          <table:table-cell table:style-name="ce3" table:formula="of:=[.B126]/[.$B$1]" office:value-type="float" office:value="4.3125" calcext:value-type="float">
            <text:p>4,31</text:p>
          </table:table-cell>
          <table:table-cell table:style-name="ce3" table:formula="of:=[.F125]+[.E126]" office:value-type="float" office:value="559.875" calcext:value-type="float">
            <text:p>559,88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LiftOnScrollListener_0_BinaryMutator</text:p>
          </table:table-cell>
          <table:table-cell table:style-name="ce1" table:formula="of:=[.D126]+[.B127]" office:value-type="float" office:value="54164" calcext:value-type="float">
            <text:p>54164</text:p>
          </table:table-cell>
          <table:table-cell table:style-name="ce3" table:formula="of:=[.B127]/[.$B$1]" office:value-type="float" office:value="4.33333333333333" calcext:value-type="float">
            <text:p>4,33</text:p>
          </table:table-cell>
          <table:table-cell table:style-name="ce3" table:formula="of:=[.F126]+[.E127]" office:value-type="float" office:value="564.208333333333" calcext:value-type="float">
            <text:p>564,21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hapterSeekBar_0_BinaryMutator</text:p>
          </table:table-cell>
          <table:table-cell table:style-name="ce1" table:formula="of:=[.D127]+[.B128]" office:value-type="float" office:value="54579" calcext:value-type="float">
            <text:p>54579</text:p>
          </table:table-cell>
          <table:table-cell table:style-name="ce3" table:formula="of:=[.B128]/[.$B$1]" office:value-type="float" office:value="4.32291666666667" calcext:value-type="float">
            <text:p>4,32</text:p>
          </table:table-cell>
          <table:table-cell table:style-name="ce3" table:formula="of:=[.F127]+[.E128]" office:value-type="float" office:value="568.53125" calcext:value-type="float">
            <text:p>568,53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eekBar_1_BinaryMutator</text:p>
          </table:table-cell>
          <table:table-cell table:style-name="ce1" table:formula="of:=[.D128]+[.B129]" office:value-type="float" office:value="54996" calcext:value-type="float">
            <text:p>54996</text:p>
          </table:table-cell>
          <table:table-cell table:style-name="ce3" table:formula="of:=[.B129]/[.$B$1]" office:value-type="float" office:value="4.34375" calcext:value-type="float">
            <text:p>4,34</text:p>
          </table:table-cell>
          <table:table-cell table:style-name="ce3" table:formula="of:=[.F128]+[.E129]" office:value-type="float" office:value="572.875" calcext:value-type="float">
            <text:p>572,88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eekBar_2_BinaryMutator</text:p>
          </table:table-cell>
          <table:table-cell table:style-name="ce1" table:formula="of:=[.D129]+[.B130]" office:value-type="float" office:value="55413" calcext:value-type="float">
            <text:p>55413</text:p>
          </table:table-cell>
          <table:table-cell table:style-name="ce3" table:formula="of:=[.B130]/[.$B$1]" office:value-type="float" office:value="4.34375" calcext:value-type="float">
            <text:p>4,34</text:p>
          </table:table-cell>
          <table:table-cell table:style-name="ce3" table:formula="of:=[.F129]+[.E130]" office:value-type="float" office:value="577.21875" calcext:value-type="float">
            <text:p>577,22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hapterSeekBar_3_BinaryMutator</text:p>
          </table:table-cell>
          <table:table-cell table:style-name="ce1" table:formula="of:=[.D130]+[.B131]" office:value-type="float" office:value="55832" calcext:value-type="float">
            <text:p>55832</text:p>
          </table:table-cell>
          <table:table-cell table:style-name="ce3" table:formula="of:=[.B131]/[.$B$1]" office:value-type="float" office:value="4.36458333333333" calcext:value-type="float">
            <text:p>4,36</text:p>
          </table:table-cell>
          <table:table-cell table:style-name="ce3" table:formula="of:=[.F130]+[.E131]" office:value-type="float" office:value="581.583333333333" calcext:value-type="float">
            <text:p>581,58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ChapterSeekBar_4_BinaryMutator</text:p>
          </table:table-cell>
          <table:table-cell table:style-name="ce1" table:formula="of:=[.D131]+[.B132]" office:value-type="float" office:value="56290" calcext:value-type="float">
            <text:p>56290</text:p>
          </table:table-cell>
          <table:table-cell table:style-name="ce3" table:formula="of:=[.B132]/[.$B$1]" office:value-type="float" office:value="4.77083333333333" calcext:value-type="float">
            <text:p>4,77</text:p>
          </table:table-cell>
          <table:table-cell table:style-name="ce3" table:formula="of:=[.F131]+[.E132]" office:value-type="float" office:value="586.354166666667" calcext:value-type="float">
            <text:p>586,35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hapterSeekBar_5_BinaryMutator</text:p>
          </table:table-cell>
          <table:table-cell table:style-name="ce1" table:formula="of:=[.D132]+[.B133]" office:value-type="float" office:value="56709" calcext:value-type="float">
            <text:p>56709</text:p>
          </table:table-cell>
          <table:table-cell table:style-name="ce3" table:formula="of:=[.B133]/[.$B$1]" office:value-type="float" office:value="4.36458333333333" calcext:value-type="float">
            <text:p>4,36</text:p>
          </table:table-cell>
          <table:table-cell table:style-name="ce3" table:formula="of:=[.F132]+[.E133]" office:value-type="float" office:value="590.71875" calcext:value-type="float">
            <text:p>590,72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hapterSeekBar_6_BinaryMutator</text:p>
          </table:table-cell>
          <table:table-cell table:style-name="ce1" table:formula="of:=[.D133]+[.B134]" office:value-type="float" office:value="57127" calcext:value-type="float">
            <text:p>57127</text:p>
          </table:table-cell>
          <table:table-cell table:style-name="ce3" table:formula="of:=[.B134]/[.$B$1]" office:value-type="float" office:value="4.35416666666667" calcext:value-type="float">
            <text:p>4,35</text:p>
          </table:table-cell>
          <table:table-cell table:style-name="ce3" table:formula="of:=[.F133]+[.E134]" office:value-type="float" office:value="595.072916666667" calcext:value-type="float">
            <text:p>595,07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eekBar_7_BinaryMutator</text:p>
          </table:table-cell>
          <table:table-cell table:style-name="ce1" table:formula="of:=[.D134]+[.B135]" office:value-type="float" office:value="57547" calcext:value-type="float">
            <text:p>57547</text:p>
          </table:table-cell>
          <table:table-cell table:style-name="ce3" table:formula="of:=[.B135]/[.$B$1]" office:value-type="float" office:value="4.375" calcext:value-type="float">
            <text:p>4,38</text:p>
          </table:table-cell>
          <table:table-cell table:style-name="ce3" table:formula="of:=[.F134]+[.E135]" office:value-type="float" office:value="599.447916666667" calcext:value-type="float">
            <text:p>599,45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ChapterSeekBar_8_BinaryMutator</text:p>
          </table:table-cell>
          <table:table-cell table:style-name="ce1" table:formula="of:=[.D135]+[.B136]" office:value-type="float" office:value="57971" calcext:value-type="float">
            <text:p>57971</text:p>
          </table:table-cell>
          <table:table-cell table:style-name="ce3" table:formula="of:=[.B136]/[.$B$1]" office:value-type="float" office:value="4.41666666666667" calcext:value-type="float">
            <text:p>4,42</text:p>
          </table:table-cell>
          <table:table-cell table:style-name="ce3" table:formula="of:=[.F135]+[.E136]" office:value-type="float" office:value="603.864583333333" calcext:value-type="float">
            <text:p>603,86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9_BinaryMutator</text:p>
          </table:table-cell>
          <table:table-cell table:style-name="ce1" table:formula="of:=[.D136]+[.B137]" office:value-type="float" office:value="58387" calcext:value-type="float">
            <text:p>58387</text:p>
          </table:table-cell>
          <table:table-cell table:style-name="ce3" table:formula="of:=[.B137]/[.$B$1]" office:value-type="float" office:value="4.33333333333333" calcext:value-type="float">
            <text:p>4,33</text:p>
          </table:table-cell>
          <table:table-cell table:style-name="ce3" table:formula="of:=[.F136]+[.E137]" office:value-type="float" office:value="608.197916666667" calcext:value-type="float">
            <text:p>608,2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hapterSeekBar_10_BinaryMutator</text:p>
          </table:table-cell>
          <table:table-cell table:style-name="ce1" table:formula="of:=[.D137]+[.B138]" office:value-type="float" office:value="58802" calcext:value-type="float">
            <text:p>58802</text:p>
          </table:table-cell>
          <table:table-cell table:style-name="ce3" table:formula="of:=[.B138]/[.$B$1]" office:value-type="float" office:value="4.32291666666667" calcext:value-type="float">
            <text:p>4,32</text:p>
          </table:table-cell>
          <table:table-cell table:style-name="ce3" table:formula="of:=[.F137]+[.E138]" office:value-type="float" office:value="612.520833333333" calcext:value-type="float">
            <text:p>612,52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eekBar_11_BinaryMutator</text:p>
          </table:table-cell>
          <table:table-cell table:style-name="ce1" table:formula="of:=[.D138]+[.B139]" office:value-type="float" office:value="59222" calcext:value-type="float">
            <text:p>59222</text:p>
          </table:table-cell>
          <table:table-cell table:style-name="ce3" table:formula="of:=[.B139]/[.$B$1]" office:value-type="float" office:value="4.375" calcext:value-type="float">
            <text:p>4,38</text:p>
          </table:table-cell>
          <table:table-cell table:style-name="ce3" table:formula="of:=[.F138]+[.E139]" office:value-type="float" office:value="616.895833333333" calcext:value-type="float">
            <text:p>616,90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ChapterSeekBar_12_BinaryMutator</text:p>
          </table:table-cell>
          <table:table-cell table:style-name="ce1" table:formula="of:=[.D139]+[.B140]" office:value-type="float" office:value="59644" calcext:value-type="float">
            <text:p>59644</text:p>
          </table:table-cell>
          <table:table-cell table:style-name="ce3" table:formula="of:=[.B140]/[.$B$1]" office:value-type="float" office:value="4.39583333333333" calcext:value-type="float">
            <text:p>4,40</text:p>
          </table:table-cell>
          <table:table-cell table:style-name="ce3" table:formula="of:=[.F139]+[.E140]" office:value-type="float" office:value="621.291666666667" calcext:value-type="float">
            <text:p>621,29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13_BinaryMutator</text:p>
          </table:table-cell>
          <table:table-cell table:style-name="ce1" table:formula="of:=[.D140]+[.B141]" office:value-type="float" office:value="60060" calcext:value-type="float">
            <text:p>60060</text:p>
          </table:table-cell>
          <table:table-cell table:style-name="ce3" table:formula="of:=[.B141]/[.$B$1]" office:value-type="float" office:value="4.33333333333333" calcext:value-type="float">
            <text:p>4,33</text:p>
          </table:table-cell>
          <table:table-cell table:style-name="ce3" table:formula="of:=[.F140]+[.E141]" office:value-type="float" office:value="625.625" calcext:value-type="float">
            <text:p>625,63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14_BinaryMutator</text:p>
          </table:table-cell>
          <table:table-cell table:style-name="ce1" table:formula="of:=[.D141]+[.B142]" office:value-type="float" office:value="60476" calcext:value-type="float">
            <text:p>60476</text:p>
          </table:table-cell>
          <table:table-cell table:style-name="ce3" table:formula="of:=[.B142]/[.$B$1]" office:value-type="float" office:value="4.33333333333333" calcext:value-type="float">
            <text:p>4,33</text:p>
          </table:table-cell>
          <table:table-cell table:style-name="ce3" table:formula="of:=[.F141]+[.E142]" office:value-type="float" office:value="629.958333333333" calcext:value-type="float">
            <text:p>629,96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hapterSeekBar_15_BinaryMutator</text:p>
          </table:table-cell>
          <table:table-cell table:style-name="ce1" table:formula="of:=[.D142]+[.B143]" office:value-type="float" office:value="60895" calcext:value-type="float">
            <text:p>60895</text:p>
          </table:table-cell>
          <table:table-cell table:style-name="ce3" table:formula="of:=[.B143]/[.$B$1]" office:value-type="float" office:value="4.36458333333333" calcext:value-type="float">
            <text:p>4,36</text:p>
          </table:table-cell>
          <table:table-cell table:style-name="ce3" table:formula="of:=[.F142]+[.E143]" office:value-type="float" office:value="634.322916666667" calcext:value-type="float">
            <text:p>634,32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ChapterSeekBar_16_BinaryMutator</text:p>
          </table:table-cell>
          <table:table-cell table:style-name="ce1" table:formula="of:=[.D143]+[.B144]" office:value-type="float" office:value="61323" calcext:value-type="float">
            <text:p>61323</text:p>
          </table:table-cell>
          <table:table-cell table:style-name="ce3" table:formula="of:=[.B144]/[.$B$1]" office:value-type="float" office:value="4.45833333333333" calcext:value-type="float">
            <text:p>4,46</text:p>
          </table:table-cell>
          <table:table-cell table:style-name="ce3" table:formula="of:=[.F143]+[.E144]" office:value-type="float" office:value="638.78125" calcext:value-type="float">
            <text:p>638,78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17_BinaryMutator</text:p>
          </table:table-cell>
          <table:table-cell table:style-name="ce1" table:formula="of:=[.D144]+[.B145]" office:value-type="float" office:value="61739" calcext:value-type="float">
            <text:p>61739</text:p>
          </table:table-cell>
          <table:table-cell table:style-name="ce3" table:formula="of:=[.B145]/[.$B$1]" office:value-type="float" office:value="4.33333333333333" calcext:value-type="float">
            <text:p>4,33</text:p>
          </table:table-cell>
          <table:table-cell table:style-name="ce3" table:formula="of:=[.F144]+[.E145]" office:value-type="float" office:value="643.114583333334" calcext:value-type="float">
            <text:p>643,11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18_BinaryMutator</text:p>
          </table:table-cell>
          <table:table-cell table:style-name="ce1" table:formula="of:=[.D145]+[.B146]" office:value-type="float" office:value="62155" calcext:value-type="float">
            <text:p>62155</text:p>
          </table:table-cell>
          <table:table-cell table:style-name="ce3" table:formula="of:=[.B146]/[.$B$1]" office:value-type="float" office:value="4.33333333333333" calcext:value-type="float">
            <text:p>4,33</text:p>
          </table:table-cell>
          <table:table-cell table:style-name="ce3" table:formula="of:=[.F145]+[.E146]" office:value-type="float" office:value="647.447916666667" calcext:value-type="float">
            <text:p>647,45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19_BinaryMutator</text:p>
          </table:table-cell>
          <table:table-cell table:style-name="ce1" table:formula="of:=[.D146]+[.B147]" office:value-type="float" office:value="62571" calcext:value-type="float">
            <text:p>62571</text:p>
          </table:table-cell>
          <table:table-cell table:style-name="ce3" table:formula="of:=[.B147]/[.$B$1]" office:value-type="float" office:value="4.33333333333333" calcext:value-type="float">
            <text:p>4,33</text:p>
          </table:table-cell>
          <table:table-cell table:style-name="ce3" table:formula="of:=[.F146]+[.E147]" office:value-type="float" office:value="651.78125" calcext:value-type="float">
            <text:p>651,78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eekBar_20_BinaryMutator</text:p>
          </table:table-cell>
          <table:table-cell table:style-name="ce1" table:formula="of:=[.D147]+[.B148]" office:value-type="float" office:value="62991" calcext:value-type="float">
            <text:p>62991</text:p>
          </table:table-cell>
          <table:table-cell table:style-name="ce3" table:formula="of:=[.B148]/[.$B$1]" office:value-type="float" office:value="4.375" calcext:value-type="float">
            <text:p>4,38</text:p>
          </table:table-cell>
          <table:table-cell table:style-name="ce3" table:formula="of:=[.F147]+[.E148]" office:value-type="float" office:value="656.15625" calcext:value-type="float">
            <text:p>656,16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ChapterSeekBar_21_BinaryMutator</text:p>
          </table:table-cell>
          <table:table-cell table:style-name="ce1" table:formula="of:=[.D148]+[.B149]" office:value-type="float" office:value="63405" calcext:value-type="float">
            <text:p>63405</text:p>
          </table:table-cell>
          <table:table-cell table:style-name="ce3" table:formula="of:=[.B149]/[.$B$1]" office:value-type="float" office:value="4.3125" calcext:value-type="float">
            <text:p>4,31</text:p>
          </table:table-cell>
          <table:table-cell table:style-name="ce3" table:formula="of:=[.F148]+[.E149]" office:value-type="float" office:value="660.46875" calcext:value-type="float">
            <text:p>660,47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eekBar_22_BinaryMutator</text:p>
          </table:table-cell>
          <table:table-cell table:style-name="ce1" table:formula="of:=[.D149]+[.B150]" office:value-type="float" office:value="63825" calcext:value-type="float">
            <text:p>63825</text:p>
          </table:table-cell>
          <table:table-cell table:style-name="ce3" table:formula="of:=[.B150]/[.$B$1]" office:value-type="float" office:value="4.375" calcext:value-type="float">
            <text:p>4,38</text:p>
          </table:table-cell>
          <table:table-cell table:style-name="ce3" table:formula="of:=[.F149]+[.E150]" office:value-type="float" office:value="664.84375" calcext:value-type="float">
            <text:p>664,84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hapterSeekBar_23_BinaryMutator</text:p>
          </table:table-cell>
          <table:table-cell table:style-name="ce1" table:formula="of:=[.D150]+[.B151]" office:value-type="float" office:value="64244" calcext:value-type="float">
            <text:p>64244</text:p>
          </table:table-cell>
          <table:table-cell table:style-name="ce3" table:formula="of:=[.B151]/[.$B$1]" office:value-type="float" office:value="4.36458333333333" calcext:value-type="float">
            <text:p>4,36</text:p>
          </table:table-cell>
          <table:table-cell table:style-name="ce3" table:formula="of:=[.F150]+[.E151]" office:value-type="float" office:value="669.208333333334" calcext:value-type="float">
            <text:p>669,21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ChapterSeekBar_24_BinaryMutator</text:p>
          </table:table-cell>
          <table:table-cell table:style-name="ce1" table:formula="of:=[.D151]+[.B152]" office:value-type="float" office:value="64657" calcext:value-type="float">
            <text:p>64657</text:p>
          </table:table-cell>
          <table:table-cell table:style-name="ce3" table:formula="of:=[.B152]/[.$B$1]" office:value-type="float" office:value="4.30208333333333" calcext:value-type="float">
            <text:p>4,30</text:p>
          </table:table-cell>
          <table:table-cell table:style-name="ce3" table:formula="of:=[.F151]+[.E152]" office:value-type="float" office:value="673.510416666667" calcext:value-type="float">
            <text:p>673,51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eekBar_25_BinaryMutator</text:p>
          </table:table-cell>
          <table:table-cell table:style-name="ce1" table:formula="of:=[.D152]+[.B153]" office:value-type="float" office:value="65074" calcext:value-type="float">
            <text:p>65074</text:p>
          </table:table-cell>
          <table:table-cell table:style-name="ce3" table:formula="of:=[.B153]/[.$B$1]" office:value-type="float" office:value="4.34375" calcext:value-type="float">
            <text:p>4,34</text:p>
          </table:table-cell>
          <table:table-cell table:style-name="ce3" table:formula="of:=[.F152]+[.E153]" office:value-type="float" office:value="677.854166666667" calcext:value-type="float">
            <text:p>677,85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26_BinaryMutator</text:p>
          </table:table-cell>
          <table:table-cell table:style-name="ce1" table:formula="of:=[.D153]+[.B154]" office:value-type="float" office:value="65490" calcext:value-type="float">
            <text:p>65490</text:p>
          </table:table-cell>
          <table:table-cell table:style-name="ce3" table:formula="of:=[.B154]/[.$B$1]" office:value-type="float" office:value="4.33333333333333" calcext:value-type="float">
            <text:p>4,33</text:p>
          </table:table-cell>
          <table:table-cell table:style-name="ce3" table:formula="of:=[.F153]+[.E154]" office:value-type="float" office:value="682.1875" calcext:value-type="float">
            <text:p>682,19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27_BinaryMutator</text:p>
          </table:table-cell>
          <table:table-cell table:style-name="ce1" table:formula="of:=[.D154]+[.B155]" office:value-type="float" office:value="65906" calcext:value-type="float">
            <text:p>65906</text:p>
          </table:table-cell>
          <table:table-cell table:style-name="ce3" table:formula="of:=[.B155]/[.$B$1]" office:value-type="float" office:value="4.33333333333333" calcext:value-type="float">
            <text:p>4,33</text:p>
          </table:table-cell>
          <table:table-cell table:style-name="ce3" table:formula="of:=[.F154]+[.E155]" office:value-type="float" office:value="686.520833333334" calcext:value-type="float">
            <text:p>686,52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hapterSeekBar_28_BinaryMutator</text:p>
          </table:table-cell>
          <table:table-cell table:style-name="ce1" table:formula="of:=[.D155]+[.B156]" office:value-type="float" office:value="66321" calcext:value-type="float">
            <text:p>66321</text:p>
          </table:table-cell>
          <table:table-cell table:style-name="ce3" table:formula="of:=[.B156]/[.$B$1]" office:value-type="float" office:value="4.32291666666667" calcext:value-type="float">
            <text:p>4,32</text:p>
          </table:table-cell>
          <table:table-cell table:style-name="ce3" table:formula="of:=[.F155]+[.E156]" office:value-type="float" office:value="690.84375" calcext:value-type="float">
            <text:p>690,84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hapterSeekBar_29_BinaryMutator</text:p>
          </table:table-cell>
          <table:table-cell table:style-name="ce1" table:formula="of:=[.D156]+[.B157]" office:value-type="float" office:value="66736" calcext:value-type="float">
            <text:p>66736</text:p>
          </table:table-cell>
          <table:table-cell table:style-name="ce3" table:formula="of:=[.B157]/[.$B$1]" office:value-type="float" office:value="4.32291666666667" calcext:value-type="float">
            <text:p>4,32</text:p>
          </table:table-cell>
          <table:table-cell table:style-name="ce3" table:formula="of:=[.F156]+[.E157]" office:value-type="float" office:value="695.166666666667" calcext:value-type="float">
            <text:p>695,17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eekBar_30_BinaryMutator</text:p>
          </table:table-cell>
          <table:table-cell table:style-name="ce1" table:formula="of:=[.D157]+[.B158]" office:value-type="float" office:value="67152" calcext:value-type="float">
            <text:p>67152</text:p>
          </table:table-cell>
          <table:table-cell table:style-name="ce3" table:formula="of:=[.B158]/[.$B$1]" office:value-type="float" office:value="4.33333333333333" calcext:value-type="float">
            <text:p>4,33</text:p>
          </table:table-cell>
          <table:table-cell table:style-name="ce3" table:formula="of:=[.F157]+[.E158]" office:value-type="float" office:value="699.5" calcext:value-type="float">
            <text:p>699,50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eekBar_31_BinaryMutator</text:p>
          </table:table-cell>
          <table:table-cell table:style-name="ce1" table:formula="of:=[.D158]+[.B159]" office:value-type="float" office:value="67569" calcext:value-type="float">
            <text:p>67569</text:p>
          </table:table-cell>
          <table:table-cell table:style-name="ce3" table:formula="of:=[.B159]/[.$B$1]" office:value-type="float" office:value="4.34375" calcext:value-type="float">
            <text:p>4,34</text:p>
          </table:table-cell>
          <table:table-cell table:style-name="ce3" table:formula="of:=[.F158]+[.E159]" office:value-type="float" office:value="703.84375" calcext:value-type="float">
            <text:p>703,84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ShownotesWebView_0_NullIntentOperatorMutator</text:p>
          </table:table-cell>
          <table:table-cell table:style-name="ce1" table:formula="of:=[.D159]+[.B160]" office:value-type="float" office:value="67983" calcext:value-type="float">
            <text:p>67983</text:p>
          </table:table-cell>
          <table:table-cell table:style-name="ce3" table:formula="of:=[.B160]/[.$B$1]" office:value-type="float" office:value="4.3125" calcext:value-type="float">
            <text:p>4,31</text:p>
          </table:table-cell>
          <table:table-cell table:style-name="ce3" table:formula="of:=[.F159]+[.E160]" office:value-type="float" office:value="708.15625" calcext:value-type="float">
            <text:p>708,16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hownotesWebView_1_InvalidKeyIntentOperatorMutator</text:p>
          </table:table-cell>
          <table:table-cell table:style-name="ce1" table:formula="of:=[.D160]+[.B161]" office:value-type="float" office:value="68399" calcext:value-type="float">
            <text:p>68399</text:p>
          </table:table-cell>
          <table:table-cell table:style-name="ce3" table:formula="of:=[.B161]/[.$B$1]" office:value-type="float" office:value="4.33333333333333" calcext:value-type="float">
            <text:p>4,33</text:p>
          </table:table-cell>
          <table:table-cell table:style-name="ce3" table:formula="of:=[.F160]+[.E161]" office:value-type="float" office:value="712.489583333334" calcext:value-type="float">
            <text:p>712,49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hownotesWebView_2_RandomActionIntentDefinitionOperatorMutator</text:p>
          </table:table-cell>
          <table:table-cell table:style-name="ce1" table:formula="of:=[.D161]+[.B162]" office:value-type="float" office:value="68816" calcext:value-type="float">
            <text:p>68816</text:p>
          </table:table-cell>
          <table:table-cell table:style-name="ce3" table:formula="of:=[.B162]/[.$B$1]" office:value-type="float" office:value="4.34375" calcext:value-type="float">
            <text:p>4,34</text:p>
          </table:table-cell>
          <table:table-cell table:style-name="ce3" table:formula="of:=[.F161]+[.E162]" office:value-type="float" office:value="716.833333333334" calcext:value-type="float">
            <text:p>716,83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NestedScrollableHost_0_BinaryMutator</text:p>
          </table:table-cell>
          <table:table-cell table:style-name="ce1" table:formula="of:=[.D162]+[.B163]" office:value-type="float" office:value="69234" calcext:value-type="float">
            <text:p>69234</text:p>
          </table:table-cell>
          <table:table-cell table:style-name="ce3" table:formula="of:=[.B163]/[.$B$1]" office:value-type="float" office:value="4.35416666666667" calcext:value-type="float">
            <text:p>4,35</text:p>
          </table:table-cell>
          <table:table-cell table:style-name="ce3" table:formula="of:=[.F162]+[.E163]" office:value-type="float" office:value="721.1875" calcext:value-type="float">
            <text:p>721,19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estedScrollableHost_1_BinaryMutator</text:p>
          </table:table-cell>
          <table:table-cell table:style-name="ce1" table:formula="of:=[.D163]+[.B164]" office:value-type="float" office:value="69650" calcext:value-type="float">
            <text:p>69650</text:p>
          </table:table-cell>
          <table:table-cell table:style-name="ce3" table:formula="of:=[.B164]/[.$B$1]" office:value-type="float" office:value="4.33333333333333" calcext:value-type="float">
            <text:p>4,33</text:p>
          </table:table-cell>
          <table:table-cell table:style-name="ce3" table:formula="of:=[.F163]+[.E164]" office:value-type="float" office:value="725.520833333334" calcext:value-type="float">
            <text:p>725,5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NestedScrollableHost_2_BinaryMutator</text:p>
          </table:table-cell>
          <table:table-cell table:style-name="ce1" table:formula="of:=[.D164]+[.B165]" office:value-type="float" office:value="70107" calcext:value-type="float">
            <text:p>70107</text:p>
          </table:table-cell>
          <table:table-cell table:style-name="ce3" table:formula="of:=[.B165]/[.$B$1]" office:value-type="float" office:value="4.76041666666667" calcext:value-type="float">
            <text:p>4,76</text:p>
          </table:table-cell>
          <table:table-cell table:style-name="ce3" table:formula="of:=[.F164]+[.E165]" office:value-type="float" office:value="730.28125" calcext:value-type="float">
            <text:p>730,28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NestedScrollableHost_3_BinaryMutator</text:p>
          </table:table-cell>
          <table:table-cell table:style-name="ce1" table:formula="of:=[.D165]+[.B166]" office:value-type="float" office:value="70530" calcext:value-type="float">
            <text:p>70530</text:p>
          </table:table-cell>
          <table:table-cell table:style-name="ce3" table:formula="of:=[.B166]/[.$B$1]" office:value-type="float" office:value="4.40625" calcext:value-type="float">
            <text:p>4,41</text:p>
          </table:table-cell>
          <table:table-cell table:style-name="ce3" table:formula="of:=[.F165]+[.E166]" office:value-type="float" office:value="734.6875" calcext:value-type="float">
            <text:p>734,69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NestedScrollableHost_4_BinaryMutator</text:p>
          </table:table-cell>
          <table:table-cell table:style-name="ce1" table:formula="of:=[.D166]+[.B167]" office:value-type="float" office:value="70947" calcext:value-type="float">
            <text:p>70947</text:p>
          </table:table-cell>
          <table:table-cell table:style-name="ce3" table:formula="of:=[.B167]/[.$B$1]" office:value-type="float" office:value="4.34375" calcext:value-type="float">
            <text:p>4,34</text:p>
          </table:table-cell>
          <table:table-cell table:style-name="ce3" table:formula="of:=[.F166]+[.E167]" office:value-type="float" office:value="739.03125" calcext:value-type="float">
            <text:p>739,03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estedScrollableHost_5_BinaryMutator</text:p>
          </table:table-cell>
          <table:table-cell table:style-name="ce1" table:formula="of:=[.D167]+[.B168]" office:value-type="float" office:value="71363" calcext:value-type="float">
            <text:p>71363</text:p>
          </table:table-cell>
          <table:table-cell table:style-name="ce3" table:formula="of:=[.B168]/[.$B$1]" office:value-type="float" office:value="4.33333333333333" calcext:value-type="float">
            <text:p>4,33</text:p>
          </table:table-cell>
          <table:table-cell table:style-name="ce3" table:formula="of:=[.F167]+[.E168]" office:value-type="float" office:value="743.364583333334" calcext:value-type="float">
            <text:p>743,36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estedScrollableHost_6_BinaryMutator</text:p>
          </table:table-cell>
          <table:table-cell table:style-name="ce1" table:formula="of:=[.D168]+[.B169]" office:value-type="float" office:value="71779" calcext:value-type="float">
            <text:p>71779</text:p>
          </table:table-cell>
          <table:table-cell table:style-name="ce3" table:formula="of:=[.B169]/[.$B$1]" office:value-type="float" office:value="4.33333333333333" calcext:value-type="float">
            <text:p>4,33</text:p>
          </table:table-cell>
          <table:table-cell table:style-name="ce3" table:formula="of:=[.F168]+[.E169]" office:value-type="float" office:value="747.697916666667" calcext:value-type="float">
            <text:p>747,70</text:p>
          </table:table-cell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ItunesAdapter_0_BinaryMutator</text:p>
          </table:table-cell>
          <table:table-cell table:style-name="ce1" table:formula="of:=[.D169]+[.B170]" office:value-type="float" office:value="72196" calcext:value-type="float">
            <text:p>72196</text:p>
          </table:table-cell>
          <table:table-cell table:style-name="ce3" table:formula="of:=[.B170]/[.$B$1]" office:value-type="float" office:value="4.34375" calcext:value-type="float">
            <text:p>4,34</text:p>
          </table:table-cell>
          <table:table-cell table:style-name="ce3" table:formula="of:=[.F169]+[.E170]" office:value-type="float" office:value="752.041666666667" calcext:value-type="float">
            <text:p>752,04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ItunesAdapter_1_InvalidViewFocusOperatorMutator</text:p>
          </table:table-cell>
          <table:table-cell table:style-name="ce1" table:formula="of:=[.D170]+[.B171]" office:value-type="float" office:value="72611" calcext:value-type="float">
            <text:p>72611</text:p>
          </table:table-cell>
          <table:table-cell table:style-name="ce3" table:formula="of:=[.B171]/[.$B$1]" office:value-type="float" office:value="4.32291666666667" calcext:value-type="float">
            <text:p>4,32</text:p>
          </table:table-cell>
          <table:table-cell table:style-name="ce3" table:formula="of:=[.F170]+[.E171]" office:value-type="float" office:value="756.364583333334" calcext:value-type="float">
            <text:p>756,36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ItunesAdapter_2_ViewComponentNotVisibleOperatorMutator</text:p>
          </table:table-cell>
          <table:table-cell table:style-name="ce1" table:formula="of:=[.D171]+[.B172]" office:value-type="float" office:value="73034" calcext:value-type="float">
            <text:p>73034</text:p>
          </table:table-cell>
          <table:table-cell table:style-name="ce3" table:formula="of:=[.B172]/[.$B$1]" office:value-type="float" office:value="4.40625" calcext:value-type="float">
            <text:p>4,41</text:p>
          </table:table-cell>
          <table:table-cell table:style-name="ce3" table:formula="of:=[.F171]+[.E172]" office:value-type="float" office:value="760.770833333334" calcext:value-type="float">
            <text:p>760,77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unesAdapter_3_InvalidViewFocusOperatorMutator</text:p>
          </table:table-cell>
          <table:table-cell table:style-name="ce1" table:formula="of:=[.D172]+[.B173]" office:value-type="float" office:value="73454" calcext:value-type="float">
            <text:p>73454</text:p>
          </table:table-cell>
          <table:table-cell table:style-name="ce3" table:formula="of:=[.B173]/[.$B$1]" office:value-type="float" office:value="4.375" calcext:value-type="float">
            <text:p>4,38</text:p>
          </table:table-cell>
          <table:table-cell table:style-name="ce3" table:formula="of:=[.F172]+[.E173]" office:value-type="float" office:value="765.145833333334" calcext:value-type="float">
            <text:p>765,15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unesAdapter_4_ViewComponentNotVisibleOperatorMutator</text:p>
          </table:table-cell>
          <table:table-cell table:style-name="ce1" table:formula="of:=[.D173]+[.B174]" office:value-type="float" office:value="73872" calcext:value-type="float">
            <text:p>73872</text:p>
          </table:table-cell>
          <table:table-cell table:style-name="ce3" table:formula="of:=[.B174]/[.$B$1]" office:value-type="float" office:value="4.35416666666667" calcext:value-type="float">
            <text:p>4,35</text:p>
          </table:table-cell>
          <table:table-cell table:style-name="ce3" table:formula="of:=[.F173]+[.E174]" office:value-type="float" office:value="769.5" calcext:value-type="float">
            <text:p>769,50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ItunesAdapter_5_InvalidViewFocusOperatorMutator</text:p>
          </table:table-cell>
          <table:table-cell table:style-name="ce1" table:formula="of:=[.D174]+[.B175]" office:value-type="float" office:value="74287" calcext:value-type="float">
            <text:p>74287</text:p>
          </table:table-cell>
          <table:table-cell table:style-name="ce3" table:formula="of:=[.B175]/[.$B$1]" office:value-type="float" office:value="4.32291666666667" calcext:value-type="float">
            <text:p>4,32</text:p>
          </table:table-cell>
          <table:table-cell table:style-name="ce3" table:formula="of:=[.F174]+[.E175]" office:value-type="float" office:value="773.822916666667" calcext:value-type="float">
            <text:p>773,82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ItunesAdapter_6_ViewComponentNotVisibleOperatorMutator</text:p>
          </table:table-cell>
          <table:table-cell table:style-name="ce1" table:formula="of:=[.D175]+[.B176]" office:value-type="float" office:value="74701" calcext:value-type="float">
            <text:p>74701</text:p>
          </table:table-cell>
          <table:table-cell table:style-name="ce3" table:formula="of:=[.B176]/[.$B$1]" office:value-type="float" office:value="4.3125" calcext:value-type="float">
            <text:p>4,31</text:p>
          </table:table-cell>
          <table:table-cell table:style-name="ce3" table:formula="of:=[.F175]+[.E176]" office:value-type="float" office:value="778.135416666667" calcext:value-type="float">
            <text:p>778,14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ItemActionButton_0_BuggyGUIListenerOperatorMutator</text:p>
          </table:table-cell>
          <table:table-cell table:style-name="ce1" table:formula="of:=[.D176]+[.B177]" office:value-type="float" office:value="75111" calcext:value-type="float">
            <text:p>75111</text:p>
          </table:table-cell>
          <table:table-cell table:style-name="ce3" table:formula="of:=[.B177]/[.$B$1]" office:value-type="float" office:value="4.27083333333333" calcext:value-type="float">
            <text:p>4,27</text:p>
          </table:table-cell>
          <table:table-cell table:style-name="ce3" table:formula="of:=[.F176]+[.E177]" office:value-type="float" office:value="782.40625" calcext:value-type="float">
            <text:p>782,41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ownloadActionButton_0_BuggyGUIListenerOperatorMutator</text:p>
          </table:table-cell>
          <table:table-cell table:style-name="ce1" table:formula="of:=[.D177]+[.B178]" office:value-type="float" office:value="75528" calcext:value-type="float">
            <text:p>75528</text:p>
          </table:table-cell>
          <table:table-cell table:style-name="ce3" table:formula="of:=[.B178]/[.$B$1]" office:value-type="float" office:value="4.34375" calcext:value-type="float">
            <text:p>4,34</text:p>
          </table:table-cell>
          <table:table-cell table:style-name="ce3" table:formula="of:=[.F177]+[.E178]" office:value-type="float" office:value="786.75" calcext:value-type="float">
            <text:p>786,75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DownloadActionButton_1_BuggyGUIListenerOperatorMutator</text:p>
          </table:table-cell>
          <table:table-cell table:style-name="ce1" table:formula="of:=[.D178]+[.B179]" office:value-type="float" office:value="75943" calcext:value-type="float">
            <text:p>75943</text:p>
          </table:table-cell>
          <table:table-cell table:style-name="ce3" table:formula="of:=[.B179]/[.$B$1]" office:value-type="float" office:value="4.32291666666667" calcext:value-type="float">
            <text:p>4,32</text:p>
          </table:table-cell>
          <table:table-cell table:style-name="ce3" table:formula="of:=[.F178]+[.E179]" office:value-type="float" office:value="791.072916666667" calcext:value-type="float">
            <text:p>791,07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NavListAdapter_0_BinaryMutator</text:p>
          </table:table-cell>
          <table:table-cell table:style-name="ce1" table:formula="of:=[.D179]+[.B180]" office:value-type="float" office:value="76290" calcext:value-type="float">
            <text:p>76290</text:p>
          </table:table-cell>
          <table:table-cell table:style-name="ce3" table:formula="of:=[.B180]/[.$B$1]" office:value-type="float" office:value="3.61458333333333" calcext:value-type="float">
            <text:p>3,61</text:p>
          </table:table-cell>
          <table:table-cell table:style-name="ce3" table:formula="of:=[.F179]+[.E180]" office:value-type="float" office:value="794.6875" calcext:value-type="float">
            <text:p>794,69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NavListAdapter_1_BinaryMutator</text:p>
          </table:table-cell>
          <table:table-cell table:style-name="ce1" table:formula="of:=[.D180]+[.B181]" office:value-type="float" office:value="76719" calcext:value-type="float">
            <text:p>76719</text:p>
          </table:table-cell>
          <table:table-cell table:style-name="ce3" table:formula="of:=[.B181]/[.$B$1]" office:value-type="float" office:value="4.46875" calcext:value-type="float">
            <text:p>4,47</text:p>
          </table:table-cell>
          <table:table-cell table:style-name="ce3" table:formula="of:=[.F180]+[.E181]" office:value-type="float" office:value="799.15625" calcext:value-type="float">
            <text:p>799,16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NavListAdapter_2_BinaryMutator</text:p>
          </table:table-cell>
          <table:table-cell table:style-name="ce1" table:formula="of:=[.D181]+[.B182]" office:value-type="float" office:value="77130" calcext:value-type="float">
            <text:p>77130</text:p>
          </table:table-cell>
          <table:table-cell table:style-name="ce3" table:formula="of:=[.B182]/[.$B$1]" office:value-type="float" office:value="4.28125" calcext:value-type="float">
            <text:p>4,28</text:p>
          </table:table-cell>
          <table:table-cell table:style-name="ce3" table:formula="of:=[.F181]+[.E182]" office:value-type="float" office:value="803.4375" calcext:value-type="float">
            <text:p>803,44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NavListAdapter_3_BinaryMutator</text:p>
          </table:table-cell>
          <table:table-cell table:style-name="ce1" table:formula="of:=[.D182]+[.B183]" office:value-type="float" office:value="77479" calcext:value-type="float">
            <text:p>77479</text:p>
          </table:table-cell>
          <table:table-cell table:style-name="ce3" table:formula="of:=[.B183]/[.$B$1]" office:value-type="float" office:value="3.63541666666667" calcext:value-type="float">
            <text:p>3,64</text:p>
          </table:table-cell>
          <table:table-cell table:style-name="ce3" table:formula="of:=[.F182]+[.E183]" office:value-type="float" office:value="807.072916666667" calcext:value-type="float">
            <text:p>807,07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NavListAdapter_4_BuggyGUIListenerOperatorMutator</text:p>
          </table:table-cell>
          <table:table-cell table:style-name="ce1" table:formula="of:=[.D183]+[.B184]" office:value-type="float" office:value="77865" calcext:value-type="float">
            <text:p>77865</text:p>
          </table:table-cell>
          <table:table-cell table:style-name="ce3" table:formula="of:=[.B184]/[.$B$1]" office:value-type="float" office:value="4.02083333333333" calcext:value-type="float">
            <text:p>4,02</text:p>
          </table:table-cell>
          <table:table-cell table:style-name="ce3" table:formula="of:=[.F183]+[.E184]" office:value-type="float" office:value="811.09375" calcext:value-type="float">
            <text:p>811,09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NavListAdapter_5_BinaryMutator</text:p>
          </table:table-cell>
          <table:table-cell table:style-name="ce1" table:formula="of:=[.D184]+[.B185]" office:value-type="float" office:value="78283" calcext:value-type="float">
            <text:p>78283</text:p>
          </table:table-cell>
          <table:table-cell table:style-name="ce3" table:formula="of:=[.B185]/[.$B$1]" office:value-type="float" office:value="4.35416666666667" calcext:value-type="float">
            <text:p>4,35</text:p>
          </table:table-cell>
          <table:table-cell table:style-name="ce3" table:formula="of:=[.F184]+[.E185]" office:value-type="float" office:value="815.447916666667" calcext:value-type="float">
            <text:p>815,45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NavListAdapter_6_BuggyGUIListenerOperatorMutator</text:p>
          </table:table-cell>
          <table:table-cell table:style-name="ce1" table:formula="of:=[.D185]+[.B186]" office:value-type="float" office:value="78702" calcext:value-type="float">
            <text:p>78702</text:p>
          </table:table-cell>
          <table:table-cell table:style-name="ce3" table:formula="of:=[.B186]/[.$B$1]" office:value-type="float" office:value="4.36458333333333" calcext:value-type="float">
            <text:p>4,36</text:p>
          </table:table-cell>
          <table:table-cell table:style-name="ce3" table:formula="of:=[.F185]+[.E186]" office:value-type="float" office:value="819.8125" calcext:value-type="float">
            <text:p>819,81</text:p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NavListAdapter_7_BuggyGUIListenerOperatorMutator</text:p>
          </table:table-cell>
          <table:table-cell table:style-name="ce1" table:formula="of:=[.D186]+[.B187]" office:value-type="float" office:value="79119" calcext:value-type="float">
            <text:p>79119</text:p>
          </table:table-cell>
          <table:table-cell table:style-name="ce3" table:formula="of:=[.B187]/[.$B$1]" office:value-type="float" office:value="4.34375" calcext:value-type="float">
            <text:p>4,34</text:p>
          </table:table-cell>
          <table:table-cell table:style-name="ce3" table:formula="of:=[.F186]+[.E187]" office:value-type="float" office:value="824.15625" calcext:value-type="float">
            <text:p>824,16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NavListAdapter_8_InvalidKeyIntentOperatorMutator</text:p>
          </table:table-cell>
          <table:table-cell table:style-name="ce1" table:formula="of:=[.D187]+[.B188]" office:value-type="float" office:value="79536" calcext:value-type="float">
            <text:p>79536</text:p>
          </table:table-cell>
          <table:table-cell table:style-name="ce3" table:formula="of:=[.B188]/[.$B$1]" office:value-type="float" office:value="4.34375" calcext:value-type="float">
            <text:p>4,34</text:p>
          </table:table-cell>
          <table:table-cell table:style-name="ce3" table:formula="of:=[.F187]+[.E188]" office:value-type="float" office:value="828.5" calcext:value-type="float">
            <text:p>828,5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NavListAdapter_9_RandomActionIntentDefinitionOperatorMutator</text:p>
          </table:table-cell>
          <table:table-cell table:style-name="ce1" table:formula="of:=[.D188]+[.B189]" office:value-type="float" office:value="79954" calcext:value-type="float">
            <text:p>79954</text:p>
          </table:table-cell>
          <table:table-cell table:style-name="ce3" table:formula="of:=[.B189]/[.$B$1]" office:value-type="float" office:value="4.35416666666667" calcext:value-type="float">
            <text:p>4,35</text:p>
          </table:table-cell>
          <table:table-cell table:style-name="ce3" table:formula="of:=[.F188]+[.E189]" office:value-type="float" office:value="832.854166666667" calcext:value-type="float">
            <text:p>832,85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10_NullValueIntentPutExtraOperatorMutator</text:p>
          </table:table-cell>
          <table:table-cell table:style-name="ce1" table:formula="of:=[.D189]+[.B190]" office:value-type="float" office:value="80370" calcext:value-type="float">
            <text:p>80370</text:p>
          </table:table-cell>
          <table:table-cell table:style-name="ce3" table:formula="of:=[.B190]/[.$B$1]" office:value-type="float" office:value="4.33333333333333" calcext:value-type="float">
            <text:p>4,33</text:p>
          </table:table-cell>
          <table:table-cell table:style-name="ce3" table:formula="of:=[.F189]+[.E190]" office:value-type="float" office:value="837.1875" calcext:value-type="float">
            <text:p>837,19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NavListAdapter_11_IntentPayloadReplacementOperatorMutator</text:p>
          </table:table-cell>
          <table:table-cell table:style-name="ce1" table:formula="of:=[.D190]+[.B191]" office:value-type="float" office:value="80787" calcext:value-type="float">
            <text:p>80787</text:p>
          </table:table-cell>
          <table:table-cell table:style-name="ce3" table:formula="of:=[.B191]/[.$B$1]" office:value-type="float" office:value="4.34375" calcext:value-type="float">
            <text:p>4,34</text:p>
          </table:table-cell>
          <table:table-cell table:style-name="ce3" table:formula="of:=[.F190]+[.E191]" office:value-type="float" office:value="841.53125" calcext:value-type="float">
            <text:p>841,53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NavListAdapter_12_RandomActionIntentDefinitionOperatorMutator</text:p>
          </table:table-cell>
          <table:table-cell table:style-name="ce1" table:formula="of:=[.D191]+[.B192]" office:value-type="float" office:value="81205" calcext:value-type="float">
            <text:p>81205</text:p>
          </table:table-cell>
          <table:table-cell table:style-name="ce3" table:formula="of:=[.B192]/[.$B$1]" office:value-type="float" office:value="4.35416666666667" calcext:value-type="float">
            <text:p>4,35</text:p>
          </table:table-cell>
          <table:table-cell table:style-name="ce3" table:formula="of:=[.F191]+[.E192]" office:value-type="float" office:value="845.885416666667" calcext:value-type="float">
            <text:p>845,89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NavListAdapter_13_BinaryMutator</text:p>
          </table:table-cell>
          <table:table-cell table:style-name="ce1" table:formula="of:=[.D192]+[.B193]" office:value-type="float" office:value="81620" calcext:value-type="float">
            <text:p>81620</text:p>
          </table:table-cell>
          <table:table-cell table:style-name="ce3" table:formula="of:=[.B193]/[.$B$1]" office:value-type="float" office:value="4.32291666666667" calcext:value-type="float">
            <text:p>4,32</text:p>
          </table:table-cell>
          <table:table-cell table:style-name="ce3" table:formula="of:=[.F192]+[.E193]" office:value-type="float" office:value="850.208333333334" calcext:value-type="float">
            <text:p>850,21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NavListAdapter_14_BinaryMutator</text:p>
          </table:table-cell>
          <table:table-cell table:style-name="ce1" table:formula="of:=[.D193]+[.B194]" office:value-type="float" office:value="82037" calcext:value-type="float">
            <text:p>82037</text:p>
          </table:table-cell>
          <table:table-cell table:style-name="ce3" table:formula="of:=[.B194]/[.$B$1]" office:value-type="float" office:value="4.34375" calcext:value-type="float">
            <text:p>4,34</text:p>
          </table:table-cell>
          <table:table-cell table:style-name="ce3" table:formula="of:=[.F193]+[.E194]" office:value-type="float" office:value="854.552083333334" calcext:value-type="float">
            <text:p>854,55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15_BinaryMutator</text:p>
          </table:table-cell>
          <table:table-cell table:style-name="ce1" table:formula="of:=[.D194]+[.B195]" office:value-type="float" office:value="82453" calcext:value-type="float">
            <text:p>82453</text:p>
          </table:table-cell>
          <table:table-cell table:style-name="ce3" table:formula="of:=[.B195]/[.$B$1]" office:value-type="float" office:value="4.33333333333333" calcext:value-type="float">
            <text:p>4,33</text:p>
          </table:table-cell>
          <table:table-cell table:style-name="ce3" table:formula="of:=[.F194]+[.E195]" office:value-type="float" office:value="858.885416666667" calcext:value-type="float">
            <text:p>858,89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NavListAdapter_16_InvalidViewFocusOperatorMutator</text:p>
          </table:table-cell>
          <table:table-cell table:style-name="ce1" table:formula="of:=[.D195]+[.B196]" office:value-type="float" office:value="82871" calcext:value-type="float">
            <text:p>82871</text:p>
          </table:table-cell>
          <table:table-cell table:style-name="ce3" table:formula="of:=[.B196]/[.$B$1]" office:value-type="float" office:value="4.35416666666667" calcext:value-type="float">
            <text:p>4,35</text:p>
          </table:table-cell>
          <table:table-cell table:style-name="ce3" table:formula="of:=[.F195]+[.E196]" office:value-type="float" office:value="863.239583333334" calcext:value-type="float">
            <text:p>863,2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17_ViewComponentNotVisibleOperatorMutator</text:p>
          </table:table-cell>
          <table:table-cell table:style-name="ce1" table:formula="of:=[.D196]+[.B197]" office:value-type="float" office:value="83287" calcext:value-type="float">
            <text:p>83287</text:p>
          </table:table-cell>
          <table:table-cell table:style-name="ce3" table:formula="of:=[.B197]/[.$B$1]" office:value-type="float" office:value="4.33333333333333" calcext:value-type="float">
            <text:p>4,33</text:p>
          </table:table-cell>
          <table:table-cell table:style-name="ce3" table:formula="of:=[.F196]+[.E197]" office:value-type="float" office:value="867.572916666667" calcext:value-type="float">
            <text:p>867,57</text:p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NavListAdapter_18_InvalidViewFocusOperatorMutator</text:p>
          </table:table-cell>
          <table:table-cell table:style-name="ce1" table:formula="of:=[.D197]+[.B198]" office:value-type="float" office:value="83705" calcext:value-type="float">
            <text:p>83705</text:p>
          </table:table-cell>
          <table:table-cell table:style-name="ce3" table:formula="of:=[.B198]/[.$B$1]" office:value-type="float" office:value="4.35416666666667" calcext:value-type="float">
            <text:p>4,35</text:p>
          </table:table-cell>
          <table:table-cell table:style-name="ce3" table:formula="of:=[.F197]+[.E198]" office:value-type="float" office:value="871.927083333334" calcext:value-type="float">
            <text:p>871,93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NavListAdapter_19_ViewComponentNotVisibleOperatorMutator</text:p>
          </table:table-cell>
          <table:table-cell table:style-name="ce1" table:formula="of:=[.D198]+[.B199]" office:value-type="float" office:value="84138" calcext:value-type="float">
            <text:p>84138</text:p>
          </table:table-cell>
          <table:table-cell table:style-name="ce3" table:formula="of:=[.B199]/[.$B$1]" office:value-type="float" office:value="4.51041666666667" calcext:value-type="float">
            <text:p>4,51</text:p>
          </table:table-cell>
          <table:table-cell table:style-name="ce3" table:formula="of:=[.F198]+[.E199]" office:value-type="float" office:value="876.4375" calcext:value-type="float">
            <text:p>876,44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NavListAdapter_20_InvalidViewFocusOperatorMutator</text:p>
          </table:table-cell>
          <table:table-cell table:style-name="ce1" table:formula="of:=[.D199]+[.B200]" office:value-type="float" office:value="84560" calcext:value-type="float">
            <text:p>84560</text:p>
          </table:table-cell>
          <table:table-cell table:style-name="ce3" table:formula="of:=[.B200]/[.$B$1]" office:value-type="float" office:value="4.39583333333333" calcext:value-type="float">
            <text:p>4,40</text:p>
          </table:table-cell>
          <table:table-cell table:style-name="ce3" table:formula="of:=[.F199]+[.E200]" office:value-type="float" office:value="880.833333333334" calcext:value-type="float">
            <text:p>880,83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NavListAdapter_21_ViewComponentNotVisibleOperatorMutator</text:p>
          </table:table-cell>
          <table:table-cell table:style-name="ce1" table:formula="of:=[.D200]+[.B201]" office:value-type="float" office:value="84920" calcext:value-type="float">
            <text:p>84920</text:p>
          </table:table-cell>
          <table:table-cell table:style-name="ce3" table:formula="of:=[.B201]/[.$B$1]" office:value-type="float" office:value="3.75" calcext:value-type="float">
            <text:p>3,75</text:p>
          </table:table-cell>
          <table:table-cell table:style-name="ce3" table:formula="of:=[.F200]+[.E201]" office:value-type="float" office:value="884.583333333334" calcext:value-type="float">
            <text:p>884,58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NavListAdapter_22_InvalidViewFocusOperatorMutator</text:p>
          </table:table-cell>
          <table:table-cell table:style-name="ce1" table:formula="of:=[.D201]+[.B202]" office:value-type="float" office:value="85337" calcext:value-type="float">
            <text:p>85337</text:p>
          </table:table-cell>
          <table:table-cell table:style-name="ce3" table:formula="of:=[.B202]/[.$B$1]" office:value-type="float" office:value="4.34375" calcext:value-type="float">
            <text:p>4,34</text:p>
          </table:table-cell>
          <table:table-cell table:style-name="ce3" table:formula="of:=[.F201]+[.E202]" office:value-type="float" office:value="888.927083333334" calcext:value-type="float">
            <text:p>888,93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NavListAdapter_23_ViewComponentNotVisibleOperatorMutator</text:p>
          </table:table-cell>
          <table:table-cell table:style-name="ce1" table:formula="of:=[.D202]+[.B203]" office:value-type="float" office:value="85752" calcext:value-type="float">
            <text:p>85752</text:p>
          </table:table-cell>
          <table:table-cell table:style-name="ce3" table:formula="of:=[.B203]/[.$B$1]" office:value-type="float" office:value="4.32291666666667" calcext:value-type="float">
            <text:p>4,32</text:p>
          </table:table-cell>
          <table:table-cell table:style-name="ce3" table:formula="of:=[.F202]+[.E203]" office:value-type="float" office:value="893.25" calcext:value-type="float">
            <text:p>893,25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24_InvalidViewFocusOperatorMutator</text:p>
          </table:table-cell>
          <table:table-cell table:style-name="ce1" table:formula="of:=[.D203]+[.B204]" office:value-type="float" office:value="86168" calcext:value-type="float">
            <text:p>86168</text:p>
          </table:table-cell>
          <table:table-cell table:style-name="ce3" table:formula="of:=[.B204]/[.$B$1]" office:value-type="float" office:value="4.33333333333333" calcext:value-type="float">
            <text:p>4,33</text:p>
          </table:table-cell>
          <table:table-cell table:style-name="ce3" table:formula="of:=[.F203]+[.E204]" office:value-type="float" office:value="897.583333333334" calcext:value-type="float">
            <text:p>897,58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25_ViewComponentNotVisibleOperatorMutator</text:p>
          </table:table-cell>
          <table:table-cell table:style-name="ce1" table:formula="of:=[.D204]+[.B205]" office:value-type="float" office:value="86584" calcext:value-type="float">
            <text:p>86584</text:p>
          </table:table-cell>
          <table:table-cell table:style-name="ce3" table:formula="of:=[.B205]/[.$B$1]" office:value-type="float" office:value="4.33333333333333" calcext:value-type="float">
            <text:p>4,33</text:p>
          </table:table-cell>
          <table:table-cell table:style-name="ce3" table:formula="of:=[.F204]+[.E205]" office:value-type="float" office:value="901.916666666667" calcext:value-type="float">
            <text:p>901,92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26_InvalidViewFocusOperatorMutator</text:p>
          </table:table-cell>
          <table:table-cell table:style-name="ce1" table:formula="of:=[.D205]+[.B206]" office:value-type="float" office:value="87000" calcext:value-type="float">
            <text:p>87000</text:p>
          </table:table-cell>
          <table:table-cell table:style-name="ce3" table:formula="of:=[.B206]/[.$B$1]" office:value-type="float" office:value="4.33333333333333" calcext:value-type="float">
            <text:p>4,33</text:p>
          </table:table-cell>
          <table:table-cell table:style-name="ce3" table:formula="of:=[.F205]+[.E206]" office:value-type="float" office:value="906.25" calcext:value-type="float">
            <text:p>906,25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NavListAdapter_27_ViewComponentNotVisibleOperatorMutator</text:p>
          </table:table-cell>
          <table:table-cell table:style-name="ce1" table:formula="of:=[.D206]+[.B207]" office:value-type="float" office:value="87411" calcext:value-type="float">
            <text:p>87411</text:p>
          </table:table-cell>
          <table:table-cell table:style-name="ce3" table:formula="of:=[.B207]/[.$B$1]" office:value-type="float" office:value="4.28125" calcext:value-type="float">
            <text:p>4,28</text:p>
          </table:table-cell>
          <table:table-cell table:style-name="ce3" table:formula="of:=[.F206]+[.E207]" office:value-type="float" office:value="910.53125" calcext:value-type="float">
            <text:p>910,53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28_InvalidViewFocusOperatorMutator</text:p>
          </table:table-cell>
          <table:table-cell table:style-name="ce1" table:formula="of:=[.D207]+[.B208]" office:value-type="float" office:value="87827" calcext:value-type="float">
            <text:p>87827</text:p>
          </table:table-cell>
          <table:table-cell table:style-name="ce3" table:formula="of:=[.B208]/[.$B$1]" office:value-type="float" office:value="4.33333333333333" calcext:value-type="float">
            <text:p>4,33</text:p>
          </table:table-cell>
          <table:table-cell table:style-name="ce3" table:formula="of:=[.F207]+[.E208]" office:value-type="float" office:value="914.864583333334" calcext:value-type="float">
            <text:p>914,86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29_ViewComponentNotVisibleOperatorMutator</text:p>
          </table:table-cell>
          <table:table-cell table:style-name="ce1" table:formula="of:=[.D208]+[.B209]" office:value-type="float" office:value="88243" calcext:value-type="float">
            <text:p>88243</text:p>
          </table:table-cell>
          <table:table-cell table:style-name="ce3" table:formula="of:=[.B209]/[.$B$1]" office:value-type="float" office:value="4.33333333333333" calcext:value-type="float">
            <text:p>4,33</text:p>
          </table:table-cell>
          <table:table-cell table:style-name="ce3" table:formula="of:=[.F208]+[.E209]" office:value-type="float" office:value="919.197916666667" calcext:value-type="float">
            <text:p>919,2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ListAdapter_30_InvalidViewFocusOperatorMutator</text:p>
          </table:table-cell>
          <table:table-cell table:style-name="ce1" table:formula="of:=[.D209]+[.B210]" office:value-type="float" office:value="88659" calcext:value-type="float">
            <text:p>88659</text:p>
          </table:table-cell>
          <table:table-cell table:style-name="ce3" table:formula="of:=[.B210]/[.$B$1]" office:value-type="float" office:value="4.33333333333333" calcext:value-type="float">
            <text:p>4,33</text:p>
          </table:table-cell>
          <table:table-cell table:style-name="ce3" table:formula="of:=[.F209]+[.E210]" office:value-type="float" office:value="923.53125" calcext:value-type="float">
            <text:p>923,53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NavListAdapter_31_ViewComponentNotVisibleOperatorMutator</text:p>
          </table:table-cell>
          <table:table-cell table:style-name="ce1" table:formula="of:=[.D210]+[.B211]" office:value-type="float" office:value="89079" calcext:value-type="float">
            <text:p>89079</text:p>
          </table:table-cell>
          <table:table-cell table:style-name="ce3" table:formula="of:=[.B211]/[.$B$1]" office:value-type="float" office:value="4.375" calcext:value-type="float">
            <text:p>4,38</text:p>
          </table:table-cell>
          <table:table-cell table:style-name="ce3" table:formula="of:=[.F210]+[.E211]" office:value-type="float" office:value="927.90625" calcext:value-type="float">
            <text:p>927,91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HorizontalFeedListAdapter_0_BinaryMutator</text:p>
          </table:table-cell>
          <table:table-cell table:style-name="ce1" table:formula="of:=[.D211]+[.B212]" office:value-type="float" office:value="89492" calcext:value-type="float">
            <text:p>89492</text:p>
          </table:table-cell>
          <table:table-cell table:style-name="ce3" table:formula="of:=[.B212]/[.$B$1]" office:value-type="float" office:value="4.30208333333333" calcext:value-type="float">
            <text:p>4,30</text:p>
          </table:table-cell>
          <table:table-cell table:style-name="ce3" table:formula="of:=[.F211]+[.E212]" office:value-type="float" office:value="932.208333333334" calcext:value-type="float">
            <text:p>932,21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HorizontalFeedListAdapter_1_BuggyGUIListenerOperatorMutator</text:p>
          </table:table-cell>
          <table:table-cell table:style-name="ce1" table:formula="of:=[.D212]+[.B213]" office:value-type="float" office:value="89905" calcext:value-type="float">
            <text:p>89905</text:p>
          </table:table-cell>
          <table:table-cell table:style-name="ce3" table:formula="of:=[.B213]/[.$B$1]" office:value-type="float" office:value="4.30208333333333" calcext:value-type="float">
            <text:p>4,30</text:p>
          </table:table-cell>
          <table:table-cell table:style-name="ce3" table:formula="of:=[.F212]+[.E213]" office:value-type="float" office:value="936.510416666667" calcext:value-type="float">
            <text:p>936,51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HorizontalFeedListAdapter_2_BuggyGUIListenerOperatorMutator</text:p>
          </table:table-cell>
          <table:table-cell table:style-name="ce1" table:formula="of:=[.D213]+[.B214]" office:value-type="float" office:value="90323" calcext:value-type="float">
            <text:p>90323</text:p>
          </table:table-cell>
          <table:table-cell table:style-name="ce3" table:formula="of:=[.B214]/[.$B$1]" office:value-type="float" office:value="4.35416666666667" calcext:value-type="float">
            <text:p>4,35</text:p>
          </table:table-cell>
          <table:table-cell table:style-name="ce3" table:formula="of:=[.F213]+[.E214]" office:value-type="float" office:value="940.864583333334" calcext:value-type="float">
            <text:p>940,86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HorizontalFeedListAdapter_3_BinaryMutator</text:p>
          </table:table-cell>
          <table:table-cell table:style-name="ce1" table:formula="of:=[.D214]+[.B215]" office:value-type="float" office:value="90740" calcext:value-type="float">
            <text:p>90740</text:p>
          </table:table-cell>
          <table:table-cell table:style-name="ce3" table:formula="of:=[.B215]/[.$B$1]" office:value-type="float" office:value="4.34375" calcext:value-type="float">
            <text:p>4,34</text:p>
          </table:table-cell>
          <table:table-cell table:style-name="ce3" table:formula="of:=[.F214]+[.E215]" office:value-type="float" office:value="945.208333333334" calcext:value-type="float">
            <text:p>945,21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HorizontalFeedListAdapter_4_BinaryMutator</text:p>
          </table:table-cell>
          <table:table-cell table:style-name="ce1" table:formula="of:=[.D215]+[.B216]" office:value-type="float" office:value="91155" calcext:value-type="float">
            <text:p>91155</text:p>
          </table:table-cell>
          <table:table-cell table:style-name="ce3" table:formula="of:=[.B216]/[.$B$1]" office:value-type="float" office:value="4.32291666666667" calcext:value-type="float">
            <text:p>4,32</text:p>
          </table:table-cell>
          <table:table-cell table:style-name="ce3" table:formula="of:=[.F215]+[.E216]" office:value-type="float" office:value="949.53125" calcext:value-type="float">
            <text:p>949,53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HorizontalFeedListAdapter_5_InvalidViewFocusOperatorMutator</text:p>
          </table:table-cell>
          <table:table-cell table:style-name="ce1" table:formula="of:=[.D216]+[.B217]" office:value-type="float" office:value="91571" calcext:value-type="float">
            <text:p>91571</text:p>
          </table:table-cell>
          <table:table-cell table:style-name="ce3" table:formula="of:=[.B217]/[.$B$1]" office:value-type="float" office:value="4.33333333333333" calcext:value-type="float">
            <text:p>4,33</text:p>
          </table:table-cell>
          <table:table-cell table:style-name="ce3" table:formula="of:=[.F216]+[.E217]" office:value-type="float" office:value="953.864583333334" calcext:value-type="float">
            <text:p>953,86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HorizontalFeedListAdapter_6_ViewComponentNotVisibleOperatorMutator</text:p>
          </table:table-cell>
          <table:table-cell table:style-name="ce1" table:formula="of:=[.D217]+[.B218]" office:value-type="float" office:value="91985" calcext:value-type="float">
            <text:p>91985</text:p>
          </table:table-cell>
          <table:table-cell table:style-name="ce3" table:formula="of:=[.B218]/[.$B$1]" office:value-type="float" office:value="4.3125" calcext:value-type="float">
            <text:p>4,31</text:p>
          </table:table-cell>
          <table:table-cell table:style-name="ce3" table:formula="of:=[.F217]+[.E218]" office:value-type="float" office:value="958.177083333334" calcext:value-type="float">
            <text:p>958,18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HorizontalFeedListAdapter_7_InvalidViewFocusOperatorMutator</text:p>
          </table:table-cell>
          <table:table-cell table:style-name="ce1" table:formula="of:=[.D218]+[.B219]" office:value-type="float" office:value="92399" calcext:value-type="float">
            <text:p>92399</text:p>
          </table:table-cell>
          <table:table-cell table:style-name="ce3" table:formula="of:=[.B219]/[.$B$1]" office:value-type="float" office:value="4.3125" calcext:value-type="float">
            <text:p>4,31</text:p>
          </table:table-cell>
          <table:table-cell table:style-name="ce3" table:formula="of:=[.F218]+[.E219]" office:value-type="float" office:value="962.489583333334" calcext:value-type="float">
            <text:p>962,49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HorizontalFeedListAdapter_8_ViewComponentNotVisibleOperatorMutator</text:p>
          </table:table-cell>
          <table:table-cell table:style-name="ce1" table:formula="of:=[.D219]+[.B220]" office:value-type="float" office:value="92816" calcext:value-type="float">
            <text:p>92816</text:p>
          </table:table-cell>
          <table:table-cell table:style-name="ce3" table:formula="of:=[.B220]/[.$B$1]" office:value-type="float" office:value="4.34375" calcext:value-type="float">
            <text:p>4,34</text:p>
          </table:table-cell>
          <table:table-cell table:style-name="ce3" table:formula="of:=[.F219]+[.E220]" office:value-type="float" office:value="966.833333333334" calcext:value-type="float">
            <text:p>966,83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HorizontalFeedListAdapter_9_InvalidViewFocusOperatorMutator</text:p>
          </table:table-cell>
          <table:table-cell table:style-name="ce1" table:formula="of:=[.D220]+[.B221]" office:value-type="float" office:value="93232" calcext:value-type="float">
            <text:p>93232</text:p>
          </table:table-cell>
          <table:table-cell table:style-name="ce3" table:formula="of:=[.B221]/[.$B$1]" office:value-type="float" office:value="4.33333333333333" calcext:value-type="float">
            <text:p>4,33</text:p>
          </table:table-cell>
          <table:table-cell table:style-name="ce3" table:formula="of:=[.F220]+[.E221]" office:value-type="float" office:value="971.166666666667" calcext:value-type="float">
            <text:p>971,17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HorizontalFeedListAdapter_10_ViewComponentNotVisibleOperatorMutator</text:p>
          </table:table-cell>
          <table:table-cell table:style-name="ce1" table:formula="of:=[.D221]+[.B222]" office:value-type="float" office:value="93646" calcext:value-type="float">
            <text:p>93646</text:p>
          </table:table-cell>
          <table:table-cell table:style-name="ce3" table:formula="of:=[.B222]/[.$B$1]" office:value-type="float" office:value="4.3125" calcext:value-type="float">
            <text:p>4,31</text:p>
          </table:table-cell>
          <table:table-cell table:style-name="ce3" table:formula="of:=[.F221]+[.E222]" office:value-type="float" office:value="975.479166666667" calcext:value-type="float">
            <text:p>975,48</text:p>
          </table:table-cell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SimpleChipAdapter_0_BuggyGUIListenerOperatorMutator</text:p>
          </table:table-cell>
          <table:table-cell table:style-name="ce1" table:formula="of:=[.D222]+[.B223]" office:value-type="float" office:value="94060" calcext:value-type="float">
            <text:p>94060</text:p>
          </table:table-cell>
          <table:table-cell table:style-name="ce3" table:formula="of:=[.B223]/[.$B$1]" office:value-type="float" office:value="4.3125" calcext:value-type="float">
            <text:p>4,31</text:p>
          </table:table-cell>
          <table:table-cell table:style-name="ce3" table:formula="of:=[.F222]+[.E223]" office:value-type="float" office:value="979.791666666667" calcext:value-type="float">
            <text:p>979,79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electableAdapter_0_BinaryMutator</text:p>
          </table:table-cell>
          <table:table-cell table:style-name="ce1" table:formula="of:=[.D223]+[.B224]" office:value-type="float" office:value="94476" calcext:value-type="float">
            <text:p>94476</text:p>
          </table:table-cell>
          <table:table-cell table:style-name="ce3" table:formula="of:=[.B224]/[.$B$1]" office:value-type="float" office:value="4.33333333333333" calcext:value-type="float">
            <text:p>4,33</text:p>
          </table:table-cell>
          <table:table-cell table:style-name="ce3" table:formula="of:=[.F223]+[.E224]" office:value-type="float" office:value="984.125000000001" calcext:value-type="float">
            <text:p>984,13</text:p>
          </table:table-cell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electableAdapter_1_BinaryMutator</text:p>
          </table:table-cell>
          <table:table-cell table:style-name="ce1" table:formula="of:=[.D224]+[.B225]" office:value-type="float" office:value="94892" calcext:value-type="float">
            <text:p>94892</text:p>
          </table:table-cell>
          <table:table-cell table:style-name="ce3" table:formula="of:=[.B225]/[.$B$1]" office:value-type="float" office:value="4.33333333333333" calcext:value-type="float">
            <text:p>4,33</text:p>
          </table:table-cell>
          <table:table-cell table:style-name="ce3" table:formula="of:=[.F224]+[.E225]" office:value-type="float" office:value="988.458333333334" calcext:value-type="float">
            <text:p>988,46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FeedItemlistDescriptionAdapter_0_InvalidViewFocusOperatorMutator</text:p>
          </table:table-cell>
          <table:table-cell table:style-name="ce1" table:formula="of:=[.D225]+[.B226]" office:value-type="float" office:value="95308" calcext:value-type="float">
            <text:p>95308</text:p>
          </table:table-cell>
          <table:table-cell table:style-name="ce3" table:formula="of:=[.B226]/[.$B$1]" office:value-type="float" office:value="4.33333333333333" calcext:value-type="float">
            <text:p>4,33</text:p>
          </table:table-cell>
          <table:table-cell table:style-name="ce3" table:formula="of:=[.F225]+[.E226]" office:value-type="float" office:value="992.791666666667" calcext:value-type="float">
            <text:p>992,79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FeedItemlistDescriptionAdapter_1_ViewComponentNotVisibleOperatorMutator</text:p>
          </table:table-cell>
          <table:table-cell table:style-name="ce1" table:formula="of:=[.D226]+[.B227]" office:value-type="float" office:value="95724" calcext:value-type="float">
            <text:p>95724</text:p>
          </table:table-cell>
          <table:table-cell table:style-name="ce3" table:formula="of:=[.B227]/[.$B$1]" office:value-type="float" office:value="4.33333333333333" calcext:value-type="float">
            <text:p>4,33</text:p>
          </table:table-cell>
          <table:table-cell table:style-name="ce3" table:formula="of:=[.F226]+[.E227]" office:value-type="float" office:value="997.125000000001" calcext:value-type="float">
            <text:p>997,13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FeedItemlistDescriptionAdapter_2_InvalidViewFocusOperatorMutator</text:p>
          </table:table-cell>
          <table:table-cell table:style-name="ce1" table:formula="of:=[.D227]+[.B228]" office:value-type="float" office:value="96139" calcext:value-type="float">
            <text:p>96139</text:p>
          </table:table-cell>
          <table:table-cell table:style-name="ce3" table:formula="of:=[.B228]/[.$B$1]" office:value-type="float" office:value="4.32291666666667" calcext:value-type="float">
            <text:p>4,32</text:p>
          </table:table-cell>
          <table:table-cell table:style-name="ce3" table:formula="of:=[.F227]+[.E228]" office:value-type="float" office:value="1001.44791666667" calcext:value-type="float">
            <text:p>1001,45</text:p>
          </table:table-cell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ItemlistDescriptionAdapter_3_ViewComponentNotVisibleOperatorMutator</text:p>
          </table:table-cell>
          <table:table-cell table:style-name="ce1" table:formula="of:=[.D228]+[.B229]" office:value-type="float" office:value="96556" calcext:value-type="float">
            <text:p>96556</text:p>
          </table:table-cell>
          <table:table-cell table:style-name="ce3" table:formula="of:=[.B229]/[.$B$1]" office:value-type="float" office:value="4.34375" calcext:value-type="float">
            <text:p>4,34</text:p>
          </table:table-cell>
          <table:table-cell table:style-name="ce3" table:formula="of:=[.F228]+[.E229]" office:value-type="float" office:value="1005.79166666667" calcext:value-type="float">
            <text:p>1005,79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FeedItemlistDescriptionAdapter_4_InvalidViewFocusOperatorMutator</text:p>
          </table:table-cell>
          <table:table-cell table:style-name="ce1" table:formula="of:=[.D229]+[.B230]" office:value-type="float" office:value="96972" calcext:value-type="float">
            <text:p>96972</text:p>
          </table:table-cell>
          <table:table-cell table:style-name="ce3" table:formula="of:=[.B230]/[.$B$1]" office:value-type="float" office:value="4.33333333333333" calcext:value-type="float">
            <text:p>4,33</text:p>
          </table:table-cell>
          <table:table-cell table:style-name="ce3" table:formula="of:=[.F229]+[.E230]" office:value-type="float" office:value="1010.125" calcext:value-type="float">
            <text:p>1010,13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ItemlistDescriptionAdapter_5_ViewComponentNotVisibleOperatorMutator</text:p>
          </table:table-cell>
          <table:table-cell table:style-name="ce1" table:formula="of:=[.D230]+[.B231]" office:value-type="float" office:value="97389" calcext:value-type="float">
            <text:p>97389</text:p>
          </table:table-cell>
          <table:table-cell table:style-name="ce3" table:formula="of:=[.B231]/[.$B$1]" office:value-type="float" office:value="4.34375" calcext:value-type="float">
            <text:p>4,34</text:p>
          </table:table-cell>
          <table:table-cell table:style-name="ce3" table:formula="of:=[.F230]+[.E231]" office:value-type="float" office:value="1014.46875" calcext:value-type="float">
            <text:p>1014,47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FeedItemlistDescriptionAdapter_6_InvalidViewFocusOperatorMutator</text:p>
          </table:table-cell>
          <table:table-cell table:style-name="ce1" table:formula="of:=[.D231]+[.B232]" office:value-type="float" office:value="97842" calcext:value-type="float">
            <text:p>97842</text:p>
          </table:table-cell>
          <table:table-cell table:style-name="ce3" table:formula="of:=[.B232]/[.$B$1]" office:value-type="float" office:value="4.71875" calcext:value-type="float">
            <text:p>4,72</text:p>
          </table:table-cell>
          <table:table-cell table:style-name="ce3" table:formula="of:=[.F231]+[.E232]" office:value-type="float" office:value="1019.1875" calcext:value-type="float">
            <text:p>1019,19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FeedItemlistDescriptionAdapter_7_ViewComponentNotVisibleOperatorMutator</text:p>
          </table:table-cell>
          <table:table-cell table:style-name="ce1" table:formula="of:=[.D232]+[.B233]" office:value-type="float" office:value="98256" calcext:value-type="float">
            <text:p>98256</text:p>
          </table:table-cell>
          <table:table-cell table:style-name="ce3" table:formula="of:=[.B233]/[.$B$1]" office:value-type="float" office:value="4.3125" calcext:value-type="float">
            <text:p>4,31</text:p>
          </table:table-cell>
          <table:table-cell table:style-name="ce3" table:formula="of:=[.F232]+[.E233]" office:value-type="float" office:value="1023.5" calcext:value-type="float">
            <text:p>1023,5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FeedItemlistDescriptionAdapter_8_BuggyGUIListenerOperatorMutator</text:p>
          </table:table-cell>
          <table:table-cell table:style-name="ce1" table:formula="of:=[.D233]+[.B234]" office:value-type="float" office:value="98672" calcext:value-type="float">
            <text:p>98672</text:p>
          </table:table-cell>
          <table:table-cell table:style-name="ce3" table:formula="of:=[.B234]/[.$B$1]" office:value-type="float" office:value="4.33333333333333" calcext:value-type="float">
            <text:p>4,33</text:p>
          </table:table-cell>
          <table:table-cell table:style-name="ce3" table:formula="of:=[.F233]+[.E234]" office:value-type="float" office:value="1027.83333333333" calcext:value-type="float">
            <text:p>1027,83</text:p>
          </table:table-cell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ItemlistDescriptionAdapter_9_BuggyGUIListenerOperatorMutator</text:p>
          </table:table-cell>
          <table:table-cell table:style-name="ce1" table:formula="of:=[.D234]+[.B235]" office:value-type="float" office:value="99089" calcext:value-type="float">
            <text:p>99089</text:p>
          </table:table-cell>
          <table:table-cell table:style-name="ce3" table:formula="of:=[.B235]/[.$B$1]" office:value-type="float" office:value="4.34375" calcext:value-type="float">
            <text:p>4,34</text:p>
          </table:table-cell>
          <table:table-cell table:style-name="ce3" table:formula="of:=[.F234]+[.E235]" office:value-type="float" office:value="1032.17708333333" calcext:value-type="float">
            <text:p>1032,18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DownloadLogAdapter_0_BuggyGUIListenerOperatorMutator</text:p>
          </table:table-cell>
          <table:table-cell table:style-name="ce1" table:formula="of:=[.D235]+[.B236]" office:value-type="float" office:value="99503" calcext:value-type="float">
            <text:p>99503</text:p>
          </table:table-cell>
          <table:table-cell table:style-name="ce3" table:formula="of:=[.B236]/[.$B$1]" office:value-type="float" office:value="4.3125" calcext:value-type="float">
            <text:p>4,31</text:p>
          </table:table-cell>
          <table:table-cell table:style-name="ce3" table:formula="of:=[.F235]+[.E236]" office:value-type="float" office:value="1036.48958333333" calcext:value-type="float">
            <text:p>1036,49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ownloadLogAdapter_1_BuggyGUIListenerOperatorMutator</text:p>
          </table:table-cell>
          <table:table-cell table:style-name="ce1" table:formula="of:=[.D236]+[.B237]" office:value-type="float" office:value="99922" calcext:value-type="float">
            <text:p>99922</text:p>
          </table:table-cell>
          <table:table-cell table:style-name="ce3" table:formula="of:=[.B237]/[.$B$1]" office:value-type="float" office:value="4.36458333333333" calcext:value-type="float">
            <text:p>4,36</text:p>
          </table:table-cell>
          <table:table-cell table:style-name="ce3" table:formula="of:=[.F236]+[.E237]" office:value-type="float" office:value="1040.85416666667" calcext:value-type="float">
            <text:p>1040,85</text:p>
          </table:table-cell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HorizontalItemListAdapter_0_BuggyGUIListenerOperatorMutator</text:p>
          </table:table-cell>
          <table:table-cell table:style-name="ce1" table:formula="of:=[.D237]+[.B238]" office:value-type="float" office:value="100340" calcext:value-type="float">
            <text:p>100340</text:p>
          </table:table-cell>
          <table:table-cell table:style-name="ce3" table:formula="of:=[.B238]/[.$B$1]" office:value-type="float" office:value="4.35416666666667" calcext:value-type="float">
            <text:p>4,35</text:p>
          </table:table-cell>
          <table:table-cell table:style-name="ce3" table:formula="of:=[.F237]+[.E238]" office:value-type="float" office:value="1045.20833333333" calcext:value-type="float">
            <text:p>1045,21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HorizontalItemListAdapter_1_BinaryMutator</text:p>
          </table:table-cell>
          <table:table-cell table:style-name="ce1" table:formula="of:=[.D238]+[.B239]" office:value-type="float" office:value="100756" calcext:value-type="float">
            <text:p>100756</text:p>
          </table:table-cell>
          <table:table-cell table:style-name="ce3" table:formula="of:=[.B239]/[.$B$1]" office:value-type="float" office:value="4.33333333333333" calcext:value-type="float">
            <text:p>4,33</text:p>
          </table:table-cell>
          <table:table-cell table:style-name="ce3" table:formula="of:=[.F238]+[.E239]" office:value-type="float" office:value="1049.54166666667" calcext:value-type="float">
            <text:p>1049,54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eueRecyclerAdapter_0_BinaryMutator</text:p>
          </table:table-cell>
          <table:table-cell table:style-name="ce1" table:formula="of:=[.D239]+[.B240]" office:value-type="float" office:value="101176" calcext:value-type="float">
            <text:p>101176</text:p>
          </table:table-cell>
          <table:table-cell table:style-name="ce3" table:formula="of:=[.B240]/[.$B$1]" office:value-type="float" office:value="4.375" calcext:value-type="float">
            <text:p>4,38</text:p>
          </table:table-cell>
          <table:table-cell table:style-name="ce3" table:formula="of:=[.F239]+[.E240]" office:value-type="float" office:value="1053.91666666667" calcext:value-type="float">
            <text:p>1053,92</text:p>
          </table:table-cell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QueueRecyclerAdapter_1_BinaryMutator</text:p>
          </table:table-cell>
          <table:table-cell table:style-name="ce1" table:formula="of:=[.D240]+[.B241]" office:value-type="float" office:value="101591" calcext:value-type="float">
            <text:p>101591</text:p>
          </table:table-cell>
          <table:table-cell table:style-name="ce3" table:formula="of:=[.B241]/[.$B$1]" office:value-type="float" office:value="4.32291666666667" calcext:value-type="float">
            <text:p>4,32</text:p>
          </table:table-cell>
          <table:table-cell table:style-name="ce3" table:formula="of:=[.F240]+[.E241]" office:value-type="float" office:value="1058.23958333333" calcext:value-type="float">
            <text:p>1058,24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QueueRecyclerAdapter_2_BinaryMutator</text:p>
          </table:table-cell>
          <table:table-cell table:style-name="ce1" table:formula="of:=[.D241]+[.B242]" office:value-type="float" office:value="102006" calcext:value-type="float">
            <text:p>102006</text:p>
          </table:table-cell>
          <table:table-cell table:style-name="ce3" table:formula="of:=[.B242]/[.$B$1]" office:value-type="float" office:value="4.32291666666667" calcext:value-type="float">
            <text:p>4,32</text:p>
          </table:table-cell>
          <table:table-cell table:style-name="ce3" table:formula="of:=[.F241]+[.E242]" office:value-type="float" office:value="1062.5625" calcext:value-type="float">
            <text:p>1062,56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QueueRecyclerAdapter_3_BinaryMutator</text:p>
          </table:table-cell>
          <table:table-cell table:style-name="ce1" table:formula="of:=[.D242]+[.B243]" office:value-type="float" office:value="102425" calcext:value-type="float">
            <text:p>102425</text:p>
          </table:table-cell>
          <table:table-cell table:style-name="ce3" table:formula="of:=[.B243]/[.$B$1]" office:value-type="float" office:value="4.36458333333333" calcext:value-type="float">
            <text:p>4,36</text:p>
          </table:table-cell>
          <table:table-cell table:style-name="ce3" table:formula="of:=[.F242]+[.E243]" office:value-type="float" office:value="1066.92708333333" calcext:value-type="float">
            <text:p>1066,93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ListAdapter_0_BinaryMutator</text:p>
          </table:table-cell>
          <table:table-cell table:style-name="ce1" table:formula="of:=[.D243]+[.B244]" office:value-type="float" office:value="102841" calcext:value-type="float">
            <text:p>102841</text:p>
          </table:table-cell>
          <table:table-cell table:style-name="ce3" table:formula="of:=[.B244]/[.$B$1]" office:value-type="float" office:value="4.33333333333333" calcext:value-type="float">
            <text:p>4,33</text:p>
          </table:table-cell>
          <table:table-cell table:style-name="ce3" table:formula="of:=[.F243]+[.E244]" office:value-type="float" office:value="1071.26041666667" calcext:value-type="float">
            <text:p>1071,26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ChaptersListAdapter_1_BinaryMutator</text:p>
          </table:table-cell>
          <table:table-cell table:style-name="ce1" table:formula="of:=[.D244]+[.B245]" office:value-type="float" office:value="103255" calcext:value-type="float">
            <text:p>103255</text:p>
          </table:table-cell>
          <table:table-cell table:style-name="ce3" table:formula="of:=[.B245]/[.$B$1]" office:value-type="float" office:value="4.3125" calcext:value-type="float">
            <text:p>4,31</text:p>
          </table:table-cell>
          <table:table-cell table:style-name="ce3" table:formula="of:=[.F244]+[.E245]" office:value-type="float" office:value="1075.57291666667" calcext:value-type="float">
            <text:p>1075,57</text:p>
          </table:table-cell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ChaptersListAdapter_2_BinaryMutator</text:p>
          </table:table-cell>
          <table:table-cell table:style-name="ce1" table:formula="of:=[.D245]+[.B246]" office:value-type="float" office:value="103669" calcext:value-type="float">
            <text:p>103669</text:p>
          </table:table-cell>
          <table:table-cell table:style-name="ce3" table:formula="of:=[.B246]/[.$B$1]" office:value-type="float" office:value="4.3125" calcext:value-type="float">
            <text:p>4,31</text:p>
          </table:table-cell>
          <table:table-cell table:style-name="ce3" table:formula="of:=[.F245]+[.E246]" office:value-type="float" office:value="1079.88541666667" calcext:value-type="float">
            <text:p>1079,89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ListAdapter_3_BinaryMutator</text:p>
          </table:table-cell>
          <table:table-cell table:style-name="ce1" table:formula="of:=[.D246]+[.B247]" office:value-type="float" office:value="104085" calcext:value-type="float">
            <text:p>104085</text:p>
          </table:table-cell>
          <table:table-cell table:style-name="ce3" table:formula="of:=[.B247]/[.$B$1]" office:value-type="float" office:value="4.33333333333333" calcext:value-type="float">
            <text:p>4,33</text:p>
          </table:table-cell>
          <table:table-cell table:style-name="ce3" table:formula="of:=[.F246]+[.E247]" office:value-type="float" office:value="1084.21875" calcext:value-type="float">
            <text:p>1084,22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ListAdapter_4_BuggyGUIListenerOperatorMutator</text:p>
          </table:table-cell>
          <table:table-cell table:style-name="ce1" table:formula="of:=[.D247]+[.B248]" office:value-type="float" office:value="104505" calcext:value-type="float">
            <text:p>104505</text:p>
          </table:table-cell>
          <table:table-cell table:style-name="ce3" table:formula="of:=[.B248]/[.$B$1]" office:value-type="float" office:value="4.375" calcext:value-type="float">
            <text:p>4,38</text:p>
          </table:table-cell>
          <table:table-cell table:style-name="ce3" table:formula="of:=[.F247]+[.E248]" office:value-type="float" office:value="1088.59375" calcext:value-type="float">
            <text:p>1088,59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ListAdapter_5_BuggyGUIListenerOperatorMutator</text:p>
          </table:table-cell>
          <table:table-cell table:style-name="ce1" table:formula="of:=[.D248]+[.B249]" office:value-type="float" office:value="104922" calcext:value-type="float">
            <text:p>104922</text:p>
          </table:table-cell>
          <table:table-cell table:style-name="ce3" table:formula="of:=[.B249]/[.$B$1]" office:value-type="float" office:value="4.34375" calcext:value-type="float">
            <text:p>4,34</text:p>
          </table:table-cell>
          <table:table-cell table:style-name="ce3" table:formula="of:=[.F248]+[.E249]" office:value-type="float" office:value="1092.9375" calcext:value-type="float">
            <text:p>1092,94</text:p>
          </table:table-cell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ListAdapter_6_BinaryMutator</text:p>
          </table:table-cell>
          <table:table-cell table:style-name="ce1" table:formula="of:=[.D249]+[.B250]" office:value-type="float" office:value="105338" calcext:value-type="float">
            <text:p>105338</text:p>
          </table:table-cell>
          <table:table-cell table:style-name="ce3" table:formula="of:=[.B250]/[.$B$1]" office:value-type="float" office:value="4.33333333333333" calcext:value-type="float">
            <text:p>4,33</text:p>
          </table:table-cell>
          <table:table-cell table:style-name="ce3" table:formula="of:=[.F249]+[.E250]" office:value-type="float" office:value="1097.27083333333" calcext:value-type="float">
            <text:p>1097,27</text:p>
          </table:table-cell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haptersListAdapter_7_BinaryMutator</text:p>
          </table:table-cell>
          <table:table-cell table:style-name="ce1" table:formula="of:=[.D250]+[.B251]" office:value-type="float" office:value="105756" calcext:value-type="float">
            <text:p>105756</text:p>
          </table:table-cell>
          <table:table-cell table:style-name="ce3" table:formula="of:=[.B251]/[.$B$1]" office:value-type="float" office:value="4.35416666666667" calcext:value-type="float">
            <text:p>4,35</text:p>
          </table:table-cell>
          <table:table-cell table:style-name="ce3" table:formula="of:=[.F250]+[.E251]" office:value-type="float" office:value="1101.625" calcext:value-type="float">
            <text:p>1101,63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haptersListAdapter_8_BinaryMutator</text:p>
          </table:table-cell>
          <table:table-cell table:style-name="ce1" table:formula="of:=[.D251]+[.B252]" office:value-type="float" office:value="106171" calcext:value-type="float">
            <text:p>106171</text:p>
          </table:table-cell>
          <table:table-cell table:style-name="ce3" table:formula="of:=[.B252]/[.$B$1]" office:value-type="float" office:value="4.32291666666667" calcext:value-type="float">
            <text:p>4,32</text:p>
          </table:table-cell>
          <table:table-cell table:style-name="ce3" table:formula="of:=[.F251]+[.E252]" office:value-type="float" office:value="1105.94791666667" calcext:value-type="float">
            <text:p>1105,95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haptersListAdapter_9_BinaryMutator</text:p>
          </table:table-cell>
          <table:table-cell table:style-name="ce1" table:formula="of:=[.D252]+[.B253]" office:value-type="float" office:value="106589" calcext:value-type="float">
            <text:p>106589</text:p>
          </table:table-cell>
          <table:table-cell table:style-name="ce3" table:formula="of:=[.B253]/[.$B$1]" office:value-type="float" office:value="4.35416666666667" calcext:value-type="float">
            <text:p>4,35</text:p>
          </table:table-cell>
          <table:table-cell table:style-name="ce3" table:formula="of:=[.F252]+[.E253]" office:value-type="float" office:value="1110.30208333333" calcext:value-type="float">
            <text:p>1110,30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ListAdapter_10_InvalidViewFocusOperatorMutator</text:p>
          </table:table-cell>
          <table:table-cell table:style-name="ce1" table:formula="of:=[.D253]+[.B254]" office:value-type="float" office:value="107005" calcext:value-type="float">
            <text:p>107005</text:p>
          </table:table-cell>
          <table:table-cell table:style-name="ce3" table:formula="of:=[.B254]/[.$B$1]" office:value-type="float" office:value="4.33333333333333" calcext:value-type="float">
            <text:p>4,33</text:p>
          </table:table-cell>
          <table:table-cell table:style-name="ce3" table:formula="of:=[.F253]+[.E254]" office:value-type="float" office:value="1114.63541666667" calcext:value-type="float">
            <text:p>1114,64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ListAdapter_11_ViewComponentNotVisibleOperatorMutator</text:p>
          </table:table-cell>
          <table:table-cell table:style-name="ce1" table:formula="of:=[.D254]+[.B255]" office:value-type="float" office:value="107425" calcext:value-type="float">
            <text:p>107425</text:p>
          </table:table-cell>
          <table:table-cell table:style-name="ce3" table:formula="of:=[.B255]/[.$B$1]" office:value-type="float" office:value="4.375" calcext:value-type="float">
            <text:p>4,38</text:p>
          </table:table-cell>
          <table:table-cell table:style-name="ce3" table:formula="of:=[.F254]+[.E255]" office:value-type="float" office:value="1119.01041666667" calcext:value-type="float">
            <text:p>1119,01</text:p>
          </table:table-cell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ListAdapter_12_InvalidViewFocusOperatorMutator</text:p>
          </table:table-cell>
          <table:table-cell table:style-name="ce1" table:formula="of:=[.D255]+[.B256]" office:value-type="float" office:value="107845" calcext:value-type="float">
            <text:p>107845</text:p>
          </table:table-cell>
          <table:table-cell table:style-name="ce3" table:formula="of:=[.B256]/[.$B$1]" office:value-type="float" office:value="4.375" calcext:value-type="float">
            <text:p>4,38</text:p>
          </table:table-cell>
          <table:table-cell table:style-name="ce3" table:formula="of:=[.F255]+[.E256]" office:value-type="float" office:value="1123.38541666667" calcext:value-type="float">
            <text:p>1123,39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haptersListAdapter_13_ViewComponentNotVisibleOperatorMutator</text:p>
          </table:table-cell>
          <table:table-cell table:style-name="ce1" table:formula="of:=[.D256]+[.B257]" office:value-type="float" office:value="108263" calcext:value-type="float">
            <text:p>108263</text:p>
          </table:table-cell>
          <table:table-cell table:style-name="ce3" table:formula="of:=[.B257]/[.$B$1]" office:value-type="float" office:value="4.35416666666667" calcext:value-type="float">
            <text:p>4,35</text:p>
          </table:table-cell>
          <table:table-cell table:style-name="ce3" table:formula="of:=[.F256]+[.E257]" office:value-type="float" office:value="1127.73958333333" calcext:value-type="float">
            <text:p>1127,74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ListAdapter_14_InvalidViewFocusOperatorMutator</text:p>
          </table:table-cell>
          <table:table-cell table:style-name="ce1" table:formula="of:=[.D257]+[.B258]" office:value-type="float" office:value="108679" calcext:value-type="float">
            <text:p>108679</text:p>
          </table:table-cell>
          <table:table-cell table:style-name="ce3" table:formula="of:=[.B258]/[.$B$1]" office:value-type="float" office:value="4.33333333333333" calcext:value-type="float">
            <text:p>4,33</text:p>
          </table:table-cell>
          <table:table-cell table:style-name="ce3" table:formula="of:=[.F257]+[.E258]" office:value-type="float" office:value="1132.07291666667" calcext:value-type="float">
            <text:p>1132,07</text:p>
          </table:table-cell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ChaptersListAdapter_15_ViewComponentNotVisibleOperatorMutator</text:p>
          </table:table-cell>
          <table:table-cell table:style-name="ce1" table:formula="of:=[.D258]+[.B259]" office:value-type="float" office:value="109091" calcext:value-type="float">
            <text:p>109091</text:p>
          </table:table-cell>
          <table:table-cell table:style-name="ce3" table:formula="of:=[.B259]/[.$B$1]" office:value-type="float" office:value="4.29166666666667" calcext:value-type="float">
            <text:p>4,29</text:p>
          </table:table-cell>
          <table:table-cell table:style-name="ce3" table:formula="of:=[.F258]+[.E259]" office:value-type="float" office:value="1136.36458333333" calcext:value-type="float">
            <text:p>1136,36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ChaptersListAdapter_16_InvalidViewFocusOperatorMutator</text:p>
          </table:table-cell>
          <table:table-cell table:style-name="ce1" table:formula="of:=[.D259]+[.B260]" office:value-type="float" office:value="109507" calcext:value-type="float">
            <text:p>109507</text:p>
          </table:table-cell>
          <table:table-cell table:style-name="ce3" table:formula="of:=[.B260]/[.$B$1]" office:value-type="float" office:value="4.33333333333333" calcext:value-type="float">
            <text:p>4,33</text:p>
          </table:table-cell>
          <table:table-cell table:style-name="ce3" table:formula="of:=[.F259]+[.E260]" office:value-type="float" office:value="1140.69791666667" calcext:value-type="float">
            <text:p>1140,70</text:p>
          </table:table-cell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ChaptersListAdapter_17_ViewComponentNotVisibleOperatorMutator</text:p>
          </table:table-cell>
          <table:table-cell table:style-name="ce1" table:formula="of:=[.D260]+[.B261]" office:value-type="float" office:value="109922" calcext:value-type="float">
            <text:p>109922</text:p>
          </table:table-cell>
          <table:table-cell table:style-name="ce3" table:formula="of:=[.B261]/[.$B$1]" office:value-type="float" office:value="4.32291666666667" calcext:value-type="float">
            <text:p>4,32</text:p>
          </table:table-cell>
          <table:table-cell table:style-name="ce3" table:formula="of:=[.F260]+[.E261]" office:value-type="float" office:value="1145.02083333333" calcext:value-type="float">
            <text:p>1145,02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haptersListAdapter_18_InvalidViewFocusOperatorMutator</text:p>
          </table:table-cell>
          <table:table-cell table:style-name="ce1" table:formula="of:=[.D261]+[.B262]" office:value-type="float" office:value="110340" calcext:value-type="float">
            <text:p>110340</text:p>
          </table:table-cell>
          <table:table-cell table:style-name="ce3" table:formula="of:=[.B262]/[.$B$1]" office:value-type="float" office:value="4.35416666666667" calcext:value-type="float">
            <text:p>4,35</text:p>
          </table:table-cell>
          <table:table-cell table:style-name="ce3" table:formula="of:=[.F261]+[.E262]" office:value-type="float" office:value="1149.375" calcext:value-type="float">
            <text:p>1149,38</text:p>
          </table:table-cell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ChaptersListAdapter_19_ViewComponentNotVisibleOperatorMutator</text:p>
          </table:table-cell>
          <table:table-cell table:style-name="ce1" table:formula="of:=[.D262]+[.B263]" office:value-type="float" office:value="110754" calcext:value-type="float">
            <text:p>110754</text:p>
          </table:table-cell>
          <table:table-cell table:style-name="ce3" table:formula="of:=[.B263]/[.$B$1]" office:value-type="float" office:value="4.3125" calcext:value-type="float">
            <text:p>4,31</text:p>
          </table:table-cell>
          <table:table-cell table:style-name="ce3" table:formula="of:=[.F262]+[.E263]" office:value-type="float" office:value="1153.6875" calcext:value-type="float">
            <text:p>1153,69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ListAdapter_20_InvalidViewFocusOperatorMutator</text:p>
          </table:table-cell>
          <table:table-cell table:style-name="ce1" table:formula="of:=[.D263]+[.B264]" office:value-type="float" office:value="111171" calcext:value-type="float">
            <text:p>111171</text:p>
          </table:table-cell>
          <table:table-cell table:style-name="ce3" table:formula="of:=[.B264]/[.$B$1]" office:value-type="float" office:value="4.34375" calcext:value-type="float">
            <text:p>4,34</text:p>
          </table:table-cell>
          <table:table-cell table:style-name="ce3" table:formula="of:=[.F263]+[.E264]" office:value-type="float" office:value="1158.03125" calcext:value-type="float">
            <text:p>1158,03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ChaptersListAdapter_21_ViewComponentNotVisibleOperatorMutator</text:p>
          </table:table-cell>
          <table:table-cell table:style-name="ce1" table:formula="of:=[.D264]+[.B265]" office:value-type="float" office:value="111635" calcext:value-type="float">
            <text:p>111635</text:p>
          </table:table-cell>
          <table:table-cell table:style-name="ce3" table:formula="of:=[.B265]/[.$B$1]" office:value-type="float" office:value="4.83333333333333" calcext:value-type="float">
            <text:p>4,83</text:p>
          </table:table-cell>
          <table:table-cell table:style-name="ce3" table:formula="of:=[.F264]+[.E265]" office:value-type="float" office:value="1162.86458333333" calcext:value-type="float">
            <text:p>1162,86</text:p>
          </table:table-cell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haptersListAdapter_22_InvalidViewFocusOperatorMutator</text:p>
          </table:table-cell>
          <table:table-cell table:style-name="ce1" table:formula="of:=[.D265]+[.B266]" office:value-type="float" office:value="112056" calcext:value-type="float">
            <text:p>112056</text:p>
          </table:table-cell>
          <table:table-cell table:style-name="ce3" table:formula="of:=[.B266]/[.$B$1]" office:value-type="float" office:value="4.38541666666667" calcext:value-type="float">
            <text:p>4,39</text:p>
          </table:table-cell>
          <table:table-cell table:style-name="ce3" table:formula="of:=[.F265]+[.E266]" office:value-type="float" office:value="1167.25" calcext:value-type="float">
            <text:p>1167,25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haptersListAdapter_23_ViewComponentNotVisibleOperatorMutator</text:p>
          </table:table-cell>
          <table:table-cell table:style-name="ce1" table:formula="of:=[.D266]+[.B267]" office:value-type="float" office:value="112475" calcext:value-type="float">
            <text:p>112475</text:p>
          </table:table-cell>
          <table:table-cell table:style-name="ce3" table:formula="of:=[.B267]/[.$B$1]" office:value-type="float" office:value="4.36458333333333" calcext:value-type="float">
            <text:p>4,36</text:p>
          </table:table-cell>
          <table:table-cell table:style-name="ce3" table:formula="of:=[.F266]+[.E267]" office:value-type="float" office:value="1171.61458333333" calcext:value-type="float">
            <text:p>1171,61</text:p>
          </table:table-cell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ListAdapter_24_InvalidViewFocusOperatorMutator</text:p>
          </table:table-cell>
          <table:table-cell table:style-name="ce1" table:formula="of:=[.D267]+[.B268]" office:value-type="float" office:value="112892" calcext:value-type="float">
            <text:p>112892</text:p>
          </table:table-cell>
          <table:table-cell table:style-name="ce3" table:formula="of:=[.B268]/[.$B$1]" office:value-type="float" office:value="4.34375" calcext:value-type="float">
            <text:p>4,34</text:p>
          </table:table-cell>
          <table:table-cell table:style-name="ce3" table:formula="of:=[.F267]+[.E268]" office:value-type="float" office:value="1175.95833333333" calcext:value-type="float">
            <text:p>1175,96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haptersListAdapter_25_ViewComponentNotVisibleOperatorMutator</text:p>
          </table:table-cell>
          <table:table-cell table:style-name="ce1" table:formula="of:=[.D268]+[.B269]" office:value-type="float" office:value="113310" calcext:value-type="float">
            <text:p>113310</text:p>
          </table:table-cell>
          <table:table-cell table:style-name="ce3" table:formula="of:=[.B269]/[.$B$1]" office:value-type="float" office:value="4.35416666666667" calcext:value-type="float">
            <text:p>4,35</text:p>
          </table:table-cell>
          <table:table-cell table:style-name="ce3" table:formula="of:=[.F268]+[.E269]" office:value-type="float" office:value="1180.3125" calcext:value-type="float">
            <text:p>1180,31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ubscriptionsRecyclerAdapter_0_BuggyGUIListenerOperatorMutator</text:p>
          </table:table-cell>
          <table:table-cell table:style-name="ce1" table:formula="of:=[.D269]+[.B270]" office:value-type="float" office:value="113726" calcext:value-type="float">
            <text:p>113726</text:p>
          </table:table-cell>
          <table:table-cell table:style-name="ce3" table:formula="of:=[.B270]/[.$B$1]" office:value-type="float" office:value="4.33333333333333" calcext:value-type="float">
            <text:p>4,33</text:p>
          </table:table-cell>
          <table:table-cell table:style-name="ce3" table:formula="of:=[.F269]+[.E270]" office:value-type="float" office:value="1184.64583333333" calcext:value-type="float">
            <text:p>1184,65</text:p>
          </table:table-cell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SubscriptionsRecyclerAdapter_1_InvalidViewFocusOperatorMutator</text:p>
          </table:table-cell>
          <table:table-cell table:style-name="ce1" table:formula="of:=[.D270]+[.B271]" office:value-type="float" office:value="114138" calcext:value-type="float">
            <text:p>114138</text:p>
          </table:table-cell>
          <table:table-cell table:style-name="ce3" table:formula="of:=[.B271]/[.$B$1]" office:value-type="float" office:value="4.29166666666667" calcext:value-type="float">
            <text:p>4,29</text:p>
          </table:table-cell>
          <table:table-cell table:style-name="ce3" table:formula="of:=[.F270]+[.E271]" office:value-type="float" office:value="1188.9375" calcext:value-type="float">
            <text:p>1188,94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ubscriptionsRecyclerAdapter_2_ViewComponentNotVisibleOperatorMutator</text:p>
          </table:table-cell>
          <table:table-cell table:style-name="ce1" table:formula="of:=[.D271]+[.B272]" office:value-type="float" office:value="114557" calcext:value-type="float">
            <text:p>114557</text:p>
          </table:table-cell>
          <table:table-cell table:style-name="ce3" table:formula="of:=[.B272]/[.$B$1]" office:value-type="float" office:value="4.36458333333333" calcext:value-type="float">
            <text:p>4,36</text:p>
          </table:table-cell>
          <table:table-cell table:style-name="ce3" table:formula="of:=[.F271]+[.E272]" office:value-type="float" office:value="1193.30208333333" calcext:value-type="float">
            <text:p>1193,30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ubscriptionsRecyclerAdapter_3_InvalidViewFocusOperatorMutator</text:p>
          </table:table-cell>
          <table:table-cell table:style-name="ce1" table:formula="of:=[.D272]+[.B273]" office:value-type="float" office:value="114972" calcext:value-type="float">
            <text:p>114972</text:p>
          </table:table-cell>
          <table:table-cell table:style-name="ce3" table:formula="of:=[.B273]/[.$B$1]" office:value-type="float" office:value="4.32291666666667" calcext:value-type="float">
            <text:p>4,32</text:p>
          </table:table-cell>
          <table:table-cell table:style-name="ce3" table:formula="of:=[.F272]+[.E273]" office:value-type="float" office:value="1197.625" calcext:value-type="float">
            <text:p>1197,63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ubscriptionsRecyclerAdapter_4_ViewComponentNotVisibleOperatorMutator</text:p>
          </table:table-cell>
          <table:table-cell table:style-name="ce1" table:formula="of:=[.D273]+[.B274]" office:value-type="float" office:value="115391" calcext:value-type="float">
            <text:p>115391</text:p>
          </table:table-cell>
          <table:table-cell table:style-name="ce3" table:formula="of:=[.B274]/[.$B$1]" office:value-type="float" office:value="4.36458333333333" calcext:value-type="float">
            <text:p>4,36</text:p>
          </table:table-cell>
          <table:table-cell table:style-name="ce3" table:formula="of:=[.F273]+[.E274]" office:value-type="float" office:value="1201.98958333333" calcext:value-type="float">
            <text:p>1201,99</text:p>
          </table:table-cell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ubscriptionsRecyclerAdapter_5_InvalidViewFocusOperatorMutator</text:p>
          </table:table-cell>
          <table:table-cell table:style-name="ce1" table:formula="of:=[.D274]+[.B275]" office:value-type="float" office:value="115812" calcext:value-type="float">
            <text:p>115812</text:p>
          </table:table-cell>
          <table:table-cell table:style-name="ce3" table:formula="of:=[.B275]/[.$B$1]" office:value-type="float" office:value="4.38541666666667" calcext:value-type="float">
            <text:p>4,39</text:p>
          </table:table-cell>
          <table:table-cell table:style-name="ce3" table:formula="of:=[.F274]+[.E275]" office:value-type="float" office:value="1206.375" calcext:value-type="float">
            <text:p>1206,38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ubscriptionsRecyclerAdapter_6_ViewComponentNotVisibleOperatorMutator</text:p>
          </table:table-cell>
          <table:table-cell table:style-name="ce1" table:formula="of:=[.D275]+[.B276]" office:value-type="float" office:value="116227" calcext:value-type="float">
            <text:p>116227</text:p>
          </table:table-cell>
          <table:table-cell table:style-name="ce3" table:formula="of:=[.B276]/[.$B$1]" office:value-type="float" office:value="4.32291666666667" calcext:value-type="float">
            <text:p>4,32</text:p>
          </table:table-cell>
          <table:table-cell table:style-name="ce3" table:formula="of:=[.F275]+[.E276]" office:value-type="float" office:value="1210.69791666667" calcext:value-type="float">
            <text:p>1210,70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ubscriptionsRecyclerAdapter_7_InvalidViewFocusOperatorMutator</text:p>
          </table:table-cell>
          <table:table-cell table:style-name="ce1" table:formula="of:=[.D276]+[.B277]" office:value-type="float" office:value="116642" calcext:value-type="float">
            <text:p>116642</text:p>
          </table:table-cell>
          <table:table-cell table:style-name="ce3" table:formula="of:=[.B277]/[.$B$1]" office:value-type="float" office:value="4.32291666666667" calcext:value-type="float">
            <text:p>4,32</text:p>
          </table:table-cell>
          <table:table-cell table:style-name="ce3" table:formula="of:=[.F276]+[.E277]" office:value-type="float" office:value="1215.02083333333" calcext:value-type="float">
            <text:p>1215,02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ubscriptionsRecyclerAdapter_8_ViewComponentNotVisibleOperatorMutator</text:p>
          </table:table-cell>
          <table:table-cell table:style-name="ce1" table:formula="of:=[.D277]+[.B278]" office:value-type="float" office:value="117059" calcext:value-type="float">
            <text:p>117059</text:p>
          </table:table-cell>
          <table:table-cell table:style-name="ce3" table:formula="of:=[.B278]/[.$B$1]" office:value-type="float" office:value="4.34375" calcext:value-type="float">
            <text:p>4,34</text:p>
          </table:table-cell>
          <table:table-cell table:style-name="ce3" table:formula="of:=[.F277]+[.E278]" office:value-type="float" office:value="1219.36458333333" calcext:value-type="float">
            <text:p>1219,36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ubscriptionsRecyclerAdapter_9_InvalidViewFocusOperatorMutator</text:p>
          </table:table-cell>
          <table:table-cell table:style-name="ce1" table:formula="of:=[.D278]+[.B279]" office:value-type="float" office:value="117474" calcext:value-type="float">
            <text:p>117474</text:p>
          </table:table-cell>
          <table:table-cell table:style-name="ce3" table:formula="of:=[.B279]/[.$B$1]" office:value-type="float" office:value="4.32291666666667" calcext:value-type="float">
            <text:p>4,32</text:p>
          </table:table-cell>
          <table:table-cell table:style-name="ce3" table:formula="of:=[.F278]+[.E279]" office:value-type="float" office:value="1223.6875" calcext:value-type="float">
            <text:p>1223,69</text:p>
          </table:table-cell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ubscriptionsRecyclerAdapter_10_ViewComponentNotVisibleOperatorMutator</text:p>
          </table:table-cell>
          <table:table-cell table:style-name="ce1" table:formula="of:=[.D279]+[.B280]" office:value-type="float" office:value="117889" calcext:value-type="float">
            <text:p>117889</text:p>
          </table:table-cell>
          <table:table-cell table:style-name="ce3" table:formula="of:=[.B280]/[.$B$1]" office:value-type="float" office:value="4.32291666666667" calcext:value-type="float">
            <text:p>4,32</text:p>
          </table:table-cell>
          <table:table-cell table:style-name="ce3" table:formula="of:=[.F279]+[.E280]" office:value-type="float" office:value="1228.01041666667" calcext:value-type="float">
            <text:p>1228,01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ubscriptionsRecyclerAdapter_11_InvalidViewFocusOperatorMutator</text:p>
          </table:table-cell>
          <table:table-cell table:style-name="ce1" table:formula="of:=[.D280]+[.B281]" office:value-type="float" office:value="118310" calcext:value-type="float">
            <text:p>118310</text:p>
          </table:table-cell>
          <table:table-cell table:style-name="ce3" table:formula="of:=[.B281]/[.$B$1]" office:value-type="float" office:value="4.38541666666667" calcext:value-type="float">
            <text:p>4,39</text:p>
          </table:table-cell>
          <table:table-cell table:style-name="ce3" table:formula="of:=[.F280]+[.E281]" office:value-type="float" office:value="1232.39583333333" calcext:value-type="float">
            <text:p>1232,4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ubscriptionsRecyclerAdapter_12_ViewComponentNotVisibleOperatorMutator</text:p>
          </table:table-cell>
          <table:table-cell table:style-name="ce1" table:formula="of:=[.D281]+[.B282]" office:value-type="float" office:value="118726" calcext:value-type="float">
            <text:p>118726</text:p>
          </table:table-cell>
          <table:table-cell table:style-name="ce3" table:formula="of:=[.B282]/[.$B$1]" office:value-type="float" office:value="4.33333333333333" calcext:value-type="float">
            <text:p>4,33</text:p>
          </table:table-cell>
          <table:table-cell table:style-name="ce3" table:formula="of:=[.F281]+[.E282]" office:value-type="float" office:value="1236.72916666667" calcext:value-type="float">
            <text:p>1236,73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SubscriptionsRecyclerAdapter_13_InvalidViewFocusOperatorMutator</text:p>
          </table:table-cell>
          <table:table-cell table:style-name="ce1" table:formula="of:=[.D282]+[.B283]" office:value-type="float" office:value="119139" calcext:value-type="float">
            <text:p>119139</text:p>
          </table:table-cell>
          <table:table-cell table:style-name="ce3" table:formula="of:=[.B283]/[.$B$1]" office:value-type="float" office:value="4.30208333333333" calcext:value-type="float">
            <text:p>4,30</text:p>
          </table:table-cell>
          <table:table-cell table:style-name="ce3" table:formula="of:=[.F282]+[.E283]" office:value-type="float" office:value="1241.03125" calcext:value-type="float">
            <text:p>1241,03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ubscriptionsRecyclerAdapter_14_ViewComponentNotVisibleOperatorMutator</text:p>
          </table:table-cell>
          <table:table-cell table:style-name="ce1" table:formula="of:=[.D283]+[.B284]" office:value-type="float" office:value="119555" calcext:value-type="float">
            <text:p>119555</text:p>
          </table:table-cell>
          <table:table-cell table:style-name="ce3" table:formula="of:=[.B284]/[.$B$1]" office:value-type="float" office:value="4.33333333333333" calcext:value-type="float">
            <text:p>4,33</text:p>
          </table:table-cell>
          <table:table-cell table:style-name="ce3" table:formula="of:=[.F283]+[.E284]" office:value-type="float" office:value="1245.36458333333" calcext:value-type="float">
            <text:p>1245,36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ubscriptionsRecyclerAdapter_15_InvalidViewFocusOperatorMutator</text:p>
          </table:table-cell>
          <table:table-cell table:style-name="ce1" table:formula="of:=[.D284]+[.B285]" office:value-type="float" office:value="119975" calcext:value-type="float">
            <text:p>119975</text:p>
          </table:table-cell>
          <table:table-cell table:style-name="ce3" table:formula="of:=[.B285]/[.$B$1]" office:value-type="float" office:value="4.375" calcext:value-type="float">
            <text:p>4,38</text:p>
          </table:table-cell>
          <table:table-cell table:style-name="ce3" table:formula="of:=[.F284]+[.E285]" office:value-type="float" office:value="1249.73958333333" calcext:value-type="float">
            <text:p>1249,74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ubscriptionsRecyclerAdapter_16_ViewComponentNotVisibleOperatorMutator</text:p>
          </table:table-cell>
          <table:table-cell table:style-name="ce1" table:formula="of:=[.D285]+[.B286]" office:value-type="float" office:value="120393" calcext:value-type="float">
            <text:p>120393</text:p>
          </table:table-cell>
          <table:table-cell table:style-name="ce3" table:formula="of:=[.B286]/[.$B$1]" office:value-type="float" office:value="4.35416666666667" calcext:value-type="float">
            <text:p>4,35</text:p>
          </table:table-cell>
          <table:table-cell table:style-name="ce3" table:formula="of:=[.F285]+[.E286]" office:value-type="float" office:value="1254.09375" calcext:value-type="float">
            <text:p>1254,09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ubscriptionsRecyclerAdapter_17_BinaryMutator</text:p>
          </table:table-cell>
          <table:table-cell table:style-name="ce1" table:formula="of:=[.D286]+[.B287]" office:value-type="float" office:value="120810" calcext:value-type="float">
            <text:p>120810</text:p>
          </table:table-cell>
          <table:table-cell table:style-name="ce3" table:formula="of:=[.B287]/[.$B$1]" office:value-type="float" office:value="4.34375" calcext:value-type="float">
            <text:p>4,34</text:p>
          </table:table-cell>
          <table:table-cell table:style-name="ce3" table:formula="of:=[.F286]+[.E287]" office:value-type="float" office:value="1258.4375" calcext:value-type="float">
            <text:p>1258,44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ubscriptionsRecyclerAdapter_18_BinaryMutator</text:p>
          </table:table-cell>
          <table:table-cell table:style-name="ce1" table:formula="of:=[.D287]+[.B288]" office:value-type="float" office:value="121226" calcext:value-type="float">
            <text:p>121226</text:p>
          </table:table-cell>
          <table:table-cell table:style-name="ce3" table:formula="of:=[.B288]/[.$B$1]" office:value-type="float" office:value="4.33333333333333" calcext:value-type="float">
            <text:p>4,33</text:p>
          </table:table-cell>
          <table:table-cell table:style-name="ce3" table:formula="of:=[.F287]+[.E288]" office:value-type="float" office:value="1262.77083333333" calcext:value-type="float">
            <text:p>1262,77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FeedDiscoverAdapter_0_InvalidViewFocusOperatorMutator</text:p>
          </table:table-cell>
          <table:table-cell table:style-name="ce1" table:formula="of:=[.D288]+[.B289]" office:value-type="float" office:value="121644" calcext:value-type="float">
            <text:p>121644</text:p>
          </table:table-cell>
          <table:table-cell table:style-name="ce3" table:formula="of:=[.B289]/[.$B$1]" office:value-type="float" office:value="4.35416666666667" calcext:value-type="float">
            <text:p>4,35</text:p>
          </table:table-cell>
          <table:table-cell table:style-name="ce3" table:formula="of:=[.F288]+[.E289]" office:value-type="float" office:value="1267.125" calcext:value-type="float">
            <text:p>1267,13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FeedDiscoverAdapter_1_ViewComponentNotVisibleOperatorMutator</text:p>
          </table:table-cell>
          <table:table-cell table:style-name="ce1" table:formula="of:=[.D289]+[.B290]" office:value-type="float" office:value="122059" calcext:value-type="float">
            <text:p>122059</text:p>
          </table:table-cell>
          <table:table-cell table:style-name="ce3" table:formula="of:=[.B290]/[.$B$1]" office:value-type="float" office:value="4.32291666666667" calcext:value-type="float">
            <text:p>4,32</text:p>
          </table:table-cell>
          <table:table-cell table:style-name="ce3" table:formula="of:=[.F289]+[.E290]" office:value-type="float" office:value="1271.44791666667" calcext:value-type="float">
            <text:p>1271,45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FeedDiscoverAdapter_2_BinaryMutator</text:p>
          </table:table-cell>
          <table:table-cell table:style-name="ce1" table:formula="of:=[.D290]+[.B291]" office:value-type="float" office:value="122477" calcext:value-type="float">
            <text:p>122477</text:p>
          </table:table-cell>
          <table:table-cell table:style-name="ce3" table:formula="of:=[.B291]/[.$B$1]" office:value-type="float" office:value="4.35416666666667" calcext:value-type="float">
            <text:p>4,35</text:p>
          </table:table-cell>
          <table:table-cell table:style-name="ce3" table:formula="of:=[.F290]+[.E291]" office:value-type="float" office:value="1275.80208333333" calcext:value-type="float">
            <text:p>1275,80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ItemListAdapter_0_BuggyGUIListenerOperatorMutator</text:p>
          </table:table-cell>
          <table:table-cell table:style-name="ce1" table:formula="of:=[.D291]+[.B292]" office:value-type="float" office:value="122897" calcext:value-type="float">
            <text:p>122897</text:p>
          </table:table-cell>
          <table:table-cell table:style-name="ce3" table:formula="of:=[.B292]/[.$B$1]" office:value-type="float" office:value="4.375" calcext:value-type="float">
            <text:p>4,38</text:p>
          </table:table-cell>
          <table:table-cell table:style-name="ce3" table:formula="of:=[.F291]+[.E292]" office:value-type="float" office:value="1280.17708333333" calcext:value-type="float">
            <text:p>1280,18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EpisodeItemListAdapter_1_BinaryMutator</text:p>
          </table:table-cell>
          <table:table-cell table:style-name="ce1" table:formula="of:=[.D292]+[.B293]" office:value-type="float" office:value="123311" calcext:value-type="float">
            <text:p>123311</text:p>
          </table:table-cell>
          <table:table-cell table:style-name="ce3" table:formula="of:=[.B293]/[.$B$1]" office:value-type="float" office:value="4.3125" calcext:value-type="float">
            <text:p>4,31</text:p>
          </table:table-cell>
          <table:table-cell table:style-name="ce3" table:formula="of:=[.F292]+[.E293]" office:value-type="float" office:value="1284.48958333333" calcext:value-type="float">
            <text:p>1284,49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EpisodeItemListAdapter_2_BinaryMutator</text:p>
          </table:table-cell>
          <table:table-cell table:style-name="ce1" table:formula="of:=[.D293]+[.B294]" office:value-type="float" office:value="123723" calcext:value-type="float">
            <text:p>123723</text:p>
          </table:table-cell>
          <table:table-cell table:style-name="ce3" table:formula="of:=[.B294]/[.$B$1]" office:value-type="float" office:value="4.29166666666667" calcext:value-type="float">
            <text:p>4,29</text:p>
          </table:table-cell>
          <table:table-cell table:style-name="ce3" table:formula="of:=[.F293]+[.E294]" office:value-type="float" office:value="1288.78125" calcext:value-type="float">
            <text:p>1288,78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pisodeItemListAdapter_3_BinaryMutator</text:p>
          </table:table-cell>
          <table:table-cell table:style-name="ce1" table:formula="of:=[.D294]+[.B295]" office:value-type="float" office:value="124140" calcext:value-type="float">
            <text:p>124140</text:p>
          </table:table-cell>
          <table:table-cell table:style-name="ce3" table:formula="of:=[.B295]/[.$B$1]" office:value-type="float" office:value="4.34375" calcext:value-type="float">
            <text:p>4,34</text:p>
          </table:table-cell>
          <table:table-cell table:style-name="ce3" table:formula="of:=[.F294]+[.E295]" office:value-type="float" office:value="1293.125" calcext:value-type="float">
            <text:p>1293,13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DataFolderAdapter_0_BuggyGUIListenerOperatorMutator</text:p>
          </table:table-cell>
          <table:table-cell table:style-name="ce1" table:formula="of:=[.D295]+[.B296]" office:value-type="float" office:value="124560" calcext:value-type="float">
            <text:p>124560</text:p>
          </table:table-cell>
          <table:table-cell table:style-name="ce3" table:formula="of:=[.B296]/[.$B$1]" office:value-type="float" office:value="4.375" calcext:value-type="float">
            <text:p>4,38</text:p>
          </table:table-cell>
          <table:table-cell table:style-name="ce3" table:formula="of:=[.F295]+[.E296]" office:value-type="float" office:value="1297.5" calcext:value-type="float">
            <text:p>1297,50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ataFolderAdapter_1_InvalidViewFocusOperatorMutator</text:p>
          </table:table-cell>
          <table:table-cell table:style-name="ce1" table:formula="of:=[.D296]+[.B297]" office:value-type="float" office:value="124979" calcext:value-type="float">
            <text:p>124979</text:p>
          </table:table-cell>
          <table:table-cell table:style-name="ce3" table:formula="of:=[.B297]/[.$B$1]" office:value-type="float" office:value="4.36458333333333" calcext:value-type="float">
            <text:p>4,36</text:p>
          </table:table-cell>
          <table:table-cell table:style-name="ce3" table:formula="of:=[.F296]+[.E297]" office:value-type="float" office:value="1301.86458333333" calcext:value-type="float">
            <text:p>1301,86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DataFolderAdapter_2_ViewComponentNotVisibleOperatorMutator</text:p>
          </table:table-cell>
          <table:table-cell table:style-name="ce1" table:formula="of:=[.D297]+[.B298]" office:value-type="float" office:value="125439" calcext:value-type="float">
            <text:p>125439</text:p>
          </table:table-cell>
          <table:table-cell table:style-name="ce3" table:formula="of:=[.B298]/[.$B$1]" office:value-type="float" office:value="4.79166666666667" calcext:value-type="float">
            <text:p>4,79</text:p>
          </table:table-cell>
          <table:table-cell table:style-name="ce3" table:formula="of:=[.F297]+[.E298]" office:value-type="float" office:value="1306.65625" calcext:value-type="float">
            <text:p>1306,66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DataFolderAdapter_3_InvalidViewFocusOperatorMutator</text:p>
          </table:table-cell>
          <table:table-cell table:style-name="ce1" table:formula="of:=[.D298]+[.B299]" office:value-type="float" office:value="125833" calcext:value-type="float">
            <text:p>125833</text:p>
          </table:table-cell>
          <table:table-cell table:style-name="ce3" table:formula="of:=[.B299]/[.$B$1]" office:value-type="float" office:value="4.10416666666667" calcext:value-type="float">
            <text:p>4,10</text:p>
          </table:table-cell>
          <table:table-cell table:style-name="ce3" table:formula="of:=[.F298]+[.E299]" office:value-type="float" office:value="1310.76041666667" calcext:value-type="float">
            <text:p>1310,76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ataFolderAdapter_4_ViewComponentNotVisibleOperatorMutator</text:p>
          </table:table-cell>
          <table:table-cell table:style-name="ce1" table:formula="of:=[.D299]+[.B300]" office:value-type="float" office:value="126252" calcext:value-type="float">
            <text:p>126252</text:p>
          </table:table-cell>
          <table:table-cell table:style-name="ce3" table:formula="of:=[.B300]/[.$B$1]" office:value-type="float" office:value="4.36458333333333" calcext:value-type="float">
            <text:p>4,36</text:p>
          </table:table-cell>
          <table:table-cell table:style-name="ce3" table:formula="of:=[.F299]+[.E300]" office:value-type="float" office:value="1315.125" calcext:value-type="float">
            <text:p>1315,13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ataFolderAdapter_5_InvalidViewFocusOperatorMutator</text:p>
          </table:table-cell>
          <table:table-cell table:style-name="ce1" table:formula="of:=[.D300]+[.B301]" office:value-type="float" office:value="126673" calcext:value-type="float">
            <text:p>126673</text:p>
          </table:table-cell>
          <table:table-cell table:style-name="ce3" table:formula="of:=[.B301]/[.$B$1]" office:value-type="float" office:value="4.38541666666667" calcext:value-type="float">
            <text:p>4,39</text:p>
          </table:table-cell>
          <table:table-cell table:style-name="ce3" table:formula="of:=[.F300]+[.E301]" office:value-type="float" office:value="1319.51041666667" calcext:value-type="float">
            <text:p>1319,51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DataFolderAdapter_6_ViewComponentNotVisibleOperatorMutator</text:p>
          </table:table-cell>
          <table:table-cell table:style-name="ce1" table:formula="of:=[.D301]+[.B302]" office:value-type="float" office:value="127089" calcext:value-type="float">
            <text:p>127089</text:p>
          </table:table-cell>
          <table:table-cell table:style-name="ce3" table:formula="of:=[.B302]/[.$B$1]" office:value-type="float" office:value="4.33333333333333" calcext:value-type="float">
            <text:p>4,33</text:p>
          </table:table-cell>
          <table:table-cell table:style-name="ce3" table:formula="of:=[.F301]+[.E302]" office:value-type="float" office:value="1323.84375" calcext:value-type="float">
            <text:p>1323,84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ataFolderAdapter_7_InvalidViewFocusOperatorMutator</text:p>
          </table:table-cell>
          <table:table-cell table:style-name="ce1" table:formula="of:=[.D302]+[.B303]" office:value-type="float" office:value="127508" calcext:value-type="float">
            <text:p>127508</text:p>
          </table:table-cell>
          <table:table-cell table:style-name="ce3" table:formula="of:=[.B303]/[.$B$1]" office:value-type="float" office:value="4.36458333333333" calcext:value-type="float">
            <text:p>4,36</text:p>
          </table:table-cell>
          <table:table-cell table:style-name="ce3" table:formula="of:=[.F302]+[.E303]" office:value-type="float" office:value="1328.20833333333" calcext:value-type="float">
            <text:p>1328,21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DataFolderAdapter_8_ViewComponentNotVisibleOperatorMutator</text:p>
          </table:table-cell>
          <table:table-cell table:style-name="ce1" table:formula="of:=[.D303]+[.B304]" office:value-type="float" office:value="127923" calcext:value-type="float">
            <text:p>127923</text:p>
          </table:table-cell>
          <table:table-cell table:style-name="ce3" table:formula="of:=[.B304]/[.$B$1]" office:value-type="float" office:value="4.32291666666667" calcext:value-type="float">
            <text:p>4,32</text:p>
          </table:table-cell>
          <table:table-cell table:style-name="ce3" table:formula="of:=[.F303]+[.E304]" office:value-type="float" office:value="1332.53125" calcext:value-type="float">
            <text:p>1332,53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ataFolderAdapter_9_InvalidViewFocusOperatorMutator</text:p>
          </table:table-cell>
          <table:table-cell table:style-name="ce1" table:formula="of:=[.D304]+[.B305]" office:value-type="float" office:value="128342" calcext:value-type="float">
            <text:p>128342</text:p>
          </table:table-cell>
          <table:table-cell table:style-name="ce3" table:formula="of:=[.B305]/[.$B$1]" office:value-type="float" office:value="4.36458333333333" calcext:value-type="float">
            <text:p>4,36</text:p>
          </table:table-cell>
          <table:table-cell table:style-name="ce3" table:formula="of:=[.F304]+[.E305]" office:value-type="float" office:value="1336.89583333333" calcext:value-type="float">
            <text:p>1336,9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DataFolderAdapter_10_ViewComponentNotVisibleOperatorMutator</text:p>
          </table:table-cell>
          <table:table-cell table:style-name="ce1" table:formula="of:=[.D305]+[.B306]" office:value-type="float" office:value="128762" calcext:value-type="float">
            <text:p>128762</text:p>
          </table:table-cell>
          <table:table-cell table:style-name="ce3" table:formula="of:=[.B306]/[.$B$1]" office:value-type="float" office:value="4.375" calcext:value-type="float">
            <text:p>4,38</text:p>
          </table:table-cell>
          <table:table-cell table:style-name="ce3" table:formula="of:=[.F305]+[.E306]" office:value-type="float" office:value="1341.27083333333" calcext:value-type="float">
            <text:p>1341,27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DataFolderAdapter_11_BinaryMutator</text:p>
          </table:table-cell>
          <table:table-cell table:style-name="ce1" table:formula="of:=[.D306]+[.B307]" office:value-type="float" office:value="129178" calcext:value-type="float">
            <text:p>129178</text:p>
          </table:table-cell>
          <table:table-cell table:style-name="ce3" table:formula="of:=[.B307]/[.$B$1]" office:value-type="float" office:value="4.33333333333333" calcext:value-type="float">
            <text:p>4,33</text:p>
          </table:table-cell>
          <table:table-cell table:style-name="ce3" table:formula="of:=[.F306]+[.E307]" office:value-type="float" office:value="1345.60416666667" calcext:value-type="float">
            <text:p>1345,60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DataFolderAdapter_12_BinaryMutator</text:p>
          </table:table-cell>
          <table:table-cell table:style-name="ce1" table:formula="of:=[.D307]+[.B308]" office:value-type="float" office:value="129595" calcext:value-type="float">
            <text:p>129595</text:p>
          </table:table-cell>
          <table:table-cell table:style-name="ce3" table:formula="of:=[.B308]/[.$B$1]" office:value-type="float" office:value="4.34375" calcext:value-type="float">
            <text:p>4,34</text:p>
          </table:table-cell>
          <table:table-cell table:style-name="ce3" table:formula="of:=[.F307]+[.E308]" office:value-type="float" office:value="1349.94791666667" calcext:value-type="float">
            <text:p>1349,95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DataFolderAdapter_13_BinaryMutator</text:p>
          </table:table-cell>
          <table:table-cell table:style-name="ce1" table:formula="of:=[.D308]+[.B309]" office:value-type="float" office:value="130015" calcext:value-type="float">
            <text:p>130015</text:p>
          </table:table-cell>
          <table:table-cell table:style-name="ce3" table:formula="of:=[.B309]/[.$B$1]" office:value-type="float" office:value="4.375" calcext:value-type="float">
            <text:p>4,38</text:p>
          </table:table-cell>
          <table:table-cell table:style-name="ce3" table:formula="of:=[.F308]+[.E309]" office:value-type="float" office:value="1354.32291666667" calcext:value-type="float">
            <text:p>1354,32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kipPreferenceDialog_0_BuggyGUIListenerOperatorMutator</text:p>
          </table:table-cell>
          <table:table-cell table:style-name="ce1" table:formula="of:=[.D309]+[.B310]" office:value-type="float" office:value="130434" calcext:value-type="float">
            <text:p>130434</text:p>
          </table:table-cell>
          <table:table-cell table:style-name="ce3" table:formula="of:=[.B310]/[.$B$1]" office:value-type="float" office:value="4.36458333333333" calcext:value-type="float">
            <text:p>4,36</text:p>
          </table:table-cell>
          <table:table-cell table:style-name="ce3" table:formula="of:=[.F309]+[.E310]" office:value-type="float" office:value="1358.6875" calcext:value-type="float">
            <text:p>1358,69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SleepTimerDialog_0_InvalidViewFocusOperatorMutator</text:p>
          </table:table-cell>
          <table:table-cell table:style-name="ce1" table:formula="of:=[.D310]+[.B311]" office:value-type="float" office:value="130847" calcext:value-type="float">
            <text:p>130847</text:p>
          </table:table-cell>
          <table:table-cell table:style-name="ce3" table:formula="of:=[.B311]/[.$B$1]" office:value-type="float" office:value="4.30208333333333" calcext:value-type="float">
            <text:p>4,30</text:p>
          </table:table-cell>
          <table:table-cell table:style-name="ce3" table:formula="of:=[.F310]+[.E311]" office:value-type="float" office:value="1362.98958333333" calcext:value-type="float">
            <text:p>1362,99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leepTimerDialog_1_ViewComponentNotVisibleOperatorMutator</text:p>
          </table:table-cell>
          <table:table-cell table:style-name="ce1" table:formula="of:=[.D311]+[.B312]" office:value-type="float" office:value="131263" calcext:value-type="float">
            <text:p>131263</text:p>
          </table:table-cell>
          <table:table-cell table:style-name="ce3" table:formula="of:=[.B312]/[.$B$1]" office:value-type="float" office:value="4.33333333333333" calcext:value-type="float">
            <text:p>4,33</text:p>
          </table:table-cell>
          <table:table-cell table:style-name="ce3" table:formula="of:=[.F311]+[.E312]" office:value-type="float" office:value="1367.32291666667" calcext:value-type="float">
            <text:p>1367,32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2_InvalidViewFocusOperatorMutator</text:p>
          </table:table-cell>
          <table:table-cell table:style-name="ce1" table:formula="of:=[.D312]+[.B313]" office:value-type="float" office:value="131683" calcext:value-type="float">
            <text:p>131683</text:p>
          </table:table-cell>
          <table:table-cell table:style-name="ce3" table:formula="of:=[.B313]/[.$B$1]" office:value-type="float" office:value="4.375" calcext:value-type="float">
            <text:p>4,38</text:p>
          </table:table-cell>
          <table:table-cell table:style-name="ce3" table:formula="of:=[.F312]+[.E313]" office:value-type="float" office:value="1371.69791666667" calcext:value-type="float">
            <text:p>1371,70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3_ViewComponentNotVisibleOperatorMutator</text:p>
          </table:table-cell>
          <table:table-cell table:style-name="ce1" table:formula="of:=[.D313]+[.B314]" office:value-type="float" office:value="132103" calcext:value-type="float">
            <text:p>132103</text:p>
          </table:table-cell>
          <table:table-cell table:style-name="ce3" table:formula="of:=[.B314]/[.$B$1]" office:value-type="float" office:value="4.375" calcext:value-type="float">
            <text:p>4,38</text:p>
          </table:table-cell>
          <table:table-cell table:style-name="ce3" table:formula="of:=[.F313]+[.E314]" office:value-type="float" office:value="1376.07291666667" calcext:value-type="float">
            <text:p>1376,07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4_InvalidViewFocusOperatorMutator</text:p>
          </table:table-cell>
          <table:table-cell table:style-name="ce1" table:formula="of:=[.D314]+[.B315]" office:value-type="float" office:value="132521" calcext:value-type="float">
            <text:p>132521</text:p>
          </table:table-cell>
          <table:table-cell table:style-name="ce3" table:formula="of:=[.B315]/[.$B$1]" office:value-type="float" office:value="4.35416666666667" calcext:value-type="float">
            <text:p>4,35</text:p>
          </table:table-cell>
          <table:table-cell table:style-name="ce3" table:formula="of:=[.F314]+[.E315]" office:value-type="float" office:value="1380.42708333333" calcext:value-type="float">
            <text:p>1380,43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5_ViewComponentNotVisibleOperatorMutator</text:p>
          </table:table-cell>
          <table:table-cell table:style-name="ce1" table:formula="of:=[.D315]+[.B316]" office:value-type="float" office:value="132939" calcext:value-type="float">
            <text:p>132939</text:p>
          </table:table-cell>
          <table:table-cell table:style-name="ce3" table:formula="of:=[.B316]/[.$B$1]" office:value-type="float" office:value="4.35416666666667" calcext:value-type="float">
            <text:p>4,35</text:p>
          </table:table-cell>
          <table:table-cell table:style-name="ce3" table:formula="of:=[.F315]+[.E316]" office:value-type="float" office:value="1384.78125" calcext:value-type="float">
            <text:p>1384,78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leepTimerDialog_6_InvalidViewFocusOperatorMutator</text:p>
          </table:table-cell>
          <table:table-cell table:style-name="ce1" table:formula="of:=[.D316]+[.B317]" office:value-type="float" office:value="133358" calcext:value-type="float">
            <text:p>133358</text:p>
          </table:table-cell>
          <table:table-cell table:style-name="ce3" table:formula="of:=[.B317]/[.$B$1]" office:value-type="float" office:value="4.36458333333333" calcext:value-type="float">
            <text:p>4,36</text:p>
          </table:table-cell>
          <table:table-cell table:style-name="ce3" table:formula="of:=[.F316]+[.E317]" office:value-type="float" office:value="1389.14583333333" calcext:value-type="float">
            <text:p>1389,15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leepTimerDialog_7_ViewComponentNotVisibleOperatorMutator</text:p>
          </table:table-cell>
          <table:table-cell table:style-name="ce1" table:formula="of:=[.D317]+[.B318]" office:value-type="float" office:value="133773" calcext:value-type="float">
            <text:p>133773</text:p>
          </table:table-cell>
          <table:table-cell table:style-name="ce3" table:formula="of:=[.B318]/[.$B$1]" office:value-type="float" office:value="4.32291666666667" calcext:value-type="float">
            <text:p>4,32</text:p>
          </table:table-cell>
          <table:table-cell table:style-name="ce3" table:formula="of:=[.F317]+[.E318]" office:value-type="float" office:value="1393.46875" calcext:value-type="float">
            <text:p>1393,47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8_InvalidViewFocusOperatorMutator</text:p>
          </table:table-cell>
          <table:table-cell table:style-name="ce1" table:formula="of:=[.D318]+[.B319]" office:value-type="float" office:value="134193" calcext:value-type="float">
            <text:p>134193</text:p>
          </table:table-cell>
          <table:table-cell table:style-name="ce3" table:formula="of:=[.B319]/[.$B$1]" office:value-type="float" office:value="4.375" calcext:value-type="float">
            <text:p>4,38</text:p>
          </table:table-cell>
          <table:table-cell table:style-name="ce3" table:formula="of:=[.F318]+[.E319]" office:value-type="float" office:value="1397.84375" calcext:value-type="float">
            <text:p>1397,84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leepTimerDialog_9_ViewComponentNotVisibleOperatorMutator</text:p>
          </table:table-cell>
          <table:table-cell table:style-name="ce1" table:formula="of:=[.D319]+[.B320]" office:value-type="float" office:value="134610" calcext:value-type="float">
            <text:p>134610</text:p>
          </table:table-cell>
          <table:table-cell table:style-name="ce3" table:formula="of:=[.B320]/[.$B$1]" office:value-type="float" office:value="4.34375" calcext:value-type="float">
            <text:p>4,34</text:p>
          </table:table-cell>
          <table:table-cell table:style-name="ce3" table:formula="of:=[.F319]+[.E320]" office:value-type="float" office:value="1402.1875" calcext:value-type="float">
            <text:p>1402,19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10_InvalidViewFocusOperatorMutator</text:p>
          </table:table-cell>
          <table:table-cell table:style-name="ce1" table:formula="of:=[.D320]+[.B321]" office:value-type="float" office:value="135030" calcext:value-type="float">
            <text:p>135030</text:p>
          </table:table-cell>
          <table:table-cell table:style-name="ce3" table:formula="of:=[.B321]/[.$B$1]" office:value-type="float" office:value="4.375" calcext:value-type="float">
            <text:p>4,38</text:p>
          </table:table-cell>
          <table:table-cell table:style-name="ce3" table:formula="of:=[.F320]+[.E321]" office:value-type="float" office:value="1406.5625" calcext:value-type="float">
            <text:p>1406,56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leepTimerDialog_11_ViewComponentNotVisibleOperatorMutator</text:p>
          </table:table-cell>
          <table:table-cell table:style-name="ce1" table:formula="of:=[.D321]+[.B322]" office:value-type="float" office:value="135446" calcext:value-type="float">
            <text:p>135446</text:p>
          </table:table-cell>
          <table:table-cell table:style-name="ce3" table:formula="of:=[.B322]/[.$B$1]" office:value-type="float" office:value="4.33333333333333" calcext:value-type="float">
            <text:p>4,33</text:p>
          </table:table-cell>
          <table:table-cell table:style-name="ce3" table:formula="of:=[.F321]+[.E322]" office:value-type="float" office:value="1410.89583333333" calcext:value-type="float">
            <text:p>1410,90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leepTimerDialog_12_InvalidViewFocusOperatorMutator</text:p>
          </table:table-cell>
          <table:table-cell table:style-name="ce1" table:formula="of:=[.D322]+[.B323]" office:value-type="float" office:value="135865" calcext:value-type="float">
            <text:p>135865</text:p>
          </table:table-cell>
          <table:table-cell table:style-name="ce3" table:formula="of:=[.B323]/[.$B$1]" office:value-type="float" office:value="4.36458333333333" calcext:value-type="float">
            <text:p>4,36</text:p>
          </table:table-cell>
          <table:table-cell table:style-name="ce3" table:formula="of:=[.F322]+[.E323]" office:value-type="float" office:value="1415.26041666667" calcext:value-type="float">
            <text:p>1415,26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13_ViewComponentNotVisibleOperatorMutator</text:p>
          </table:table-cell>
          <table:table-cell table:style-name="ce1" table:formula="of:=[.D323]+[.B324]" office:value-type="float" office:value="136283" calcext:value-type="float">
            <text:p>136283</text:p>
          </table:table-cell>
          <table:table-cell table:style-name="ce3" table:formula="of:=[.B324]/[.$B$1]" office:value-type="float" office:value="4.35416666666667" calcext:value-type="float">
            <text:p>4,35</text:p>
          </table:table-cell>
          <table:table-cell table:style-name="ce3" table:formula="of:=[.F323]+[.E324]" office:value-type="float" office:value="1419.61458333333" calcext:value-type="float">
            <text:p>1419,61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leepTimerDialog_14_BuggyGUIListenerOperatorMutator</text:p>
          </table:table-cell>
          <table:table-cell table:style-name="ce1" table:formula="of:=[.D324]+[.B325]" office:value-type="float" office:value="136700" calcext:value-type="float">
            <text:p>136700</text:p>
          </table:table-cell>
          <table:table-cell table:style-name="ce3" table:formula="of:=[.B325]/[.$B$1]" office:value-type="float" office:value="4.34375" calcext:value-type="float">
            <text:p>4,34</text:p>
          </table:table-cell>
          <table:table-cell table:style-name="ce3" table:formula="of:=[.F324]+[.E325]" office:value-type="float" office:value="1423.95833333333" calcext:value-type="float">
            <text:p>1423,96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15_BinaryMutator</text:p>
          </table:table-cell>
          <table:table-cell table:style-name="ce1" table:formula="of:=[.D325]+[.B326]" office:value-type="float" office:value="137118" calcext:value-type="float">
            <text:p>137118</text:p>
          </table:table-cell>
          <table:table-cell table:style-name="ce3" table:formula="of:=[.B326]/[.$B$1]" office:value-type="float" office:value="4.35416666666667" calcext:value-type="float">
            <text:p>4,35</text:p>
          </table:table-cell>
          <table:table-cell table:style-name="ce3" table:formula="of:=[.F325]+[.E326]" office:value-type="float" office:value="1428.3125" calcext:value-type="float">
            <text:p>1428,31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16_BinaryMutator</text:p>
          </table:table-cell>
          <table:table-cell table:style-name="ce1" table:formula="of:=[.D326]+[.B327]" office:value-type="float" office:value="137536" calcext:value-type="float">
            <text:p>137536</text:p>
          </table:table-cell>
          <table:table-cell table:style-name="ce3" table:formula="of:=[.B327]/[.$B$1]" office:value-type="float" office:value="4.35416666666667" calcext:value-type="float">
            <text:p>4,35</text:p>
          </table:table-cell>
          <table:table-cell table:style-name="ce3" table:formula="of:=[.F326]+[.E327]" office:value-type="float" office:value="1432.66666666667" calcext:value-type="float">
            <text:p>1432,67</text:p>
          </table:table-cell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SleepTimerDialog_17_BuggyGUIListenerOperatorMutator</text:p>
          </table:table-cell>
          <table:table-cell table:style-name="ce1" table:formula="of:=[.D327]+[.B328]" office:value-type="float" office:value="137950" calcext:value-type="float">
            <text:p>137950</text:p>
          </table:table-cell>
          <table:table-cell table:style-name="ce3" table:formula="of:=[.B328]/[.$B$1]" office:value-type="float" office:value="4.3125" calcext:value-type="float">
            <text:p>4,31</text:p>
          </table:table-cell>
          <table:table-cell table:style-name="ce3" table:formula="of:=[.F327]+[.E328]" office:value-type="float" office:value="1436.97916666667" calcext:value-type="float">
            <text:p>1436,98</text:p>
          </table:table-cell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18_BinaryMutator</text:p>
          </table:table-cell>
          <table:table-cell table:style-name="ce1" table:formula="of:=[.D328]+[.B329]" office:value-type="float" office:value="138370" calcext:value-type="float">
            <text:p>138370</text:p>
          </table:table-cell>
          <table:table-cell table:style-name="ce3" table:formula="of:=[.B329]/[.$B$1]" office:value-type="float" office:value="4.375" calcext:value-type="float">
            <text:p>4,38</text:p>
          </table:table-cell>
          <table:table-cell table:style-name="ce3" table:formula="of:=[.F328]+[.E329]" office:value-type="float" office:value="1441.35416666667" calcext:value-type="float">
            <text:p>1441,35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19_BinaryMutator</text:p>
          </table:table-cell>
          <table:table-cell table:style-name="ce1" table:formula="of:=[.D329]+[.B330]" office:value-type="float" office:value="138790" calcext:value-type="float">
            <text:p>138790</text:p>
          </table:table-cell>
          <table:table-cell table:style-name="ce3" table:formula="of:=[.B330]/[.$B$1]" office:value-type="float" office:value="4.375" calcext:value-type="float">
            <text:p>4,38</text:p>
          </table:table-cell>
          <table:table-cell table:style-name="ce3" table:formula="of:=[.F329]+[.E330]" office:value-type="float" office:value="1445.72916666667" calcext:value-type="float">
            <text:p>1445,73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leepTimerDialog_20_BuggyGUIListenerOperatorMutator</text:p>
          </table:table-cell>
          <table:table-cell table:style-name="ce1" table:formula="of:=[.D330]+[.B331]" office:value-type="float" office:value="139210" calcext:value-type="float">
            <text:p>139210</text:p>
          </table:table-cell>
          <table:table-cell table:style-name="ce3" table:formula="of:=[.B331]/[.$B$1]" office:value-type="float" office:value="4.375" calcext:value-type="float">
            <text:p>4,38</text:p>
          </table:table-cell>
          <table:table-cell table:style-name="ce3" table:formula="of:=[.F330]+[.E331]" office:value-type="float" office:value="1450.10416666667" calcext:value-type="float">
            <text:p>1450,10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SleepTimerDialog_21_BinaryMutator</text:p>
          </table:table-cell>
          <table:table-cell table:style-name="ce1" table:formula="of:=[.D331]+[.B332]" office:value-type="float" office:value="139657" calcext:value-type="float">
            <text:p>139657</text:p>
          </table:table-cell>
          <table:table-cell table:style-name="ce3" table:formula="of:=[.B332]/[.$B$1]" office:value-type="float" office:value="4.65625" calcext:value-type="float">
            <text:p>4,66</text:p>
          </table:table-cell>
          <table:table-cell table:style-name="ce3" table:formula="of:=[.F331]+[.E332]" office:value-type="float" office:value="1454.76041666667" calcext:value-type="float">
            <text:p>1454,76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22_BinaryMutator</text:p>
          </table:table-cell>
          <table:table-cell table:style-name="ce1" table:formula="of:=[.D332]+[.B333]" office:value-type="float" office:value="140075" calcext:value-type="float">
            <text:p>140075</text:p>
          </table:table-cell>
          <table:table-cell table:style-name="ce3" table:formula="of:=[.B333]/[.$B$1]" office:value-type="float" office:value="4.35416666666667" calcext:value-type="float">
            <text:p>4,35</text:p>
          </table:table-cell>
          <table:table-cell table:style-name="ce3" table:formula="of:=[.F332]+[.E333]" office:value-type="float" office:value="1459.11458333333" calcext:value-type="float">
            <text:p>1459,11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23_InvalidViewFocusOperatorMutator</text:p>
          </table:table-cell>
          <table:table-cell table:style-name="ce1" table:formula="of:=[.D333]+[.B334]" office:value-type="float" office:value="140493" calcext:value-type="float">
            <text:p>140493</text:p>
          </table:table-cell>
          <table:table-cell table:style-name="ce3" table:formula="of:=[.B334]/[.$B$1]" office:value-type="float" office:value="4.35416666666667" calcext:value-type="float">
            <text:p>4,35</text:p>
          </table:table-cell>
          <table:table-cell table:style-name="ce3" table:formula="of:=[.F333]+[.E334]" office:value-type="float" office:value="1463.46875" calcext:value-type="float">
            <text:p>1463,47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leepTimerDialog_24_ViewComponentNotVisibleOperatorMutator</text:p>
          </table:table-cell>
          <table:table-cell table:style-name="ce1" table:formula="of:=[.D334]+[.B335]" office:value-type="float" office:value="140912" calcext:value-type="float">
            <text:p>140912</text:p>
          </table:table-cell>
          <table:table-cell table:style-name="ce3" table:formula="of:=[.B335]/[.$B$1]" office:value-type="float" office:value="4.36458333333333" calcext:value-type="float">
            <text:p>4,36</text:p>
          </table:table-cell>
          <table:table-cell table:style-name="ce3" table:formula="of:=[.F334]+[.E335]" office:value-type="float" office:value="1467.83333333333" calcext:value-type="float">
            <text:p>1467,83</text:p>
          </table:table-cell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leepTimerDialog_25_InvalidViewFocusOperatorMutator</text:p>
          </table:table-cell>
          <table:table-cell table:style-name="ce1" table:formula="of:=[.D335]+[.B336]" office:value-type="float" office:value="141327" calcext:value-type="float">
            <text:p>141327</text:p>
          </table:table-cell>
          <table:table-cell table:style-name="ce3" table:formula="of:=[.B336]/[.$B$1]" office:value-type="float" office:value="4.32291666666667" calcext:value-type="float">
            <text:p>4,32</text:p>
          </table:table-cell>
          <table:table-cell table:style-name="ce3" table:formula="of:=[.F335]+[.E336]" office:value-type="float" office:value="1472.15625" calcext:value-type="float">
            <text:p>1472,16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leepTimerDialog_26_ViewComponentNotVisibleOperatorMutator</text:p>
          </table:table-cell>
          <table:table-cell table:style-name="ce1" table:formula="of:=[.D336]+[.B337]" office:value-type="float" office:value="141744" calcext:value-type="float">
            <text:p>141744</text:p>
          </table:table-cell>
          <table:table-cell table:style-name="ce3" table:formula="of:=[.B337]/[.$B$1]" office:value-type="float" office:value="4.34375" calcext:value-type="float">
            <text:p>4,34</text:p>
          </table:table-cell>
          <table:table-cell table:style-name="ce3" table:formula="of:=[.F336]+[.E337]" office:value-type="float" office:value="1476.5" calcext:value-type="float">
            <text:p>1476,50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leepTimerDialog_27_InvalidViewFocusOperatorMutator</text:p>
          </table:table-cell>
          <table:table-cell table:style-name="ce1" table:formula="of:=[.D337]+[.B338]" office:value-type="float" office:value="142160" calcext:value-type="float">
            <text:p>142160</text:p>
          </table:table-cell>
          <table:table-cell table:style-name="ce3" table:formula="of:=[.B338]/[.$B$1]" office:value-type="float" office:value="4.33333333333333" calcext:value-type="float">
            <text:p>4,33</text:p>
          </table:table-cell>
          <table:table-cell table:style-name="ce3" table:formula="of:=[.F337]+[.E338]" office:value-type="float" office:value="1480.83333333333" calcext:value-type="float">
            <text:p>1480,83</text:p>
          </table:table-cell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leepTimerDialog_28_ViewComponentNotVisibleOperatorMutator</text:p>
          </table:table-cell>
          <table:table-cell table:style-name="ce1" table:formula="of:=[.D338]+[.B339]" office:value-type="float" office:value="142579" calcext:value-type="float">
            <text:p>142579</text:p>
          </table:table-cell>
          <table:table-cell table:style-name="ce3" table:formula="of:=[.B339]/[.$B$1]" office:value-type="float" office:value="4.36458333333333" calcext:value-type="float">
            <text:p>4,36</text:p>
          </table:table-cell>
          <table:table-cell table:style-name="ce3" table:formula="of:=[.F338]+[.E339]" office:value-type="float" office:value="1485.19791666667" calcext:value-type="float">
            <text:p>1485,20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29_InvalidViewFocusOperatorMutator</text:p>
          </table:table-cell>
          <table:table-cell table:style-name="ce1" table:formula="of:=[.D339]+[.B340]" office:value-type="float" office:value="142997" calcext:value-type="float">
            <text:p>142997</text:p>
          </table:table-cell>
          <table:table-cell table:style-name="ce3" table:formula="of:=[.B340]/[.$B$1]" office:value-type="float" office:value="4.35416666666667" calcext:value-type="float">
            <text:p>4,35</text:p>
          </table:table-cell>
          <table:table-cell table:style-name="ce3" table:formula="of:=[.F339]+[.E340]" office:value-type="float" office:value="1489.55208333333" calcext:value-type="float">
            <text:p>1489,55</text:p>
          </table:table-cell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leepTimerDialog_30_ViewComponentNotVisibleOperatorMutator</text:p>
          </table:table-cell>
          <table:table-cell table:style-name="ce1" table:formula="of:=[.D340]+[.B341]" office:value-type="float" office:value="143413" calcext:value-type="float">
            <text:p>143413</text:p>
          </table:table-cell>
          <table:table-cell table:style-name="ce3" table:formula="of:=[.B341]/[.$B$1]" office:value-type="float" office:value="4.33333333333333" calcext:value-type="float">
            <text:p>4,33</text:p>
          </table:table-cell>
          <table:table-cell table:style-name="ce3" table:formula="of:=[.F340]+[.E341]" office:value-type="float" office:value="1493.88541666667" calcext:value-type="float">
            <text:p>1493,89</text:p>
          </table:table-cell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leepTimerDialog_31_BuggyGUIListenerOperatorMutator</text:p>
          </table:table-cell>
          <table:table-cell table:style-name="ce1" table:formula="of:=[.D341]+[.B342]" office:value-type="float" office:value="143829" calcext:value-type="float">
            <text:p>143829</text:p>
          </table:table-cell>
          <table:table-cell table:style-name="ce3" table:formula="of:=[.B342]/[.$B$1]" office:value-type="float" office:value="4.33333333333333" calcext:value-type="float">
            <text:p>4,33</text:p>
          </table:table-cell>
          <table:table-cell table:style-name="ce3" table:formula="of:=[.F341]+[.E342]" office:value-type="float" office:value="1498.21875" calcext:value-type="float">
            <text:p>1498,22</text:p>
          </table:table-cell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leepTimerDialog_32_InvalidViewFocusOperatorMutator</text:p>
          </table:table-cell>
          <table:table-cell table:style-name="ce1" table:formula="of:=[.D342]+[.B343]" office:value-type="float" office:value="144244" calcext:value-type="float">
            <text:p>144244</text:p>
          </table:table-cell>
          <table:table-cell table:style-name="ce3" table:formula="of:=[.B343]/[.$B$1]" office:value-type="float" office:value="4.32291666666667" calcext:value-type="float">
            <text:p>4,32</text:p>
          </table:table-cell>
          <table:table-cell table:style-name="ce3" table:formula="of:=[.F342]+[.E343]" office:value-type="float" office:value="1502.54166666667" calcext:value-type="float">
            <text:p>1502,54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leepTimerDialog_33_ViewComponentNotVisibleOperatorMutator</text:p>
          </table:table-cell>
          <table:table-cell table:style-name="ce1" table:formula="of:=[.D343]+[.B344]" office:value-type="float" office:value="144661" calcext:value-type="float">
            <text:p>144661</text:p>
          </table:table-cell>
          <table:table-cell table:style-name="ce3" table:formula="of:=[.B344]/[.$B$1]" office:value-type="float" office:value="4.34375" calcext:value-type="float">
            <text:p>4,34</text:p>
          </table:table-cell>
          <table:table-cell table:style-name="ce3" table:formula="of:=[.F343]+[.E344]" office:value-type="float" office:value="1506.88541666667" calcext:value-type="float">
            <text:p>1506,89</text:p>
          </table:table-cell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leepTimerDialog_34_BuggyGUIListenerOperatorMutator</text:p>
          </table:table-cell>
          <table:table-cell table:style-name="ce1" table:formula="of:=[.D344]+[.B345]" office:value-type="float" office:value="145079" calcext:value-type="float">
            <text:p>145079</text:p>
          </table:table-cell>
          <table:table-cell table:style-name="ce3" table:formula="of:=[.B345]/[.$B$1]" office:value-type="float" office:value="4.35416666666667" calcext:value-type="float">
            <text:p>4,35</text:p>
          </table:table-cell>
          <table:table-cell table:style-name="ce3" table:formula="of:=[.F344]+[.E345]" office:value-type="float" office:value="1511.23958333333" calcext:value-type="float">
            <text:p>1511,24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leepTimerDialog_35_InvalidViewFocusOperatorMutator</text:p>
          </table:table-cell>
          <table:table-cell table:style-name="ce1" table:formula="of:=[.D345]+[.B346]" office:value-type="float" office:value="145495" calcext:value-type="float">
            <text:p>145495</text:p>
          </table:table-cell>
          <table:table-cell table:style-name="ce3" table:formula="of:=[.B346]/[.$B$1]" office:value-type="float" office:value="4.33333333333333" calcext:value-type="float">
            <text:p>4,33</text:p>
          </table:table-cell>
          <table:table-cell table:style-name="ce3" table:formula="of:=[.F345]+[.E346]" office:value-type="float" office:value="1515.57291666667" calcext:value-type="float">
            <text:p>1515,57</text:p>
          </table:table-cell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leepTimerDialog_36_ViewComponentNotVisibleOperatorMutator</text:p>
          </table:table-cell>
          <table:table-cell table:style-name="ce1" table:formula="of:=[.D346]+[.B347]" office:value-type="float" office:value="145912" calcext:value-type="float">
            <text:p>145912</text:p>
          </table:table-cell>
          <table:table-cell table:style-name="ce3" table:formula="of:=[.B347]/[.$B$1]" office:value-type="float" office:value="4.34375" calcext:value-type="float">
            <text:p>4,34</text:p>
          </table:table-cell>
          <table:table-cell table:style-name="ce3" table:formula="of:=[.F346]+[.E347]" office:value-type="float" office:value="1519.91666666667" calcext:value-type="float">
            <text:p>1519,92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SleepTimerDialog_37_BuggyGUIListenerOperatorMutator</text:p>
          </table:table-cell>
          <table:table-cell table:style-name="ce1" table:formula="of:=[.D347]+[.B348]" office:value-type="float" office:value="146327" calcext:value-type="float">
            <text:p>146327</text:p>
          </table:table-cell>
          <table:table-cell table:style-name="ce3" table:formula="of:=[.B348]/[.$B$1]" office:value-type="float" office:value="4.32291666666667" calcext:value-type="float">
            <text:p>4,32</text:p>
          </table:table-cell>
          <table:table-cell table:style-name="ce3" table:formula="of:=[.F347]+[.E348]" office:value-type="float" office:value="1524.23958333333" calcext:value-type="float">
            <text:p>1524,24</text:p>
          </table:table-cell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MediaPlayerErrorDialog_0_BuggyGUIListenerOperatorMutator</text:p>
          </table:table-cell>
          <table:table-cell table:style-name="ce1" table:formula="of:=[.D348]+[.B349]" office:value-type="float" office:value="146744" calcext:value-type="float">
            <text:p>146744</text:p>
          </table:table-cell>
          <table:table-cell table:style-name="ce3" table:formula="of:=[.B349]/[.$B$1]" office:value-type="float" office:value="4.34375" calcext:value-type="float">
            <text:p>4,34</text:p>
          </table:table-cell>
          <table:table-cell table:style-name="ce3" table:formula="of:=[.F348]+[.E349]" office:value-type="float" office:value="1528.58333333333" calcext:value-type="float">
            <text:p>1528,58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hareDialog_0_BuggyGUIListenerOperatorMutator</text:p>
          </table:table-cell>
          <table:table-cell table:style-name="ce1" table:formula="of:=[.D349]+[.B350]" office:value-type="float" office:value="147160" calcext:value-type="float">
            <text:p>147160</text:p>
          </table:table-cell>
          <table:table-cell table:style-name="ce3" table:formula="of:=[.B350]/[.$B$1]" office:value-type="float" office:value="4.33333333333333" calcext:value-type="float">
            <text:p>4,33</text:p>
          </table:table-cell>
          <table:table-cell table:style-name="ce3" table:formula="of:=[.F349]+[.E350]" office:value-type="float" office:value="1532.91666666667" calcext:value-type="float">
            <text:p>1532,92</text:p>
          </table:table-cell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VariableSpeedDialog_0_InvalidViewFocusOperatorMutator</text:p>
          </table:table-cell>
          <table:table-cell table:style-name="ce1" table:formula="of:=[.D350]+[.B351]" office:value-type="float" office:value="147578" calcext:value-type="float">
            <text:p>147578</text:p>
          </table:table-cell>
          <table:table-cell table:style-name="ce3" table:formula="of:=[.B351]/[.$B$1]" office:value-type="float" office:value="4.35416666666667" calcext:value-type="float">
            <text:p>4,35</text:p>
          </table:table-cell>
          <table:table-cell table:style-name="ce3" table:formula="of:=[.F350]+[.E351]" office:value-type="float" office:value="1537.27083333333" calcext:value-type="float">
            <text:p>1537,27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VariableSpeedDialog_1_ViewComponentNotVisibleOperatorMutator</text:p>
          </table:table-cell>
          <table:table-cell table:style-name="ce1" table:formula="of:=[.D351]+[.B352]" office:value-type="float" office:value="147991" calcext:value-type="float">
            <text:p>147991</text:p>
          </table:table-cell>
          <table:table-cell table:style-name="ce3" table:formula="of:=[.B352]/[.$B$1]" office:value-type="float" office:value="4.30208333333333" calcext:value-type="float">
            <text:p>4,30</text:p>
          </table:table-cell>
          <table:table-cell table:style-name="ce3" table:formula="of:=[.F351]+[.E352]" office:value-type="float" office:value="1541.57291666667" calcext:value-type="float">
            <text:p>1541,57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VariableSpeedDialog_2_InvalidViewFocusOperatorMutator</text:p>
          </table:table-cell>
          <table:table-cell table:style-name="ce1" table:formula="of:=[.D352]+[.B353]" office:value-type="float" office:value="148409" calcext:value-type="float">
            <text:p>148409</text:p>
          </table:table-cell>
          <table:table-cell table:style-name="ce3" table:formula="of:=[.B353]/[.$B$1]" office:value-type="float" office:value="4.35416666666667" calcext:value-type="float">
            <text:p>4,35</text:p>
          </table:table-cell>
          <table:table-cell table:style-name="ce3" table:formula="of:=[.F352]+[.E353]" office:value-type="float" office:value="1545.92708333333" calcext:value-type="float">
            <text:p>1545,93</text:p>
          </table:table-cell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VariableSpeedDialog_3_ViewComponentNotVisibleOperatorMutator</text:p>
          </table:table-cell>
          <table:table-cell table:style-name="ce1" table:formula="of:=[.D353]+[.B354]" office:value-type="float" office:value="148820" calcext:value-type="float">
            <text:p>148820</text:p>
          </table:table-cell>
          <table:table-cell table:style-name="ce3" table:formula="of:=[.B354]/[.$B$1]" office:value-type="float" office:value="4.28125" calcext:value-type="float">
            <text:p>4,28</text:p>
          </table:table-cell>
          <table:table-cell table:style-name="ce3" table:formula="of:=[.F353]+[.E354]" office:value-type="float" office:value="1550.20833333333" calcext:value-type="float">
            <text:p>1550,21</text:p>
          </table:table-cell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VariableSpeedDialog_4_InvalidViewFocusOperatorMutator</text:p>
          </table:table-cell>
          <table:table-cell table:style-name="ce1" table:formula="of:=[.D354]+[.B355]" office:value-type="float" office:value="149235" calcext:value-type="float">
            <text:p>149235</text:p>
          </table:table-cell>
          <table:table-cell table:style-name="ce3" table:formula="of:=[.B355]/[.$B$1]" office:value-type="float" office:value="4.32291666666667" calcext:value-type="float">
            <text:p>4,32</text:p>
          </table:table-cell>
          <table:table-cell table:style-name="ce3" table:formula="of:=[.F354]+[.E355]" office:value-type="float" office:value="1554.53125" calcext:value-type="float">
            <text:p>1554,53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VariableSpeedDialog_5_ViewComponentNotVisibleOperatorMutator</text:p>
          </table:table-cell>
          <table:table-cell table:style-name="ce1" table:formula="of:=[.D355]+[.B356]" office:value-type="float" office:value="149652" calcext:value-type="float">
            <text:p>149652</text:p>
          </table:table-cell>
          <table:table-cell table:style-name="ce3" table:formula="of:=[.B356]/[.$B$1]" office:value-type="float" office:value="4.34375" calcext:value-type="float">
            <text:p>4,34</text:p>
          </table:table-cell>
          <table:table-cell table:style-name="ce3" table:formula="of:=[.F355]+[.E356]" office:value-type="float" office:value="1558.875" calcext:value-type="float">
            <text:p>1558,88</text:p>
          </table:table-cell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VariableSpeedDialog_6_BuggyGUIListenerOperatorMutator</text:p>
          </table:table-cell>
          <table:table-cell table:style-name="ce1" table:formula="of:=[.D356]+[.B357]" office:value-type="float" office:value="150064" calcext:value-type="float">
            <text:p>150064</text:p>
          </table:table-cell>
          <table:table-cell table:style-name="ce3" table:formula="of:=[.B357]/[.$B$1]" office:value-type="float" office:value="4.29166666666667" calcext:value-type="float">
            <text:p>4,29</text:p>
          </table:table-cell>
          <table:table-cell table:style-name="ce3" table:formula="of:=[.F356]+[.E357]" office:value-type="float" office:value="1563.16666666667" calcext:value-type="float">
            <text:p>1563,17</text:p>
          </table:table-cell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VariableSpeedDialog_7_BuggyGUIListenerOperatorMutator</text:p>
          </table:table-cell>
          <table:table-cell table:style-name="ce1" table:formula="of:=[.D357]+[.B358]" office:value-type="float" office:value="150482" calcext:value-type="float">
            <text:p>150482</text:p>
          </table:table-cell>
          <table:table-cell table:style-name="ce3" table:formula="of:=[.B358]/[.$B$1]" office:value-type="float" office:value="4.35416666666667" calcext:value-type="float">
            <text:p>4,35</text:p>
          </table:table-cell>
          <table:table-cell table:style-name="ce3" table:formula="of:=[.F357]+[.E358]" office:value-type="float" office:value="1567.52083333333" calcext:value-type="float">
            <text:p>1567,52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VariableSpeedDialog_8_BuggyGUIListenerOperatorMutator</text:p>
          </table:table-cell>
          <table:table-cell table:style-name="ce1" table:formula="of:=[.D358]+[.B359]" office:value-type="float" office:value="150897" calcext:value-type="float">
            <text:p>150897</text:p>
          </table:table-cell>
          <table:table-cell table:style-name="ce3" table:formula="of:=[.B359]/[.$B$1]" office:value-type="float" office:value="4.32291666666667" calcext:value-type="float">
            <text:p>4,32</text:p>
          </table:table-cell>
          <table:table-cell table:style-name="ce3" table:formula="of:=[.F358]+[.E359]" office:value-type="float" office:value="1571.84375" calcext:value-type="float">
            <text:p>1571,84</text:p>
          </table:table-cell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PlaybackControlsDialog_0_InvalidViewFocusOperatorMutator</text:p>
          </table:table-cell>
          <table:table-cell table:style-name="ce1" table:formula="of:=[.D359]+[.B360]" office:value-type="float" office:value="151317" calcext:value-type="float">
            <text:p>151317</text:p>
          </table:table-cell>
          <table:table-cell table:style-name="ce3" table:formula="of:=[.B360]/[.$B$1]" office:value-type="float" office:value="4.375" calcext:value-type="float">
            <text:p>4,38</text:p>
          </table:table-cell>
          <table:table-cell table:style-name="ce3" table:formula="of:=[.F359]+[.E360]" office:value-type="float" office:value="1576.21875" calcext:value-type="float">
            <text:p>1576,22</text:p>
          </table:table-cell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PlaybackControlsDialog_1_ViewComponentNotVisibleOperatorMutator</text:p>
          </table:table-cell>
          <table:table-cell table:style-name="ce1" table:formula="of:=[.D360]+[.B361]" office:value-type="float" office:value="151736" calcext:value-type="float">
            <text:p>151736</text:p>
          </table:table-cell>
          <table:table-cell table:style-name="ce3" table:formula="of:=[.B361]/[.$B$1]" office:value-type="float" office:value="4.36458333333333" calcext:value-type="float">
            <text:p>4,36</text:p>
          </table:table-cell>
          <table:table-cell table:style-name="ce3" table:formula="of:=[.F360]+[.E361]" office:value-type="float" office:value="1580.58333333333" calcext:value-type="float">
            <text:p>1580,58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PlaybackControlsDialog_2_InvalidViewFocusOperatorMutator</text:p>
          </table:table-cell>
          <table:table-cell table:style-name="ce1" table:formula="of:=[.D361]+[.B362]" office:value-type="float" office:value="152150" calcext:value-type="float">
            <text:p>152150</text:p>
          </table:table-cell>
          <table:table-cell table:style-name="ce3" table:formula="of:=[.B362]/[.$B$1]" office:value-type="float" office:value="4.3125" calcext:value-type="float">
            <text:p>4,31</text:p>
          </table:table-cell>
          <table:table-cell table:style-name="ce3" table:formula="of:=[.F361]+[.E362]" office:value-type="float" office:value="1584.89583333333" calcext:value-type="float">
            <text:p>1584,90</text:p>
          </table:table-cell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PlaybackControlsDialog_3_ViewComponentNotVisibleOperatorMutator</text:p>
          </table:table-cell>
          <table:table-cell table:style-name="ce1" table:formula="of:=[.D362]+[.B363]" office:value-type="float" office:value="152566" calcext:value-type="float">
            <text:p>152566</text:p>
          </table:table-cell>
          <table:table-cell table:style-name="ce3" table:formula="of:=[.B363]/[.$B$1]" office:value-type="float" office:value="4.33333333333333" calcext:value-type="float">
            <text:p>4,33</text:p>
          </table:table-cell>
          <table:table-cell table:style-name="ce3" table:formula="of:=[.F362]+[.E363]" office:value-type="float" office:value="1589.22916666667" calcext:value-type="float">
            <text:p>1589,23</text:p>
          </table:table-cell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PlaybackControlsDialog_4_BuggyGUIListenerOperatorMutator</text:p>
          </table:table-cell>
          <table:table-cell table:style-name="ce1" table:formula="of:=[.D363]+[.B364]" office:value-type="float" office:value="152983" calcext:value-type="float">
            <text:p>152983</text:p>
          </table:table-cell>
          <table:table-cell table:style-name="ce3" table:formula="of:=[.B364]/[.$B$1]" office:value-type="float" office:value="4.34375" calcext:value-type="float">
            <text:p>4,34</text:p>
          </table:table-cell>
          <table:table-cell table:style-name="ce3" table:formula="of:=[.F363]+[.E364]" office:value-type="float" office:value="1593.57291666667" calcext:value-type="float">
            <text:p>1593,57</text:p>
          </table:table-cell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PlaybackControlsDialog_5_BinaryMutator</text:p>
          </table:table-cell>
          <table:table-cell table:style-name="ce1" table:formula="of:=[.D364]+[.B365]" office:value-type="float" office:value="153435" calcext:value-type="float">
            <text:p>153435</text:p>
          </table:table-cell>
          <table:table-cell table:style-name="ce3" table:formula="of:=[.B365]/[.$B$1]" office:value-type="float" office:value="4.70833333333333" calcext:value-type="float">
            <text:p>4,71</text:p>
          </table:table-cell>
          <table:table-cell table:style-name="ce3" table:formula="of:=[.F364]+[.E365]" office:value-type="float" office:value="1598.28125" calcext:value-type="float">
            <text:p>1598,28</text:p>
          </table:table-cell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TimeRangeDialog_0_BinaryMutator</text:p>
          </table:table-cell>
          <table:table-cell table:style-name="ce1" table:formula="of:=[.D365]+[.B366]" office:value-type="float" office:value="153857" calcext:value-type="float">
            <text:p>153857</text:p>
          </table:table-cell>
          <table:table-cell table:style-name="ce3" table:formula="of:=[.B366]/[.$B$1]" office:value-type="float" office:value="4.39583333333333" calcext:value-type="float">
            <text:p>4,40</text:p>
          </table:table-cell>
          <table:table-cell table:style-name="ce3" table:formula="of:=[.F365]+[.E366]" office:value-type="float" office:value="1602.67708333333" calcext:value-type="float">
            <text:p>1602,68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1_BinaryMutator</text:p>
          </table:table-cell>
          <table:table-cell table:style-name="ce1" table:formula="of:=[.D366]+[.B367]" office:value-type="float" office:value="154275" calcext:value-type="float">
            <text:p>154275</text:p>
          </table:table-cell>
          <table:table-cell table:style-name="ce3" table:formula="of:=[.B367]/[.$B$1]" office:value-type="float" office:value="4.35416666666667" calcext:value-type="float">
            <text:p>4,35</text:p>
          </table:table-cell>
          <table:table-cell table:style-name="ce3" table:formula="of:=[.F366]+[.E367]" office:value-type="float" office:value="1607.03125" calcext:value-type="float">
            <text:p>1607,03</text:p>
          </table:table-cell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TimeRangeDialog_2_BinaryMutator</text:p>
          </table:table-cell>
          <table:table-cell table:style-name="ce1" table:formula="of:=[.D367]+[.B368]" office:value-type="float" office:value="154690" calcext:value-type="float">
            <text:p>154690</text:p>
          </table:table-cell>
          <table:table-cell table:style-name="ce3" table:formula="of:=[.B368]/[.$B$1]" office:value-type="float" office:value="4.32291666666667" calcext:value-type="float">
            <text:p>4,32</text:p>
          </table:table-cell>
          <table:table-cell table:style-name="ce3" table:formula="of:=[.F367]+[.E368]" office:value-type="float" office:value="1611.35416666667" calcext:value-type="float">
            <text:p>1611,35</text:p>
          </table:table-cell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3_BinaryMutator</text:p>
          </table:table-cell>
          <table:table-cell table:style-name="ce1" table:formula="of:=[.D368]+[.B369]" office:value-type="float" office:value="155107" calcext:value-type="float">
            <text:p>155107</text:p>
          </table:table-cell>
          <table:table-cell table:style-name="ce3" table:formula="of:=[.B369]/[.$B$1]" office:value-type="float" office:value="4.34375" calcext:value-type="float">
            <text:p>4,34</text:p>
          </table:table-cell>
          <table:table-cell table:style-name="ce3" table:formula="of:=[.F368]+[.E369]" office:value-type="float" office:value="1615.69791666667" calcext:value-type="float">
            <text:p>1615,70</text:p>
          </table:table-cell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4_BinaryMutator</text:p>
          </table:table-cell>
          <table:table-cell table:style-name="ce1" table:formula="of:=[.D369]+[.B370]" office:value-type="float" office:value="155526" calcext:value-type="float">
            <text:p>155526</text:p>
          </table:table-cell>
          <table:table-cell table:style-name="ce3" table:formula="of:=[.B370]/[.$B$1]" office:value-type="float" office:value="4.36458333333333" calcext:value-type="float">
            <text:p>4,36</text:p>
          </table:table-cell>
          <table:table-cell table:style-name="ce3" table:formula="of:=[.F369]+[.E370]" office:value-type="float" office:value="1620.0625" calcext:value-type="float">
            <text:p>1620,06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5_BinaryMutator</text:p>
          </table:table-cell>
          <table:table-cell table:style-name="ce1" table:formula="of:=[.D370]+[.B371]" office:value-type="float" office:value="155943" calcext:value-type="float">
            <text:p>155943</text:p>
          </table:table-cell>
          <table:table-cell table:style-name="ce3" table:formula="of:=[.B371]/[.$B$1]" office:value-type="float" office:value="4.34375" calcext:value-type="float">
            <text:p>4,34</text:p>
          </table:table-cell>
          <table:table-cell table:style-name="ce3" table:formula="of:=[.F370]+[.E371]" office:value-type="float" office:value="1624.40625" calcext:value-type="float">
            <text:p>1624,41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TimeRangeDialog_6_BinaryMutator</text:p>
          </table:table-cell>
          <table:table-cell table:style-name="ce1" table:formula="of:=[.D371]+[.B372]" office:value-type="float" office:value="156357" calcext:value-type="float">
            <text:p>156357</text:p>
          </table:table-cell>
          <table:table-cell table:style-name="ce3" table:formula="of:=[.B372]/[.$B$1]" office:value-type="float" office:value="4.3125" calcext:value-type="float">
            <text:p>4,31</text:p>
          </table:table-cell>
          <table:table-cell table:style-name="ce3" table:formula="of:=[.F371]+[.E372]" office:value-type="float" office:value="1628.71875" calcext:value-type="float">
            <text:p>1628,72</text:p>
          </table:table-cell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7_BinaryMutator</text:p>
          </table:table-cell>
          <table:table-cell table:style-name="ce1" table:formula="of:=[.D372]+[.B373]" office:value-type="float" office:value="156776" calcext:value-type="float">
            <text:p>156776</text:p>
          </table:table-cell>
          <table:table-cell table:style-name="ce3" table:formula="of:=[.B373]/[.$B$1]" office:value-type="float" office:value="4.36458333333333" calcext:value-type="float">
            <text:p>4,36</text:p>
          </table:table-cell>
          <table:table-cell table:style-name="ce3" table:formula="of:=[.F372]+[.E373]" office:value-type="float" office:value="1633.08333333333" calcext:value-type="float">
            <text:p>1633,08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8_BinaryMutator</text:p>
          </table:table-cell>
          <table:table-cell table:style-name="ce1" table:formula="of:=[.D373]+[.B374]" office:value-type="float" office:value="157192" calcext:value-type="float">
            <text:p>157192</text:p>
          </table:table-cell>
          <table:table-cell table:style-name="ce3" table:formula="of:=[.B374]/[.$B$1]" office:value-type="float" office:value="4.33333333333333" calcext:value-type="float">
            <text:p>4,33</text:p>
          </table:table-cell>
          <table:table-cell table:style-name="ce3" table:formula="of:=[.F373]+[.E374]" office:value-type="float" office:value="1637.41666666667" calcext:value-type="float">
            <text:p>1637,42</text:p>
          </table:table-cell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TimeRangeDialog_9_BinaryMutator</text:p>
          </table:table-cell>
          <table:table-cell table:style-name="ce1" table:formula="of:=[.D374]+[.B375]" office:value-type="float" office:value="157606" calcext:value-type="float">
            <text:p>157606</text:p>
          </table:table-cell>
          <table:table-cell table:style-name="ce3" table:formula="of:=[.B375]/[.$B$1]" office:value-type="float" office:value="4.3125" calcext:value-type="float">
            <text:p>4,31</text:p>
          </table:table-cell>
          <table:table-cell table:style-name="ce3" table:formula="of:=[.F374]+[.E375]" office:value-type="float" office:value="1641.72916666667" calcext:value-type="float">
            <text:p>1641,73</text:p>
          </table:table-cell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TimeRangeDialog_10_BinaryMutator</text:p>
          </table:table-cell>
          <table:table-cell table:style-name="ce1" table:formula="of:=[.D375]+[.B376]" office:value-type="float" office:value="158019" calcext:value-type="float">
            <text:p>158019</text:p>
          </table:table-cell>
          <table:table-cell table:style-name="ce3" table:formula="of:=[.B376]/[.$B$1]" office:value-type="float" office:value="4.30208333333333" calcext:value-type="float">
            <text:p>4,30</text:p>
          </table:table-cell>
          <table:table-cell table:style-name="ce3" table:formula="of:=[.F375]+[.E376]" office:value-type="float" office:value="1646.03125" calcext:value-type="float">
            <text:p>1646,03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imeRangeDialog_11_BinaryMutator</text:p>
          </table:table-cell>
          <table:table-cell table:style-name="ce1" table:formula="of:=[.D376]+[.B377]" office:value-type="float" office:value="158439" calcext:value-type="float">
            <text:p>158439</text:p>
          </table:table-cell>
          <table:table-cell table:style-name="ce3" table:formula="of:=[.B377]/[.$B$1]" office:value-type="float" office:value="4.375" calcext:value-type="float">
            <text:p>4,38</text:p>
          </table:table-cell>
          <table:table-cell table:style-name="ce3" table:formula="of:=[.F376]+[.E377]" office:value-type="float" office:value="1650.40625" calcext:value-type="float">
            <text:p>1650,41</text:p>
          </table:table-cell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TimeRangeDialog_12_BinaryMutator</text:p>
          </table:table-cell>
          <table:table-cell table:style-name="ce1" table:formula="of:=[.D377]+[.B378]" office:value-type="float" office:value="158850" calcext:value-type="float">
            <text:p>158850</text:p>
          </table:table-cell>
          <table:table-cell table:style-name="ce3" table:formula="of:=[.B378]/[.$B$1]" office:value-type="float" office:value="4.28125" calcext:value-type="float">
            <text:p>4,28</text:p>
          </table:table-cell>
          <table:table-cell table:style-name="ce3" table:formula="of:=[.F377]+[.E378]" office:value-type="float" office:value="1654.6875" calcext:value-type="float">
            <text:p>1654,69</text:p>
          </table:table-cell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13_BinaryMutator</text:p>
          </table:table-cell>
          <table:table-cell table:style-name="ce1" table:formula="of:=[.D378]+[.B379]" office:value-type="float" office:value="159266" calcext:value-type="float">
            <text:p>159266</text:p>
          </table:table-cell>
          <table:table-cell table:style-name="ce3" table:formula="of:=[.B379]/[.$B$1]" office:value-type="float" office:value="4.33333333333333" calcext:value-type="float">
            <text:p>4,33</text:p>
          </table:table-cell>
          <table:table-cell table:style-name="ce3" table:formula="of:=[.F378]+[.E379]" office:value-type="float" office:value="1659.02083333333" calcext:value-type="float">
            <text:p>1659,02</text:p>
          </table:table-cell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14_BinaryMutator</text:p>
          </table:table-cell>
          <table:table-cell table:style-name="ce1" table:formula="of:=[.D379]+[.B380]" office:value-type="float" office:value="159684" calcext:value-type="float">
            <text:p>159684</text:p>
          </table:table-cell>
          <table:table-cell table:style-name="ce3" table:formula="of:=[.B380]/[.$B$1]" office:value-type="float" office:value="4.35416666666667" calcext:value-type="float">
            <text:p>4,35</text:p>
          </table:table-cell>
          <table:table-cell table:style-name="ce3" table:formula="of:=[.F379]+[.E380]" office:value-type="float" office:value="1663.375" calcext:value-type="float">
            <text:p>1663,38</text:p>
          </table:table-cell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TimeRangeDialog_15_BinaryMutator</text:p>
          </table:table-cell>
          <table:table-cell table:style-name="ce1" table:formula="of:=[.D380]+[.B381]" office:value-type="float" office:value="160099" calcext:value-type="float">
            <text:p>160099</text:p>
          </table:table-cell>
          <table:table-cell table:style-name="ce3" table:formula="of:=[.B381]/[.$B$1]" office:value-type="float" office:value="4.32291666666667" calcext:value-type="float">
            <text:p>4,32</text:p>
          </table:table-cell>
          <table:table-cell table:style-name="ce3" table:formula="of:=[.F380]+[.E381]" office:value-type="float" office:value="1667.69791666667" calcext:value-type="float">
            <text:p>1667,70</text:p>
          </table:table-cell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TimeRangeDialog_16_BinaryMutator</text:p>
          </table:table-cell>
          <table:table-cell table:style-name="ce1" table:formula="of:=[.D381]+[.B382]" office:value-type="float" office:value="160514" calcext:value-type="float">
            <text:p>160514</text:p>
          </table:table-cell>
          <table:table-cell table:style-name="ce3" table:formula="of:=[.B382]/[.$B$1]" office:value-type="float" office:value="4.32291666666667" calcext:value-type="float">
            <text:p>4,32</text:p>
          </table:table-cell>
          <table:table-cell table:style-name="ce3" table:formula="of:=[.F381]+[.E382]" office:value-type="float" office:value="1672.02083333333" calcext:value-type="float">
            <text:p>1672,02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17_BinaryMutator</text:p>
          </table:table-cell>
          <table:table-cell table:style-name="ce1" table:formula="of:=[.D382]+[.B383]" office:value-type="float" office:value="160932" calcext:value-type="float">
            <text:p>160932</text:p>
          </table:table-cell>
          <table:table-cell table:style-name="ce3" table:formula="of:=[.B383]/[.$B$1]" office:value-type="float" office:value="4.35416666666667" calcext:value-type="float">
            <text:p>4,35</text:p>
          </table:table-cell>
          <table:table-cell table:style-name="ce3" table:formula="of:=[.F382]+[.E383]" office:value-type="float" office:value="1676.375" calcext:value-type="float">
            <text:p>1676,38</text:p>
          </table:table-cell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18_BinaryMutator</text:p>
          </table:table-cell>
          <table:table-cell table:style-name="ce1" table:formula="of:=[.D383]+[.B384]" office:value-type="float" office:value="161349" calcext:value-type="float">
            <text:p>161349</text:p>
          </table:table-cell>
          <table:table-cell table:style-name="ce3" table:formula="of:=[.B384]/[.$B$1]" office:value-type="float" office:value="4.34375" calcext:value-type="float">
            <text:p>4,34</text:p>
          </table:table-cell>
          <table:table-cell table:style-name="ce3" table:formula="of:=[.F383]+[.E384]" office:value-type="float" office:value="1680.71875" calcext:value-type="float">
            <text:p>1680,72</text:p>
          </table:table-cell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19_BinaryMutator</text:p>
          </table:table-cell>
          <table:table-cell table:style-name="ce1" table:formula="of:=[.D384]+[.B385]" office:value-type="float" office:value="161766" calcext:value-type="float">
            <text:p>161766</text:p>
          </table:table-cell>
          <table:table-cell table:style-name="ce3" table:formula="of:=[.B385]/[.$B$1]" office:value-type="float" office:value="4.34375" calcext:value-type="float">
            <text:p>4,34</text:p>
          </table:table-cell>
          <table:table-cell table:style-name="ce3" table:formula="of:=[.F384]+[.E385]" office:value-type="float" office:value="1685.0625" calcext:value-type="float">
            <text:p>1685,06</text:p>
          </table:table-cell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20_BinaryMutator</text:p>
          </table:table-cell>
          <table:table-cell table:style-name="ce1" table:formula="of:=[.D385]+[.B386]" office:value-type="float" office:value="162185" calcext:value-type="float">
            <text:p>162185</text:p>
          </table:table-cell>
          <table:table-cell table:style-name="ce3" table:formula="of:=[.B386]/[.$B$1]" office:value-type="float" office:value="4.36458333333333" calcext:value-type="float">
            <text:p>4,36</text:p>
          </table:table-cell>
          <table:table-cell table:style-name="ce3" table:formula="of:=[.F385]+[.E386]" office:value-type="float" office:value="1689.42708333333" calcext:value-type="float">
            <text:p>1689,43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21_BinaryMutator</text:p>
          </table:table-cell>
          <table:table-cell table:style-name="ce1" table:formula="of:=[.D386]+[.B387]" office:value-type="float" office:value="162601" calcext:value-type="float">
            <text:p>162601</text:p>
          </table:table-cell>
          <table:table-cell table:style-name="ce3" table:formula="of:=[.B387]/[.$B$1]" office:value-type="float" office:value="4.33333333333333" calcext:value-type="float">
            <text:p>4,33</text:p>
          </table:table-cell>
          <table:table-cell table:style-name="ce3" table:formula="of:=[.F386]+[.E387]" office:value-type="float" office:value="1693.76041666667" calcext:value-type="float">
            <text:p>1693,76</text:p>
          </table:table-cell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TimeRangeDialog_22_BinaryMutator</text:p>
          </table:table-cell>
          <table:table-cell table:style-name="ce1" table:formula="of:=[.D387]+[.B388]" office:value-type="float" office:value="163015" calcext:value-type="float">
            <text:p>163015</text:p>
          </table:table-cell>
          <table:table-cell table:style-name="ce3" table:formula="of:=[.B388]/[.$B$1]" office:value-type="float" office:value="4.3125" calcext:value-type="float">
            <text:p>4,31</text:p>
          </table:table-cell>
          <table:table-cell table:style-name="ce3" table:formula="of:=[.F387]+[.E388]" office:value-type="float" office:value="1698.07291666667" calcext:value-type="float">
            <text:p>1698,07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23_BinaryMutator</text:p>
          </table:table-cell>
          <table:table-cell table:style-name="ce1" table:formula="of:=[.D388]+[.B389]" office:value-type="float" office:value="163434" calcext:value-type="float">
            <text:p>163434</text:p>
          </table:table-cell>
          <table:table-cell table:style-name="ce3" table:formula="of:=[.B389]/[.$B$1]" office:value-type="float" office:value="4.36458333333333" calcext:value-type="float">
            <text:p>4,36</text:p>
          </table:table-cell>
          <table:table-cell table:style-name="ce3" table:formula="of:=[.F388]+[.E389]" office:value-type="float" office:value="1702.4375" calcext:value-type="float">
            <text:p>1702,44</text:p>
          </table:table-cell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TimeRangeDialog_24_BinaryMutator</text:p>
          </table:table-cell>
          <table:table-cell table:style-name="ce1" table:formula="of:=[.D389]+[.B390]" office:value-type="float" office:value="163848" calcext:value-type="float">
            <text:p>163848</text:p>
          </table:table-cell>
          <table:table-cell table:style-name="ce3" table:formula="of:=[.B390]/[.$B$1]" office:value-type="float" office:value="4.3125" calcext:value-type="float">
            <text:p>4,31</text:p>
          </table:table-cell>
          <table:table-cell table:style-name="ce3" table:formula="of:=[.F389]+[.E390]" office:value-type="float" office:value="1706.75" calcext:value-type="float">
            <text:p>1706,75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imeRangeDialog_25_BinaryMutator</text:p>
          </table:table-cell>
          <table:table-cell table:style-name="ce1" table:formula="of:=[.D390]+[.B391]" office:value-type="float" office:value="164268" calcext:value-type="float">
            <text:p>164268</text:p>
          </table:table-cell>
          <table:table-cell table:style-name="ce3" table:formula="of:=[.B391]/[.$B$1]" office:value-type="float" office:value="4.375" calcext:value-type="float">
            <text:p>4,38</text:p>
          </table:table-cell>
          <table:table-cell table:style-name="ce3" table:formula="of:=[.F390]+[.E391]" office:value-type="float" office:value="1711.125" calcext:value-type="float">
            <text:p>1711,13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26_BinaryMutator</text:p>
          </table:table-cell>
          <table:table-cell table:style-name="ce1" table:formula="of:=[.D391]+[.B392]" office:value-type="float" office:value="164685" calcext:value-type="float">
            <text:p>164685</text:p>
          </table:table-cell>
          <table:table-cell table:style-name="ce3" table:formula="of:=[.B392]/[.$B$1]" office:value-type="float" office:value="4.34375" calcext:value-type="float">
            <text:p>4,34</text:p>
          </table:table-cell>
          <table:table-cell table:style-name="ce3" table:formula="of:=[.F391]+[.E392]" office:value-type="float" office:value="1715.46875" calcext:value-type="float">
            <text:p>1715,47</text:p>
          </table:table-cell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TimeRangeDialog_27_BinaryMutator</text:p>
          </table:table-cell>
          <table:table-cell table:style-name="ce1" table:formula="of:=[.D392]+[.B393]" office:value-type="float" office:value="165100" calcext:value-type="float">
            <text:p>165100</text:p>
          </table:table-cell>
          <table:table-cell table:style-name="ce3" table:formula="of:=[.B393]/[.$B$1]" office:value-type="float" office:value="4.32291666666667" calcext:value-type="float">
            <text:p>4,32</text:p>
          </table:table-cell>
          <table:table-cell table:style-name="ce3" table:formula="of:=[.F392]+[.E393]" office:value-type="float" office:value="1719.79166666667" calcext:value-type="float">
            <text:p>1719,79</text:p>
          </table:table-cell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28_BinaryMutator</text:p>
          </table:table-cell>
          <table:table-cell table:style-name="ce1" table:formula="of:=[.D393]+[.B394]" office:value-type="float" office:value="165518" calcext:value-type="float">
            <text:p>165518</text:p>
          </table:table-cell>
          <table:table-cell table:style-name="ce3" table:formula="of:=[.B394]/[.$B$1]" office:value-type="float" office:value="4.35416666666667" calcext:value-type="float">
            <text:p>4,35</text:p>
          </table:table-cell>
          <table:table-cell table:style-name="ce3" table:formula="of:=[.F393]+[.E394]" office:value-type="float" office:value="1724.14583333333" calcext:value-type="float">
            <text:p>1724,15</text:p>
          </table:table-cell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TimeRangeDialog_29_BinaryMutator</text:p>
          </table:table-cell>
          <table:table-cell table:style-name="ce1" table:formula="of:=[.D394]+[.B395]" office:value-type="float" office:value="165940" calcext:value-type="float">
            <text:p>165940</text:p>
          </table:table-cell>
          <table:table-cell table:style-name="ce3" table:formula="of:=[.B395]/[.$B$1]" office:value-type="float" office:value="4.39583333333333" calcext:value-type="float">
            <text:p>4,40</text:p>
          </table:table-cell>
          <table:table-cell table:style-name="ce3" table:formula="of:=[.F394]+[.E395]" office:value-type="float" office:value="1728.54166666667" calcext:value-type="float">
            <text:p>1728,54</text:p>
          </table:table-cell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30_BinaryMutator</text:p>
          </table:table-cell>
          <table:table-cell table:style-name="ce1" table:formula="of:=[.D395]+[.B396]" office:value-type="float" office:value="166359" calcext:value-type="float">
            <text:p>166359</text:p>
          </table:table-cell>
          <table:table-cell table:style-name="ce3" table:formula="of:=[.B396]/[.$B$1]" office:value-type="float" office:value="4.36458333333333" calcext:value-type="float">
            <text:p>4,36</text:p>
          </table:table-cell>
          <table:table-cell table:style-name="ce3" table:formula="of:=[.F395]+[.E396]" office:value-type="float" office:value="1732.90625" calcext:value-type="float">
            <text:p>1732,91</text:p>
          </table:table-cell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31_BinaryMutator</text:p>
          </table:table-cell>
          <table:table-cell table:style-name="ce1" table:formula="of:=[.D396]+[.B397]" office:value-type="float" office:value="166775" calcext:value-type="float">
            <text:p>166775</text:p>
          </table:table-cell>
          <table:table-cell table:style-name="ce3" table:formula="of:=[.B397]/[.$B$1]" office:value-type="float" office:value="4.33333333333333" calcext:value-type="float">
            <text:p>4,33</text:p>
          </table:table-cell>
          <table:table-cell table:style-name="ce3" table:formula="of:=[.F396]+[.E397]" office:value-type="float" office:value="1737.23958333333" calcext:value-type="float">
            <text:p>1737,24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TimeRangeDialog_32_BinaryMutator</text:p>
          </table:table-cell>
          <table:table-cell table:style-name="ce1" table:formula="of:=[.D397]+[.B398]" office:value-type="float" office:value="167229" calcext:value-type="float">
            <text:p>167229</text:p>
          </table:table-cell>
          <table:table-cell table:style-name="ce3" table:formula="of:=[.B398]/[.$B$1]" office:value-type="float" office:value="4.72916666666667" calcext:value-type="float">
            <text:p>4,73</text:p>
          </table:table-cell>
          <table:table-cell table:style-name="ce3" table:formula="of:=[.F397]+[.E398]" office:value-type="float" office:value="1741.96875" calcext:value-type="float">
            <text:p>1741,97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33_BinaryMutator</text:p>
          </table:table-cell>
          <table:table-cell table:style-name="ce1" table:formula="of:=[.D398]+[.B399]" office:value-type="float" office:value="167648" calcext:value-type="float">
            <text:p>167648</text:p>
          </table:table-cell>
          <table:table-cell table:style-name="ce3" table:formula="of:=[.B399]/[.$B$1]" office:value-type="float" office:value="4.36458333333333" calcext:value-type="float">
            <text:p>4,36</text:p>
          </table:table-cell>
          <table:table-cell table:style-name="ce3" table:formula="of:=[.F398]+[.E399]" office:value-type="float" office:value="1746.33333333333" calcext:value-type="float">
            <text:p>1746,33</text:p>
          </table:table-cell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34_BinaryMutator</text:p>
          </table:table-cell>
          <table:table-cell table:style-name="ce1" table:formula="of:=[.D399]+[.B400]" office:value-type="float" office:value="168064" calcext:value-type="float">
            <text:p>168064</text:p>
          </table:table-cell>
          <table:table-cell table:style-name="ce3" table:formula="of:=[.B400]/[.$B$1]" office:value-type="float" office:value="4.33333333333333" calcext:value-type="float">
            <text:p>4,33</text:p>
          </table:table-cell>
          <table:table-cell table:style-name="ce3" table:formula="of:=[.F399]+[.E400]" office:value-type="float" office:value="1750.66666666667" calcext:value-type="float">
            <text:p>1750,67</text:p>
          </table:table-cell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35_BinaryMutator</text:p>
          </table:table-cell>
          <table:table-cell table:style-name="ce1" table:formula="of:=[.D400]+[.B401]" office:value-type="float" office:value="168481" calcext:value-type="float">
            <text:p>168481</text:p>
          </table:table-cell>
          <table:table-cell table:style-name="ce3" table:formula="of:=[.B401]/[.$B$1]" office:value-type="float" office:value="4.34375" calcext:value-type="float">
            <text:p>4,34</text:p>
          </table:table-cell>
          <table:table-cell table:style-name="ce3" table:formula="of:=[.F400]+[.E401]" office:value-type="float" office:value="1755.01041666667" calcext:value-type="float">
            <text:p>1755,01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TimeRangeDialog_36_BinaryMutator</text:p>
          </table:table-cell>
          <table:table-cell table:style-name="ce1" table:formula="of:=[.D401]+[.B402]" office:value-type="float" office:value="168902" calcext:value-type="float">
            <text:p>168902</text:p>
          </table:table-cell>
          <table:table-cell table:style-name="ce3" table:formula="of:=[.B402]/[.$B$1]" office:value-type="float" office:value="4.38541666666667" calcext:value-type="float">
            <text:p>4,39</text:p>
          </table:table-cell>
          <table:table-cell table:style-name="ce3" table:formula="of:=[.F401]+[.E402]" office:value-type="float" office:value="1759.39583333333" calcext:value-type="float">
            <text:p>1759,40</text:p>
          </table:table-cell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TimeRangeDialog_37_BinaryMutator</text:p>
          </table:table-cell>
          <table:table-cell table:style-name="ce1" table:formula="of:=[.D402]+[.B403]" office:value-type="float" office:value="169315" calcext:value-type="float">
            <text:p>169315</text:p>
          </table:table-cell>
          <table:table-cell table:style-name="ce3" table:formula="of:=[.B403]/[.$B$1]" office:value-type="float" office:value="4.30208333333333" calcext:value-type="float">
            <text:p>4,30</text:p>
          </table:table-cell>
          <table:table-cell table:style-name="ce3" table:formula="of:=[.F402]+[.E403]" office:value-type="float" office:value="1763.69791666667" calcext:value-type="float">
            <text:p>1763,70</text:p>
          </table:table-cell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38_BinaryMutator</text:p>
          </table:table-cell>
          <table:table-cell table:style-name="ce1" table:formula="of:=[.D403]+[.B404]" office:value-type="float" office:value="169733" calcext:value-type="float">
            <text:p>169733</text:p>
          </table:table-cell>
          <table:table-cell table:style-name="ce3" table:formula="of:=[.B404]/[.$B$1]" office:value-type="float" office:value="4.35416666666667" calcext:value-type="float">
            <text:p>4,35</text:p>
          </table:table-cell>
          <table:table-cell table:style-name="ce3" table:formula="of:=[.F403]+[.E404]" office:value-type="float" office:value="1768.05208333333" calcext:value-type="float">
            <text:p>1768,05</text:p>
          </table:table-cell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39_BinaryMutator</text:p>
          </table:table-cell>
          <table:table-cell table:style-name="ce1" table:formula="of:=[.D404]+[.B405]" office:value-type="float" office:value="170151" calcext:value-type="float">
            <text:p>170151</text:p>
          </table:table-cell>
          <table:table-cell table:style-name="ce3" table:formula="of:=[.B405]/[.$B$1]" office:value-type="float" office:value="4.35416666666667" calcext:value-type="float">
            <text:p>4,35</text:p>
          </table:table-cell>
          <table:table-cell table:style-name="ce3" table:formula="of:=[.F404]+[.E405]" office:value-type="float" office:value="1772.40625" calcext:value-type="float">
            <text:p>1772,41</text:p>
          </table:table-cell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40_BinaryMutator</text:p>
          </table:table-cell>
          <table:table-cell table:style-name="ce1" table:formula="of:=[.D405]+[.B406]" office:value-type="float" office:value="170569" calcext:value-type="float">
            <text:p>170569</text:p>
          </table:table-cell>
          <table:table-cell table:style-name="ce3" table:formula="of:=[.B406]/[.$B$1]" office:value-type="float" office:value="4.35416666666667" calcext:value-type="float">
            <text:p>4,35</text:p>
          </table:table-cell>
          <table:table-cell table:style-name="ce3" table:formula="of:=[.F405]+[.E406]" office:value-type="float" office:value="1776.76041666667" calcext:value-type="float">
            <text:p>1776,76</text:p>
          </table:table-cell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41_BinaryMutator</text:p>
          </table:table-cell>
          <table:table-cell table:style-name="ce1" table:formula="of:=[.D406]+[.B407]" office:value-type="float" office:value="170985" calcext:value-type="float">
            <text:p>170985</text:p>
          </table:table-cell>
          <table:table-cell table:style-name="ce3" table:formula="of:=[.B407]/[.$B$1]" office:value-type="float" office:value="4.33333333333333" calcext:value-type="float">
            <text:p>4,33</text:p>
          </table:table-cell>
          <table:table-cell table:style-name="ce3" table:formula="of:=[.F406]+[.E407]" office:value-type="float" office:value="1781.09375" calcext:value-type="float">
            <text:p>1781,09</text:p>
          </table:table-cell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42_BinaryMutator</text:p>
          </table:table-cell>
          <table:table-cell table:style-name="ce1" table:formula="of:=[.D407]+[.B408]" office:value-type="float" office:value="171402" calcext:value-type="float">
            <text:p>171402</text:p>
          </table:table-cell>
          <table:table-cell table:style-name="ce3" table:formula="of:=[.B408]/[.$B$1]" office:value-type="float" office:value="4.34375" calcext:value-type="float">
            <text:p>4,34</text:p>
          </table:table-cell>
          <table:table-cell table:style-name="ce3" table:formula="of:=[.F407]+[.E408]" office:value-type="float" office:value="1785.4375" calcext:value-type="float">
            <text:p>1785,44</text:p>
          </table:table-cell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43_BinaryMutator</text:p>
          </table:table-cell>
          <table:table-cell table:style-name="ce1" table:formula="of:=[.D408]+[.B409]" office:value-type="float" office:value="171819" calcext:value-type="float">
            <text:p>171819</text:p>
          </table:table-cell>
          <table:table-cell table:style-name="ce3" table:formula="of:=[.B409]/[.$B$1]" office:value-type="float" office:value="4.34375" calcext:value-type="float">
            <text:p>4,34</text:p>
          </table:table-cell>
          <table:table-cell table:style-name="ce3" table:formula="of:=[.F408]+[.E409]" office:value-type="float" office:value="1789.78125" calcext:value-type="float">
            <text:p>1789,78</text:p>
          </table:table-cell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44_BinaryMutator</text:p>
          </table:table-cell>
          <table:table-cell table:style-name="ce1" table:formula="of:=[.D409]+[.B410]" office:value-type="float" office:value="172235" calcext:value-type="float">
            <text:p>172235</text:p>
          </table:table-cell>
          <table:table-cell table:style-name="ce3" table:formula="of:=[.B410]/[.$B$1]" office:value-type="float" office:value="4.33333333333333" calcext:value-type="float">
            <text:p>4,33</text:p>
          </table:table-cell>
          <table:table-cell table:style-name="ce3" table:formula="of:=[.F409]+[.E410]" office:value-type="float" office:value="1794.11458333333" calcext:value-type="float">
            <text:p>1794,11</text:p>
          </table:table-cell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45_BinaryMutator</text:p>
          </table:table-cell>
          <table:table-cell table:style-name="ce1" table:formula="of:=[.D410]+[.B411]" office:value-type="float" office:value="172651" calcext:value-type="float">
            <text:p>172651</text:p>
          </table:table-cell>
          <table:table-cell table:style-name="ce3" table:formula="of:=[.B411]/[.$B$1]" office:value-type="float" office:value="4.33333333333333" calcext:value-type="float">
            <text:p>4,33</text:p>
          </table:table-cell>
          <table:table-cell table:style-name="ce3" table:formula="of:=[.F410]+[.E411]" office:value-type="float" office:value="1798.44791666667" calcext:value-type="float">
            <text:p>1798,45</text:p>
          </table:table-cell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46_BinaryMutator</text:p>
          </table:table-cell>
          <table:table-cell table:style-name="ce1" table:formula="of:=[.D411]+[.B412]" office:value-type="float" office:value="173070" calcext:value-type="float">
            <text:p>173070</text:p>
          </table:table-cell>
          <table:table-cell table:style-name="ce3" table:formula="of:=[.B412]/[.$B$1]" office:value-type="float" office:value="4.36458333333333" calcext:value-type="float">
            <text:p>4,36</text:p>
          </table:table-cell>
          <table:table-cell table:style-name="ce3" table:formula="of:=[.F411]+[.E412]" office:value-type="float" office:value="1802.8125" calcext:value-type="float">
            <text:p>1802,81</text:p>
          </table:table-cell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47_BinaryMutator</text:p>
          </table:table-cell>
          <table:table-cell table:style-name="ce1" table:formula="of:=[.D412]+[.B413]" office:value-type="float" office:value="173488" calcext:value-type="float">
            <text:p>173488</text:p>
          </table:table-cell>
          <table:table-cell table:style-name="ce3" table:formula="of:=[.B413]/[.$B$1]" office:value-type="float" office:value="4.35416666666667" calcext:value-type="float">
            <text:p>4,35</text:p>
          </table:table-cell>
          <table:table-cell table:style-name="ce3" table:formula="of:=[.F412]+[.E413]" office:value-type="float" office:value="1807.16666666667" calcext:value-type="float">
            <text:p>1807,17</text:p>
          </table:table-cell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imeRangeDialog_48_BinaryMutator</text:p>
          </table:table-cell>
          <table:table-cell table:style-name="ce1" table:formula="of:=[.D413]+[.B414]" office:value-type="float" office:value="173908" calcext:value-type="float">
            <text:p>173908</text:p>
          </table:table-cell>
          <table:table-cell table:style-name="ce3" table:formula="of:=[.B414]/[.$B$1]" office:value-type="float" office:value="4.375" calcext:value-type="float">
            <text:p>4,38</text:p>
          </table:table-cell>
          <table:table-cell table:style-name="ce3" table:formula="of:=[.F413]+[.E414]" office:value-type="float" office:value="1811.54166666667" calcext:value-type="float">
            <text:p>1811,54</text:p>
          </table:table-cell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49_BinaryMutator</text:p>
          </table:table-cell>
          <table:table-cell table:style-name="ce1" table:formula="of:=[.D414]+[.B415]" office:value-type="float" office:value="174326" calcext:value-type="float">
            <text:p>174326</text:p>
          </table:table-cell>
          <table:table-cell table:style-name="ce3" table:formula="of:=[.B415]/[.$B$1]" office:value-type="float" office:value="4.35416666666667" calcext:value-type="float">
            <text:p>4,35</text:p>
          </table:table-cell>
          <table:table-cell table:style-name="ce3" table:formula="of:=[.F414]+[.E415]" office:value-type="float" office:value="1815.89583333333" calcext:value-type="float">
            <text:p>1815,90</text:p>
          </table:table-cell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50_BinaryMutator</text:p>
          </table:table-cell>
          <table:table-cell table:style-name="ce1" table:formula="of:=[.D415]+[.B416]" office:value-type="float" office:value="174745" calcext:value-type="float">
            <text:p>174745</text:p>
          </table:table-cell>
          <table:table-cell table:style-name="ce3" table:formula="of:=[.B416]/[.$B$1]" office:value-type="float" office:value="4.36458333333333" calcext:value-type="float">
            <text:p>4,36</text:p>
          </table:table-cell>
          <table:table-cell table:style-name="ce3" table:formula="of:=[.F415]+[.E416]" office:value-type="float" office:value="1820.26041666667" calcext:value-type="float">
            <text:p>1820,26</text:p>
          </table:table-cell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TimeRangeDialog_51_BinaryMutator</text:p>
          </table:table-cell>
          <table:table-cell table:style-name="ce1" table:formula="of:=[.D416]+[.B417]" office:value-type="float" office:value="175167" calcext:value-type="float">
            <text:p>175167</text:p>
          </table:table-cell>
          <table:table-cell table:style-name="ce3" table:formula="of:=[.B417]/[.$B$1]" office:value-type="float" office:value="4.39583333333333" calcext:value-type="float">
            <text:p>4,40</text:p>
          </table:table-cell>
          <table:table-cell table:style-name="ce3" table:formula="of:=[.F416]+[.E417]" office:value-type="float" office:value="1824.65625" calcext:value-type="float">
            <text:p>1824,66</text:p>
          </table:table-cell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52_BinaryMutator</text:p>
          </table:table-cell>
          <table:table-cell table:style-name="ce1" table:formula="of:=[.D417]+[.B418]" office:value-type="float" office:value="175585" calcext:value-type="float">
            <text:p>175585</text:p>
          </table:table-cell>
          <table:table-cell table:style-name="ce3" table:formula="of:=[.B418]/[.$B$1]" office:value-type="float" office:value="4.35416666666667" calcext:value-type="float">
            <text:p>4,35</text:p>
          </table:table-cell>
          <table:table-cell table:style-name="ce3" table:formula="of:=[.F417]+[.E418]" office:value-type="float" office:value="1829.01041666667" calcext:value-type="float">
            <text:p>1829,01</text:p>
          </table:table-cell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53_BinaryMutator</text:p>
          </table:table-cell>
          <table:table-cell table:style-name="ce1" table:formula="of:=[.D418]+[.B419]" office:value-type="float" office:value="176003" calcext:value-type="float">
            <text:p>176003</text:p>
          </table:table-cell>
          <table:table-cell table:style-name="ce3" table:formula="of:=[.B419]/[.$B$1]" office:value-type="float" office:value="4.35416666666667" calcext:value-type="float">
            <text:p>4,35</text:p>
          </table:table-cell>
          <table:table-cell table:style-name="ce3" table:formula="of:=[.F418]+[.E419]" office:value-type="float" office:value="1833.36458333333" calcext:value-type="float">
            <text:p>1833,36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imeRangeDialog_54_BinaryMutator</text:p>
          </table:table-cell>
          <table:table-cell table:style-name="ce1" table:formula="of:=[.D419]+[.B420]" office:value-type="float" office:value="176423" calcext:value-type="float">
            <text:p>176423</text:p>
          </table:table-cell>
          <table:table-cell table:style-name="ce3" table:formula="of:=[.B420]/[.$B$1]" office:value-type="float" office:value="4.375" calcext:value-type="float">
            <text:p>4,38</text:p>
          </table:table-cell>
          <table:table-cell table:style-name="ce3" table:formula="of:=[.F419]+[.E420]" office:value-type="float" office:value="1837.73958333333" calcext:value-type="float">
            <text:p>1837,74</text:p>
          </table:table-cell>
        </table:table-row>
        <table:table-row table:style-name="ro1">
          <table:table-cell table:number-columns-repeated="2"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55_BinaryMutator</text:p>
          </table:table-cell>
          <table:table-cell table:style-name="ce1" table:formula="of:=[.D420]+[.B421]" office:value-type="float" office:value="176842" calcext:value-type="float">
            <text:p>176842</text:p>
          </table:table-cell>
          <table:table-cell table:style-name="ce3" table:formula="of:=[.B421]/[.$B$1]" office:value-type="float" office:value="4.36458333333333" calcext:value-type="float">
            <text:p>4,36</text:p>
          </table:table-cell>
          <table:table-cell table:style-name="ce3" table:formula="of:=[.F420]+[.E421]" office:value-type="float" office:value="1842.10416666667" calcext:value-type="float">
            <text:p>1842,10</text:p>
          </table:table-cell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56_BinaryMutator</text:p>
          </table:table-cell>
          <table:table-cell table:style-name="ce1" table:formula="of:=[.D421]+[.B422]" office:value-type="float" office:value="177258" calcext:value-type="float">
            <text:p>177258</text:p>
          </table:table-cell>
          <table:table-cell table:style-name="ce3" table:formula="of:=[.B422]/[.$B$1]" office:value-type="float" office:value="4.33333333333333" calcext:value-type="float">
            <text:p>4,33</text:p>
          </table:table-cell>
          <table:table-cell table:style-name="ce3" table:formula="of:=[.F421]+[.E422]" office:value-type="float" office:value="1846.4375" calcext:value-type="float">
            <text:p>1846,44</text:p>
          </table:table-cell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TimeRangeDialog_57_BinaryMutator</text:p>
          </table:table-cell>
          <table:table-cell table:style-name="ce1" table:formula="of:=[.D422]+[.B423]" office:value-type="float" office:value="177670" calcext:value-type="float">
            <text:p>177670</text:p>
          </table:table-cell>
          <table:table-cell table:style-name="ce3" table:formula="of:=[.B423]/[.$B$1]" office:value-type="float" office:value="4.29166666666667" calcext:value-type="float">
            <text:p>4,29</text:p>
          </table:table-cell>
          <table:table-cell table:style-name="ce3" table:formula="of:=[.F422]+[.E423]" office:value-type="float" office:value="1850.72916666667" calcext:value-type="float">
            <text:p>1850,73</text:p>
          </table:table-cell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TimeRangeDialog_58_BinaryMutator</text:p>
          </table:table-cell>
          <table:table-cell table:style-name="ce1" table:formula="of:=[.D423]+[.B424]" office:value-type="float" office:value="178087" calcext:value-type="float">
            <text:p>178087</text:p>
          </table:table-cell>
          <table:table-cell table:style-name="ce3" table:formula="of:=[.B424]/[.$B$1]" office:value-type="float" office:value="4.34375" calcext:value-type="float">
            <text:p>4,34</text:p>
          </table:table-cell>
          <table:table-cell table:style-name="ce3" table:formula="of:=[.F423]+[.E424]" office:value-type="float" office:value="1855.07291666667" calcext:value-type="float">
            <text:p>1855,07</text:p>
          </table:table-cell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59_BinaryMutator</text:p>
          </table:table-cell>
          <table:table-cell table:style-name="ce1" table:formula="of:=[.D424]+[.B425]" office:value-type="float" office:value="178503" calcext:value-type="float">
            <text:p>178503</text:p>
          </table:table-cell>
          <table:table-cell table:style-name="ce3" table:formula="of:=[.B425]/[.$B$1]" office:value-type="float" office:value="4.33333333333333" calcext:value-type="float">
            <text:p>4,33</text:p>
          </table:table-cell>
          <table:table-cell table:style-name="ce3" table:formula="of:=[.F424]+[.E425]" office:value-type="float" office:value="1859.40625" calcext:value-type="float">
            <text:p>1859,41</text:p>
          </table:table-cell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TimeRangeDialog_60_BinaryMutator</text:p>
          </table:table-cell>
          <table:table-cell table:style-name="ce1" table:formula="of:=[.D425]+[.B426]" office:value-type="float" office:value="178918" calcext:value-type="float">
            <text:p>178918</text:p>
          </table:table-cell>
          <table:table-cell table:style-name="ce3" table:formula="of:=[.B426]/[.$B$1]" office:value-type="float" office:value="4.32291666666667" calcext:value-type="float">
            <text:p>4,32</text:p>
          </table:table-cell>
          <table:table-cell table:style-name="ce3" table:formula="of:=[.F425]+[.E426]" office:value-type="float" office:value="1863.72916666667" calcext:value-type="float">
            <text:p>1863,73</text:p>
          </table:table-cell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61_BinaryMutator</text:p>
          </table:table-cell>
          <table:table-cell table:style-name="ce1" table:formula="of:=[.D426]+[.B427]" office:value-type="float" office:value="179334" calcext:value-type="float">
            <text:p>179334</text:p>
          </table:table-cell>
          <table:table-cell table:style-name="ce3" table:formula="of:=[.B427]/[.$B$1]" office:value-type="float" office:value="4.33333333333333" calcext:value-type="float">
            <text:p>4,33</text:p>
          </table:table-cell>
          <table:table-cell table:style-name="ce3" table:formula="of:=[.F426]+[.E427]" office:value-type="float" office:value="1868.0625" calcext:value-type="float">
            <text:p>1868,06</text:p>
          </table:table-cell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62_BinaryMutator</text:p>
          </table:table-cell>
          <table:table-cell table:style-name="ce1" table:formula="of:=[.D427]+[.B428]" office:value-type="float" office:value="179750" calcext:value-type="float">
            <text:p>179750</text:p>
          </table:table-cell>
          <table:table-cell table:style-name="ce3" table:formula="of:=[.B428]/[.$B$1]" office:value-type="float" office:value="4.33333333333333" calcext:value-type="float">
            <text:p>4,33</text:p>
          </table:table-cell>
          <table:table-cell table:style-name="ce3" table:formula="of:=[.F427]+[.E428]" office:value-type="float" office:value="1872.39583333333" calcext:value-type="float">
            <text:p>1872,40</text:p>
          </table:table-cell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63_BinaryMutator</text:p>
          </table:table-cell>
          <table:table-cell table:style-name="ce1" table:formula="of:=[.D428]+[.B429]" office:value-type="float" office:value="180166" calcext:value-type="float">
            <text:p>180166</text:p>
          </table:table-cell>
          <table:table-cell table:style-name="ce3" table:formula="of:=[.B429]/[.$B$1]" office:value-type="float" office:value="4.33333333333333" calcext:value-type="float">
            <text:p>4,33</text:p>
          </table:table-cell>
          <table:table-cell table:style-name="ce3" table:formula="of:=[.F428]+[.E429]" office:value-type="float" office:value="1876.72916666667" calcext:value-type="float">
            <text:p>1876,73</text:p>
          </table:table-cell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64_BinaryMutator</text:p>
          </table:table-cell>
          <table:table-cell table:style-name="ce1" table:formula="of:=[.D429]+[.B430]" office:value-type="float" office:value="180585" calcext:value-type="float">
            <text:p>180585</text:p>
          </table:table-cell>
          <table:table-cell table:style-name="ce3" table:formula="of:=[.B430]/[.$B$1]" office:value-type="float" office:value="4.36458333333333" calcext:value-type="float">
            <text:p>4,36</text:p>
          </table:table-cell>
          <table:table-cell table:style-name="ce3" table:formula="of:=[.F429]+[.E430]" office:value-type="float" office:value="1881.09375" calcext:value-type="float">
            <text:p>1881,09</text:p>
          </table:table-cell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TimeRangeDialog_65_BinaryMutator</text:p>
          </table:table-cell>
          <table:table-cell table:style-name="ce1" table:formula="of:=[.D430]+[.B431]" office:value-type="float" office:value="181043" calcext:value-type="float">
            <text:p>181043</text:p>
          </table:table-cell>
          <table:table-cell table:style-name="ce3" table:formula="of:=[.B431]/[.$B$1]" office:value-type="float" office:value="4.77083333333333" calcext:value-type="float">
            <text:p>4,77</text:p>
          </table:table-cell>
          <table:table-cell table:style-name="ce3" table:formula="of:=[.F430]+[.E431]" office:value-type="float" office:value="1885.86458333333" calcext:value-type="float">
            <text:p>1885,86</text:p>
          </table:table-cell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66_BinaryMutator</text:p>
          </table:table-cell>
          <table:table-cell table:style-name="ce1" table:formula="of:=[.D431]+[.B432]" office:value-type="float" office:value="181462" calcext:value-type="float">
            <text:p>181462</text:p>
          </table:table-cell>
          <table:table-cell table:style-name="ce3" table:formula="of:=[.B432]/[.$B$1]" office:value-type="float" office:value="4.36458333333333" calcext:value-type="float">
            <text:p>4,36</text:p>
          </table:table-cell>
          <table:table-cell table:style-name="ce3" table:formula="of:=[.F431]+[.E432]" office:value-type="float" office:value="1890.22916666667" calcext:value-type="float">
            <text:p>1890,23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imeRangeDialog_67_BinaryMutator</text:p>
          </table:table-cell>
          <table:table-cell table:style-name="ce1" table:formula="of:=[.D432]+[.B433]" office:value-type="float" office:value="181882" calcext:value-type="float">
            <text:p>181882</text:p>
          </table:table-cell>
          <table:table-cell table:style-name="ce3" table:formula="of:=[.B433]/[.$B$1]" office:value-type="float" office:value="4.375" calcext:value-type="float">
            <text:p>4,38</text:p>
          </table:table-cell>
          <table:table-cell table:style-name="ce3" table:formula="of:=[.F432]+[.E433]" office:value-type="float" office:value="1894.60416666667" calcext:value-type="float">
            <text:p>1894,60</text:p>
          </table:table-cell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TimeRangeDialog_68_BinaryMutator</text:p>
          </table:table-cell>
          <table:table-cell table:style-name="ce1" table:formula="of:=[.D433]+[.B434]" office:value-type="float" office:value="182305" calcext:value-type="float">
            <text:p>182305</text:p>
          </table:table-cell>
          <table:table-cell table:style-name="ce3" table:formula="of:=[.B434]/[.$B$1]" office:value-type="float" office:value="4.40625" calcext:value-type="float">
            <text:p>4,41</text:p>
          </table:table-cell>
          <table:table-cell table:style-name="ce3" table:formula="of:=[.F433]+[.E434]" office:value-type="float" office:value="1899.01041666667" calcext:value-type="float">
            <text:p>1899,01</text:p>
          </table:table-cell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TimeRangeDialog_69_BinaryMutator</text:p>
          </table:table-cell>
          <table:table-cell table:style-name="ce1" table:formula="of:=[.D434]+[.B435]" office:value-type="float" office:value="182729" calcext:value-type="float">
            <text:p>182729</text:p>
          </table:table-cell>
          <table:table-cell table:style-name="ce3" table:formula="of:=[.B435]/[.$B$1]" office:value-type="float" office:value="4.41666666666667" calcext:value-type="float">
            <text:p>4,42</text:p>
          </table:table-cell>
          <table:table-cell table:style-name="ce3" table:formula="of:=[.F434]+[.E435]" office:value-type="float" office:value="1903.42708333333" calcext:value-type="float">
            <text:p>1903,43</text:p>
          </table:table-cell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70_BinaryMutator</text:p>
          </table:table-cell>
          <table:table-cell table:style-name="ce1" table:formula="of:=[.D435]+[.B436]" office:value-type="float" office:value="183148" calcext:value-type="float">
            <text:p>183148</text:p>
          </table:table-cell>
          <table:table-cell table:style-name="ce3" table:formula="of:=[.B436]/[.$B$1]" office:value-type="float" office:value="4.36458333333333" calcext:value-type="float">
            <text:p>4,36</text:p>
          </table:table-cell>
          <table:table-cell table:style-name="ce3" table:formula="of:=[.F435]+[.E436]" office:value-type="float" office:value="1907.79166666667" calcext:value-type="float">
            <text:p>1907,79</text:p>
          </table:table-cell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imeRangeDialog_71_BinaryMutator</text:p>
          </table:table-cell>
          <table:table-cell table:style-name="ce1" table:formula="of:=[.D436]+[.B437]" office:value-type="float" office:value="183568" calcext:value-type="float">
            <text:p>183568</text:p>
          </table:table-cell>
          <table:table-cell table:style-name="ce3" table:formula="of:=[.B437]/[.$B$1]" office:value-type="float" office:value="4.375" calcext:value-type="float">
            <text:p>4,38</text:p>
          </table:table-cell>
          <table:table-cell table:style-name="ce3" table:formula="of:=[.F436]+[.E437]" office:value-type="float" office:value="1912.16666666667" calcext:value-type="float">
            <text:p>1912,17</text:p>
          </table:table-cell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72_BinaryMutator</text:p>
          </table:table-cell>
          <table:table-cell table:style-name="ce1" table:formula="of:=[.D437]+[.B438]" office:value-type="float" office:value="183987" calcext:value-type="float">
            <text:p>183987</text:p>
          </table:table-cell>
          <table:table-cell table:style-name="ce3" table:formula="of:=[.B438]/[.$B$1]" office:value-type="float" office:value="4.36458333333333" calcext:value-type="float">
            <text:p>4,36</text:p>
          </table:table-cell>
          <table:table-cell table:style-name="ce3" table:formula="of:=[.F437]+[.E438]" office:value-type="float" office:value="1916.53125" calcext:value-type="float">
            <text:p>1916,53</text:p>
          </table:table-cell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TimeRangeDialog_73_BinaryMutator</text:p>
          </table:table-cell>
          <table:table-cell table:style-name="ce1" table:formula="of:=[.D438]+[.B439]" office:value-type="float" office:value="184408" calcext:value-type="float">
            <text:p>184408</text:p>
          </table:table-cell>
          <table:table-cell table:style-name="ce3" table:formula="of:=[.B439]/[.$B$1]" office:value-type="float" office:value="4.38541666666667" calcext:value-type="float">
            <text:p>4,39</text:p>
          </table:table-cell>
          <table:table-cell table:style-name="ce3" table:formula="of:=[.F438]+[.E439]" office:value-type="float" office:value="1920.91666666667" calcext:value-type="float">
            <text:p>1920,92</text:p>
          </table:table-cell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74_BinaryMutator</text:p>
          </table:table-cell>
          <table:table-cell table:style-name="ce1" table:formula="of:=[.D439]+[.B440]" office:value-type="float" office:value="184824" calcext:value-type="float">
            <text:p>184824</text:p>
          </table:table-cell>
          <table:table-cell table:style-name="ce3" table:formula="of:=[.B440]/[.$B$1]" office:value-type="float" office:value="4.33333333333333" calcext:value-type="float">
            <text:p>4,33</text:p>
          </table:table-cell>
          <table:table-cell table:style-name="ce3" table:formula="of:=[.F439]+[.E440]" office:value-type="float" office:value="1925.25" calcext:value-type="float">
            <text:p>1925,25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75_BinaryMutator</text:p>
          </table:table-cell>
          <table:table-cell table:style-name="ce1" table:formula="of:=[.D440]+[.B441]" office:value-type="float" office:value="185240" calcext:value-type="float">
            <text:p>185240</text:p>
          </table:table-cell>
          <table:table-cell table:style-name="ce3" table:formula="of:=[.B441]/[.$B$1]" office:value-type="float" office:value="4.33333333333333" calcext:value-type="float">
            <text:p>4,33</text:p>
          </table:table-cell>
          <table:table-cell table:style-name="ce3" table:formula="of:=[.F440]+[.E441]" office:value-type="float" office:value="1929.58333333333" calcext:value-type="float">
            <text:p>1929,58</text:p>
          </table:table-cell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TimeRangeDialog_76_BinaryMutator</text:p>
          </table:table-cell>
          <table:table-cell table:style-name="ce1" table:formula="of:=[.D441]+[.B442]" office:value-type="float" office:value="185658" calcext:value-type="float">
            <text:p>185658</text:p>
          </table:table-cell>
          <table:table-cell table:style-name="ce3" table:formula="of:=[.B442]/[.$B$1]" office:value-type="float" office:value="4.35416666666667" calcext:value-type="float">
            <text:p>4,35</text:p>
          </table:table-cell>
          <table:table-cell table:style-name="ce3" table:formula="of:=[.F441]+[.E442]" office:value-type="float" office:value="1933.9375" calcext:value-type="float">
            <text:p>1933,94</text:p>
          </table:table-cell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imeRangeDialog_77_BinaryMutator</text:p>
          </table:table-cell>
          <table:table-cell table:style-name="ce1" table:formula="of:=[.D442]+[.B443]" office:value-type="float" office:value="186077" calcext:value-type="float">
            <text:p>186077</text:p>
          </table:table-cell>
          <table:table-cell table:style-name="ce3" table:formula="of:=[.B443]/[.$B$1]" office:value-type="float" office:value="4.36458333333333" calcext:value-type="float">
            <text:p>4,36</text:p>
          </table:table-cell>
          <table:table-cell table:style-name="ce3" table:formula="of:=[.F442]+[.E443]" office:value-type="float" office:value="1938.30208333333" calcext:value-type="float">
            <text:p>1938,30</text:p>
          </table:table-cell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imeRangeDialog_78_BinaryMutator</text:p>
          </table:table-cell>
          <table:table-cell table:style-name="ce1" table:formula="of:=[.D443]+[.B444]" office:value-type="float" office:value="186493" calcext:value-type="float">
            <text:p>186493</text:p>
          </table:table-cell>
          <table:table-cell table:style-name="ce3" table:formula="of:=[.B444]/[.$B$1]" office:value-type="float" office:value="4.33333333333333" calcext:value-type="float">
            <text:p>4,33</text:p>
          </table:table-cell>
          <table:table-cell table:style-name="ce3" table:formula="of:=[.F443]+[.E444]" office:value-type="float" office:value="1942.63541666667" calcext:value-type="float">
            <text:p>1942,64</text:p>
          </table:table-cell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DrawerPreferencesDialog_0_BuggyGUIListenerOperatorMutator</text:p>
          </table:table-cell>
          <table:table-cell table:style-name="ce1" table:formula="of:=[.D444]+[.B445]" office:value-type="float" office:value="186907" calcext:value-type="float">
            <text:p>186907</text:p>
          </table:table-cell>
          <table:table-cell table:style-name="ce3" table:formula="of:=[.B445]/[.$B$1]" office:value-type="float" office:value="4.3125" calcext:value-type="float">
            <text:p>4,31</text:p>
          </table:table-cell>
          <table:table-cell table:style-name="ce3" table:formula="of:=[.F444]+[.E445]" office:value-type="float" office:value="1946.94791666667" calcext:value-type="float">
            <text:p>1946,95</text:p>
          </table:table-cell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ProxyDialog_0_InvalidViewFocusOperatorMutator</text:p>
          </table:table-cell>
          <table:table-cell table:style-name="ce1" table:formula="of:=[.D445]+[.B446]" office:value-type="float" office:value="187326" calcext:value-type="float">
            <text:p>187326</text:p>
          </table:table-cell>
          <table:table-cell table:style-name="ce3" table:formula="of:=[.B446]/[.$B$1]" office:value-type="float" office:value="4.36458333333333" calcext:value-type="float">
            <text:p>4,36</text:p>
          </table:table-cell>
          <table:table-cell table:style-name="ce3" table:formula="of:=[.F445]+[.E446]" office:value-type="float" office:value="1951.3125" calcext:value-type="float">
            <text:p>1951,31</text:p>
          </table:table-cell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roxyDialog_1_ViewComponentNotVisibleOperatorMutator</text:p>
          </table:table-cell>
          <table:table-cell table:style-name="ce1" table:formula="of:=[.D446]+[.B447]" office:value-type="float" office:value="187744" calcext:value-type="float">
            <text:p>187744</text:p>
          </table:table-cell>
          <table:table-cell table:style-name="ce3" table:formula="of:=[.B447]/[.$B$1]" office:value-type="float" office:value="4.35416666666667" calcext:value-type="float">
            <text:p>4,35</text:p>
          </table:table-cell>
          <table:table-cell table:style-name="ce3" table:formula="of:=[.F446]+[.E447]" office:value-type="float" office:value="1955.66666666667" calcext:value-type="float">
            <text:p>1955,67</text:p>
          </table:table-cell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ProxyDialog_2_BuggyGUIListenerOperatorMutator</text:p>
          </table:table-cell>
          <table:table-cell table:style-name="ce1" table:formula="of:=[.D447]+[.B448]" office:value-type="float" office:value="188163" calcext:value-type="float">
            <text:p>188163</text:p>
          </table:table-cell>
          <table:table-cell table:style-name="ce3" table:formula="of:=[.B448]/[.$B$1]" office:value-type="float" office:value="4.36458333333333" calcext:value-type="float">
            <text:p>4,36</text:p>
          </table:table-cell>
          <table:table-cell table:style-name="ce3" table:formula="of:=[.F447]+[.E448]" office:value-type="float" office:value="1960.03125" calcext:value-type="float">
            <text:p>1960,03</text:p>
          </table:table-cell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ProxyDialog_3_BuggyGUIListenerOperatorMutator</text:p>
          </table:table-cell>
          <table:table-cell table:style-name="ce1" table:formula="of:=[.D448]+[.B449]" office:value-type="float" office:value="188582" calcext:value-type="float">
            <text:p>188582</text:p>
          </table:table-cell>
          <table:table-cell table:style-name="ce3" table:formula="of:=[.B449]/[.$B$1]" office:value-type="float" office:value="4.36458333333333" calcext:value-type="float">
            <text:p>4,36</text:p>
          </table:table-cell>
          <table:table-cell table:style-name="ce3" table:formula="of:=[.F448]+[.E449]" office:value-type="float" office:value="1964.39583333333" calcext:value-type="float">
            <text:p>1964,40</text:p>
          </table:table-cell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ProxyDialog_4_InvalidViewFocusOperatorMutator</text:p>
          </table:table-cell>
          <table:table-cell table:style-name="ce1" table:formula="of:=[.D449]+[.B450]" office:value-type="float" office:value="189002" calcext:value-type="float">
            <text:p>189002</text:p>
          </table:table-cell>
          <table:table-cell table:style-name="ce3" table:formula="of:=[.B450]/[.$B$1]" office:value-type="float" office:value="4.375" calcext:value-type="float">
            <text:p>4,38</text:p>
          </table:table-cell>
          <table:table-cell table:style-name="ce3" table:formula="of:=[.F449]+[.E450]" office:value-type="float" office:value="1968.77083333333" calcext:value-type="float">
            <text:p>1968,77</text:p>
          </table:table-cell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ProxyDialog_5_ViewComponentNotVisibleOperatorMutator</text:p>
          </table:table-cell>
          <table:table-cell table:style-name="ce1" table:formula="of:=[.D450]+[.B451]" office:value-type="float" office:value="189422" calcext:value-type="float">
            <text:p>189422</text:p>
          </table:table-cell>
          <table:table-cell table:style-name="ce3" table:formula="of:=[.B451]/[.$B$1]" office:value-type="float" office:value="4.375" calcext:value-type="float">
            <text:p>4,38</text:p>
          </table:table-cell>
          <table:table-cell table:style-name="ce3" table:formula="of:=[.F450]+[.E451]" office:value-type="float" office:value="1973.14583333333" calcext:value-type="float">
            <text:p>1973,15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ProxyDialog_6_InvalidViewFocusOperatorMutator</text:p>
          </table:table-cell>
          <table:table-cell table:style-name="ce1" table:formula="of:=[.D451]+[.B452]" office:value-type="float" office:value="189835" calcext:value-type="float">
            <text:p>189835</text:p>
          </table:table-cell>
          <table:table-cell table:style-name="ce3" table:formula="of:=[.B452]/[.$B$1]" office:value-type="float" office:value="4.30208333333333" calcext:value-type="float">
            <text:p>4,30</text:p>
          </table:table-cell>
          <table:table-cell table:style-name="ce3" table:formula="of:=[.F451]+[.E452]" office:value-type="float" office:value="1977.44791666667" calcext:value-type="float">
            <text:p>1977,45</text:p>
          </table:table-cell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roxyDialog_7_ViewComponentNotVisibleOperatorMutator</text:p>
          </table:table-cell>
          <table:table-cell table:style-name="ce1" table:formula="of:=[.D452]+[.B453]" office:value-type="float" office:value="190253" calcext:value-type="float">
            <text:p>190253</text:p>
          </table:table-cell>
          <table:table-cell table:style-name="ce3" table:formula="of:=[.B453]/[.$B$1]" office:value-type="float" office:value="4.35416666666667" calcext:value-type="float">
            <text:p>4,35</text:p>
          </table:table-cell>
          <table:table-cell table:style-name="ce3" table:formula="of:=[.F452]+[.E453]" office:value-type="float" office:value="1981.80208333333" calcext:value-type="float">
            <text:p>1981,80</text:p>
          </table:table-cell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ProxyDialog_8_InvalidViewFocusOperatorMutator</text:p>
          </table:table-cell>
          <table:table-cell table:style-name="ce1" table:formula="of:=[.D453]+[.B454]" office:value-type="float" office:value="190674" calcext:value-type="float">
            <text:p>190674</text:p>
          </table:table-cell>
          <table:table-cell table:style-name="ce3" table:formula="of:=[.B454]/[.$B$1]" office:value-type="float" office:value="4.38541666666667" calcext:value-type="float">
            <text:p>4,39</text:p>
          </table:table-cell>
          <table:table-cell table:style-name="ce3" table:formula="of:=[.F453]+[.E454]" office:value-type="float" office:value="1986.1875" calcext:value-type="float">
            <text:p>1986,19</text:p>
          </table:table-cell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roxyDialog_9_ViewComponentNotVisibleOperatorMutator</text:p>
          </table:table-cell>
          <table:table-cell table:style-name="ce1" table:formula="of:=[.D454]+[.B455]" office:value-type="float" office:value="191092" calcext:value-type="float">
            <text:p>191092</text:p>
          </table:table-cell>
          <table:table-cell table:style-name="ce3" table:formula="of:=[.B455]/[.$B$1]" office:value-type="float" office:value="4.35416666666667" calcext:value-type="float">
            <text:p>4,35</text:p>
          </table:table-cell>
          <table:table-cell table:style-name="ce3" table:formula="of:=[.F454]+[.E455]" office:value-type="float" office:value="1990.54166666667" calcext:value-type="float">
            <text:p>1990,54</text:p>
          </table:table-cell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roxyDialog_10_InvalidViewFocusOperatorMutator</text:p>
          </table:table-cell>
          <table:table-cell table:style-name="ce1" table:formula="of:=[.D455]+[.B456]" office:value-type="float" office:value="191510" calcext:value-type="float">
            <text:p>191510</text:p>
          </table:table-cell>
          <table:table-cell table:style-name="ce3" table:formula="of:=[.B456]/[.$B$1]" office:value-type="float" office:value="4.35416666666667" calcext:value-type="float">
            <text:p>4,35</text:p>
          </table:table-cell>
          <table:table-cell table:style-name="ce3" table:formula="of:=[.F455]+[.E456]" office:value-type="float" office:value="1994.89583333333" calcext:value-type="float">
            <text:p>1994,90</text:p>
          </table:table-cell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ProxyDialog_11_ViewComponentNotVisibleOperatorMutator</text:p>
          </table:table-cell>
          <table:table-cell table:style-name="ce1" table:formula="of:=[.D456]+[.B457]" office:value-type="float" office:value="191927" calcext:value-type="float">
            <text:p>191927</text:p>
          </table:table-cell>
          <table:table-cell table:style-name="ce3" table:formula="of:=[.B457]/[.$B$1]" office:value-type="float" office:value="4.34375" calcext:value-type="float">
            <text:p>4,34</text:p>
          </table:table-cell>
          <table:table-cell table:style-name="ce3" table:formula="of:=[.F456]+[.E457]" office:value-type="float" office:value="1999.23958333333" calcext:value-type="float">
            <text:p>1999,24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ProxyDialog_12_InvalidViewFocusOperatorMutator</text:p>
          </table:table-cell>
          <table:table-cell table:style-name="ce1" table:formula="of:=[.D457]+[.B458]" office:value-type="float" office:value="192346" calcext:value-type="float">
            <text:p>192346</text:p>
          </table:table-cell>
          <table:table-cell table:style-name="ce3" table:formula="of:=[.B458]/[.$B$1]" office:value-type="float" office:value="4.36458333333333" calcext:value-type="float">
            <text:p>4,36</text:p>
          </table:table-cell>
          <table:table-cell table:style-name="ce3" table:formula="of:=[.F457]+[.E458]" office:value-type="float" office:value="2003.60416666667" calcext:value-type="float">
            <text:p>2003,60</text:p>
          </table:table-cell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ProxyDialog_13_ViewComponentNotVisibleOperatorMutator</text:p>
          </table:table-cell>
          <table:table-cell table:style-name="ce1" table:formula="of:=[.D458]+[.B459]" office:value-type="float" office:value="192766" calcext:value-type="float">
            <text:p>192766</text:p>
          </table:table-cell>
          <table:table-cell table:style-name="ce3" table:formula="of:=[.B459]/[.$B$1]" office:value-type="float" office:value="4.375" calcext:value-type="float">
            <text:p>4,38</text:p>
          </table:table-cell>
          <table:table-cell table:style-name="ce3" table:formula="of:=[.F458]+[.E459]" office:value-type="float" office:value="2007.97916666667" calcext:value-type="float">
            <text:p>2007,98</text:p>
          </table:table-cell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DownloadLogDetailsDialog_0_BuggyGUIListenerOperatorMutator</text:p>
          </table:table-cell>
          <table:table-cell table:style-name="ce1" table:formula="of:=[.D459]+[.B460]" office:value-type="float" office:value="193185" calcext:value-type="float">
            <text:p>193185</text:p>
          </table:table-cell>
          <table:table-cell table:style-name="ce3" table:formula="of:=[.B460]/[.$B$1]" office:value-type="float" office:value="4.36458333333333" calcext:value-type="float">
            <text:p>4,36</text:p>
          </table:table-cell>
          <table:table-cell table:style-name="ce3" table:formula="of:=[.F459]+[.E460]" office:value-type="float" office:value="2012.34375" calcext:value-type="float">
            <text:p>2012,34</text:p>
          </table:table-cell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FilterDialog_0_BinaryMutator</text:p>
          </table:table-cell>
          <table:table-cell table:style-name="ce1" table:formula="of:=[.D460]+[.B461]" office:value-type="float" office:value="193605" calcext:value-type="float">
            <text:p>193605</text:p>
          </table:table-cell>
          <table:table-cell table:style-name="ce3" table:formula="of:=[.B461]/[.$B$1]" office:value-type="float" office:value="4.375" calcext:value-type="float">
            <text:p>4,38</text:p>
          </table:table-cell>
          <table:table-cell table:style-name="ce3" table:formula="of:=[.F460]+[.E461]" office:value-type="float" office:value="2016.71875" calcext:value-type="float">
            <text:p>2016,72</text:p>
          </table:table-cell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FilterDialog_1_BuggyGUIListenerOperatorMutator</text:p>
          </table:table-cell>
          <table:table-cell table:style-name="ce1" table:formula="of:=[.D461]+[.B462]" office:value-type="float" office:value="194023" calcext:value-type="float">
            <text:p>194023</text:p>
          </table:table-cell>
          <table:table-cell table:style-name="ce3" table:formula="of:=[.B462]/[.$B$1]" office:value-type="float" office:value="4.35416666666667" calcext:value-type="float">
            <text:p>4,35</text:p>
          </table:table-cell>
          <table:table-cell table:style-name="ce3" table:formula="of:=[.F461]+[.E462]" office:value-type="float" office:value="2021.07291666667" calcext:value-type="float">
            <text:p>2021,07</text:p>
          </table:table-cell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FilterDialog_2_BuggyGUIListenerOperatorMutator</text:p>
          </table:table-cell>
          <table:table-cell table:style-name="ce1" table:formula="of:=[.D462]+[.B463]" office:value-type="float" office:value="194442" calcext:value-type="float">
            <text:p>194442</text:p>
          </table:table-cell>
          <table:table-cell table:style-name="ce3" table:formula="of:=[.B463]/[.$B$1]" office:value-type="float" office:value="4.36458333333333" calcext:value-type="float">
            <text:p>4,36</text:p>
          </table:table-cell>
          <table:table-cell table:style-name="ce3" table:formula="of:=[.F462]+[.E463]" office:value-type="float" office:value="2025.4375" calcext:value-type="float">
            <text:p>2025,44</text:p>
          </table:table-cell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EpisodeFilterDialog_3_BinaryMutator</text:p>
          </table:table-cell>
          <table:table-cell table:style-name="ce1" table:formula="of:=[.D463]+[.B464]" office:value-type="float" office:value="194902" calcext:value-type="float">
            <text:p>194902</text:p>
          </table:table-cell>
          <table:table-cell table:style-name="ce3" table:formula="of:=[.B464]/[.$B$1]" office:value-type="float" office:value="4.79166666666667" calcext:value-type="float">
            <text:p>4,79</text:p>
          </table:table-cell>
          <table:table-cell table:style-name="ce3" table:formula="of:=[.F463]+[.E464]" office:value-type="float" office:value="2030.22916666667" calcext:value-type="float">
            <text:p>2030,23</text:p>
          </table:table-cell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thenticationDialog_0_BuggyGUIListenerOperatorMutator</text:p>
          </table:table-cell>
          <table:table-cell table:style-name="ce1" table:formula="of:=[.D464]+[.B465]" office:value-type="float" office:value="195323" calcext:value-type="float">
            <text:p>195323</text:p>
          </table:table-cell>
          <table:table-cell table:style-name="ce3" table:formula="of:=[.B465]/[.$B$1]" office:value-type="float" office:value="4.38541666666667" calcext:value-type="float">
            <text:p>4,39</text:p>
          </table:table-cell>
          <table:table-cell table:style-name="ce3" table:formula="of:=[.F464]+[.E465]" office:value-type="float" office:value="2034.61458333333" calcext:value-type="float">
            <text:p>2034,61</text:p>
          </table:table-cell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AuthenticationDialog_1_BuggyGUIListenerOperatorMutator</text:p>
          </table:table-cell>
          <table:table-cell table:style-name="ce1" table:formula="of:=[.D465]+[.B466]" office:value-type="float" office:value="195742" calcext:value-type="float">
            <text:p>195742</text:p>
          </table:table-cell>
          <table:table-cell table:style-name="ce3" table:formula="of:=[.B466]/[.$B$1]" office:value-type="float" office:value="4.36458333333333" calcext:value-type="float">
            <text:p>4,36</text:p>
          </table:table-cell>
          <table:table-cell table:style-name="ce3" table:formula="of:=[.F465]+[.E466]" office:value-type="float" office:value="2038.97916666667" calcext:value-type="float">
            <text:p>2038,98</text:p>
          </table:table-cell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AuthenticationDialog_2_BuggyGUIListenerOperatorMutator</text:p>
          </table:table-cell>
          <table:table-cell table:style-name="ce1" table:formula="of:=[.D466]+[.B467]" office:value-type="float" office:value="196161" calcext:value-type="float">
            <text:p>196161</text:p>
          </table:table-cell>
          <table:table-cell table:style-name="ce3" table:formula="of:=[.B467]/[.$B$1]" office:value-type="float" office:value="4.36458333333333" calcext:value-type="float">
            <text:p>4,36</text:p>
          </table:table-cell>
          <table:table-cell table:style-name="ce3" table:formula="of:=[.F466]+[.E467]" office:value-type="float" office:value="2043.34375" calcext:value-type="float">
            <text:p>2043,34</text:p>
          </table:table-cell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PreferenceSkipDialog_0_InvalidViewFocusOperatorMutator</text:p>
          </table:table-cell>
          <table:table-cell table:style-name="ce1" table:formula="of:=[.D467]+[.B468]" office:value-type="float" office:value="196580" calcext:value-type="float">
            <text:p>196580</text:p>
          </table:table-cell>
          <table:table-cell table:style-name="ce3" table:formula="of:=[.B468]/[.$B$1]" office:value-type="float" office:value="4.36458333333333" calcext:value-type="float">
            <text:p>4,36</text:p>
          </table:table-cell>
          <table:table-cell table:style-name="ce3" table:formula="of:=[.F467]+[.E468]" office:value-type="float" office:value="2047.70833333333" calcext:value-type="float">
            <text:p>2047,71</text:p>
          </table:table-cell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FeedPreferenceSkipDialog_1_ViewComponentNotVisibleOperatorMutator</text:p>
          </table:table-cell>
          <table:table-cell table:style-name="ce1" table:formula="of:=[.D468]+[.B469]" office:value-type="float" office:value="197000" calcext:value-type="float">
            <text:p>197000</text:p>
          </table:table-cell>
          <table:table-cell table:style-name="ce3" table:formula="of:=[.B469]/[.$B$1]" office:value-type="float" office:value="4.375" calcext:value-type="float">
            <text:p>4,38</text:p>
          </table:table-cell>
          <table:table-cell table:style-name="ce3" table:formula="of:=[.F468]+[.E469]" office:value-type="float" office:value="2052.08333333333" calcext:value-type="float">
            <text:p>2052,08</text:p>
          </table:table-cell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PreferenceSkipDialog_2_InvalidViewFocusOperatorMutator</text:p>
          </table:table-cell>
          <table:table-cell table:style-name="ce1" table:formula="of:=[.D469]+[.B470]" office:value-type="float" office:value="197417" calcext:value-type="float">
            <text:p>197417</text:p>
          </table:table-cell>
          <table:table-cell table:style-name="ce3" table:formula="of:=[.B470]/[.$B$1]" office:value-type="float" office:value="4.34375" calcext:value-type="float">
            <text:p>4,34</text:p>
          </table:table-cell>
          <table:table-cell table:style-name="ce3" table:formula="of:=[.F469]+[.E470]" office:value-type="float" office:value="2056.42708333333" calcext:value-type="float">
            <text:p>2056,43</text:p>
          </table:table-cell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FeedPreferenceSkipDialog_3_ViewComponentNotVisibleOperatorMutator</text:p>
          </table:table-cell>
          <table:table-cell table:style-name="ce1" table:formula="of:=[.D470]+[.B471]" office:value-type="float" office:value="197832" calcext:value-type="float">
            <text:p>197832</text:p>
          </table:table-cell>
          <table:table-cell table:style-name="ce3" table:formula="of:=[.B471]/[.$B$1]" office:value-type="float" office:value="4.32291666666667" calcext:value-type="float">
            <text:p>4,32</text:p>
          </table:table-cell>
          <table:table-cell table:style-name="ce3" table:formula="of:=[.F470]+[.E471]" office:value-type="float" office:value="2060.75" calcext:value-type="float">
            <text:p>2060,75</text:p>
          </table:table-cell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PreferenceSkipDialog_4_BuggyGUIListenerOperatorMutator</text:p>
          </table:table-cell>
          <table:table-cell table:style-name="ce1" table:formula="of:=[.D471]+[.B472]" office:value-type="float" office:value="198254" calcext:value-type="float">
            <text:p>198254</text:p>
          </table:table-cell>
          <table:table-cell table:style-name="ce3" table:formula="of:=[.B472]/[.$B$1]" office:value-type="float" office:value="4.39583333333333" calcext:value-type="float">
            <text:p>4,40</text:p>
          </table:table-cell>
          <table:table-cell table:style-name="ce3" table:formula="of:=[.F471]+[.E472]" office:value-type="float" office:value="2065.14583333333" calcext:value-type="float">
            <text:p>2065,15</text:p>
          </table:table-cell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ditUrlSettingsDialog_0_BuggyGUIListenerOperatorMutator</text:p>
          </table:table-cell>
          <table:table-cell table:style-name="ce1" table:formula="of:=[.D472]+[.B473]" office:value-type="float" office:value="198671" calcext:value-type="float">
            <text:p>198671</text:p>
          </table:table-cell>
          <table:table-cell table:style-name="ce3" table:formula="of:=[.B473]/[.$B$1]" office:value-type="float" office:value="4.34375" calcext:value-type="float">
            <text:p>4,34</text:p>
          </table:table-cell>
          <table:table-cell table:style-name="ce3" table:formula="of:=[.F472]+[.E473]" office:value-type="float" office:value="2069.48958333333" calcext:value-type="float">
            <text:p>2069,49</text:p>
          </table:table-cell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ditUrlSettingsDialog_1_BuggyGUIListenerOperatorMutator</text:p>
          </table:table-cell>
          <table:table-cell table:style-name="ce1" table:formula="of:=[.D473]+[.B474]" office:value-type="float" office:value="199087" calcext:value-type="float">
            <text:p>199087</text:p>
          </table:table-cell>
          <table:table-cell table:style-name="ce3" table:formula="of:=[.B474]/[.$B$1]" office:value-type="float" office:value="4.33333333333333" calcext:value-type="float">
            <text:p>4,33</text:p>
          </table:table-cell>
          <table:table-cell table:style-name="ce3" table:formula="of:=[.F473]+[.E474]" office:value-type="float" office:value="2073.82291666667" calcext:value-type="float">
            <text:p>2073,82</text:p>
          </table:table-cell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ditUrlSettingsDialog_2_BinaryMutator</text:p>
          </table:table-cell>
          <table:table-cell table:style-name="ce1" table:formula="of:=[.D474]+[.B475]" office:value-type="float" office:value="199503" calcext:value-type="float">
            <text:p>199503</text:p>
          </table:table-cell>
          <table:table-cell table:style-name="ce3" table:formula="of:=[.B475]/[.$B$1]" office:value-type="float" office:value="4.33333333333333" calcext:value-type="float">
            <text:p>4,33</text:p>
          </table:table-cell>
          <table:table-cell table:style-name="ce3" table:formula="of:=[.F474]+[.E475]" office:value-type="float" office:value="2078.15625" calcext:value-type="float">
            <text:p>2078,16</text:p>
          </table:table-cell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EditUrlSettingsDialog_3_BinaryMutator</text:p>
          </table:table-cell>
          <table:table-cell table:style-name="ce1" table:formula="of:=[.D475]+[.B476]" office:value-type="float" office:value="199919" calcext:value-type="float">
            <text:p>199919</text:p>
          </table:table-cell>
          <table:table-cell table:style-name="ce3" table:formula="of:=[.B476]/[.$B$1]" office:value-type="float" office:value="4.33333333333333" calcext:value-type="float">
            <text:p>4,33</text:p>
          </table:table-cell>
          <table:table-cell table:style-name="ce3" table:formula="of:=[.F475]+[.E476]" office:value-type="float" office:value="2082.48958333333" calcext:value-type="float">
            <text:p>2082,49</text:p>
          </table:table-cell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wipeActionsDialog_0_BuggyGUIListenerOperatorMutator</text:p>
          </table:table-cell>
          <table:table-cell table:style-name="ce1" table:formula="of:=[.D476]+[.B477]" office:value-type="float" office:value="200340" calcext:value-type="float">
            <text:p>200340</text:p>
          </table:table-cell>
          <table:table-cell table:style-name="ce3" table:formula="of:=[.B477]/[.$B$1]" office:value-type="float" office:value="4.38541666666667" calcext:value-type="float">
            <text:p>4,39</text:p>
          </table:table-cell>
          <table:table-cell table:style-name="ce3" table:formula="of:=[.F476]+[.E477]" office:value-type="float" office:value="2086.875" calcext:value-type="float">
            <text:p>2086,88</text:p>
          </table:table-cell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wipeActionsDialog_1_BuggyGUIListenerOperatorMutator</text:p>
          </table:table-cell>
          <table:table-cell table:style-name="ce1" table:formula="of:=[.D477]+[.B478]" office:value-type="float" office:value="200759" calcext:value-type="float">
            <text:p>200759</text:p>
          </table:table-cell>
          <table:table-cell table:style-name="ce3" table:formula="of:=[.B478]/[.$B$1]" office:value-type="float" office:value="4.36458333333333" calcext:value-type="float">
            <text:p>4,36</text:p>
          </table:table-cell>
          <table:table-cell table:style-name="ce3" table:formula="of:=[.F477]+[.E478]" office:value-type="float" office:value="2091.23958333333" calcext:value-type="float">
            <text:p>2091,24</text:p>
          </table:table-cell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wipeActionsDialog_2_BuggyGUIListenerOperatorMutator</text:p>
          </table:table-cell>
          <table:table-cell table:style-name="ce1" table:formula="of:=[.D478]+[.B479]" office:value-type="float" office:value="201175" calcext:value-type="float">
            <text:p>201175</text:p>
          </table:table-cell>
          <table:table-cell table:style-name="ce3" table:formula="of:=[.B479]/[.$B$1]" office:value-type="float" office:value="4.33333333333333" calcext:value-type="float">
            <text:p>4,33</text:p>
          </table:table-cell>
          <table:table-cell table:style-name="ce3" table:formula="of:=[.F478]+[.E479]" office:value-type="float" office:value="2095.57291666667" calcext:value-type="float">
            <text:p>2095,57</text:p>
          </table:table-cell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wipeActionsDialog_3_BuggyGUIListenerOperatorMutator</text:p>
          </table:table-cell>
          <table:table-cell table:style-name="ce1" table:formula="of:=[.D479]+[.B480]" office:value-type="float" office:value="201595" calcext:value-type="float">
            <text:p>201595</text:p>
          </table:table-cell>
          <table:table-cell table:style-name="ce3" table:formula="of:=[.B480]/[.$B$1]" office:value-type="float" office:value="4.375" calcext:value-type="float">
            <text:p>4,38</text:p>
          </table:table-cell>
          <table:table-cell table:style-name="ce3" table:formula="of:=[.F479]+[.E480]" office:value-type="float" office:value="2099.94791666667" calcext:value-type="float">
            <text:p>2099,95</text:p>
          </table:table-cell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wipeActionsDialog_4_BinaryMutator</text:p>
          </table:table-cell>
          <table:table-cell table:style-name="ce1" table:formula="of:=[.D480]+[.B481]" office:value-type="float" office:value="202013" calcext:value-type="float">
            <text:p>202013</text:p>
          </table:table-cell>
          <table:table-cell table:style-name="ce3" table:formula="of:=[.B481]/[.$B$1]" office:value-type="float" office:value="4.35416666666667" calcext:value-type="float">
            <text:p>4,35</text:p>
          </table:table-cell>
          <table:table-cell table:style-name="ce3" table:formula="of:=[.F480]+[.E481]" office:value-type="float" office:value="2104.30208333333" calcext:value-type="float">
            <text:p>2104,30</text:p>
          </table:table-cell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wipeActionsDialog_5_BinaryMutator</text:p>
          </table:table-cell>
          <table:table-cell table:style-name="ce1" table:formula="of:=[.D481]+[.B482]" office:value-type="float" office:value="202431" calcext:value-type="float">
            <text:p>202431</text:p>
          </table:table-cell>
          <table:table-cell table:style-name="ce3" table:formula="of:=[.B482]/[.$B$1]" office:value-type="float" office:value="4.35416666666667" calcext:value-type="float">
            <text:p>4,35</text:p>
          </table:table-cell>
          <table:table-cell table:style-name="ce3" table:formula="of:=[.F481]+[.E482]" office:value-type="float" office:value="2108.65625" calcext:value-type="float">
            <text:p>2108,66</text:p>
          </table:table-cell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FeedSortDialog_0_BuggyGUIListenerOperatorMutator</text:p>
          </table:table-cell>
          <table:table-cell table:style-name="ce1" table:formula="of:=[.D482]+[.B483]" office:value-type="float" office:value="202852" calcext:value-type="float">
            <text:p>202852</text:p>
          </table:table-cell>
          <table:table-cell table:style-name="ce3" table:formula="of:=[.B483]/[.$B$1]" office:value-type="float" office:value="4.38541666666667" calcext:value-type="float">
            <text:p>4,39</text:p>
          </table:table-cell>
          <table:table-cell table:style-name="ce3" table:formula="of:=[.F482]+[.E483]" office:value-type="float" office:value="2113.04166666667" calcext:value-type="float">
            <text:p>2113,04</text:p>
          </table:table-cell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SortDialog_1_BuggyGUIListenerOperatorMutator</text:p>
          </table:table-cell>
          <table:table-cell table:style-name="ce1" table:formula="of:=[.D483]+[.B484]" office:value-type="float" office:value="203271" calcext:value-type="float">
            <text:p>203271</text:p>
          </table:table-cell>
          <table:table-cell table:style-name="ce3" table:formula="of:=[.B484]/[.$B$1]" office:value-type="float" office:value="4.36458333333333" calcext:value-type="float">
            <text:p>4,36</text:p>
          </table:table-cell>
          <table:table-cell table:style-name="ce3" table:formula="of:=[.F483]+[.E484]" office:value-type="float" office:value="2117.40625" calcext:value-type="float">
            <text:p>2117,41</text:p>
          </table:table-cell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RenameItemDialog_0_BuggyGUIListenerOperatorMutator</text:p>
          </table:table-cell>
          <table:table-cell table:style-name="ce1" table:formula="of:=[.D484]+[.B485]" office:value-type="float" office:value="203692" calcext:value-type="float">
            <text:p>203692</text:p>
          </table:table-cell>
          <table:table-cell table:style-name="ce3" table:formula="of:=[.B485]/[.$B$1]" office:value-type="float" office:value="4.38541666666667" calcext:value-type="float">
            <text:p>4,39</text:p>
          </table:table-cell>
          <table:table-cell table:style-name="ce3" table:formula="of:=[.F484]+[.E485]" office:value-type="float" office:value="2121.79166666667" calcext:value-type="float">
            <text:p>2121,79</text:p>
          </table:table-cell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RenameItemDialog_1_BuggyGUIListenerOperatorMutator</text:p>
          </table:table-cell>
          <table:table-cell table:style-name="ce1" table:formula="of:=[.D485]+[.B486]" office:value-type="float" office:value="204115" calcext:value-type="float">
            <text:p>204115</text:p>
          </table:table-cell>
          <table:table-cell table:style-name="ce3" table:formula="of:=[.B486]/[.$B$1]" office:value-type="float" office:value="4.40625" calcext:value-type="float">
            <text:p>4,41</text:p>
          </table:table-cell>
          <table:table-cell table:style-name="ce3" table:formula="of:=[.F485]+[.E486]" office:value-type="float" office:value="2126.19791666667" calcext:value-type="float">
            <text:p>2126,20</text:p>
          </table:table-cell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ilterDialog_0_InvalidViewFocusOperatorMutator</text:p>
          </table:table-cell>
          <table:table-cell table:style-name="ce1" table:formula="of:=[.D486]+[.B487]" office:value-type="float" office:value="204534" calcext:value-type="float">
            <text:p>204534</text:p>
          </table:table-cell>
          <table:table-cell table:style-name="ce3" table:formula="of:=[.B487]/[.$B$1]" office:value-type="float" office:value="4.36458333333333" calcext:value-type="float">
            <text:p>4,36</text:p>
          </table:table-cell>
          <table:table-cell table:style-name="ce3" table:formula="of:=[.F486]+[.E487]" office:value-type="float" office:value="2130.5625" calcext:value-type="float">
            <text:p>2130,56</text:p>
          </table:table-cell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ItemFilterDialog_1_ViewComponentNotVisibleOperatorMutator</text:p>
          </table:table-cell>
          <table:table-cell table:style-name="ce1" table:formula="of:=[.D487]+[.B488]" office:value-type="float" office:value="204965" calcext:value-type="float">
            <text:p>204965</text:p>
          </table:table-cell>
          <table:table-cell table:style-name="ce3" table:formula="of:=[.B488]/[.$B$1]" office:value-type="float" office:value="4.48958333333333" calcext:value-type="float">
            <text:p>4,49</text:p>
          </table:table-cell>
          <table:table-cell table:style-name="ce3" table:formula="of:=[.F487]+[.E488]" office:value-type="float" office:value="2135.05208333333" calcext:value-type="float">
            <text:p>2135,05</text:p>
          </table:table-cell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ItemFilterDialog_2_InvalidViewFocusOperatorMutator</text:p>
          </table:table-cell>
          <table:table-cell table:style-name="ce1" table:formula="of:=[.D488]+[.B489]" office:value-type="float" office:value="205381" calcext:value-type="float">
            <text:p>205381</text:p>
          </table:table-cell>
          <table:table-cell table:style-name="ce3" table:formula="of:=[.B489]/[.$B$1]" office:value-type="float" office:value="4.33333333333333" calcext:value-type="float">
            <text:p>4,33</text:p>
          </table:table-cell>
          <table:table-cell table:style-name="ce3" table:formula="of:=[.F488]+[.E489]" office:value-type="float" office:value="2139.38541666667" calcext:value-type="float">
            <text:p>2139,39</text:p>
          </table:table-cell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ItemFilterDialog_3_ViewComponentNotVisibleOperatorMutator</text:p>
          </table:table-cell>
          <table:table-cell table:style-name="ce1" table:formula="of:=[.D489]+[.B490]" office:value-type="float" office:value="205798" calcext:value-type="float">
            <text:p>205798</text:p>
          </table:table-cell>
          <table:table-cell table:style-name="ce3" table:formula="of:=[.B490]/[.$B$1]" office:value-type="float" office:value="4.34375" calcext:value-type="float">
            <text:p>4,34</text:p>
          </table:table-cell>
          <table:table-cell table:style-name="ce3" table:formula="of:=[.F489]+[.E490]" office:value-type="float" office:value="2143.72916666667" calcext:value-type="float">
            <text:p>2143,73</text:p>
          </table:table-cell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treamingConfirmationDialog_0_BuggyGUIListenerOperatorMutator</text:p>
          </table:table-cell>
          <table:table-cell table:style-name="ce1" table:formula="of:=[.D490]+[.B491]" office:value-type="float" office:value="206218" calcext:value-type="float">
            <text:p>206218</text:p>
          </table:table-cell>
          <table:table-cell table:style-name="ce3" table:formula="of:=[.B491]/[.$B$1]" office:value-type="float" office:value="4.375" calcext:value-type="float">
            <text:p>4,38</text:p>
          </table:table-cell>
          <table:table-cell table:style-name="ce3" table:formula="of:=[.F490]+[.E491]" office:value-type="float" office:value="2148.10416666667" calcext:value-type="float">
            <text:p>2148,10</text:p>
          </table:table-cell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treamingConfirmationDialog_1_BuggyGUIListenerOperatorMutator</text:p>
          </table:table-cell>
          <table:table-cell table:style-name="ce1" table:formula="of:=[.D491]+[.B492]" office:value-type="float" office:value="206640" calcext:value-type="float">
            <text:p>206640</text:p>
          </table:table-cell>
          <table:table-cell table:style-name="ce3" table:formula="of:=[.B492]/[.$B$1]" office:value-type="float" office:value="4.39583333333333" calcext:value-type="float">
            <text:p>4,40</text:p>
          </table:table-cell>
          <table:table-cell table:style-name="ce3" table:formula="of:=[.F491]+[.E492]" office:value-type="float" office:value="2152.5" calcext:value-type="float">
            <text:p>2152,50</text:p>
          </table:table-cell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TagSettingsDialog_0_BuggyGUIListenerOperatorMutator</text:p>
          </table:table-cell>
          <table:table-cell table:style-name="ce1" table:formula="of:=[.D492]+[.B493]" office:value-type="float" office:value="207060" calcext:value-type="float">
            <text:p>207060</text:p>
          </table:table-cell>
          <table:table-cell table:style-name="ce3" table:formula="of:=[.B493]/[.$B$1]" office:value-type="float" office:value="4.375" calcext:value-type="float">
            <text:p>4,38</text:p>
          </table:table-cell>
          <table:table-cell table:style-name="ce3" table:formula="of:=[.F492]+[.E493]" office:value-type="float" office:value="2156.875" calcext:value-type="float">
            <text:p>2156,88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TagSettingsDialog_1_BuggyGUIListenerOperatorMutator</text:p>
          </table:table-cell>
          <table:table-cell table:style-name="ce1" table:formula="of:=[.D493]+[.B494]" office:value-type="float" office:value="207476" calcext:value-type="float">
            <text:p>207476</text:p>
          </table:table-cell>
          <table:table-cell table:style-name="ce3" table:formula="of:=[.B494]/[.$B$1]" office:value-type="float" office:value="4.33333333333333" calcext:value-type="float">
            <text:p>4,33</text:p>
          </table:table-cell>
          <table:table-cell table:style-name="ce3" table:formula="of:=[.F493]+[.E494]" office:value-type="float" office:value="2161.20833333333" calcext:value-type="float">
            <text:p>2161,21</text:p>
          </table:table-cell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SubscriptionsFilterDialog_0_InvalidViewFocusOperatorMutator</text:p>
          </table:table-cell>
          <table:table-cell table:style-name="ce1" table:formula="of:=[.D494]+[.B495]" office:value-type="float" office:value="207893" calcext:value-type="float">
            <text:p>207893</text:p>
          </table:table-cell>
          <table:table-cell table:style-name="ce3" table:formula="of:=[.B495]/[.$B$1]" office:value-type="float" office:value="4.34375" calcext:value-type="float">
            <text:p>4,34</text:p>
          </table:table-cell>
          <table:table-cell table:style-name="ce3" table:formula="of:=[.F494]+[.E495]" office:value-type="float" office:value="2165.55208333333" calcext:value-type="float">
            <text:p>2165,55</text:p>
          </table:table-cell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ubscriptionsFilterDialog_1_ViewComponentNotVisibleOperatorMutator</text:p>
          </table:table-cell>
          <table:table-cell table:style-name="ce1" table:formula="of:=[.D495]+[.B496]" office:value-type="float" office:value="208311" calcext:value-type="float">
            <text:p>208311</text:p>
          </table:table-cell>
          <table:table-cell table:style-name="ce3" table:formula="of:=[.B496]/[.$B$1]" office:value-type="float" office:value="4.35416666666667" calcext:value-type="float">
            <text:p>4,35</text:p>
          </table:table-cell>
          <table:table-cell table:style-name="ce3" table:formula="of:=[.F495]+[.E496]" office:value-type="float" office:value="2169.90625" calcext:value-type="float">
            <text:p>2169,91</text:p>
          </table:table-cell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SubscriptionsFilterDialog_2_BuggyGUIListenerOperatorMutator</text:p>
          </table:table-cell>
          <table:table-cell table:style-name="ce1" table:formula="of:=[.D496]+[.B497]" office:value-type="float" office:value="208772" calcext:value-type="float">
            <text:p>208772</text:p>
          </table:table-cell>
          <table:table-cell table:style-name="ce3" table:formula="of:=[.B497]/[.$B$1]" office:value-type="float" office:value="4.80208333333333" calcext:value-type="float">
            <text:p>4,80</text:p>
          </table:table-cell>
          <table:table-cell table:style-name="ce3" table:formula="of:=[.F496]+[.E497]" office:value-type="float" office:value="2174.70833333333" calcext:value-type="float">
            <text:p>2174,71</text:p>
          </table:table-cell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ntraFeedSortDialog_0_BuggyGUIListenerOperatorMutator</text:p>
          </table:table-cell>
          <table:table-cell table:style-name="ce1" table:formula="of:=[.D497]+[.B498]" office:value-type="float" office:value="209191" calcext:value-type="float">
            <text:p>209191</text:p>
          </table:table-cell>
          <table:table-cell table:style-name="ce3" table:formula="of:=[.B498]/[.$B$1]" office:value-type="float" office:value="4.36458333333333" calcext:value-type="float">
            <text:p>4,36</text:p>
          </table:table-cell>
          <table:table-cell table:style-name="ce3" table:formula="of:=[.F497]+[.E498]" office:value-type="float" office:value="2179.07291666667" calcext:value-type="float">
            <text:p>2179,07</text:p>
          </table:table-cell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referenceUpgrader_0_BinaryMutator</text:p>
          </table:table-cell>
          <table:table-cell table:style-name="ce1" table:formula="of:=[.D498]+[.B499]" office:value-type="float" office:value="209609" calcext:value-type="float">
            <text:p>209609</text:p>
          </table:table-cell>
          <table:table-cell table:style-name="ce3" table:formula="of:=[.B499]/[.$B$1]" office:value-type="float" office:value="4.35416666666667" calcext:value-type="float">
            <text:p>4,35</text:p>
          </table:table-cell>
          <table:table-cell table:style-name="ce3" table:formula="of:=[.F498]+[.E499]" office:value-type="float" office:value="2183.42708333333" calcext:value-type="float">
            <text:p>2183,43</text:p>
          </table:table-cell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MaterialListPreference_0_BuggyGUIListenerOperatorMutator</text:p>
          </table:table-cell>
          <table:table-cell table:style-name="ce1" table:formula="of:=[.D499]+[.B500]" office:value-type="float" office:value="210036" calcext:value-type="float">
            <text:p>210036</text:p>
          </table:table-cell>
          <table:table-cell table:style-name="ce3" table:formula="of:=[.B500]/[.$B$1]" office:value-type="float" office:value="4.44791666666667" calcext:value-type="float">
            <text:p>4,45</text:p>
          </table:table-cell>
          <table:table-cell table:style-name="ce3" table:formula="of:=[.F499]+[.E500]" office:value-type="float" office:value="2187.875" calcext:value-type="float">
            <text:p>2187,88</text:p>
          </table:table-cell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ThemePreference_0_BinaryMutator</text:p>
          </table:table-cell>
          <table:table-cell table:style-name="ce1" table:formula="of:=[.D500]+[.B501]" office:value-type="float" office:value="210458" calcext:value-type="float">
            <text:p>210458</text:p>
          </table:table-cell>
          <table:table-cell table:style-name="ce3" table:formula="of:=[.B501]/[.$B$1]" office:value-type="float" office:value="4.39583333333333" calcext:value-type="float">
            <text:p>4,40</text:p>
          </table:table-cell>
          <table:table-cell table:style-name="ce3" table:formula="of:=[.F500]+[.E501]" office:value-type="float" office:value="2192.27083333333" calcext:value-type="float">
            <text:p>2192,2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hemePreference_1_BinaryMutator</text:p>
          </table:table-cell>
          <table:table-cell table:style-name="ce1" table:formula="of:=[.D501]+[.B502]" office:value-type="float" office:value="210877" calcext:value-type="float">
            <text:p>210877</text:p>
          </table:table-cell>
          <table:table-cell table:style-name="ce3" table:formula="of:=[.B502]/[.$B$1]" office:value-type="float" office:value="4.36458333333333" calcext:value-type="float">
            <text:p>4,36</text:p>
          </table:table-cell>
          <table:table-cell table:style-name="ce3" table:formula="of:=[.F501]+[.E502]" office:value-type="float" office:value="2196.63541666667" calcext:value-type="float">
            <text:p>2196,64</text:p>
          </table:table-cell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ThemePreference_2_BuggyGUIListenerOperatorMutator</text:p>
          </table:table-cell>
          <table:table-cell table:style-name="ce1" table:formula="of:=[.D502]+[.B503]" office:value-type="float" office:value="211296" calcext:value-type="float">
            <text:p>211296</text:p>
          </table:table-cell>
          <table:table-cell table:style-name="ce3" table:formula="of:=[.B503]/[.$B$1]" office:value-type="float" office:value="4.36458333333333" calcext:value-type="float">
            <text:p>4,36</text:p>
          </table:table-cell>
          <table:table-cell table:style-name="ce3" table:formula="of:=[.F502]+[.E503]" office:value-type="float" office:value="2201" calcext:value-type="float">
            <text:p>2201,00</text:p>
          </table:table-cell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MasterSwitchPreference_0_InvalidViewFocusOperatorMutator</text:p>
          </table:table-cell>
          <table:table-cell table:style-name="ce1" table:formula="of:=[.D503]+[.B504]" office:value-type="float" office:value="211714" calcext:value-type="float">
            <text:p>211714</text:p>
          </table:table-cell>
          <table:table-cell table:style-name="ce3" table:formula="of:=[.B504]/[.$B$1]" office:value-type="float" office:value="4.35416666666667" calcext:value-type="float">
            <text:p>4,35</text:p>
          </table:table-cell>
          <table:table-cell table:style-name="ce3" table:formula="of:=[.F503]+[.E504]" office:value-type="float" office:value="2205.35416666667" calcext:value-type="float">
            <text:p>2205,35</text:p>
          </table:table-cell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MasterSwitchPreference_1_ViewComponentNotVisibleOperatorMutator</text:p>
          </table:table-cell>
          <table:table-cell table:style-name="ce1" table:formula="of:=[.D504]+[.B505]" office:value-type="float" office:value="212131" calcext:value-type="float">
            <text:p>212131</text:p>
          </table:table-cell>
          <table:table-cell table:style-name="ce3" table:formula="of:=[.B505]/[.$B$1]" office:value-type="float" office:value="4.34375" calcext:value-type="float">
            <text:p>4,34</text:p>
          </table:table-cell>
          <table:table-cell table:style-name="ce3" table:formula="of:=[.F504]+[.E505]" office:value-type="float" office:value="2209.69791666667" calcext:value-type="float">
            <text:p>2209,70</text:p>
          </table:table-cell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MaterialMultiSelectListPreference_0_BuggyGUIListenerOperatorMutator</text:p>
          </table:table-cell>
          <table:table-cell table:style-name="ce1" table:formula="of:=[.D505]+[.B506]" office:value-type="float" office:value="212550" calcext:value-type="float">
            <text:p>212550</text:p>
          </table:table-cell>
          <table:table-cell table:style-name="ce3" table:formula="of:=[.B506]/[.$B$1]" office:value-type="float" office:value="4.36458333333333" calcext:value-type="float">
            <text:p>4,36</text:p>
          </table:table-cell>
          <table:table-cell table:style-name="ce3" table:formula="of:=[.F505]+[.E506]" office:value-type="float" office:value="2214.0625" calcext:value-type="float">
            <text:p>2214,06</text:p>
          </table:table-cell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FeedMultiSelectActionHandler_0_BuggyGUIListenerOperatorMutator</text:p>
          </table:table-cell>
          <table:table-cell table:style-name="ce1" table:formula="of:=[.D506]+[.B507]" office:value-type="float" office:value="212970" calcext:value-type="float">
            <text:p>212970</text:p>
          </table:table-cell>
          <table:table-cell table:style-name="ce3" table:formula="of:=[.B507]/[.$B$1]" office:value-type="float" office:value="4.375" calcext:value-type="float">
            <text:p>4,38</text:p>
          </table:table-cell>
          <table:table-cell table:style-name="ce3" table:formula="of:=[.F506]+[.E507]" office:value-type="float" office:value="2218.4375" calcext:value-type="float">
            <text:p>2218,44</text:p>
          </table:table-cell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0_InvalidViewFocusOperatorMutator</text:p>
          </table:table-cell>
          <table:table-cell table:style-name="ce1" table:formula="of:=[.D507]+[.B508]" office:value-type="float" office:value="213390" calcext:value-type="float">
            <text:p>213390</text:p>
          </table:table-cell>
          <table:table-cell table:style-name="ce3" table:formula="of:=[.B508]/[.$B$1]" office:value-type="float" office:value="4.375" calcext:value-type="float">
            <text:p>4,38</text:p>
          </table:table-cell>
          <table:table-cell table:style-name="ce3" table:formula="of:=[.F507]+[.E508]" office:value-type="float" office:value="2222.8125" calcext:value-type="float">
            <text:p>2222,81</text:p>
          </table:table-cell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GpodderAuthenticationFragment_1_ViewComponentNotVisibleOperatorMutator</text:p>
          </table:table-cell>
          <table:table-cell table:style-name="ce1" table:formula="of:=[.D508]+[.B509]" office:value-type="float" office:value="213808" calcext:value-type="float">
            <text:p>213808</text:p>
          </table:table-cell>
          <table:table-cell table:style-name="ce3" table:formula="of:=[.B509]/[.$B$1]" office:value-type="float" office:value="4.35416666666667" calcext:value-type="float">
            <text:p>4,35</text:p>
          </table:table-cell>
          <table:table-cell table:style-name="ce3" table:formula="of:=[.F508]+[.E509]" office:value-type="float" office:value="2227.16666666667" calcext:value-type="float">
            <text:p>2227,17</text:p>
          </table:table-cell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2_InvalidViewFocusOperatorMutator</text:p>
          </table:table-cell>
          <table:table-cell table:style-name="ce1" table:formula="of:=[.D509]+[.B510]" office:value-type="float" office:value="214228" calcext:value-type="float">
            <text:p>214228</text:p>
          </table:table-cell>
          <table:table-cell table:style-name="ce3" table:formula="of:=[.B510]/[.$B$1]" office:value-type="float" office:value="4.375" calcext:value-type="float">
            <text:p>4,38</text:p>
          </table:table-cell>
          <table:table-cell table:style-name="ce3" table:formula="of:=[.F509]+[.E510]" office:value-type="float" office:value="2231.54166666667" calcext:value-type="float">
            <text:p>2231,54</text:p>
          </table:table-cell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GpodderAuthenticationFragment_3_ViewComponentNotVisibleOperatorMutator</text:p>
          </table:table-cell>
          <table:table-cell table:style-name="ce1" table:formula="of:=[.D510]+[.B511]" office:value-type="float" office:value="214645" calcext:value-type="float">
            <text:p>214645</text:p>
          </table:table-cell>
          <table:table-cell table:style-name="ce3" table:formula="of:=[.B511]/[.$B$1]" office:value-type="float" office:value="4.34375" calcext:value-type="float">
            <text:p>4,34</text:p>
          </table:table-cell>
          <table:table-cell table:style-name="ce3" table:formula="of:=[.F510]+[.E511]" office:value-type="float" office:value="2235.88541666667" calcext:value-type="float">
            <text:p>2235,89</text:p>
          </table:table-cell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4_InvalidViewFocusOperatorMutator</text:p>
          </table:table-cell>
          <table:table-cell table:style-name="ce1" table:formula="of:=[.D511]+[.B512]" office:value-type="float" office:value="215065" calcext:value-type="float">
            <text:p>215065</text:p>
          </table:table-cell>
          <table:table-cell table:style-name="ce3" table:formula="of:=[.B512]/[.$B$1]" office:value-type="float" office:value="4.375" calcext:value-type="float">
            <text:p>4,38</text:p>
          </table:table-cell>
          <table:table-cell table:style-name="ce3" table:formula="of:=[.F511]+[.E512]" office:value-type="float" office:value="2240.26041666667" calcext:value-type="float">
            <text:p>2240,26</text:p>
          </table:table-cell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5_ViewComponentNotVisibleOperatorMutator</text:p>
          </table:table-cell>
          <table:table-cell table:style-name="ce1" table:formula="of:=[.D512]+[.B513]" office:value-type="float" office:value="215485" calcext:value-type="float">
            <text:p>215485</text:p>
          </table:table-cell>
          <table:table-cell table:style-name="ce3" table:formula="of:=[.B513]/[.$B$1]" office:value-type="float" office:value="4.375" calcext:value-type="float">
            <text:p>4,38</text:p>
          </table:table-cell>
          <table:table-cell table:style-name="ce3" table:formula="of:=[.F512]+[.E513]" office:value-type="float" office:value="2244.63541666667" calcext:value-type="float">
            <text:p>2244,64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GpodderAuthenticationFragment_6_BuggyGUIListenerOperatorMutator</text:p>
          </table:table-cell>
          <table:table-cell table:style-name="ce1" table:formula="of:=[.D513]+[.B514]" office:value-type="float" office:value="215906" calcext:value-type="float">
            <text:p>215906</text:p>
          </table:table-cell>
          <table:table-cell table:style-name="ce3" table:formula="of:=[.B514]/[.$B$1]" office:value-type="float" office:value="4.38541666666667" calcext:value-type="float">
            <text:p>4,39</text:p>
          </table:table-cell>
          <table:table-cell table:style-name="ce3" table:formula="of:=[.F513]+[.E514]" office:value-type="float" office:value="2249.02083333333" calcext:value-type="float">
            <text:p>2249,02</text:p>
          </table:table-cell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GpodderAuthenticationFragment_7_InvalidViewFocusOperatorMutator</text:p>
          </table:table-cell>
          <table:table-cell table:style-name="ce1" table:formula="of:=[.D514]+[.B515]" office:value-type="float" office:value="216325" calcext:value-type="float">
            <text:p>216325</text:p>
          </table:table-cell>
          <table:table-cell table:style-name="ce3" table:formula="of:=[.B515]/[.$B$1]" office:value-type="float" office:value="4.36458333333333" calcext:value-type="float">
            <text:p>4,36</text:p>
          </table:table-cell>
          <table:table-cell table:style-name="ce3" table:formula="of:=[.F514]+[.E515]" office:value-type="float" office:value="2253.38541666667" calcext:value-type="float">
            <text:p>2253,39</text:p>
          </table:table-cell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8_ViewComponentNotVisibleOperatorMutator</text:p>
          </table:table-cell>
          <table:table-cell table:style-name="ce1" table:formula="of:=[.D515]+[.B516]" office:value-type="float" office:value="216745" calcext:value-type="float">
            <text:p>216745</text:p>
          </table:table-cell>
          <table:table-cell table:style-name="ce3" table:formula="of:=[.B516]/[.$B$1]" office:value-type="float" office:value="4.375" calcext:value-type="float">
            <text:p>4,38</text:p>
          </table:table-cell>
          <table:table-cell table:style-name="ce3" table:formula="of:=[.F515]+[.E516]" office:value-type="float" office:value="2257.76041666667" calcext:value-type="float">
            <text:p>2257,76</text:p>
          </table:table-cell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GpodderAuthenticationFragment_9_InvalidViewFocusOperatorMutator</text:p>
          </table:table-cell>
          <table:table-cell table:style-name="ce1" table:formula="of:=[.D516]+[.B517]" office:value-type="float" office:value="217162" calcext:value-type="float">
            <text:p>217162</text:p>
          </table:table-cell>
          <table:table-cell table:style-name="ce3" table:formula="of:=[.B517]/[.$B$1]" office:value-type="float" office:value="4.34375" calcext:value-type="float">
            <text:p>4,34</text:p>
          </table:table-cell>
          <table:table-cell table:style-name="ce3" table:formula="of:=[.F516]+[.E517]" office:value-type="float" office:value="2262.10416666667" calcext:value-type="float">
            <text:p>2262,10</text:p>
          </table:table-cell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GpodderAuthenticationFragment_10_ViewComponentNotVisibleOperatorMutator</text:p>
          </table:table-cell>
          <table:table-cell table:style-name="ce1" table:formula="of:=[.D517]+[.B518]" office:value-type="float" office:value="217581" calcext:value-type="float">
            <text:p>217581</text:p>
          </table:table-cell>
          <table:table-cell table:style-name="ce3" table:formula="of:=[.B518]/[.$B$1]" office:value-type="float" office:value="4.36458333333333" calcext:value-type="float">
            <text:p>4,36</text:p>
          </table:table-cell>
          <table:table-cell table:style-name="ce3" table:formula="of:=[.F517]+[.E518]" office:value-type="float" office:value="2266.46875" calcext:value-type="float">
            <text:p>2266,47</text:p>
          </table:table-cell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GpodderAuthenticationFragment_11_InvalidViewFocusOperatorMutator</text:p>
          </table:table-cell>
          <table:table-cell table:style-name="ce1" table:formula="of:=[.D518]+[.B519]" office:value-type="float" office:value="218003" calcext:value-type="float">
            <text:p>218003</text:p>
          </table:table-cell>
          <table:table-cell table:style-name="ce3" table:formula="of:=[.B519]/[.$B$1]" office:value-type="float" office:value="4.39583333333333" calcext:value-type="float">
            <text:p>4,40</text:p>
          </table:table-cell>
          <table:table-cell table:style-name="ce3" table:formula="of:=[.F518]+[.E519]" office:value-type="float" office:value="2270.86458333333" calcext:value-type="float">
            <text:p>2270,86</text:p>
          </table:table-cell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GpodderAuthenticationFragment_12_ViewComponentNotVisibleOperatorMutator</text:p>
          </table:table-cell>
          <table:table-cell table:style-name="ce1" table:formula="of:=[.D519]+[.B520]" office:value-type="float" office:value="218421" calcext:value-type="float">
            <text:p>218421</text:p>
          </table:table-cell>
          <table:table-cell table:style-name="ce3" table:formula="of:=[.B520]/[.$B$1]" office:value-type="float" office:value="4.35416666666667" calcext:value-type="float">
            <text:p>4,35</text:p>
          </table:table-cell>
          <table:table-cell table:style-name="ce3" table:formula="of:=[.F519]+[.E520]" office:value-type="float" office:value="2275.21875" calcext:value-type="float">
            <text:p>2275,22</text:p>
          </table:table-cell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GpodderAuthenticationFragment_13_InvalidViewFocusOperatorMutator</text:p>
          </table:table-cell>
          <table:table-cell table:style-name="ce1" table:formula="of:=[.D520]+[.B521]" office:value-type="float" office:value="218836" calcext:value-type="float">
            <text:p>218836</text:p>
          </table:table-cell>
          <table:table-cell table:style-name="ce3" table:formula="of:=[.B521]/[.$B$1]" office:value-type="float" office:value="4.32291666666667" calcext:value-type="float">
            <text:p>4,32</text:p>
          </table:table-cell>
          <table:table-cell table:style-name="ce3" table:formula="of:=[.F520]+[.E521]" office:value-type="float" office:value="2279.54166666667" calcext:value-type="float">
            <text:p>2279,54</text:p>
          </table:table-cell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GpodderAuthenticationFragment_14_ViewComponentNotVisibleOperatorMutator</text:p>
          </table:table-cell>
          <table:table-cell table:style-name="ce1" table:formula="of:=[.D521]+[.B522]" office:value-type="float" office:value="219254" calcext:value-type="float">
            <text:p>219254</text:p>
          </table:table-cell>
          <table:table-cell table:style-name="ce3" table:formula="of:=[.B522]/[.$B$1]" office:value-type="float" office:value="4.35416666666667" calcext:value-type="float">
            <text:p>4,35</text:p>
          </table:table-cell>
          <table:table-cell table:style-name="ce3" table:formula="of:=[.F521]+[.E522]" office:value-type="float" office:value="2283.89583333333" calcext:value-type="float">
            <text:p>2283,90</text:p>
          </table:table-cell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GpodderAuthenticationFragment_15_InvalidViewFocusOperatorMutator</text:p>
          </table:table-cell>
          <table:table-cell table:style-name="ce1" table:formula="of:=[.D522]+[.B523]" office:value-type="float" office:value="219672" calcext:value-type="float">
            <text:p>219672</text:p>
          </table:table-cell>
          <table:table-cell table:style-name="ce3" table:formula="of:=[.B523]/[.$B$1]" office:value-type="float" office:value="4.35416666666667" calcext:value-type="float">
            <text:p>4,35</text:p>
          </table:table-cell>
          <table:table-cell table:style-name="ce3" table:formula="of:=[.F522]+[.E523]" office:value-type="float" office:value="2288.25" calcext:value-type="float">
            <text:p>2288,25</text:p>
          </table:table-cell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GpodderAuthenticationFragment_16_ViewComponentNotVisibleOperatorMutator</text:p>
          </table:table-cell>
          <table:table-cell table:style-name="ce1" table:formula="of:=[.D523]+[.B524]" office:value-type="float" office:value="220093" calcext:value-type="float">
            <text:p>220093</text:p>
          </table:table-cell>
          <table:table-cell table:style-name="ce3" table:formula="of:=[.B524]/[.$B$1]" office:value-type="float" office:value="4.38541666666667" calcext:value-type="float">
            <text:p>4,39</text:p>
          </table:table-cell>
          <table:table-cell table:style-name="ce3" table:formula="of:=[.F523]+[.E524]" office:value-type="float" office:value="2292.63541666667" calcext:value-type="float">
            <text:p>2292,64</text:p>
          </table:table-cell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GpodderAuthenticationFragment_17_InvalidViewFocusOperatorMutator</text:p>
          </table:table-cell>
          <table:table-cell table:style-name="ce1" table:formula="of:=[.D524]+[.B525]" office:value-type="float" office:value="220516" calcext:value-type="float">
            <text:p>220516</text:p>
          </table:table-cell>
          <table:table-cell table:style-name="ce3" table:formula="of:=[.B525]/[.$B$1]" office:value-type="float" office:value="4.40625" calcext:value-type="float">
            <text:p>4,41</text:p>
          </table:table-cell>
          <table:table-cell table:style-name="ce3" table:formula="of:=[.F524]+[.E525]" office:value-type="float" office:value="2297.04166666667" calcext:value-type="float">
            <text:p>2297,04</text:p>
          </table:table-cell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18_ViewComponentNotVisibleOperatorMutator</text:p>
          </table:table-cell>
          <table:table-cell table:style-name="ce1" table:formula="of:=[.D525]+[.B526]" office:value-type="float" office:value="220936" calcext:value-type="float">
            <text:p>220936</text:p>
          </table:table-cell>
          <table:table-cell table:style-name="ce3" table:formula="of:=[.B526]/[.$B$1]" office:value-type="float" office:value="4.375" calcext:value-type="float">
            <text:p>4,38</text:p>
          </table:table-cell>
          <table:table-cell table:style-name="ce3" table:formula="of:=[.F525]+[.E526]" office:value-type="float" office:value="2301.41666666667" calcext:value-type="float">
            <text:p>2301,42</text:p>
          </table:table-cell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19_BuggyGUIListenerOperatorMutator</text:p>
          </table:table-cell>
          <table:table-cell table:style-name="ce1" table:formula="of:=[.D526]+[.B527]" office:value-type="float" office:value="221356" calcext:value-type="float">
            <text:p>221356</text:p>
          </table:table-cell>
          <table:table-cell table:style-name="ce3" table:formula="of:=[.B527]/[.$B$1]" office:value-type="float" office:value="4.375" calcext:value-type="float">
            <text:p>4,38</text:p>
          </table:table-cell>
          <table:table-cell table:style-name="ce3" table:formula="of:=[.F526]+[.E527]" office:value-type="float" office:value="2305.79166666667" calcext:value-type="float">
            <text:p>2305,79</text:p>
          </table:table-cell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GpodderAuthenticationFragment_20_InvalidViewFocusOperatorMutator</text:p>
          </table:table-cell>
          <table:table-cell table:style-name="ce1" table:formula="of:=[.D527]+[.B528]" office:value-type="float" office:value="221773" calcext:value-type="float">
            <text:p>221773</text:p>
          </table:table-cell>
          <table:table-cell table:style-name="ce3" table:formula="of:=[.B528]/[.$B$1]" office:value-type="float" office:value="4.34375" calcext:value-type="float">
            <text:p>4,34</text:p>
          </table:table-cell>
          <table:table-cell table:style-name="ce3" table:formula="of:=[.F527]+[.E528]" office:value-type="float" office:value="2310.13541666667" calcext:value-type="float">
            <text:p>2310,14</text:p>
          </table:table-cell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GpodderAuthenticationFragment_21_ViewComponentNotVisibleOperatorMutator</text:p>
          </table:table-cell>
          <table:table-cell table:style-name="ce1" table:formula="of:=[.D528]+[.B529]" office:value-type="float" office:value="222192" calcext:value-type="float">
            <text:p>222192</text:p>
          </table:table-cell>
          <table:table-cell table:style-name="ce3" table:formula="of:=[.B529]/[.$B$1]" office:value-type="float" office:value="4.36458333333333" calcext:value-type="float">
            <text:p>4,36</text:p>
          </table:table-cell>
          <table:table-cell table:style-name="ce3" table:formula="of:=[.F528]+[.E529]" office:value-type="float" office:value="2314.5" calcext:value-type="float">
            <text:p>2314,50</text:p>
          </table:table-cell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GpodderAuthenticationFragment_22_InvalidViewFocusOperatorMutator</text:p>
          </table:table-cell>
          <table:table-cell table:style-name="ce1" table:formula="of:=[.D529]+[.B530]" office:value-type="float" office:value="222606" calcext:value-type="float">
            <text:p>222606</text:p>
          </table:table-cell>
          <table:table-cell table:style-name="ce3" table:formula="of:=[.B530]/[.$B$1]" office:value-type="float" office:value="4.3125" calcext:value-type="float">
            <text:p>4,31</text:p>
          </table:table-cell>
          <table:table-cell table:style-name="ce3" table:formula="of:=[.F529]+[.E530]" office:value-type="float" office:value="2318.8125" calcext:value-type="float">
            <text:p>2318,81</text:p>
          </table:table-cell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GpodderAuthenticationFragment_23_ViewComponentNotVisibleOperatorMutator</text:p>
          </table:table-cell>
          <table:table-cell table:style-name="ce1" table:formula="of:=[.D530]+[.B531]" office:value-type="float" office:value="223042" calcext:value-type="float">
            <text:p>223042</text:p>
          </table:table-cell>
          <table:table-cell table:style-name="ce3" table:formula="of:=[.B531]/[.$B$1]" office:value-type="float" office:value="4.54166666666667" calcext:value-type="float">
            <text:p>4,54</text:p>
          </table:table-cell>
          <table:table-cell table:style-name="ce3" table:formula="of:=[.F530]+[.E531]" office:value-type="float" office:value="2323.35416666667" calcext:value-type="float">
            <text:p>2323,35</text:p>
          </table:table-cell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GpodderAuthenticationFragment_24_InvalidViewFocusOperatorMutator</text:p>
          </table:table-cell>
          <table:table-cell table:style-name="ce1" table:formula="of:=[.D531]+[.B532]" office:value-type="float" office:value="223464" calcext:value-type="float">
            <text:p>223464</text:p>
          </table:table-cell>
          <table:table-cell table:style-name="ce3" table:formula="of:=[.B532]/[.$B$1]" office:value-type="float" office:value="4.39583333333333" calcext:value-type="float">
            <text:p>4,40</text:p>
          </table:table-cell>
          <table:table-cell table:style-name="ce3" table:formula="of:=[.F531]+[.E532]" office:value-type="float" office:value="2327.75" calcext:value-type="float">
            <text:p>2327,75</text:p>
          </table:table-cell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GpodderAuthenticationFragment_25_ViewComponentNotVisibleOperatorMutator</text:p>
          </table:table-cell>
          <table:table-cell table:style-name="ce1" table:formula="of:=[.D532]+[.B533]" office:value-type="float" office:value="223885" calcext:value-type="float">
            <text:p>223885</text:p>
          </table:table-cell>
          <table:table-cell table:style-name="ce3" table:formula="of:=[.B533]/[.$B$1]" office:value-type="float" office:value="4.38541666666667" calcext:value-type="float">
            <text:p>4,39</text:p>
          </table:table-cell>
          <table:table-cell table:style-name="ce3" table:formula="of:=[.F532]+[.E533]" office:value-type="float" office:value="2332.13541666667" calcext:value-type="float">
            <text:p>2332,14</text:p>
          </table:table-cell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GpodderAuthenticationFragment_26_BuggyGUIListenerOperatorMutator</text:p>
          </table:table-cell>
          <table:table-cell table:style-name="ce1" table:formula="of:=[.D533]+[.B534]" office:value-type="float" office:value="224307" calcext:value-type="float">
            <text:p>224307</text:p>
          </table:table-cell>
          <table:table-cell table:style-name="ce3" table:formula="of:=[.B534]/[.$B$1]" office:value-type="float" office:value="4.39583333333333" calcext:value-type="float">
            <text:p>4,40</text:p>
          </table:table-cell>
          <table:table-cell table:style-name="ce3" table:formula="of:=[.F533]+[.E534]" office:value-type="float" office:value="2336.53125" calcext:value-type="float">
            <text:p>2336,53</text:p>
          </table:table-cell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GpodderAuthenticationFragment_27_InvalidViewFocusOperatorMutator</text:p>
          </table:table-cell>
          <table:table-cell table:style-name="ce1" table:formula="of:=[.D534]+[.B535]" office:value-type="float" office:value="224725" calcext:value-type="float">
            <text:p>224725</text:p>
          </table:table-cell>
          <table:table-cell table:style-name="ce3" table:formula="of:=[.B535]/[.$B$1]" office:value-type="float" office:value="4.35416666666667" calcext:value-type="float">
            <text:p>4,35</text:p>
          </table:table-cell>
          <table:table-cell table:style-name="ce3" table:formula="of:=[.F534]+[.E535]" office:value-type="float" office:value="2340.88541666667" calcext:value-type="float">
            <text:p>2340,89</text:p>
          </table:table-cell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GpodderAuthenticationFragment_28_ViewComponentNotVisibleOperatorMutator</text:p>
          </table:table-cell>
          <table:table-cell table:style-name="ce1" table:formula="of:=[.D535]+[.B536]" office:value-type="float" office:value="225149" calcext:value-type="float">
            <text:p>225149</text:p>
          </table:table-cell>
          <table:table-cell table:style-name="ce3" table:formula="of:=[.B536]/[.$B$1]" office:value-type="float" office:value="4.41666666666667" calcext:value-type="float">
            <text:p>4,42</text:p>
          </table:table-cell>
          <table:table-cell table:style-name="ce3" table:formula="of:=[.F535]+[.E536]" office:value-type="float" office:value="2345.30208333333" calcext:value-type="float">
            <text:p>2345,30</text:p>
          </table:table-cell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GpodderAuthenticationFragment_29_BuggyGUIListenerOperatorMutator</text:p>
          </table:table-cell>
          <table:table-cell table:style-name="ce1" table:formula="of:=[.D536]+[.B537]" office:value-type="float" office:value="225566" calcext:value-type="float">
            <text:p>225566</text:p>
          </table:table-cell>
          <table:table-cell table:style-name="ce3" table:formula="of:=[.B537]/[.$B$1]" office:value-type="float" office:value="4.34375" calcext:value-type="float">
            <text:p>4,34</text:p>
          </table:table-cell>
          <table:table-cell table:style-name="ce3" table:formula="of:=[.F536]+[.E537]" office:value-type="float" office:value="2349.64583333333" calcext:value-type="float">
            <text:p>2349,65</text:p>
          </table:table-cell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30_InvalidViewFocusOperatorMutator</text:p>
          </table:table-cell>
          <table:table-cell table:style-name="ce1" table:formula="of:=[.D537]+[.B538]" office:value-type="float" office:value="225986" calcext:value-type="float">
            <text:p>225986</text:p>
          </table:table-cell>
          <table:table-cell table:style-name="ce3" table:formula="of:=[.B538]/[.$B$1]" office:value-type="float" office:value="4.375" calcext:value-type="float">
            <text:p>4,38</text:p>
          </table:table-cell>
          <table:table-cell table:style-name="ce3" table:formula="of:=[.F537]+[.E538]" office:value-type="float" office:value="2354.02083333333" calcext:value-type="float">
            <text:p>2354,02</text:p>
          </table:table-cell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GpodderAuthenticationFragment_31_ViewComponentNotVisibleOperatorMutator</text:p>
          </table:table-cell>
          <table:table-cell table:style-name="ce1" table:formula="of:=[.D538]+[.B539]" office:value-type="float" office:value="226409" calcext:value-type="float">
            <text:p>226409</text:p>
          </table:table-cell>
          <table:table-cell table:style-name="ce3" table:formula="of:=[.B539]/[.$B$1]" office:value-type="float" office:value="4.40625" calcext:value-type="float">
            <text:p>4,41</text:p>
          </table:table-cell>
          <table:table-cell table:style-name="ce3" table:formula="of:=[.F538]+[.E539]" office:value-type="float" office:value="2358.42708333333" calcext:value-type="float">
            <text:p>2358,43</text:p>
          </table:table-cell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32_InvalidViewFocusOperatorMutator</text:p>
          </table:table-cell>
          <table:table-cell table:style-name="ce1" table:formula="of:=[.D539]+[.B540]" office:value-type="float" office:value="226829" calcext:value-type="float">
            <text:p>226829</text:p>
          </table:table-cell>
          <table:table-cell table:style-name="ce3" table:formula="of:=[.B540]/[.$B$1]" office:value-type="float" office:value="4.375" calcext:value-type="float">
            <text:p>4,38</text:p>
          </table:table-cell>
          <table:table-cell table:style-name="ce3" table:formula="of:=[.F539]+[.E540]" office:value-type="float" office:value="2362.80208333333" calcext:value-type="float">
            <text:p>2362,80</text:p>
          </table:table-cell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GpodderAuthenticationFragment_33_ViewComponentNotVisibleOperatorMutator</text:p>
          </table:table-cell>
          <table:table-cell table:style-name="ce1" table:formula="of:=[.D540]+[.B541]" office:value-type="float" office:value="227248" calcext:value-type="float">
            <text:p>227248</text:p>
          </table:table-cell>
          <table:table-cell table:style-name="ce3" table:formula="of:=[.B541]/[.$B$1]" office:value-type="float" office:value="4.36458333333333" calcext:value-type="float">
            <text:p>4,36</text:p>
          </table:table-cell>
          <table:table-cell table:style-name="ce3" table:formula="of:=[.F540]+[.E541]" office:value-type="float" office:value="2367.16666666667" calcext:value-type="float">
            <text:p>2367,17</text:p>
          </table:table-cell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34_InvalidViewFocusOperatorMutator</text:p>
          </table:table-cell>
          <table:table-cell table:style-name="ce1" table:formula="of:=[.D541]+[.B542]" office:value-type="float" office:value="227668" calcext:value-type="float">
            <text:p>227668</text:p>
          </table:table-cell>
          <table:table-cell table:style-name="ce3" table:formula="of:=[.B542]/[.$B$1]" office:value-type="float" office:value="4.375" calcext:value-type="float">
            <text:p>4,38</text:p>
          </table:table-cell>
          <table:table-cell table:style-name="ce3" table:formula="of:=[.F541]+[.E542]" office:value-type="float" office:value="2371.54166666667" calcext:value-type="float">
            <text:p>2371,54</text:p>
          </table:table-cell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GpodderAuthenticationFragment_35_ViewComponentNotVisibleOperatorMutator</text:p>
          </table:table-cell>
          <table:table-cell table:style-name="ce1" table:formula="of:=[.D542]+[.B543]" office:value-type="float" office:value="228090" calcext:value-type="float">
            <text:p>228090</text:p>
          </table:table-cell>
          <table:table-cell table:style-name="ce3" table:formula="of:=[.B543]/[.$B$1]" office:value-type="float" office:value="4.39583333333333" calcext:value-type="float">
            <text:p>4,40</text:p>
          </table:table-cell>
          <table:table-cell table:style-name="ce3" table:formula="of:=[.F542]+[.E543]" office:value-type="float" office:value="2375.9375" calcext:value-type="float">
            <text:p>2375,94</text:p>
          </table:table-cell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GpodderAuthenticationFragment_36_InvalidViewFocusOperatorMutator</text:p>
          </table:table-cell>
          <table:table-cell table:style-name="ce1" table:formula="of:=[.D543]+[.B544]" office:value-type="float" office:value="228509" calcext:value-type="float">
            <text:p>228509</text:p>
          </table:table-cell>
          <table:table-cell table:style-name="ce3" table:formula="of:=[.B544]/[.$B$1]" office:value-type="float" office:value="4.36458333333333" calcext:value-type="float">
            <text:p>4,36</text:p>
          </table:table-cell>
          <table:table-cell table:style-name="ce3" table:formula="of:=[.F543]+[.E544]" office:value-type="float" office:value="2380.30208333333" calcext:value-type="float">
            <text:p>2380,30</text:p>
          </table:table-cell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GpodderAuthenticationFragment_37_ViewComponentNotVisibleOperatorMutator</text:p>
          </table:table-cell>
          <table:table-cell table:style-name="ce1" table:formula="of:=[.D544]+[.B545]" office:value-type="float" office:value="228932" calcext:value-type="float">
            <text:p>228932</text:p>
          </table:table-cell>
          <table:table-cell table:style-name="ce3" table:formula="of:=[.B545]/[.$B$1]" office:value-type="float" office:value="4.40625" calcext:value-type="float">
            <text:p>4,41</text:p>
          </table:table-cell>
          <table:table-cell table:style-name="ce3" table:formula="of:=[.F544]+[.E545]" office:value-type="float" office:value="2384.70833333333" calcext:value-type="float">
            <text:p>2384,71</text:p>
          </table:table-cell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GpodderAuthenticationFragment_38_BuggyGUIListenerOperatorMutator</text:p>
          </table:table-cell>
          <table:table-cell table:style-name="ce1" table:formula="of:=[.D545]+[.B546]" office:value-type="float" office:value="229352" calcext:value-type="float">
            <text:p>229352</text:p>
          </table:table-cell>
          <table:table-cell table:style-name="ce3" table:formula="of:=[.B546]/[.$B$1]" office:value-type="float" office:value="4.375" calcext:value-type="float">
            <text:p>4,38</text:p>
          </table:table-cell>
          <table:table-cell table:style-name="ce3" table:formula="of:=[.F545]+[.E546]" office:value-type="float" office:value="2389.08333333333" calcext:value-type="float">
            <text:p>2389,08</text:p>
          </table:table-cell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GpodderAuthenticationFragment_39_BinaryMutator</text:p>
          </table:table-cell>
          <table:table-cell table:style-name="ce1" table:formula="of:=[.D546]+[.B547]" office:value-type="float" office:value="229778" calcext:value-type="float">
            <text:p>229778</text:p>
          </table:table-cell>
          <table:table-cell table:style-name="ce3" table:formula="of:=[.B547]/[.$B$1]" office:value-type="float" office:value="4.4375" calcext:value-type="float">
            <text:p>4,44</text:p>
          </table:table-cell>
          <table:table-cell table:style-name="ce3" table:formula="of:=[.F546]+[.E547]" office:value-type="float" office:value="2393.52083333333" calcext:value-type="float">
            <text:p>2393,52</text:p>
          </table:table-cell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NextcloudAuthenticationFragment_0_BuggyGUIListenerOperatorMutator</text:p>
          </table:table-cell>
          <table:table-cell table:style-name="ce1" table:formula="of:=[.D547]+[.B548]" office:value-type="float" office:value="230198" calcext:value-type="float">
            <text:p>230198</text:p>
          </table:table-cell>
          <table:table-cell table:style-name="ce3" table:formula="of:=[.B548]/[.$B$1]" office:value-type="float" office:value="4.375" calcext:value-type="float">
            <text:p>4,38</text:p>
          </table:table-cell>
          <table:table-cell table:style-name="ce3" table:formula="of:=[.F547]+[.E548]" office:value-type="float" office:value="2397.89583333333" calcext:value-type="float">
            <text:p>2397,90</text:p>
          </table:table-cell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ynchronizationPreferencesFragment_0_InvalidViewFocusOperatorMutator</text:p>
          </table:table-cell>
          <table:table-cell table:style-name="ce1" table:formula="of:=[.D548]+[.B549]" office:value-type="float" office:value="230617" calcext:value-type="float">
            <text:p>230617</text:p>
          </table:table-cell>
          <table:table-cell table:style-name="ce3" table:formula="of:=[.B549]/[.$B$1]" office:value-type="float" office:value="4.36458333333333" calcext:value-type="float">
            <text:p>4,36</text:p>
          </table:table-cell>
          <table:table-cell table:style-name="ce3" table:formula="of:=[.F548]+[.E549]" office:value-type="float" office:value="2402.26041666667" calcext:value-type="float">
            <text:p>2402,26</text:p>
          </table:table-cell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ynchronizationPreferencesFragment_1_ViewComponentNotVisibleOperatorMutator</text:p>
          </table:table-cell>
          <table:table-cell table:style-name="ce1" table:formula="of:=[.D549]+[.B550]" office:value-type="float" office:value="231042" calcext:value-type="float">
            <text:p>231042</text:p>
          </table:table-cell>
          <table:table-cell table:style-name="ce3" table:formula="of:=[.B550]/[.$B$1]" office:value-type="float" office:value="4.42708333333333" calcext:value-type="float">
            <text:p>4,43</text:p>
          </table:table-cell>
          <table:table-cell table:style-name="ce3" table:formula="of:=[.F549]+[.E550]" office:value-type="float" office:value="2406.6875" calcext:value-type="float">
            <text:p>2406,69</text:p>
          </table:table-cell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ynchronizationPreferencesFragment_2_InvalidViewFocusOperatorMutator</text:p>
          </table:table-cell>
          <table:table-cell table:style-name="ce1" table:formula="of:=[.D550]+[.B551]" office:value-type="float" office:value="231464" calcext:value-type="float">
            <text:p>231464</text:p>
          </table:table-cell>
          <table:table-cell table:style-name="ce3" table:formula="of:=[.B551]/[.$B$1]" office:value-type="float" office:value="4.39583333333333" calcext:value-type="float">
            <text:p>4,40</text:p>
          </table:table-cell>
          <table:table-cell table:style-name="ce3" table:formula="of:=[.F550]+[.E551]" office:value-type="float" office:value="2411.08333333333" calcext:value-type="float">
            <text:p>2411,08</text:p>
          </table:table-cell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ynchronizationPreferencesFragment_3_ViewComponentNotVisibleOperatorMutator</text:p>
          </table:table-cell>
          <table:table-cell table:style-name="ce1" table:formula="of:=[.D551]+[.B552]" office:value-type="float" office:value="231885" calcext:value-type="float">
            <text:p>231885</text:p>
          </table:table-cell>
          <table:table-cell table:style-name="ce3" table:formula="of:=[.B552]/[.$B$1]" office:value-type="float" office:value="4.38541666666667" calcext:value-type="float">
            <text:p>4,39</text:p>
          </table:table-cell>
          <table:table-cell table:style-name="ce3" table:formula="of:=[.F551]+[.E552]" office:value-type="float" office:value="2415.46875" calcext:value-type="float">
            <text:p>2415,47</text:p>
          </table:table-cell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ynchronizationPreferencesFragment_4_BuggyGUIListenerOperatorMutator</text:p>
          </table:table-cell>
          <table:table-cell table:style-name="ce1" table:formula="of:=[.D552]+[.B553]" office:value-type="float" office:value="232305" calcext:value-type="float">
            <text:p>232305</text:p>
          </table:table-cell>
          <table:table-cell table:style-name="ce3" table:formula="of:=[.B553]/[.$B$1]" office:value-type="float" office:value="4.375" calcext:value-type="float">
            <text:p>4,38</text:p>
          </table:table-cell>
          <table:table-cell table:style-name="ce3" table:formula="of:=[.F552]+[.E553]" office:value-type="float" office:value="2419.84375" calcext:value-type="float">
            <text:p>2419,84</text:p>
          </table:table-cell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PreferenceListDialog_0_BuggyGUIListenerOperatorMutator</text:p>
          </table:table-cell>
          <table:table-cell table:style-name="ce1" table:formula="of:=[.D553]+[.B554]" office:value-type="float" office:value="232724" calcext:value-type="float">
            <text:p>232724</text:p>
          </table:table-cell>
          <table:table-cell table:style-name="ce3" table:formula="of:=[.B554]/[.$B$1]" office:value-type="float" office:value="4.36458333333333" calcext:value-type="float">
            <text:p>4,36</text:p>
          </table:table-cell>
          <table:table-cell table:style-name="ce3" table:formula="of:=[.F553]+[.E554]" office:value-type="float" office:value="2424.20833333333" calcext:value-type="float">
            <text:p>2424,21</text:p>
          </table:table-cell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PreferenceListDialog_1_BuggyGUIListenerOperatorMutator</text:p>
          </table:table-cell>
          <table:table-cell table:style-name="ce1" table:formula="of:=[.D554]+[.B555]" office:value-type="float" office:value="233141" calcext:value-type="float">
            <text:p>233141</text:p>
          </table:table-cell>
          <table:table-cell table:style-name="ce3" table:formula="of:=[.B555]/[.$B$1]" office:value-type="float" office:value="4.34375" calcext:value-type="float">
            <text:p>4,34</text:p>
          </table:table-cell>
          <table:table-cell table:style-name="ce3" table:formula="of:=[.F554]+[.E555]" office:value-type="float" office:value="2428.55208333333" calcext:value-type="float">
            <text:p>2428,55</text:p>
          </table:table-cell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PreferenceSwitchDialog_0_InvalidViewFocusOperatorMutator</text:p>
          </table:table-cell>
          <table:table-cell table:style-name="ce1" table:formula="of:=[.D555]+[.B556]" office:value-type="float" office:value="233564" calcext:value-type="float">
            <text:p>233564</text:p>
          </table:table-cell>
          <table:table-cell table:style-name="ce3" table:formula="of:=[.B556]/[.$B$1]" office:value-type="float" office:value="4.40625" calcext:value-type="float">
            <text:p>4,41</text:p>
          </table:table-cell>
          <table:table-cell table:style-name="ce3" table:formula="of:=[.F555]+[.E556]" office:value-type="float" office:value="2432.95833333333" calcext:value-type="float">
            <text:p>2432,96</text:p>
          </table:table-cell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PreferenceSwitchDialog_1_ViewComponentNotVisibleOperatorMutator</text:p>
          </table:table-cell>
          <table:table-cell table:style-name="ce1" table:formula="of:=[.D556]+[.B557]" office:value-type="float" office:value="233986" calcext:value-type="float">
            <text:p>233986</text:p>
          </table:table-cell>
          <table:table-cell table:style-name="ce3" table:formula="of:=[.B557]/[.$B$1]" office:value-type="float" office:value="4.39583333333333" calcext:value-type="float">
            <text:p>4,40</text:p>
          </table:table-cell>
          <table:table-cell table:style-name="ce3" table:formula="of:=[.F556]+[.E557]" office:value-type="float" office:value="2437.35416666667" calcext:value-type="float">
            <text:p>2437,35</text:p>
          </table:table-cell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PreferenceSwitchDialog_2_BuggyGUIListenerOperatorMutator</text:p>
          </table:table-cell>
          <table:table-cell table:style-name="ce1" table:formula="of:=[.D557]+[.B558]" office:value-type="float" office:value="234406" calcext:value-type="float">
            <text:p>234406</text:p>
          </table:table-cell>
          <table:table-cell table:style-name="ce3" table:formula="of:=[.B558]/[.$B$1]" office:value-type="float" office:value="4.375" calcext:value-type="float">
            <text:p>4,38</text:p>
          </table:table-cell>
          <table:table-cell table:style-name="ce3" table:formula="of:=[.F557]+[.E558]" office:value-type="float" office:value="2441.72916666667" calcext:value-type="float">
            <text:p>2441,73</text:p>
          </table:table-cell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ontributorsPagerFragment_0_InvalidViewFocusOperatorMutator</text:p>
          </table:table-cell>
          <table:table-cell table:style-name="ce1" table:formula="of:=[.D558]+[.B559]" office:value-type="float" office:value="234825" calcext:value-type="float">
            <text:p>234825</text:p>
          </table:table-cell>
          <table:table-cell table:style-name="ce3" table:formula="of:=[.B559]/[.$B$1]" office:value-type="float" office:value="4.36458333333333" calcext:value-type="float">
            <text:p>4,36</text:p>
          </table:table-cell>
          <table:table-cell table:style-name="ce3" table:formula="of:=[.F558]+[.E559]" office:value-type="float" office:value="2446.09375" calcext:value-type="float">
            <text:p>2446,09</text:p>
          </table:table-cell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ntributorsPagerFragment_1_ViewComponentNotVisibleOperatorMutator</text:p>
          </table:table-cell>
          <table:table-cell table:style-name="ce1" table:formula="of:=[.D559]+[.B560]" office:value-type="float" office:value="235245" calcext:value-type="float">
            <text:p>235245</text:p>
          </table:table-cell>
          <table:table-cell table:style-name="ce3" table:formula="of:=[.B560]/[.$B$1]" office:value-type="float" office:value="4.375" calcext:value-type="float">
            <text:p>4,38</text:p>
          </table:table-cell>
          <table:table-cell table:style-name="ce3" table:formula="of:=[.F559]+[.E560]" office:value-type="float" office:value="2450.46875" calcext:value-type="float">
            <text:p>2450,47</text:p>
          </table:table-cell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ntributorsPagerFragment_2_InvalidViewFocusOperatorMutator</text:p>
          </table:table-cell>
          <table:table-cell table:style-name="ce1" table:formula="of:=[.D560]+[.B561]" office:value-type="float" office:value="235665" calcext:value-type="float">
            <text:p>235665</text:p>
          </table:table-cell>
          <table:table-cell table:style-name="ce3" table:formula="of:=[.B561]/[.$B$1]" office:value-type="float" office:value="4.375" calcext:value-type="float">
            <text:p>4,38</text:p>
          </table:table-cell>
          <table:table-cell table:style-name="ce3" table:formula="of:=[.F560]+[.E561]" office:value-type="float" office:value="2454.84375" calcext:value-type="float">
            <text:p>2454,84</text:p>
          </table:table-cell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ContributorsPagerFragment_3_ViewComponentNotVisibleOperatorMutator</text:p>
          </table:table-cell>
          <table:table-cell table:style-name="ce1" table:formula="of:=[.D561]+[.B562]" office:value-type="float" office:value="236091" calcext:value-type="float">
            <text:p>236091</text:p>
          </table:table-cell>
          <table:table-cell table:style-name="ce3" table:formula="of:=[.B562]/[.$B$1]" office:value-type="float" office:value="4.4375" calcext:value-type="float">
            <text:p>4,44</text:p>
          </table:table-cell>
          <table:table-cell table:style-name="ce3" table:formula="of:=[.F561]+[.E562]" office:value-type="float" office:value="2459.28125" calcext:value-type="float">
            <text:p>2459,28</text:p>
          </table:table-cell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string" calcext:value-type="string">
            <text:p>LicensesFragment_0_BuggyGUIListenerOperatorMutator</text:p>
          </table:table-cell>
          <table:table-cell table:style-name="ce1" table:formula="of:=[.D562]+[.B563]" office:value-type="float" office:value="237143" calcext:value-type="float">
            <text:p>237143</text:p>
          </table:table-cell>
          <table:table-cell table:style-name="ce3" table:formula="of:=[.B563]/[.$B$1]" office:value-type="float" office:value="10.9583333333333" calcext:value-type="float">
            <text:p>10,96</text:p>
          </table:table-cell>
          <table:table-cell table:style-name="ce3" table:formula="of:=[.F562]+[.E563]" office:value-type="float" office:value="2470.23958333333" calcext:value-type="float">
            <text:p>2470,24</text:p>
          </table:table-cell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toDownloadPreferencesFragment_0_BinaryMutator</text:p>
          </table:table-cell>
          <table:table-cell table:style-name="ce1" table:formula="of:=[.D563]+[.B564]" office:value-type="float" office:value="237564" calcext:value-type="float">
            <text:p>237564</text:p>
          </table:table-cell>
          <table:table-cell table:style-name="ce3" table:formula="of:=[.B564]/[.$B$1]" office:value-type="float" office:value="4.38541666666667" calcext:value-type="float">
            <text:p>4,39</text:p>
          </table:table-cell>
          <table:table-cell table:style-name="ce3" table:formula="of:=[.F563]+[.E564]" office:value-type="float" office:value="2474.625" calcext:value-type="float">
            <text:p>2474,63</text:p>
          </table:table-cell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mportExportPreferencesFragment_0_BuggyGUIListenerOperatorMutator</text:p>
          </table:table-cell>
          <table:table-cell table:style-name="ce1" table:formula="of:=[.D564]+[.B565]" office:value-type="float" office:value="237982" calcext:value-type="float">
            <text:p>237982</text:p>
          </table:table-cell>
          <table:table-cell table:style-name="ce3" table:formula="of:=[.B565]/[.$B$1]" office:value-type="float" office:value="4.35416666666667" calcext:value-type="float">
            <text:p>4,35</text:p>
          </table:table-cell>
          <table:table-cell table:style-name="ce3" table:formula="of:=[.F564]+[.E565]" office:value-type="float" office:value="2478.97916666667" calcext:value-type="float">
            <text:p>2478,98</text:p>
          </table:table-cell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mportExportPreferencesFragment_1_InvalidKeyIntentOperatorMutator</text:p>
          </table:table-cell>
          <table:table-cell table:style-name="ce1" table:formula="of:=[.D565]+[.B566]" office:value-type="float" office:value="238400" calcext:value-type="float">
            <text:p>238400</text:p>
          </table:table-cell>
          <table:table-cell table:style-name="ce3" table:formula="of:=[.B566]/[.$B$1]" office:value-type="float" office:value="4.35416666666667" calcext:value-type="float">
            <text:p>4,35</text:p>
          </table:table-cell>
          <table:table-cell table:style-name="ce3" table:formula="of:=[.F565]+[.E566]" office:value-type="float" office:value="2483.33333333333" calcext:value-type="float">
            <text:p>2483,33</text:p>
          </table:table-cell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ImportExportPreferencesFragment_2_RandomActionIntentDefinitionOperatorMutator</text:p>
          </table:table-cell>
          <table:table-cell table:style-name="ce1" table:formula="of:=[.D566]+[.B567]" office:value-type="float" office:value="238823" calcext:value-type="float">
            <text:p>238823</text:p>
          </table:table-cell>
          <table:table-cell table:style-name="ce3" table:formula="of:=[.B567]/[.$B$1]" office:value-type="float" office:value="4.40625" calcext:value-type="float">
            <text:p>4,41</text:p>
          </table:table-cell>
          <table:table-cell table:style-name="ce3" table:formula="of:=[.F566]+[.E567]" office:value-type="float" office:value="2487.73958333333" calcext:value-type="float">
            <text:p>2487,74</text:p>
          </table:table-cell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mportExportPreferencesFragment_3_RandomActionIntentDefinitionOperatorMutator</text:p>
          </table:table-cell>
          <table:table-cell table:style-name="ce1" table:formula="of:=[.D567]+[.B568]" office:value-type="float" office:value="239241" calcext:value-type="float">
            <text:p>239241</text:p>
          </table:table-cell>
          <table:table-cell table:style-name="ce3" table:formula="of:=[.B568]/[.$B$1]" office:value-type="float" office:value="4.35416666666667" calcext:value-type="float">
            <text:p>4,35</text:p>
          </table:table-cell>
          <table:table-cell table:style-name="ce3" table:formula="of:=[.F567]+[.E568]" office:value-type="float" office:value="2492.09375" calcext:value-type="float">
            <text:p>2492,09</text:p>
          </table:table-cell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mportExportPreferencesFragment_4_BuggyGUIListenerOperatorMutator</text:p>
          </table:table-cell>
          <table:table-cell table:style-name="ce1" table:formula="of:=[.D568]+[.B569]" office:value-type="float" office:value="239659" calcext:value-type="float">
            <text:p>239659</text:p>
          </table:table-cell>
          <table:table-cell table:style-name="ce3" table:formula="of:=[.B569]/[.$B$1]" office:value-type="float" office:value="4.35416666666667" calcext:value-type="float">
            <text:p>4,35</text:p>
          </table:table-cell>
          <table:table-cell table:style-name="ce3" table:formula="of:=[.F568]+[.E569]" office:value-type="float" office:value="2496.44791666667" calcext:value-type="float">
            <text:p>2496,45</text:p>
          </table:table-cell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ImportExportPreferencesFragment_5_BuggyGUIListenerOperatorMutator</text:p>
          </table:table-cell>
          <table:table-cell table:style-name="ce1" table:formula="of:=[.D569]+[.B570]" office:value-type="float" office:value="240075" calcext:value-type="float">
            <text:p>240075</text:p>
          </table:table-cell>
          <table:table-cell table:style-name="ce3" table:formula="of:=[.B570]/[.$B$1]" office:value-type="float" office:value="4.33333333333333" calcext:value-type="float">
            <text:p>4,33</text:p>
          </table:table-cell>
          <table:table-cell table:style-name="ce3" table:formula="of:=[.F569]+[.E570]" office:value-type="float" office:value="2500.78125" calcext:value-type="float">
            <text:p>2500,78</text:p>
          </table:table-cell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ImportExportPreferencesFragment_6_BuggyGUIListenerOperatorMutator</text:p>
          </table:table-cell>
          <table:table-cell table:style-name="ce1" table:formula="of:=[.D570]+[.B571]" office:value-type="float" office:value="240491" calcext:value-type="float">
            <text:p>240491</text:p>
          </table:table-cell>
          <table:table-cell table:style-name="ce3" table:formula="of:=[.B571]/[.$B$1]" office:value-type="float" office:value="4.33333333333333" calcext:value-type="float">
            <text:p>4,33</text:p>
          </table:table-cell>
          <table:table-cell table:style-name="ce3" table:formula="of:=[.F570]+[.E571]" office:value-type="float" office:value="2505.11458333333" calcext:value-type="float">
            <text:p>2505,11</text:p>
          </table:table-cell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mportExportPreferencesFragment_7_NullIntentOperatorMutator</text:p>
          </table:table-cell>
          <table:table-cell table:style-name="ce1" table:formula="of:=[.D571]+[.B572]" office:value-type="float" office:value="240910" calcext:value-type="float">
            <text:p>240910</text:p>
          </table:table-cell>
          <table:table-cell table:style-name="ce3" table:formula="of:=[.B572]/[.$B$1]" office:value-type="float" office:value="4.36458333333333" calcext:value-type="float">
            <text:p>4,36</text:p>
          </table:table-cell>
          <table:table-cell table:style-name="ce3" table:formula="of:=[.F571]+[.E572]" office:value-type="float" office:value="2509.47916666667" calcext:value-type="float">
            <text:p>2509,48</text:p>
          </table:table-cell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ImportExportPreferencesFragment_8_InvalidKeyIntentOperatorMutator</text:p>
          </table:table-cell>
          <table:table-cell table:style-name="ce1" table:formula="of:=[.D572]+[.B573]" office:value-type="float" office:value="241333" calcext:value-type="float">
            <text:p>241333</text:p>
          </table:table-cell>
          <table:table-cell table:style-name="ce3" table:formula="of:=[.B573]/[.$B$1]" office:value-type="float" office:value="4.40625" calcext:value-type="float">
            <text:p>4,41</text:p>
          </table:table-cell>
          <table:table-cell table:style-name="ce3" table:formula="of:=[.F572]+[.E573]" office:value-type="float" office:value="2513.88541666667" calcext:value-type="float">
            <text:p>2513,89</text:p>
          </table:table-cell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ImportExportPreferencesFragment_9_RandomActionIntentDefinitionOperatorMutator</text:p>
          </table:table-cell>
          <table:table-cell table:style-name="ce1" table:formula="of:=[.D573]+[.B574]" office:value-type="float" office:value="241750" calcext:value-type="float">
            <text:p>241750</text:p>
          </table:table-cell>
          <table:table-cell table:style-name="ce3" table:formula="of:=[.B574]/[.$B$1]" office:value-type="float" office:value="4.34375" calcext:value-type="float">
            <text:p>4,34</text:p>
          </table:table-cell>
          <table:table-cell table:style-name="ce3" table:formula="of:=[.F573]+[.E574]" office:value-type="float" office:value="2518.22916666667" calcext:value-type="float">
            <text:p>2518,23</text:p>
          </table:table-cell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mportExportPreferencesFragment_10_RandomActionIntentDefinitionOperatorMutator</text:p>
          </table:table-cell>
          <table:table-cell table:style-name="ce1" table:formula="of:=[.D574]+[.B575]" office:value-type="float" office:value="242170" calcext:value-type="float">
            <text:p>242170</text:p>
          </table:table-cell>
          <table:table-cell table:style-name="ce3" table:formula="of:=[.B575]/[.$B$1]" office:value-type="float" office:value="4.375" calcext:value-type="float">
            <text:p>4,38</text:p>
          </table:table-cell>
          <table:table-cell table:style-name="ce3" table:formula="of:=[.F574]+[.E575]" office:value-type="float" office:value="2522.60416666667" calcext:value-type="float">
            <text:p>2522,60</text:p>
          </table:table-cell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mportExportPreferencesFragment_11_RandomActionIntentDefinitionOperatorMutator</text:p>
          </table:table-cell>
          <table:table-cell table:style-name="ce1" table:formula="of:=[.D575]+[.B576]" office:value-type="float" office:value="242590" calcext:value-type="float">
            <text:p>242590</text:p>
          </table:table-cell>
          <table:table-cell table:style-name="ce3" table:formula="of:=[.B576]/[.$B$1]" office:value-type="float" office:value="4.375" calcext:value-type="float">
            <text:p>4,38</text:p>
          </table:table-cell>
          <table:table-cell table:style-name="ce3" table:formula="of:=[.F575]+[.E576]" office:value-type="float" office:value="2526.97916666667" calcext:value-type="float">
            <text:p>2526,98</text:p>
          </table:table-cell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mportExportPreferencesFragment_12_RandomActionIntentDefinitionOperatorMutator</text:p>
          </table:table-cell>
          <table:table-cell table:style-name="ce1" table:formula="of:=[.D576]+[.B577]" office:value-type="float" office:value="243010" calcext:value-type="float">
            <text:p>243010</text:p>
          </table:table-cell>
          <table:table-cell table:style-name="ce3" table:formula="of:=[.B577]/[.$B$1]" office:value-type="float" office:value="4.375" calcext:value-type="float">
            <text:p>4,38</text:p>
          </table:table-cell>
          <table:table-cell table:style-name="ce3" table:formula="of:=[.F576]+[.E577]" office:value-type="float" office:value="2531.35416666667" calcext:value-type="float">
            <text:p>2531,35</text:p>
          </table:table-cell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UserInterfacePreferencesFragment_0_BuggyGUIListenerOperatorMutator</text:p>
          </table:table-cell>
          <table:table-cell table:style-name="ce1" table:formula="of:=[.D577]+[.B578]" office:value-type="float" office:value="243430" calcext:value-type="float">
            <text:p>243430</text:p>
          </table:table-cell>
          <table:table-cell table:style-name="ce3" table:formula="of:=[.B578]/[.$B$1]" office:value-type="float" office:value="4.375" calcext:value-type="float">
            <text:p>4,38</text:p>
          </table:table-cell>
          <table:table-cell table:style-name="ce3" table:formula="of:=[.F577]+[.E578]" office:value-type="float" office:value="2535.72916666667" calcext:value-type="float">
            <text:p>2535,73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ownloadsPreferencesFragment_0_BuggyGUIListenerOperatorMutator</text:p>
          </table:table-cell>
          <table:table-cell table:style-name="ce1" table:formula="of:=[.D578]+[.B579]" office:value-type="float" office:value="243851" calcext:value-type="float">
            <text:p>243851</text:p>
          </table:table-cell>
          <table:table-cell table:style-name="ce3" table:formula="of:=[.B579]/[.$B$1]" office:value-type="float" office:value="4.38541666666667" calcext:value-type="float">
            <text:p>4,39</text:p>
          </table:table-cell>
          <table:table-cell table:style-name="ce3" table:formula="of:=[.F578]+[.E579]" office:value-type="float" office:value="2540.11458333333" calcext:value-type="float">
            <text:p>2540,11</text:p>
          </table:table-cell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RemoveFromQueueSwipeAction_0_BuggyGUIListenerOperatorMutator</text:p>
          </table:table-cell>
          <table:table-cell table:style-name="ce1" table:formula="of:=[.D579]+[.B580]" office:value-type="float" office:value="244269" calcext:value-type="float">
            <text:p>244269</text:p>
          </table:table-cell>
          <table:table-cell table:style-name="ce3" table:formula="of:=[.B580]/[.$B$1]" office:value-type="float" office:value="4.35416666666667" calcext:value-type="float">
            <text:p>4,35</text:p>
          </table:table-cell>
          <table:table-cell table:style-name="ce3" table:formula="of:=[.F579]+[.E580]" office:value-type="float" office:value="2544.46875" calcext:value-type="float">
            <text:p>2544,47</text:p>
          </table:table-cell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RemoveFromHistorySwipeAction_0_BuggyGUIListenerOperatorMutator</text:p>
          </table:table-cell>
          <table:table-cell table:style-name="ce1" table:formula="of:=[.D580]+[.B581]" office:value-type="float" office:value="244688" calcext:value-type="float">
            <text:p>244688</text:p>
          </table:table-cell>
          <table:table-cell table:style-name="ce3" table:formula="of:=[.B581]/[.$B$1]" office:value-type="float" office:value="4.36458333333333" calcext:value-type="float">
            <text:p>4,36</text:p>
          </table:table-cell>
          <table:table-cell table:style-name="ce3" table:formula="of:=[.F580]+[.E581]" office:value-type="float" office:value="2548.83333333333" calcext:value-type="float">
            <text:p>2548,83</text:p>
          </table:table-cell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wipeActions_0_BinaryMutator</text:p>
          </table:table-cell>
          <table:table-cell table:style-name="ce1" table:formula="of:=[.D581]+[.B582]" office:value-type="float" office:value="245113" calcext:value-type="float">
            <text:p>245113</text:p>
          </table:table-cell>
          <table:table-cell table:style-name="ce3" table:formula="of:=[.B582]/[.$B$1]" office:value-type="float" office:value="4.42708333333333" calcext:value-type="float">
            <text:p>4,43</text:p>
          </table:table-cell>
          <table:table-cell table:style-name="ce3" table:formula="of:=[.F581]+[.E582]" office:value-type="float" office:value="2553.26041666667" calcext:value-type="float">
            <text:p>2553,26</text:p>
          </table:table-cell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wipeActions_1_BinaryMutator</text:p>
          </table:table-cell>
          <table:table-cell table:style-name="ce1" table:formula="of:=[.D582]+[.B583]" office:value-type="float" office:value="245534" calcext:value-type="float">
            <text:p>245534</text:p>
          </table:table-cell>
          <table:table-cell table:style-name="ce3" table:formula="of:=[.B583]/[.$B$1]" office:value-type="float" office:value="4.38541666666667" calcext:value-type="float">
            <text:p>4,39</text:p>
          </table:table-cell>
          <table:table-cell table:style-name="ce3" table:formula="of:=[.F582]+[.E583]" office:value-type="float" office:value="2557.64583333333" calcext:value-type="float">
            <text:p>2557,65</text:p>
          </table:table-cell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wipeActions_2_BinaryMutator</text:p>
          </table:table-cell>
          <table:table-cell table:style-name="ce1" table:formula="of:=[.D583]+[.B584]" office:value-type="float" office:value="245953" calcext:value-type="float">
            <text:p>245953</text:p>
          </table:table-cell>
          <table:table-cell table:style-name="ce3" table:formula="of:=[.B584]/[.$B$1]" office:value-type="float" office:value="4.36458333333333" calcext:value-type="float">
            <text:p>4,36</text:p>
          </table:table-cell>
          <table:table-cell table:style-name="ce3" table:formula="of:=[.F583]+[.E584]" office:value-type="float" office:value="2562.01041666667" calcext:value-type="float">
            <text:p>2562,01</text:p>
          </table:table-cell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SwipeActions_3_BinaryMutator</text:p>
          </table:table-cell>
          <table:table-cell table:style-name="ce1" table:formula="of:=[.D584]+[.B585]" office:value-type="float" office:value="246377" calcext:value-type="float">
            <text:p>246377</text:p>
          </table:table-cell>
          <table:table-cell table:style-name="ce3" table:formula="of:=[.B585]/[.$B$1]" office:value-type="float" office:value="4.41666666666667" calcext:value-type="float">
            <text:p>4,42</text:p>
          </table:table-cell>
          <table:table-cell table:style-name="ce3" table:formula="of:=[.F584]+[.E585]" office:value-type="float" office:value="2566.42708333333" calcext:value-type="float">
            <text:p>2566,43</text:p>
          </table:table-cell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wipeActions_4_BinaryMutator</text:p>
          </table:table-cell>
          <table:table-cell table:style-name="ce1" table:formula="of:=[.D585]+[.B586]" office:value-type="float" office:value="246798" calcext:value-type="float">
            <text:p>246798</text:p>
          </table:table-cell>
          <table:table-cell table:style-name="ce3" table:formula="of:=[.B586]/[.$B$1]" office:value-type="float" office:value="4.38541666666667" calcext:value-type="float">
            <text:p>4,39</text:p>
          </table:table-cell>
          <table:table-cell table:style-name="ce3" table:formula="of:=[.F585]+[.E586]" office:value-type="float" office:value="2570.8125" calcext:value-type="float">
            <text:p>2570,81</text:p>
          </table:table-cell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wipeActions_5_BinaryMutator</text:p>
          </table:table-cell>
          <table:table-cell table:style-name="ce1" table:formula="of:=[.D586]+[.B587]" office:value-type="float" office:value="247217" calcext:value-type="float">
            <text:p>247217</text:p>
          </table:table-cell>
          <table:table-cell table:style-name="ce3" table:formula="of:=[.B587]/[.$B$1]" office:value-type="float" office:value="4.36458333333333" calcext:value-type="float">
            <text:p>4,36</text:p>
          </table:table-cell>
          <table:table-cell table:style-name="ce3" table:formula="of:=[.F586]+[.E587]" office:value-type="float" office:value="2575.17708333333" calcext:value-type="float">
            <text:p>2575,18</text:p>
          </table:table-cell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SwipeActions_6_BinaryMutator</text:p>
          </table:table-cell>
          <table:table-cell table:style-name="ce1" table:formula="of:=[.D587]+[.B588]" office:value-type="float" office:value="247633" calcext:value-type="float">
            <text:p>247633</text:p>
          </table:table-cell>
          <table:table-cell table:style-name="ce3" table:formula="of:=[.B588]/[.$B$1]" office:value-type="float" office:value="4.33333333333333" calcext:value-type="float">
            <text:p>4,33</text:p>
          </table:table-cell>
          <table:table-cell table:style-name="ce3" table:formula="of:=[.F587]+[.E588]" office:value-type="float" office:value="2579.51041666667" calcext:value-type="float">
            <text:p>2579,51</text:p>
          </table:table-cell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wipeActions_7_BinaryMutator</text:p>
          </table:table-cell>
          <table:table-cell table:style-name="ce1" table:formula="of:=[.D588]+[.B589]" office:value-type="float" office:value="248051" calcext:value-type="float">
            <text:p>248051</text:p>
          </table:table-cell>
          <table:table-cell table:style-name="ce3" table:formula="of:=[.B589]/[.$B$1]" office:value-type="float" office:value="4.35416666666667" calcext:value-type="float">
            <text:p>4,35</text:p>
          </table:table-cell>
          <table:table-cell table:style-name="ce3" table:formula="of:=[.F588]+[.E589]" office:value-type="float" office:value="2583.86458333333" calcext:value-type="float">
            <text:p>2583,86</text:p>
          </table:table-cell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wipeActions_8_BinaryMutator</text:p>
          </table:table-cell>
          <table:table-cell table:style-name="ce1" table:formula="of:=[.D589]+[.B590]" office:value-type="float" office:value="248470" calcext:value-type="float">
            <text:p>248470</text:p>
          </table:table-cell>
          <table:table-cell table:style-name="ce3" table:formula="of:=[.B590]/[.$B$1]" office:value-type="float" office:value="4.36458333333333" calcext:value-type="float">
            <text:p>4,36</text:p>
          </table:table-cell>
          <table:table-cell table:style-name="ce3" table:formula="of:=[.F589]+[.E590]" office:value-type="float" office:value="2588.22916666667" calcext:value-type="float">
            <text:p>2588,23</text:p>
          </table:table-cell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wipeActions_9_BinaryMutator</text:p>
          </table:table-cell>
          <table:table-cell table:style-name="ce1" table:formula="of:=[.D590]+[.B591]" office:value-type="float" office:value="248895" calcext:value-type="float">
            <text:p>248895</text:p>
          </table:table-cell>
          <table:table-cell table:style-name="ce3" table:formula="of:=[.B591]/[.$B$1]" office:value-type="float" office:value="4.42708333333333" calcext:value-type="float">
            <text:p>4,43</text:p>
          </table:table-cell>
          <table:table-cell table:style-name="ce3" table:formula="of:=[.F590]+[.E591]" office:value-type="float" office:value="2592.65625" calcext:value-type="float">
            <text:p>2592,66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nboxFragment_0_BinaryMutator</text:p>
          </table:table-cell>
          <table:table-cell table:style-name="ce1" table:formula="of:=[.D591]+[.B592]" office:value-type="float" office:value="249315" calcext:value-type="float">
            <text:p>249315</text:p>
          </table:table-cell>
          <table:table-cell table:style-name="ce3" table:formula="of:=[.B592]/[.$B$1]" office:value-type="float" office:value="4.375" calcext:value-type="float">
            <text:p>4,38</text:p>
          </table:table-cell>
          <table:table-cell table:style-name="ce3" table:formula="of:=[.F591]+[.E592]" office:value-type="float" office:value="2597.03125" calcext:value-type="float">
            <text:p>2597,03</text:p>
          </table:table-cell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nboxFragment_1_BinaryMutator</text:p>
          </table:table-cell>
          <table:table-cell table:style-name="ce1" table:formula="of:=[.D592]+[.B593]" office:value-type="float" office:value="249733" calcext:value-type="float">
            <text:p>249733</text:p>
          </table:table-cell>
          <table:table-cell table:style-name="ce3" table:formula="of:=[.B593]/[.$B$1]" office:value-type="float" office:value="4.35416666666667" calcext:value-type="float">
            <text:p>4,35</text:p>
          </table:table-cell>
          <table:table-cell table:style-name="ce3" table:formula="of:=[.F592]+[.E593]" office:value-type="float" office:value="2601.38541666667" calcext:value-type="float">
            <text:p>2601,39</text:p>
          </table:table-cell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nboxFragment_2_BinaryMutator</text:p>
          </table:table-cell>
          <table:table-cell table:style-name="ce1" table:formula="of:=[.D593]+[.B594]" office:value-type="float" office:value="250153" calcext:value-type="float">
            <text:p>250153</text:p>
          </table:table-cell>
          <table:table-cell table:style-name="ce3" table:formula="of:=[.B594]/[.$B$1]" office:value-type="float" office:value="4.375" calcext:value-type="float">
            <text:p>4,38</text:p>
          </table:table-cell>
          <table:table-cell table:style-name="ce3" table:formula="of:=[.F593]+[.E594]" office:value-type="float" office:value="2605.76041666667" calcext:value-type="float">
            <text:p>2605,76</text:p>
          </table:table-cell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nboxFragment_3_InvalidViewFocusOperatorMutator</text:p>
          </table:table-cell>
          <table:table-cell table:style-name="ce1" table:formula="of:=[.D594]+[.B595]" office:value-type="float" office:value="250571" calcext:value-type="float">
            <text:p>250571</text:p>
          </table:table-cell>
          <table:table-cell table:style-name="ce3" table:formula="of:=[.B595]/[.$B$1]" office:value-type="float" office:value="4.35416666666667" calcext:value-type="float">
            <text:p>4,35</text:p>
          </table:table-cell>
          <table:table-cell table:style-name="ce3" table:formula="of:=[.F594]+[.E595]" office:value-type="float" office:value="2610.11458333333" calcext:value-type="float">
            <text:p>2610,11</text:p>
          </table:table-cell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InboxFragment_4_ViewComponentNotVisibleOperatorMutator</text:p>
          </table:table-cell>
          <table:table-cell table:style-name="ce1" table:formula="of:=[.D595]+[.B596]" office:value-type="float" office:value="251017" calcext:value-type="float">
            <text:p>251017</text:p>
          </table:table-cell>
          <table:table-cell table:style-name="ce3" table:formula="of:=[.B596]/[.$B$1]" office:value-type="float" office:value="4.64583333333333" calcext:value-type="float">
            <text:p>4,65</text:p>
          </table:table-cell>
          <table:table-cell table:style-name="ce3" table:formula="of:=[.F595]+[.E596]" office:value-type="float" office:value="2614.76041666667" calcext:value-type="float">
            <text:p>2614,76</text:p>
          </table:table-cell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nboxFragment_5_BuggyGUIListenerOperatorMutator</text:p>
          </table:table-cell>
          <table:table-cell table:style-name="ce1" table:formula="of:=[.D596]+[.B597]" office:value-type="float" office:value="251437" calcext:value-type="float">
            <text:p>251437</text:p>
          </table:table-cell>
          <table:table-cell table:style-name="ce3" table:formula="of:=[.B597]/[.$B$1]" office:value-type="float" office:value="4.375" calcext:value-type="float">
            <text:p>4,38</text:p>
          </table:table-cell>
          <table:table-cell table:style-name="ce3" table:formula="of:=[.F596]+[.E597]" office:value-type="float" office:value="2619.13541666667" calcext:value-type="float">
            <text:p>2619,14</text:p>
          </table:table-cell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earchFragment_0_LengthyGUICreationOperatorMutator</text:p>
          </table:table-cell>
          <table:table-cell table:style-name="ce1" table:formula="of:=[.D597]+[.B598]" office:value-type="float" office:value="251858" calcext:value-type="float">
            <text:p>251858</text:p>
          </table:table-cell>
          <table:table-cell table:style-name="ce3" table:formula="of:=[.B598]/[.$B$1]" office:value-type="float" office:value="4.38541666666667" calcext:value-type="float">
            <text:p>4,39</text:p>
          </table:table-cell>
          <table:table-cell table:style-name="ce3" table:formula="of:=[.F597]+[.E598]" office:value-type="float" office:value="2623.52083333333" calcext:value-type="float">
            <text:p>2623,52</text:p>
          </table:table-cell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earchFragment_1_InvalidViewFocusOperatorMutator</text:p>
          </table:table-cell>
          <table:table-cell table:style-name="ce1" table:formula="of:=[.D598]+[.B599]" office:value-type="float" office:value="252280" calcext:value-type="float">
            <text:p>252280</text:p>
          </table:table-cell>
          <table:table-cell table:style-name="ce3" table:formula="of:=[.B599]/[.$B$1]" office:value-type="float" office:value="4.39583333333333" calcext:value-type="float">
            <text:p>4,40</text:p>
          </table:table-cell>
          <table:table-cell table:style-name="ce3" table:formula="of:=[.F598]+[.E599]" office:value-type="float" office:value="2627.91666666667" calcext:value-type="float">
            <text:p>2627,92</text:p>
          </table:table-cell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earchFragment_2_ViewComponentNotVisibleOperatorMutator</text:p>
          </table:table-cell>
          <table:table-cell table:style-name="ce1" table:formula="of:=[.D599]+[.B600]" office:value-type="float" office:value="252705" calcext:value-type="float">
            <text:p>252705</text:p>
          </table:table-cell>
          <table:table-cell table:style-name="ce3" table:formula="of:=[.B600]/[.$B$1]" office:value-type="float" office:value="4.42708333333333" calcext:value-type="float">
            <text:p>4,43</text:p>
          </table:table-cell>
          <table:table-cell table:style-name="ce3" table:formula="of:=[.F599]+[.E600]" office:value-type="float" office:value="2632.34375" calcext:value-type="float">
            <text:p>2632,34</text:p>
          </table:table-cell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earchFragment_3_InvalidViewFocusOperatorMutator</text:p>
          </table:table-cell>
          <table:table-cell table:style-name="ce1" table:formula="of:=[.D600]+[.B601]" office:value-type="float" office:value="253123" calcext:value-type="float">
            <text:p>253123</text:p>
          </table:table-cell>
          <table:table-cell table:style-name="ce3" table:formula="of:=[.B601]/[.$B$1]" office:value-type="float" office:value="4.35416666666667" calcext:value-type="float">
            <text:p>4,35</text:p>
          </table:table-cell>
          <table:table-cell table:style-name="ce3" table:formula="of:=[.F600]+[.E601]" office:value-type="float" office:value="2636.69791666667" calcext:value-type="float">
            <text:p>2636,70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earchFragment_4_ViewComponentNotVisibleOperatorMutator</text:p>
          </table:table-cell>
          <table:table-cell table:style-name="ce1" table:formula="of:=[.D601]+[.B602]" office:value-type="float" office:value="253545" calcext:value-type="float">
            <text:p>253545</text:p>
          </table:table-cell>
          <table:table-cell table:style-name="ce3" table:formula="of:=[.B602]/[.$B$1]" office:value-type="float" office:value="4.39583333333333" calcext:value-type="float">
            <text:p>4,40</text:p>
          </table:table-cell>
          <table:table-cell table:style-name="ce3" table:formula="of:=[.F601]+[.E602]" office:value-type="float" office:value="2641.09375" calcext:value-type="float">
            <text:p>2641,09</text:p>
          </table:table-cell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earchFragment_5_InvalidViewFocusOperatorMutator</text:p>
          </table:table-cell>
          <table:table-cell table:style-name="ce1" table:formula="of:=[.D602]+[.B603]" office:value-type="float" office:value="253965" calcext:value-type="float">
            <text:p>253965</text:p>
          </table:table-cell>
          <table:table-cell table:style-name="ce3" table:formula="of:=[.B603]/[.$B$1]" office:value-type="float" office:value="4.375" calcext:value-type="float">
            <text:p>4,38</text:p>
          </table:table-cell>
          <table:table-cell table:style-name="ce3" table:formula="of:=[.F602]+[.E603]" office:value-type="float" office:value="2645.46875" calcext:value-type="float">
            <text:p>2645,47</text:p>
          </table:table-cell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SearchFragment_6_ViewComponentNotVisibleOperatorMutator</text:p>
          </table:table-cell>
          <table:table-cell table:style-name="ce1" table:formula="of:=[.D603]+[.B604]" office:value-type="float" office:value="254389" calcext:value-type="float">
            <text:p>254389</text:p>
          </table:table-cell>
          <table:table-cell table:style-name="ce3" table:formula="of:=[.B604]/[.$B$1]" office:value-type="float" office:value="4.41666666666667" calcext:value-type="float">
            <text:p>4,42</text:p>
          </table:table-cell>
          <table:table-cell table:style-name="ce3" table:formula="of:=[.F603]+[.E604]" office:value-type="float" office:value="2649.88541666667" calcext:value-type="float">
            <text:p>2649,89</text:p>
          </table:table-cell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earchFragment_7_InvalidViewFocusOperatorMutator</text:p>
          </table:table-cell>
          <table:table-cell table:style-name="ce1" table:formula="of:=[.D604]+[.B605]" office:value-type="float" office:value="254810" calcext:value-type="float">
            <text:p>254810</text:p>
          </table:table-cell>
          <table:table-cell table:style-name="ce3" table:formula="of:=[.B605]/[.$B$1]" office:value-type="float" office:value="4.38541666666667" calcext:value-type="float">
            <text:p>4,39</text:p>
          </table:table-cell>
          <table:table-cell table:style-name="ce3" table:formula="of:=[.F604]+[.E605]" office:value-type="float" office:value="2654.27083333333" calcext:value-type="float">
            <text:p>2654,27</text:p>
          </table:table-cell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earchFragment_8_ViewComponentNotVisibleOperatorMutator</text:p>
          </table:table-cell>
          <table:table-cell table:style-name="ce1" table:formula="of:=[.D605]+[.B606]" office:value-type="float" office:value="255229" calcext:value-type="float">
            <text:p>255229</text:p>
          </table:table-cell>
          <table:table-cell table:style-name="ce3" table:formula="of:=[.B606]/[.$B$1]" office:value-type="float" office:value="4.36458333333333" calcext:value-type="float">
            <text:p>4,36</text:p>
          </table:table-cell>
          <table:table-cell table:style-name="ce3" table:formula="of:=[.F605]+[.E606]" office:value-type="float" office:value="2658.63541666667" calcext:value-type="float">
            <text:p>2658,64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earchFragment_9_BuggyGUIListenerOperatorMutator</text:p>
          </table:table-cell>
          <table:table-cell table:style-name="ce1" table:formula="of:=[.D606]+[.B607]" office:value-type="float" office:value="255648" calcext:value-type="float">
            <text:p>255648</text:p>
          </table:table-cell>
          <table:table-cell table:style-name="ce3" table:formula="of:=[.B607]/[.$B$1]" office:value-type="float" office:value="4.36458333333333" calcext:value-type="float">
            <text:p>4,36</text:p>
          </table:table-cell>
          <table:table-cell table:style-name="ce3" table:formula="of:=[.F606]+[.E607]" office:value-type="float" office:value="2663" calcext:value-type="float">
            <text:p>2663,00</text:p>
          </table:table-cell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earchFragment_10_BuggyGUIListenerOperatorMutator</text:p>
          </table:table-cell>
          <table:table-cell table:style-name="ce1" table:formula="of:=[.D607]+[.B608]" office:value-type="float" office:value="256069" calcext:value-type="float">
            <text:p>256069</text:p>
          </table:table-cell>
          <table:table-cell table:style-name="ce3" table:formula="of:=[.B608]/[.$B$1]" office:value-type="float" office:value="4.38541666666667" calcext:value-type="float">
            <text:p>4,39</text:p>
          </table:table-cell>
          <table:table-cell table:style-name="ce3" table:formula="of:=[.F607]+[.E608]" office:value-type="float" office:value="2667.38541666667" calcext:value-type="float">
            <text:p>2667,39</text:p>
          </table:table-cell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earchFragment_11_BinaryMutator</text:p>
          </table:table-cell>
          <table:table-cell table:style-name="ce1" table:formula="of:=[.D608]+[.B609]" office:value-type="float" office:value="256488" calcext:value-type="float">
            <text:p>256488</text:p>
          </table:table-cell>
          <table:table-cell table:style-name="ce3" table:formula="of:=[.B609]/[.$B$1]" office:value-type="float" office:value="4.36458333333333" calcext:value-type="float">
            <text:p>4,36</text:p>
          </table:table-cell>
          <table:table-cell table:style-name="ce3" table:formula="of:=[.F608]+[.E609]" office:value-type="float" office:value="2671.75" calcext:value-type="float">
            <text:p>2671,75</text:p>
          </table:table-cell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earchFragment_12_BinaryMutator</text:p>
          </table:table-cell>
          <table:table-cell table:style-name="ce1" table:formula="of:=[.D609]+[.B610]" office:value-type="float" office:value="256908" calcext:value-type="float">
            <text:p>256908</text:p>
          </table:table-cell>
          <table:table-cell table:style-name="ce3" table:formula="of:=[.B610]/[.$B$1]" office:value-type="float" office:value="4.375" calcext:value-type="float">
            <text:p>4,38</text:p>
          </table:table-cell>
          <table:table-cell table:style-name="ce3" table:formula="of:=[.F609]+[.E610]" office:value-type="float" office:value="2676.125" calcext:value-type="float">
            <text:p>2676,13</text:p>
          </table:table-cell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earchFragment_13_NullIntentOperatorMutator</text:p>
          </table:table-cell>
          <table:table-cell table:style-name="ce1" table:formula="of:=[.D610]+[.B611]" office:value-type="float" office:value="257326" calcext:value-type="float">
            <text:p>257326</text:p>
          </table:table-cell>
          <table:table-cell table:style-name="ce3" table:formula="of:=[.B611]/[.$B$1]" office:value-type="float" office:value="4.35416666666667" calcext:value-type="float">
            <text:p>4,35</text:p>
          </table:table-cell>
          <table:table-cell table:style-name="ce3" table:formula="of:=[.F610]+[.E611]" office:value-type="float" office:value="2680.47916666667" calcext:value-type="float">
            <text:p>2680,48</text:p>
          </table:table-cell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SearchFragment_14_InvalidKeyIntentOperatorMutator</text:p>
          </table:table-cell>
          <table:table-cell table:style-name="ce1" table:formula="of:=[.D611]+[.B612]" office:value-type="float" office:value="257750" calcext:value-type="float">
            <text:p>257750</text:p>
          </table:table-cell>
          <table:table-cell table:style-name="ce3" table:formula="of:=[.B612]/[.$B$1]" office:value-type="float" office:value="4.41666666666667" calcext:value-type="float">
            <text:p>4,42</text:p>
          </table:table-cell>
          <table:table-cell table:style-name="ce3" table:formula="of:=[.F611]+[.E612]" office:value-type="float" office:value="2684.89583333333" calcext:value-type="float">
            <text:p>2684,90</text:p>
          </table:table-cell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earchFragment_15_RandomActionIntentDefinitionOperatorMutator</text:p>
          </table:table-cell>
          <table:table-cell table:style-name="ce1" table:formula="of:=[.D612]+[.B613]" office:value-type="float" office:value="258172" calcext:value-type="float">
            <text:p>258172</text:p>
          </table:table-cell>
          <table:table-cell table:style-name="ce3" table:formula="of:=[.B613]/[.$B$1]" office:value-type="float" office:value="4.39583333333333" calcext:value-type="float">
            <text:p>4,40</text:p>
          </table:table-cell>
          <table:table-cell table:style-name="ce3" table:formula="of:=[.F612]+[.E613]" office:value-type="float" office:value="2689.29166666667" calcext:value-type="float">
            <text:p>2689,29</text:p>
          </table:table-cell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earchFragment_16_NullValueIntentPutExtraOperatorMutator</text:p>
          </table:table-cell>
          <table:table-cell table:style-name="ce1" table:formula="of:=[.D613]+[.B614]" office:value-type="float" office:value="258591" calcext:value-type="float">
            <text:p>258591</text:p>
          </table:table-cell>
          <table:table-cell table:style-name="ce3" table:formula="of:=[.B614]/[.$B$1]" office:value-type="float" office:value="4.36458333333333" calcext:value-type="float">
            <text:p>4,36</text:p>
          </table:table-cell>
          <table:table-cell table:style-name="ce3" table:formula="of:=[.F613]+[.E614]" office:value-type="float" office:value="2693.65625" calcext:value-type="float">
            <text:p>2693,66</text:p>
          </table:table-cell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earchFragment_17_IntentPayloadReplacementOperatorMutator</text:p>
          </table:table-cell>
          <table:table-cell table:style-name="ce1" table:formula="of:=[.D614]+[.B615]" office:value-type="float" office:value="259014" calcext:value-type="float">
            <text:p>259014</text:p>
          </table:table-cell>
          <table:table-cell table:style-name="ce3" table:formula="of:=[.B615]/[.$B$1]" office:value-type="float" office:value="4.40625" calcext:value-type="float">
            <text:p>4,41</text:p>
          </table:table-cell>
          <table:table-cell table:style-name="ce3" table:formula="of:=[.F614]+[.E615]" office:value-type="float" office:value="2698.0625" calcext:value-type="float">
            <text:p>2698,06</text:p>
          </table:table-cell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earchFragment_18_RandomActionIntentDefinitionOperatorMutator</text:p>
          </table:table-cell>
          <table:table-cell table:style-name="ce1" table:formula="of:=[.D615]+[.B616]" office:value-type="float" office:value="259433" calcext:value-type="float">
            <text:p>259433</text:p>
          </table:table-cell>
          <table:table-cell table:style-name="ce3" table:formula="of:=[.B616]/[.$B$1]" office:value-type="float" office:value="4.36458333333333" calcext:value-type="float">
            <text:p>4,36</text:p>
          </table:table-cell>
          <table:table-cell table:style-name="ce3" table:formula="of:=[.F615]+[.E616]" office:value-type="float" office:value="2702.42708333333" calcext:value-type="float">
            <text:p>2702,43</text:p>
          </table:table-cell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overFragment_0_BuggyGUIListenerOperatorMutator</text:p>
          </table:table-cell>
          <table:table-cell table:style-name="ce1" table:formula="of:=[.D616]+[.B617]" office:value-type="float" office:value="259851" calcext:value-type="float">
            <text:p>259851</text:p>
          </table:table-cell>
          <table:table-cell table:style-name="ce3" table:formula="of:=[.B617]/[.$B$1]" office:value-type="float" office:value="4.35416666666667" calcext:value-type="float">
            <text:p>4,35</text:p>
          </table:table-cell>
          <table:table-cell table:style-name="ce3" table:formula="of:=[.F616]+[.E617]" office:value-type="float" office:value="2706.78125" calcext:value-type="float">
            <text:p>2706,78</text:p>
          </table:table-cell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CoverFragment_1_BuggyGUIListenerOperatorMutator</text:p>
          </table:table-cell>
          <table:table-cell table:style-name="ce1" table:formula="of:=[.D617]+[.B618]" office:value-type="float" office:value="260275" calcext:value-type="float">
            <text:p>260275</text:p>
          </table:table-cell>
          <table:table-cell table:style-name="ce3" table:formula="of:=[.B618]/[.$B$1]" office:value-type="float" office:value="4.41666666666667" calcext:value-type="float">
            <text:p>4,42</text:p>
          </table:table-cell>
          <table:table-cell table:style-name="ce3" table:formula="of:=[.F617]+[.E618]" office:value-type="float" office:value="2711.19791666667" calcext:value-type="float">
            <text:p>2711,20</text:p>
          </table:table-cell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overFragment_2_BuggyGUIListenerOperatorMutator</text:p>
          </table:table-cell>
          <table:table-cell table:style-name="ce1" table:formula="of:=[.D618]+[.B619]" office:value-type="float" office:value="260694" calcext:value-type="float">
            <text:p>260694</text:p>
          </table:table-cell>
          <table:table-cell table:style-name="ce3" table:formula="of:=[.B619]/[.$B$1]" office:value-type="float" office:value="4.36458333333333" calcext:value-type="float">
            <text:p>4,36</text:p>
          </table:table-cell>
          <table:table-cell table:style-name="ce3" table:formula="of:=[.F618]+[.E619]" office:value-type="float" office:value="2715.5625" calcext:value-type="float">
            <text:p>2715,56</text:p>
          </table:table-cell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verFragment_3_BuggyGUIListenerOperatorMutator</text:p>
          </table:table-cell>
          <table:table-cell table:style-name="ce1" table:formula="of:=[.D619]+[.B620]" office:value-type="float" office:value="261114" calcext:value-type="float">
            <text:p>261114</text:p>
          </table:table-cell>
          <table:table-cell table:style-name="ce3" table:formula="of:=[.B620]/[.$B$1]" office:value-type="float" office:value="4.375" calcext:value-type="float">
            <text:p>4,38</text:p>
          </table:table-cell>
          <table:table-cell table:style-name="ce3" table:formula="of:=[.F619]+[.E620]" office:value-type="float" office:value="2719.9375" calcext:value-type="float">
            <text:p>2719,94</text:p>
          </table:table-cell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overFragment_4_BuggyGUIListenerOperatorMutator</text:p>
          </table:table-cell>
          <table:table-cell table:style-name="ce1" table:formula="of:=[.D620]+[.B621]" office:value-type="float" office:value="261533" calcext:value-type="float">
            <text:p>261533</text:p>
          </table:table-cell>
          <table:table-cell table:style-name="ce3" table:formula="of:=[.B621]/[.$B$1]" office:value-type="float" office:value="4.36458333333333" calcext:value-type="float">
            <text:p>4,36</text:p>
          </table:table-cell>
          <table:table-cell table:style-name="ce3" table:formula="of:=[.F620]+[.E621]" office:value-type="float" office:value="2724.30208333333" calcext:value-type="float">
            <text:p>2724,30</text:p>
          </table:table-cell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overFragment_5_RandomActionIntentDefinitionOperatorMutator</text:p>
          </table:table-cell>
          <table:table-cell table:style-name="ce1" table:formula="of:=[.D621]+[.B622]" office:value-type="float" office:value="261951" calcext:value-type="float">
            <text:p>261951</text:p>
          </table:table-cell>
          <table:table-cell table:style-name="ce3" table:formula="of:=[.B622]/[.$B$1]" office:value-type="float" office:value="4.35416666666667" calcext:value-type="float">
            <text:p>4,35</text:p>
          </table:table-cell>
          <table:table-cell table:style-name="ce3" table:formula="of:=[.F621]+[.E622]" office:value-type="float" office:value="2728.65625" calcext:value-type="float">
            <text:p>2728,66</text:p>
          </table:table-cell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CoverFragment_6_BuggyGUIListenerOperatorMutator</text:p>
          </table:table-cell>
          <table:table-cell table:style-name="ce1" table:formula="of:=[.D622]+[.B623]" office:value-type="float" office:value="262373" calcext:value-type="float">
            <text:p>262373</text:p>
          </table:table-cell>
          <table:table-cell table:style-name="ce3" table:formula="of:=[.B623]/[.$B$1]" office:value-type="float" office:value="4.39583333333333" calcext:value-type="float">
            <text:p>4,40</text:p>
          </table:table-cell>
          <table:table-cell table:style-name="ce3" table:formula="of:=[.F622]+[.E623]" office:value-type="float" office:value="2733.05208333333" calcext:value-type="float">
            <text:p>2733,05</text:p>
          </table:table-cell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CoverFragment_7_BuggyGUIListenerOperatorMutator</text:p>
          </table:table-cell>
          <table:table-cell table:style-name="ce1" table:formula="of:=[.D623]+[.B624]" office:value-type="float" office:value="262797" calcext:value-type="float">
            <text:p>262797</text:p>
          </table:table-cell>
          <table:table-cell table:style-name="ce3" table:formula="of:=[.B624]/[.$B$1]" office:value-type="float" office:value="4.41666666666667" calcext:value-type="float">
            <text:p>4,42</text:p>
          </table:table-cell>
          <table:table-cell table:style-name="ce3" table:formula="of:=[.F623]+[.E624]" office:value-type="float" office:value="2737.46875" calcext:value-type="float">
            <text:p>2737,47</text:p>
          </table:table-cell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CoverFragment_8_BinaryMutator</text:p>
          </table:table-cell>
          <table:table-cell table:style-name="ce1" table:formula="of:=[.D624]+[.B625]" office:value-type="float" office:value="263219" calcext:value-type="float">
            <text:p>263219</text:p>
          </table:table-cell>
          <table:table-cell table:style-name="ce3" table:formula="of:=[.B625]/[.$B$1]" office:value-type="float" office:value="4.39583333333333" calcext:value-type="float">
            <text:p>4,40</text:p>
          </table:table-cell>
          <table:table-cell table:style-name="ce3" table:formula="of:=[.F624]+[.E625]" office:value-type="float" office:value="2741.86458333333" calcext:value-type="float">
            <text:p>2741,86</text:p>
          </table:table-cell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overFragment_9_BinaryMutator</text:p>
          </table:table-cell>
          <table:table-cell table:style-name="ce1" table:formula="of:=[.D625]+[.B626]" office:value-type="float" office:value="263640" calcext:value-type="float">
            <text:p>263640</text:p>
          </table:table-cell>
          <table:table-cell table:style-name="ce3" table:formula="of:=[.B626]/[.$B$1]" office:value-type="float" office:value="4.38541666666667" calcext:value-type="float">
            <text:p>4,39</text:p>
          </table:table-cell>
          <table:table-cell table:style-name="ce3" table:formula="of:=[.F625]+[.E626]" office:value-type="float" office:value="2746.25" calcext:value-type="float">
            <text:p>2746,25</text:p>
          </table:table-cell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overFragment_10_BinaryMutator</text:p>
          </table:table-cell>
          <table:table-cell table:style-name="ce1" table:formula="of:=[.D626]+[.B627]" office:value-type="float" office:value="264061" calcext:value-type="float">
            <text:p>264061</text:p>
          </table:table-cell>
          <table:table-cell table:style-name="ce3" table:formula="of:=[.B627]/[.$B$1]" office:value-type="float" office:value="4.38541666666667" calcext:value-type="float">
            <text:p>4,39</text:p>
          </table:table-cell>
          <table:table-cell table:style-name="ce3" table:formula="of:=[.F626]+[.E627]" office:value-type="float" office:value="2750.63541666667" calcext:value-type="float">
            <text:p>2750,64</text:p>
          </table:table-cell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overFragment_11_BinaryMutator</text:p>
          </table:table-cell>
          <table:table-cell table:style-name="ce1" table:formula="of:=[.D627]+[.B628]" office:value-type="float" office:value="264479" calcext:value-type="float">
            <text:p>264479</text:p>
          </table:table-cell>
          <table:table-cell table:style-name="ce3" table:formula="of:=[.B628]/[.$B$1]" office:value-type="float" office:value="4.35416666666667" calcext:value-type="float">
            <text:p>4,35</text:p>
          </table:table-cell>
          <table:table-cell table:style-name="ce3" table:formula="of:=[.F627]+[.E628]" office:value-type="float" office:value="2754.98958333333" calcext:value-type="float">
            <text:p>2754,99</text:p>
          </table:table-cell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CoverFragment_12_BinaryMutator</text:p>
          </table:table-cell>
          <table:table-cell table:style-name="ce1" table:formula="of:=[.D628]+[.B629]" office:value-type="float" office:value="264938" calcext:value-type="float">
            <text:p>264938</text:p>
          </table:table-cell>
          <table:table-cell table:style-name="ce3" table:formula="of:=[.B629]/[.$B$1]" office:value-type="float" office:value="4.78125" calcext:value-type="float">
            <text:p>4,78</text:p>
          </table:table-cell>
          <table:table-cell table:style-name="ce3" table:formula="of:=[.F628]+[.E629]" office:value-type="float" office:value="2759.77083333333" calcext:value-type="float">
            <text:p>2759,77</text:p>
          </table:table-cell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CoverFragment_13_BinaryMutator</text:p>
          </table:table-cell>
          <table:table-cell table:style-name="ce1" table:formula="of:=[.D629]+[.B630]" office:value-type="float" office:value="265362" calcext:value-type="float">
            <text:p>265362</text:p>
          </table:table-cell>
          <table:table-cell table:style-name="ce3" table:formula="of:=[.B630]/[.$B$1]" office:value-type="float" office:value="4.41666666666667" calcext:value-type="float">
            <text:p>4,42</text:p>
          </table:table-cell>
          <table:table-cell table:style-name="ce3" table:formula="of:=[.F629]+[.E630]" office:value-type="float" office:value="2764.1875" calcext:value-type="float">
            <text:p>2764,19</text:p>
          </table:table-cell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verFragment_14_BinaryMutator</text:p>
          </table:table-cell>
          <table:table-cell table:style-name="ce1" table:formula="of:=[.D630]+[.B631]" office:value-type="float" office:value="265782" calcext:value-type="float">
            <text:p>265782</text:p>
          </table:table-cell>
          <table:table-cell table:style-name="ce3" table:formula="of:=[.B631]/[.$B$1]" office:value-type="float" office:value="4.375" calcext:value-type="float">
            <text:p>4,38</text:p>
          </table:table-cell>
          <table:table-cell table:style-name="ce3" table:formula="of:=[.F630]+[.E631]" office:value-type="float" office:value="2768.5625" calcext:value-type="float">
            <text:p>2768,56</text:p>
          </table:table-cell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CoverFragment_15_BinaryMutator</text:p>
          </table:table-cell>
          <table:table-cell table:style-name="ce1" table:formula="of:=[.D631]+[.B632]" office:value-type="float" office:value="266204" calcext:value-type="float">
            <text:p>266204</text:p>
          </table:table-cell>
          <table:table-cell table:style-name="ce3" table:formula="of:=[.B632]/[.$B$1]" office:value-type="float" office:value="4.39583333333333" calcext:value-type="float">
            <text:p>4,40</text:p>
          </table:table-cell>
          <table:table-cell table:style-name="ce3" table:formula="of:=[.F631]+[.E632]" office:value-type="float" office:value="2772.95833333333" calcext:value-type="float">
            <text:p>2772,96</text:p>
          </table:table-cell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overFragment_16_BinaryMutator</text:p>
          </table:table-cell>
          <table:table-cell table:style-name="ce1" table:formula="of:=[.D632]+[.B633]" office:value-type="float" office:value="266621" calcext:value-type="float">
            <text:p>266621</text:p>
          </table:table-cell>
          <table:table-cell table:style-name="ce3" table:formula="of:=[.B633]/[.$B$1]" office:value-type="float" office:value="4.34375" calcext:value-type="float">
            <text:p>4,34</text:p>
          </table:table-cell>
          <table:table-cell table:style-name="ce3" table:formula="of:=[.F632]+[.E633]" office:value-type="float" office:value="2777.30208333333" calcext:value-type="float">
            <text:p>2777,30</text:p>
          </table:table-cell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verFragment_17_BinaryMutator</text:p>
          </table:table-cell>
          <table:table-cell table:style-name="ce1" table:formula="of:=[.D633]+[.B634]" office:value-type="float" office:value="267041" calcext:value-type="float">
            <text:p>267041</text:p>
          </table:table-cell>
          <table:table-cell table:style-name="ce3" table:formula="of:=[.B634]/[.$B$1]" office:value-type="float" office:value="4.375" calcext:value-type="float">
            <text:p>4,38</text:p>
          </table:table-cell>
          <table:table-cell table:style-name="ce3" table:formula="of:=[.F633]+[.E634]" office:value-type="float" office:value="2781.67708333333" calcext:value-type="float">
            <text:p>2781,68</text:p>
          </table:table-cell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overFragment_18_BinaryMutator</text:p>
          </table:table-cell>
          <table:table-cell table:style-name="ce1" table:formula="of:=[.D634]+[.B635]" office:value-type="float" office:value="267460" calcext:value-type="float">
            <text:p>267460</text:p>
          </table:table-cell>
          <table:table-cell table:style-name="ce3" table:formula="of:=[.B635]/[.$B$1]" office:value-type="float" office:value="4.36458333333333" calcext:value-type="float">
            <text:p>4,36</text:p>
          </table:table-cell>
          <table:table-cell table:style-name="ce3" table:formula="of:=[.F634]+[.E635]" office:value-type="float" office:value="2786.04166666667" calcext:value-type="float">
            <text:p>2786,04</text:p>
          </table:table-cell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CoverFragment_19_BinaryMutator</text:p>
          </table:table-cell>
          <table:table-cell table:style-name="ce1" table:formula="of:=[.D635]+[.B636]" office:value-type="float" office:value="267884" calcext:value-type="float">
            <text:p>267884</text:p>
          </table:table-cell>
          <table:table-cell table:style-name="ce3" table:formula="of:=[.B636]/[.$B$1]" office:value-type="float" office:value="4.41666666666667" calcext:value-type="float">
            <text:p>4,42</text:p>
          </table:table-cell>
          <table:table-cell table:style-name="ce3" table:formula="of:=[.F635]+[.E636]" office:value-type="float" office:value="2790.45833333333" calcext:value-type="float">
            <text:p>2790,46</text:p>
          </table:table-cell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verFragment_20_BinaryMutator</text:p>
          </table:table-cell>
          <table:table-cell table:style-name="ce1" table:formula="of:=[.D636]+[.B637]" office:value-type="float" office:value="268304" calcext:value-type="float">
            <text:p>268304</text:p>
          </table:table-cell>
          <table:table-cell table:style-name="ce3" table:formula="of:=[.B637]/[.$B$1]" office:value-type="float" office:value="4.375" calcext:value-type="float">
            <text:p>4,38</text:p>
          </table:table-cell>
          <table:table-cell table:style-name="ce3" table:formula="of:=[.F636]+[.E637]" office:value-type="float" office:value="2794.83333333333" calcext:value-type="float">
            <text:p>2794,83</text:p>
          </table:table-cell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overFragment_21_BinaryMutator</text:p>
          </table:table-cell>
          <table:table-cell table:style-name="ce1" table:formula="of:=[.D637]+[.B638]" office:value-type="float" office:value="268725" calcext:value-type="float">
            <text:p>268725</text:p>
          </table:table-cell>
          <table:table-cell table:style-name="ce3" table:formula="of:=[.B638]/[.$B$1]" office:value-type="float" office:value="4.38541666666667" calcext:value-type="float">
            <text:p>4,39</text:p>
          </table:table-cell>
          <table:table-cell table:style-name="ce3" table:formula="of:=[.F637]+[.E638]" office:value-type="float" office:value="2799.21875" calcext:value-type="float">
            <text:p>2799,22</text:p>
          </table:table-cell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FeedItemlistFragment_0_LengthyGUICreationOperatorMutator</text:p>
          </table:table-cell>
          <table:table-cell table:style-name="ce1" table:formula="of:=[.D638]+[.B639]" office:value-type="float" office:value="269220" calcext:value-type="float">
            <text:p>269220</text:p>
          </table:table-cell>
          <table:table-cell table:style-name="ce3" table:formula="of:=[.B639]/[.$B$1]" office:value-type="float" office:value="5.15625" calcext:value-type="float">
            <text:p>5,16</text:p>
          </table:table-cell>
          <table:table-cell table:style-name="ce3" table:formula="of:=[.F638]+[.E639]" office:value-type="float" office:value="2804.375" calcext:value-type="float">
            <text:p>2804,38</text:p>
          </table:table-cell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FeedItemlistFragment_1_BuggyGUIListenerOperatorMutator</text:p>
          </table:table-cell>
          <table:table-cell table:style-name="ce1" table:formula="of:=[.D639]+[.B640]" office:value-type="float" office:value="269640" calcext:value-type="float">
            <text:p>269640</text:p>
          </table:table-cell>
          <table:table-cell table:style-name="ce3" table:formula="of:=[.B640]/[.$B$1]" office:value-type="float" office:value="4.375" calcext:value-type="float">
            <text:p>4,38</text:p>
          </table:table-cell>
          <table:table-cell table:style-name="ce3" table:formula="of:=[.F639]+[.E640]" office:value-type="float" office:value="2808.75" calcext:value-type="float">
            <text:p>2808,75</text:p>
          </table:table-cell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ItemlistFragment_2_BuggyGUIListenerOperatorMutator</text:p>
          </table:table-cell>
          <table:table-cell table:style-name="ce1" table:formula="of:=[.D640]+[.B641]" office:value-type="float" office:value="270057" calcext:value-type="float">
            <text:p>270057</text:p>
          </table:table-cell>
          <table:table-cell table:style-name="ce3" table:formula="of:=[.B641]/[.$B$1]" office:value-type="float" office:value="4.34375" calcext:value-type="float">
            <text:p>4,34</text:p>
          </table:table-cell>
          <table:table-cell table:style-name="ce3" table:formula="of:=[.F640]+[.E641]" office:value-type="float" office:value="2813.09375" calcext:value-type="float">
            <text:p>2813,09</text:p>
          </table:table-cell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FeedItemlistFragment_3_BuggyGUIListenerOperatorMutator</text:p>
          </table:table-cell>
          <table:table-cell table:style-name="ce1" table:formula="of:=[.D641]+[.B642]" office:value-type="float" office:value="270475" calcext:value-type="float">
            <text:p>270475</text:p>
          </table:table-cell>
          <table:table-cell table:style-name="ce3" table:formula="of:=[.B642]/[.$B$1]" office:value-type="float" office:value="4.35416666666667" calcext:value-type="float">
            <text:p>4,35</text:p>
          </table:table-cell>
          <table:table-cell table:style-name="ce3" table:formula="of:=[.F641]+[.E642]" office:value-type="float" office:value="2817.44791666667" calcext:value-type="float">
            <text:p>2817,45</text:p>
          </table:table-cell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FeedItemlistFragment_4_BuggyGUIListenerOperatorMutator</text:p>
          </table:table-cell>
          <table:table-cell table:style-name="ce1" table:formula="of:=[.D642]+[.B643]" office:value-type="float" office:value="270886" calcext:value-type="float">
            <text:p>270886</text:p>
          </table:table-cell>
          <table:table-cell table:style-name="ce3" table:formula="of:=[.B643]/[.$B$1]" office:value-type="float" office:value="4.28125" calcext:value-type="float">
            <text:p>4,28</text:p>
          </table:table-cell>
          <table:table-cell table:style-name="ce3" table:formula="of:=[.F642]+[.E643]" office:value-type="float" office:value="2821.72916666667" calcext:value-type="float">
            <text:p>2821,73</text:p>
          </table:table-cell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FeedItemlistFragment_5_BuggyGUIListenerOperatorMutator</text:p>
          </table:table-cell>
          <table:table-cell table:style-name="ce1" table:formula="of:=[.D643]+[.B644]" office:value-type="float" office:value="271310" calcext:value-type="float">
            <text:p>271310</text:p>
          </table:table-cell>
          <table:table-cell table:style-name="ce3" table:formula="of:=[.B644]/[.$B$1]" office:value-type="float" office:value="4.41666666666667" calcext:value-type="float">
            <text:p>4,42</text:p>
          </table:table-cell>
          <table:table-cell table:style-name="ce3" table:formula="of:=[.F643]+[.E644]" office:value-type="float" office:value="2826.14583333333" calcext:value-type="float">
            <text:p>2826,15</text:p>
          </table:table-cell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temlistFragment_6_BuggyGUIListenerOperatorMutator</text:p>
          </table:table-cell>
          <table:table-cell table:style-name="ce1" table:formula="of:=[.D644]+[.B645]" office:value-type="float" office:value="271732" calcext:value-type="float">
            <text:p>271732</text:p>
          </table:table-cell>
          <table:table-cell table:style-name="ce3" table:formula="of:=[.B645]/[.$B$1]" office:value-type="float" office:value="4.39583333333333" calcext:value-type="float">
            <text:p>4,40</text:p>
          </table:table-cell>
          <table:table-cell table:style-name="ce3" table:formula="of:=[.F644]+[.E645]" office:value-type="float" office:value="2830.54166666667" calcext:value-type="float">
            <text:p>2830,54</text:p>
          </table:table-cell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temlistFragment_7_BinaryMutator</text:p>
          </table:table-cell>
          <table:table-cell table:style-name="ce1" table:formula="of:=[.D645]+[.B646]" office:value-type="float" office:value="272154" calcext:value-type="float">
            <text:p>272154</text:p>
          </table:table-cell>
          <table:table-cell table:style-name="ce3" table:formula="of:=[.B646]/[.$B$1]" office:value-type="float" office:value="4.39583333333333" calcext:value-type="float">
            <text:p>4,40</text:p>
          </table:table-cell>
          <table:table-cell table:style-name="ce3" table:formula="of:=[.F645]+[.E646]" office:value-type="float" office:value="2834.9375" calcext:value-type="float">
            <text:p>2834,94</text:p>
          </table:table-cell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PagerFragment_0_InvalidViewFocusOperatorMutator</text:p>
          </table:table-cell>
          <table:table-cell table:style-name="ce1" table:formula="of:=[.D646]+[.B647]" office:value-type="float" office:value="272573" calcext:value-type="float">
            <text:p>272573</text:p>
          </table:table-cell>
          <table:table-cell table:style-name="ce3" table:formula="of:=[.B647]/[.$B$1]" office:value-type="float" office:value="4.36458333333333" calcext:value-type="float">
            <text:p>4,36</text:p>
          </table:table-cell>
          <table:table-cell table:style-name="ce3" table:formula="of:=[.F646]+[.E647]" office:value-type="float" office:value="2839.30208333333" calcext:value-type="float">
            <text:p>2839,30</text:p>
          </table:table-cell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PagerFragment_1_ViewComponentNotVisibleOperatorMutator</text:p>
          </table:table-cell>
          <table:table-cell table:style-name="ce1" table:formula="of:=[.D647]+[.B648]" office:value-type="float" office:value="272994" calcext:value-type="float">
            <text:p>272994</text:p>
          </table:table-cell>
          <table:table-cell table:style-name="ce3" table:formula="of:=[.B648]/[.$B$1]" office:value-type="float" office:value="4.38541666666667" calcext:value-type="float">
            <text:p>4,39</text:p>
          </table:table-cell>
          <table:table-cell table:style-name="ce3" table:formula="of:=[.F647]+[.E648]" office:value-type="float" office:value="2843.6875" calcext:value-type="float">
            <text:p>2843,69</text:p>
          </table:table-cell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PagerFragment_2_BuggyGUIListenerOperatorMutator</text:p>
          </table:table-cell>
          <table:table-cell table:style-name="ce1" table:formula="of:=[.D648]+[.B649]" office:value-type="float" office:value="273413" calcext:value-type="float">
            <text:p>273413</text:p>
          </table:table-cell>
          <table:table-cell table:style-name="ce3" table:formula="of:=[.B649]/[.$B$1]" office:value-type="float" office:value="4.36458333333333" calcext:value-type="float">
            <text:p>4,36</text:p>
          </table:table-cell>
          <table:table-cell table:style-name="ce3" table:formula="of:=[.F648]+[.E649]" office:value-type="float" office:value="2848.05208333333" calcext:value-type="float">
            <text:p>2848,05</text:p>
          </table:table-cell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PagerFragment_3_InvalidViewFocusOperatorMutator</text:p>
          </table:table-cell>
          <table:table-cell table:style-name="ce1" table:formula="of:=[.D649]+[.B650]" office:value-type="float" office:value="273834" calcext:value-type="float">
            <text:p>273834</text:p>
          </table:table-cell>
          <table:table-cell table:style-name="ce3" table:formula="of:=[.B650]/[.$B$1]" office:value-type="float" office:value="4.38541666666667" calcext:value-type="float">
            <text:p>4,39</text:p>
          </table:table-cell>
          <table:table-cell table:style-name="ce3" table:formula="of:=[.F649]+[.E650]" office:value-type="float" office:value="2852.4375" calcext:value-type="float">
            <text:p>2852,44</text:p>
          </table:table-cell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PagerFragment_4_ViewComponentNotVisibleOperatorMutator</text:p>
          </table:table-cell>
          <table:table-cell table:style-name="ce1" table:formula="of:=[.D650]+[.B651]" office:value-type="float" office:value="274252" calcext:value-type="float">
            <text:p>274252</text:p>
          </table:table-cell>
          <table:table-cell table:style-name="ce3" table:formula="of:=[.B651]/[.$B$1]" office:value-type="float" office:value="4.35416666666667" calcext:value-type="float">
            <text:p>4,35</text:p>
          </table:table-cell>
          <table:table-cell table:style-name="ce3" table:formula="of:=[.F650]+[.E651]" office:value-type="float" office:value="2856.79166666667" calcext:value-type="float">
            <text:p>2856,79</text:p>
          </table:table-cell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QueueFragment_0_LengthyGUICreationOperatorMutator</text:p>
          </table:table-cell>
          <table:table-cell table:style-name="ce1" table:formula="of:=[.D651]+[.B652]" office:value-type="float" office:value="274710" calcext:value-type="float">
            <text:p>274710</text:p>
          </table:table-cell>
          <table:table-cell table:style-name="ce3" table:formula="of:=[.B652]/[.$B$1]" office:value-type="float" office:value="4.77083333333333" calcext:value-type="float">
            <text:p>4,77</text:p>
          </table:table-cell>
          <table:table-cell table:style-name="ce3" table:formula="of:=[.F651]+[.E652]" office:value-type="float" office:value="2861.5625" calcext:value-type="float">
            <text:p>2861,56</text:p>
          </table:table-cell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eueFragment_1_BinaryMutator</text:p>
          </table:table-cell>
          <table:table-cell table:style-name="ce1" table:formula="of:=[.D652]+[.B653]" office:value-type="float" office:value="275130" calcext:value-type="float">
            <text:p>275130</text:p>
          </table:table-cell>
          <table:table-cell table:style-name="ce3" table:formula="of:=[.B653]/[.$B$1]" office:value-type="float" office:value="4.375" calcext:value-type="float">
            <text:p>4,38</text:p>
          </table:table-cell>
          <table:table-cell table:style-name="ce3" table:formula="of:=[.F652]+[.E653]" office:value-type="float" office:value="2865.9375" calcext:value-type="float">
            <text:p>2865,94</text:p>
          </table:table-cell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QueueFragment_2_InvalidViewFocusOperatorMutator</text:p>
          </table:table-cell>
          <table:table-cell table:style-name="ce1" table:formula="of:=[.D653]+[.B654]" office:value-type="float" office:value="275547" calcext:value-type="float">
            <text:p>275547</text:p>
          </table:table-cell>
          <table:table-cell table:style-name="ce3" table:formula="of:=[.B654]/[.$B$1]" office:value-type="float" office:value="4.34375" calcext:value-type="float">
            <text:p>4,34</text:p>
          </table:table-cell>
          <table:table-cell table:style-name="ce3" table:formula="of:=[.F653]+[.E654]" office:value-type="float" office:value="2870.28125" calcext:value-type="float">
            <text:p>2870,28</text:p>
          </table:table-cell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QueueFragment_3_ViewComponentNotVisibleOperatorMutator</text:p>
          </table:table-cell>
          <table:table-cell table:style-name="ce1" table:formula="of:=[.D654]+[.B655]" office:value-type="float" office:value="275970" calcext:value-type="float">
            <text:p>275970</text:p>
          </table:table-cell>
          <table:table-cell table:style-name="ce3" table:formula="of:=[.B655]/[.$B$1]" office:value-type="float" office:value="4.40625" calcext:value-type="float">
            <text:p>4,41</text:p>
          </table:table-cell>
          <table:table-cell table:style-name="ce3" table:formula="of:=[.F654]+[.E655]" office:value-type="float" office:value="2874.6875" calcext:value-type="float">
            <text:p>2874,69</text:p>
          </table:table-cell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eueFragment_4_BuggyGUIListenerOperatorMutator</text:p>
          </table:table-cell>
          <table:table-cell table:style-name="ce1" table:formula="of:=[.D655]+[.B656]" office:value-type="float" office:value="276391" calcext:value-type="float">
            <text:p>276391</text:p>
          </table:table-cell>
          <table:table-cell table:style-name="ce3" table:formula="of:=[.B656]/[.$B$1]" office:value-type="float" office:value="4.38541666666667" calcext:value-type="float">
            <text:p>4,39</text:p>
          </table:table-cell>
          <table:table-cell table:style-name="ce3" table:formula="of:=[.F655]+[.E656]" office:value-type="float" office:value="2879.07291666667" calcext:value-type="float">
            <text:p>2879,07</text:p>
          </table:table-cell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eueFragment_5_BinaryMutator</text:p>
          </table:table-cell>
          <table:table-cell table:style-name="ce1" table:formula="of:=[.D656]+[.B657]" office:value-type="float" office:value="276811" calcext:value-type="float">
            <text:p>276811</text:p>
          </table:table-cell>
          <table:table-cell table:style-name="ce3" table:formula="of:=[.B657]/[.$B$1]" office:value-type="float" office:value="4.375" calcext:value-type="float">
            <text:p>4,38</text:p>
          </table:table-cell>
          <table:table-cell table:style-name="ce3" table:formula="of:=[.F656]+[.E657]" office:value-type="float" office:value="2883.44791666667" calcext:value-type="float">
            <text:p>2883,45</text:p>
          </table:table-cell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eueFragment_6_BinaryMutator</text:p>
          </table:table-cell>
          <table:table-cell table:style-name="ce1" table:formula="of:=[.D657]+[.B658]" office:value-type="float" office:value="277232" calcext:value-type="float">
            <text:p>277232</text:p>
          </table:table-cell>
          <table:table-cell table:style-name="ce3" table:formula="of:=[.B658]/[.$B$1]" office:value-type="float" office:value="4.38541666666667" calcext:value-type="float">
            <text:p>4,39</text:p>
          </table:table-cell>
          <table:table-cell table:style-name="ce3" table:formula="of:=[.F657]+[.E658]" office:value-type="float" office:value="2887.83333333333" calcext:value-type="float">
            <text:p>2887,83</text:p>
          </table:table-cell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QueueFragment_7_InvalidViewFocusOperatorMutator</text:p>
          </table:table-cell>
          <table:table-cell table:style-name="ce1" table:formula="of:=[.D658]+[.B659]" office:value-type="float" office:value="277656" calcext:value-type="float">
            <text:p>277656</text:p>
          </table:table-cell>
          <table:table-cell table:style-name="ce3" table:formula="of:=[.B659]/[.$B$1]" office:value-type="float" office:value="4.41666666666667" calcext:value-type="float">
            <text:p>4,42</text:p>
          </table:table-cell>
          <table:table-cell table:style-name="ce3" table:formula="of:=[.F658]+[.E659]" office:value-type="float" office:value="2892.25" calcext:value-type="float">
            <text:p>2892,25</text:p>
          </table:table-cell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QueueFragment_8_ViewComponentNotVisibleOperatorMutator</text:p>
          </table:table-cell>
          <table:table-cell table:style-name="ce1" table:formula="of:=[.D659]+[.B660]" office:value-type="float" office:value="278072" calcext:value-type="float">
            <text:p>278072</text:p>
          </table:table-cell>
          <table:table-cell table:style-name="ce3" table:formula="of:=[.B660]/[.$B$1]" office:value-type="float" office:value="4.33333333333333" calcext:value-type="float">
            <text:p>4,33</text:p>
          </table:table-cell>
          <table:table-cell table:style-name="ce3" table:formula="of:=[.F659]+[.E660]" office:value-type="float" office:value="2896.58333333333" calcext:value-type="float">
            <text:p>2896,58</text:p>
          </table:table-cell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QueueFragment_9_InvalidViewFocusOperatorMutator</text:p>
          </table:table-cell>
          <table:table-cell table:style-name="ce1" table:formula="of:=[.D660]+[.B661]" office:value-type="float" office:value="278503" calcext:value-type="float">
            <text:p>278503</text:p>
          </table:table-cell>
          <table:table-cell table:style-name="ce3" table:formula="of:=[.B661]/[.$B$1]" office:value-type="float" office:value="4.48958333333333" calcext:value-type="float">
            <text:p>4,49</text:p>
          </table:table-cell>
          <table:table-cell table:style-name="ce3" table:formula="of:=[.F660]+[.E661]" office:value-type="float" office:value="2901.07291666667" calcext:value-type="float">
            <text:p>2901,07</text:p>
          </table:table-cell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QueueFragment_10_ViewComponentNotVisibleOperatorMutator</text:p>
          </table:table-cell>
          <table:table-cell table:style-name="ce1" table:formula="of:=[.D661]+[.B662]" office:value-type="float" office:value="278953" calcext:value-type="float">
            <text:p>278953</text:p>
          </table:table-cell>
          <table:table-cell table:style-name="ce3" table:formula="of:=[.B662]/[.$B$1]" office:value-type="float" office:value="4.6875" calcext:value-type="float">
            <text:p>4,69</text:p>
          </table:table-cell>
          <table:table-cell table:style-name="ce3" table:formula="of:=[.F661]+[.E662]" office:value-type="float" office:value="2905.76041666667" calcext:value-type="float">
            <text:p>2905,76</text:p>
          </table:table-cell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QueueFragment_11_InvalidViewFocusOperatorMutator</text:p>
          </table:table-cell>
          <table:table-cell table:style-name="ce1" table:formula="of:=[.D662]+[.B663]" office:value-type="float" office:value="279377" calcext:value-type="float">
            <text:p>279377</text:p>
          </table:table-cell>
          <table:table-cell table:style-name="ce3" table:formula="of:=[.B663]/[.$B$1]" office:value-type="float" office:value="4.41666666666667" calcext:value-type="float">
            <text:p>4,42</text:p>
          </table:table-cell>
          <table:table-cell table:style-name="ce3" table:formula="of:=[.F662]+[.E663]" office:value-type="float" office:value="2910.17708333333" calcext:value-type="float">
            <text:p>2910,18</text:p>
          </table:table-cell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eueFragment_12_ViewComponentNotVisibleOperatorMutator</text:p>
          </table:table-cell>
          <table:table-cell table:style-name="ce1" table:formula="of:=[.D663]+[.B664]" office:value-type="float" office:value="279795" calcext:value-type="float">
            <text:p>279795</text:p>
          </table:table-cell>
          <table:table-cell table:style-name="ce3" table:formula="of:=[.B664]/[.$B$1]" office:value-type="float" office:value="4.35416666666667" calcext:value-type="float">
            <text:p>4,35</text:p>
          </table:table-cell>
          <table:table-cell table:style-name="ce3" table:formula="of:=[.F663]+[.E664]" office:value-type="float" office:value="2914.53125" calcext:value-type="float">
            <text:p>2914,53</text:p>
          </table:table-cell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QueueFragment_13_InvalidViewFocusOperatorMutator</text:p>
          </table:table-cell>
          <table:table-cell table:style-name="ce1" table:formula="of:=[.D664]+[.B665]" office:value-type="float" office:value="280214" calcext:value-type="float">
            <text:p>280214</text:p>
          </table:table-cell>
          <table:table-cell table:style-name="ce3" table:formula="of:=[.B665]/[.$B$1]" office:value-type="float" office:value="4.36458333333333" calcext:value-type="float">
            <text:p>4,36</text:p>
          </table:table-cell>
          <table:table-cell table:style-name="ce3" table:formula="of:=[.F664]+[.E665]" office:value-type="float" office:value="2918.89583333333" calcext:value-type="float">
            <text:p>2918,90</text:p>
          </table:table-cell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eueFragment_14_ViewComponentNotVisibleOperatorMutator</text:p>
          </table:table-cell>
          <table:table-cell table:style-name="ce1" table:formula="of:=[.D665]+[.B666]" office:value-type="float" office:value="280634" calcext:value-type="float">
            <text:p>280634</text:p>
          </table:table-cell>
          <table:table-cell table:style-name="ce3" table:formula="of:=[.B666]/[.$B$1]" office:value-type="float" office:value="4.375" calcext:value-type="float">
            <text:p>4,38</text:p>
          </table:table-cell>
          <table:table-cell table:style-name="ce3" table:formula="of:=[.F665]+[.E666]" office:value-type="float" office:value="2923.27083333333" calcext:value-type="float">
            <text:p>2923,27</text:p>
          </table:table-cell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QueueFragment_15_InvalidViewFocusOperatorMutator</text:p>
          </table:table-cell>
          <table:table-cell table:style-name="ce1" table:formula="of:=[.D666]+[.B667]" office:value-type="float" office:value="281057" calcext:value-type="float">
            <text:p>281057</text:p>
          </table:table-cell>
          <table:table-cell table:style-name="ce3" table:formula="of:=[.B667]/[.$B$1]" office:value-type="float" office:value="4.40625" calcext:value-type="float">
            <text:p>4,41</text:p>
          </table:table-cell>
          <table:table-cell table:style-name="ce3" table:formula="of:=[.F666]+[.E667]" office:value-type="float" office:value="2927.67708333333" calcext:value-type="float">
            <text:p>2927,68</text:p>
          </table:table-cell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eueFragment_16_ViewComponentNotVisibleOperatorMutator</text:p>
          </table:table-cell>
          <table:table-cell table:style-name="ce1" table:formula="of:=[.D667]+[.B668]" office:value-type="float" office:value="281478" calcext:value-type="float">
            <text:p>281478</text:p>
          </table:table-cell>
          <table:table-cell table:style-name="ce3" table:formula="of:=[.B668]/[.$B$1]" office:value-type="float" office:value="4.38541666666667" calcext:value-type="float">
            <text:p>4,39</text:p>
          </table:table-cell>
          <table:table-cell table:style-name="ce3" table:formula="of:=[.F667]+[.E668]" office:value-type="float" office:value="2932.0625" calcext:value-type="float">
            <text:p>2932,06</text:p>
          </table:table-cell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eueFragment_17_InvalidViewFocusOperatorMutator</text:p>
          </table:table-cell>
          <table:table-cell table:style-name="ce1" table:formula="of:=[.D668]+[.B669]" office:value-type="float" office:value="281899" calcext:value-type="float">
            <text:p>281899</text:p>
          </table:table-cell>
          <table:table-cell table:style-name="ce3" table:formula="of:=[.B669]/[.$B$1]" office:value-type="float" office:value="4.38541666666667" calcext:value-type="float">
            <text:p>4,39</text:p>
          </table:table-cell>
          <table:table-cell table:style-name="ce3" table:formula="of:=[.F668]+[.E669]" office:value-type="float" office:value="2936.44791666667" calcext:value-type="float">
            <text:p>2936,45</text:p>
          </table:table-cell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eueFragment_18_ViewComponentNotVisibleOperatorMutator</text:p>
          </table:table-cell>
          <table:table-cell table:style-name="ce1" table:formula="of:=[.D669]+[.B670]" office:value-type="float" office:value="282320" calcext:value-type="float">
            <text:p>282320</text:p>
          </table:table-cell>
          <table:table-cell table:style-name="ce3" table:formula="of:=[.B670]/[.$B$1]" office:value-type="float" office:value="4.38541666666667" calcext:value-type="float">
            <text:p>4,39</text:p>
          </table:table-cell>
          <table:table-cell table:style-name="ce3" table:formula="of:=[.F669]+[.E670]" office:value-type="float" office:value="2940.83333333333" calcext:value-type="float">
            <text:p>2940,83</text:p>
          </table:table-cell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eueFragment_19_BinaryMutator</text:p>
          </table:table-cell>
          <table:table-cell table:style-name="ce1" table:formula="of:=[.D670]+[.B671]" office:value-type="float" office:value="282738" calcext:value-type="float">
            <text:p>282738</text:p>
          </table:table-cell>
          <table:table-cell table:style-name="ce3" table:formula="of:=[.B671]/[.$B$1]" office:value-type="float" office:value="4.35416666666667" calcext:value-type="float">
            <text:p>4,35</text:p>
          </table:table-cell>
          <table:table-cell table:style-name="ce3" table:formula="of:=[.F670]+[.E671]" office:value-type="float" office:value="2945.1875" calcext:value-type="float">
            <text:p>2945,19</text:p>
          </table:table-cell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eueFragment_20_BinaryMutator</text:p>
          </table:table-cell>
          <table:table-cell table:style-name="ce1" table:formula="of:=[.D671]+[.B672]" office:value-type="float" office:value="283159" calcext:value-type="float">
            <text:p>283159</text:p>
          </table:table-cell>
          <table:table-cell table:style-name="ce3" table:formula="of:=[.B672]/[.$B$1]" office:value-type="float" office:value="4.38541666666667" calcext:value-type="float">
            <text:p>4,39</text:p>
          </table:table-cell>
          <table:table-cell table:style-name="ce3" table:formula="of:=[.F671]+[.E672]" office:value-type="float" office:value="2949.57291666667" calcext:value-type="float">
            <text:p>2949,57</text:p>
          </table:table-cell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SettingsFragment_0_InvalidViewFocusOperatorMutator</text:p>
          </table:table-cell>
          <table:table-cell table:style-name="ce1" table:formula="of:=[.D672]+[.B673]" office:value-type="float" office:value="283578" calcext:value-type="float">
            <text:p>283578</text:p>
          </table:table-cell>
          <table:table-cell table:style-name="ce3" table:formula="of:=[.B673]/[.$B$1]" office:value-type="float" office:value="4.36458333333333" calcext:value-type="float">
            <text:p>4,36</text:p>
          </table:table-cell>
          <table:table-cell table:style-name="ce3" table:formula="of:=[.F672]+[.E673]" office:value-type="float" office:value="2953.9375" calcext:value-type="float">
            <text:p>2953,94</text:p>
          </table:table-cell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SettingsFragment_1_ViewComponentNotVisibleOperatorMutator</text:p>
          </table:table-cell>
          <table:table-cell table:style-name="ce1" table:formula="of:=[.D673]+[.B674]" office:value-type="float" office:value="284000" calcext:value-type="float">
            <text:p>284000</text:p>
          </table:table-cell>
          <table:table-cell table:style-name="ce3" table:formula="of:=[.B674]/[.$B$1]" office:value-type="float" office:value="4.39583333333333" calcext:value-type="float">
            <text:p>4,40</text:p>
          </table:table-cell>
          <table:table-cell table:style-name="ce3" table:formula="of:=[.F673]+[.E674]" office:value-type="float" office:value="2958.33333333333" calcext:value-type="float">
            <text:p>2958,33</text:p>
          </table:table-cell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SettingsFragment_2_BuggyGUIListenerOperatorMutator</text:p>
          </table:table-cell>
          <table:table-cell table:style-name="ce1" table:formula="of:=[.D674]+[.B675]" office:value-type="float" office:value="284419" calcext:value-type="float">
            <text:p>284419</text:p>
          </table:table-cell>
          <table:table-cell table:style-name="ce3" table:formula="of:=[.B675]/[.$B$1]" office:value-type="float" office:value="4.36458333333333" calcext:value-type="float">
            <text:p>4,36</text:p>
          </table:table-cell>
          <table:table-cell table:style-name="ce3" table:formula="of:=[.F674]+[.E675]" office:value-type="float" office:value="2962.69791666667" calcext:value-type="float">
            <text:p>2962,70</text:p>
          </table:table-cell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SettingsFragment_3_InvalidKeyIntentOperatorMutator</text:p>
          </table:table-cell>
          <table:table-cell table:style-name="ce1" table:formula="of:=[.D675]+[.B676]" office:value-type="float" office:value="284836" calcext:value-type="float">
            <text:p>284836</text:p>
          </table:table-cell>
          <table:table-cell table:style-name="ce3" table:formula="of:=[.B676]/[.$B$1]" office:value-type="float" office:value="4.34375" calcext:value-type="float">
            <text:p>4,34</text:p>
          </table:table-cell>
          <table:table-cell table:style-name="ce3" table:formula="of:=[.F675]+[.E676]" office:value-type="float" office:value="2967.04166666667" calcext:value-type="float">
            <text:p>2967,04</text:p>
          </table:table-cell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FeedSettingsFragment_4_RandomActionIntentDefinitionOperatorMutator</text:p>
          </table:table-cell>
          <table:table-cell table:style-name="ce1" table:formula="of:=[.D676]+[.B677]" office:value-type="float" office:value="285251" calcext:value-type="float">
            <text:p>285251</text:p>
          </table:table-cell>
          <table:table-cell table:style-name="ce3" table:formula="of:=[.B677]/[.$B$1]" office:value-type="float" office:value="4.32291666666667" calcext:value-type="float">
            <text:p>4,32</text:p>
          </table:table-cell>
          <table:table-cell table:style-name="ce3" table:formula="of:=[.F676]+[.E677]" office:value-type="float" office:value="2971.36458333333" calcext:value-type="float">
            <text:p>2971,36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FeedSettingsFragment_5_RandomActionIntentDefinitionOperatorMutator</text:p>
          </table:table-cell>
          <table:table-cell table:style-name="ce1" table:formula="of:=[.D677]+[.B678]" office:value-type="float" office:value="285672" calcext:value-type="float">
            <text:p>285672</text:p>
          </table:table-cell>
          <table:table-cell table:style-name="ce3" table:formula="of:=[.B678]/[.$B$1]" office:value-type="float" office:value="4.38541666666667" calcext:value-type="float">
            <text:p>4,39</text:p>
          </table:table-cell>
          <table:table-cell table:style-name="ce3" table:formula="of:=[.F677]+[.E678]" office:value-type="float" office:value="2975.75" calcext:value-type="float">
            <text:p>2975,75</text:p>
          </table:table-cell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SettingsFragment_6_BuggyGUIListenerOperatorMutator</text:p>
          </table:table-cell>
          <table:table-cell table:style-name="ce1" table:formula="of:=[.D678]+[.B679]" office:value-type="float" office:value="286089" calcext:value-type="float">
            <text:p>286089</text:p>
          </table:table-cell>
          <table:table-cell table:style-name="ce3" table:formula="of:=[.B679]/[.$B$1]" office:value-type="float" office:value="4.34375" calcext:value-type="float">
            <text:p>4,34</text:p>
          </table:table-cell>
          <table:table-cell table:style-name="ce3" table:formula="of:=[.F678]+[.E679]" office:value-type="float" office:value="2980.09375" calcext:value-type="float">
            <text:p>2980,09</text:p>
          </table:table-cell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QuickFeedDiscoveryFragment_0_InvalidViewFocusOperatorMutator</text:p>
          </table:table-cell>
          <table:table-cell table:style-name="ce1" table:formula="of:=[.D679]+[.B680]" office:value-type="float" office:value="286511" calcext:value-type="float">
            <text:p>286511</text:p>
          </table:table-cell>
          <table:table-cell table:style-name="ce3" table:formula="of:=[.B680]/[.$B$1]" office:value-type="float" office:value="4.39583333333333" calcext:value-type="float">
            <text:p>4,40</text:p>
          </table:table-cell>
          <table:table-cell table:style-name="ce3" table:formula="of:=[.F679]+[.E680]" office:value-type="float" office:value="2984.48958333333" calcext:value-type="float">
            <text:p>2984,49</text:p>
          </table:table-cell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QuickFeedDiscoveryFragment_1_ViewComponentNotVisibleOperatorMutator</text:p>
          </table:table-cell>
          <table:table-cell table:style-name="ce1" table:formula="of:=[.D680]+[.B681]" office:value-type="float" office:value="286933" calcext:value-type="float">
            <text:p>286933</text:p>
          </table:table-cell>
          <table:table-cell table:style-name="ce3" table:formula="of:=[.B681]/[.$B$1]" office:value-type="float" office:value="4.39583333333333" calcext:value-type="float">
            <text:p>4,40</text:p>
          </table:table-cell>
          <table:table-cell table:style-name="ce3" table:formula="of:=[.F680]+[.E681]" office:value-type="float" office:value="2988.88541666667" calcext:value-type="float">
            <text:p>2988,89</text:p>
          </table:table-cell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QuickFeedDiscoveryFragment_2_BuggyGUIListenerOperatorMutator</text:p>
          </table:table-cell>
          <table:table-cell table:style-name="ce1" table:formula="of:=[.D681]+[.B682]" office:value-type="float" office:value="287352" calcext:value-type="float">
            <text:p>287352</text:p>
          </table:table-cell>
          <table:table-cell table:style-name="ce3" table:formula="of:=[.B682]/[.$B$1]" office:value-type="float" office:value="4.36458333333333" calcext:value-type="float">
            <text:p>4,36</text:p>
          </table:table-cell>
          <table:table-cell table:style-name="ce3" table:formula="of:=[.F681]+[.E682]" office:value-type="float" office:value="2993.25" calcext:value-type="float">
            <text:p>2993,25</text:p>
          </table:table-cell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ickFeedDiscoveryFragment_3_InvalidViewFocusOperatorMutator</text:p>
          </table:table-cell>
          <table:table-cell table:style-name="ce1" table:formula="of:=[.D682]+[.B683]" office:value-type="float" office:value="287772" calcext:value-type="float">
            <text:p>287772</text:p>
          </table:table-cell>
          <table:table-cell table:style-name="ce3" table:formula="of:=[.B683]/[.$B$1]" office:value-type="float" office:value="4.375" calcext:value-type="float">
            <text:p>4,38</text:p>
          </table:table-cell>
          <table:table-cell table:style-name="ce3" table:formula="of:=[.F682]+[.E683]" office:value-type="float" office:value="2997.625" calcext:value-type="float">
            <text:p>2997,63</text:p>
          </table:table-cell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QuickFeedDiscoveryFragment_4_ViewComponentNotVisibleOperatorMutator</text:p>
          </table:table-cell>
          <table:table-cell table:style-name="ce1" table:formula="of:=[.D683]+[.B684]" office:value-type="float" office:value="288189" calcext:value-type="float">
            <text:p>288189</text:p>
          </table:table-cell>
          <table:table-cell table:style-name="ce3" table:formula="of:=[.B684]/[.$B$1]" office:value-type="float" office:value="4.34375" calcext:value-type="float">
            <text:p>4,34</text:p>
          </table:table-cell>
          <table:table-cell table:style-name="ce3" table:formula="of:=[.F683]+[.E684]" office:value-type="float" office:value="3001.96875" calcext:value-type="float">
            <text:p>3001,97</text:p>
          </table:table-cell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QuickFeedDiscoveryFragment_5_InvalidViewFocusOperatorMutator</text:p>
          </table:table-cell>
          <table:table-cell table:style-name="ce1" table:formula="of:=[.D684]+[.B685]" office:value-type="float" office:value="288610" calcext:value-type="float">
            <text:p>288610</text:p>
          </table:table-cell>
          <table:table-cell table:style-name="ce3" table:formula="of:=[.B685]/[.$B$1]" office:value-type="float" office:value="4.38541666666667" calcext:value-type="float">
            <text:p>4,39</text:p>
          </table:table-cell>
          <table:table-cell table:style-name="ce3" table:formula="of:=[.F684]+[.E685]" office:value-type="float" office:value="3006.35416666667" calcext:value-type="float">
            <text:p>3006,35</text:p>
          </table:table-cell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ickFeedDiscoveryFragment_6_ViewComponentNotVisibleOperatorMutator</text:p>
          </table:table-cell>
          <table:table-cell table:style-name="ce1" table:formula="of:=[.D685]+[.B686]" office:value-type="float" office:value="289028" calcext:value-type="float">
            <text:p>289028</text:p>
          </table:table-cell>
          <table:table-cell table:style-name="ce3" table:formula="of:=[.B686]/[.$B$1]" office:value-type="float" office:value="4.35416666666667" calcext:value-type="float">
            <text:p>4,35</text:p>
          </table:table-cell>
          <table:table-cell table:style-name="ce3" table:formula="of:=[.F685]+[.E686]" office:value-type="float" office:value="3010.70833333333" calcext:value-type="float">
            <text:p>3010,71</text:p>
          </table:table-cell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ickFeedDiscoveryFragment_7_InvalidViewFocusOperatorMutator</text:p>
          </table:table-cell>
          <table:table-cell table:style-name="ce1" table:formula="of:=[.D686]+[.B687]" office:value-type="float" office:value="289446" calcext:value-type="float">
            <text:p>289446</text:p>
          </table:table-cell>
          <table:table-cell table:style-name="ce3" table:formula="of:=[.B687]/[.$B$1]" office:value-type="float" office:value="4.35416666666667" calcext:value-type="float">
            <text:p>4,35</text:p>
          </table:table-cell>
          <table:table-cell table:style-name="ce3" table:formula="of:=[.F686]+[.E687]" office:value-type="float" office:value="3015.0625" calcext:value-type="float">
            <text:p>3015,06</text:p>
          </table:table-cell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ickFeedDiscoveryFragment_8_ViewComponentNotVisibleOperatorMutator</text:p>
          </table:table-cell>
          <table:table-cell table:style-name="ce1" table:formula="of:=[.D687]+[.B688]" office:value-type="float" office:value="289864" calcext:value-type="float">
            <text:p>289864</text:p>
          </table:table-cell>
          <table:table-cell table:style-name="ce3" table:formula="of:=[.B688]/[.$B$1]" office:value-type="float" office:value="4.35416666666667" calcext:value-type="float">
            <text:p>4,35</text:p>
          </table:table-cell>
          <table:table-cell table:style-name="ce3" table:formula="of:=[.F687]+[.E688]" office:value-type="float" office:value="3019.41666666667" calcext:value-type="float">
            <text:p>3019,42</text:p>
          </table:table-cell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QuickFeedDiscoveryFragment_9_InvalidViewFocusOperatorMutator</text:p>
          </table:table-cell>
          <table:table-cell table:style-name="ce1" table:formula="of:=[.D688]+[.B689]" office:value-type="float" office:value="290287" calcext:value-type="float">
            <text:p>290287</text:p>
          </table:table-cell>
          <table:table-cell table:style-name="ce3" table:formula="of:=[.B689]/[.$B$1]" office:value-type="float" office:value="4.40625" calcext:value-type="float">
            <text:p>4,41</text:p>
          </table:table-cell>
          <table:table-cell table:style-name="ce3" table:formula="of:=[.F688]+[.E689]" office:value-type="float" office:value="3023.82291666667" calcext:value-type="float">
            <text:p>3023,82</text:p>
          </table:table-cell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QuickFeedDiscoveryFragment_10_ViewComponentNotVisibleOperatorMutator</text:p>
          </table:table-cell>
          <table:table-cell table:style-name="ce1" table:formula="of:=[.D689]+[.B690]" office:value-type="float" office:value="290710" calcext:value-type="float">
            <text:p>290710</text:p>
          </table:table-cell>
          <table:table-cell table:style-name="ce3" table:formula="of:=[.B690]/[.$B$1]" office:value-type="float" office:value="4.40625" calcext:value-type="float">
            <text:p>4,41</text:p>
          </table:table-cell>
          <table:table-cell table:style-name="ce3" table:formula="of:=[.F689]+[.E690]" office:value-type="float" office:value="3028.22916666667" calcext:value-type="float">
            <text:p>3028,23</text:p>
          </table:table-cell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ickFeedDiscoveryFragment_11_InvalidViewFocusOperatorMutator</text:p>
          </table:table-cell>
          <table:table-cell table:style-name="ce1" table:formula="of:=[.D690]+[.B691]" office:value-type="float" office:value="291128" calcext:value-type="float">
            <text:p>291128</text:p>
          </table:table-cell>
          <table:table-cell table:style-name="ce3" table:formula="of:=[.B691]/[.$B$1]" office:value-type="float" office:value="4.35416666666667" calcext:value-type="float">
            <text:p>4,35</text:p>
          </table:table-cell>
          <table:table-cell table:style-name="ce3" table:formula="of:=[.F690]+[.E691]" office:value-type="float" office:value="3032.58333333333" calcext:value-type="float">
            <text:p>3032,58</text:p>
          </table:table-cell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QuickFeedDiscoveryFragment_12_ViewComponentNotVisibleOperatorMutator</text:p>
          </table:table-cell>
          <table:table-cell table:style-name="ce1" table:formula="of:=[.D691]+[.B692]" office:value-type="float" office:value="291546" calcext:value-type="float">
            <text:p>291546</text:p>
          </table:table-cell>
          <table:table-cell table:style-name="ce3" table:formula="of:=[.B692]/[.$B$1]" office:value-type="float" office:value="4.35416666666667" calcext:value-type="float">
            <text:p>4,35</text:p>
          </table:table-cell>
          <table:table-cell table:style-name="ce3" table:formula="of:=[.F691]+[.E692]" office:value-type="float" office:value="3036.9375" calcext:value-type="float">
            <text:p>3036,94</text:p>
          </table:table-cell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ickFeedDiscoveryFragment_13_BinaryMutator</text:p>
          </table:table-cell>
          <table:table-cell table:style-name="ce1" table:formula="of:=[.D692]+[.B693]" office:value-type="float" office:value="291966" calcext:value-type="float">
            <text:p>291966</text:p>
          </table:table-cell>
          <table:table-cell table:style-name="ce3" table:formula="of:=[.B693]/[.$B$1]" office:value-type="float" office:value="4.375" calcext:value-type="float">
            <text:p>4,38</text:p>
          </table:table-cell>
          <table:table-cell table:style-name="ce3" table:formula="of:=[.F692]+[.E693]" office:value-type="float" office:value="3041.3125" calcext:value-type="float">
            <text:p>3041,31</text:p>
          </table:table-cell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ickFeedDiscoveryFragment_14_BuggyGUIListenerOperatorMutator</text:p>
          </table:table-cell>
          <table:table-cell table:style-name="ce1" table:formula="of:=[.D693]+[.B694]" office:value-type="float" office:value="292386" calcext:value-type="float">
            <text:p>292386</text:p>
          </table:table-cell>
          <table:table-cell table:style-name="ce3" table:formula="of:=[.B694]/[.$B$1]" office:value-type="float" office:value="4.375" calcext:value-type="float">
            <text:p>4,38</text:p>
          </table:table-cell>
          <table:table-cell table:style-name="ce3" table:formula="of:=[.F693]+[.E694]" office:value-type="float" office:value="3045.6875" calcext:value-type="float">
            <text:p>3045,69</text:p>
          </table:table-cell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QuickFeedDiscoveryFragment_15_BuggyGUIListenerOperatorMutator</text:p>
          </table:table-cell>
          <table:table-cell table:style-name="ce1" table:formula="of:=[.D694]+[.B695]" office:value-type="float" office:value="292843" calcext:value-type="float">
            <text:p>292843</text:p>
          </table:table-cell>
          <table:table-cell table:style-name="ce3" table:formula="of:=[.B695]/[.$B$1]" office:value-type="float" office:value="4.76041666666667" calcext:value-type="float">
            <text:p>4,76</text:p>
          </table:table-cell>
          <table:table-cell table:style-name="ce3" table:formula="of:=[.F694]+[.E695]" office:value-type="float" office:value="3050.44791666667" calcext:value-type="float">
            <text:p>3050,45</text:p>
          </table:table-cell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QuickFeedDiscoveryFragment_16_NullIntentOperatorMutator</text:p>
          </table:table-cell>
          <table:table-cell table:style-name="ce1" table:formula="of:=[.D695]+[.B696]" office:value-type="float" office:value="293266" calcext:value-type="float">
            <text:p>293266</text:p>
          </table:table-cell>
          <table:table-cell table:style-name="ce3" table:formula="of:=[.B696]/[.$B$1]" office:value-type="float" office:value="4.40625" calcext:value-type="float">
            <text:p>4,41</text:p>
          </table:table-cell>
          <table:table-cell table:style-name="ce3" table:formula="of:=[.F695]+[.E696]" office:value-type="float" office:value="3054.85416666667" calcext:value-type="float">
            <text:p>3054,85</text:p>
          </table:table-cell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QuickFeedDiscoveryFragment_17_InvalidKeyIntentOperatorMutator</text:p>
          </table:table-cell>
          <table:table-cell table:style-name="ce1" table:formula="of:=[.D696]+[.B697]" office:value-type="float" office:value="293685" calcext:value-type="float">
            <text:p>293685</text:p>
          </table:table-cell>
          <table:table-cell table:style-name="ce3" table:formula="of:=[.B697]/[.$B$1]" office:value-type="float" office:value="4.36458333333333" calcext:value-type="float">
            <text:p>4,36</text:p>
          </table:table-cell>
          <table:table-cell table:style-name="ce3" table:formula="of:=[.F696]+[.E697]" office:value-type="float" office:value="3059.21875" calcext:value-type="float">
            <text:p>3059,22</text:p>
          </table:table-cell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ickFeedDiscoveryFragment_18_RandomActionIntentDefinitionOperatorMutator</text:p>
          </table:table-cell>
          <table:table-cell table:style-name="ce1" table:formula="of:=[.D697]+[.B698]" office:value-type="float" office:value="294105" calcext:value-type="float">
            <text:p>294105</text:p>
          </table:table-cell>
          <table:table-cell table:style-name="ce3" table:formula="of:=[.B698]/[.$B$1]" office:value-type="float" office:value="4.375" calcext:value-type="float">
            <text:p>4,38</text:p>
          </table:table-cell>
          <table:table-cell table:style-name="ce3" table:formula="of:=[.F697]+[.E698]" office:value-type="float" office:value="3063.59375" calcext:value-type="float">
            <text:p>3063,59</text:p>
          </table:table-cell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QuickFeedDiscoveryFragment_19_NullValueIntentPutExtraOperatorMutator</text:p>
          </table:table-cell>
          <table:table-cell table:style-name="ce1" table:formula="of:=[.D698]+[.B699]" office:value-type="float" office:value="294528" calcext:value-type="float">
            <text:p>294528</text:p>
          </table:table-cell>
          <table:table-cell table:style-name="ce3" table:formula="of:=[.B699]/[.$B$1]" office:value-type="float" office:value="4.40625" calcext:value-type="float">
            <text:p>4,41</text:p>
          </table:table-cell>
          <table:table-cell table:style-name="ce3" table:formula="of:=[.F698]+[.E699]" office:value-type="float" office:value="3068" calcext:value-type="float">
            <text:p>3068,00</text:p>
          </table:table-cell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QuickFeedDiscoveryFragment_20_IntentPayloadReplacementOperatorMutator</text:p>
          </table:table-cell>
          <table:table-cell table:style-name="ce1" table:formula="of:=[.D699]+[.B700]" office:value-type="float" office:value="294948" calcext:value-type="float">
            <text:p>294948</text:p>
          </table:table-cell>
          <table:table-cell table:style-name="ce3" table:formula="of:=[.B700]/[.$B$1]" office:value-type="float" office:value="4.375" calcext:value-type="float">
            <text:p>4,38</text:p>
          </table:table-cell>
          <table:table-cell table:style-name="ce3" table:formula="of:=[.F699]+[.E700]" office:value-type="float" office:value="3072.375" calcext:value-type="float">
            <text:p>3072,38</text:p>
          </table:table-cell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QuickFeedDiscoveryFragment_21_RandomActionIntentDefinitionOperatorMutator</text:p>
          </table:table-cell>
          <table:table-cell table:style-name="ce1" table:formula="of:=[.D700]+[.B701]" office:value-type="float" office:value="295370" calcext:value-type="float">
            <text:p>295370</text:p>
          </table:table-cell>
          <table:table-cell table:style-name="ce3" table:formula="of:=[.B701]/[.$B$1]" office:value-type="float" office:value="4.39583333333333" calcext:value-type="float">
            <text:p>4,40</text:p>
          </table:table-cell>
          <table:table-cell table:style-name="ce3" table:formula="of:=[.F700]+[.E701]" office:value-type="float" office:value="3076.77083333333" calcext:value-type="float">
            <text:p>3076,77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xternalPlayerFragment_0_InvalidViewFocusOperatorMutator</text:p>
          </table:table-cell>
          <table:table-cell table:style-name="ce1" table:formula="of:=[.D701]+[.B702]" office:value-type="float" office:value="295790" calcext:value-type="float">
            <text:p>295790</text:p>
          </table:table-cell>
          <table:table-cell table:style-name="ce3" table:formula="of:=[.B702]/[.$B$1]" office:value-type="float" office:value="4.375" calcext:value-type="float">
            <text:p>4,38</text:p>
          </table:table-cell>
          <table:table-cell table:style-name="ce3" table:formula="of:=[.F701]+[.E702]" office:value-type="float" office:value="3081.14583333333" calcext:value-type="float">
            <text:p>3081,15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xternalPlayerFragment_1_ViewComponentNotVisibleOperatorMutator</text:p>
          </table:table-cell>
          <table:table-cell table:style-name="ce1" table:formula="of:=[.D702]+[.B703]" office:value-type="float" office:value="296212" calcext:value-type="float">
            <text:p>296212</text:p>
          </table:table-cell>
          <table:table-cell table:style-name="ce3" table:formula="of:=[.B703]/[.$B$1]" office:value-type="float" office:value="4.39583333333333" calcext:value-type="float">
            <text:p>4,40</text:p>
          </table:table-cell>
          <table:table-cell table:style-name="ce3" table:formula="of:=[.F702]+[.E703]" office:value-type="float" office:value="3085.54166666667" calcext:value-type="float">
            <text:p>3085,54</text:p>
          </table:table-cell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xternalPlayerFragment_2_InvalidViewFocusOperatorMutator</text:p>
          </table:table-cell>
          <table:table-cell table:style-name="ce1" table:formula="of:=[.D703]+[.B704]" office:value-type="float" office:value="296633" calcext:value-type="float">
            <text:p>296633</text:p>
          </table:table-cell>
          <table:table-cell table:style-name="ce3" table:formula="of:=[.B704]/[.$B$1]" office:value-type="float" office:value="4.38541666666667" calcext:value-type="float">
            <text:p>4,39</text:p>
          </table:table-cell>
          <table:table-cell table:style-name="ce3" table:formula="of:=[.F703]+[.E704]" office:value-type="float" office:value="3089.92708333333" calcext:value-type="float">
            <text:p>3089,93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ExternalPlayerFragment_3_ViewComponentNotVisibleOperatorMutator</text:p>
          </table:table-cell>
          <table:table-cell table:style-name="ce1" table:formula="of:=[.D704]+[.B705]" office:value-type="float" office:value="297058" calcext:value-type="float">
            <text:p>297058</text:p>
          </table:table-cell>
          <table:table-cell table:style-name="ce3" table:formula="of:=[.B705]/[.$B$1]" office:value-type="float" office:value="4.42708333333333" calcext:value-type="float">
            <text:p>4,43</text:p>
          </table:table-cell>
          <table:table-cell table:style-name="ce3" table:formula="of:=[.F704]+[.E705]" office:value-type="float" office:value="3094.35416666667" calcext:value-type="float">
            <text:p>3094,35</text:p>
          </table:table-cell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xternalPlayerFragment_4_InvalidViewFocusOperatorMutator</text:p>
          </table:table-cell>
          <table:table-cell table:style-name="ce1" table:formula="of:=[.D705]+[.B706]" office:value-type="float" office:value="297479" calcext:value-type="float">
            <text:p>297479</text:p>
          </table:table-cell>
          <table:table-cell table:style-name="ce3" table:formula="of:=[.B706]/[.$B$1]" office:value-type="float" office:value="4.38541666666667" calcext:value-type="float">
            <text:p>4,39</text:p>
          </table:table-cell>
          <table:table-cell table:style-name="ce3" table:formula="of:=[.F705]+[.E706]" office:value-type="float" office:value="3098.73958333333" calcext:value-type="float">
            <text:p>3098,74</text:p>
          </table:table-cell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xternalPlayerFragment_5_ViewComponentNotVisibleOperatorMutator</text:p>
          </table:table-cell>
          <table:table-cell table:style-name="ce1" table:formula="of:=[.D706]+[.B707]" office:value-type="float" office:value="297901" calcext:value-type="float">
            <text:p>297901</text:p>
          </table:table-cell>
          <table:table-cell table:style-name="ce3" table:formula="of:=[.B707]/[.$B$1]" office:value-type="float" office:value="4.39583333333333" calcext:value-type="float">
            <text:p>4,40</text:p>
          </table:table-cell>
          <table:table-cell table:style-name="ce3" table:formula="of:=[.F706]+[.E707]" office:value-type="float" office:value="3103.13541666667" calcext:value-type="float">
            <text:p>3103,14</text:p>
          </table:table-cell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xternalPlayerFragment_6_InvalidViewFocusOperatorMutator</text:p>
          </table:table-cell>
          <table:table-cell table:style-name="ce1" table:formula="of:=[.D707]+[.B708]" office:value-type="float" office:value="298322" calcext:value-type="float">
            <text:p>298322</text:p>
          </table:table-cell>
          <table:table-cell table:style-name="ce3" table:formula="of:=[.B708]/[.$B$1]" office:value-type="float" office:value="4.38541666666667" calcext:value-type="float">
            <text:p>4,39</text:p>
          </table:table-cell>
          <table:table-cell table:style-name="ce3" table:formula="of:=[.F707]+[.E708]" office:value-type="float" office:value="3107.52083333333" calcext:value-type="float">
            <text:p>3107,52</text:p>
          </table:table-cell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xternalPlayerFragment_7_ViewComponentNotVisibleOperatorMutator</text:p>
          </table:table-cell>
          <table:table-cell table:style-name="ce1" table:formula="of:=[.D708]+[.B709]" office:value-type="float" office:value="298742" calcext:value-type="float">
            <text:p>298742</text:p>
          </table:table-cell>
          <table:table-cell table:style-name="ce3" table:formula="of:=[.B709]/[.$B$1]" office:value-type="float" office:value="4.375" calcext:value-type="float">
            <text:p>4,38</text:p>
          </table:table-cell>
          <table:table-cell table:style-name="ce3" table:formula="of:=[.F708]+[.E709]" office:value-type="float" office:value="3111.89583333333" calcext:value-type="float">
            <text:p>3111,90</text:p>
          </table:table-cell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xternalPlayerFragment_8_InvalidViewFocusOperatorMutator</text:p>
          </table:table-cell>
          <table:table-cell table:style-name="ce1" table:formula="of:=[.D709]+[.B710]" office:value-type="float" office:value="299164" calcext:value-type="float">
            <text:p>299164</text:p>
          </table:table-cell>
          <table:table-cell table:style-name="ce3" table:formula="of:=[.B710]/[.$B$1]" office:value-type="float" office:value="4.39583333333333" calcext:value-type="float">
            <text:p>4,40</text:p>
          </table:table-cell>
          <table:table-cell table:style-name="ce3" table:formula="of:=[.F709]+[.E710]" office:value-type="float" office:value="3116.29166666667" calcext:value-type="float">
            <text:p>3116,29</text:p>
          </table:table-cell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xternalPlayerFragment_9_ViewComponentNotVisibleOperatorMutator</text:p>
          </table:table-cell>
          <table:table-cell table:style-name="ce1" table:formula="of:=[.D710]+[.B711]" office:value-type="float" office:value="299584" calcext:value-type="float">
            <text:p>299584</text:p>
          </table:table-cell>
          <table:table-cell table:style-name="ce3" table:formula="of:=[.B711]/[.$B$1]" office:value-type="float" office:value="4.375" calcext:value-type="float">
            <text:p>4,38</text:p>
          </table:table-cell>
          <table:table-cell table:style-name="ce3" table:formula="of:=[.F710]+[.E711]" office:value-type="float" office:value="3120.66666666667" calcext:value-type="float">
            <text:p>3120,67</text:p>
          </table:table-cell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xternalPlayerFragment_10_BuggyGUIListenerOperatorMutator</text:p>
          </table:table-cell>
          <table:table-cell table:style-name="ce1" table:formula="of:=[.D711]+[.B712]" office:value-type="float" office:value="300007" calcext:value-type="float">
            <text:p>300007</text:p>
          </table:table-cell>
          <table:table-cell table:style-name="ce3" table:formula="of:=[.B712]/[.$B$1]" office:value-type="float" office:value="4.40625" calcext:value-type="float">
            <text:p>4,41</text:p>
          </table:table-cell>
          <table:table-cell table:style-name="ce3" table:formula="of:=[.F711]+[.E712]" office:value-type="float" office:value="3125.07291666667" calcext:value-type="float">
            <text:p>3125,07</text:p>
          </table:table-cell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xternalPlayerFragment_11_RandomActionIntentDefinitionOperatorMutator</text:p>
          </table:table-cell>
          <table:table-cell table:style-name="ce1" table:formula="of:=[.D712]+[.B713]" office:value-type="float" office:value="300429" calcext:value-type="float">
            <text:p>300429</text:p>
          </table:table-cell>
          <table:table-cell table:style-name="ce3" table:formula="of:=[.B713]/[.$B$1]" office:value-type="float" office:value="4.39583333333333" calcext:value-type="float">
            <text:p>4,40</text:p>
          </table:table-cell>
          <table:table-cell table:style-name="ce3" table:formula="of:=[.F712]+[.E713]" office:value-type="float" office:value="3129.46875" calcext:value-type="float">
            <text:p>3129,47</text:p>
          </table:table-cell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xternalPlayerFragment_12_BuggyGUIListenerOperatorMutator</text:p>
          </table:table-cell>
          <table:table-cell table:style-name="ce1" table:formula="of:=[.D713]+[.B714]" office:value-type="float" office:value="300851" calcext:value-type="float">
            <text:p>300851</text:p>
          </table:table-cell>
          <table:table-cell table:style-name="ce3" table:formula="of:=[.B714]/[.$B$1]" office:value-type="float" office:value="4.39583333333333" calcext:value-type="float">
            <text:p>4,40</text:p>
          </table:table-cell>
          <table:table-cell table:style-name="ce3" table:formula="of:=[.F713]+[.E714]" office:value-type="float" office:value="3133.86458333333" calcext:value-type="float">
            <text:p>3133,86</text:p>
          </table:table-cell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xternalPlayerFragment_13_BinaryMutator</text:p>
          </table:table-cell>
          <table:table-cell table:style-name="ce1" table:formula="of:=[.D714]+[.B715]" office:value-type="float" office:value="301273" calcext:value-type="float">
            <text:p>301273</text:p>
          </table:table-cell>
          <table:table-cell table:style-name="ce3" table:formula="of:=[.B715]/[.$B$1]" office:value-type="float" office:value="4.39583333333333" calcext:value-type="float">
            <text:p>4,40</text:p>
          </table:table-cell>
          <table:table-cell table:style-name="ce3" table:formula="of:=[.F714]+[.E715]" office:value-type="float" office:value="3138.26041666667" calcext:value-type="float">
            <text:p>3138,26</text:p>
          </table:table-cell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ExternalPlayerFragment_14_BinaryMutator</text:p>
          </table:table-cell>
          <table:table-cell table:style-name="ce1" table:formula="of:=[.D715]+[.B716]" office:value-type="float" office:value="301698" calcext:value-type="float">
            <text:p>301698</text:p>
          </table:table-cell>
          <table:table-cell table:style-name="ce3" table:formula="of:=[.B716]/[.$B$1]" office:value-type="float" office:value="4.42708333333333" calcext:value-type="float">
            <text:p>4,43</text:p>
          </table:table-cell>
          <table:table-cell table:style-name="ce3" table:formula="of:=[.F715]+[.E716]" office:value-type="float" office:value="3142.6875" calcext:value-type="float">
            <text:p>3142,69</text:p>
          </table:table-cell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OnlineSearchFragment_0_LengthyGUICreationOperatorMutator</text:p>
          </table:table-cell>
          <table:table-cell table:style-name="ce1" table:formula="of:=[.D716]+[.B717]" office:value-type="float" office:value="302118" calcext:value-type="float">
            <text:p>302118</text:p>
          </table:table-cell>
          <table:table-cell table:style-name="ce3" table:formula="of:=[.B717]/[.$B$1]" office:value-type="float" office:value="4.375" calcext:value-type="float">
            <text:p>4,38</text:p>
          </table:table-cell>
          <table:table-cell table:style-name="ce3" table:formula="of:=[.F716]+[.E717]" office:value-type="float" office:value="3147.0625" calcext:value-type="float">
            <text:p>3147,06</text:p>
          </table:table-cell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nlineSearchFragment_1_InvalidViewFocusOperatorMutator</text:p>
          </table:table-cell>
          <table:table-cell table:style-name="ce1" table:formula="of:=[.D717]+[.B718]" office:value-type="float" office:value="302540" calcext:value-type="float">
            <text:p>302540</text:p>
          </table:table-cell>
          <table:table-cell table:style-name="ce3" table:formula="of:=[.B718]/[.$B$1]" office:value-type="float" office:value="4.39583333333333" calcext:value-type="float">
            <text:p>4,40</text:p>
          </table:table-cell>
          <table:table-cell table:style-name="ce3" table:formula="of:=[.F717]+[.E718]" office:value-type="float" office:value="3151.45833333333" calcext:value-type="float">
            <text:p>3151,46</text:p>
          </table:table-cell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OnlineSearchFragment_2_ViewComponentNotVisibleOperatorMutator</text:p>
          </table:table-cell>
          <table:table-cell table:style-name="ce1" table:formula="of:=[.D718]+[.B719]" office:value-type="float" office:value="302960" calcext:value-type="float">
            <text:p>302960</text:p>
          </table:table-cell>
          <table:table-cell table:style-name="ce3" table:formula="of:=[.B719]/[.$B$1]" office:value-type="float" office:value="4.375" calcext:value-type="float">
            <text:p>4,38</text:p>
          </table:table-cell>
          <table:table-cell table:style-name="ce3" table:formula="of:=[.F718]+[.E719]" office:value-type="float" office:value="3155.83333333333" calcext:value-type="float">
            <text:p>3155,83</text:p>
          </table:table-cell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nlineSearchFragment_3_InvalidKeyIntentOperatorMutator</text:p>
          </table:table-cell>
          <table:table-cell table:style-name="ce1" table:formula="of:=[.D719]+[.B720]" office:value-type="float" office:value="303382" calcext:value-type="float">
            <text:p>303382</text:p>
          </table:table-cell>
          <table:table-cell table:style-name="ce3" table:formula="of:=[.B720]/[.$B$1]" office:value-type="float" office:value="4.39583333333333" calcext:value-type="float">
            <text:p>4,40</text:p>
          </table:table-cell>
          <table:table-cell table:style-name="ce3" table:formula="of:=[.F719]+[.E720]" office:value-type="float" office:value="3160.22916666667" calcext:value-type="float">
            <text:p>3160,23</text:p>
          </table:table-cell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nlineSearchFragment_4_RandomActionIntentDefinitionOperatorMutator</text:p>
          </table:table-cell>
          <table:table-cell table:style-name="ce1" table:formula="of:=[.D720]+[.B721]" office:value-type="float" office:value="303804" calcext:value-type="float">
            <text:p>303804</text:p>
          </table:table-cell>
          <table:table-cell table:style-name="ce3" table:formula="of:=[.B721]/[.$B$1]" office:value-type="float" office:value="4.39583333333333" calcext:value-type="float">
            <text:p>4,40</text:p>
          </table:table-cell>
          <table:table-cell table:style-name="ce3" table:formula="of:=[.F720]+[.E721]" office:value-type="float" office:value="3164.625" calcext:value-type="float">
            <text:p>3164,63</text:p>
          </table:table-cell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OnlineSearchFragment_5_NullValueIntentPutExtraOperatorMutator</text:p>
          </table:table-cell>
          <table:table-cell table:style-name="ce1" table:formula="of:=[.D721]+[.B722]" office:value-type="float" office:value="304223" calcext:value-type="float">
            <text:p>304223</text:p>
          </table:table-cell>
          <table:table-cell table:style-name="ce3" table:formula="of:=[.B722]/[.$B$1]" office:value-type="float" office:value="4.36458333333333" calcext:value-type="float">
            <text:p>4,36</text:p>
          </table:table-cell>
          <table:table-cell table:style-name="ce3" table:formula="of:=[.F721]+[.E722]" office:value-type="float" office:value="3168.98958333333" calcext:value-type="float">
            <text:p>3168,99</text:p>
          </table:table-cell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OnlineSearchFragment_6_IntentPayloadReplacementOperatorMutator</text:p>
          </table:table-cell>
          <table:table-cell table:style-name="ce1" table:formula="of:=[.D722]+[.B723]" office:value-type="float" office:value="304644" calcext:value-type="float">
            <text:p>304644</text:p>
          </table:table-cell>
          <table:table-cell table:style-name="ce3" table:formula="of:=[.B723]/[.$B$1]" office:value-type="float" office:value="4.38541666666667" calcext:value-type="float">
            <text:p>4,39</text:p>
          </table:table-cell>
          <table:table-cell table:style-name="ce3" table:formula="of:=[.F722]+[.E723]" office:value-type="float" office:value="3173.375" calcext:value-type="float">
            <text:p>3173,38</text:p>
          </table:table-cell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OnlineSearchFragment_7_RandomActionIntentDefinitionOperatorMutator</text:p>
          </table:table-cell>
          <table:table-cell table:style-name="ce1" table:formula="of:=[.D723]+[.B724]" office:value-type="float" office:value="305065" calcext:value-type="float">
            <text:p>305065</text:p>
          </table:table-cell>
          <table:table-cell table:style-name="ce3" table:formula="of:=[.B724]/[.$B$1]" office:value-type="float" office:value="4.38541666666667" calcext:value-type="float">
            <text:p>4,39</text:p>
          </table:table-cell>
          <table:table-cell table:style-name="ce3" table:formula="of:=[.F723]+[.E724]" office:value-type="float" office:value="3177.76041666667" calcext:value-type="float">
            <text:p>3177,76</text:p>
          </table:table-cell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nlineSearchFragment_8_NullValueIntentPutExtraOperatorMutator</text:p>
          </table:table-cell>
          <table:table-cell table:style-name="ce1" table:formula="of:=[.D724]+[.B725]" office:value-type="float" office:value="305487" calcext:value-type="float">
            <text:p>305487</text:p>
          </table:table-cell>
          <table:table-cell table:style-name="ce3" table:formula="of:=[.B725]/[.$B$1]" office:value-type="float" office:value="4.39583333333333" calcext:value-type="float">
            <text:p>4,40</text:p>
          </table:table-cell>
          <table:table-cell table:style-name="ce3" table:formula="of:=[.F724]+[.E725]" office:value-type="float" office:value="3182.15625" calcext:value-type="float">
            <text:p>3182,16</text:p>
          </table:table-cell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OnlineSearchFragment_9_IntentPayloadReplacementOperatorMutator</text:p>
          </table:table-cell>
          <table:table-cell table:style-name="ce1" table:formula="of:=[.D725]+[.B726]" office:value-type="float" office:value="305906" calcext:value-type="float">
            <text:p>305906</text:p>
          </table:table-cell>
          <table:table-cell table:style-name="ce3" table:formula="of:=[.B726]/[.$B$1]" office:value-type="float" office:value="4.36458333333333" calcext:value-type="float">
            <text:p>4,36</text:p>
          </table:table-cell>
          <table:table-cell table:style-name="ce3" table:formula="of:=[.F725]+[.E726]" office:value-type="float" office:value="3186.52083333333" calcext:value-type="float">
            <text:p>3186,52</text:p>
          </table:table-cell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OnlineSearchFragment_10_RandomActionIntentDefinitionOperatorMutator</text:p>
          </table:table-cell>
          <table:table-cell table:style-name="ce1" table:formula="of:=[.D726]+[.B727]" office:value-type="float" office:value="306324" calcext:value-type="float">
            <text:p>306324</text:p>
          </table:table-cell>
          <table:table-cell table:style-name="ce3" table:formula="of:=[.B727]/[.$B$1]" office:value-type="float" office:value="4.35416666666667" calcext:value-type="float">
            <text:p>4,35</text:p>
          </table:table-cell>
          <table:table-cell table:style-name="ce3" table:formula="of:=[.F726]+[.E727]" office:value-type="float" office:value="3190.875" calcext:value-type="float">
            <text:p>3190,88</text:p>
          </table:table-cell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OnlineSearchFragment_11_InvalidViewFocusOperatorMutator</text:p>
          </table:table-cell>
          <table:table-cell table:style-name="ce1" table:formula="of:=[.D727]+[.B728]" office:value-type="float" office:value="306789" calcext:value-type="float">
            <text:p>306789</text:p>
          </table:table-cell>
          <table:table-cell table:style-name="ce3" table:formula="of:=[.B728]/[.$B$1]" office:value-type="float" office:value="4.84375" calcext:value-type="float">
            <text:p>4,84</text:p>
          </table:table-cell>
          <table:table-cell table:style-name="ce3" table:formula="of:=[.F727]+[.E728]" office:value-type="float" office:value="3195.71875" calcext:value-type="float">
            <text:p>3195,72</text:p>
          </table:table-cell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OnlineSearchFragment_12_ViewComponentNotVisibleOperatorMutator</text:p>
          </table:table-cell>
          <table:table-cell table:style-name="ce1" table:formula="of:=[.D728]+[.B729]" office:value-type="float" office:value="307212" calcext:value-type="float">
            <text:p>307212</text:p>
          </table:table-cell>
          <table:table-cell table:style-name="ce3" table:formula="of:=[.B729]/[.$B$1]" office:value-type="float" office:value="4.40625" calcext:value-type="float">
            <text:p>4,41</text:p>
          </table:table-cell>
          <table:table-cell table:style-name="ce3" table:formula="of:=[.F728]+[.E729]" office:value-type="float" office:value="3200.125" calcext:value-type="float">
            <text:p>3200,13</text:p>
          </table:table-cell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OnlineSearchFragment_13_InvalidViewFocusOperatorMutator</text:p>
          </table:table-cell>
          <table:table-cell table:style-name="ce1" table:formula="of:=[.D729]+[.B730]" office:value-type="float" office:value="307635" calcext:value-type="float">
            <text:p>307635</text:p>
          </table:table-cell>
          <table:table-cell table:style-name="ce3" table:formula="of:=[.B730]/[.$B$1]" office:value-type="float" office:value="4.40625" calcext:value-type="float">
            <text:p>4,41</text:p>
          </table:table-cell>
          <table:table-cell table:style-name="ce3" table:formula="of:=[.F729]+[.E730]" office:value-type="float" office:value="3204.53125" calcext:value-type="float">
            <text:p>3204,53</text:p>
          </table:table-cell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OnlineSearchFragment_14_ViewComponentNotVisibleOperatorMutator</text:p>
          </table:table-cell>
          <table:table-cell table:style-name="ce1" table:formula="of:=[.D730]+[.B731]" office:value-type="float" office:value="308053" calcext:value-type="float">
            <text:p>308053</text:p>
          </table:table-cell>
          <table:table-cell table:style-name="ce3" table:formula="of:=[.B731]/[.$B$1]" office:value-type="float" office:value="4.35416666666667" calcext:value-type="float">
            <text:p>4,35</text:p>
          </table:table-cell>
          <table:table-cell table:style-name="ce3" table:formula="of:=[.F730]+[.E731]" office:value-type="float" office:value="3208.88541666667" calcext:value-type="float">
            <text:p>3208,89</text:p>
          </table:table-cell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OnlineSearchFragment_15_InvalidViewFocusOperatorMutator</text:p>
          </table:table-cell>
          <table:table-cell table:style-name="ce1" table:formula="of:=[.D731]+[.B732]" office:value-type="float" office:value="308477" calcext:value-type="float">
            <text:p>308477</text:p>
          </table:table-cell>
          <table:table-cell table:style-name="ce3" table:formula="of:=[.B732]/[.$B$1]" office:value-type="float" office:value="4.41666666666667" calcext:value-type="float">
            <text:p>4,42</text:p>
          </table:table-cell>
          <table:table-cell table:style-name="ce3" table:formula="of:=[.F731]+[.E732]" office:value-type="float" office:value="3213.30208333333" calcext:value-type="float">
            <text:p>3213,30</text:p>
          </table:table-cell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OnlineSearchFragment_16_ViewComponentNotVisibleOperatorMutator</text:p>
          </table:table-cell>
          <table:table-cell table:style-name="ce1" table:formula="of:=[.D732]+[.B733]" office:value-type="float" office:value="308897" calcext:value-type="float">
            <text:p>308897</text:p>
          </table:table-cell>
          <table:table-cell table:style-name="ce3" table:formula="of:=[.B733]/[.$B$1]" office:value-type="float" office:value="4.375" calcext:value-type="float">
            <text:p>4,38</text:p>
          </table:table-cell>
          <table:table-cell table:style-name="ce3" table:formula="of:=[.F732]+[.E733]" office:value-type="float" office:value="3217.67708333333" calcext:value-type="float">
            <text:p>3217,68</text:p>
          </table:table-cell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OnlineSearchFragment_17_InvalidViewFocusOperatorMutator</text:p>
          </table:table-cell>
          <table:table-cell table:style-name="ce1" table:formula="of:=[.D733]+[.B734]" office:value-type="float" office:value="309318" calcext:value-type="float">
            <text:p>309318</text:p>
          </table:table-cell>
          <table:table-cell table:style-name="ce3" table:formula="of:=[.B734]/[.$B$1]" office:value-type="float" office:value="4.38541666666667" calcext:value-type="float">
            <text:p>4,39</text:p>
          </table:table-cell>
          <table:table-cell table:style-name="ce3" table:formula="of:=[.F733]+[.E734]" office:value-type="float" office:value="3222.0625" calcext:value-type="float">
            <text:p>3222,06</text:p>
          </table:table-cell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OnlineSearchFragment_18_ViewComponentNotVisibleOperatorMutator</text:p>
          </table:table-cell>
          <table:table-cell table:style-name="ce1" table:formula="of:=[.D734]+[.B735]" office:value-type="float" office:value="309742" calcext:value-type="float">
            <text:p>309742</text:p>
          </table:table-cell>
          <table:table-cell table:style-name="ce3" table:formula="of:=[.B735]/[.$B$1]" office:value-type="float" office:value="4.41666666666667" calcext:value-type="float">
            <text:p>4,42</text:p>
          </table:table-cell>
          <table:table-cell table:style-name="ce3" table:formula="of:=[.F734]+[.E735]" office:value-type="float" office:value="3226.47916666667" calcext:value-type="float">
            <text:p>3226,48</text:p>
          </table:table-cell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OnlineSearchFragment_19_InvalidViewFocusOperatorMutator</text:p>
          </table:table-cell>
          <table:table-cell table:style-name="ce1" table:formula="of:=[.D735]+[.B736]" office:value-type="float" office:value="310166" calcext:value-type="float">
            <text:p>310166</text:p>
          </table:table-cell>
          <table:table-cell table:style-name="ce3" table:formula="of:=[.B736]/[.$B$1]" office:value-type="float" office:value="4.41666666666667" calcext:value-type="float">
            <text:p>4,42</text:p>
          </table:table-cell>
          <table:table-cell table:style-name="ce3" table:formula="of:=[.F735]+[.E736]" office:value-type="float" office:value="3230.89583333333" calcext:value-type="float">
            <text:p>3230,90</text:p>
          </table:table-cell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nlineSearchFragment_20_ViewComponentNotVisibleOperatorMutator</text:p>
          </table:table-cell>
          <table:table-cell table:style-name="ce1" table:formula="of:=[.D736]+[.B737]" office:value-type="float" office:value="310588" calcext:value-type="float">
            <text:p>310588</text:p>
          </table:table-cell>
          <table:table-cell table:style-name="ce3" table:formula="of:=[.B737]/[.$B$1]" office:value-type="float" office:value="4.39583333333333" calcext:value-type="float">
            <text:p>4,40</text:p>
          </table:table-cell>
          <table:table-cell table:style-name="ce3" table:formula="of:=[.F736]+[.E737]" office:value-type="float" office:value="3235.29166666667" calcext:value-type="float">
            <text:p>3235,29</text:p>
          </table:table-cell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OnlineSearchFragment_21_BuggyGUIListenerOperatorMutator</text:p>
          </table:table-cell>
          <table:table-cell table:style-name="ce1" table:formula="of:=[.D737]+[.B738]" office:value-type="float" office:value="311007" calcext:value-type="float">
            <text:p>311007</text:p>
          </table:table-cell>
          <table:table-cell table:style-name="ce3" table:formula="of:=[.B738]/[.$B$1]" office:value-type="float" office:value="4.36458333333333" calcext:value-type="float">
            <text:p>4,36</text:p>
          </table:table-cell>
          <table:table-cell table:style-name="ce3" table:formula="of:=[.F737]+[.E738]" office:value-type="float" office:value="3239.65625" calcext:value-type="float">
            <text:p>3239,66</text:p>
          </table:table-cell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OnlineSearchFragment_22_BuggyGUIListenerOperatorMutator</text:p>
          </table:table-cell>
          <table:table-cell table:style-name="ce1" table:formula="of:=[.D738]+[.B739]" office:value-type="float" office:value="311426" calcext:value-type="float">
            <text:p>311426</text:p>
          </table:table-cell>
          <table:table-cell table:style-name="ce3" table:formula="of:=[.B739]/[.$B$1]" office:value-type="float" office:value="4.36458333333333" calcext:value-type="float">
            <text:p>4,36</text:p>
          </table:table-cell>
          <table:table-cell table:style-name="ce3" table:formula="of:=[.F738]+[.E739]" office:value-type="float" office:value="3244.02083333333" calcext:value-type="float">
            <text:p>3244,02</text:p>
          </table:table-cell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sListFragment_0_InvalidViewFocusOperatorMutator</text:p>
          </table:table-cell>
          <table:table-cell table:style-name="ce1" table:formula="of:=[.D739]+[.B740]" office:value-type="float" office:value="311846" calcext:value-type="float">
            <text:p>311846</text:p>
          </table:table-cell>
          <table:table-cell table:style-name="ce3" table:formula="of:=[.B740]/[.$B$1]" office:value-type="float" office:value="4.375" calcext:value-type="float">
            <text:p>4,38</text:p>
          </table:table-cell>
          <table:table-cell table:style-name="ce3" table:formula="of:=[.F739]+[.E740]" office:value-type="float" office:value="3248.39583333333" calcext:value-type="float">
            <text:p>3248,40</text:p>
          </table:table-cell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sListFragment_1_ViewComponentNotVisibleOperatorMutator</text:p>
          </table:table-cell>
          <table:table-cell table:style-name="ce1" table:formula="of:=[.D740]+[.B741]" office:value-type="float" office:value="312266" calcext:value-type="float">
            <text:p>312266</text:p>
          </table:table-cell>
          <table:table-cell table:style-name="ce3" table:formula="of:=[.B741]/[.$B$1]" office:value-type="float" office:value="4.375" calcext:value-type="float">
            <text:p>4,38</text:p>
          </table:table-cell>
          <table:table-cell table:style-name="ce3" table:formula="of:=[.F740]+[.E741]" office:value-type="float" office:value="3252.77083333333" calcext:value-type="float">
            <text:p>3252,77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pisodesListFragment_2_InvalidViewFocusOperatorMutator</text:p>
          </table:table-cell>
          <table:table-cell table:style-name="ce1" table:formula="of:=[.D741]+[.B742]" office:value-type="float" office:value="312685" calcext:value-type="float">
            <text:p>312685</text:p>
          </table:table-cell>
          <table:table-cell table:style-name="ce3" table:formula="of:=[.B742]/[.$B$1]" office:value-type="float" office:value="4.36458333333333" calcext:value-type="float">
            <text:p>4,36</text:p>
          </table:table-cell>
          <table:table-cell table:style-name="ce3" table:formula="of:=[.F741]+[.E742]" office:value-type="float" office:value="3257.13541666667" calcext:value-type="float">
            <text:p>3257,14</text:p>
          </table:table-cell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EpisodesListFragment_3_ViewComponentNotVisibleOperatorMutator</text:p>
          </table:table-cell>
          <table:table-cell table:style-name="ce1" table:formula="of:=[.D742]+[.B743]" office:value-type="float" office:value="313094" calcext:value-type="float">
            <text:p>313094</text:p>
          </table:table-cell>
          <table:table-cell table:style-name="ce3" table:formula="of:=[.B743]/[.$B$1]" office:value-type="float" office:value="4.26041666666667" calcext:value-type="float">
            <text:p>4,26</text:p>
          </table:table-cell>
          <table:table-cell table:style-name="ce3" table:formula="of:=[.F742]+[.E743]" office:value-type="float" office:value="3261.39583333333" calcext:value-type="float">
            <text:p>3261,40</text:p>
          </table:table-cell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pisodesListFragment_4_InvalidViewFocusOperatorMutator</text:p>
          </table:table-cell>
          <table:table-cell table:style-name="ce1" table:formula="of:=[.D743]+[.B744]" office:value-type="float" office:value="313516" calcext:value-type="float">
            <text:p>313516</text:p>
          </table:table-cell>
          <table:table-cell table:style-name="ce3" table:formula="of:=[.B744]/[.$B$1]" office:value-type="float" office:value="4.39583333333333" calcext:value-type="float">
            <text:p>4,40</text:p>
          </table:table-cell>
          <table:table-cell table:style-name="ce3" table:formula="of:=[.F743]+[.E744]" office:value-type="float" office:value="3265.79166666667" calcext:value-type="float">
            <text:p>3265,79</text:p>
          </table:table-cell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pisodesListFragment_5_ViewComponentNotVisibleOperatorMutator</text:p>
          </table:table-cell>
          <table:table-cell table:style-name="ce1" table:formula="of:=[.D744]+[.B745]" office:value-type="float" office:value="313933" calcext:value-type="float">
            <text:p>313933</text:p>
          </table:table-cell>
          <table:table-cell table:style-name="ce3" table:formula="of:=[.B745]/[.$B$1]" office:value-type="float" office:value="4.34375" calcext:value-type="float">
            <text:p>4,34</text:p>
          </table:table-cell>
          <table:table-cell table:style-name="ce3" table:formula="of:=[.F744]+[.E745]" office:value-type="float" office:value="3270.13541666667" calcext:value-type="float">
            <text:p>3270,14</text:p>
          </table:table-cell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sListFragment_6_InvalidViewFocusOperatorMutator</text:p>
          </table:table-cell>
          <table:table-cell table:style-name="ce1" table:formula="of:=[.D745]+[.B746]" office:value-type="float" office:value="314353" calcext:value-type="float">
            <text:p>314353</text:p>
          </table:table-cell>
          <table:table-cell table:style-name="ce3" table:formula="of:=[.B746]/[.$B$1]" office:value-type="float" office:value="4.375" calcext:value-type="float">
            <text:p>4,38</text:p>
          </table:table-cell>
          <table:table-cell table:style-name="ce3" table:formula="of:=[.F745]+[.E746]" office:value-type="float" office:value="3274.51041666667" calcext:value-type="float">
            <text:p>3274,51</text:p>
          </table:table-cell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EpisodesListFragment_7_ViewComponentNotVisibleOperatorMutator</text:p>
          </table:table-cell>
          <table:table-cell table:style-name="ce1" table:formula="of:=[.D746]+[.B747]" office:value-type="float" office:value="314766" calcext:value-type="float">
            <text:p>314766</text:p>
          </table:table-cell>
          <table:table-cell table:style-name="ce3" table:formula="of:=[.B747]/[.$B$1]" office:value-type="float" office:value="4.30208333333333" calcext:value-type="float">
            <text:p>4,30</text:p>
          </table:table-cell>
          <table:table-cell table:style-name="ce3" table:formula="of:=[.F746]+[.E747]" office:value-type="float" office:value="3278.8125" calcext:value-type="float">
            <text:p>3278,81</text:p>
          </table:table-cell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sListFragment_8_InvalidViewFocusOperatorMutator</text:p>
          </table:table-cell>
          <table:table-cell table:style-name="ce1" table:formula="of:=[.D747]+[.B748]" office:value-type="float" office:value="315184" calcext:value-type="float">
            <text:p>315184</text:p>
          </table:table-cell>
          <table:table-cell table:style-name="ce3" table:formula="of:=[.B748]/[.$B$1]" office:value-type="float" office:value="4.35416666666667" calcext:value-type="float">
            <text:p>4,35</text:p>
          </table:table-cell>
          <table:table-cell table:style-name="ce3" table:formula="of:=[.F747]+[.E748]" office:value-type="float" office:value="3283.16666666667" calcext:value-type="float">
            <text:p>3283,17</text:p>
          </table:table-cell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EpisodesListFragment_9_ViewComponentNotVisibleOperatorMutator</text:p>
          </table:table-cell>
          <table:table-cell table:style-name="ce1" table:formula="of:=[.D748]+[.B749]" office:value-type="float" office:value="315604" calcext:value-type="float">
            <text:p>315604</text:p>
          </table:table-cell>
          <table:table-cell table:style-name="ce3" table:formula="of:=[.B749]/[.$B$1]" office:value-type="float" office:value="4.375" calcext:value-type="float">
            <text:p>4,38</text:p>
          </table:table-cell>
          <table:table-cell table:style-name="ce3" table:formula="of:=[.F748]+[.E749]" office:value-type="float" office:value="3287.54166666667" calcext:value-type="float">
            <text:p>3287,54</text:p>
          </table:table-cell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pisodesListFragment_10_InvalidViewFocusOperatorMutator</text:p>
          </table:table-cell>
          <table:table-cell table:style-name="ce1" table:formula="of:=[.D749]+[.B750]" office:value-type="float" office:value="316027" calcext:value-type="float">
            <text:p>316027</text:p>
          </table:table-cell>
          <table:table-cell table:style-name="ce3" table:formula="of:=[.B750]/[.$B$1]" office:value-type="float" office:value="4.40625" calcext:value-type="float">
            <text:p>4,41</text:p>
          </table:table-cell>
          <table:table-cell table:style-name="ce3" table:formula="of:=[.F749]+[.E750]" office:value-type="float" office:value="3291.94791666667" calcext:value-type="float">
            <text:p>3291,95</text:p>
          </table:table-cell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EpisodesListFragment_11_ViewComponentNotVisibleOperatorMutator</text:p>
          </table:table-cell>
          <table:table-cell table:style-name="ce1" table:formula="of:=[.D750]+[.B751]" office:value-type="float" office:value="316453" calcext:value-type="float">
            <text:p>316453</text:p>
          </table:table-cell>
          <table:table-cell table:style-name="ce3" table:formula="of:=[.B751]/[.$B$1]" office:value-type="float" office:value="4.4375" calcext:value-type="float">
            <text:p>4,44</text:p>
          </table:table-cell>
          <table:table-cell table:style-name="ce3" table:formula="of:=[.F750]+[.E751]" office:value-type="float" office:value="3296.38541666667" calcext:value-type="float">
            <text:p>3296,39</text:p>
          </table:table-cell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EpisodesListFragment_12_BinaryMutator</text:p>
          </table:table-cell>
          <table:table-cell table:style-name="ce1" table:formula="of:=[.D751]+[.B752]" office:value-type="float" office:value="316871" calcext:value-type="float">
            <text:p>316871</text:p>
          </table:table-cell>
          <table:table-cell table:style-name="ce3" table:formula="of:=[.B752]/[.$B$1]" office:value-type="float" office:value="4.35416666666667" calcext:value-type="float">
            <text:p>4,35</text:p>
          </table:table-cell>
          <table:table-cell table:style-name="ce3" table:formula="of:=[.F751]+[.E752]" office:value-type="float" office:value="3300.73958333333" calcext:value-type="float">
            <text:p>3300,74</text:p>
          </table:table-cell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EpisodesListFragment_13_BinaryMutator</text:p>
          </table:table-cell>
          <table:table-cell table:style-name="ce1" table:formula="of:=[.D752]+[.B753]" office:value-type="float" office:value="317292" calcext:value-type="float">
            <text:p>317292</text:p>
          </table:table-cell>
          <table:table-cell table:style-name="ce3" table:formula="of:=[.B753]/[.$B$1]" office:value-type="float" office:value="4.38541666666667" calcext:value-type="float">
            <text:p>4,39</text:p>
          </table:table-cell>
          <table:table-cell table:style-name="ce3" table:formula="of:=[.F752]+[.E753]" office:value-type="float" office:value="3305.125" calcext:value-type="float">
            <text:p>3305,13</text:p>
          </table:table-cell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pisodesListFragment_14_BinaryMutator</text:p>
          </table:table-cell>
          <table:table-cell table:style-name="ce1" table:formula="of:=[.D753]+[.B754]" office:value-type="float" office:value="317714" calcext:value-type="float">
            <text:p>317714</text:p>
          </table:table-cell>
          <table:table-cell table:style-name="ce3" table:formula="of:=[.B754]/[.$B$1]" office:value-type="float" office:value="4.39583333333333" calcext:value-type="float">
            <text:p>4,40</text:p>
          </table:table-cell>
          <table:table-cell table:style-name="ce3" table:formula="of:=[.F753]+[.E754]" office:value-type="float" office:value="3309.52083333333" calcext:value-type="float">
            <text:p>3309,52</text:p>
          </table:table-cell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EpisodesListFragment_15_BinaryMutator</text:p>
          </table:table-cell>
          <table:table-cell table:style-name="ce1" table:formula="of:=[.D754]+[.B755]" office:value-type="float" office:value="318136" calcext:value-type="float">
            <text:p>318136</text:p>
          </table:table-cell>
          <table:table-cell table:style-name="ce3" table:formula="of:=[.B755]/[.$B$1]" office:value-type="float" office:value="4.39583333333333" calcext:value-type="float">
            <text:p>4,40</text:p>
          </table:table-cell>
          <table:table-cell table:style-name="ce3" table:formula="of:=[.F754]+[.E755]" office:value-type="float" office:value="3313.91666666667" calcext:value-type="float">
            <text:p>3313,92</text:p>
          </table:table-cell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0_LengthyGUIListenerOperatorMutator</text:p>
          </table:table-cell>
          <table:table-cell table:style-name="ce1" table:formula="of:=[.D755]+[.B756]" office:value-type="float" office:value="318558" calcext:value-type="float">
            <text:p>318558</text:p>
          </table:table-cell>
          <table:table-cell table:style-name="ce3" table:formula="of:=[.B756]/[.$B$1]" office:value-type="float" office:value="4.39583333333333" calcext:value-type="float">
            <text:p>4,40</text:p>
          </table:table-cell>
          <table:table-cell table:style-name="ce3" table:formula="of:=[.F755]+[.E756]" office:value-type="float" office:value="3318.3125" calcext:value-type="float">
            <text:p>3318,31</text:p>
          </table:table-cell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InfoFragment_1_InvalidViewFocusOperatorMutator</text:p>
          </table:table-cell>
          <table:table-cell table:style-name="ce1" table:formula="of:=[.D756]+[.B757]" office:value-type="float" office:value="318977" calcext:value-type="float">
            <text:p>318977</text:p>
          </table:table-cell>
          <table:table-cell table:style-name="ce3" table:formula="of:=[.B757]/[.$B$1]" office:value-type="float" office:value="4.36458333333333" calcext:value-type="float">
            <text:p>4,36</text:p>
          </table:table-cell>
          <table:table-cell table:style-name="ce3" table:formula="of:=[.F756]+[.E757]" office:value-type="float" office:value="3322.67708333333" calcext:value-type="float">
            <text:p>3322,68</text:p>
          </table:table-cell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FeedInfoFragment_2_ViewComponentNotVisibleOperatorMutator</text:p>
          </table:table-cell>
          <table:table-cell table:style-name="ce1" table:formula="of:=[.D757]+[.B758]" office:value-type="float" office:value="319395" calcext:value-type="float">
            <text:p>319395</text:p>
          </table:table-cell>
          <table:table-cell table:style-name="ce3" table:formula="of:=[.B758]/[.$B$1]" office:value-type="float" office:value="4.35416666666667" calcext:value-type="float">
            <text:p>4,35</text:p>
          </table:table-cell>
          <table:table-cell table:style-name="ce3" table:formula="of:=[.F757]+[.E758]" office:value-type="float" office:value="3327.03125" calcext:value-type="float">
            <text:p>3327,03</text:p>
          </table:table-cell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FeedInfoFragment_3_BuggyGUIListenerOperatorMutator</text:p>
          </table:table-cell>
          <table:table-cell table:style-name="ce1" table:formula="of:=[.D758]+[.B759]" office:value-type="float" office:value="319816" calcext:value-type="float">
            <text:p>319816</text:p>
          </table:table-cell>
          <table:table-cell table:style-name="ce3" table:formula="of:=[.B759]/[.$B$1]" office:value-type="float" office:value="4.38541666666667" calcext:value-type="float">
            <text:p>4,39</text:p>
          </table:table-cell>
          <table:table-cell table:style-name="ce3" table:formula="of:=[.F758]+[.E759]" office:value-type="float" office:value="3331.41666666667" calcext:value-type="float">
            <text:p>3331,42</text:p>
          </table:table-cell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FeedInfoFragment_4_InvalidViewFocusOperatorMutator</text:p>
          </table:table-cell>
          <table:table-cell table:style-name="ce1" table:formula="of:=[.D759]+[.B760]" office:value-type="float" office:value="320240" calcext:value-type="float">
            <text:p>320240</text:p>
          </table:table-cell>
          <table:table-cell table:style-name="ce3" table:formula="of:=[.B760]/[.$B$1]" office:value-type="float" office:value="4.41666666666667" calcext:value-type="float">
            <text:p>4,42</text:p>
          </table:table-cell>
          <table:table-cell table:style-name="ce3" table:formula="of:=[.F759]+[.E760]" office:value-type="float" office:value="3335.83333333333" calcext:value-type="float">
            <text:p>3335,83</text:p>
          </table:table-cell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FeedInfoFragment_5_ViewComponentNotVisibleOperatorMutator</text:p>
          </table:table-cell>
          <table:table-cell table:style-name="ce1" table:formula="of:=[.D760]+[.B761]" office:value-type="float" office:value="321007" calcext:value-type="float">
            <text:p>321007</text:p>
          </table:table-cell>
          <table:table-cell table:style-name="ce3" table:formula="of:=[.B761]/[.$B$1]" office:value-type="float" office:value="7.98958333333333" calcext:value-type="float">
            <text:p>7,99</text:p>
          </table:table-cell>
          <table:table-cell table:style-name="ce3" table:formula="of:=[.F760]+[.E761]" office:value-type="float" office:value="3343.82291666667" calcext:value-type="float">
            <text:p>3343,82</text:p>
          </table:table-cell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FeedInfoFragment_6_InvalidViewFocusOperatorMutator</text:p>
          </table:table-cell>
          <table:table-cell table:style-name="ce1" table:formula="of:=[.D761]+[.B762]" office:value-type="float" office:value="321433" calcext:value-type="float">
            <text:p>321433</text:p>
          </table:table-cell>
          <table:table-cell table:style-name="ce3" table:formula="of:=[.B762]/[.$B$1]" office:value-type="float" office:value="4.4375" calcext:value-type="float">
            <text:p>4,44</text:p>
          </table:table-cell>
          <table:table-cell table:style-name="ce3" table:formula="of:=[.F761]+[.E762]" office:value-type="float" office:value="3348.26041666667" calcext:value-type="float">
            <text:p>3348,26</text:p>
          </table:table-cell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7_ViewComponentNotVisibleOperatorMutator</text:p>
          </table:table-cell>
          <table:table-cell table:style-name="ce1" table:formula="of:=[.D762]+[.B763]" office:value-type="float" office:value="321855" calcext:value-type="float">
            <text:p>321855</text:p>
          </table:table-cell>
          <table:table-cell table:style-name="ce3" table:formula="of:=[.B763]/[.$B$1]" office:value-type="float" office:value="4.39583333333333" calcext:value-type="float">
            <text:p>4,40</text:p>
          </table:table-cell>
          <table:table-cell table:style-name="ce3" table:formula="of:=[.F762]+[.E763]" office:value-type="float" office:value="3352.65625" calcext:value-type="float">
            <text:p>3352,66</text:p>
          </table:table-cell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nfoFragment_8_InvalidViewFocusOperatorMutator</text:p>
          </table:table-cell>
          <table:table-cell table:style-name="ce1" table:formula="of:=[.D763]+[.B764]" office:value-type="float" office:value="322278" calcext:value-type="float">
            <text:p>322278</text:p>
          </table:table-cell>
          <table:table-cell table:style-name="ce3" table:formula="of:=[.B764]/[.$B$1]" office:value-type="float" office:value="4.40625" calcext:value-type="float">
            <text:p>4,41</text:p>
          </table:table-cell>
          <table:table-cell table:style-name="ce3" table:formula="of:=[.F763]+[.E764]" office:value-type="float" office:value="3357.0625" calcext:value-type="float">
            <text:p>3357,06</text:p>
          </table:table-cell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9_ViewComponentNotVisibleOperatorMutator</text:p>
          </table:table-cell>
          <table:table-cell table:style-name="ce1" table:formula="of:=[.D764]+[.B765]" office:value-type="float" office:value="322700" calcext:value-type="float">
            <text:p>322700</text:p>
          </table:table-cell>
          <table:table-cell table:style-name="ce3" table:formula="of:=[.B765]/[.$B$1]" office:value-type="float" office:value="4.39583333333333" calcext:value-type="float">
            <text:p>4,40</text:p>
          </table:table-cell>
          <table:table-cell table:style-name="ce3" table:formula="of:=[.F764]+[.E765]" office:value-type="float" office:value="3361.45833333333" calcext:value-type="float">
            <text:p>3361,46</text:p>
          </table:table-cell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nfoFragment_10_InvalidViewFocusOperatorMutator</text:p>
          </table:table-cell>
          <table:table-cell table:style-name="ce1" table:formula="of:=[.D765]+[.B766]" office:value-type="float" office:value="323123" calcext:value-type="float">
            <text:p>323123</text:p>
          </table:table-cell>
          <table:table-cell table:style-name="ce3" table:formula="of:=[.B766]/[.$B$1]" office:value-type="float" office:value="4.40625" calcext:value-type="float">
            <text:p>4,41</text:p>
          </table:table-cell>
          <table:table-cell table:style-name="ce3" table:formula="of:=[.F765]+[.E766]" office:value-type="float" office:value="3365.86458333333" calcext:value-type="float">
            <text:p>3365,86</text:p>
          </table:table-cell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FeedInfoFragment_11_ViewComponentNotVisibleOperatorMutator</text:p>
          </table:table-cell>
          <table:table-cell table:style-name="ce1" table:formula="of:=[.D766]+[.B767]" office:value-type="float" office:value="323549" calcext:value-type="float">
            <text:p>323549</text:p>
          </table:table-cell>
          <table:table-cell table:style-name="ce3" table:formula="of:=[.B767]/[.$B$1]" office:value-type="float" office:value="4.4375" calcext:value-type="float">
            <text:p>4,44</text:p>
          </table:table-cell>
          <table:table-cell table:style-name="ce3" table:formula="of:=[.F766]+[.E767]" office:value-type="float" office:value="3370.30208333333" calcext:value-type="float">
            <text:p>3370,30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nfoFragment_12_InvalidViewFocusOperatorMutator</text:p>
          </table:table-cell>
          <table:table-cell table:style-name="ce1" table:formula="of:=[.D767]+[.B768]" office:value-type="float" office:value="323972" calcext:value-type="float">
            <text:p>323972</text:p>
          </table:table-cell>
          <table:table-cell table:style-name="ce3" table:formula="of:=[.B768]/[.$B$1]" office:value-type="float" office:value="4.40625" calcext:value-type="float">
            <text:p>4,41</text:p>
          </table:table-cell>
          <table:table-cell table:style-name="ce3" table:formula="of:=[.F767]+[.E768]" office:value-type="float" office:value="3374.70833333333" calcext:value-type="float">
            <text:p>3374,71</text:p>
          </table:table-cell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FeedInfoFragment_13_ViewComponentNotVisibleOperatorMutator</text:p>
          </table:table-cell>
          <table:table-cell table:style-name="ce1" table:formula="of:=[.D768]+[.B769]" office:value-type="float" office:value="324393" calcext:value-type="float">
            <text:p>324393</text:p>
          </table:table-cell>
          <table:table-cell table:style-name="ce3" table:formula="of:=[.B769]/[.$B$1]" office:value-type="float" office:value="4.38541666666667" calcext:value-type="float">
            <text:p>4,39</text:p>
          </table:table-cell>
          <table:table-cell table:style-name="ce3" table:formula="of:=[.F768]+[.E769]" office:value-type="float" office:value="3379.09375" calcext:value-type="float">
            <text:p>3379,09</text:p>
          </table:table-cell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InfoFragment_14_InvalidViewFocusOperatorMutator</text:p>
          </table:table-cell>
          <table:table-cell table:style-name="ce1" table:formula="of:=[.D769]+[.B770]" office:value-type="float" office:value="324812" calcext:value-type="float">
            <text:p>324812</text:p>
          </table:table-cell>
          <table:table-cell table:style-name="ce3" table:formula="of:=[.B770]/[.$B$1]" office:value-type="float" office:value="4.36458333333333" calcext:value-type="float">
            <text:p>4,36</text:p>
          </table:table-cell>
          <table:table-cell table:style-name="ce3" table:formula="of:=[.F769]+[.E770]" office:value-type="float" office:value="3383.45833333333" calcext:value-type="float">
            <text:p>3383,46</text:p>
          </table:table-cell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FeedInfoFragment_15_ViewComponentNotVisibleOperatorMutator</text:p>
          </table:table-cell>
          <table:table-cell table:style-name="ce1" table:formula="of:=[.D770]+[.B771]" office:value-type="float" office:value="325229" calcext:value-type="float">
            <text:p>325229</text:p>
          </table:table-cell>
          <table:table-cell table:style-name="ce3" table:formula="of:=[.B771]/[.$B$1]" office:value-type="float" office:value="4.34375" calcext:value-type="float">
            <text:p>4,34</text:p>
          </table:table-cell>
          <table:table-cell table:style-name="ce3" table:formula="of:=[.F770]+[.E771]" office:value-type="float" office:value="3387.80208333333" calcext:value-type="float">
            <text:p>3387,80</text:p>
          </table:table-cell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nfoFragment_16_InvalidViewFocusOperatorMutator</text:p>
          </table:table-cell>
          <table:table-cell table:style-name="ce1" table:formula="of:=[.D771]+[.B772]" office:value-type="float" office:value="325652" calcext:value-type="float">
            <text:p>325652</text:p>
          </table:table-cell>
          <table:table-cell table:style-name="ce3" table:formula="of:=[.B772]/[.$B$1]" office:value-type="float" office:value="4.40625" calcext:value-type="float">
            <text:p>4,41</text:p>
          </table:table-cell>
          <table:table-cell table:style-name="ce3" table:formula="of:=[.F771]+[.E772]" office:value-type="float" office:value="3392.20833333333" calcext:value-type="float">
            <text:p>3392,21</text:p>
          </table:table-cell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FeedInfoFragment_17_ViewComponentNotVisibleOperatorMutator</text:p>
          </table:table-cell>
          <table:table-cell table:style-name="ce1" table:formula="of:=[.D772]+[.B773]" office:value-type="float" office:value="326072" calcext:value-type="float">
            <text:p>326072</text:p>
          </table:table-cell>
          <table:table-cell table:style-name="ce3" table:formula="of:=[.B773]/[.$B$1]" office:value-type="float" office:value="4.375" calcext:value-type="float">
            <text:p>4,38</text:p>
          </table:table-cell>
          <table:table-cell table:style-name="ce3" table:formula="of:=[.F772]+[.E773]" office:value-type="float" office:value="3396.58333333333" calcext:value-type="float">
            <text:p>3396,58</text:p>
          </table:table-cell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InfoFragment_18_InvalidViewFocusOperatorMutator</text:p>
          </table:table-cell>
          <table:table-cell table:style-name="ce1" table:formula="of:=[.D773]+[.B774]" office:value-type="float" office:value="326491" calcext:value-type="float">
            <text:p>326491</text:p>
          </table:table-cell>
          <table:table-cell table:style-name="ce3" table:formula="of:=[.B774]/[.$B$1]" office:value-type="float" office:value="4.36458333333333" calcext:value-type="float">
            <text:p>4,36</text:p>
          </table:table-cell>
          <table:table-cell table:style-name="ce3" table:formula="of:=[.F773]+[.E774]" office:value-type="float" office:value="3400.94791666667" calcext:value-type="float">
            <text:p>3400,95</text:p>
          </table:table-cell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FeedInfoFragment_19_ViewComponentNotVisibleOperatorMutator</text:p>
          </table:table-cell>
          <table:table-cell table:style-name="ce1" table:formula="of:=[.D774]+[.B775]" office:value-type="float" office:value="326907" calcext:value-type="float">
            <text:p>326907</text:p>
          </table:table-cell>
          <table:table-cell table:style-name="ce3" table:formula="of:=[.B775]/[.$B$1]" office:value-type="float" office:value="4.33333333333333" calcext:value-type="float">
            <text:p>4,33</text:p>
          </table:table-cell>
          <table:table-cell table:style-name="ce3" table:formula="of:=[.F774]+[.E775]" office:value-type="float" office:value="3405.28125" calcext:value-type="float">
            <text:p>3405,28</text:p>
          </table:table-cell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FeedInfoFragment_20_InvalidViewFocusOperatorMutator</text:p>
          </table:table-cell>
          <table:table-cell table:style-name="ce1" table:formula="of:=[.D775]+[.B776]" office:value-type="float" office:value="327328" calcext:value-type="float">
            <text:p>327328</text:p>
          </table:table-cell>
          <table:table-cell table:style-name="ce3" table:formula="of:=[.B776]/[.$B$1]" office:value-type="float" office:value="4.38541666666667" calcext:value-type="float">
            <text:p>4,39</text:p>
          </table:table-cell>
          <table:table-cell table:style-name="ce3" table:formula="of:=[.F775]+[.E776]" office:value-type="float" office:value="3409.66666666667" calcext:value-type="float">
            <text:p>3409,67</text:p>
          </table:table-cell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nfoFragment_21_ViewComponentNotVisibleOperatorMutator</text:p>
          </table:table-cell>
          <table:table-cell table:style-name="ce1" table:formula="of:=[.D776]+[.B777]" office:value-type="float" office:value="327751" calcext:value-type="float">
            <text:p>327751</text:p>
          </table:table-cell>
          <table:table-cell table:style-name="ce3" table:formula="of:=[.B777]/[.$B$1]" office:value-type="float" office:value="4.40625" calcext:value-type="float">
            <text:p>4,41</text:p>
          </table:table-cell>
          <table:table-cell table:style-name="ce3" table:formula="of:=[.F776]+[.E777]" office:value-type="float" office:value="3414.07291666667" calcext:value-type="float">
            <text:p>3414,07</text:p>
          </table:table-cell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22_InvalidViewFocusOperatorMutator</text:p>
          </table:table-cell>
          <table:table-cell table:style-name="ce1" table:formula="of:=[.D777]+[.B778]" office:value-type="float" office:value="328173" calcext:value-type="float">
            <text:p>328173</text:p>
          </table:table-cell>
          <table:table-cell table:style-name="ce3" table:formula="of:=[.B778]/[.$B$1]" office:value-type="float" office:value="4.39583333333333" calcext:value-type="float">
            <text:p>4,40</text:p>
          </table:table-cell>
          <table:table-cell table:style-name="ce3" table:formula="of:=[.F777]+[.E778]" office:value-type="float" office:value="3418.46875" calcext:value-type="float">
            <text:p>3418,47</text:p>
          </table:table-cell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FeedInfoFragment_23_ViewComponentNotVisibleOperatorMutator</text:p>
          </table:table-cell>
          <table:table-cell table:style-name="ce1" table:formula="of:=[.D778]+[.B779]" office:value-type="float" office:value="328594" calcext:value-type="float">
            <text:p>328594</text:p>
          </table:table-cell>
          <table:table-cell table:style-name="ce3" table:formula="of:=[.B779]/[.$B$1]" office:value-type="float" office:value="4.38541666666667" calcext:value-type="float">
            <text:p>4,39</text:p>
          </table:table-cell>
          <table:table-cell table:style-name="ce3" table:formula="of:=[.F778]+[.E779]" office:value-type="float" office:value="3422.85416666667" calcext:value-type="float">
            <text:p>3422,85</text:p>
          </table:table-cell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FeedInfoFragment_24_InvalidViewFocusOperatorMutator</text:p>
          </table:table-cell>
          <table:table-cell table:style-name="ce1" table:formula="of:=[.D779]+[.B780]" office:value-type="float" office:value="329013" calcext:value-type="float">
            <text:p>329013</text:p>
          </table:table-cell>
          <table:table-cell table:style-name="ce3" table:formula="of:=[.B780]/[.$B$1]" office:value-type="float" office:value="4.36458333333333" calcext:value-type="float">
            <text:p>4,36</text:p>
          </table:table-cell>
          <table:table-cell table:style-name="ce3" table:formula="of:=[.F779]+[.E780]" office:value-type="float" office:value="3427.21875" calcext:value-type="float">
            <text:p>3427,22</text:p>
          </table:table-cell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25_ViewComponentNotVisibleOperatorMutator</text:p>
          </table:table-cell>
          <table:table-cell table:style-name="ce1" table:formula="of:=[.D780]+[.B781]" office:value-type="float" office:value="329435" calcext:value-type="float">
            <text:p>329435</text:p>
          </table:table-cell>
          <table:table-cell table:style-name="ce3" table:formula="of:=[.B781]/[.$B$1]" office:value-type="float" office:value="4.39583333333333" calcext:value-type="float">
            <text:p>4,40</text:p>
          </table:table-cell>
          <table:table-cell table:style-name="ce3" table:formula="of:=[.F780]+[.E781]" office:value-type="float" office:value="3431.61458333333" calcext:value-type="float">
            <text:p>3431,61</text:p>
          </table:table-cell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FeedInfoFragment_26_InvalidViewFocusOperatorMutator</text:p>
          </table:table-cell>
          <table:table-cell table:style-name="ce1" table:formula="of:=[.D781]+[.B782]" office:value-type="float" office:value="329860" calcext:value-type="float">
            <text:p>329860</text:p>
          </table:table-cell>
          <table:table-cell table:style-name="ce3" table:formula="of:=[.B782]/[.$B$1]" office:value-type="float" office:value="4.42708333333333" calcext:value-type="float">
            <text:p>4,43</text:p>
          </table:table-cell>
          <table:table-cell table:style-name="ce3" table:formula="of:=[.F781]+[.E782]" office:value-type="float" office:value="3436.04166666667" calcext:value-type="float">
            <text:p>3436,04</text:p>
          </table:table-cell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nfoFragment_27_ViewComponentNotVisibleOperatorMutator</text:p>
          </table:table-cell>
          <table:table-cell table:style-name="ce1" table:formula="of:=[.D782]+[.B783]" office:value-type="float" office:value="330283" calcext:value-type="float">
            <text:p>330283</text:p>
          </table:table-cell>
          <table:table-cell table:style-name="ce3" table:formula="of:=[.B783]/[.$B$1]" office:value-type="float" office:value="4.40625" calcext:value-type="float">
            <text:p>4,41</text:p>
          </table:table-cell>
          <table:table-cell table:style-name="ce3" table:formula="of:=[.F782]+[.E783]" office:value-type="float" office:value="3440.44791666667" calcext:value-type="float">
            <text:p>3440,45</text:p>
          </table:table-cell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28_BuggyGUIListenerOperatorMutator</text:p>
          </table:table-cell>
          <table:table-cell table:style-name="ce1" table:formula="of:=[.D783]+[.B784]" office:value-type="float" office:value="330705" calcext:value-type="float">
            <text:p>330705</text:p>
          </table:table-cell>
          <table:table-cell table:style-name="ce3" table:formula="of:=[.B784]/[.$B$1]" office:value-type="float" office:value="4.39583333333333" calcext:value-type="float">
            <text:p>4,40</text:p>
          </table:table-cell>
          <table:table-cell table:style-name="ce3" table:formula="of:=[.F783]+[.E784]" office:value-type="float" office:value="3444.84375" calcext:value-type="float">
            <text:p>3444,84</text:p>
          </table:table-cell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29_BuggyGUIListenerOperatorMutator</text:p>
          </table:table-cell>
          <table:table-cell table:style-name="ce1" table:formula="of:=[.D784]+[.B785]" office:value-type="float" office:value="331127" calcext:value-type="float">
            <text:p>331127</text:p>
          </table:table-cell>
          <table:table-cell table:style-name="ce3" table:formula="of:=[.B785]/[.$B$1]" office:value-type="float" office:value="4.39583333333333" calcext:value-type="float">
            <text:p>4,40</text:p>
          </table:table-cell>
          <table:table-cell table:style-name="ce3" table:formula="of:=[.F784]+[.E785]" office:value-type="float" office:value="3449.23958333334" calcext:value-type="float">
            <text:p>3449,24</text:p>
          </table:table-cell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FeedInfoFragment_30_RandomActionIntentDefinitionOperatorMutator</text:p>
          </table:table-cell>
          <table:table-cell table:style-name="ce1" table:formula="of:=[.D785]+[.B786]" office:value-type="float" office:value="331549" calcext:value-type="float">
            <text:p>331549</text:p>
          </table:table-cell>
          <table:table-cell table:style-name="ce3" table:formula="of:=[.B786]/[.$B$1]" office:value-type="float" office:value="4.39583333333333" calcext:value-type="float">
            <text:p>4,40</text:p>
          </table:table-cell>
          <table:table-cell table:style-name="ce3" table:formula="of:=[.F785]+[.E786]" office:value-type="float" office:value="3453.63541666667" calcext:value-type="float">
            <text:p>3453,64</text:p>
          </table:table-cell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SubscriptionFragment_0_LengthyGUICreationOperatorMutator</text:p>
          </table:table-cell>
          <table:table-cell table:style-name="ce1" table:formula="of:=[.D786]+[.B787]" office:value-type="float" office:value="331980" calcext:value-type="float">
            <text:p>331980</text:p>
          </table:table-cell>
          <table:table-cell table:style-name="ce3" table:formula="of:=[.B787]/[.$B$1]" office:value-type="float" office:value="4.48958333333333" calcext:value-type="float">
            <text:p>4,49</text:p>
          </table:table-cell>
          <table:table-cell table:style-name="ce3" table:formula="of:=[.F786]+[.E787]" office:value-type="float" office:value="3458.125" calcext:value-type="float">
            <text:p>3458,13</text:p>
          </table:table-cell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ubscriptionFragment_1_InvalidViewFocusOperatorMutator</text:p>
          </table:table-cell>
          <table:table-cell table:style-name="ce1" table:formula="of:=[.D787]+[.B788]" office:value-type="float" office:value="332401" calcext:value-type="float">
            <text:p>332401</text:p>
          </table:table-cell>
          <table:table-cell table:style-name="ce3" table:formula="of:=[.B788]/[.$B$1]" office:value-type="float" office:value="4.38541666666667" calcext:value-type="float">
            <text:p>4,39</text:p>
          </table:table-cell>
          <table:table-cell table:style-name="ce3" table:formula="of:=[.F787]+[.E788]" office:value-type="float" office:value="3462.51041666667" calcext:value-type="float">
            <text:p>3462,51</text:p>
          </table:table-cell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SubscriptionFragment_2_ViewComponentNotVisibleOperatorMutator</text:p>
          </table:table-cell>
          <table:table-cell table:style-name="ce1" table:formula="of:=[.D788]+[.B789]" office:value-type="float" office:value="332813" calcext:value-type="float">
            <text:p>332813</text:p>
          </table:table-cell>
          <table:table-cell table:style-name="ce3" table:formula="of:=[.B789]/[.$B$1]" office:value-type="float" office:value="4.29166666666667" calcext:value-type="float">
            <text:p>4,29</text:p>
          </table:table-cell>
          <table:table-cell table:style-name="ce3" table:formula="of:=[.F788]+[.E789]" office:value-type="float" office:value="3466.80208333334" calcext:value-type="float">
            <text:p>3466,80</text:p>
          </table:table-cell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SubscriptionFragment_3_BinaryMutator</text:p>
          </table:table-cell>
          <table:table-cell table:style-name="ce1" table:formula="of:=[.D789]+[.B790]" office:value-type="float" office:value="333237" calcext:value-type="float">
            <text:p>333237</text:p>
          </table:table-cell>
          <table:table-cell table:style-name="ce3" table:formula="of:=[.B790]/[.$B$1]" office:value-type="float" office:value="4.41666666666667" calcext:value-type="float">
            <text:p>4,42</text:p>
          </table:table-cell>
          <table:table-cell table:style-name="ce3" table:formula="of:=[.F789]+[.E790]" office:value-type="float" office:value="3471.21875" calcext:value-type="float">
            <text:p>3471,22</text:p>
          </table:table-cell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ubscriptionFragment_4_InvalidViewFocusOperatorMutator</text:p>
          </table:table-cell>
          <table:table-cell table:style-name="ce1" table:formula="of:=[.D790]+[.B791]" office:value-type="float" office:value="333660" calcext:value-type="float">
            <text:p>333660</text:p>
          </table:table-cell>
          <table:table-cell table:style-name="ce3" table:formula="of:=[.B791]/[.$B$1]" office:value-type="float" office:value="4.40625" calcext:value-type="float">
            <text:p>4,41</text:p>
          </table:table-cell>
          <table:table-cell table:style-name="ce3" table:formula="of:=[.F790]+[.E791]" office:value-type="float" office:value="3475.625" calcext:value-type="float">
            <text:p>3475,63</text:p>
          </table:table-cell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SubscriptionFragment_5_ViewComponentNotVisibleOperatorMutator</text:p>
          </table:table-cell>
          <table:table-cell table:style-name="ce1" table:formula="of:=[.D791]+[.B792]" office:value-type="float" office:value="334086" calcext:value-type="float">
            <text:p>334086</text:p>
          </table:table-cell>
          <table:table-cell table:style-name="ce3" table:formula="of:=[.B792]/[.$B$1]" office:value-type="float" office:value="4.4375" calcext:value-type="float">
            <text:p>4,44</text:p>
          </table:table-cell>
          <table:table-cell table:style-name="ce3" table:formula="of:=[.F791]+[.E792]" office:value-type="float" office:value="3480.0625" calcext:value-type="float">
            <text:p>3480,06</text:p>
          </table:table-cell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ubscriptionFragment_6_InvalidViewFocusOperatorMutator</text:p>
          </table:table-cell>
          <table:table-cell table:style-name="ce1" table:formula="of:=[.D792]+[.B793]" office:value-type="float" office:value="334505" calcext:value-type="float">
            <text:p>334505</text:p>
          </table:table-cell>
          <table:table-cell table:style-name="ce3" table:formula="of:=[.B793]/[.$B$1]" office:value-type="float" office:value="4.36458333333333" calcext:value-type="float">
            <text:p>4,36</text:p>
          </table:table-cell>
          <table:table-cell table:style-name="ce3" table:formula="of:=[.F792]+[.E793]" office:value-type="float" office:value="3484.42708333334" calcext:value-type="float">
            <text:p>3484,43</text:p>
          </table:table-cell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ubscriptionFragment_7_ViewComponentNotVisibleOperatorMutator</text:p>
          </table:table-cell>
          <table:table-cell table:style-name="ce1" table:formula="of:=[.D793]+[.B794]" office:value-type="float" office:value="334927" calcext:value-type="float">
            <text:p>334927</text:p>
          </table:table-cell>
          <table:table-cell table:style-name="ce3" table:formula="of:=[.B794]/[.$B$1]" office:value-type="float" office:value="4.39583333333333" calcext:value-type="float">
            <text:p>4,40</text:p>
          </table:table-cell>
          <table:table-cell table:style-name="ce3" table:formula="of:=[.F793]+[.E794]" office:value-type="float" office:value="3488.82291666667" calcext:value-type="float">
            <text:p>3488,82</text:p>
          </table:table-cell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SubscriptionFragment_8_InvalidViewFocusOperatorMutator</text:p>
          </table:table-cell>
          <table:table-cell table:style-name="ce1" table:formula="of:=[.D794]+[.B795]" office:value-type="float" office:value="335366" calcext:value-type="float">
            <text:p>335366</text:p>
          </table:table-cell>
          <table:table-cell table:style-name="ce3" table:formula="of:=[.B795]/[.$B$1]" office:value-type="float" office:value="4.57291666666667" calcext:value-type="float">
            <text:p>4,57</text:p>
          </table:table-cell>
          <table:table-cell table:style-name="ce3" table:formula="of:=[.F794]+[.E795]" office:value-type="float" office:value="3493.39583333334" calcext:value-type="float">
            <text:p>3493,40</text:p>
          </table:table-cell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ubscriptionFragment_9_ViewComponentNotVisibleOperatorMutator</text:p>
          </table:table-cell>
          <table:table-cell table:style-name="ce1" table:formula="of:=[.D795]+[.B796]" office:value-type="float" office:value="335791" calcext:value-type="float">
            <text:p>335791</text:p>
          </table:table-cell>
          <table:table-cell table:style-name="ce3" table:formula="of:=[.B796]/[.$B$1]" office:value-type="float" office:value="4.42708333333333" calcext:value-type="float">
            <text:p>4,43</text:p>
          </table:table-cell>
          <table:table-cell table:style-name="ce3" table:formula="of:=[.F795]+[.E796]" office:value-type="float" office:value="3497.82291666667" calcext:value-type="float">
            <text:p>3497,82</text:p>
          </table:table-cell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ubscriptionFragment_10_BuggyGUIListenerOperatorMutator</text:p>
          </table:table-cell>
          <table:table-cell table:style-name="ce1" table:formula="of:=[.D796]+[.B797]" office:value-type="float" office:value="336209" calcext:value-type="float">
            <text:p>336209</text:p>
          </table:table-cell>
          <table:table-cell table:style-name="ce3" table:formula="of:=[.B797]/[.$B$1]" office:value-type="float" office:value="4.35416666666667" calcext:value-type="float">
            <text:p>4,35</text:p>
          </table:table-cell>
          <table:table-cell table:style-name="ce3" table:formula="of:=[.F796]+[.E797]" office:value-type="float" office:value="3502.17708333334" calcext:value-type="float">
            <text:p>3502,18</text:p>
          </table:table-cell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ubscriptionFragment_11_InvalidViewFocusOperatorMutator</text:p>
          </table:table-cell>
          <table:table-cell table:style-name="ce1" table:formula="of:=[.D797]+[.B798]" office:value-type="float" office:value="336632" calcext:value-type="float">
            <text:p>336632</text:p>
          </table:table-cell>
          <table:table-cell table:style-name="ce3" table:formula="of:=[.B798]/[.$B$1]" office:value-type="float" office:value="4.40625" calcext:value-type="float">
            <text:p>4,41</text:p>
          </table:table-cell>
          <table:table-cell table:style-name="ce3" table:formula="of:=[.F797]+[.E798]" office:value-type="float" office:value="3506.58333333334" calcext:value-type="float">
            <text:p>3506,58</text:p>
          </table:table-cell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ubscriptionFragment_12_ViewComponentNotVisibleOperatorMutator</text:p>
          </table:table-cell>
          <table:table-cell table:style-name="ce1" table:formula="of:=[.D798]+[.B799]" office:value-type="float" office:value="337051" calcext:value-type="float">
            <text:p>337051</text:p>
          </table:table-cell>
          <table:table-cell table:style-name="ce3" table:formula="of:=[.B799]/[.$B$1]" office:value-type="float" office:value="4.36458333333333" calcext:value-type="float">
            <text:p>4,36</text:p>
          </table:table-cell>
          <table:table-cell table:style-name="ce3" table:formula="of:=[.F798]+[.E799]" office:value-type="float" office:value="3510.94791666667" calcext:value-type="float">
            <text:p>3510,95</text:p>
          </table:table-cell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ubscriptionFragment_13_BuggyGUIListenerOperatorMutator</text:p>
          </table:table-cell>
          <table:table-cell table:style-name="ce1" table:formula="of:=[.D799]+[.B800]" office:value-type="float" office:value="337472" calcext:value-type="float">
            <text:p>337472</text:p>
          </table:table-cell>
          <table:table-cell table:style-name="ce3" table:formula="of:=[.B800]/[.$B$1]" office:value-type="float" office:value="4.38541666666667" calcext:value-type="float">
            <text:p>4,39</text:p>
          </table:table-cell>
          <table:table-cell table:style-name="ce3" table:formula="of:=[.F799]+[.E800]" office:value-type="float" office:value="3515.33333333334" calcext:value-type="float">
            <text:p>3515,33</text:p>
          </table:table-cell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SubscriptionFragment_14_InvalidViewFocusOperatorMutator</text:p>
          </table:table-cell>
          <table:table-cell table:style-name="ce1" table:formula="of:=[.D800]+[.B801]" office:value-type="float" office:value="337891" calcext:value-type="float">
            <text:p>337891</text:p>
          </table:table-cell>
          <table:table-cell table:style-name="ce3" table:formula="of:=[.B801]/[.$B$1]" office:value-type="float" office:value="4.36458333333333" calcext:value-type="float">
            <text:p>4,36</text:p>
          </table:table-cell>
          <table:table-cell table:style-name="ce3" table:formula="of:=[.F800]+[.E801]" office:value-type="float" office:value="3519.69791666667" calcext:value-type="float">
            <text:p>3519,70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SubscriptionFragment_15_ViewComponentNotVisibleOperatorMutator</text:p>
          </table:table-cell>
          <table:table-cell table:style-name="ce1" table:formula="of:=[.D801]+[.B802]" office:value-type="float" office:value="338315" calcext:value-type="float">
            <text:p>338315</text:p>
          </table:table-cell>
          <table:table-cell table:style-name="ce3" table:formula="of:=[.B802]/[.$B$1]" office:value-type="float" office:value="4.41666666666667" calcext:value-type="float">
            <text:p>4,42</text:p>
          </table:table-cell>
          <table:table-cell table:style-name="ce3" table:formula="of:=[.F801]+[.E802]" office:value-type="float" office:value="3524.11458333334" calcext:value-type="float">
            <text:p>3524,11</text:p>
          </table:table-cell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SubscriptionFragment_16_InvalidViewFocusOperatorMutator</text:p>
          </table:table-cell>
          <table:table-cell table:style-name="ce1" table:formula="of:=[.D802]+[.B803]" office:value-type="float" office:value="338733" calcext:value-type="float">
            <text:p>338733</text:p>
          </table:table-cell>
          <table:table-cell table:style-name="ce3" table:formula="of:=[.B803]/[.$B$1]" office:value-type="float" office:value="4.35416666666667" calcext:value-type="float">
            <text:p>4,35</text:p>
          </table:table-cell>
          <table:table-cell table:style-name="ce3" table:formula="of:=[.F802]+[.E803]" office:value-type="float" office:value="3528.46875" calcext:value-type="float">
            <text:p>3528,47</text:p>
          </table:table-cell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ubscriptionFragment_17_ViewComponentNotVisibleOperatorMutator</text:p>
          </table:table-cell>
          <table:table-cell table:style-name="ce1" table:formula="of:=[.D803]+[.B804]" office:value-type="float" office:value="339153" calcext:value-type="float">
            <text:p>339153</text:p>
          </table:table-cell>
          <table:table-cell table:style-name="ce3" table:formula="of:=[.B804]/[.$B$1]" office:value-type="float" office:value="4.375" calcext:value-type="float">
            <text:p>4,38</text:p>
          </table:table-cell>
          <table:table-cell table:style-name="ce3" table:formula="of:=[.F803]+[.E804]" office:value-type="float" office:value="3532.84375" calcext:value-type="float">
            <text:p>3532,84</text:p>
          </table:table-cell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SubscriptionFragment_18_BinaryMutator</text:p>
          </table:table-cell>
          <table:table-cell table:style-name="ce1" table:formula="of:=[.D804]+[.B805]" office:value-type="float" office:value="339557" calcext:value-type="float">
            <text:p>339557</text:p>
          </table:table-cell>
          <table:table-cell table:style-name="ce3" table:formula="of:=[.B805]/[.$B$1]" office:value-type="float" office:value="4.20833333333333" calcext:value-type="float">
            <text:p>4,21</text:p>
          </table:table-cell>
          <table:table-cell table:style-name="ce3" table:formula="of:=[.F804]+[.E805]" office:value-type="float" office:value="3537.05208333334" calcext:value-type="float">
            <text:p>3537,05</text:p>
          </table:table-cell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DescriptionFragment_0_InvalidViewFocusOperatorMutator</text:p>
          </table:table-cell>
          <table:table-cell table:style-name="ce1" table:formula="of:=[.D805]+[.B806]" office:value-type="float" office:value="339975" calcext:value-type="float">
            <text:p>339975</text:p>
          </table:table-cell>
          <table:table-cell table:style-name="ce3" table:formula="of:=[.B806]/[.$B$1]" office:value-type="float" office:value="4.35416666666667" calcext:value-type="float">
            <text:p>4,35</text:p>
          </table:table-cell>
          <table:table-cell table:style-name="ce3" table:formula="of:=[.F805]+[.E806]" office:value-type="float" office:value="3541.40625" calcext:value-type="float">
            <text:p>3541,41</text:p>
          </table:table-cell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DescriptionFragment_1_ViewComponentNotVisibleOperatorMutator</text:p>
          </table:table-cell>
          <table:table-cell table:style-name="ce1" table:formula="of:=[.D806]+[.B807]" office:value-type="float" office:value="340396" calcext:value-type="float">
            <text:p>340396</text:p>
          </table:table-cell>
          <table:table-cell table:style-name="ce3" table:formula="of:=[.B807]/[.$B$1]" office:value-type="float" office:value="4.38541666666667" calcext:value-type="float">
            <text:p>4,39</text:p>
          </table:table-cell>
          <table:table-cell table:style-name="ce3" table:formula="of:=[.F806]+[.E807]" office:value-type="float" office:value="3545.79166666667" calcext:value-type="float">
            <text:p>3545,79</text:p>
          </table:table-cell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ompletedDownloadsFragment_0_InvalidViewFocusOperatorMutator</text:p>
          </table:table-cell>
          <table:table-cell table:style-name="ce1" table:formula="of:=[.D807]+[.B808]" office:value-type="float" office:value="340814" calcext:value-type="float">
            <text:p>340814</text:p>
          </table:table-cell>
          <table:table-cell table:style-name="ce3" table:formula="of:=[.B808]/[.$B$1]" office:value-type="float" office:value="4.35416666666667" calcext:value-type="float">
            <text:p>4,35</text:p>
          </table:table-cell>
          <table:table-cell table:style-name="ce3" table:formula="of:=[.F807]+[.E808]" office:value-type="float" office:value="3550.14583333333" calcext:value-type="float">
            <text:p>3550,15</text:p>
          </table:table-cell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CompletedDownloadsFragment_1_ViewComponentNotVisibleOperatorMutator</text:p>
          </table:table-cell>
          <table:table-cell table:style-name="ce1" table:formula="of:=[.D808]+[.B809]" office:value-type="float" office:value="341217" calcext:value-type="float">
            <text:p>341217</text:p>
          </table:table-cell>
          <table:table-cell table:style-name="ce3" table:formula="of:=[.B809]/[.$B$1]" office:value-type="float" office:value="4.19791666666667" calcext:value-type="float">
            <text:p>4,20</text:p>
          </table:table-cell>
          <table:table-cell table:style-name="ce3" table:formula="of:=[.F808]+[.E809]" office:value-type="float" office:value="3554.34375" calcext:value-type="float">
            <text:p>3554,34</text:p>
          </table:table-cell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ompletedDownloadsFragment_2_InvalidViewFocusOperatorMutator</text:p>
          </table:table-cell>
          <table:table-cell table:style-name="ce1" table:formula="of:=[.D809]+[.B810]" office:value-type="float" office:value="341638" calcext:value-type="float">
            <text:p>341638</text:p>
          </table:table-cell>
          <table:table-cell table:style-name="ce3" table:formula="of:=[.B810]/[.$B$1]" office:value-type="float" office:value="4.38541666666667" calcext:value-type="float">
            <text:p>4,39</text:p>
          </table:table-cell>
          <table:table-cell table:style-name="ce3" table:formula="of:=[.F809]+[.E810]" office:value-type="float" office:value="3558.72916666667" calcext:value-type="float">
            <text:p>3558,73</text:p>
          </table:table-cell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CompletedDownloadsFragment_3_ViewComponentNotVisibleOperatorMutator</text:p>
          </table:table-cell>
          <table:table-cell table:style-name="ce1" table:formula="of:=[.D810]+[.B811]" office:value-type="float" office:value="342061" calcext:value-type="float">
            <text:p>342061</text:p>
          </table:table-cell>
          <table:table-cell table:style-name="ce3" table:formula="of:=[.B811]/[.$B$1]" office:value-type="float" office:value="4.40625" calcext:value-type="float">
            <text:p>4,41</text:p>
          </table:table-cell>
          <table:table-cell table:style-name="ce3" table:formula="of:=[.F810]+[.E811]" office:value-type="float" office:value="3563.13541666667" calcext:value-type="float">
            <text:p>3563,14</text:p>
          </table:table-cell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CompletedDownloadsFragment_4_InvalidViewFocusOperatorMutator</text:p>
          </table:table-cell>
          <table:table-cell table:style-name="ce1" table:formula="of:=[.D811]+[.B812]" office:value-type="float" office:value="342479" calcext:value-type="float">
            <text:p>342479</text:p>
          </table:table-cell>
          <table:table-cell table:style-name="ce3" table:formula="of:=[.B812]/[.$B$1]" office:value-type="float" office:value="4.35416666666667" calcext:value-type="float">
            <text:p>4,35</text:p>
          </table:table-cell>
          <table:table-cell table:style-name="ce3" table:formula="of:=[.F811]+[.E812]" office:value-type="float" office:value="3567.48958333333" calcext:value-type="float">
            <text:p>3567,49</text:p>
          </table:table-cell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ompletedDownloadsFragment_5_ViewComponentNotVisibleOperatorMutator</text:p>
          </table:table-cell>
          <table:table-cell table:style-name="ce1" table:formula="of:=[.D812]+[.B813]" office:value-type="float" office:value="342896" calcext:value-type="float">
            <text:p>342896</text:p>
          </table:table-cell>
          <table:table-cell table:style-name="ce3" table:formula="of:=[.B813]/[.$B$1]" office:value-type="float" office:value="4.34375" calcext:value-type="float">
            <text:p>4,34</text:p>
          </table:table-cell>
          <table:table-cell table:style-name="ce3" table:formula="of:=[.F812]+[.E813]" office:value-type="float" office:value="3571.83333333333" calcext:value-type="float">
            <text:p>3571,83</text:p>
          </table:table-cell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ompletedDownloadsFragment_6_InvalidViewFocusOperatorMutator</text:p>
          </table:table-cell>
          <table:table-cell table:style-name="ce1" table:formula="of:=[.D813]+[.B814]" office:value-type="float" office:value="343316" calcext:value-type="float">
            <text:p>343316</text:p>
          </table:table-cell>
          <table:table-cell table:style-name="ce3" table:formula="of:=[.B814]/[.$B$1]" office:value-type="float" office:value="4.375" calcext:value-type="float">
            <text:p>4,38</text:p>
          </table:table-cell>
          <table:table-cell table:style-name="ce3" table:formula="of:=[.F813]+[.E814]" office:value-type="float" office:value="3576.20833333333" calcext:value-type="float">
            <text:p>3576,21</text:p>
          </table:table-cell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ompletedDownloadsFragment_7_ViewComponentNotVisibleOperatorMutator</text:p>
          </table:table-cell>
          <table:table-cell table:style-name="ce1" table:formula="of:=[.D814]+[.B815]" office:value-type="float" office:value="343733" calcext:value-type="float">
            <text:p>343733</text:p>
          </table:table-cell>
          <table:table-cell table:style-name="ce3" table:formula="of:=[.B815]/[.$B$1]" office:value-type="float" office:value="4.34375" calcext:value-type="float">
            <text:p>4,34</text:p>
          </table:table-cell>
          <table:table-cell table:style-name="ce3" table:formula="of:=[.F814]+[.E815]" office:value-type="float" office:value="3580.55208333333" calcext:value-type="float">
            <text:p>3580,55</text:p>
          </table:table-cell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AllEpisodesFragment_0_BuggyGUIListenerOperatorMutator</text:p>
          </table:table-cell>
          <table:table-cell table:style-name="ce1" table:formula="of:=[.D815]+[.B816]" office:value-type="float" office:value="344151" calcext:value-type="float">
            <text:p>344151</text:p>
          </table:table-cell>
          <table:table-cell table:style-name="ce3" table:formula="of:=[.B816]/[.$B$1]" office:value-type="float" office:value="4.35416666666667" calcext:value-type="float">
            <text:p>4,35</text:p>
          </table:table-cell>
          <table:table-cell table:style-name="ce3" table:formula="of:=[.F815]+[.E816]" office:value-type="float" office:value="3584.90625" calcext:value-type="float">
            <text:p>3584,91</text:p>
          </table:table-cell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AllEpisodesFragment_1_BinaryMutator</text:p>
          </table:table-cell>
          <table:table-cell table:style-name="ce1" table:formula="of:=[.D816]+[.B817]" office:value-type="float" office:value="344566" calcext:value-type="float">
            <text:p>344566</text:p>
          </table:table-cell>
          <table:table-cell table:style-name="ce3" table:formula="of:=[.B817]/[.$B$1]" office:value-type="float" office:value="4.32291666666667" calcext:value-type="float">
            <text:p>4,32</text:p>
          </table:table-cell>
          <table:table-cell table:style-name="ce3" table:formula="of:=[.F816]+[.E817]" office:value-type="float" office:value="3589.22916666667" calcext:value-type="float">
            <text:p>3589,23</text:p>
          </table:table-cell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AllEpisodesFragment_2_BinaryMutator</text:p>
          </table:table-cell>
          <table:table-cell table:style-name="ce1" table:formula="of:=[.D817]+[.B818]" office:value-type="float" office:value="344983" calcext:value-type="float">
            <text:p>344983</text:p>
          </table:table-cell>
          <table:table-cell table:style-name="ce3" table:formula="of:=[.B818]/[.$B$1]" office:value-type="float" office:value="4.34375" calcext:value-type="float">
            <text:p>4,34</text:p>
          </table:table-cell>
          <table:table-cell table:style-name="ce3" table:formula="of:=[.F817]+[.E818]" office:value-type="float" office:value="3593.57291666667" calcext:value-type="float">
            <text:p>3593,57</text:p>
          </table:table-cell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AllEpisodesFragment_3_BinaryMutator</text:p>
          </table:table-cell>
          <table:table-cell table:style-name="ce1" table:formula="of:=[.D818]+[.B819]" office:value-type="float" office:value="345401" calcext:value-type="float">
            <text:p>345401</text:p>
          </table:table-cell>
          <table:table-cell table:style-name="ce3" table:formula="of:=[.B819]/[.$B$1]" office:value-type="float" office:value="4.35416666666667" calcext:value-type="float">
            <text:p>4,35</text:p>
          </table:table-cell>
          <table:table-cell table:style-name="ce3" table:formula="of:=[.F818]+[.E819]" office:value-type="float" office:value="3597.92708333333" calcext:value-type="float">
            <text:p>3597,93</text:p>
          </table:table-cell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AddFeedFragment_0_BuggyGUIListenerOperatorMutator</text:p>
          </table:table-cell>
          <table:table-cell table:style-name="ce1" table:formula="of:=[.D819]+[.B820]" office:value-type="float" office:value="345821" calcext:value-type="float">
            <text:p>345821</text:p>
          </table:table-cell>
          <table:table-cell table:style-name="ce3" table:formula="of:=[.B820]/[.$B$1]" office:value-type="float" office:value="4.375" calcext:value-type="float">
            <text:p>4,38</text:p>
          </table:table-cell>
          <table:table-cell table:style-name="ce3" table:formula="of:=[.F819]+[.E820]" office:value-type="float" office:value="3602.30208333333" calcext:value-type="float">
            <text:p>3602,30</text:p>
          </table:table-cell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AddFeedFragment_1_BuggyGUIListenerOperatorMutator</text:p>
          </table:table-cell>
          <table:table-cell table:style-name="ce1" table:formula="of:=[.D820]+[.B821]" office:value-type="float" office:value="346241" calcext:value-type="float">
            <text:p>346241</text:p>
          </table:table-cell>
          <table:table-cell table:style-name="ce3" table:formula="of:=[.B821]/[.$B$1]" office:value-type="float" office:value="4.375" calcext:value-type="float">
            <text:p>4,38</text:p>
          </table:table-cell>
          <table:table-cell table:style-name="ce3" table:formula="of:=[.F820]+[.E821]" office:value-type="float" office:value="3606.67708333333" calcext:value-type="float">
            <text:p>3606,68</text:p>
          </table:table-cell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ddFeedFragment_2_BuggyGUIListenerOperatorMutator</text:p>
          </table:table-cell>
          <table:table-cell table:style-name="ce1" table:formula="of:=[.D821]+[.B822]" office:value-type="float" office:value="346663" calcext:value-type="float">
            <text:p>346663</text:p>
          </table:table-cell>
          <table:table-cell table:style-name="ce3" table:formula="of:=[.B822]/[.$B$1]" office:value-type="float" office:value="4.39583333333333" calcext:value-type="float">
            <text:p>4,40</text:p>
          </table:table-cell>
          <table:table-cell table:style-name="ce3" table:formula="of:=[.F821]+[.E822]" office:value-type="float" office:value="3611.07291666667" calcext:value-type="float">
            <text:p>3611,07</text:p>
          </table:table-cell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ddFeedFragment_3_BuggyGUIListenerOperatorMutator</text:p>
          </table:table-cell>
          <table:table-cell table:style-name="ce1" table:formula="of:=[.D822]+[.B823]" office:value-type="float" office:value="347084" calcext:value-type="float">
            <text:p>347084</text:p>
          </table:table-cell>
          <table:table-cell table:style-name="ce3" table:formula="of:=[.B823]/[.$B$1]" office:value-type="float" office:value="4.38541666666667" calcext:value-type="float">
            <text:p>4,39</text:p>
          </table:table-cell>
          <table:table-cell table:style-name="ce3" table:formula="of:=[.F822]+[.E823]" office:value-type="float" office:value="3615.45833333333" calcext:value-type="float">
            <text:p>3615,46</text:p>
          </table:table-cell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AddFeedFragment_4_BuggyGUIListenerOperatorMutator</text:p>
          </table:table-cell>
          <table:table-cell table:style-name="ce1" table:formula="of:=[.D823]+[.B824]" office:value-type="float" office:value="347499" calcext:value-type="float">
            <text:p>347499</text:p>
          </table:table-cell>
          <table:table-cell table:style-name="ce3" table:formula="of:=[.B824]/[.$B$1]" office:value-type="float" office:value="4.32291666666667" calcext:value-type="float">
            <text:p>4,32</text:p>
          </table:table-cell>
          <table:table-cell table:style-name="ce3" table:formula="of:=[.F823]+[.E824]" office:value-type="float" office:value="3619.78125" calcext:value-type="float">
            <text:p>3619,78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ddFeedFragment_5_BuggyGUIListenerOperatorMutator</text:p>
          </table:table-cell>
          <table:table-cell table:style-name="ce1" table:formula="of:=[.D824]+[.B825]" office:value-type="float" office:value="347921" calcext:value-type="float">
            <text:p>347921</text:p>
          </table:table-cell>
          <table:table-cell table:style-name="ce3" table:formula="of:=[.B825]/[.$B$1]" office:value-type="float" office:value="4.39583333333333" calcext:value-type="float">
            <text:p>4,40</text:p>
          </table:table-cell>
          <table:table-cell table:style-name="ce3" table:formula="of:=[.F824]+[.E825]" office:value-type="float" office:value="3624.17708333333" calcext:value-type="float">
            <text:p>3624,18</text:p>
          </table:table-cell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AddFeedFragment_6_BuggyGUIListenerOperatorMutator</text:p>
          </table:table-cell>
          <table:table-cell table:style-name="ce1" table:formula="of:=[.D825]+[.B826]" office:value-type="float" office:value="348340" calcext:value-type="float">
            <text:p>348340</text:p>
          </table:table-cell>
          <table:table-cell table:style-name="ce3" table:formula="of:=[.B826]/[.$B$1]" office:value-type="float" office:value="4.36458333333333" calcext:value-type="float">
            <text:p>4,36</text:p>
          </table:table-cell>
          <table:table-cell table:style-name="ce3" table:formula="of:=[.F825]+[.E826]" office:value-type="float" office:value="3628.54166666667" calcext:value-type="float">
            <text:p>3628,54</text:p>
          </table:table-cell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AddFeedFragment_7_BuggyGUIListenerOperatorMutator</text:p>
          </table:table-cell>
          <table:table-cell table:style-name="ce1" table:formula="of:=[.D826]+[.B827]" office:value-type="float" office:value="348760" calcext:value-type="float">
            <text:p>348760</text:p>
          </table:table-cell>
          <table:table-cell table:style-name="ce3" table:formula="of:=[.B827]/[.$B$1]" office:value-type="float" office:value="4.375" calcext:value-type="float">
            <text:p>4,38</text:p>
          </table:table-cell>
          <table:table-cell table:style-name="ce3" table:formula="of:=[.F826]+[.E827]" office:value-type="float" office:value="3632.91666666667" calcext:value-type="float">
            <text:p>3632,92</text:p>
          </table:table-cell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AddFeedFragment_8_BuggyGUIListenerOperatorMutator</text:p>
          </table:table-cell>
          <table:table-cell table:style-name="ce1" table:formula="of:=[.D827]+[.B828]" office:value-type="float" office:value="349214" calcext:value-type="float">
            <text:p>349214</text:p>
          </table:table-cell>
          <table:table-cell table:style-name="ce3" table:formula="of:=[.B828]/[.$B$1]" office:value-type="float" office:value="4.72916666666667" calcext:value-type="float">
            <text:p>4,73</text:p>
          </table:table-cell>
          <table:table-cell table:style-name="ce3" table:formula="of:=[.F827]+[.E828]" office:value-type="float" office:value="3637.64583333333" calcext:value-type="float">
            <text:p>3637,65</text:p>
          </table:table-cell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ddFeedFragment_9_NullIntentOperatorMutator</text:p>
          </table:table-cell>
          <table:table-cell table:style-name="ce1" table:formula="of:=[.D828]+[.B829]" office:value-type="float" office:value="349637" calcext:value-type="float">
            <text:p>349637</text:p>
          </table:table-cell>
          <table:table-cell table:style-name="ce3" table:formula="of:=[.B829]/[.$B$1]" office:value-type="float" office:value="4.40625" calcext:value-type="float">
            <text:p>4,41</text:p>
          </table:table-cell>
          <table:table-cell table:style-name="ce3" table:formula="of:=[.F828]+[.E829]" office:value-type="float" office:value="3642.05208333333" calcext:value-type="float">
            <text:p>3642,05</text:p>
          </table:table-cell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AddFeedFragment_10_InvalidKeyIntentOperatorMutator</text:p>
          </table:table-cell>
          <table:table-cell table:style-name="ce1" table:formula="of:=[.D829]+[.B830]" office:value-type="float" office:value="350053" calcext:value-type="float">
            <text:p>350053</text:p>
          </table:table-cell>
          <table:table-cell table:style-name="ce3" table:formula="of:=[.B830]/[.$B$1]" office:value-type="float" office:value="4.33333333333333" calcext:value-type="float">
            <text:p>4,33</text:p>
          </table:table-cell>
          <table:table-cell table:style-name="ce3" table:formula="of:=[.F829]+[.E830]" office:value-type="float" office:value="3646.38541666667" calcext:value-type="float">
            <text:p>3646,39</text:p>
          </table:table-cell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AddFeedFragment_11_RandomActionIntentDefinitionOperatorMutator</text:p>
          </table:table-cell>
          <table:table-cell table:style-name="ce1" table:formula="of:=[.D830]+[.B831]" office:value-type="float" office:value="350472" calcext:value-type="float">
            <text:p>350472</text:p>
          </table:table-cell>
          <table:table-cell table:style-name="ce3" table:formula="of:=[.B831]/[.$B$1]" office:value-type="float" office:value="4.36458333333333" calcext:value-type="float">
            <text:p>4,36</text:p>
          </table:table-cell>
          <table:table-cell table:style-name="ce3" table:formula="of:=[.F830]+[.E831]" office:value-type="float" office:value="3650.75" calcext:value-type="float">
            <text:p>3650,75</text:p>
          </table:table-cell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AddFeedFragment_12_NullValueIntentPutExtraOperatorMutator</text:p>
          </table:table-cell>
          <table:table-cell table:style-name="ce1" table:formula="of:=[.D831]+[.B832]" office:value-type="float" office:value="350902" calcext:value-type="float">
            <text:p>350902</text:p>
          </table:table-cell>
          <table:table-cell table:style-name="ce3" table:formula="of:=[.B832]/[.$B$1]" office:value-type="float" office:value="4.47916666666667" calcext:value-type="float">
            <text:p>4,48</text:p>
          </table:table-cell>
          <table:table-cell table:style-name="ce3" table:formula="of:=[.F831]+[.E832]" office:value-type="float" office:value="3655.22916666667" calcext:value-type="float">
            <text:p>3655,23</text:p>
          </table:table-cell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AddFeedFragment_13_IntentPayloadReplacementOperatorMutator</text:p>
          </table:table-cell>
          <table:table-cell table:style-name="ce1" table:formula="of:=[.D832]+[.B833]" office:value-type="float" office:value="351333" calcext:value-type="float">
            <text:p>351333</text:p>
          </table:table-cell>
          <table:table-cell table:style-name="ce3" table:formula="of:=[.B833]/[.$B$1]" office:value-type="float" office:value="4.48958333333333" calcext:value-type="float">
            <text:p>4,49</text:p>
          </table:table-cell>
          <table:table-cell table:style-name="ce3" table:formula="of:=[.F832]+[.E833]" office:value-type="float" office:value="3659.71875" calcext:value-type="float">
            <text:p>3659,72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AddFeedFragment_14_RandomActionIntentDefinitionOperatorMutator</text:p>
          </table:table-cell>
          <table:table-cell table:style-name="ce1" table:formula="of:=[.D833]+[.B834]" office:value-type="float" office:value="351766" calcext:value-type="float">
            <text:p>351766</text:p>
          </table:table-cell>
          <table:table-cell table:style-name="ce3" table:formula="of:=[.B834]/[.$B$1]" office:value-type="float" office:value="4.51041666666667" calcext:value-type="float">
            <text:p>4,51</text:p>
          </table:table-cell>
          <table:table-cell table:style-name="ce3" table:formula="of:=[.F833]+[.E834]" office:value-type="float" office:value="3664.22916666667" calcext:value-type="float">
            <text:p>3664,23</text:p>
          </table:table-cell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AddFeedFragment_15_LengthyGUICreationOperatorMutator</text:p>
          </table:table-cell>
          <table:table-cell table:style-name="ce1" table:formula="of:=[.D834]+[.B835]" office:value-type="float" office:value="352209" calcext:value-type="float">
            <text:p>352209</text:p>
          </table:table-cell>
          <table:table-cell table:style-name="ce3" table:formula="of:=[.B835]/[.$B$1]" office:value-type="float" office:value="4.61458333333333" calcext:value-type="float">
            <text:p>4,61</text:p>
          </table:table-cell>
          <table:table-cell table:style-name="ce3" table:formula="of:=[.F834]+[.E835]" office:value-type="float" office:value="3668.84375" calcext:value-type="float">
            <text:p>3668,84</text:p>
          </table:table-cell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AddFeedFragment_16_NullIntentOperatorMutator</text:p>
          </table:table-cell>
          <table:table-cell table:style-name="ce1" table:formula="of:=[.D835]+[.B836]" office:value-type="float" office:value="352627" calcext:value-type="float">
            <text:p>352627</text:p>
          </table:table-cell>
          <table:table-cell table:style-name="ce3" table:formula="of:=[.B836]/[.$B$1]" office:value-type="float" office:value="4.35416666666667" calcext:value-type="float">
            <text:p>4,35</text:p>
          </table:table-cell>
          <table:table-cell table:style-name="ce3" table:formula="of:=[.F835]+[.E836]" office:value-type="float" office:value="3673.19791666667" calcext:value-type="float">
            <text:p>3673,20</text:p>
          </table:table-cell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AddFeedFragment_17_InvalidKeyIntentOperatorMutator</text:p>
          </table:table-cell>
          <table:table-cell table:style-name="ce1" table:formula="of:=[.D836]+[.B837]" office:value-type="float" office:value="353044" calcext:value-type="float">
            <text:p>353044</text:p>
          </table:table-cell>
          <table:table-cell table:style-name="ce3" table:formula="of:=[.B837]/[.$B$1]" office:value-type="float" office:value="4.34375" calcext:value-type="float">
            <text:p>4,34</text:p>
          </table:table-cell>
          <table:table-cell table:style-name="ce3" table:formula="of:=[.F836]+[.E837]" office:value-type="float" office:value="3677.54166666667" calcext:value-type="float">
            <text:p>3677,54</text:p>
          </table:table-cell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AddFeedFragment_18_RandomActionIntentDefinitionOperatorMutator</text:p>
          </table:table-cell>
          <table:table-cell table:style-name="ce1" table:formula="of:=[.D837]+[.B838]" office:value-type="float" office:value="353462" calcext:value-type="float">
            <text:p>353462</text:p>
          </table:table-cell>
          <table:table-cell table:style-name="ce3" table:formula="of:=[.B838]/[.$B$1]" office:value-type="float" office:value="4.35416666666667" calcext:value-type="float">
            <text:p>4,35</text:p>
          </table:table-cell>
          <table:table-cell table:style-name="ce3" table:formula="of:=[.F837]+[.E838]" office:value-type="float" office:value="3681.89583333333" calcext:value-type="float">
            <text:p>3681,90</text:p>
          </table:table-cell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AddFeedFragment_19_RandomActionIntentDefinitionOperatorMutator</text:p>
          </table:table-cell>
          <table:table-cell table:style-name="ce1" table:formula="of:=[.D838]+[.B839]" office:value-type="float" office:value="353879" calcext:value-type="float">
            <text:p>353879</text:p>
          </table:table-cell>
          <table:table-cell table:style-name="ce3" table:formula="of:=[.B839]/[.$B$1]" office:value-type="float" office:value="4.34375" calcext:value-type="float">
            <text:p>4,34</text:p>
          </table:table-cell>
          <table:table-cell table:style-name="ce3" table:formula="of:=[.F838]+[.E839]" office:value-type="float" office:value="3686.23958333333" calcext:value-type="float">
            <text:p>3686,24</text:p>
          </table:table-cell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AddFeedFragment_20_RandomActionIntentDefinitionOperatorMutator</text:p>
          </table:table-cell>
          <table:table-cell table:style-name="ce1" table:formula="of:=[.D839]+[.B840]" office:value-type="float" office:value="354297" calcext:value-type="float">
            <text:p>354297</text:p>
          </table:table-cell>
          <table:table-cell table:style-name="ce3" table:formula="of:=[.B840]/[.$B$1]" office:value-type="float" office:value="4.35416666666667" calcext:value-type="float">
            <text:p>4,35</text:p>
          </table:table-cell>
          <table:table-cell table:style-name="ce3" table:formula="of:=[.F839]+[.E840]" office:value-type="float" office:value="3690.59375" calcext:value-type="float">
            <text:p>3690,59</text:p>
          </table:table-cell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PlaybackHistoryFragment_0_BinaryMutator</text:p>
          </table:table-cell>
          <table:table-cell table:style-name="ce1" table:formula="of:=[.D840]+[.B841]" office:value-type="float" office:value="354719" calcext:value-type="float">
            <text:p>354719</text:p>
          </table:table-cell>
          <table:table-cell table:style-name="ce3" table:formula="of:=[.B841]/[.$B$1]" office:value-type="float" office:value="4.39583333333333" calcext:value-type="float">
            <text:p>4,40</text:p>
          </table:table-cell>
          <table:table-cell table:style-name="ce3" table:formula="of:=[.F840]+[.E841]" office:value-type="float" office:value="3694.98958333333" calcext:value-type="float">
            <text:p>3694,99</text:p>
          </table:table-cell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PlaybackHistoryFragment_1_BinaryMutator</text:p>
          </table:table-cell>
          <table:table-cell table:style-name="ce1" table:formula="of:=[.D841]+[.B842]" office:value-type="float" office:value="355135" calcext:value-type="float">
            <text:p>355135</text:p>
          </table:table-cell>
          <table:table-cell table:style-name="ce3" table:formula="of:=[.B842]/[.$B$1]" office:value-type="float" office:value="4.33333333333333" calcext:value-type="float">
            <text:p>4,33</text:p>
          </table:table-cell>
          <table:table-cell table:style-name="ce3" table:formula="of:=[.F841]+[.E842]" office:value-type="float" office:value="3699.32291666667" calcext:value-type="float">
            <text:p>3699,32</text:p>
          </table:table-cell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PlaybackHistoryFragment_2_BinaryMutator</text:p>
          </table:table-cell>
          <table:table-cell table:style-name="ce1" table:formula="of:=[.D842]+[.B843]" office:value-type="float" office:value="355553" calcext:value-type="float">
            <text:p>355553</text:p>
          </table:table-cell>
          <table:table-cell table:style-name="ce3" table:formula="of:=[.B843]/[.$B$1]" office:value-type="float" office:value="4.35416666666667" calcext:value-type="float">
            <text:p>4,35</text:p>
          </table:table-cell>
          <table:table-cell table:style-name="ce3" table:formula="of:=[.F842]+[.E843]" office:value-type="float" office:value="3703.67708333333" calcext:value-type="float">
            <text:p>3703,68</text:p>
          </table:table-cell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ChaptersFragment_0_BuggyGUIListenerOperatorMutator</text:p>
          </table:table-cell>
          <table:table-cell table:style-name="ce1" table:formula="of:=[.D843]+[.B844]" office:value-type="float" office:value="355972" calcext:value-type="float">
            <text:p>355972</text:p>
          </table:table-cell>
          <table:table-cell table:style-name="ce3" table:formula="of:=[.B844]/[.$B$1]" office:value-type="float" office:value="4.36458333333333" calcext:value-type="float">
            <text:p>4,36</text:p>
          </table:table-cell>
          <table:table-cell table:style-name="ce3" table:formula="of:=[.F843]+[.E844]" office:value-type="float" office:value="3708.04166666667" calcext:value-type="float">
            <text:p>3708,04</text:p>
          </table:table-cell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Fragment_1_InvalidViewFocusOperatorMutator</text:p>
          </table:table-cell>
          <table:table-cell table:style-name="ce1" table:formula="of:=[.D844]+[.B845]" office:value-type="float" office:value="356392" calcext:value-type="float">
            <text:p>356392</text:p>
          </table:table-cell>
          <table:table-cell table:style-name="ce3" table:formula="of:=[.B845]/[.$B$1]" office:value-type="float" office:value="4.375" calcext:value-type="float">
            <text:p>4,38</text:p>
          </table:table-cell>
          <table:table-cell table:style-name="ce3" table:formula="of:=[.F844]+[.E845]" office:value-type="float" office:value="3712.41666666667" calcext:value-type="float">
            <text:p>3712,42</text:p>
          </table:table-cell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haptersFragment_2_ViewComponentNotVisibleOperatorMutator</text:p>
          </table:table-cell>
          <table:table-cell table:style-name="ce1" table:formula="of:=[.D845]+[.B846]" office:value-type="float" office:value="356813" calcext:value-type="float">
            <text:p>356813</text:p>
          </table:table-cell>
          <table:table-cell table:style-name="ce3" table:formula="of:=[.B846]/[.$B$1]" office:value-type="float" office:value="4.38541666666667" calcext:value-type="float">
            <text:p>4,39</text:p>
          </table:table-cell>
          <table:table-cell table:style-name="ce3" table:formula="of:=[.F845]+[.E846]" office:value-type="float" office:value="3716.80208333333" calcext:value-type="float">
            <text:p>3716,80</text:p>
          </table:table-cell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ChaptersFragment_3_InvalidViewFocusOperatorMutator</text:p>
          </table:table-cell>
          <table:table-cell table:style-name="ce1" table:formula="of:=[.D846]+[.B847]" office:value-type="float" office:value="357233" calcext:value-type="float">
            <text:p>357233</text:p>
          </table:table-cell>
          <table:table-cell table:style-name="ce3" table:formula="of:=[.B847]/[.$B$1]" office:value-type="float" office:value="4.375" calcext:value-type="float">
            <text:p>4,38</text:p>
          </table:table-cell>
          <table:table-cell table:style-name="ce3" table:formula="of:=[.F846]+[.E847]" office:value-type="float" office:value="3721.17708333333" calcext:value-type="float">
            <text:p>3721,18</text:p>
          </table:table-cell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ChaptersFragment_4_ViewComponentNotVisibleOperatorMutator</text:p>
          </table:table-cell>
          <table:table-cell table:style-name="ce1" table:formula="of:=[.D847]+[.B848]" office:value-type="float" office:value="357650" calcext:value-type="float">
            <text:p>357650</text:p>
          </table:table-cell>
          <table:table-cell table:style-name="ce3" table:formula="of:=[.B848]/[.$B$1]" office:value-type="float" office:value="4.34375" calcext:value-type="float">
            <text:p>4,34</text:p>
          </table:table-cell>
          <table:table-cell table:style-name="ce3" table:formula="of:=[.F847]+[.E848]" office:value-type="float" office:value="3725.52083333333" calcext:value-type="float">
            <text:p>3725,52</text:p>
          </table:table-cell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ItemFragment_0_LengthyGUICreationOperatorMutator</text:p>
          </table:table-cell>
          <table:table-cell table:style-name="ce1" table:formula="of:=[.D848]+[.B849]" office:value-type="float" office:value="358102" calcext:value-type="float">
            <text:p>358102</text:p>
          </table:table-cell>
          <table:table-cell table:style-name="ce3" table:formula="of:=[.B849]/[.$B$1]" office:value-type="float" office:value="4.70833333333333" calcext:value-type="float">
            <text:p>4,71</text:p>
          </table:table-cell>
          <table:table-cell table:style-name="ce3" table:formula="of:=[.F848]+[.E849]" office:value-type="float" office:value="3730.22916666667" calcext:value-type="float">
            <text:p>3730,23</text:p>
          </table:table-cell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1_InvalidViewFocusOperatorMutator</text:p>
          </table:table-cell>
          <table:table-cell table:style-name="ce1" table:formula="of:=[.D849]+[.B850]" office:value-type="float" office:value="358523" calcext:value-type="float">
            <text:p>358523</text:p>
          </table:table-cell>
          <table:table-cell table:style-name="ce3" table:formula="of:=[.B850]/[.$B$1]" office:value-type="float" office:value="4.38541666666667" calcext:value-type="float">
            <text:p>4,39</text:p>
          </table:table-cell>
          <table:table-cell table:style-name="ce3" table:formula="of:=[.F849]+[.E850]" office:value-type="float" office:value="3734.61458333333" calcext:value-type="float">
            <text:p>3734,61</text:p>
          </table:table-cell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2_ViewComponentNotVisibleOperatorMutator</text:p>
          </table:table-cell>
          <table:table-cell table:style-name="ce1" table:formula="of:=[.D850]+[.B851]" office:value-type="float" office:value="358942" calcext:value-type="float">
            <text:p>358942</text:p>
          </table:table-cell>
          <table:table-cell table:style-name="ce3" table:formula="of:=[.B851]/[.$B$1]" office:value-type="float" office:value="4.36458333333333" calcext:value-type="float">
            <text:p>4,36</text:p>
          </table:table-cell>
          <table:table-cell table:style-name="ce3" table:formula="of:=[.F850]+[.E851]" office:value-type="float" office:value="3738.97916666667" calcext:value-type="float">
            <text:p>3738,98</text:p>
          </table:table-cell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3_InvalidViewFocusOperatorMutator</text:p>
          </table:table-cell>
          <table:table-cell table:style-name="ce1" table:formula="of:=[.D851]+[.B852]" office:value-type="float" office:value="359362" calcext:value-type="float">
            <text:p>359362</text:p>
          </table:table-cell>
          <table:table-cell table:style-name="ce3" table:formula="of:=[.B852]/[.$B$1]" office:value-type="float" office:value="4.375" calcext:value-type="float">
            <text:p>4,38</text:p>
          </table:table-cell>
          <table:table-cell table:style-name="ce3" table:formula="of:=[.F851]+[.E852]" office:value-type="float" office:value="3743.35416666667" calcext:value-type="float">
            <text:p>3743,35</text:p>
          </table:table-cell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ItemFragment_4_ViewComponentNotVisibleOperatorMutator</text:p>
          </table:table-cell>
          <table:table-cell table:style-name="ce1" table:formula="of:=[.D852]+[.B853]" office:value-type="float" office:value="359793" calcext:value-type="float">
            <text:p>359793</text:p>
          </table:table-cell>
          <table:table-cell table:style-name="ce3" table:formula="of:=[.B853]/[.$B$1]" office:value-type="float" office:value="4.48958333333333" calcext:value-type="float">
            <text:p>4,49</text:p>
          </table:table-cell>
          <table:table-cell table:style-name="ce3" table:formula="of:=[.F852]+[.E853]" office:value-type="float" office:value="3747.84375" calcext:value-type="float">
            <text:p>3747,84</text:p>
          </table:table-cell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ItemFragment_5_BuggyGUIListenerOperatorMutator</text:p>
          </table:table-cell>
          <table:table-cell table:style-name="ce1" table:formula="of:=[.D853]+[.B854]" office:value-type="float" office:value="360215" calcext:value-type="float">
            <text:p>360215</text:p>
          </table:table-cell>
          <table:table-cell table:style-name="ce3" table:formula="of:=[.B854]/[.$B$1]" office:value-type="float" office:value="4.39583333333333" calcext:value-type="float">
            <text:p>4,40</text:p>
          </table:table-cell>
          <table:table-cell table:style-name="ce3" table:formula="of:=[.F853]+[.E854]" office:value-type="float" office:value="3752.23958333333" calcext:value-type="float">
            <text:p>3752,24</text:p>
          </table:table-cell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6_InvalidViewFocusOperatorMutator</text:p>
          </table:table-cell>
          <table:table-cell table:style-name="ce1" table:formula="of:=[.D854]+[.B855]" office:value-type="float" office:value="360635" calcext:value-type="float">
            <text:p>360635</text:p>
          </table:table-cell>
          <table:table-cell table:style-name="ce3" table:formula="of:=[.B855]/[.$B$1]" office:value-type="float" office:value="4.375" calcext:value-type="float">
            <text:p>4,38</text:p>
          </table:table-cell>
          <table:table-cell table:style-name="ce3" table:formula="of:=[.F854]+[.E855]" office:value-type="float" office:value="3756.61458333333" calcext:value-type="float">
            <text:p>3756,61</text:p>
          </table:table-cell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7_ViewComponentNotVisibleOperatorMutator</text:p>
          </table:table-cell>
          <table:table-cell table:style-name="ce1" table:formula="of:=[.D855]+[.B856]" office:value-type="float" office:value="361056" calcext:value-type="float">
            <text:p>361056</text:p>
          </table:table-cell>
          <table:table-cell table:style-name="ce3" table:formula="of:=[.B856]/[.$B$1]" office:value-type="float" office:value="4.38541666666667" calcext:value-type="float">
            <text:p>4,39</text:p>
          </table:table-cell>
          <table:table-cell table:style-name="ce3" table:formula="of:=[.F855]+[.E856]" office:value-type="float" office:value="3761" calcext:value-type="float">
            <text:p>3761,00</text:p>
          </table:table-cell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8_InvalidViewFocusOperatorMutator</text:p>
          </table:table-cell>
          <table:table-cell table:style-name="ce1" table:formula="of:=[.D856]+[.B857]" office:value-type="float" office:value="361477" calcext:value-type="float">
            <text:p>361477</text:p>
          </table:table-cell>
          <table:table-cell table:style-name="ce3" table:formula="of:=[.B857]/[.$B$1]" office:value-type="float" office:value="4.38541666666667" calcext:value-type="float">
            <text:p>4,39</text:p>
          </table:table-cell>
          <table:table-cell table:style-name="ce3" table:formula="of:=[.F856]+[.E857]" office:value-type="float" office:value="3765.38541666667" calcext:value-type="float">
            <text:p>3765,39</text:p>
          </table:table-cell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9_ViewComponentNotVisibleOperatorMutator</text:p>
          </table:table-cell>
          <table:table-cell table:style-name="ce1" table:formula="of:=[.D857]+[.B858]" office:value-type="float" office:value="361896" calcext:value-type="float">
            <text:p>361896</text:p>
          </table:table-cell>
          <table:table-cell table:style-name="ce3" table:formula="of:=[.B858]/[.$B$1]" office:value-type="float" office:value="4.36458333333333" calcext:value-type="float">
            <text:p>4,36</text:p>
          </table:table-cell>
          <table:table-cell table:style-name="ce3" table:formula="of:=[.F857]+[.E858]" office:value-type="float" office:value="3769.75" calcext:value-type="float">
            <text:p>3769,75</text:p>
          </table:table-cell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Fragment_10_InvalidViewFocusOperatorMutator</text:p>
          </table:table-cell>
          <table:table-cell table:style-name="ce1" table:formula="of:=[.D858]+[.B859]" office:value-type="float" office:value="362314" calcext:value-type="float">
            <text:p>362314</text:p>
          </table:table-cell>
          <table:table-cell table:style-name="ce3" table:formula="of:=[.B859]/[.$B$1]" office:value-type="float" office:value="4.35416666666667" calcext:value-type="float">
            <text:p>4,35</text:p>
          </table:table-cell>
          <table:table-cell table:style-name="ce3" table:formula="of:=[.F858]+[.E859]" office:value-type="float" office:value="3774.10416666667" calcext:value-type="float">
            <text:p>3774,10</text:p>
          </table:table-cell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11_ViewComponentNotVisibleOperatorMutator</text:p>
          </table:table-cell>
          <table:table-cell table:style-name="ce1" table:formula="of:=[.D859]+[.B860]" office:value-type="float" office:value="362735" calcext:value-type="float">
            <text:p>362735</text:p>
          </table:table-cell>
          <table:table-cell table:style-name="ce3" table:formula="of:=[.B860]/[.$B$1]" office:value-type="float" office:value="4.38541666666667" calcext:value-type="float">
            <text:p>4,39</text:p>
          </table:table-cell>
          <table:table-cell table:style-name="ce3" table:formula="of:=[.F859]+[.E860]" office:value-type="float" office:value="3778.48958333333" calcext:value-type="float">
            <text:p>3778,49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ItemFragment_12_InvalidViewFocusOperatorMutator</text:p>
          </table:table-cell>
          <table:table-cell table:style-name="ce1" table:formula="of:=[.D860]+[.B861]" office:value-type="float" office:value="363196" calcext:value-type="float">
            <text:p>363196</text:p>
          </table:table-cell>
          <table:table-cell table:style-name="ce3" table:formula="of:=[.B861]/[.$B$1]" office:value-type="float" office:value="4.80208333333333" calcext:value-type="float">
            <text:p>4,80</text:p>
          </table:table-cell>
          <table:table-cell table:style-name="ce3" table:formula="of:=[.F860]+[.E861]" office:value-type="float" office:value="3783.29166666667" calcext:value-type="float">
            <text:p>3783,29</text:p>
          </table:table-cell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13_ViewComponentNotVisibleOperatorMutator</text:p>
          </table:table-cell>
          <table:table-cell table:style-name="ce1" table:formula="of:=[.D861]+[.B862]" office:value-type="float" office:value="363617" calcext:value-type="float">
            <text:p>363617</text:p>
          </table:table-cell>
          <table:table-cell table:style-name="ce3" table:formula="of:=[.B862]/[.$B$1]" office:value-type="float" office:value="4.38541666666667" calcext:value-type="float">
            <text:p>4,39</text:p>
          </table:table-cell>
          <table:table-cell table:style-name="ce3" table:formula="of:=[.F861]+[.E862]" office:value-type="float" office:value="3787.67708333333" calcext:value-type="float">
            <text:p>3787,68</text:p>
          </table:table-cell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Fragment_14_InvalidViewFocusOperatorMutator</text:p>
          </table:table-cell>
          <table:table-cell table:style-name="ce1" table:formula="of:=[.D862]+[.B863]" office:value-type="float" office:value="364035" calcext:value-type="float">
            <text:p>364035</text:p>
          </table:table-cell>
          <table:table-cell table:style-name="ce3" table:formula="of:=[.B863]/[.$B$1]" office:value-type="float" office:value="4.35416666666667" calcext:value-type="float">
            <text:p>4,35</text:p>
          </table:table-cell>
          <table:table-cell table:style-name="ce3" table:formula="of:=[.F862]+[.E863]" office:value-type="float" office:value="3792.03125" calcext:value-type="float">
            <text:p>3792,03</text:p>
          </table:table-cell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15_ViewComponentNotVisibleOperatorMutator</text:p>
          </table:table-cell>
          <table:table-cell table:style-name="ce1" table:formula="of:=[.D863]+[.B864]" office:value-type="float" office:value="364456" calcext:value-type="float">
            <text:p>364456</text:p>
          </table:table-cell>
          <table:table-cell table:style-name="ce3" table:formula="of:=[.B864]/[.$B$1]" office:value-type="float" office:value="4.38541666666667" calcext:value-type="float">
            <text:p>4,39</text:p>
          </table:table-cell>
          <table:table-cell table:style-name="ce3" table:formula="of:=[.F863]+[.E864]" office:value-type="float" office:value="3796.41666666667" calcext:value-type="float">
            <text:p>3796,42</text:p>
          </table:table-cell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16_BuggyGUIListenerOperatorMutator</text:p>
          </table:table-cell>
          <table:table-cell table:style-name="ce1" table:formula="of:=[.D864]+[.B865]" office:value-type="float" office:value="364876" calcext:value-type="float">
            <text:p>364876</text:p>
          </table:table-cell>
          <table:table-cell table:style-name="ce3" table:formula="of:=[.B865]/[.$B$1]" office:value-type="float" office:value="4.375" calcext:value-type="float">
            <text:p>4,38</text:p>
          </table:table-cell>
          <table:table-cell table:style-name="ce3" table:formula="of:=[.F864]+[.E865]" office:value-type="float" office:value="3800.79166666667" calcext:value-type="float">
            <text:p>3800,79</text:p>
          </table:table-cell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Fragment_17_InvalidViewFocusOperatorMutator</text:p>
          </table:table-cell>
          <table:table-cell table:style-name="ce1" table:formula="of:=[.D865]+[.B866]" office:value-type="float" office:value="365294" calcext:value-type="float">
            <text:p>365294</text:p>
          </table:table-cell>
          <table:table-cell table:style-name="ce3" table:formula="of:=[.B866]/[.$B$1]" office:value-type="float" office:value="4.35416666666667" calcext:value-type="float">
            <text:p>4,35</text:p>
          </table:table-cell>
          <table:table-cell table:style-name="ce3" table:formula="of:=[.F865]+[.E866]" office:value-type="float" office:value="3805.14583333333" calcext:value-type="float">
            <text:p>3805,15</text:p>
          </table:table-cell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18_ViewComponentNotVisibleOperatorMutator</text:p>
          </table:table-cell>
          <table:table-cell table:style-name="ce1" table:formula="of:=[.D866]+[.B867]" office:value-type="float" office:value="365715" calcext:value-type="float">
            <text:p>365715</text:p>
          </table:table-cell>
          <table:table-cell table:style-name="ce3" table:formula="of:=[.B867]/[.$B$1]" office:value-type="float" office:value="4.38541666666667" calcext:value-type="float">
            <text:p>4,39</text:p>
          </table:table-cell>
          <table:table-cell table:style-name="ce3" table:formula="of:=[.F866]+[.E867]" office:value-type="float" office:value="3809.53125" calcext:value-type="float">
            <text:p>3809,53</text:p>
          </table:table-cell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19_InvalidViewFocusOperatorMutator</text:p>
          </table:table-cell>
          <table:table-cell table:style-name="ce1" table:formula="of:=[.D867]+[.B868]" office:value-type="float" office:value="366135" calcext:value-type="float">
            <text:p>366135</text:p>
          </table:table-cell>
          <table:table-cell table:style-name="ce3" table:formula="of:=[.B868]/[.$B$1]" office:value-type="float" office:value="4.375" calcext:value-type="float">
            <text:p>4,38</text:p>
          </table:table-cell>
          <table:table-cell table:style-name="ce3" table:formula="of:=[.F867]+[.E868]" office:value-type="float" office:value="3813.90625" calcext:value-type="float">
            <text:p>3813,91</text:p>
          </table:table-cell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20_ViewComponentNotVisibleOperatorMutator</text:p>
          </table:table-cell>
          <table:table-cell table:style-name="ce1" table:formula="of:=[.D868]+[.B869]" office:value-type="float" office:value="366554" calcext:value-type="float">
            <text:p>366554</text:p>
          </table:table-cell>
          <table:table-cell table:style-name="ce3" table:formula="of:=[.B869]/[.$B$1]" office:value-type="float" office:value="4.36458333333333" calcext:value-type="float">
            <text:p>4,36</text:p>
          </table:table-cell>
          <table:table-cell table:style-name="ce3" table:formula="of:=[.F868]+[.E869]" office:value-type="float" office:value="3818.27083333333" calcext:value-type="float">
            <text:p>3818,27</text:p>
          </table:table-cell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21_InvalidViewFocusOperatorMutator</text:p>
          </table:table-cell>
          <table:table-cell table:style-name="ce1" table:formula="of:=[.D869]+[.B870]" office:value-type="float" office:value="366974" calcext:value-type="float">
            <text:p>366974</text:p>
          </table:table-cell>
          <table:table-cell table:style-name="ce3" table:formula="of:=[.B870]/[.$B$1]" office:value-type="float" office:value="4.375" calcext:value-type="float">
            <text:p>4,38</text:p>
          </table:table-cell>
          <table:table-cell table:style-name="ce3" table:formula="of:=[.F869]+[.E870]" office:value-type="float" office:value="3822.64583333333" calcext:value-type="float">
            <text:p>3822,65</text:p>
          </table:table-cell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Fragment_22_ViewComponentNotVisibleOperatorMutator</text:p>
          </table:table-cell>
          <table:table-cell table:style-name="ce1" table:formula="of:=[.D870]+[.B871]" office:value-type="float" office:value="367392" calcext:value-type="float">
            <text:p>367392</text:p>
          </table:table-cell>
          <table:table-cell table:style-name="ce3" table:formula="of:=[.B871]/[.$B$1]" office:value-type="float" office:value="4.35416666666667" calcext:value-type="float">
            <text:p>4,35</text:p>
          </table:table-cell>
          <table:table-cell table:style-name="ce3" table:formula="of:=[.F870]+[.E871]" office:value-type="float" office:value="3827" calcext:value-type="float">
            <text:p>3827,00</text:p>
          </table:table-cell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23_InvalidViewFocusOperatorMutator</text:p>
          </table:table-cell>
          <table:table-cell table:style-name="ce1" table:formula="of:=[.D871]+[.B872]" office:value-type="float" office:value="367812" calcext:value-type="float">
            <text:p>367812</text:p>
          </table:table-cell>
          <table:table-cell table:style-name="ce3" table:formula="of:=[.B872]/[.$B$1]" office:value-type="float" office:value="4.375" calcext:value-type="float">
            <text:p>4,38</text:p>
          </table:table-cell>
          <table:table-cell table:style-name="ce3" table:formula="of:=[.F871]+[.E872]" office:value-type="float" office:value="3831.375" calcext:value-type="float">
            <text:p>3831,38</text:p>
          </table:table-cell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24_ViewComponentNotVisibleOperatorMutator</text:p>
          </table:table-cell>
          <table:table-cell table:style-name="ce1" table:formula="of:=[.D872]+[.B873]" office:value-type="float" office:value="368231" calcext:value-type="float">
            <text:p>368231</text:p>
          </table:table-cell>
          <table:table-cell table:style-name="ce3" table:formula="of:=[.B873]/[.$B$1]" office:value-type="float" office:value="4.36458333333333" calcext:value-type="float">
            <text:p>4,36</text:p>
          </table:table-cell>
          <table:table-cell table:style-name="ce3" table:formula="of:=[.F872]+[.E873]" office:value-type="float" office:value="3835.73958333333" calcext:value-type="float">
            <text:p>3835,74</text:p>
          </table:table-cell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25_InvalidViewFocusOperatorMutator</text:p>
          </table:table-cell>
          <table:table-cell table:style-name="ce1" table:formula="of:=[.D873]+[.B874]" office:value-type="float" office:value="368650" calcext:value-type="float">
            <text:p>368650</text:p>
          </table:table-cell>
          <table:table-cell table:style-name="ce3" table:formula="of:=[.B874]/[.$B$1]" office:value-type="float" office:value="4.36458333333333" calcext:value-type="float">
            <text:p>4,36</text:p>
          </table:table-cell>
          <table:table-cell table:style-name="ce3" table:formula="of:=[.F873]+[.E874]" office:value-type="float" office:value="3840.10416666667" calcext:value-type="float">
            <text:p>3840,10</text:p>
          </table:table-cell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ItemFragment_26_ViewComponentNotVisibleOperatorMutator</text:p>
          </table:table-cell>
          <table:table-cell table:style-name="ce1" table:formula="of:=[.D874]+[.B875]" office:value-type="float" office:value="369067" calcext:value-type="float">
            <text:p>369067</text:p>
          </table:table-cell>
          <table:table-cell table:style-name="ce3" table:formula="of:=[.B875]/[.$B$1]" office:value-type="float" office:value="4.34375" calcext:value-type="float">
            <text:p>4,34</text:p>
          </table:table-cell>
          <table:table-cell table:style-name="ce3" table:formula="of:=[.F874]+[.E875]" office:value-type="float" office:value="3844.44791666667" calcext:value-type="float">
            <text:p>3844,45</text:p>
          </table:table-cell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27_InvalidViewFocusOperatorMutator</text:p>
          </table:table-cell>
          <table:table-cell table:style-name="ce1" table:formula="of:=[.D875]+[.B876]" office:value-type="float" office:value="369488" calcext:value-type="float">
            <text:p>369488</text:p>
          </table:table-cell>
          <table:table-cell table:style-name="ce3" table:formula="of:=[.B876]/[.$B$1]" office:value-type="float" office:value="4.38541666666667" calcext:value-type="float">
            <text:p>4,39</text:p>
          </table:table-cell>
          <table:table-cell table:style-name="ce3" table:formula="of:=[.F875]+[.E876]" office:value-type="float" office:value="3848.83333333333" calcext:value-type="float">
            <text:p>3848,83</text:p>
          </table:table-cell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ItemFragment_28_ViewComponentNotVisibleOperatorMutator</text:p>
          </table:table-cell>
          <table:table-cell table:style-name="ce1" table:formula="of:=[.D876]+[.B877]" office:value-type="float" office:value="369911" calcext:value-type="float">
            <text:p>369911</text:p>
          </table:table-cell>
          <table:table-cell table:style-name="ce3" table:formula="of:=[.B877]/[.$B$1]" office:value-type="float" office:value="4.40625" calcext:value-type="float">
            <text:p>4,41</text:p>
          </table:table-cell>
          <table:table-cell table:style-name="ce3" table:formula="of:=[.F876]+[.E877]" office:value-type="float" office:value="3853.23958333333" calcext:value-type="float">
            <text:p>3853,24</text:p>
          </table:table-cell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29_InvalidViewFocusOperatorMutator</text:p>
          </table:table-cell>
          <table:table-cell table:style-name="ce1" table:formula="of:=[.D877]+[.B878]" office:value-type="float" office:value="370332" calcext:value-type="float">
            <text:p>370332</text:p>
          </table:table-cell>
          <table:table-cell table:style-name="ce3" table:formula="of:=[.B878]/[.$B$1]" office:value-type="float" office:value="4.38541666666667" calcext:value-type="float">
            <text:p>4,39</text:p>
          </table:table-cell>
          <table:table-cell table:style-name="ce3" table:formula="of:=[.F877]+[.E878]" office:value-type="float" office:value="3857.625" calcext:value-type="float">
            <text:p>3857,63</text:p>
          </table:table-cell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Fragment_30_ViewComponentNotVisibleOperatorMutator</text:p>
          </table:table-cell>
          <table:table-cell table:style-name="ce1" table:formula="of:=[.D878]+[.B879]" office:value-type="float" office:value="370750" calcext:value-type="float">
            <text:p>370750</text:p>
          </table:table-cell>
          <table:table-cell table:style-name="ce3" table:formula="of:=[.B879]/[.$B$1]" office:value-type="float" office:value="4.35416666666667" calcext:value-type="float">
            <text:p>4,35</text:p>
          </table:table-cell>
          <table:table-cell table:style-name="ce3" table:formula="of:=[.F878]+[.E879]" office:value-type="float" office:value="3861.97916666667" calcext:value-type="float">
            <text:p>3861,98</text:p>
          </table:table-cell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31_InvalidViewFocusOperatorMutator</text:p>
          </table:table-cell>
          <table:table-cell table:style-name="ce1" table:formula="of:=[.D879]+[.B880]" office:value-type="float" office:value="371170" calcext:value-type="float">
            <text:p>371170</text:p>
          </table:table-cell>
          <table:table-cell table:style-name="ce3" table:formula="of:=[.B880]/[.$B$1]" office:value-type="float" office:value="4.375" calcext:value-type="float">
            <text:p>4,38</text:p>
          </table:table-cell>
          <table:table-cell table:style-name="ce3" table:formula="of:=[.F879]+[.E880]" office:value-type="float" office:value="3866.35416666667" calcext:value-type="float">
            <text:p>3866,35</text:p>
          </table:table-cell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32_ViewComponentNotVisibleOperatorMutator</text:p>
          </table:table-cell>
          <table:table-cell table:style-name="ce1" table:formula="of:=[.D880]+[.B881]" office:value-type="float" office:value="371591" calcext:value-type="float">
            <text:p>371591</text:p>
          </table:table-cell>
          <table:table-cell table:style-name="ce3" table:formula="of:=[.B881]/[.$B$1]" office:value-type="float" office:value="4.38541666666667" calcext:value-type="float">
            <text:p>4,39</text:p>
          </table:table-cell>
          <table:table-cell table:style-name="ce3" table:formula="of:=[.F880]+[.E881]" office:value-type="float" office:value="3870.73958333333" calcext:value-type="float">
            <text:p>3870,74</text:p>
          </table:table-cell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ItemFragment_33_InvalidViewFocusOperatorMutator</text:p>
          </table:table-cell>
          <table:table-cell table:style-name="ce1" table:formula="of:=[.D881]+[.B882]" office:value-type="float" office:value="372009" calcext:value-type="float">
            <text:p>372009</text:p>
          </table:table-cell>
          <table:table-cell table:style-name="ce3" table:formula="of:=[.B882]/[.$B$1]" office:value-type="float" office:value="4.35416666666667" calcext:value-type="float">
            <text:p>4,35</text:p>
          </table:table-cell>
          <table:table-cell table:style-name="ce3" table:formula="of:=[.F881]+[.E882]" office:value-type="float" office:value="3875.09375" calcext:value-type="float">
            <text:p>3875,09</text:p>
          </table:table-cell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34_ViewComponentNotVisibleOperatorMutator</text:p>
          </table:table-cell>
          <table:table-cell table:style-name="ce1" table:formula="of:=[.D882]+[.B883]" office:value-type="float" office:value="372430" calcext:value-type="float">
            <text:p>372430</text:p>
          </table:table-cell>
          <table:table-cell table:style-name="ce3" table:formula="of:=[.B883]/[.$B$1]" office:value-type="float" office:value="4.38541666666667" calcext:value-type="float">
            <text:p>4,39</text:p>
          </table:table-cell>
          <table:table-cell table:style-name="ce3" table:formula="of:=[.F882]+[.E883]" office:value-type="float" office:value="3879.47916666667" calcext:value-type="float">
            <text:p>3879,48</text:p>
          </table:table-cell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ItemFragment_35_BuggyGUIListenerOperatorMutator</text:p>
          </table:table-cell>
          <table:table-cell table:style-name="ce1" table:formula="of:=[.D883]+[.B884]" office:value-type="float" office:value="372857" calcext:value-type="float">
            <text:p>372857</text:p>
          </table:table-cell>
          <table:table-cell table:style-name="ce3" table:formula="of:=[.B884]/[.$B$1]" office:value-type="float" office:value="4.44791666666667" calcext:value-type="float">
            <text:p>4,45</text:p>
          </table:table-cell>
          <table:table-cell table:style-name="ce3" table:formula="of:=[.F883]+[.E884]" office:value-type="float" office:value="3883.92708333333" calcext:value-type="float">
            <text:p>3883,93</text:p>
          </table:table-cell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ItemFragment_36_BuggyGUIListenerOperatorMutator</text:p>
          </table:table-cell>
          <table:table-cell table:style-name="ce1" table:formula="of:=[.D884]+[.B885]" office:value-type="float" office:value="373279" calcext:value-type="float">
            <text:p>373279</text:p>
          </table:table-cell>
          <table:table-cell table:style-name="ce3" table:formula="of:=[.B885]/[.$B$1]" office:value-type="float" office:value="4.39583333333333" calcext:value-type="float">
            <text:p>4,40</text:p>
          </table:table-cell>
          <table:table-cell table:style-name="ce3" table:formula="of:=[.F884]+[.E885]" office:value-type="float" office:value="3888.32291666667" calcext:value-type="float">
            <text:p>3888,32</text:p>
          </table:table-cell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ItemFragment_37_BinaryMutator</text:p>
          </table:table-cell>
          <table:table-cell table:style-name="ce1" table:formula="of:=[.D885]+[.B886]" office:value-type="float" office:value="373695" calcext:value-type="float">
            <text:p>373695</text:p>
          </table:table-cell>
          <table:table-cell table:style-name="ce3" table:formula="of:=[.B886]/[.$B$1]" office:value-type="float" office:value="4.33333333333333" calcext:value-type="float">
            <text:p>4,33</text:p>
          </table:table-cell>
          <table:table-cell table:style-name="ce3" table:formula="of:=[.F885]+[.E886]" office:value-type="float" office:value="3892.65625" calcext:value-type="float">
            <text:p>3892,66</text:p>
          </table:table-cell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38_InvalidViewFocusOperatorMutator</text:p>
          </table:table-cell>
          <table:table-cell table:style-name="ce1" table:formula="of:=[.D886]+[.B887]" office:value-type="float" office:value="374114" calcext:value-type="float">
            <text:p>374114</text:p>
          </table:table-cell>
          <table:table-cell table:style-name="ce3" table:formula="of:=[.B887]/[.$B$1]" office:value-type="float" office:value="4.36458333333333" calcext:value-type="float">
            <text:p>4,36</text:p>
          </table:table-cell>
          <table:table-cell table:style-name="ce3" table:formula="of:=[.F886]+[.E887]" office:value-type="float" office:value="3897.02083333333" calcext:value-type="float">
            <text:p>3897,02</text:p>
          </table:table-cell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39_ViewComponentNotVisibleOperatorMutator</text:p>
          </table:table-cell>
          <table:table-cell table:style-name="ce1" table:formula="of:=[.D887]+[.B888]" office:value-type="float" office:value="374534" calcext:value-type="float">
            <text:p>374534</text:p>
          </table:table-cell>
          <table:table-cell table:style-name="ce3" table:formula="of:=[.B888]/[.$B$1]" office:value-type="float" office:value="4.375" calcext:value-type="float">
            <text:p>4,38</text:p>
          </table:table-cell>
          <table:table-cell table:style-name="ce3" table:formula="of:=[.F887]+[.E888]" office:value-type="float" office:value="3901.39583333333" calcext:value-type="float">
            <text:p>3901,40</text:p>
          </table:table-cell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40_InvalidViewFocusOperatorMutator</text:p>
          </table:table-cell>
          <table:table-cell table:style-name="ce1" table:formula="of:=[.D888]+[.B889]" office:value-type="float" office:value="374953" calcext:value-type="float">
            <text:p>374953</text:p>
          </table:table-cell>
          <table:table-cell table:style-name="ce3" table:formula="of:=[.B889]/[.$B$1]" office:value-type="float" office:value="4.36458333333333" calcext:value-type="float">
            <text:p>4,36</text:p>
          </table:table-cell>
          <table:table-cell table:style-name="ce3" table:formula="of:=[.F888]+[.E889]" office:value-type="float" office:value="3905.76041666667" calcext:value-type="float">
            <text:p>3905,76</text:p>
          </table:table-cell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ItemFragment_41_ViewComponentNotVisibleOperatorMutator</text:p>
          </table:table-cell>
          <table:table-cell table:style-name="ce1" table:formula="of:=[.D889]+[.B890]" office:value-type="float" office:value="375373" calcext:value-type="float">
            <text:p>375373</text:p>
          </table:table-cell>
          <table:table-cell table:style-name="ce3" table:formula="of:=[.B890]/[.$B$1]" office:value-type="float" office:value="4.375" calcext:value-type="float">
            <text:p>4,38</text:p>
          </table:table-cell>
          <table:table-cell table:style-name="ce3" table:formula="of:=[.F889]+[.E890]" office:value-type="float" office:value="3910.13541666667" calcext:value-type="float">
            <text:p>3910,14</text:p>
          </table:table-cell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ItemFragment_42_InvalidViewFocusOperatorMutator</text:p>
          </table:table-cell>
          <table:table-cell table:style-name="ce1" table:formula="of:=[.D890]+[.B891]" office:value-type="float" office:value="375795" calcext:value-type="float">
            <text:p>375795</text:p>
          </table:table-cell>
          <table:table-cell table:style-name="ce3" table:formula="of:=[.B891]/[.$B$1]" office:value-type="float" office:value="4.39583333333333" calcext:value-type="float">
            <text:p>4,40</text:p>
          </table:table-cell>
          <table:table-cell table:style-name="ce3" table:formula="of:=[.F890]+[.E891]" office:value-type="float" office:value="3914.53125" calcext:value-type="float">
            <text:p>3914,53</text:p>
          </table:table-cell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ItemFragment_43_ViewComponentNotVisibleOperatorMutator</text:p>
          </table:table-cell>
          <table:table-cell table:style-name="ce1" table:formula="of:=[.D891]+[.B892]" office:value-type="float" office:value="376214" calcext:value-type="float">
            <text:p>376214</text:p>
          </table:table-cell>
          <table:table-cell table:style-name="ce3" table:formula="of:=[.B892]/[.$B$1]" office:value-type="float" office:value="4.36458333333333" calcext:value-type="float">
            <text:p>4,36</text:p>
          </table:table-cell>
          <table:table-cell table:style-name="ce3" table:formula="of:=[.F891]+[.E892]" office:value-type="float" office:value="3918.89583333333" calcext:value-type="float">
            <text:p>3918,90</text:p>
          </table:table-cell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ItemFragment_44_BuggyGUIListenerOperatorMutator</text:p>
          </table:table-cell>
          <table:table-cell table:style-name="ce1" table:formula="of:=[.D892]+[.B893]" office:value-type="float" office:value="376635" calcext:value-type="float">
            <text:p>376635</text:p>
          </table:table-cell>
          <table:table-cell table:style-name="ce3" table:formula="of:=[.B893]/[.$B$1]" office:value-type="float" office:value="4.38541666666667" calcext:value-type="float">
            <text:p>4,39</text:p>
          </table:table-cell>
          <table:table-cell table:style-name="ce3" table:formula="of:=[.F892]+[.E893]" office:value-type="float" office:value="3923.28125" calcext:value-type="float">
            <text:p>3923,28</text:p>
          </table:table-cell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ItemFragment_45_BuggyGUIListenerOperatorMutator</text:p>
          </table:table-cell>
          <table:table-cell table:style-name="ce1" table:formula="of:=[.D893]+[.B894]" office:value-type="float" office:value="377100" calcext:value-type="float">
            <text:p>377100</text:p>
          </table:table-cell>
          <table:table-cell table:style-name="ce3" table:formula="of:=[.B894]/[.$B$1]" office:value-type="float" office:value="4.84375" calcext:value-type="float">
            <text:p>4,84</text:p>
          </table:table-cell>
          <table:table-cell table:style-name="ce3" table:formula="of:=[.F893]+[.E894]" office:value-type="float" office:value="3928.125" calcext:value-type="float">
            <text:p>3928,13</text:p>
          </table:table-cell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ItemFragment_46_BinaryMutator</text:p>
          </table:table-cell>
          <table:table-cell table:style-name="ce1" table:formula="of:=[.D894]+[.B895]" office:value-type="float" office:value="377529" calcext:value-type="float">
            <text:p>377529</text:p>
          </table:table-cell>
          <table:table-cell table:style-name="ce3" table:formula="of:=[.B895]/[.$B$1]" office:value-type="float" office:value="4.46875" calcext:value-type="float">
            <text:p>4,47</text:p>
          </table:table-cell>
          <table:table-cell table:style-name="ce3" table:formula="of:=[.F894]+[.E895]" office:value-type="float" office:value="3932.59375" calcext:value-type="float">
            <text:p>3932,59</text:p>
          </table:table-cell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ItemFragment_47_BinaryMutator</text:p>
          </table:table-cell>
          <table:table-cell table:style-name="ce1" table:formula="of:=[.D895]+[.B896]" office:value-type="float" office:value="377958" calcext:value-type="float">
            <text:p>377958</text:p>
          </table:table-cell>
          <table:table-cell table:style-name="ce3" table:formula="of:=[.B896]/[.$B$1]" office:value-type="float" office:value="4.46875" calcext:value-type="float">
            <text:p>4,47</text:p>
          </table:table-cell>
          <table:table-cell table:style-name="ce3" table:formula="of:=[.F895]+[.E896]" office:value-type="float" office:value="3937.0625" calcext:value-type="float">
            <text:p>3937,06</text:p>
          </table:table-cell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ItemFragment_48_BinaryMutator</text:p>
          </table:table-cell>
          <table:table-cell table:style-name="ce1" table:formula="of:=[.D896]+[.B897]" office:value-type="float" office:value="378385" calcext:value-type="float">
            <text:p>378385</text:p>
          </table:table-cell>
          <table:table-cell table:style-name="ce3" table:formula="of:=[.B897]/[.$B$1]" office:value-type="float" office:value="4.44791666666667" calcext:value-type="float">
            <text:p>4,45</text:p>
          </table:table-cell>
          <table:table-cell table:style-name="ce3" table:formula="of:=[.F896]+[.E897]" office:value-type="float" office:value="3941.51041666667" calcext:value-type="float">
            <text:p>3941,51</text:p>
          </table:table-cell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AudioPlayerFragment_0_InvalidViewFocusOperatorMutator</text:p>
          </table:table-cell>
          <table:table-cell table:style-name="ce1" table:formula="of:=[.D897]+[.B898]" office:value-type="float" office:value="378816" calcext:value-type="float">
            <text:p>378816</text:p>
          </table:table-cell>
          <table:table-cell table:style-name="ce3" table:formula="of:=[.B898]/[.$B$1]" office:value-type="float" office:value="4.48958333333333" calcext:value-type="float">
            <text:p>4,49</text:p>
          </table:table-cell>
          <table:table-cell table:style-name="ce3" table:formula="of:=[.F897]+[.E898]" office:value-type="float" office:value="3946" calcext:value-type="float">
            <text:p>3946,00</text:p>
          </table:table-cell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udioPlayerFragment_1_ViewComponentNotVisibleOperatorMutator</text:p>
          </table:table-cell>
          <table:table-cell table:style-name="ce1" table:formula="of:=[.D898]+[.B899]" office:value-type="float" office:value="379239" calcext:value-type="float">
            <text:p>379239</text:p>
          </table:table-cell>
          <table:table-cell table:style-name="ce3" table:formula="of:=[.B899]/[.$B$1]" office:value-type="float" office:value="4.40625" calcext:value-type="float">
            <text:p>4,41</text:p>
          </table:table-cell>
          <table:table-cell table:style-name="ce3" table:formula="of:=[.F898]+[.E899]" office:value-type="float" office:value="3950.40625" calcext:value-type="float">
            <text:p>3950,41</text:p>
          </table:table-cell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2_BuggyGUIListenerOperatorMutator</text:p>
          </table:table-cell>
          <table:table-cell table:style-name="ce1" table:formula="of:=[.D899]+[.B900]" office:value-type="float" office:value="379661" calcext:value-type="float">
            <text:p>379661</text:p>
          </table:table-cell>
          <table:table-cell table:style-name="ce3" table:formula="of:=[.B900]/[.$B$1]" office:value-type="float" office:value="4.39583333333333" calcext:value-type="float">
            <text:p>4,40</text:p>
          </table:table-cell>
          <table:table-cell table:style-name="ce3" table:formula="of:=[.F899]+[.E900]" office:value-type="float" office:value="3954.80208333333" calcext:value-type="float">
            <text:p>3954,80</text:p>
          </table:table-cell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AudioPlayerFragment_3_BinaryMutator</text:p>
          </table:table-cell>
          <table:table-cell table:style-name="ce1" table:formula="of:=[.D900]+[.B901]" office:value-type="float" office:value="380092" calcext:value-type="float">
            <text:p>380092</text:p>
          </table:table-cell>
          <table:table-cell table:style-name="ce3" table:formula="of:=[.B901]/[.$B$1]" office:value-type="float" office:value="4.48958333333333" calcext:value-type="float">
            <text:p>4,49</text:p>
          </table:table-cell>
          <table:table-cell table:style-name="ce3" table:formula="of:=[.F900]+[.E901]" office:value-type="float" office:value="3959.29166666667" calcext:value-type="float">
            <text:p>3959,29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AudioPlayerFragment_4_InvalidViewFocusOperatorMutator</text:p>
          </table:table-cell>
          <table:table-cell table:style-name="ce1" table:formula="of:=[.D901]+[.B902]" office:value-type="float" office:value="380518" calcext:value-type="float">
            <text:p>380518</text:p>
          </table:table-cell>
          <table:table-cell table:style-name="ce3" table:formula="of:=[.B902]/[.$B$1]" office:value-type="float" office:value="4.4375" calcext:value-type="float">
            <text:p>4,44</text:p>
          </table:table-cell>
          <table:table-cell table:style-name="ce3" table:formula="of:=[.F901]+[.E902]" office:value-type="float" office:value="3963.72916666667" calcext:value-type="float">
            <text:p>3963,73</text:p>
          </table:table-cell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5_ViewComponentNotVisibleOperatorMutator</text:p>
          </table:table-cell>
          <table:table-cell table:style-name="ce1" table:formula="of:=[.D902]+[.B903]" office:value-type="float" office:value="380940" calcext:value-type="float">
            <text:p>380940</text:p>
          </table:table-cell>
          <table:table-cell table:style-name="ce3" table:formula="of:=[.B903]/[.$B$1]" office:value-type="float" office:value="4.39583333333333" calcext:value-type="float">
            <text:p>4,40</text:p>
          </table:table-cell>
          <table:table-cell table:style-name="ce3" table:formula="of:=[.F902]+[.E903]" office:value-type="float" office:value="3968.125" calcext:value-type="float">
            <text:p>3968,13</text:p>
          </table:table-cell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6_InvalidViewFocusOperatorMutator</text:p>
          </table:table-cell>
          <table:table-cell table:style-name="ce1" table:formula="of:=[.D903]+[.B904]" office:value-type="float" office:value="381365" calcext:value-type="float">
            <text:p>381365</text:p>
          </table:table-cell>
          <table:table-cell table:style-name="ce3" table:formula="of:=[.B904]/[.$B$1]" office:value-type="float" office:value="4.42708333333333" calcext:value-type="float">
            <text:p>4,43</text:p>
          </table:table-cell>
          <table:table-cell table:style-name="ce3" table:formula="of:=[.F903]+[.E904]" office:value-type="float" office:value="3972.55208333333" calcext:value-type="float">
            <text:p>3972,55</text:p>
          </table:table-cell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7_ViewComponentNotVisibleOperatorMutator</text:p>
          </table:table-cell>
          <table:table-cell table:style-name="ce1" table:formula="of:=[.D904]+[.B905]" office:value-type="float" office:value="381789" calcext:value-type="float">
            <text:p>381789</text:p>
          </table:table-cell>
          <table:table-cell table:style-name="ce3" table:formula="of:=[.B905]/[.$B$1]" office:value-type="float" office:value="4.41666666666667" calcext:value-type="float">
            <text:p>4,42</text:p>
          </table:table-cell>
          <table:table-cell table:style-name="ce3" table:formula="of:=[.F904]+[.E905]" office:value-type="float" office:value="3976.96875" calcext:value-type="float">
            <text:p>3976,97</text:p>
          </table:table-cell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8_InvalidViewFocusOperatorMutator</text:p>
          </table:table-cell>
          <table:table-cell table:style-name="ce1" table:formula="of:=[.D905]+[.B906]" office:value-type="float" office:value="382211" calcext:value-type="float">
            <text:p>382211</text:p>
          </table:table-cell>
          <table:table-cell table:style-name="ce3" table:formula="of:=[.B906]/[.$B$1]" office:value-type="float" office:value="4.39583333333333" calcext:value-type="float">
            <text:p>4,40</text:p>
          </table:table-cell>
          <table:table-cell table:style-name="ce3" table:formula="of:=[.F905]+[.E906]" office:value-type="float" office:value="3981.36458333333" calcext:value-type="float">
            <text:p>3981,36</text:p>
          </table:table-cell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9_ViewComponentNotVisibleOperatorMutator</text:p>
          </table:table-cell>
          <table:table-cell table:style-name="ce1" table:formula="of:=[.D906]+[.B907]" office:value-type="float" office:value="382636" calcext:value-type="float">
            <text:p>382636</text:p>
          </table:table-cell>
          <table:table-cell table:style-name="ce3" table:formula="of:=[.B907]/[.$B$1]" office:value-type="float" office:value="4.42708333333333" calcext:value-type="float">
            <text:p>4,43</text:p>
          </table:table-cell>
          <table:table-cell table:style-name="ce3" table:formula="of:=[.F906]+[.E907]" office:value-type="float" office:value="3985.79166666667" calcext:value-type="float">
            <text:p>3985,79</text:p>
          </table:table-cell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AudioPlayerFragment_10_InvalidViewFocusOperatorMutator</text:p>
          </table:table-cell>
          <table:table-cell table:style-name="ce1" table:formula="of:=[.D907]+[.B908]" office:value-type="float" office:value="383065" calcext:value-type="float">
            <text:p>383065</text:p>
          </table:table-cell>
          <table:table-cell table:style-name="ce3" table:formula="of:=[.B908]/[.$B$1]" office:value-type="float" office:value="4.46875" calcext:value-type="float">
            <text:p>4,47</text:p>
          </table:table-cell>
          <table:table-cell table:style-name="ce3" table:formula="of:=[.F907]+[.E908]" office:value-type="float" office:value="3990.26041666667" calcext:value-type="float">
            <text:p>3990,26</text:p>
          </table:table-cell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11_ViewComponentNotVisibleOperatorMutator</text:p>
          </table:table-cell>
          <table:table-cell table:style-name="ce1" table:formula="of:=[.D908]+[.B909]" office:value-type="float" office:value="383490" calcext:value-type="float">
            <text:p>383490</text:p>
          </table:table-cell>
          <table:table-cell table:style-name="ce3" table:formula="of:=[.B909]/[.$B$1]" office:value-type="float" office:value="4.42708333333333" calcext:value-type="float">
            <text:p>4,43</text:p>
          </table:table-cell>
          <table:table-cell table:style-name="ce3" table:formula="of:=[.F908]+[.E909]" office:value-type="float" office:value="3994.6875" calcext:value-type="float">
            <text:p>3994,69</text:p>
          </table:table-cell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AudioPlayerFragment_12_InvalidViewFocusOperatorMutator</text:p>
          </table:table-cell>
          <table:table-cell table:style-name="ce1" table:formula="of:=[.D909]+[.B910]" office:value-type="float" office:value="383916" calcext:value-type="float">
            <text:p>383916</text:p>
          </table:table-cell>
          <table:table-cell table:style-name="ce3" table:formula="of:=[.B910]/[.$B$1]" office:value-type="float" office:value="4.4375" calcext:value-type="float">
            <text:p>4,44</text:p>
          </table:table-cell>
          <table:table-cell table:style-name="ce3" table:formula="of:=[.F909]+[.E910]" office:value-type="float" office:value="3999.125" calcext:value-type="float">
            <text:p>3999,13</text:p>
          </table:table-cell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13_ViewComponentNotVisibleOperatorMutator</text:p>
          </table:table-cell>
          <table:table-cell table:style-name="ce1" table:formula="of:=[.D910]+[.B911]" office:value-type="float" office:value="384338" calcext:value-type="float">
            <text:p>384338</text:p>
          </table:table-cell>
          <table:table-cell table:style-name="ce3" table:formula="of:=[.B911]/[.$B$1]" office:value-type="float" office:value="4.39583333333333" calcext:value-type="float">
            <text:p>4,40</text:p>
          </table:table-cell>
          <table:table-cell table:style-name="ce3" table:formula="of:=[.F910]+[.E911]" office:value-type="float" office:value="4003.52083333334" calcext:value-type="float">
            <text:p>4003,52</text:p>
          </table:table-cell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14_InvalidViewFocusOperatorMutator</text:p>
          </table:table-cell>
          <table:table-cell table:style-name="ce1" table:formula="of:=[.D911]+[.B912]" office:value-type="float" office:value="384763" calcext:value-type="float">
            <text:p>384763</text:p>
          </table:table-cell>
          <table:table-cell table:style-name="ce3" table:formula="of:=[.B912]/[.$B$1]" office:value-type="float" office:value="4.42708333333333" calcext:value-type="float">
            <text:p>4,43</text:p>
          </table:table-cell>
          <table:table-cell table:style-name="ce3" table:formula="of:=[.F911]+[.E912]" office:value-type="float" office:value="4007.94791666667" calcext:value-type="float">
            <text:p>4007,95</text:p>
          </table:table-cell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AudioPlayerFragment_15_ViewComponentNotVisibleOperatorMutator</text:p>
          </table:table-cell>
          <table:table-cell table:style-name="ce1" table:formula="of:=[.D912]+[.B913]" office:value-type="float" office:value="385191" calcext:value-type="float">
            <text:p>385191</text:p>
          </table:table-cell>
          <table:table-cell table:style-name="ce3" table:formula="of:=[.B913]/[.$B$1]" office:value-type="float" office:value="4.45833333333333" calcext:value-type="float">
            <text:p>4,46</text:p>
          </table:table-cell>
          <table:table-cell table:style-name="ce3" table:formula="of:=[.F912]+[.E913]" office:value-type="float" office:value="4012.40625" calcext:value-type="float">
            <text:p>4012,41</text:p>
          </table:table-cell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16_InvalidViewFocusOperatorMutator</text:p>
          </table:table-cell>
          <table:table-cell table:style-name="ce1" table:formula="of:=[.D913]+[.B914]" office:value-type="float" office:value="385616" calcext:value-type="float">
            <text:p>385616</text:p>
          </table:table-cell>
          <table:table-cell table:style-name="ce3" table:formula="of:=[.B914]/[.$B$1]" office:value-type="float" office:value="4.42708333333333" calcext:value-type="float">
            <text:p>4,43</text:p>
          </table:table-cell>
          <table:table-cell table:style-name="ce3" table:formula="of:=[.F913]+[.E914]" office:value-type="float" office:value="4016.83333333334" calcext:value-type="float">
            <text:p>4016,83</text:p>
          </table:table-cell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AudioPlayerFragment_17_ViewComponentNotVisibleOperatorMutator</text:p>
          </table:table-cell>
          <table:table-cell table:style-name="ce1" table:formula="of:=[.D914]+[.B915]" office:value-type="float" office:value="386042" calcext:value-type="float">
            <text:p>386042</text:p>
          </table:table-cell>
          <table:table-cell table:style-name="ce3" table:formula="of:=[.B915]/[.$B$1]" office:value-type="float" office:value="4.4375" calcext:value-type="float">
            <text:p>4,44</text:p>
          </table:table-cell>
          <table:table-cell table:style-name="ce3" table:formula="of:=[.F914]+[.E915]" office:value-type="float" office:value="4021.27083333334" calcext:value-type="float">
            <text:p>4021,27</text:p>
          </table:table-cell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AudioPlayerFragment_18_InvalidViewFocusOperatorMutator</text:p>
          </table:table-cell>
          <table:table-cell table:style-name="ce1" table:formula="of:=[.D915]+[.B916]" office:value-type="float" office:value="386469" calcext:value-type="float">
            <text:p>386469</text:p>
          </table:table-cell>
          <table:table-cell table:style-name="ce3" table:formula="of:=[.B916]/[.$B$1]" office:value-type="float" office:value="4.44791666666667" calcext:value-type="float">
            <text:p>4,45</text:p>
          </table:table-cell>
          <table:table-cell table:style-name="ce3" table:formula="of:=[.F915]+[.E916]" office:value-type="float" office:value="4025.71875" calcext:value-type="float">
            <text:p>4025,72</text:p>
          </table:table-cell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19_ViewComponentNotVisibleOperatorMutator</text:p>
          </table:table-cell>
          <table:table-cell table:style-name="ce1" table:formula="of:=[.D916]+[.B917]" office:value-type="float" office:value="386893" calcext:value-type="float">
            <text:p>386893</text:p>
          </table:table-cell>
          <table:table-cell table:style-name="ce3" table:formula="of:=[.B917]/[.$B$1]" office:value-type="float" office:value="4.41666666666667" calcext:value-type="float">
            <text:p>4,42</text:p>
          </table:table-cell>
          <table:table-cell table:style-name="ce3" table:formula="of:=[.F916]+[.E917]" office:value-type="float" office:value="4030.13541666667" calcext:value-type="float">
            <text:p>4030,14</text:p>
          </table:table-cell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AudioPlayerFragment_20_InvalidViewFocusOperatorMutator</text:p>
          </table:table-cell>
          <table:table-cell table:style-name="ce1" table:formula="of:=[.D917]+[.B918]" office:value-type="float" office:value="387322" calcext:value-type="float">
            <text:p>387322</text:p>
          </table:table-cell>
          <table:table-cell table:style-name="ce3" table:formula="of:=[.B918]/[.$B$1]" office:value-type="float" office:value="4.46875" calcext:value-type="float">
            <text:p>4,47</text:p>
          </table:table-cell>
          <table:table-cell table:style-name="ce3" table:formula="of:=[.F917]+[.E918]" office:value-type="float" office:value="4034.60416666667" calcext:value-type="float">
            <text:p>4034,60</text:p>
          </table:table-cell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AudioPlayerFragment_21_ViewComponentNotVisibleOperatorMutator</text:p>
          </table:table-cell>
          <table:table-cell table:style-name="ce1" table:formula="of:=[.D918]+[.B919]" office:value-type="float" office:value="387748" calcext:value-type="float">
            <text:p>387748</text:p>
          </table:table-cell>
          <table:table-cell table:style-name="ce3" table:formula="of:=[.B919]/[.$B$1]" office:value-type="float" office:value="4.4375" calcext:value-type="float">
            <text:p>4,44</text:p>
          </table:table-cell>
          <table:table-cell table:style-name="ce3" table:formula="of:=[.F918]+[.E919]" office:value-type="float" office:value="4039.04166666667" calcext:value-type="float">
            <text:p>4039,04</text:p>
          </table:table-cell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AudioPlayerFragment_22_InvalidViewFocusOperatorMutator</text:p>
          </table:table-cell>
          <table:table-cell table:style-name="ce1" table:formula="of:=[.D919]+[.B920]" office:value-type="float" office:value="388175" calcext:value-type="float">
            <text:p>388175</text:p>
          </table:table-cell>
          <table:table-cell table:style-name="ce3" table:formula="of:=[.B920]/[.$B$1]" office:value-type="float" office:value="4.44791666666667" calcext:value-type="float">
            <text:p>4,45</text:p>
          </table:table-cell>
          <table:table-cell table:style-name="ce3" table:formula="of:=[.F919]+[.E920]" office:value-type="float" office:value="4043.48958333333" calcext:value-type="float">
            <text:p>4043,49</text:p>
          </table:table-cell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AudioPlayerFragment_23_ViewComponentNotVisibleOperatorMutator</text:p>
          </table:table-cell>
          <table:table-cell table:style-name="ce1" table:formula="of:=[.D920]+[.B921]" office:value-type="float" office:value="388602" calcext:value-type="float">
            <text:p>388602</text:p>
          </table:table-cell>
          <table:table-cell table:style-name="ce3" table:formula="of:=[.B921]/[.$B$1]" office:value-type="float" office:value="4.44791666666667" calcext:value-type="float">
            <text:p>4,45</text:p>
          </table:table-cell>
          <table:table-cell table:style-name="ce3" table:formula="of:=[.F920]+[.E921]" office:value-type="float" office:value="4047.9375" calcext:value-type="float">
            <text:p>4047,94</text:p>
          </table:table-cell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AudioPlayerFragment_24_InvalidViewFocusOperatorMutator</text:p>
          </table:table-cell>
          <table:table-cell table:style-name="ce1" table:formula="of:=[.D921]+[.B922]" office:value-type="float" office:value="389030" calcext:value-type="float">
            <text:p>389030</text:p>
          </table:table-cell>
          <table:table-cell table:style-name="ce3" table:formula="of:=[.B922]/[.$B$1]" office:value-type="float" office:value="4.45833333333333" calcext:value-type="float">
            <text:p>4,46</text:p>
          </table:table-cell>
          <table:table-cell table:style-name="ce3" table:formula="of:=[.F921]+[.E922]" office:value-type="float" office:value="4052.39583333333" calcext:value-type="float">
            <text:p>4052,40</text:p>
          </table:table-cell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25_ViewComponentNotVisibleOperatorMutator</text:p>
          </table:table-cell>
          <table:table-cell table:style-name="ce1" table:formula="of:=[.D922]+[.B923]" office:value-type="float" office:value="389454" calcext:value-type="float">
            <text:p>389454</text:p>
          </table:table-cell>
          <table:table-cell table:style-name="ce3" table:formula="of:=[.B923]/[.$B$1]" office:value-type="float" office:value="4.41666666666667" calcext:value-type="float">
            <text:p>4,42</text:p>
          </table:table-cell>
          <table:table-cell table:style-name="ce3" table:formula="of:=[.F922]+[.E923]" office:value-type="float" office:value="4056.8125" calcext:value-type="float">
            <text:p>4056,81</text:p>
          </table:table-cell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26_InvalidViewFocusOperatorMutator</text:p>
          </table:table-cell>
          <table:table-cell table:style-name="ce1" table:formula="of:=[.D923]+[.B924]" office:value-type="float" office:value="389875" calcext:value-type="float">
            <text:p>389875</text:p>
          </table:table-cell>
          <table:table-cell table:style-name="ce3" table:formula="of:=[.B924]/[.$B$1]" office:value-type="float" office:value="4.38541666666667" calcext:value-type="float">
            <text:p>4,39</text:p>
          </table:table-cell>
          <table:table-cell table:style-name="ce3" table:formula="of:=[.F923]+[.E924]" office:value-type="float" office:value="4061.19791666667" calcext:value-type="float">
            <text:p>4061,20</text:p>
          </table:table-cell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27_ViewComponentNotVisibleOperatorMutator</text:p>
          </table:table-cell>
          <table:table-cell table:style-name="ce1" table:formula="of:=[.D924]+[.B925]" office:value-type="float" office:value="390300" calcext:value-type="float">
            <text:p>390300</text:p>
          </table:table-cell>
          <table:table-cell table:style-name="ce3" table:formula="of:=[.B925]/[.$B$1]" office:value-type="float" office:value="4.42708333333333" calcext:value-type="float">
            <text:p>4,43</text:p>
          </table:table-cell>
          <table:table-cell table:style-name="ce3" table:formula="of:=[.F924]+[.E925]" office:value-type="float" office:value="4065.625" calcext:value-type="float">
            <text:p>4065,63</text:p>
          </table:table-cell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28_InvalidViewFocusOperatorMutator</text:p>
          </table:table-cell>
          <table:table-cell table:style-name="ce1" table:formula="of:=[.D925]+[.B926]" office:value-type="float" office:value="390725" calcext:value-type="float">
            <text:p>390725</text:p>
          </table:table-cell>
          <table:table-cell table:style-name="ce3" table:formula="of:=[.B926]/[.$B$1]" office:value-type="float" office:value="4.42708333333333" calcext:value-type="float">
            <text:p>4,43</text:p>
          </table:table-cell>
          <table:table-cell table:style-name="ce3" table:formula="of:=[.F925]+[.E926]" office:value-type="float" office:value="4070.05208333333" calcext:value-type="float">
            <text:p>4070,05</text:p>
          </table:table-cell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AudioPlayerFragment_29_ViewComponentNotVisibleOperatorMutator</text:p>
          </table:table-cell>
          <table:table-cell table:style-name="ce1" table:formula="of:=[.D926]+[.B927]" office:value-type="float" office:value="391195" calcext:value-type="float">
            <text:p>391195</text:p>
          </table:table-cell>
          <table:table-cell table:style-name="ce3" table:formula="of:=[.B927]/[.$B$1]" office:value-type="float" office:value="4.89583333333333" calcext:value-type="float">
            <text:p>4,90</text:p>
          </table:table-cell>
          <table:table-cell table:style-name="ce3" table:formula="of:=[.F926]+[.E927]" office:value-type="float" office:value="4074.94791666667" calcext:value-type="float">
            <text:p>4074,95</text:p>
          </table:table-cell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AudioPlayerFragment_30_InvalidViewFocusOperatorMutator</text:p>
          </table:table-cell>
          <table:table-cell table:style-name="ce1" table:formula="of:=[.D927]+[.B928]" office:value-type="float" office:value="391623" calcext:value-type="float">
            <text:p>391623</text:p>
          </table:table-cell>
          <table:table-cell table:style-name="ce3" table:formula="of:=[.B928]/[.$B$1]" office:value-type="float" office:value="4.45833333333333" calcext:value-type="float">
            <text:p>4,46</text:p>
          </table:table-cell>
          <table:table-cell table:style-name="ce3" table:formula="of:=[.F927]+[.E928]" office:value-type="float" office:value="4079.40625" calcext:value-type="float">
            <text:p>4079,41</text:p>
          </table:table-cell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31_ViewComponentNotVisibleOperatorMutator</text:p>
          </table:table-cell>
          <table:table-cell table:style-name="ce1" table:formula="of:=[.D928]+[.B929]" office:value-type="float" office:value="392048" calcext:value-type="float">
            <text:p>392048</text:p>
          </table:table-cell>
          <table:table-cell table:style-name="ce3" table:formula="of:=[.B929]/[.$B$1]" office:value-type="float" office:value="4.42708333333333" calcext:value-type="float">
            <text:p>4,43</text:p>
          </table:table-cell>
          <table:table-cell table:style-name="ce3" table:formula="of:=[.F928]+[.E929]" office:value-type="float" office:value="4083.83333333333" calcext:value-type="float">
            <text:p>4083,83</text:p>
          </table:table-cell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32_BuggyGUIListenerOperatorMutator</text:p>
          </table:table-cell>
          <table:table-cell table:style-name="ce1" table:formula="of:=[.D929]+[.B930]" office:value-type="float" office:value="392472" calcext:value-type="float">
            <text:p>392472</text:p>
          </table:table-cell>
          <table:table-cell table:style-name="ce3" table:formula="of:=[.B930]/[.$B$1]" office:value-type="float" office:value="4.41666666666667" calcext:value-type="float">
            <text:p>4,42</text:p>
          </table:table-cell>
          <table:table-cell table:style-name="ce3" table:formula="of:=[.F929]+[.E930]" office:value-type="float" office:value="4088.25" calcext:value-type="float">
            <text:p>4088,25</text:p>
          </table:table-cell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33_InvalidViewFocusOperatorMutator</text:p>
          </table:table-cell>
          <table:table-cell table:style-name="ce1" table:formula="of:=[.D930]+[.B931]" office:value-type="float" office:value="392893" calcext:value-type="float">
            <text:p>392893</text:p>
          </table:table-cell>
          <table:table-cell table:style-name="ce3" table:formula="of:=[.B931]/[.$B$1]" office:value-type="float" office:value="4.38541666666667" calcext:value-type="float">
            <text:p>4,39</text:p>
          </table:table-cell>
          <table:table-cell table:style-name="ce3" table:formula="of:=[.F930]+[.E931]" office:value-type="float" office:value="4092.63541666667" calcext:value-type="float">
            <text:p>4092,64</text:p>
          </table:table-cell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34_ViewComponentNotVisibleOperatorMutator</text:p>
          </table:table-cell>
          <table:table-cell table:style-name="ce1" table:formula="of:=[.D931]+[.B932]" office:value-type="float" office:value="393317" calcext:value-type="float">
            <text:p>393317</text:p>
          </table:table-cell>
          <table:table-cell table:style-name="ce3" table:formula="of:=[.B932]/[.$B$1]" office:value-type="float" office:value="4.41666666666667" calcext:value-type="float">
            <text:p>4,42</text:p>
          </table:table-cell>
          <table:table-cell table:style-name="ce3" table:formula="of:=[.F931]+[.E932]" office:value-type="float" office:value="4097.05208333333" calcext:value-type="float">
            <text:p>4097,05</text:p>
          </table:table-cell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35_BinaryMutator</text:p>
          </table:table-cell>
          <table:table-cell table:style-name="ce1" table:formula="of:=[.D932]+[.B933]" office:value-type="float" office:value="393742" calcext:value-type="float">
            <text:p>393742</text:p>
          </table:table-cell>
          <table:table-cell table:style-name="ce3" table:formula="of:=[.B933]/[.$B$1]" office:value-type="float" office:value="4.42708333333333" calcext:value-type="float">
            <text:p>4,43</text:p>
          </table:table-cell>
          <table:table-cell table:style-name="ce3" table:formula="of:=[.F932]+[.E933]" office:value-type="float" office:value="4101.47916666667" calcext:value-type="float">
            <text:p>4101,48</text:p>
          </table:table-cell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36_BuggyGUIListenerOperatorMutator</text:p>
          </table:table-cell>
          <table:table-cell table:style-name="ce1" table:formula="of:=[.D933]+[.B934]" office:value-type="float" office:value="394166" calcext:value-type="float">
            <text:p>394166</text:p>
          </table:table-cell>
          <table:table-cell table:style-name="ce3" table:formula="of:=[.B934]/[.$B$1]" office:value-type="float" office:value="4.41666666666667" calcext:value-type="float">
            <text:p>4,42</text:p>
          </table:table-cell>
          <table:table-cell table:style-name="ce3" table:formula="of:=[.F933]+[.E934]" office:value-type="float" office:value="4105.89583333334" calcext:value-type="float">
            <text:p>4105,90</text:p>
          </table:table-cell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AudioPlayerFragment_37_BinaryMutator</text:p>
          </table:table-cell>
          <table:table-cell table:style-name="ce1" table:formula="of:=[.D934]+[.B935]" office:value-type="float" office:value="394597" calcext:value-type="float">
            <text:p>394597</text:p>
          </table:table-cell>
          <table:table-cell table:style-name="ce3" table:formula="of:=[.B935]/[.$B$1]" office:value-type="float" office:value="4.48958333333333" calcext:value-type="float">
            <text:p>4,49</text:p>
          </table:table-cell>
          <table:table-cell table:style-name="ce3" table:formula="of:=[.F934]+[.E935]" office:value-type="float" office:value="4110.38541666667" calcext:value-type="float">
            <text:p>4110,39</text:p>
          </table:table-cell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38_BinaryMutator</text:p>
          </table:table-cell>
          <table:table-cell table:style-name="ce1" table:formula="of:=[.D935]+[.B936]" office:value-type="float" office:value="395018" calcext:value-type="float">
            <text:p>395018</text:p>
          </table:table-cell>
          <table:table-cell table:style-name="ce3" table:formula="of:=[.B936]/[.$B$1]" office:value-type="float" office:value="4.38541666666667" calcext:value-type="float">
            <text:p>4,39</text:p>
          </table:table-cell>
          <table:table-cell table:style-name="ce3" table:formula="of:=[.F935]+[.E936]" office:value-type="float" office:value="4114.77083333334" calcext:value-type="float">
            <text:p>4114,77</text:p>
          </table:table-cell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39_BuggyGUIListenerOperatorMutator</text:p>
          </table:table-cell>
          <table:table-cell table:style-name="ce1" table:formula="of:=[.D936]+[.B937]" office:value-type="float" office:value="395439" calcext:value-type="float">
            <text:p>395439</text:p>
          </table:table-cell>
          <table:table-cell table:style-name="ce3" table:formula="of:=[.B937]/[.$B$1]" office:value-type="float" office:value="4.38541666666667" calcext:value-type="float">
            <text:p>4,39</text:p>
          </table:table-cell>
          <table:table-cell table:style-name="ce3" table:formula="of:=[.F936]+[.E937]" office:value-type="float" office:value="4119.15625" calcext:value-type="float">
            <text:p>4119,16</text:p>
          </table:table-cell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40_BuggyGUIListenerOperatorMutator</text:p>
          </table:table-cell>
          <table:table-cell table:style-name="ce1" table:formula="of:=[.D937]+[.B938]" office:value-type="float" office:value="395863" calcext:value-type="float">
            <text:p>395863</text:p>
          </table:table-cell>
          <table:table-cell table:style-name="ce3" table:formula="of:=[.B938]/[.$B$1]" office:value-type="float" office:value="4.41666666666667" calcext:value-type="float">
            <text:p>4,42</text:p>
          </table:table-cell>
          <table:table-cell table:style-name="ce3" table:formula="of:=[.F937]+[.E938]" office:value-type="float" office:value="4123.57291666667" calcext:value-type="float">
            <text:p>4123,57</text:p>
          </table:table-cell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41_BinaryMutator</text:p>
          </table:table-cell>
          <table:table-cell table:style-name="ce1" table:formula="of:=[.D938]+[.B939]" office:value-type="float" office:value="396284" calcext:value-type="float">
            <text:p>396284</text:p>
          </table:table-cell>
          <table:table-cell table:style-name="ce3" table:formula="of:=[.B939]/[.$B$1]" office:value-type="float" office:value="4.38541666666667" calcext:value-type="float">
            <text:p>4,39</text:p>
          </table:table-cell>
          <table:table-cell table:style-name="ce3" table:formula="of:=[.F938]+[.E939]" office:value-type="float" office:value="4127.95833333334" calcext:value-type="float">
            <text:p>4127,96</text:p>
          </table:table-cell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42_BinaryMutator</text:p>
          </table:table-cell>
          <table:table-cell table:style-name="ce1" table:formula="of:=[.D939]+[.B940]" office:value-type="float" office:value="396706" calcext:value-type="float">
            <text:p>396706</text:p>
          </table:table-cell>
          <table:table-cell table:style-name="ce3" table:formula="of:=[.B940]/[.$B$1]" office:value-type="float" office:value="4.39583333333333" calcext:value-type="float">
            <text:p>4,40</text:p>
          </table:table-cell>
          <table:table-cell table:style-name="ce3" table:formula="of:=[.F939]+[.E940]" office:value-type="float" office:value="4132.35416666667" calcext:value-type="float">
            <text:p>4132,35</text:p>
          </table:table-cell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43_BuggyGUIListenerOperatorMutator</text:p>
          </table:table-cell>
          <table:table-cell table:style-name="ce1" table:formula="of:=[.D940]+[.B941]" office:value-type="float" office:value="397128" calcext:value-type="float">
            <text:p>397128</text:p>
          </table:table-cell>
          <table:table-cell table:style-name="ce3" table:formula="of:=[.B941]/[.$B$1]" office:value-type="float" office:value="4.39583333333333" calcext:value-type="float">
            <text:p>4,40</text:p>
          </table:table-cell>
          <table:table-cell table:style-name="ce3" table:formula="of:=[.F940]+[.E941]" office:value-type="float" office:value="4136.75" calcext:value-type="float">
            <text:p>4136,75</text:p>
          </table:table-cell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udioPlayerFragment_44_BuggyGUIListenerOperatorMutator</text:p>
          </table:table-cell>
          <table:table-cell table:style-name="ce1" table:formula="of:=[.D941]+[.B942]" office:value-type="float" office:value="397551" calcext:value-type="float">
            <text:p>397551</text:p>
          </table:table-cell>
          <table:table-cell table:style-name="ce3" table:formula="of:=[.B942]/[.$B$1]" office:value-type="float" office:value="4.40625" calcext:value-type="float">
            <text:p>4,41</text:p>
          </table:table-cell>
          <table:table-cell table:style-name="ce3" table:formula="of:=[.F941]+[.E942]" office:value-type="float" office:value="4141.15625" calcext:value-type="float">
            <text:p>4141,16</text:p>
          </table:table-cell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string" calcext:value-type="string">
            <text:p>AudioPlayerFragment_45_LengthyGUICreationOperatorMutator</text:p>
          </table:table-cell>
          <table:table-cell table:style-name="ce1" table:formula="of:=[.D942]+[.B943]" office:value-type="float" office:value="398148" calcext:value-type="float">
            <text:p>398148</text:p>
          </table:table-cell>
          <table:table-cell table:style-name="ce3" table:formula="of:=[.B943]/[.$B$1]" office:value-type="float" office:value="6.21875" calcext:value-type="float">
            <text:p>6,22</text:p>
          </table:table-cell>
          <table:table-cell table:style-name="ce3" table:formula="of:=[.F942]+[.E943]" office:value-type="float" office:value="4147.375" calcext:value-type="float">
            <text:p>4147,38</text:p>
          </table:table-cell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AudioPlayerFragment_46_BinaryMutator</text:p>
          </table:table-cell>
          <table:table-cell table:style-name="ce1" table:formula="of:=[.D943]+[.B944]" office:value-type="float" office:value="398568" calcext:value-type="float">
            <text:p>398568</text:p>
          </table:table-cell>
          <table:table-cell table:style-name="ce3" table:formula="of:=[.B944]/[.$B$1]" office:value-type="float" office:value="4.375" calcext:value-type="float">
            <text:p>4,38</text:p>
          </table:table-cell>
          <table:table-cell table:style-name="ce3" table:formula="of:=[.F943]+[.E944]" office:value-type="float" office:value="4151.75" calcext:value-type="float">
            <text:p>4151,75</text:p>
          </table:table-cell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47_BinaryMutator</text:p>
          </table:table-cell>
          <table:table-cell table:style-name="ce1" table:formula="of:=[.D944]+[.B945]" office:value-type="float" office:value="398990" calcext:value-type="float">
            <text:p>398990</text:p>
          </table:table-cell>
          <table:table-cell table:style-name="ce3" table:formula="of:=[.B945]/[.$B$1]" office:value-type="float" office:value="4.39583333333333" calcext:value-type="float">
            <text:p>4,40</text:p>
          </table:table-cell>
          <table:table-cell table:style-name="ce3" table:formula="of:=[.F944]+[.E945]" office:value-type="float" office:value="4156.14583333334" calcext:value-type="float">
            <text:p>4156,15</text:p>
          </table:table-cell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AudioPlayerFragment_48_BinaryMutator</text:p>
          </table:table-cell>
          <table:table-cell table:style-name="ce1" table:formula="of:=[.D945]+[.B946]" office:value-type="float" office:value="399412" calcext:value-type="float">
            <text:p>399412</text:p>
          </table:table-cell>
          <table:table-cell table:style-name="ce3" table:formula="of:=[.B946]/[.$B$1]" office:value-type="float" office:value="4.39583333333333" calcext:value-type="float">
            <text:p>4,40</text:p>
          </table:table-cell>
          <table:table-cell table:style-name="ce3" table:formula="of:=[.F945]+[.E946]" office:value-type="float" office:value="4160.54166666667" calcext:value-type="float">
            <text:p>4160,54</text:p>
          </table:table-cell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49_BinaryMutator</text:p>
          </table:table-cell>
          <table:table-cell table:style-name="ce1" table:formula="of:=[.D946]+[.B947]" office:value-type="float" office:value="399833" calcext:value-type="float">
            <text:p>399833</text:p>
          </table:table-cell>
          <table:table-cell table:style-name="ce3" table:formula="of:=[.B947]/[.$B$1]" office:value-type="float" office:value="4.38541666666667" calcext:value-type="float">
            <text:p>4,39</text:p>
          </table:table-cell>
          <table:table-cell table:style-name="ce3" table:formula="of:=[.F946]+[.E947]" office:value-type="float" office:value="4164.92708333333" calcext:value-type="float">
            <text:p>4164,93</text:p>
          </table:table-cell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50_BinaryMutator</text:p>
          </table:table-cell>
          <table:table-cell table:style-name="ce1" table:formula="of:=[.D947]+[.B948]" office:value-type="float" office:value="400258" calcext:value-type="float">
            <text:p>400258</text:p>
          </table:table-cell>
          <table:table-cell table:style-name="ce3" table:formula="of:=[.B948]/[.$B$1]" office:value-type="float" office:value="4.42708333333333" calcext:value-type="float">
            <text:p>4,43</text:p>
          </table:table-cell>
          <table:table-cell table:style-name="ce3" table:formula="of:=[.F947]+[.E948]" office:value-type="float" office:value="4169.35416666667" calcext:value-type="float">
            <text:p>4169,35</text:p>
          </table:table-cell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51_BinaryMutator</text:p>
          </table:table-cell>
          <table:table-cell table:style-name="ce1" table:formula="of:=[.D948]+[.B949]" office:value-type="float" office:value="400682" calcext:value-type="float">
            <text:p>400682</text:p>
          </table:table-cell>
          <table:table-cell table:style-name="ce3" table:formula="of:=[.B949]/[.$B$1]" office:value-type="float" office:value="4.41666666666667" calcext:value-type="float">
            <text:p>4,42</text:p>
          </table:table-cell>
          <table:table-cell table:style-name="ce3" table:formula="of:=[.F948]+[.E949]" office:value-type="float" office:value="4173.77083333334" calcext:value-type="float">
            <text:p>4173,77</text:p>
          </table:table-cell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udioPlayerFragment_52_BinaryMutator</text:p>
          </table:table-cell>
          <table:table-cell table:style-name="ce1" table:formula="of:=[.D949]+[.B950]" office:value-type="float" office:value="401105" calcext:value-type="float">
            <text:p>401105</text:p>
          </table:table-cell>
          <table:table-cell table:style-name="ce3" table:formula="of:=[.B950]/[.$B$1]" office:value-type="float" office:value="4.40625" calcext:value-type="float">
            <text:p>4,41</text:p>
          </table:table-cell>
          <table:table-cell table:style-name="ce3" table:formula="of:=[.F949]+[.E950]" office:value-type="float" office:value="4178.17708333334" calcext:value-type="float">
            <text:p>4178,18</text:p>
          </table:table-cell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AudioPlayerFragment_53_BinaryMutator</text:p>
          </table:table-cell>
          <table:table-cell table:style-name="ce1" table:formula="of:=[.D950]+[.B951]" office:value-type="float" office:value="401532" calcext:value-type="float">
            <text:p>401532</text:p>
          </table:table-cell>
          <table:table-cell table:style-name="ce3" table:formula="of:=[.B951]/[.$B$1]" office:value-type="float" office:value="4.44791666666667" calcext:value-type="float">
            <text:p>4,45</text:p>
          </table:table-cell>
          <table:table-cell table:style-name="ce3" table:formula="of:=[.F950]+[.E951]" office:value-type="float" office:value="4182.625" calcext:value-type="float">
            <text:p>4182,63</text:p>
          </table:table-cell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udioPlayerFragment_54_RandomActionIntentDefinitionOperatorMutator</text:p>
          </table:table-cell>
          <table:table-cell table:style-name="ce1" table:formula="of:=[.D951]+[.B952]" office:value-type="float" office:value="401953" calcext:value-type="float">
            <text:p>401953</text:p>
          </table:table-cell>
          <table:table-cell table:style-name="ce3" table:formula="of:=[.B952]/[.$B$1]" office:value-type="float" office:value="4.38541666666667" calcext:value-type="float">
            <text:p>4,39</text:p>
          </table:table-cell>
          <table:table-cell table:style-name="ce3" table:formula="of:=[.F951]+[.E952]" office:value-type="float" office:value="4187.01041666667" calcext:value-type="float">
            <text:p>4187,01</text:p>
          </table:table-cell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55_BinaryMutator</text:p>
          </table:table-cell>
          <table:table-cell table:style-name="ce1" table:formula="of:=[.D952]+[.B953]" office:value-type="float" office:value="402377" calcext:value-type="float">
            <text:p>402377</text:p>
          </table:table-cell>
          <table:table-cell table:style-name="ce3" table:formula="of:=[.B953]/[.$B$1]" office:value-type="float" office:value="4.41666666666667" calcext:value-type="float">
            <text:p>4,42</text:p>
          </table:table-cell>
          <table:table-cell table:style-name="ce3" table:formula="of:=[.F952]+[.E953]" office:value-type="float" office:value="4191.42708333334" calcext:value-type="float">
            <text:p>4191,43</text:p>
          </table:table-cell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AudioPlayerFragment_56_BinaryMutator</text:p>
          </table:table-cell>
          <table:table-cell table:style-name="ce1" table:formula="of:=[.D953]+[.B954]" office:value-type="float" office:value="402803" calcext:value-type="float">
            <text:p>402803</text:p>
          </table:table-cell>
          <table:table-cell table:style-name="ce3" table:formula="of:=[.B954]/[.$B$1]" office:value-type="float" office:value="4.4375" calcext:value-type="float">
            <text:p>4,44</text:p>
          </table:table-cell>
          <table:table-cell table:style-name="ce3" table:formula="of:=[.F953]+[.E954]" office:value-type="float" office:value="4195.86458333334" calcext:value-type="float">
            <text:p>4195,86</text:p>
          </table:table-cell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57_InvalidViewFocusOperatorMutator</text:p>
          </table:table-cell>
          <table:table-cell table:style-name="ce1" table:formula="of:=[.D954]+[.B955]" office:value-type="float" office:value="403228" calcext:value-type="float">
            <text:p>403228</text:p>
          </table:table-cell>
          <table:table-cell table:style-name="ce3" table:formula="of:=[.B955]/[.$B$1]" office:value-type="float" office:value="4.42708333333333" calcext:value-type="float">
            <text:p>4,43</text:p>
          </table:table-cell>
          <table:table-cell table:style-name="ce3" table:formula="of:=[.F954]+[.E955]" office:value-type="float" office:value="4200.29166666667" calcext:value-type="float">
            <text:p>4200,29</text:p>
          </table:table-cell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udioPlayerFragment_58_ViewComponentNotVisibleOperatorMutator</text:p>
          </table:table-cell>
          <table:table-cell table:style-name="ce1" table:formula="of:=[.D955]+[.B956]" office:value-type="float" office:value="403651" calcext:value-type="float">
            <text:p>403651</text:p>
          </table:table-cell>
          <table:table-cell table:style-name="ce3" table:formula="of:=[.B956]/[.$B$1]" office:value-type="float" office:value="4.40625" calcext:value-type="float">
            <text:p>4,41</text:p>
          </table:table-cell>
          <table:table-cell table:style-name="ce3" table:formula="of:=[.F955]+[.E956]" office:value-type="float" office:value="4204.69791666667" calcext:value-type="float">
            <text:p>4204,70</text:p>
          </table:table-cell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udioPlayerFragment_59_BinaryMutator</text:p>
          </table:table-cell>
          <table:table-cell table:style-name="ce1" table:formula="of:=[.D956]+[.B957]" office:value-type="float" office:value="404075" calcext:value-type="float">
            <text:p>404075</text:p>
          </table:table-cell>
          <table:table-cell table:style-name="ce3" table:formula="of:=[.B957]/[.$B$1]" office:value-type="float" office:value="4.41666666666667" calcext:value-type="float">
            <text:p>4,42</text:p>
          </table:table-cell>
          <table:table-cell table:style-name="ce3" table:formula="of:=[.F956]+[.E957]" office:value-type="float" office:value="4209.11458333334" calcext:value-type="float">
            <text:p>4209,11</text:p>
          </table:table-cell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60_BinaryMutator</text:p>
          </table:table-cell>
          <table:table-cell table:style-name="ce1" table:formula="of:=[.D957]+[.B958]" office:value-type="float" office:value="404500" calcext:value-type="float">
            <text:p>404500</text:p>
          </table:table-cell>
          <table:table-cell table:style-name="ce3" table:formula="of:=[.B958]/[.$B$1]" office:value-type="float" office:value="4.42708333333333" calcext:value-type="float">
            <text:p>4,43</text:p>
          </table:table-cell>
          <table:table-cell table:style-name="ce3" table:formula="of:=[.F957]+[.E958]" office:value-type="float" office:value="4213.54166666667" calcext:value-type="float">
            <text:p>4213,54</text:p>
          </table:table-cell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udioPlayerFragment_61_BinaryMutator</text:p>
          </table:table-cell>
          <table:table-cell table:style-name="ce1" table:formula="of:=[.D958]+[.B959]" office:value-type="float" office:value="404925" calcext:value-type="float">
            <text:p>404925</text:p>
          </table:table-cell>
          <table:table-cell table:style-name="ce3" table:formula="of:=[.B959]/[.$B$1]" office:value-type="float" office:value="4.42708333333333" calcext:value-type="float">
            <text:p>4,43</text:p>
          </table:table-cell>
          <table:table-cell table:style-name="ce3" table:formula="of:=[.F958]+[.E959]" office:value-type="float" office:value="4217.96875" calcext:value-type="float">
            <text:p>4217,97</text:p>
          </table:table-cell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NavDrawerFragment_0_BinaryMutator</text:p>
          </table:table-cell>
          <table:table-cell table:style-name="ce1" table:formula="of:=[.D959]+[.B960]" office:value-type="float" office:value="406070" calcext:value-type="float">
            <text:p>406070</text:p>
          </table:table-cell>
          <table:table-cell table:style-name="ce3" table:formula="of:=[.B960]/[.$B$1]" office:value-type="float" office:value="11.9270833333333" calcext:value-type="float">
            <text:p>11,93</text:p>
          </table:table-cell>
          <table:table-cell table:style-name="ce3" table:formula="of:=[.F959]+[.E960]" office:value-type="float" office:value="4229.89583333334" calcext:value-type="float">
            <text:p>4229,90</text:p>
          </table:table-cell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NavDrawerFragment_1_BinaryMutator</text:p>
          </table:table-cell>
          <table:table-cell table:style-name="ce1" table:formula="of:=[.D960]+[.B961]" office:value-type="float" office:value="406495" calcext:value-type="float">
            <text:p>406495</text:p>
          </table:table-cell>
          <table:table-cell table:style-name="ce3" table:formula="of:=[.B961]/[.$B$1]" office:value-type="float" office:value="4.42708333333333" calcext:value-type="float">
            <text:p>4,43</text:p>
          </table:table-cell>
          <table:table-cell table:style-name="ce3" table:formula="of:=[.F960]+[.E961]" office:value-type="float" office:value="4234.32291666667" calcext:value-type="float">
            <text:p>4234,32</text:p>
          </table:table-cell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NavDrawerFragment_2_InvalidViewFocusOperatorMutator</text:p>
          </table:table-cell>
          <table:table-cell table:style-name="ce1" table:formula="of:=[.D961]+[.B962]" office:value-type="float" office:value="406920" calcext:value-type="float">
            <text:p>406920</text:p>
          </table:table-cell>
          <table:table-cell table:style-name="ce3" table:formula="of:=[.B962]/[.$B$1]" office:value-type="float" office:value="4.42708333333333" calcext:value-type="float">
            <text:p>4,43</text:p>
          </table:table-cell>
          <table:table-cell table:style-name="ce3" table:formula="of:=[.F961]+[.E962]" office:value-type="float" office:value="4238.75" calcext:value-type="float">
            <text:p>4238,75</text:p>
          </table:table-cell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NavDrawerFragment_3_ViewComponentNotVisibleOperatorMutator</text:p>
          </table:table-cell>
          <table:table-cell table:style-name="ce1" table:formula="of:=[.D962]+[.B963]" office:value-type="float" office:value="407343" calcext:value-type="float">
            <text:p>407343</text:p>
          </table:table-cell>
          <table:table-cell table:style-name="ce3" table:formula="of:=[.B963]/[.$B$1]" office:value-type="float" office:value="4.40625" calcext:value-type="float">
            <text:p>4,41</text:p>
          </table:table-cell>
          <table:table-cell table:style-name="ce3" table:formula="of:=[.F962]+[.E963]" office:value-type="float" office:value="4243.15625" calcext:value-type="float">
            <text:p>4243,16</text:p>
          </table:table-cell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NavDrawerFragment_4_InvalidViewFocusOperatorMutator</text:p>
          </table:table-cell>
          <table:table-cell table:style-name="ce1" table:formula="of:=[.D963]+[.B964]" office:value-type="float" office:value="407767" calcext:value-type="float">
            <text:p>407767</text:p>
          </table:table-cell>
          <table:table-cell table:style-name="ce3" table:formula="of:=[.B964]/[.$B$1]" office:value-type="float" office:value="4.41666666666667" calcext:value-type="float">
            <text:p>4,42</text:p>
          </table:table-cell>
          <table:table-cell table:style-name="ce3" table:formula="of:=[.F963]+[.E964]" office:value-type="float" office:value="4247.57291666667" calcext:value-type="float">
            <text:p>4247,57</text:p>
          </table:table-cell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NavDrawerFragment_5_ViewComponentNotVisibleOperatorMutator</text:p>
          </table:table-cell>
          <table:table-cell table:style-name="ce1" table:formula="of:=[.D964]+[.B965]" office:value-type="float" office:value="408135" calcext:value-type="float">
            <text:p>408135</text:p>
          </table:table-cell>
          <table:table-cell table:style-name="ce3" table:formula="of:=[.B965]/[.$B$1]" office:value-type="float" office:value="3.83333333333333" calcext:value-type="float">
            <text:p>3,83</text:p>
          </table:table-cell>
          <table:table-cell table:style-name="ce3" table:formula="of:=[.F964]+[.E965]" office:value-type="float" office:value="4251.40625" calcext:value-type="float">
            <text:p>4251,41</text:p>
          </table:table-cell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NavDrawerFragment_6_BuggyGUIListenerOperatorMutator</text:p>
          </table:table-cell>
          <table:table-cell table:style-name="ce1" table:formula="of:=[.D965]+[.B966]" office:value-type="float" office:value="408556" calcext:value-type="float">
            <text:p>408556</text:p>
          </table:table-cell>
          <table:table-cell table:style-name="ce3" table:formula="of:=[.B966]/[.$B$1]" office:value-type="float" office:value="4.38541666666667" calcext:value-type="float">
            <text:p>4,39</text:p>
          </table:table-cell>
          <table:table-cell table:style-name="ce3" table:formula="of:=[.F965]+[.E966]" office:value-type="float" office:value="4255.79166666667" calcext:value-type="float">
            <text:p>4255,79</text:p>
          </table:table-cell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NavDrawerFragment_7_BinaryMutator</text:p>
          </table:table-cell>
          <table:table-cell table:style-name="ce1" table:formula="of:=[.D966]+[.B967]" office:value-type="float" office:value="408958" calcext:value-type="float">
            <text:p>408958</text:p>
          </table:table-cell>
          <table:table-cell table:style-name="ce3" table:formula="of:=[.B967]/[.$B$1]" office:value-type="float" office:value="4.1875" calcext:value-type="float">
            <text:p>4,19</text:p>
          </table:table-cell>
          <table:table-cell table:style-name="ce3" table:formula="of:=[.F966]+[.E967]" office:value-type="float" office:value="4259.97916666667" calcext:value-type="float">
            <text:p>4259,98</text:p>
          </table:table-cell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NavDrawerFragment_8_BinaryMutator</text:p>
          </table:table-cell>
          <table:table-cell table:style-name="ce1" table:formula="of:=[.D967]+[.B968]" office:value-type="float" office:value="409374" calcext:value-type="float">
            <text:p>409374</text:p>
          </table:table-cell>
          <table:table-cell table:style-name="ce3" table:formula="of:=[.B968]/[.$B$1]" office:value-type="float" office:value="4.33333333333333" calcext:value-type="float">
            <text:p>4,33</text:p>
          </table:table-cell>
          <table:table-cell table:style-name="ce3" table:formula="of:=[.F967]+[.E968]" office:value-type="float" office:value="4264.3125" calcext:value-type="float">
            <text:p>4264,31</text:p>
          </table:table-cell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NavDrawerFragment_9_BinaryMutator</text:p>
          </table:table-cell>
          <table:table-cell table:style-name="ce1" table:formula="of:=[.D968]+[.B969]" office:value-type="float" office:value="409799" calcext:value-type="float">
            <text:p>409799</text:p>
          </table:table-cell>
          <table:table-cell table:style-name="ce3" table:formula="of:=[.B969]/[.$B$1]" office:value-type="float" office:value="4.42708333333333" calcext:value-type="float">
            <text:p>4,43</text:p>
          </table:table-cell>
          <table:table-cell table:style-name="ce3" table:formula="of:=[.F968]+[.E969]" office:value-type="float" office:value="4268.73958333333" calcext:value-type="float">
            <text:p>4268,74</text:p>
          </table:table-cell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NavDrawerFragment_10_BinaryMutator</text:p>
          </table:table-cell>
          <table:table-cell table:style-name="ce1" table:formula="of:=[.D969]+[.B970]" office:value-type="float" office:value="410223" calcext:value-type="float">
            <text:p>410223</text:p>
          </table:table-cell>
          <table:table-cell table:style-name="ce3" table:formula="of:=[.B970]/[.$B$1]" office:value-type="float" office:value="4.41666666666667" calcext:value-type="float">
            <text:p>4,42</text:p>
          </table:table-cell>
          <table:table-cell table:style-name="ce3" table:formula="of:=[.F969]+[.E970]" office:value-type="float" office:value="4273.15625" calcext:value-type="float">
            <text:p>4273,16</text:p>
          </table:table-cell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iscoveryFragment_0_LengthyGUICreationOperatorMutator</text:p>
          </table:table-cell>
          <table:table-cell table:style-name="ce1" table:formula="of:=[.D970]+[.B971]" office:value-type="float" office:value="410644" calcext:value-type="float">
            <text:p>410644</text:p>
          </table:table-cell>
          <table:table-cell table:style-name="ce3" table:formula="of:=[.B971]/[.$B$1]" office:value-type="float" office:value="4.38541666666667" calcext:value-type="float">
            <text:p>4,39</text:p>
          </table:table-cell>
          <table:table-cell table:style-name="ce3" table:formula="of:=[.F970]+[.E971]" office:value-type="float" office:value="4277.54166666667" calcext:value-type="float">
            <text:p>4277,54</text:p>
          </table:table-cell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DiscoveryFragment_1_InvalidViewFocusOperatorMutator</text:p>
          </table:table-cell>
          <table:table-cell table:style-name="ce1" table:formula="of:=[.D971]+[.B972]" office:value-type="float" office:value="411068" calcext:value-type="float">
            <text:p>411068</text:p>
          </table:table-cell>
          <table:table-cell table:style-name="ce3" table:formula="of:=[.B972]/[.$B$1]" office:value-type="float" office:value="4.41666666666667" calcext:value-type="float">
            <text:p>4,42</text:p>
          </table:table-cell>
          <table:table-cell table:style-name="ce3" table:formula="of:=[.F971]+[.E972]" office:value-type="float" office:value="4281.95833333333" calcext:value-type="float">
            <text:p>4281,96</text:p>
          </table:table-cell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iscoveryFragment_2_ViewComponentNotVisibleOperatorMutator</text:p>
          </table:table-cell>
          <table:table-cell table:style-name="ce1" table:formula="of:=[.D972]+[.B973]" office:value-type="float" office:value="411491" calcext:value-type="float">
            <text:p>411491</text:p>
          </table:table-cell>
          <table:table-cell table:style-name="ce3" table:formula="of:=[.B973]/[.$B$1]" office:value-type="float" office:value="4.40625" calcext:value-type="float">
            <text:p>4,41</text:p>
          </table:table-cell>
          <table:table-cell table:style-name="ce3" table:formula="of:=[.F972]+[.E973]" office:value-type="float" office:value="4286.36458333334" calcext:value-type="float">
            <text:p>4286,36</text:p>
          </table:table-cell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DiscoveryFragment_3_InvalidViewFocusOperatorMutator</text:p>
          </table:table-cell>
          <table:table-cell table:style-name="ce1" table:formula="of:=[.D973]+[.B974]" office:value-type="float" office:value="411913" calcext:value-type="float">
            <text:p>411913</text:p>
          </table:table-cell>
          <table:table-cell table:style-name="ce3" table:formula="of:=[.B974]/[.$B$1]" office:value-type="float" office:value="4.39583333333333" calcext:value-type="float">
            <text:p>4,40</text:p>
          </table:table-cell>
          <table:table-cell table:style-name="ce3" table:formula="of:=[.F973]+[.E974]" office:value-type="float" office:value="4290.76041666667" calcext:value-type="float">
            <text:p>4290,76</text:p>
          </table:table-cell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DiscoveryFragment_4_ViewComponentNotVisibleOperatorMutator</text:p>
          </table:table-cell>
          <table:table-cell table:style-name="ce1" table:formula="of:=[.D974]+[.B975]" office:value-type="float" office:value="412335" calcext:value-type="float">
            <text:p>412335</text:p>
          </table:table-cell>
          <table:table-cell table:style-name="ce3" table:formula="of:=[.B975]/[.$B$1]" office:value-type="float" office:value="4.39583333333333" calcext:value-type="float">
            <text:p>4,40</text:p>
          </table:table-cell>
          <table:table-cell table:style-name="ce3" table:formula="of:=[.F974]+[.E975]" office:value-type="float" office:value="4295.15625" calcext:value-type="float">
            <text:p>4295,16</text:p>
          </table:table-cell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DiscoveryFragment_5_BuggyGUIListenerOperatorMutator</text:p>
          </table:table-cell>
          <table:table-cell table:style-name="ce1" table:formula="of:=[.D975]+[.B976]" office:value-type="float" office:value="412762" calcext:value-type="float">
            <text:p>412762</text:p>
          </table:table-cell>
          <table:table-cell table:style-name="ce3" table:formula="of:=[.B976]/[.$B$1]" office:value-type="float" office:value="4.44791666666667" calcext:value-type="float">
            <text:p>4,45</text:p>
          </table:table-cell>
          <table:table-cell table:style-name="ce3" table:formula="of:=[.F975]+[.E976]" office:value-type="float" office:value="4299.60416666667" calcext:value-type="float">
            <text:p>4299,60</text:p>
          </table:table-cell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DiscoveryFragment_6_InvalidKeyIntentOperatorMutator</text:p>
          </table:table-cell>
          <table:table-cell table:style-name="ce1" table:formula="of:=[.D976]+[.B977]" office:value-type="float" office:value="413187" calcext:value-type="float">
            <text:p>413187</text:p>
          </table:table-cell>
          <table:table-cell table:style-name="ce3" table:formula="of:=[.B977]/[.$B$1]" office:value-type="float" office:value="4.42708333333333" calcext:value-type="float">
            <text:p>4,43</text:p>
          </table:table-cell>
          <table:table-cell table:style-name="ce3" table:formula="of:=[.F976]+[.E977]" office:value-type="float" office:value="4304.03125" calcext:value-type="float">
            <text:p>4304,03</text:p>
          </table:table-cell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DiscoveryFragment_7_RandomActionIntentDefinitionOperatorMutator</text:p>
          </table:table-cell>
          <table:table-cell table:style-name="ce1" table:formula="of:=[.D977]+[.B978]" office:value-type="float" office:value="413612" calcext:value-type="float">
            <text:p>413612</text:p>
          </table:table-cell>
          <table:table-cell table:style-name="ce3" table:formula="of:=[.B978]/[.$B$1]" office:value-type="float" office:value="4.42708333333333" calcext:value-type="float">
            <text:p>4,43</text:p>
          </table:table-cell>
          <table:table-cell table:style-name="ce3" table:formula="of:=[.F977]+[.E978]" office:value-type="float" office:value="4308.45833333333" calcext:value-type="float">
            <text:p>4308,46</text:p>
          </table:table-cell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DiscoveryFragment_8_NullValueIntentPutExtraOperatorMutator</text:p>
          </table:table-cell>
          <table:table-cell table:style-name="ce1" table:formula="of:=[.D978]+[.B979]" office:value-type="float" office:value="414038" calcext:value-type="float">
            <text:p>414038</text:p>
          </table:table-cell>
          <table:table-cell table:style-name="ce3" table:formula="of:=[.B979]/[.$B$1]" office:value-type="float" office:value="4.4375" calcext:value-type="float">
            <text:p>4,44</text:p>
          </table:table-cell>
          <table:table-cell table:style-name="ce3" table:formula="of:=[.F978]+[.E979]" office:value-type="float" office:value="4312.89583333333" calcext:value-type="float">
            <text:p>4312,90</text:p>
          </table:table-cell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DiscoveryFragment_9_IntentPayloadReplacementOperatorMutator</text:p>
          </table:table-cell>
          <table:table-cell table:style-name="ce1" table:formula="of:=[.D979]+[.B980]" office:value-type="float" office:value="414463" calcext:value-type="float">
            <text:p>414463</text:p>
          </table:table-cell>
          <table:table-cell table:style-name="ce3" table:formula="of:=[.B980]/[.$B$1]" office:value-type="float" office:value="4.42708333333333" calcext:value-type="float">
            <text:p>4,43</text:p>
          </table:table-cell>
          <table:table-cell table:style-name="ce3" table:formula="of:=[.F979]+[.E980]" office:value-type="float" office:value="4317.32291666667" calcext:value-type="float">
            <text:p>4317,32</text:p>
          </table:table-cell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DiscoveryFragment_10_RandomActionIntentDefinitionOperatorMutator</text:p>
          </table:table-cell>
          <table:table-cell table:style-name="ce1" table:formula="of:=[.D980]+[.B981]" office:value-type="float" office:value="414888" calcext:value-type="float">
            <text:p>414888</text:p>
          </table:table-cell>
          <table:table-cell table:style-name="ce3" table:formula="of:=[.B981]/[.$B$1]" office:value-type="float" office:value="4.42708333333333" calcext:value-type="float">
            <text:p>4,43</text:p>
          </table:table-cell>
          <table:table-cell table:style-name="ce3" table:formula="of:=[.F980]+[.E981]" office:value-type="float" office:value="4321.75" calcext:value-type="float">
            <text:p>4321,75</text:p>
          </table:table-cell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DiscoveryFragment_11_InvalidViewFocusOperatorMutator</text:p>
          </table:table-cell>
          <table:table-cell table:style-name="ce1" table:formula="of:=[.D981]+[.B982]" office:value-type="float" office:value="415315" calcext:value-type="float">
            <text:p>415315</text:p>
          </table:table-cell>
          <table:table-cell table:style-name="ce3" table:formula="of:=[.B982]/[.$B$1]" office:value-type="float" office:value="4.44791666666667" calcext:value-type="float">
            <text:p>4,45</text:p>
          </table:table-cell>
          <table:table-cell table:style-name="ce3" table:formula="of:=[.F981]+[.E982]" office:value-type="float" office:value="4326.19791666667" calcext:value-type="float">
            <text:p>4326,20</text:p>
          </table:table-cell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DiscoveryFragment_12_ViewComponentNotVisibleOperatorMutator</text:p>
          </table:table-cell>
          <table:table-cell table:style-name="ce1" table:formula="of:=[.D982]+[.B983]" office:value-type="float" office:value="415739" calcext:value-type="float">
            <text:p>415739</text:p>
          </table:table-cell>
          <table:table-cell table:style-name="ce3" table:formula="of:=[.B983]/[.$B$1]" office:value-type="float" office:value="4.41666666666667" calcext:value-type="float">
            <text:p>4,42</text:p>
          </table:table-cell>
          <table:table-cell table:style-name="ce3" table:formula="of:=[.F982]+[.E983]" office:value-type="float" office:value="4330.61458333333" calcext:value-type="float">
            <text:p>4330,61</text:p>
          </table:table-cell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DiscoveryFragment_13_InvalidViewFocusOperatorMutator</text:p>
          </table:table-cell>
          <table:table-cell table:style-name="ce1" table:formula="of:=[.D983]+[.B984]" office:value-type="float" office:value="416163" calcext:value-type="float">
            <text:p>416163</text:p>
          </table:table-cell>
          <table:table-cell table:style-name="ce3" table:formula="of:=[.B984]/[.$B$1]" office:value-type="float" office:value="4.41666666666667" calcext:value-type="float">
            <text:p>4,42</text:p>
          </table:table-cell>
          <table:table-cell table:style-name="ce3" table:formula="of:=[.F983]+[.E984]" office:value-type="float" office:value="4335.03125" calcext:value-type="float">
            <text:p>4335,03</text:p>
          </table:table-cell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iscoveryFragment_14_ViewComponentNotVisibleOperatorMutator</text:p>
          </table:table-cell>
          <table:table-cell table:style-name="ce1" table:formula="of:=[.D984]+[.B985]" office:value-type="float" office:value="416586" calcext:value-type="float">
            <text:p>416586</text:p>
          </table:table-cell>
          <table:table-cell table:style-name="ce3" table:formula="of:=[.B985]/[.$B$1]" office:value-type="float" office:value="4.40625" calcext:value-type="float">
            <text:p>4,41</text:p>
          </table:table-cell>
          <table:table-cell table:style-name="ce3" table:formula="of:=[.F984]+[.E985]" office:value-type="float" office:value="4339.4375" calcext:value-type="float">
            <text:p>4339,44</text:p>
          </table:table-cell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DiscoveryFragment_15_InvalidViewFocusOperatorMutator</text:p>
          </table:table-cell>
          <table:table-cell table:style-name="ce1" table:formula="of:=[.D985]+[.B986]" office:value-type="float" office:value="417013" calcext:value-type="float">
            <text:p>417013</text:p>
          </table:table-cell>
          <table:table-cell table:style-name="ce3" table:formula="of:=[.B986]/[.$B$1]" office:value-type="float" office:value="4.44791666666667" calcext:value-type="float">
            <text:p>4,45</text:p>
          </table:table-cell>
          <table:table-cell table:style-name="ce3" table:formula="of:=[.F985]+[.E986]" office:value-type="float" office:value="4343.88541666667" calcext:value-type="float">
            <text:p>4343,89</text:p>
          </table:table-cell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DiscoveryFragment_16_ViewComponentNotVisibleOperatorMutator</text:p>
          </table:table-cell>
          <table:table-cell table:style-name="ce1" table:formula="of:=[.D986]+[.B987]" office:value-type="float" office:value="417438" calcext:value-type="float">
            <text:p>417438</text:p>
          </table:table-cell>
          <table:table-cell table:style-name="ce3" table:formula="of:=[.B987]/[.$B$1]" office:value-type="float" office:value="4.42708333333333" calcext:value-type="float">
            <text:p>4,43</text:p>
          </table:table-cell>
          <table:table-cell table:style-name="ce3" table:formula="of:=[.F986]+[.E987]" office:value-type="float" office:value="4348.3125" calcext:value-type="float">
            <text:p>4348,31</text:p>
          </table:table-cell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DiscoveryFragment_17_InvalidViewFocusOperatorMutator</text:p>
          </table:table-cell>
          <table:table-cell table:style-name="ce1" table:formula="of:=[.D987]+[.B988]" office:value-type="float" office:value="417864" calcext:value-type="float">
            <text:p>417864</text:p>
          </table:table-cell>
          <table:table-cell table:style-name="ce3" table:formula="of:=[.B988]/[.$B$1]" office:value-type="float" office:value="4.4375" calcext:value-type="float">
            <text:p>4,44</text:p>
          </table:table-cell>
          <table:table-cell table:style-name="ce3" table:formula="of:=[.F987]+[.E988]" office:value-type="float" office:value="4352.75" calcext:value-type="float">
            <text:p>4352,75</text:p>
          </table:table-cell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DiscoveryFragment_18_ViewComponentNotVisibleOperatorMutator</text:p>
          </table:table-cell>
          <table:table-cell table:style-name="ce1" table:formula="of:=[.D988]+[.B989]" office:value-type="float" office:value="418287" calcext:value-type="float">
            <text:p>418287</text:p>
          </table:table-cell>
          <table:table-cell table:style-name="ce3" table:formula="of:=[.B989]/[.$B$1]" office:value-type="float" office:value="4.40625" calcext:value-type="float">
            <text:p>4,41</text:p>
          </table:table-cell>
          <table:table-cell table:style-name="ce3" table:formula="of:=[.F988]+[.E989]" office:value-type="float" office:value="4357.15625" calcext:value-type="float">
            <text:p>4357,16</text:p>
          </table:table-cell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DiscoveryFragment_19_BuggyGUIListenerOperatorMutator</text:p>
          </table:table-cell>
          <table:table-cell table:style-name="ce1" table:formula="of:=[.D989]+[.B990]" office:value-type="float" office:value="418708" calcext:value-type="float">
            <text:p>418708</text:p>
          </table:table-cell>
          <table:table-cell table:style-name="ce3" table:formula="of:=[.B990]/[.$B$1]" office:value-type="float" office:value="4.38541666666667" calcext:value-type="float">
            <text:p>4,39</text:p>
          </table:table-cell>
          <table:table-cell table:style-name="ce3" table:formula="of:=[.F989]+[.E990]" office:value-type="float" office:value="4361.54166666667" calcext:value-type="float">
            <text:p>4361,54</text:p>
          </table:table-cell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DiscoveryFragment_20_BuggyGUIListenerOperatorMutator</text:p>
          </table:table-cell>
          <table:table-cell table:style-name="ce1" table:formula="of:=[.D990]+[.B991]" office:value-type="float" office:value="419155" calcext:value-type="float">
            <text:p>419155</text:p>
          </table:table-cell>
          <table:table-cell table:style-name="ce3" table:formula="of:=[.B991]/[.$B$1]" office:value-type="float" office:value="4.65625" calcext:value-type="float">
            <text:p>4,66</text:p>
          </table:table-cell>
          <table:table-cell table:style-name="ce3" table:formula="of:=[.F990]+[.E991]" office:value-type="float" office:value="4366.19791666667" calcext:value-type="float">
            <text:p>4366,20</text:p>
          </table:table-cell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DiscoveryFragment_21_InvalidViewFocusOperatorMutator</text:p>
          </table:table-cell>
          <table:table-cell table:style-name="ce1" table:formula="of:=[.D991]+[.B992]" office:value-type="float" office:value="419586" calcext:value-type="float">
            <text:p>419586</text:p>
          </table:table-cell>
          <table:table-cell table:style-name="ce3" table:formula="of:=[.B992]/[.$B$1]" office:value-type="float" office:value="4.48958333333333" calcext:value-type="float">
            <text:p>4,49</text:p>
          </table:table-cell>
          <table:table-cell table:style-name="ce3" table:formula="of:=[.F991]+[.E992]" office:value-type="float" office:value="4370.6875" calcext:value-type="float">
            <text:p>4370,69</text:p>
          </table:table-cell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DiscoveryFragment_22_ViewComponentNotVisibleOperatorMutator</text:p>
          </table:table-cell>
          <table:table-cell table:style-name="ce1" table:formula="of:=[.D992]+[.B993]" office:value-type="float" office:value="420012" calcext:value-type="float">
            <text:p>420012</text:p>
          </table:table-cell>
          <table:table-cell table:style-name="ce3" table:formula="of:=[.B993]/[.$B$1]" office:value-type="float" office:value="4.4375" calcext:value-type="float">
            <text:p>4,44</text:p>
          </table:table-cell>
          <table:table-cell table:style-name="ce3" table:formula="of:=[.F992]+[.E993]" office:value-type="float" office:value="4375.125" calcext:value-type="float">
            <text:p>4375,13</text:p>
          </table:table-cell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DiscoveryFragment_23_BuggyGUIListenerOperatorMutator</text:p>
          </table:table-cell>
          <table:table-cell table:style-name="ce1" table:formula="of:=[.D993]+[.B994]" office:value-type="float" office:value="420438" calcext:value-type="float">
            <text:p>420438</text:p>
          </table:table-cell>
          <table:table-cell table:style-name="ce3" table:formula="of:=[.B994]/[.$B$1]" office:value-type="float" office:value="4.4375" calcext:value-type="float">
            <text:p>4,44</text:p>
          </table:table-cell>
          <table:table-cell table:style-name="ce3" table:formula="of:=[.F993]+[.E994]" office:value-type="float" office:value="4379.5625" calcext:value-type="float">
            <text:p>4379,56</text:p>
          </table:table-cell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DiscoveryFragment_24_BuggyGUIListenerOperatorMutator</text:p>
          </table:table-cell>
          <table:table-cell table:style-name="ce1" table:formula="of:=[.D994]+[.B995]" office:value-type="float" office:value="420869" calcext:value-type="float">
            <text:p>420869</text:p>
          </table:table-cell>
          <table:table-cell table:style-name="ce3" table:formula="of:=[.B995]/[.$B$1]" office:value-type="float" office:value="4.48958333333333" calcext:value-type="float">
            <text:p>4,49</text:p>
          </table:table-cell>
          <table:table-cell table:style-name="ce3" table:formula="of:=[.F994]+[.E995]" office:value-type="float" office:value="4384.05208333333" calcext:value-type="float">
            <text:p>4384,05</text:p>
          </table:table-cell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electSubscriptionActivity_0_LengthyGUICreationOperatorMutator</text:p>
          </table:table-cell>
          <table:table-cell table:style-name="ce1" table:formula="of:=[.D995]+[.B996]" office:value-type="float" office:value="421292" calcext:value-type="float">
            <text:p>421292</text:p>
          </table:table-cell>
          <table:table-cell table:style-name="ce3" table:formula="of:=[.B996]/[.$B$1]" office:value-type="float" office:value="4.40625" calcext:value-type="float">
            <text:p>4,41</text:p>
          </table:table-cell>
          <table:table-cell table:style-name="ce3" table:formula="of:=[.F995]+[.E996]" office:value-type="float" office:value="4388.45833333333" calcext:value-type="float">
            <text:p>4388,46</text:p>
          </table:table-cell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electSubscriptionActivity_1_BuggyGUIListenerOperatorMutator</text:p>
          </table:table-cell>
          <table:table-cell table:style-name="ce1" table:formula="of:=[.D996]+[.B997]" office:value-type="float" office:value="421717" calcext:value-type="float">
            <text:p>421717</text:p>
          </table:table-cell>
          <table:table-cell table:style-name="ce3" table:formula="of:=[.B997]/[.$B$1]" office:value-type="float" office:value="4.42708333333333" calcext:value-type="float">
            <text:p>4,43</text:p>
          </table:table-cell>
          <table:table-cell table:style-name="ce3" table:formula="of:=[.F996]+[.E997]" office:value-type="float" office:value="4392.88541666667" calcext:value-type="float">
            <text:p>4392,89</text:p>
          </table:table-cell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SelectSubscriptionActivity_2_BuggyGUIListenerOperatorMutator</text:p>
          </table:table-cell>
          <table:table-cell table:style-name="ce1" table:formula="of:=[.D997]+[.B998]" office:value-type="float" office:value="422144" calcext:value-type="float">
            <text:p>422144</text:p>
          </table:table-cell>
          <table:table-cell table:style-name="ce3" table:formula="of:=[.B998]/[.$B$1]" office:value-type="float" office:value="4.44791666666667" calcext:value-type="float">
            <text:p>4,45</text:p>
          </table:table-cell>
          <table:table-cell table:style-name="ce3" table:formula="of:=[.F997]+[.E998]" office:value-type="float" office:value="4397.33333333333" calcext:value-type="float">
            <text:p>4397,33</text:p>
          </table:table-cell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electSubscriptionActivity_3_NullIntentOperatorMutator</text:p>
          </table:table-cell>
          <table:table-cell table:style-name="ce1" table:formula="of:=[.D998]+[.B999]" office:value-type="float" office:value="422569" calcext:value-type="float">
            <text:p>422569</text:p>
          </table:table-cell>
          <table:table-cell table:style-name="ce3" table:formula="of:=[.B999]/[.$B$1]" office:value-type="float" office:value="4.42708333333333" calcext:value-type="float">
            <text:p>4,43</text:p>
          </table:table-cell>
          <table:table-cell table:style-name="ce3" table:formula="of:=[.F998]+[.E999]" office:value-type="float" office:value="4401.76041666667" calcext:value-type="float">
            <text:p>4401,76</text:p>
          </table:table-cell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SelectSubscriptionActivity_4_InvalidKeyIntentOperatorMutator</text:p>
          </table:table-cell>
          <table:table-cell table:style-name="ce1" table:formula="of:=[.D999]+[.B1000]" office:value-type="float" office:value="423593" calcext:value-type="float">
            <text:p>423593</text:p>
          </table:table-cell>
          <table:table-cell table:style-name="ce3" table:formula="of:=[.B1000]/[.$B$1]" office:value-type="float" office:value="10.6666666666667" calcext:value-type="float">
            <text:p>10,67</text:p>
          </table:table-cell>
          <table:table-cell table:style-name="ce3" table:formula="of:=[.F999]+[.E1000]" office:value-type="float" office:value="4412.42708333333" calcext:value-type="float">
            <text:p>4412,43</text:p>
          </table:table-cell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electSubscriptionActivity_5_RandomActionIntentDefinitionOperatorMutator</text:p>
          </table:table-cell>
          <table:table-cell table:style-name="ce1" table:formula="of:=[.D1000]+[.B1001]" office:value-type="float" office:value="424016" calcext:value-type="float">
            <text:p>424016</text:p>
          </table:table-cell>
          <table:table-cell table:style-name="ce3" table:formula="of:=[.B1001]/[.$B$1]" office:value-type="float" office:value="4.40625" calcext:value-type="float">
            <text:p>4,41</text:p>
          </table:table-cell>
          <table:table-cell table:style-name="ce3" table:formula="of:=[.F1000]+[.E1001]" office:value-type="float" office:value="4416.83333333333" calcext:value-type="float">
            <text:p>4416,83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electSubscriptionActivity_6_RandomActionIntentDefinitionOperatorMutator</text:p>
          </table:table-cell>
          <table:table-cell table:style-name="ce1" table:formula="of:=[.D1001]+[.B1002]" office:value-type="float" office:value="424439" calcext:value-type="float">
            <text:p>424439</text:p>
          </table:table-cell>
          <table:table-cell table:style-name="ce3" table:formula="of:=[.B1002]/[.$B$1]" office:value-type="float" office:value="4.40625" calcext:value-type="float">
            <text:p>4,41</text:p>
          </table:table-cell>
          <table:table-cell table:style-name="ce3" table:formula="of:=[.F1001]+[.E1002]" office:value-type="float" office:value="4421.23958333333" calcext:value-type="float">
            <text:p>4421,24</text:p>
          </table:table-cell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electSubscriptionActivity_7_RandomActionIntentDefinitionOperatorMutator</text:p>
          </table:table-cell>
          <table:table-cell table:style-name="ce1" table:formula="of:=[.D1002]+[.B1003]" office:value-type="float" office:value="424860" calcext:value-type="float">
            <text:p>424860</text:p>
          </table:table-cell>
          <table:table-cell table:style-name="ce3" table:formula="of:=[.B1003]/[.$B$1]" office:value-type="float" office:value="4.38541666666667" calcext:value-type="float">
            <text:p>4,39</text:p>
          </table:table-cell>
          <table:table-cell table:style-name="ce3" table:formula="of:=[.F1002]+[.E1003]" office:value-type="float" office:value="4425.625" calcext:value-type="float">
            <text:p>4425,63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SelectSubscriptionActivity_8_NullValueIntentPutExtraOperatorMutator</text:p>
          </table:table-cell>
          <table:table-cell table:style-name="ce1" table:formula="of:=[.D1003]+[.B1004]" office:value-type="float" office:value="425282" calcext:value-type="float">
            <text:p>425282</text:p>
          </table:table-cell>
          <table:table-cell table:style-name="ce3" table:formula="of:=[.B1004]/[.$B$1]" office:value-type="float" office:value="4.39583333333333" calcext:value-type="float">
            <text:p>4,40</text:p>
          </table:table-cell>
          <table:table-cell table:style-name="ce3" table:formula="of:=[.F1003]+[.E1004]" office:value-type="float" office:value="4430.02083333333" calcext:value-type="float">
            <text:p>4430,02</text:p>
          </table:table-cell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electSubscriptionActivity_9_IntentPayloadReplacementOperatorMutator</text:p>
          </table:table-cell>
          <table:table-cell table:style-name="ce1" table:formula="of:=[.D1004]+[.B1005]" office:value-type="float" office:value="425705" calcext:value-type="float">
            <text:p>425705</text:p>
          </table:table-cell>
          <table:table-cell table:style-name="ce3" table:formula="of:=[.B1005]/[.$B$1]" office:value-type="float" office:value="4.40625" calcext:value-type="float">
            <text:p>4,41</text:p>
          </table:table-cell>
          <table:table-cell table:style-name="ce3" table:formula="of:=[.F1004]+[.E1005]" office:value-type="float" office:value="4434.42708333333" calcext:value-type="float">
            <text:p>4434,43</text:p>
          </table:table-cell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SelectSubscriptionActivity_10_RandomActionIntentDefinitionOperatorMutator</text:p>
          </table:table-cell>
          <table:table-cell table:style-name="ce1" table:formula="of:=[.D1005]+[.B1006]" office:value-type="float" office:value="426125" calcext:value-type="float">
            <text:p>426125</text:p>
          </table:table-cell>
          <table:table-cell table:style-name="ce3" table:formula="of:=[.B1006]/[.$B$1]" office:value-type="float" office:value="4.375" calcext:value-type="float">
            <text:p>4,38</text:p>
          </table:table-cell>
          <table:table-cell table:style-name="ce3" table:formula="of:=[.F1005]+[.E1006]" office:value-type="float" office:value="4438.80208333333" calcext:value-type="float">
            <text:p>4438,80</text:p>
          </table:table-cell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electSubscriptionActivity_11_BinaryMutator</text:p>
          </table:table-cell>
          <table:table-cell table:style-name="ce1" table:formula="of:=[.D1006]+[.B1007]" office:value-type="float" office:value="426548" calcext:value-type="float">
            <text:p>426548</text:p>
          </table:table-cell>
          <table:table-cell table:style-name="ce3" table:formula="of:=[.B1007]/[.$B$1]" office:value-type="float" office:value="4.40625" calcext:value-type="float">
            <text:p>4,41</text:p>
          </table:table-cell>
          <table:table-cell table:style-name="ce3" table:formula="of:=[.F1006]+[.E1007]" office:value-type="float" office:value="4443.20833333333" calcext:value-type="float">
            <text:p>4443,21</text:p>
          </table:table-cell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MainActivity_0_NullIntentOperatorMutator</text:p>
          </table:table-cell>
          <table:table-cell table:style-name="ce1" table:formula="of:=[.D1007]+[.B1008]" office:value-type="float" office:value="426985" calcext:value-type="float">
            <text:p>426985</text:p>
          </table:table-cell>
          <table:table-cell table:style-name="ce3" table:formula="of:=[.B1008]/[.$B$1]" office:value-type="float" office:value="4.55208333333333" calcext:value-type="float">
            <text:p>4,55</text:p>
          </table:table-cell>
          <table:table-cell table:style-name="ce3" table:formula="of:=[.F1007]+[.E1008]" office:value-type="float" office:value="4447.76041666667" calcext:value-type="float">
            <text:p>4447,76</text:p>
          </table:table-cell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MainActivity_1_InvalidKeyIntentOperatorMutator</text:p>
          </table:table-cell>
          <table:table-cell table:style-name="ce1" table:formula="of:=[.D1008]+[.B1009]" office:value-type="float" office:value="427422" calcext:value-type="float">
            <text:p>427422</text:p>
          </table:table-cell>
          <table:table-cell table:style-name="ce3" table:formula="of:=[.B1009]/[.$B$1]" office:value-type="float" office:value="4.55208333333333" calcext:value-type="float">
            <text:p>4,55</text:p>
          </table:table-cell>
          <table:table-cell table:style-name="ce3" table:formula="of:=[.F1008]+[.E1009]" office:value-type="float" office:value="4452.3125" calcext:value-type="float">
            <text:p>4452,31</text:p>
          </table:table-cell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MainActivity_2_RandomActionIntentDefinitionOperatorMutator</text:p>
          </table:table-cell>
          <table:table-cell table:style-name="ce1" table:formula="of:=[.D1009]+[.B1010]" office:value-type="float" office:value="427857" calcext:value-type="float">
            <text:p>427857</text:p>
          </table:table-cell>
          <table:table-cell table:style-name="ce3" table:formula="of:=[.B1010]/[.$B$1]" office:value-type="float" office:value="4.53125" calcext:value-type="float">
            <text:p>4,53</text:p>
          </table:table-cell>
          <table:table-cell table:style-name="ce3" table:formula="of:=[.F1009]+[.E1010]" office:value-type="float" office:value="4456.84375" calcext:value-type="float">
            <text:p>4456,84</text:p>
          </table:table-cell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MainActivity_3_NullValueIntentPutExtraOperatorMutator</text:p>
          </table:table-cell>
          <table:table-cell table:style-name="ce1" table:formula="of:=[.D1010]+[.B1011]" office:value-type="float" office:value="428297" calcext:value-type="float">
            <text:p>428297</text:p>
          </table:table-cell>
          <table:table-cell table:style-name="ce3" table:formula="of:=[.B1011]/[.$B$1]" office:value-type="float" office:value="4.58333333333333" calcext:value-type="float">
            <text:p>4,58</text:p>
          </table:table-cell>
          <table:table-cell table:style-name="ce3" table:formula="of:=[.F1010]+[.E1011]" office:value-type="float" office:value="4461.42708333333" calcext:value-type="float">
            <text:p>4461,43</text:p>
          </table:table-cell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MainActivity_4_IntentPayloadReplacementOperatorMutator</text:p>
          </table:table-cell>
          <table:table-cell table:style-name="ce1" table:formula="of:=[.D1011]+[.B1012]" office:value-type="float" office:value="428737" calcext:value-type="float">
            <text:p>428737</text:p>
          </table:table-cell>
          <table:table-cell table:style-name="ce3" table:formula="of:=[.B1012]/[.$B$1]" office:value-type="float" office:value="4.58333333333333" calcext:value-type="float">
            <text:p>4,58</text:p>
          </table:table-cell>
          <table:table-cell table:style-name="ce3" table:formula="of:=[.F1011]+[.E1012]" office:value-type="float" office:value="4466.01041666667" calcext:value-type="float">
            <text:p>4466,01</text:p>
          </table:table-cell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MainActivity_5_RandomActionIntentDefinitionOperatorMutator</text:p>
          </table:table-cell>
          <table:table-cell table:style-name="ce1" table:formula="of:=[.D1012]+[.B1013]" office:value-type="float" office:value="429173" calcext:value-type="float">
            <text:p>429173</text:p>
          </table:table-cell>
          <table:table-cell table:style-name="ce3" table:formula="of:=[.B1013]/[.$B$1]" office:value-type="float" office:value="4.54166666666667" calcext:value-type="float">
            <text:p>4,54</text:p>
          </table:table-cell>
          <table:table-cell table:style-name="ce3" table:formula="of:=[.F1012]+[.E1013]" office:value-type="float" office:value="4470.55208333333" calcext:value-type="float">
            <text:p>4470,55</text:p>
          </table:table-cell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MainActivity_6_RandomActionIntentDefinitionOperatorMutator</text:p>
          </table:table-cell>
          <table:table-cell table:style-name="ce1" table:formula="of:=[.D1013]+[.B1014]" office:value-type="float" office:value="429593" calcext:value-type="float">
            <text:p>429593</text:p>
          </table:table-cell>
          <table:table-cell table:style-name="ce3" table:formula="of:=[.B1014]/[.$B$1]" office:value-type="float" office:value="4.375" calcext:value-type="float">
            <text:p>4,38</text:p>
          </table:table-cell>
          <table:table-cell table:style-name="ce3" table:formula="of:=[.F1013]+[.E1014]" office:value-type="float" office:value="4474.92708333333" calcext:value-type="float">
            <text:p>4474,93</text:p>
          </table:table-cell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MainActivity_7_LengthyGUICreationOperatorMutator</text:p>
          </table:table-cell>
          <table:table-cell table:style-name="ce1" table:formula="of:=[.D1014]+[.B1015]" office:value-type="float" office:value="430183" calcext:value-type="float">
            <text:p>430183</text:p>
          </table:table-cell>
          <table:table-cell table:style-name="ce3" table:formula="of:=[.B1015]/[.$B$1]" office:value-type="float" office:value="6.14583333333333" calcext:value-type="float">
            <text:p>6,15</text:p>
          </table:table-cell>
          <table:table-cell table:style-name="ce3" table:formula="of:=[.F1014]+[.E1015]" office:value-type="float" office:value="4481.07291666667" calcext:value-type="float">
            <text:p>4481,07</text:p>
          </table:table-cell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MainActivity_8_FindViewByIdReturnsNullOperatorMutator</text:p>
          </table:table-cell>
          <table:table-cell table:style-name="ce1" table:formula="of:=[.D1015]+[.B1016]" office:value-type="float" office:value="430593" calcext:value-type="float">
            <text:p>430593</text:p>
          </table:table-cell>
          <table:table-cell table:style-name="ce3" table:formula="of:=[.B1016]/[.$B$1]" office:value-type="float" office:value="4.27083333333333" calcext:value-type="float">
            <text:p>4,27</text:p>
          </table:table-cell>
          <table:table-cell table:style-name="ce3" table:formula="of:=[.F1015]+[.E1016]" office:value-type="float" office:value="4485.34375" calcext:value-type="float">
            <text:p>4485,34</text:p>
          </table:table-cell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MainActivity_9_InvalidIDFindViewOperatorMutator</text:p>
          </table:table-cell>
          <table:table-cell table:style-name="ce1" table:formula="of:=[.D1016]+[.B1017]" office:value-type="float" office:value="431007" calcext:value-type="float">
            <text:p>431007</text:p>
          </table:table-cell>
          <table:table-cell table:style-name="ce3" table:formula="of:=[.B1017]/[.$B$1]" office:value-type="float" office:value="4.3125" calcext:value-type="float">
            <text:p>4,31</text:p>
          </table:table-cell>
          <table:table-cell table:style-name="ce3" table:formula="of:=[.F1016]+[.E1017]" office:value-type="float" office:value="4489.65625" calcext:value-type="float">
            <text:p>4489,66</text:p>
          </table:table-cell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MainActivity_10_InvalidViewFocusOperatorMutator</text:p>
          </table:table-cell>
          <table:table-cell table:style-name="ce1" table:formula="of:=[.D1017]+[.B1018]" office:value-type="float" office:value="431427" calcext:value-type="float">
            <text:p>431427</text:p>
          </table:table-cell>
          <table:table-cell table:style-name="ce3" table:formula="of:=[.B1018]/[.$B$1]" office:value-type="float" office:value="4.375" calcext:value-type="float">
            <text:p>4,38</text:p>
          </table:table-cell>
          <table:table-cell table:style-name="ce3" table:formula="of:=[.F1017]+[.E1018]" office:value-type="float" office:value="4494.03125" calcext:value-type="float">
            <text:p>4494,03</text:p>
          </table:table-cell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string" calcext:value-type="string">
            <text:p>MainActivity_11_ViewComponentNotVisibleOperatorMutator</text:p>
          </table:table-cell>
          <table:table-cell table:style-name="ce1" table:formula="of:=[.D1018]+[.B1019]" office:value-type="float" office:value="432092" calcext:value-type="float">
            <text:p>432092</text:p>
          </table:table-cell>
          <table:table-cell table:style-name="ce3" table:formula="of:=[.B1019]/[.$B$1]" office:value-type="float" office:value="6.92708333333333" calcext:value-type="float">
            <text:p>6,93</text:p>
          </table:table-cell>
          <table:table-cell table:style-name="ce3" table:formula="of:=[.F1018]+[.E1019]" office:value-type="float" office:value="4500.95833333333" calcext:value-type="float">
            <text:p>4500,96</text:p>
          </table:table-cell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inActivity_12_FindViewByIdReturnsNullOperatorMutator</text:p>
          </table:table-cell>
          <table:table-cell table:style-name="ce1" table:formula="of:=[.D1019]+[.B1020]" office:value-type="float" office:value="432389" calcext:value-type="float">
            <text:p>432389</text:p>
          </table:table-cell>
          <table:table-cell table:style-name="ce3" table:formula="of:=[.B1020]/[.$B$1]" office:value-type="float" office:value="3.09375" calcext:value-type="float">
            <text:p>3,09</text:p>
          </table:table-cell>
          <table:table-cell table:style-name="ce3" table:formula="of:=[.F1019]+[.E1020]" office:value-type="float" office:value="4504.05208333333" calcext:value-type="float">
            <text:p>4504,05</text:p>
          </table:table-cell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MainActivity_13_InvalidIDFindViewOperatorMutator</text:p>
          </table:table-cell>
          <table:table-cell table:style-name="ce1" table:formula="of:=[.D1020]+[.B1021]" office:value-type="float" office:value="432683" calcext:value-type="float">
            <text:p>432683</text:p>
          </table:table-cell>
          <table:table-cell table:style-name="ce3" table:formula="of:=[.B1021]/[.$B$1]" office:value-type="float" office:value="3.0625" calcext:value-type="float">
            <text:p>3,06</text:p>
          </table:table-cell>
          <table:table-cell table:style-name="ce3" table:formula="of:=[.F1020]+[.E1021]" office:value-type="float" office:value="4507.11458333333" calcext:value-type="float">
            <text:p>4507,11</text:p>
          </table:table-cell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MainActivity_14_InvalidViewFocusOperatorMutator</text:p>
          </table:table-cell>
          <table:table-cell table:style-name="ce1" table:formula="of:=[.D1021]+[.B1022]" office:value-type="float" office:value="433106" calcext:value-type="float">
            <text:p>433106</text:p>
          </table:table-cell>
          <table:table-cell table:style-name="ce3" table:formula="of:=[.B1022]/[.$B$1]" office:value-type="float" office:value="4.40625" calcext:value-type="float">
            <text:p>4,41</text:p>
          </table:table-cell>
          <table:table-cell table:style-name="ce3" table:formula="of:=[.F1021]+[.E1022]" office:value-type="float" office:value="4511.52083333333" calcext:value-type="float">
            <text:p>4511,52</text:p>
          </table:table-cell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MainActivity_15_ViewComponentNotVisibleOperatorMutator</text:p>
          </table:table-cell>
          <table:table-cell table:style-name="ce1" table:formula="of:=[.D1022]+[.B1023]" office:value-type="float" office:value="433530" calcext:value-type="float">
            <text:p>433530</text:p>
          </table:table-cell>
          <table:table-cell table:style-name="ce3" table:formula="of:=[.B1023]/[.$B$1]" office:value-type="float" office:value="4.41666666666667" calcext:value-type="float">
            <text:p>4,42</text:p>
          </table:table-cell>
          <table:table-cell table:style-name="ce3" table:formula="of:=[.F1022]+[.E1023]" office:value-type="float" office:value="4515.9375" calcext:value-type="float">
            <text:p>4515,94</text:p>
          </table:table-cell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inActivity_16_InvalidIDFindViewOperatorMutator</text:p>
          </table:table-cell>
          <table:table-cell table:style-name="ce1" table:formula="of:=[.D1023]+[.B1024]" office:value-type="float" office:value="433827" calcext:value-type="float">
            <text:p>433827</text:p>
          </table:table-cell>
          <table:table-cell table:style-name="ce3" table:formula="of:=[.B1024]/[.$B$1]" office:value-type="float" office:value="3.09375" calcext:value-type="float">
            <text:p>3,09</text:p>
          </table:table-cell>
          <table:table-cell table:style-name="ce3" table:formula="of:=[.F1023]+[.E1024]" office:value-type="float" office:value="4519.03125" calcext:value-type="float">
            <text:p>4519,03</text:p>
          </table:table-cell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MainActivity_17_FindViewByIdReturnsNullOperatorMutator</text:p>
          </table:table-cell>
          <table:table-cell table:style-name="ce1" table:formula="of:=[.D1024]+[.B1025]" office:value-type="float" office:value="434121" calcext:value-type="float">
            <text:p>434121</text:p>
          </table:table-cell>
          <table:table-cell table:style-name="ce3" table:formula="of:=[.B1025]/[.$B$1]" office:value-type="float" office:value="3.0625" calcext:value-type="float">
            <text:p>3,06</text:p>
          </table:table-cell>
          <table:table-cell table:style-name="ce3" table:formula="of:=[.F1024]+[.E1025]" office:value-type="float" office:value="4522.09375" calcext:value-type="float">
            <text:p>4522,0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MainActivity_18_InvalidIDFindViewOperatorMutator</text:p>
          </table:table-cell>
          <table:table-cell table:style-name="ce1" table:formula="of:=[.D1025]+[.B1026]" office:value-type="float" office:value="434418" calcext:value-type="float">
            <text:p>434418</text:p>
          </table:table-cell>
          <table:table-cell table:style-name="ce3" table:formula="of:=[.B1026]/[.$B$1]" office:value-type="float" office:value="3.09375" calcext:value-type="float">
            <text:p>3,09</text:p>
          </table:table-cell>
          <table:table-cell table:style-name="ce3" table:formula="of:=[.F1025]+[.E1026]" office:value-type="float" office:value="4525.1875" calcext:value-type="float">
            <text:p>4525,19</text:p>
          </table:table-cell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MainActivity_19_InvalidViewFocusOperatorMutator</text:p>
          </table:table-cell>
          <table:table-cell table:style-name="ce1" table:formula="of:=[.D1026]+[.B1027]" office:value-type="float" office:value="434840" calcext:value-type="float">
            <text:p>434840</text:p>
          </table:table-cell>
          <table:table-cell table:style-name="ce3" table:formula="of:=[.B1027]/[.$B$1]" office:value-type="float" office:value="4.39583333333333" calcext:value-type="float">
            <text:p>4,40</text:p>
          </table:table-cell>
          <table:table-cell table:style-name="ce3" table:formula="of:=[.F1026]+[.E1027]" office:value-type="float" office:value="4529.58333333333" calcext:value-type="float">
            <text:p>4529,58</text:p>
          </table:table-cell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MainActivity_20_ViewComponentNotVisibleOperatorMutator</text:p>
          </table:table-cell>
          <table:table-cell table:style-name="ce1" table:formula="of:=[.D1027]+[.B1028]" office:value-type="float" office:value="435264" calcext:value-type="float">
            <text:p>435264</text:p>
          </table:table-cell>
          <table:table-cell table:style-name="ce3" table:formula="of:=[.B1028]/[.$B$1]" office:value-type="float" office:value="4.41666666666667" calcext:value-type="float">
            <text:p>4,42</text:p>
          </table:table-cell>
          <table:table-cell table:style-name="ce3" table:formula="of:=[.F1027]+[.E1028]" office:value-type="float" office:value="4534" calcext:value-type="float">
            <text:p>4534,00</text:p>
          </table:table-cell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MainActivity_21_BuggyGUIListenerOperatorMutator</text:p>
          </table:table-cell>
          <table:table-cell table:style-name="ce1" table:formula="of:=[.D1028]+[.B1029]" office:value-type="float" office:value="435684" calcext:value-type="float">
            <text:p>435684</text:p>
          </table:table-cell>
          <table:table-cell table:style-name="ce3" table:formula="of:=[.B1029]/[.$B$1]" office:value-type="float" office:value="4.375" calcext:value-type="float">
            <text:p>4,38</text:p>
          </table:table-cell>
          <table:table-cell table:style-name="ce3" table:formula="of:=[.F1028]+[.E1029]" office:value-type="float" office:value="4538.375" calcext:value-type="float">
            <text:p>4538,38</text:p>
          </table:table-cell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MainActivity_22_BuggyGUIListenerOperatorMutator</text:p>
          </table:table-cell>
          <table:table-cell table:style-name="ce1" table:formula="of:=[.D1029]+[.B1030]" office:value-type="float" office:value="436112" calcext:value-type="float">
            <text:p>436112</text:p>
          </table:table-cell>
          <table:table-cell table:style-name="ce3" table:formula="of:=[.B1030]/[.$B$1]" office:value-type="float" office:value="4.45833333333333" calcext:value-type="float">
            <text:p>4,46</text:p>
          </table:table-cell>
          <table:table-cell table:style-name="ce3" table:formula="of:=[.F1029]+[.E1030]" office:value-type="float" office:value="4542.83333333333" calcext:value-type="float">
            <text:p>4542,83</text:p>
          </table:table-cell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MainActivity_23_InvalidIDFindViewOperatorMutator</text:p>
          </table:table-cell>
          <table:table-cell table:style-name="ce1" table:formula="of:=[.D1030]+[.B1031]" office:value-type="float" office:value="436413" calcext:value-type="float">
            <text:p>436413</text:p>
          </table:table-cell>
          <table:table-cell table:style-name="ce3" table:formula="of:=[.B1031]/[.$B$1]" office:value-type="float" office:value="3.13541666666667" calcext:value-type="float">
            <text:p>3,14</text:p>
          </table:table-cell>
          <table:table-cell table:style-name="ce3" table:formula="of:=[.F1030]+[.E1031]" office:value-type="float" office:value="4545.96875" calcext:value-type="float">
            <text:p>4545,97</text:p>
          </table:table-cell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MainActivity_24_BinaryMutator</text:p>
          </table:table-cell>
          <table:table-cell table:style-name="ce1" table:formula="of:=[.D1031]+[.B1032]" office:value-type="float" office:value="436839" calcext:value-type="float">
            <text:p>436839</text:p>
          </table:table-cell>
          <table:table-cell table:style-name="ce3" table:formula="of:=[.B1032]/[.$B$1]" office:value-type="float" office:value="4.4375" calcext:value-type="float">
            <text:p>4,44</text:p>
          </table:table-cell>
          <table:table-cell table:style-name="ce3" table:formula="of:=[.F1031]+[.E1032]" office:value-type="float" office:value="4550.40625" calcext:value-type="float">
            <text:p>4550,41</text:p>
          </table:table-cell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MainActivity_25_FindViewByIdReturnsNullOperatorMutator</text:p>
          </table:table-cell>
          <table:table-cell table:style-name="ce1" table:formula="of:=[.D1032]+[.B1033]" office:value-type="float" office:value="437143" calcext:value-type="float">
            <text:p>437143</text:p>
          </table:table-cell>
          <table:table-cell table:style-name="ce3" table:formula="of:=[.B1033]/[.$B$1]" office:value-type="float" office:value="3.16666666666667" calcext:value-type="float">
            <text:p>3,17</text:p>
          </table:table-cell>
          <table:table-cell table:style-name="ce3" table:formula="of:=[.F1032]+[.E1033]" office:value-type="float" office:value="4553.57291666667" calcext:value-type="float">
            <text:p>4553,57</text:p>
          </table:table-cell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MainActivity_26_InvalidIDFindViewOperatorMutator</text:p>
          </table:table-cell>
          <table:table-cell table:style-name="ce1" table:formula="of:=[.D1033]+[.B1034]" office:value-type="float" office:value="437450" calcext:value-type="float">
            <text:p>437450</text:p>
          </table:table-cell>
          <table:table-cell table:style-name="ce3" table:formula="of:=[.B1034]/[.$B$1]" office:value-type="float" office:value="3.19791666666667" calcext:value-type="float">
            <text:p>3,20</text:p>
          </table:table-cell>
          <table:table-cell table:style-name="ce3" table:formula="of:=[.F1033]+[.E1034]" office:value-type="float" office:value="4556.77083333333" calcext:value-type="float">
            <text:p>4556,77</text:p>
          </table:table-cell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MainActivity_27_InvalidViewFocusOperatorMutator</text:p>
          </table:table-cell>
          <table:table-cell table:style-name="ce1" table:formula="of:=[.D1034]+[.B1035]" office:value-type="float" office:value="437871" calcext:value-type="float">
            <text:p>437871</text:p>
          </table:table-cell>
          <table:table-cell table:style-name="ce3" table:formula="of:=[.B1035]/[.$B$1]" office:value-type="float" office:value="4.38541666666667" calcext:value-type="float">
            <text:p>4,39</text:p>
          </table:table-cell>
          <table:table-cell table:style-name="ce3" table:formula="of:=[.F1034]+[.E1035]" office:value-type="float" office:value="4561.15625" calcext:value-type="float">
            <text:p>4561,16</text:p>
          </table:table-cell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MainActivity_28_ViewComponentNotVisibleOperatorMutator</text:p>
          </table:table-cell>
          <table:table-cell table:style-name="ce1" table:formula="of:=[.D1035]+[.B1036]" office:value-type="float" office:value="438248" calcext:value-type="float">
            <text:p>438248</text:p>
          </table:table-cell>
          <table:table-cell table:style-name="ce3" table:formula="of:=[.B1036]/[.$B$1]" office:value-type="float" office:value="3.92708333333333" calcext:value-type="float">
            <text:p>3,93</text:p>
          </table:table-cell>
          <table:table-cell table:style-name="ce3" table:formula="of:=[.F1035]+[.E1036]" office:value-type="float" office:value="4565.08333333333" calcext:value-type="float">
            <text:p>4565,08</text:p>
          </table:table-cell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MainActivity_29_BinaryMutator</text:p>
          </table:table-cell>
          <table:table-cell table:style-name="ce1" table:formula="of:=[.D1036]+[.B1037]" office:value-type="float" office:value="438671" calcext:value-type="float">
            <text:p>438671</text:p>
          </table:table-cell>
          <table:table-cell table:style-name="ce3" table:formula="of:=[.B1037]/[.$B$1]" office:value-type="float" office:value="4.40625" calcext:value-type="float">
            <text:p>4,41</text:p>
          </table:table-cell>
          <table:table-cell table:style-name="ce3" table:formula="of:=[.F1036]+[.E1037]" office:value-type="float" office:value="4569.48958333333" calcext:value-type="float">
            <text:p>4569,49</text:p>
          </table:table-cell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MainActivity_30_FindViewByIdReturnsNullOperatorMutator</text:p>
          </table:table-cell>
          <table:table-cell table:style-name="ce1" table:formula="of:=[.D1037]+[.B1038]" office:value-type="float" office:value="438976" calcext:value-type="float">
            <text:p>438976</text:p>
          </table:table-cell>
          <table:table-cell table:style-name="ce3" table:formula="of:=[.B1038]/[.$B$1]" office:value-type="float" office:value="3.17708333333333" calcext:value-type="float">
            <text:p>3,18</text:p>
          </table:table-cell>
          <table:table-cell table:style-name="ce3" table:formula="of:=[.F1037]+[.E1038]" office:value-type="float" office:value="4572.66666666667" calcext:value-type="float">
            <text:p>4572,67</text:p>
          </table:table-cell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MainActivity_31_InvalidIDFindViewOperatorMutator</text:p>
          </table:table-cell>
          <table:table-cell table:style-name="ce1" table:formula="of:=[.D1038]+[.B1039]" office:value-type="float" office:value="439281" calcext:value-type="float">
            <text:p>439281</text:p>
          </table:table-cell>
          <table:table-cell table:style-name="ce3" table:formula="of:=[.B1039]/[.$B$1]" office:value-type="float" office:value="3.17708333333333" calcext:value-type="float">
            <text:p>3,18</text:p>
          </table:table-cell>
          <table:table-cell table:style-name="ce3" table:formula="of:=[.F1038]+[.E1039]" office:value-type="float" office:value="4575.84375" calcext:value-type="float">
            <text:p>4575,84</text:p>
          </table:table-cell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MainActivity_32_InvalidViewFocusOperatorMutator</text:p>
          </table:table-cell>
          <table:table-cell table:style-name="ce1" table:formula="of:=[.D1039]+[.B1040]" office:value-type="float" office:value="439709" calcext:value-type="float">
            <text:p>439709</text:p>
          </table:table-cell>
          <table:table-cell table:style-name="ce3" table:formula="of:=[.B1040]/[.$B$1]" office:value-type="float" office:value="4.45833333333333" calcext:value-type="float">
            <text:p>4,46</text:p>
          </table:table-cell>
          <table:table-cell table:style-name="ce3" table:formula="of:=[.F1039]+[.E1040]" office:value-type="float" office:value="4580.30208333333" calcext:value-type="float">
            <text:p>4580,30</text:p>
          </table:table-cell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MainActivity_33_ViewComponentNotVisibleOperatorMutator</text:p>
          </table:table-cell>
          <table:table-cell table:style-name="ce1" table:formula="of:=[.D1040]+[.B1041]" office:value-type="float" office:value="440137" calcext:value-type="float">
            <text:p>440137</text:p>
          </table:table-cell>
          <table:table-cell table:style-name="ce3" table:formula="of:=[.B1041]/[.$B$1]" office:value-type="float" office:value="4.45833333333333" calcext:value-type="float">
            <text:p>4,46</text:p>
          </table:table-cell>
          <table:table-cell table:style-name="ce3" table:formula="of:=[.F1040]+[.E1041]" office:value-type="float" office:value="4584.76041666667" calcext:value-type="float">
            <text:p>4584,76</text:p>
          </table:table-cell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MainActivity_34_InvalidIDFindViewOperatorMutator</text:p>
          </table:table-cell>
          <table:table-cell table:style-name="ce1" table:formula="of:=[.D1041]+[.B1042]" office:value-type="float" office:value="440439" calcext:value-type="float">
            <text:p>440439</text:p>
          </table:table-cell>
          <table:table-cell table:style-name="ce3" table:formula="of:=[.B1042]/[.$B$1]" office:value-type="float" office:value="3.14583333333333" calcext:value-type="float">
            <text:p>3,15</text:p>
          </table:table-cell>
          <table:table-cell table:style-name="ce3" table:formula="of:=[.F1041]+[.E1042]" office:value-type="float" office:value="4587.90625" calcext:value-type="float">
            <text:p>4587,91</text:p>
          </table:table-cell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MainActivity_35_BinaryMutator</text:p>
          </table:table-cell>
          <table:table-cell table:style-name="ce1" table:formula="of:=[.D1042]+[.B1043]" office:value-type="float" office:value="440866" calcext:value-type="float">
            <text:p>440866</text:p>
          </table:table-cell>
          <table:table-cell table:style-name="ce3" table:formula="of:=[.B1043]/[.$B$1]" office:value-type="float" office:value="4.44791666666667" calcext:value-type="float">
            <text:p>4,45</text:p>
          </table:table-cell>
          <table:table-cell table:style-name="ce3" table:formula="of:=[.F1042]+[.E1043]" office:value-type="float" office:value="4592.35416666667" calcext:value-type="float">
            <text:p>4592,35</text:p>
          </table:table-cell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MainActivity_36_BinaryMutator</text:p>
          </table:table-cell>
          <table:table-cell table:style-name="ce1" table:formula="of:=[.D1043]+[.B1044]" office:value-type="float" office:value="441289" calcext:value-type="float">
            <text:p>441289</text:p>
          </table:table-cell>
          <table:table-cell table:style-name="ce3" table:formula="of:=[.B1044]/[.$B$1]" office:value-type="float" office:value="4.40625" calcext:value-type="float">
            <text:p>4,41</text:p>
          </table:table-cell>
          <table:table-cell table:style-name="ce3" table:formula="of:=[.F1043]+[.E1044]" office:value-type="float" office:value="4596.76041666667" calcext:value-type="float">
            <text:p>4596,76</text:p>
          </table:table-cell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MainActivity_37_BuggyGUIListenerOperatorMutator</text:p>
          </table:table-cell>
          <table:table-cell table:style-name="ce1" table:formula="of:=[.D1044]+[.B1045]" office:value-type="float" office:value="441713" calcext:value-type="float">
            <text:p>441713</text:p>
          </table:table-cell>
          <table:table-cell table:style-name="ce3" table:formula="of:=[.B1045]/[.$B$1]" office:value-type="float" office:value="4.41666666666667" calcext:value-type="float">
            <text:p>4,42</text:p>
          </table:table-cell>
          <table:table-cell table:style-name="ce3" table:formula="of:=[.F1044]+[.E1045]" office:value-type="float" office:value="4601.17708333333" calcext:value-type="float">
            <text:p>4601,18</text:p>
          </table:table-cell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string" calcext:value-type="string">
            <text:p>MainActivity_38_RandomActionIntentDefinitionOperatorMutator</text:p>
          </table:table-cell>
          <table:table-cell table:style-name="ce1" table:formula="of:=[.D1045]+[.B1046]" office:value-type="float" office:value="442392" calcext:value-type="float">
            <text:p>442392</text:p>
          </table:table-cell>
          <table:table-cell table:style-name="ce3" table:formula="of:=[.B1046]/[.$B$1]" office:value-type="float" office:value="7.07291666666667" calcext:value-type="float">
            <text:p>7,07</text:p>
          </table:table-cell>
          <table:table-cell table:style-name="ce3" table:formula="of:=[.F1045]+[.E1046]" office:value-type="float" office:value="4608.25" calcext:value-type="float">
            <text:p>4608,25</text:p>
          </table:table-cell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196" calcext:value-type="float">
            <text:p>2196</text:p>
          </table:table-cell>
          <table:table-cell table:style-name="ce1" office:value-type="string" calcext:value-type="string">
            <text:p>MainActivity_39_InvalidIDFindViewOperatorMutator</text:p>
          </table:table-cell>
          <table:table-cell table:style-name="ce1" table:formula="of:=[.D1046]+[.B1047]" office:value-type="float" office:value="444588" calcext:value-type="float">
            <text:p>444588</text:p>
          </table:table-cell>
          <table:table-cell table:style-name="ce3" table:formula="of:=[.B1047]/[.$B$1]" office:value-type="float" office:value="22.875" calcext:value-type="float">
            <text:p>22,88</text:p>
          </table:table-cell>
          <table:table-cell table:style-name="ce3" table:formula="of:=[.F1046]+[.E1047]" office:value-type="float" office:value="4631.125" calcext:value-type="float">
            <text:p>4631,13</text:p>
          </table:table-cell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MainActivity_40_InvalidIDFindViewOperatorMutator</text:p>
          </table:table-cell>
          <table:table-cell table:style-name="ce1" table:formula="of:=[.D1047]+[.B1048]" office:value-type="float" office:value="445017" calcext:value-type="float">
            <text:p>445017</text:p>
          </table:table-cell>
          <table:table-cell table:style-name="ce3" table:formula="of:=[.B1048]/[.$B$1]" office:value-type="float" office:value="4.46875" calcext:value-type="float">
            <text:p>4,47</text:p>
          </table:table-cell>
          <table:table-cell table:style-name="ce3" table:formula="of:=[.F1047]+[.E1048]" office:value-type="float" office:value="4635.59375" calcext:value-type="float">
            <text:p>4635,59</text:p>
          </table:table-cell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MainActivity_41_InvalidIDFindViewOperatorMutator</text:p>
          </table:table-cell>
          <table:table-cell table:style-name="ce1" table:formula="of:=[.D1048]+[.B1049]" office:value-type="float" office:value="445444" calcext:value-type="float">
            <text:p>445444</text:p>
          </table:table-cell>
          <table:table-cell table:style-name="ce3" table:formula="of:=[.B1049]/[.$B$1]" office:value-type="float" office:value="4.44791666666667" calcext:value-type="float">
            <text:p>4,45</text:p>
          </table:table-cell>
          <table:table-cell table:style-name="ce3" table:formula="of:=[.F1048]+[.E1049]" office:value-type="float" office:value="4640.04166666667" calcext:value-type="float">
            <text:p>4640,04</text:p>
          </table:table-cell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MainActivity_42_InvalidIDFindViewOperatorMutator</text:p>
          </table:table-cell>
          <table:table-cell table:style-name="ce1" table:formula="of:=[.D1049]+[.B1050]" office:value-type="float" office:value="445872" calcext:value-type="float">
            <text:p>445872</text:p>
          </table:table-cell>
          <table:table-cell table:style-name="ce3" table:formula="of:=[.B1050]/[.$B$1]" office:value-type="float" office:value="4.45833333333333" calcext:value-type="float">
            <text:p>4,46</text:p>
          </table:table-cell>
          <table:table-cell table:style-name="ce3" table:formula="of:=[.F1049]+[.E1050]" office:value-type="float" office:value="4644.5" calcext:value-type="float">
            <text:p>4644,50</text:p>
          </table:table-cell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PreferenceActivity_0_LengthyGUICreationOperatorMutator</text:p>
          </table:table-cell>
          <table:table-cell table:style-name="ce1" table:formula="of:=[.D1050]+[.B1051]" office:value-type="float" office:value="446528" calcext:value-type="float">
            <text:p>446528</text:p>
          </table:table-cell>
          <table:table-cell table:style-name="ce3" table:formula="of:=[.B1051]/[.$B$1]" office:value-type="float" office:value="6.83333333333333" calcext:value-type="float">
            <text:p>6,83</text:p>
          </table:table-cell>
          <table:table-cell table:style-name="ce3" table:formula="of:=[.F1050]+[.E1051]" office:value-type="float" office:value="4651.33333333333" calcext:value-type="float">
            <text:p>4651,33</text:p>
          </table:table-cell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PreferenceActivity_1_RandomActionIntentDefinitionOperatorMutator</text:p>
          </table:table-cell>
          <table:table-cell table:style-name="ce1" table:formula="of:=[.D1051]+[.B1052]" office:value-type="float" office:value="446950" calcext:value-type="float">
            <text:p>446950</text:p>
          </table:table-cell>
          <table:table-cell table:style-name="ce3" table:formula="of:=[.B1052]/[.$B$1]" office:value-type="float" office:value="4.39583333333333" calcext:value-type="float">
            <text:p>4,40</text:p>
          </table:table-cell>
          <table:table-cell table:style-name="ce3" table:formula="of:=[.F1051]+[.E1052]" office:value-type="float" office:value="4655.72916666667" calcext:value-type="float">
            <text:p>4655,73</text:p>
          </table:table-cell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PreferenceActivity_2_NullIntentOperatorMutator</text:p>
          </table:table-cell>
          <table:table-cell table:style-name="ce1" table:formula="of:=[.D1052]+[.B1053]" office:value-type="float" office:value="447373" calcext:value-type="float">
            <text:p>447373</text:p>
          </table:table-cell>
          <table:table-cell table:style-name="ce3" table:formula="of:=[.B1053]/[.$B$1]" office:value-type="float" office:value="4.40625" calcext:value-type="float">
            <text:p>4,41</text:p>
          </table:table-cell>
          <table:table-cell table:style-name="ce3" table:formula="of:=[.F1052]+[.E1053]" office:value-type="float" office:value="4660.13541666667" calcext:value-type="float">
            <text:p>4660,14</text:p>
          </table:table-cell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PreferenceActivity_3_RandomActionIntentDefinitionOperatorMutator</text:p>
          </table:table-cell>
          <table:table-cell table:style-name="ce1" table:formula="of:=[.D1053]+[.B1054]" office:value-type="float" office:value="447796" calcext:value-type="float">
            <text:p>447796</text:p>
          </table:table-cell>
          <table:table-cell table:style-name="ce3" table:formula="of:=[.B1054]/[.$B$1]" office:value-type="float" office:value="4.40625" calcext:value-type="float">
            <text:p>4,41</text:p>
          </table:table-cell>
          <table:table-cell table:style-name="ce3" table:formula="of:=[.F1053]+[.E1054]" office:value-type="float" office:value="4664.54166666667" calcext:value-type="float">
            <text:p>4664,54</text:p>
          </table:table-cell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PreferenceActivity_4_RandomActionIntentDefinitionOperatorMutator</text:p>
          </table:table-cell>
          <table:table-cell table:style-name="ce1" table:formula="of:=[.D1054]+[.B1055]" office:value-type="float" office:value="448231" calcext:value-type="float">
            <text:p>448231</text:p>
          </table:table-cell>
          <table:table-cell table:style-name="ce3" table:formula="of:=[.B1055]/[.$B$1]" office:value-type="float" office:value="4.53125" calcext:value-type="float">
            <text:p>4,53</text:p>
          </table:table-cell>
          <table:table-cell table:style-name="ce3" table:formula="of:=[.F1054]+[.E1055]" office:value-type="float" office:value="4669.07291666667" calcext:value-type="float">
            <text:p>4669,07</text:p>
          </table:table-cell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PreferenceActivity_5_NullValueIntentPutExtraOperatorMutator</text:p>
          </table:table-cell>
          <table:table-cell table:style-name="ce1" table:formula="of:=[.D1055]+[.B1056]" office:value-type="float" office:value="448654" calcext:value-type="float">
            <text:p>448654</text:p>
          </table:table-cell>
          <table:table-cell table:style-name="ce3" table:formula="of:=[.B1056]/[.$B$1]" office:value-type="float" office:value="4.40625" calcext:value-type="float">
            <text:p>4,41</text:p>
          </table:table-cell>
          <table:table-cell table:style-name="ce3" table:formula="of:=[.F1055]+[.E1056]" office:value-type="float" office:value="4673.47916666667" calcext:value-type="float">
            <text:p>4673,48</text:p>
          </table:table-cell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PreferenceActivity_6_IntentPayloadReplacementOperatorMutator</text:p>
          </table:table-cell>
          <table:table-cell table:style-name="ce1" table:formula="of:=[.D1056]+[.B1057]" office:value-type="float" office:value="449079" calcext:value-type="float">
            <text:p>449079</text:p>
          </table:table-cell>
          <table:table-cell table:style-name="ce3" table:formula="of:=[.B1057]/[.$B$1]" office:value-type="float" office:value="4.42708333333333" calcext:value-type="float">
            <text:p>4,43</text:p>
          </table:table-cell>
          <table:table-cell table:style-name="ce3" table:formula="of:=[.F1056]+[.E1057]" office:value-type="float" office:value="4677.90625" calcext:value-type="float">
            <text:p>4677,91</text:p>
          </table:table-cell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PreferenceActivity_7_RandomActionIntentDefinitionOperatorMutator</text:p>
          </table:table-cell>
          <table:table-cell table:style-name="ce1" table:formula="of:=[.D1057]+[.B1058]" office:value-type="float" office:value="449504" calcext:value-type="float">
            <text:p>449504</text:p>
          </table:table-cell>
          <table:table-cell table:style-name="ce3" table:formula="of:=[.B1058]/[.$B$1]" office:value-type="float" office:value="4.42708333333333" calcext:value-type="float">
            <text:p>4,43</text:p>
          </table:table-cell>
          <table:table-cell table:style-name="ce3" table:formula="of:=[.F1057]+[.E1058]" office:value-type="float" office:value="4682.33333333333" calcext:value-type="float">
            <text:p>4682,33</text:p>
          </table:table-cell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PreferenceActivity_8_BuggyGUIListenerOperatorMutator</text:p>
          </table:table-cell>
          <table:table-cell table:style-name="ce1" table:formula="of:=[.D1058]+[.B1059]" office:value-type="float" office:value="449928" calcext:value-type="float">
            <text:p>449928</text:p>
          </table:table-cell>
          <table:table-cell table:style-name="ce3" table:formula="of:=[.B1059]/[.$B$1]" office:value-type="float" office:value="4.41666666666667" calcext:value-type="float">
            <text:p>4,42</text:p>
          </table:table-cell>
          <table:table-cell table:style-name="ce3" table:formula="of:=[.F1058]+[.E1059]" office:value-type="float" office:value="4686.75" calcext:value-type="float">
            <text:p>4686,75</text:p>
          </table:table-cell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OpmlImportActivity_0_LengthyGUICreationOperatorMutator</text:p>
          </table:table-cell>
          <table:table-cell table:style-name="ce1" table:formula="of:=[.D1059]+[.B1060]" office:value-type="float" office:value="450355" calcext:value-type="float">
            <text:p>450355</text:p>
          </table:table-cell>
          <table:table-cell table:style-name="ce3" table:formula="of:=[.B1060]/[.$B$1]" office:value-type="float" office:value="4.44791666666667" calcext:value-type="float">
            <text:p>4,45</text:p>
          </table:table-cell>
          <table:table-cell table:style-name="ce3" table:formula="of:=[.F1059]+[.E1060]" office:value-type="float" office:value="4691.19791666667" calcext:value-type="float">
            <text:p>4691,20</text:p>
          </table:table-cell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OpmlImportActivity_1_BuggyGUIListenerOperatorMutator</text:p>
          </table:table-cell>
          <table:table-cell table:style-name="ce1" table:formula="of:=[.D1060]+[.B1061]" office:value-type="float" office:value="450782" calcext:value-type="float">
            <text:p>450782</text:p>
          </table:table-cell>
          <table:table-cell table:style-name="ce3" table:formula="of:=[.B1061]/[.$B$1]" office:value-type="float" office:value="4.44791666666667" calcext:value-type="float">
            <text:p>4,45</text:p>
          </table:table-cell>
          <table:table-cell table:style-name="ce3" table:formula="of:=[.F1060]+[.E1061]" office:value-type="float" office:value="4695.64583333333" calcext:value-type="float">
            <text:p>4695,65</text:p>
          </table:table-cell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OpmlImportActivity_2_BuggyGUIListenerOperatorMutator</text:p>
          </table:table-cell>
          <table:table-cell table:style-name="ce1" table:formula="of:=[.D1061]+[.B1062]" office:value-type="float" office:value="451213" calcext:value-type="float">
            <text:p>451213</text:p>
          </table:table-cell>
          <table:table-cell table:style-name="ce3" table:formula="of:=[.B1062]/[.$B$1]" office:value-type="float" office:value="4.48958333333333" calcext:value-type="float">
            <text:p>4,49</text:p>
          </table:table-cell>
          <table:table-cell table:style-name="ce3" table:formula="of:=[.F1061]+[.E1062]" office:value-type="float" office:value="4700.13541666667" calcext:value-type="float">
            <text:p>4700,14</text:p>
          </table:table-cell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OpmlImportActivity_3_InvalidKeyIntentOperatorMutator</text:p>
          </table:table-cell>
          <table:table-cell table:style-name="ce1" table:formula="of:=[.D1062]+[.B1063]" office:value-type="float" office:value="451634" calcext:value-type="float">
            <text:p>451634</text:p>
          </table:table-cell>
          <table:table-cell table:style-name="ce3" table:formula="of:=[.B1063]/[.$B$1]" office:value-type="float" office:value="4.38541666666667" calcext:value-type="float">
            <text:p>4,39</text:p>
          </table:table-cell>
          <table:table-cell table:style-name="ce3" table:formula="of:=[.F1062]+[.E1063]" office:value-type="float" office:value="4704.52083333333" calcext:value-type="float">
            <text:p>4704,52</text:p>
          </table:table-cell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OpmlImportActivity_4_RandomActionIntentDefinitionOperatorMutator</text:p>
          </table:table-cell>
          <table:table-cell table:style-name="ce1" table:formula="of:=[.D1063]+[.B1064]" office:value-type="float" office:value="452062" calcext:value-type="float">
            <text:p>452062</text:p>
          </table:table-cell>
          <table:table-cell table:style-name="ce3" table:formula="of:=[.B1064]/[.$B$1]" office:value-type="float" office:value="4.45833333333333" calcext:value-type="float">
            <text:p>4,46</text:p>
          </table:table-cell>
          <table:table-cell table:style-name="ce3" table:formula="of:=[.F1063]+[.E1064]" office:value-type="float" office:value="4708.97916666667" calcext:value-type="float">
            <text:p>4708,98</text:p>
          </table:table-cell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pmlImportActivity_5_RandomActionIntentDefinitionOperatorMutator</text:p>
          </table:table-cell>
          <table:table-cell table:style-name="ce1" table:formula="of:=[.D1064]+[.B1065]" office:value-type="float" office:value="452487" calcext:value-type="float">
            <text:p>452487</text:p>
          </table:table-cell>
          <table:table-cell table:style-name="ce3" table:formula="of:=[.B1065]/[.$B$1]" office:value-type="float" office:value="4.42708333333333" calcext:value-type="float">
            <text:p>4,43</text:p>
          </table:table-cell>
          <table:table-cell table:style-name="ce3" table:formula="of:=[.F1064]+[.E1065]" office:value-type="float" office:value="4713.40625" calcext:value-type="float">
            <text:p>4713,41</text:p>
          </table:table-cell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OpmlImportActivity_6_BuggyGUIListenerOperatorMutator</text:p>
          </table:table-cell>
          <table:table-cell table:style-name="ce1" table:formula="of:=[.D1065]+[.B1066]" office:value-type="float" office:value="452909" calcext:value-type="float">
            <text:p>452909</text:p>
          </table:table-cell>
          <table:table-cell table:style-name="ce3" table:formula="of:=[.B1066]/[.$B$1]" office:value-type="float" office:value="4.39583333333333" calcext:value-type="float">
            <text:p>4,40</text:p>
          </table:table-cell>
          <table:table-cell table:style-name="ce3" table:formula="of:=[.F1065]+[.E1066]" office:value-type="float" office:value="4717.80208333333" calcext:value-type="float">
            <text:p>4717,80</text:p>
          </table:table-cell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OpmlImportActivity_7_BuggyGUIListenerOperatorMutator</text:p>
          </table:table-cell>
          <table:table-cell table:style-name="ce1" table:formula="of:=[.D1066]+[.B1067]" office:value-type="float" office:value="453332" calcext:value-type="float">
            <text:p>453332</text:p>
          </table:table-cell>
          <table:table-cell table:style-name="ce3" table:formula="of:=[.B1067]/[.$B$1]" office:value-type="float" office:value="4.40625" calcext:value-type="float">
            <text:p>4,41</text:p>
          </table:table-cell>
          <table:table-cell table:style-name="ce3" table:formula="of:=[.F1066]+[.E1067]" office:value-type="float" office:value="4722.20833333333" calcext:value-type="float">
            <text:p>4722,21</text:p>
          </table:table-cell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pmlImportActivity_8_BuggyGUIListenerOperatorMutator</text:p>
          </table:table-cell>
          <table:table-cell table:style-name="ce1" table:formula="of:=[.D1067]+[.B1068]" office:value-type="float" office:value="453757" calcext:value-type="float">
            <text:p>453757</text:p>
          </table:table-cell>
          <table:table-cell table:style-name="ce3" table:formula="of:=[.B1068]/[.$B$1]" office:value-type="float" office:value="4.42708333333333" calcext:value-type="float">
            <text:p>4,43</text:p>
          </table:table-cell>
          <table:table-cell table:style-name="ce3" table:formula="of:=[.F1067]+[.E1068]" office:value-type="float" office:value="4726.63541666666" calcext:value-type="float">
            <text:p>4726,64</text:p>
          </table:table-cell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PlaybackSpeedDialogActivity_0_LengthyGUICreationOperatorMutator</text:p>
          </table:table-cell>
          <table:table-cell table:style-name="ce1" table:formula="of:=[.D1068]+[.B1069]" office:value-type="float" office:value="454177" calcext:value-type="float">
            <text:p>454177</text:p>
          </table:table-cell>
          <table:table-cell table:style-name="ce3" table:formula="of:=[.B1069]/[.$B$1]" office:value-type="float" office:value="4.375" calcext:value-type="float">
            <text:p>4,38</text:p>
          </table:table-cell>
          <table:table-cell table:style-name="ce3" table:formula="of:=[.F1068]+[.E1069]" office:value-type="float" office:value="4731.01041666666" calcext:value-type="float">
            <text:p>4731,01</text:p>
          </table:table-cell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BugReportActivity_0_LengthyGUICreationOperatorMutator</text:p>
          </table:table-cell>
          <table:table-cell table:style-name="ce1" table:formula="of:=[.D1069]+[.B1070]" office:value-type="float" office:value="454602" calcext:value-type="float">
            <text:p>454602</text:p>
          </table:table-cell>
          <table:table-cell table:style-name="ce3" table:formula="of:=[.B1070]/[.$B$1]" office:value-type="float" office:value="4.42708333333333" calcext:value-type="float">
            <text:p>4,43</text:p>
          </table:table-cell>
          <table:table-cell table:style-name="ce3" table:formula="of:=[.F1069]+[.E1070]" office:value-type="float" office:value="4735.4375" calcext:value-type="float">
            <text:p>4735,44</text:p>
          </table:table-cell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BugReportActivity_1_FindViewByIdReturnsNullOperatorMutator</text:p>
          </table:table-cell>
          <table:table-cell table:style-name="ce1" table:formula="of:=[.D1070]+[.B1071]" office:value-type="float" office:value="455024" calcext:value-type="float">
            <text:p>455024</text:p>
          </table:table-cell>
          <table:table-cell table:style-name="ce3" table:formula="of:=[.B1071]/[.$B$1]" office:value-type="float" office:value="4.39583333333333" calcext:value-type="float">
            <text:p>4,40</text:p>
          </table:table-cell>
          <table:table-cell table:style-name="ce3" table:formula="of:=[.F1070]+[.E1071]" office:value-type="float" office:value="4739.83333333333" calcext:value-type="float">
            <text:p>4739,83</text:p>
          </table:table-cell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BugReportActivity_2_InvalidIDFindViewOperatorMutator</text:p>
          </table:table-cell>
          <table:table-cell table:style-name="ce1" table:formula="of:=[.D1071]+[.B1072]" office:value-type="float" office:value="455451" calcext:value-type="float">
            <text:p>455451</text:p>
          </table:table-cell>
          <table:table-cell table:style-name="ce3" table:formula="of:=[.B1072]/[.$B$1]" office:value-type="float" office:value="4.44791666666667" calcext:value-type="float">
            <text:p>4,45</text:p>
          </table:table-cell>
          <table:table-cell table:style-name="ce3" table:formula="of:=[.F1071]+[.E1072]" office:value-type="float" office:value="4744.28125" calcext:value-type="float">
            <text:p>4744,28</text:p>
          </table:table-cell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BugReportActivity_3_InvalidViewFocusOperatorMutator</text:p>
          </table:table-cell>
          <table:table-cell table:style-name="ce1" table:formula="of:=[.D1072]+[.B1073]" office:value-type="float" office:value="455873" calcext:value-type="float">
            <text:p>455873</text:p>
          </table:table-cell>
          <table:table-cell table:style-name="ce3" table:formula="of:=[.B1073]/[.$B$1]" office:value-type="float" office:value="4.39583333333333" calcext:value-type="float">
            <text:p>4,40</text:p>
          </table:table-cell>
          <table:table-cell table:style-name="ce3" table:formula="of:=[.F1072]+[.E1073]" office:value-type="float" office:value="4748.67708333333" calcext:value-type="float">
            <text:p>4748,68</text:p>
          </table:table-cell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BugReportActivity_4_ViewComponentNotVisibleOperatorMutator</text:p>
          </table:table-cell>
          <table:table-cell table:style-name="ce1" table:formula="of:=[.D1073]+[.B1074]" office:value-type="float" office:value="456294" calcext:value-type="float">
            <text:p>456294</text:p>
          </table:table-cell>
          <table:table-cell table:style-name="ce3" table:formula="of:=[.B1074]/[.$B$1]" office:value-type="float" office:value="4.38541666666667" calcext:value-type="float">
            <text:p>4,39</text:p>
          </table:table-cell>
          <table:table-cell table:style-name="ce3" table:formula="of:=[.F1073]+[.E1074]" office:value-type="float" office:value="4753.0625" calcext:value-type="float">
            <text:p>4753,06</text:p>
          </table:table-cell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BugReportActivity_5_InvalidIDFindViewOperatorMutator</text:p>
          </table:table-cell>
          <table:table-cell table:style-name="ce1" table:formula="of:=[.D1074]+[.B1075]" office:value-type="float" office:value="456720" calcext:value-type="float">
            <text:p>456720</text:p>
          </table:table-cell>
          <table:table-cell table:style-name="ce3" table:formula="of:=[.B1075]/[.$B$1]" office:value-type="float" office:value="4.4375" calcext:value-type="float">
            <text:p>4,44</text:p>
          </table:table-cell>
          <table:table-cell table:style-name="ce3" table:formula="of:=[.F1074]+[.E1075]" office:value-type="float" office:value="4757.5" calcext:value-type="float">
            <text:p>4757,50</text:p>
          </table:table-cell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BugReportActivity_6_BuggyGUIListenerOperatorMutator</text:p>
          </table:table-cell>
          <table:table-cell table:style-name="ce1" table:formula="of:=[.D1075]+[.B1076]" office:value-type="float" office:value="457139" calcext:value-type="float">
            <text:p>457139</text:p>
          </table:table-cell>
          <table:table-cell table:style-name="ce3" table:formula="of:=[.B1076]/[.$B$1]" office:value-type="float" office:value="4.36458333333333" calcext:value-type="float">
            <text:p>4,36</text:p>
          </table:table-cell>
          <table:table-cell table:style-name="ce3" table:formula="of:=[.F1075]+[.E1076]" office:value-type="float" office:value="4761.86458333333" calcext:value-type="float">
            <text:p>4761,86</text:p>
          </table:table-cell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BugReportActivity_7_InvalidIDFindViewOperatorMutator</text:p>
          </table:table-cell>
          <table:table-cell table:style-name="ce1" table:formula="of:=[.D1076]+[.B1077]" office:value-type="float" office:value="457564" calcext:value-type="float">
            <text:p>457564</text:p>
          </table:table-cell>
          <table:table-cell table:style-name="ce3" table:formula="of:=[.B1077]/[.$B$1]" office:value-type="float" office:value="4.42708333333333" calcext:value-type="float">
            <text:p>4,43</text:p>
          </table:table-cell>
          <table:table-cell table:style-name="ce3" table:formula="of:=[.F1076]+[.E1077]" office:value-type="float" office:value="4766.29166666666" calcext:value-type="float">
            <text:p>4766,29</text:p>
          </table:table-cell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BugReportActivity_8_BuggyGUIListenerOperatorMutator</text:p>
          </table:table-cell>
          <table:table-cell table:style-name="ce1" table:formula="of:=[.D1077]+[.B1078]" office:value-type="float" office:value="457986" calcext:value-type="float">
            <text:p>457986</text:p>
          </table:table-cell>
          <table:table-cell table:style-name="ce3" table:formula="of:=[.B1078]/[.$B$1]" office:value-type="float" office:value="4.39583333333333" calcext:value-type="float">
            <text:p>4,40</text:p>
          </table:table-cell>
          <table:table-cell table:style-name="ce3" table:formula="of:=[.F1077]+[.E1078]" office:value-type="float" office:value="4770.6875" calcext:value-type="float">
            <text:p>4770,69</text:p>
          </table:table-cell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BugReportActivity_9_InvalidIDFindViewOperatorMutator</text:p>
          </table:table-cell>
          <table:table-cell table:style-name="ce1" table:formula="of:=[.D1078]+[.B1079]" office:value-type="float" office:value="458413" calcext:value-type="float">
            <text:p>458413</text:p>
          </table:table-cell>
          <table:table-cell table:style-name="ce3" table:formula="of:=[.B1079]/[.$B$1]" office:value-type="float" office:value="4.44791666666667" calcext:value-type="float">
            <text:p>4,45</text:p>
          </table:table-cell>
          <table:table-cell table:style-name="ce3" table:formula="of:=[.F1078]+[.E1079]" office:value-type="float" office:value="4775.13541666666" calcext:value-type="float">
            <text:p>4775,14</text:p>
          </table:table-cell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BugReportActivity_10_BuggyGUIListenerOperatorMutator</text:p>
          </table:table-cell>
          <table:table-cell table:style-name="ce1" table:formula="of:=[.D1079]+[.B1080]" office:value-type="float" office:value="458841" calcext:value-type="float">
            <text:p>458841</text:p>
          </table:table-cell>
          <table:table-cell table:style-name="ce3" table:formula="of:=[.B1080]/[.$B$1]" office:value-type="float" office:value="4.45833333333333" calcext:value-type="float">
            <text:p>4,46</text:p>
          </table:table-cell>
          <table:table-cell table:style-name="ce3" table:formula="of:=[.F1079]+[.E1080]" office:value-type="float" office:value="4779.59375" calcext:value-type="float">
            <text:p>4779,59</text:p>
          </table:table-cell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BugReportActivity_11_InvalidIDFindViewOperatorMutator</text:p>
          </table:table-cell>
          <table:table-cell table:style-name="ce1" table:formula="of:=[.D1080]+[.B1081]" office:value-type="float" office:value="459267" calcext:value-type="float">
            <text:p>459267</text:p>
          </table:table-cell>
          <table:table-cell table:style-name="ce3" table:formula="of:=[.B1081]/[.$B$1]" office:value-type="float" office:value="4.4375" calcext:value-type="float">
            <text:p>4,44</text:p>
          </table:table-cell>
          <table:table-cell table:style-name="ce3" table:formula="of:=[.F1080]+[.E1081]" office:value-type="float" office:value="4784.03125" calcext:value-type="float">
            <text:p>4784,03</text:p>
          </table:table-cell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BugReportActivity_12_InvalidIDFindViewOperatorMutator</text:p>
          </table:table-cell>
          <table:table-cell table:style-name="ce1" table:formula="of:=[.D1081]+[.B1082]" office:value-type="float" office:value="459697" calcext:value-type="float">
            <text:p>459697</text:p>
          </table:table-cell>
          <table:table-cell table:style-name="ce3" table:formula="of:=[.B1082]/[.$B$1]" office:value-type="float" office:value="4.47916666666667" calcext:value-type="float">
            <text:p>4,48</text:p>
          </table:table-cell>
          <table:table-cell table:style-name="ce3" table:formula="of:=[.F1081]+[.E1082]" office:value-type="float" office:value="4788.51041666666" calcext:value-type="float">
            <text:p>4788,51</text:p>
          </table:table-cell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SplashActivity_0_LengthyGUICreationOperatorMutator</text:p>
          </table:table-cell>
          <table:table-cell table:style-name="ce1" table:formula="of:=[.D1082]+[.B1083]" office:value-type="float" office:value="460118" calcext:value-type="float">
            <text:p>460118</text:p>
          </table:table-cell>
          <table:table-cell table:style-name="ce3" table:formula="of:=[.B1083]/[.$B$1]" office:value-type="float" office:value="4.38541666666667" calcext:value-type="float">
            <text:p>4,39</text:p>
          </table:table-cell>
          <table:table-cell table:style-name="ce3" table:formula="of:=[.F1082]+[.E1083]" office:value-type="float" office:value="4792.89583333333" calcext:value-type="float">
            <text:p>4792,90</text:p>
          </table:table-cell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plashActivity_1_FindViewByIdReturnsNullOperatorMutator</text:p>
          </table:table-cell>
          <table:table-cell table:style-name="ce1" table:formula="of:=[.D1083]+[.B1084]" office:value-type="float" office:value="460543" calcext:value-type="float">
            <text:p>460543</text:p>
          </table:table-cell>
          <table:table-cell table:style-name="ce3" table:formula="of:=[.B1084]/[.$B$1]" office:value-type="float" office:value="4.42708333333333" calcext:value-type="float">
            <text:p>4,43</text:p>
          </table:table-cell>
          <table:table-cell table:style-name="ce3" table:formula="of:=[.F1083]+[.E1084]" office:value-type="float" office:value="4797.32291666666" calcext:value-type="float">
            <text:p>4797,32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plashActivity_2_InvalidIDFindViewOperatorMutator</text:p>
          </table:table-cell>
          <table:table-cell table:style-name="ce1" table:formula="of:=[.D1084]+[.B1085]" office:value-type="float" office:value="460968" calcext:value-type="float">
            <text:p>460968</text:p>
          </table:table-cell>
          <table:table-cell table:style-name="ce3" table:formula="of:=[.B1085]/[.$B$1]" office:value-type="float" office:value="4.42708333333333" calcext:value-type="float">
            <text:p>4,43</text:p>
          </table:table-cell>
          <table:table-cell table:style-name="ce3" table:formula="of:=[.F1084]+[.E1085]" office:value-type="float" office:value="4801.75" calcext:value-type="float">
            <text:p>4801,75</text:p>
          </table:table-cell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SplashActivity_3_InvalidViewFocusOperatorMutator</text:p>
          </table:table-cell>
          <table:table-cell table:style-name="ce1" table:formula="of:=[.D1085]+[.B1086]" office:value-type="float" office:value="461394" calcext:value-type="float">
            <text:p>461394</text:p>
          </table:table-cell>
          <table:table-cell table:style-name="ce3" table:formula="of:=[.B1086]/[.$B$1]" office:value-type="float" office:value="4.4375" calcext:value-type="float">
            <text:p>4,44</text:p>
          </table:table-cell>
          <table:table-cell table:style-name="ce3" table:formula="of:=[.F1085]+[.E1086]" office:value-type="float" office:value="4806.1875" calcext:value-type="float">
            <text:p>4806,19</text:p>
          </table:table-cell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string" calcext:value-type="string">
            <text:p>SplashActivity_4_ViewComponentNotVisibleOperatorMutator</text:p>
          </table:table-cell>
          <table:table-cell table:style-name="ce1" table:formula="of:=[.D1086]+[.B1087]" office:value-type="float" office:value="462453" calcext:value-type="float">
            <text:p>462453</text:p>
          </table:table-cell>
          <table:table-cell table:style-name="ce3" table:formula="of:=[.B1087]/[.$B$1]" office:value-type="float" office:value="11.03125" calcext:value-type="float">
            <text:p>11,03</text:p>
          </table:table-cell>
          <table:table-cell table:style-name="ce3" table:formula="of:=[.F1086]+[.E1087]" office:value-type="float" office:value="4817.21875" calcext:value-type="float">
            <text:p>4817,22</text:p>
          </table:table-cell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SplashActivity_5_InvalidKeyIntentOperatorMutator</text:p>
          </table:table-cell>
          <table:table-cell table:style-name="ce1" table:formula="of:=[.D1087]+[.B1088]" office:value-type="float" office:value="462884" calcext:value-type="float">
            <text:p>462884</text:p>
          </table:table-cell>
          <table:table-cell table:style-name="ce3" table:formula="of:=[.B1088]/[.$B$1]" office:value-type="float" office:value="4.48958333333333" calcext:value-type="float">
            <text:p>4,49</text:p>
          </table:table-cell>
          <table:table-cell table:style-name="ce3" table:formula="of:=[.F1087]+[.E1088]" office:value-type="float" office:value="4821.70833333333" calcext:value-type="float">
            <text:p>4821,71</text:p>
          </table:table-cell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plashActivity_6_RandomActionIntentDefinitionOperatorMutator</text:p>
          </table:table-cell>
          <table:table-cell table:style-name="ce1" table:formula="of:=[.D1088]+[.B1089]" office:value-type="float" office:value="463309" calcext:value-type="float">
            <text:p>463309</text:p>
          </table:table-cell>
          <table:table-cell table:style-name="ce3" table:formula="of:=[.B1089]/[.$B$1]" office:value-type="float" office:value="4.42708333333333" calcext:value-type="float">
            <text:p>4,43</text:p>
          </table:table-cell>
          <table:table-cell table:style-name="ce3" table:formula="of:=[.F1088]+[.E1089]" office:value-type="float" office:value="4826.13541666666" calcext:value-type="float">
            <text:p>4826,14</text:p>
          </table:table-cell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VideoplayerActivity_0_LengthyGUICreationOperatorMutator</text:p>
          </table:table-cell>
          <table:table-cell table:style-name="ce1" table:formula="of:=[.D1089]+[.B1090]" office:value-type="float" office:value="463734" calcext:value-type="float">
            <text:p>463734</text:p>
          </table:table-cell>
          <table:table-cell table:style-name="ce3" table:formula="of:=[.B1090]/[.$B$1]" office:value-type="float" office:value="4.42708333333333" calcext:value-type="float">
            <text:p>4,43</text:p>
          </table:table-cell>
          <table:table-cell table:style-name="ce3" table:formula="of:=[.F1089]+[.E1090]" office:value-type="float" office:value="4830.5625" calcext:value-type="float">
            <text:p>4830,56</text:p>
          </table:table-cell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1_RandomActionIntentDefinitionOperatorMutator</text:p>
          </table:table-cell>
          <table:table-cell table:style-name="ce1" table:formula="of:=[.D1090]+[.B1091]" office:value-type="float" office:value="464157" calcext:value-type="float">
            <text:p>464157</text:p>
          </table:table-cell>
          <table:table-cell table:style-name="ce3" table:formula="of:=[.B1091]/[.$B$1]" office:value-type="float" office:value="4.40625" calcext:value-type="float">
            <text:p>4,41</text:p>
          </table:table-cell>
          <table:table-cell table:style-name="ce3" table:formula="of:=[.F1090]+[.E1091]" office:value-type="float" office:value="4834.96875" calcext:value-type="float">
            <text:p>4834,97</text:p>
          </table:table-cell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VideoplayerActivity_2_BinaryMutator</text:p>
          </table:table-cell>
          <table:table-cell table:style-name="ce1" table:formula="of:=[.D1091]+[.B1092]" office:value-type="float" office:value="464583" calcext:value-type="float">
            <text:p>464583</text:p>
          </table:table-cell>
          <table:table-cell table:style-name="ce3" table:formula="of:=[.B1092]/[.$B$1]" office:value-type="float" office:value="4.4375" calcext:value-type="float">
            <text:p>4,44</text:p>
          </table:table-cell>
          <table:table-cell table:style-name="ce3" table:formula="of:=[.F1091]+[.E1092]" office:value-type="float" office:value="4839.40625" calcext:value-type="float">
            <text:p>4839,41</text:p>
          </table:table-cell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3_BuggyGUIListenerOperatorMutator</text:p>
          </table:table-cell>
          <table:table-cell table:style-name="ce1" table:formula="of:=[.D1092]+[.B1093]" office:value-type="float" office:value="465006" calcext:value-type="float">
            <text:p>465006</text:p>
          </table:table-cell>
          <table:table-cell table:style-name="ce3" table:formula="of:=[.B1093]/[.$B$1]" office:value-type="float" office:value="4.40625" calcext:value-type="float">
            <text:p>4,41</text:p>
          </table:table-cell>
          <table:table-cell table:style-name="ce3" table:formula="of:=[.F1092]+[.E1093]" office:value-type="float" office:value="4843.8125" calcext:value-type="float">
            <text:p>4843,81</text:p>
          </table:table-cell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VideoplayerActivity_4_BinaryMutator</text:p>
          </table:table-cell>
          <table:table-cell table:style-name="ce1" table:formula="of:=[.D1093]+[.B1094]" office:value-type="float" office:value="465430" calcext:value-type="float">
            <text:p>465430</text:p>
          </table:table-cell>
          <table:table-cell table:style-name="ce3" table:formula="of:=[.B1094]/[.$B$1]" office:value-type="float" office:value="4.41666666666667" calcext:value-type="float">
            <text:p>4,42</text:p>
          </table:table-cell>
          <table:table-cell table:style-name="ce3" table:formula="of:=[.F1093]+[.E1094]" office:value-type="float" office:value="4848.22916666666" calcext:value-type="float">
            <text:p>4848,23</text:p>
          </table:table-cell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VideoplayerActivity_5_BuggyGUIListenerOperatorMutator</text:p>
          </table:table-cell>
          <table:table-cell table:style-name="ce1" table:formula="of:=[.D1094]+[.B1095]" office:value-type="float" office:value="465855" calcext:value-type="float">
            <text:p>465855</text:p>
          </table:table-cell>
          <table:table-cell table:style-name="ce3" table:formula="of:=[.B1095]/[.$B$1]" office:value-type="float" office:value="4.42708333333333" calcext:value-type="float">
            <text:p>4,43</text:p>
          </table:table-cell>
          <table:table-cell table:style-name="ce3" table:formula="of:=[.F1094]+[.E1095]" office:value-type="float" office:value="4852.65625" calcext:value-type="float">
            <text:p>4852,66</text:p>
          </table:table-cell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VideoplayerActivity_6_BuggyGUIListenerOperatorMutator</text:p>
          </table:table-cell>
          <table:table-cell table:style-name="ce1" table:formula="of:=[.D1095]+[.B1096]" office:value-type="float" office:value="466280" calcext:value-type="float">
            <text:p>466280</text:p>
          </table:table-cell>
          <table:table-cell table:style-name="ce3" table:formula="of:=[.B1096]/[.$B$1]" office:value-type="float" office:value="4.42708333333333" calcext:value-type="float">
            <text:p>4,43</text:p>
          </table:table-cell>
          <table:table-cell table:style-name="ce3" table:formula="of:=[.F1095]+[.E1096]" office:value-type="float" office:value="4857.08333333333" calcext:value-type="float">
            <text:p>4857,08</text:p>
          </table:table-cell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VideoplayerActivity_7_BuggyGUIListenerOperatorMutator</text:p>
          </table:table-cell>
          <table:table-cell table:style-name="ce1" table:formula="of:=[.D1096]+[.B1097]" office:value-type="float" office:value="466705" calcext:value-type="float">
            <text:p>466705</text:p>
          </table:table-cell>
          <table:table-cell table:style-name="ce3" table:formula="of:=[.B1097]/[.$B$1]" office:value-type="float" office:value="4.42708333333333" calcext:value-type="float">
            <text:p>4,43</text:p>
          </table:table-cell>
          <table:table-cell table:style-name="ce3" table:formula="of:=[.F1096]+[.E1097]" office:value-type="float" office:value="4861.51041666666" calcext:value-type="float">
            <text:p>4861,51</text:p>
          </table:table-cell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VideoplayerActivity_8_BinaryMutator</text:p>
          </table:table-cell>
          <table:table-cell table:style-name="ce1" table:formula="of:=[.D1097]+[.B1098]" office:value-type="float" office:value="467127" calcext:value-type="float">
            <text:p>467127</text:p>
          </table:table-cell>
          <table:table-cell table:style-name="ce3" table:formula="of:=[.B1098]/[.$B$1]" office:value-type="float" office:value="4.39583333333333" calcext:value-type="float">
            <text:p>4,40</text:p>
          </table:table-cell>
          <table:table-cell table:style-name="ce3" table:formula="of:=[.F1097]+[.E1098]" office:value-type="float" office:value="4865.90625" calcext:value-type="float">
            <text:p>4865,91</text:p>
          </table:table-cell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9_BinaryMutator</text:p>
          </table:table-cell>
          <table:table-cell table:style-name="ce1" table:formula="of:=[.D1098]+[.B1099]" office:value-type="float" office:value="467550" calcext:value-type="float">
            <text:p>467550</text:p>
          </table:table-cell>
          <table:table-cell table:style-name="ce3" table:formula="of:=[.B1099]/[.$B$1]" office:value-type="float" office:value="4.40625" calcext:value-type="float">
            <text:p>4,41</text:p>
          </table:table-cell>
          <table:table-cell table:style-name="ce3" table:formula="of:=[.F1098]+[.E1099]" office:value-type="float" office:value="4870.31249999999" calcext:value-type="float">
            <text:p>4870,31</text:p>
          </table:table-cell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VideoplayerActivity_10_BinaryMutator</text:p>
          </table:table-cell>
          <table:table-cell table:style-name="ce1" table:formula="of:=[.D1099]+[.B1100]" office:value-type="float" office:value="467976" calcext:value-type="float">
            <text:p>467976</text:p>
          </table:table-cell>
          <table:table-cell table:style-name="ce3" table:formula="of:=[.B1100]/[.$B$1]" office:value-type="float" office:value="4.4375" calcext:value-type="float">
            <text:p>4,44</text:p>
          </table:table-cell>
          <table:table-cell table:style-name="ce3" table:formula="of:=[.F1099]+[.E1100]" office:value-type="float" office:value="4874.74999999999" calcext:value-type="float">
            <text:p>4874,75</text:p>
          </table:table-cell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VideoplayerActivity_11_BinaryMutator</text:p>
          </table:table-cell>
          <table:table-cell table:style-name="ce1" table:formula="of:=[.D1100]+[.B1101]" office:value-type="float" office:value="468406" calcext:value-type="float">
            <text:p>468406</text:p>
          </table:table-cell>
          <table:table-cell table:style-name="ce3" table:formula="of:=[.B1101]/[.$B$1]" office:value-type="float" office:value="4.47916666666667" calcext:value-type="float">
            <text:p>4,48</text:p>
          </table:table-cell>
          <table:table-cell table:style-name="ce3" table:formula="of:=[.F1100]+[.E1101]" office:value-type="float" office:value="4879.22916666666" calcext:value-type="float">
            <text:p>4879,23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VideoplayerActivity_12_BinaryMutator</text:p>
          </table:table-cell>
          <table:table-cell table:style-name="ce1" table:formula="of:=[.D1101]+[.B1102]" office:value-type="float" office:value="468831" calcext:value-type="float">
            <text:p>468831</text:p>
          </table:table-cell>
          <table:table-cell table:style-name="ce3" table:formula="of:=[.B1102]/[.$B$1]" office:value-type="float" office:value="4.42708333333333" calcext:value-type="float">
            <text:p>4,43</text:p>
          </table:table-cell>
          <table:table-cell table:style-name="ce3" table:formula="of:=[.F1101]+[.E1102]" office:value-type="float" office:value="4883.65624999999" calcext:value-type="float">
            <text:p>4883,66</text:p>
          </table:table-cell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VideoplayerActivity_13_BinaryMutator</text:p>
          </table:table-cell>
          <table:table-cell table:style-name="ce1" table:formula="of:=[.D1102]+[.B1103]" office:value-type="float" office:value="469255" calcext:value-type="float">
            <text:p>469255</text:p>
          </table:table-cell>
          <table:table-cell table:style-name="ce3" table:formula="of:=[.B1103]/[.$B$1]" office:value-type="float" office:value="4.41666666666667" calcext:value-type="float">
            <text:p>4,42</text:p>
          </table:table-cell>
          <table:table-cell table:style-name="ce3" table:formula="of:=[.F1102]+[.E1103]" office:value-type="float" office:value="4888.07291666666" calcext:value-type="float">
            <text:p>4888,07</text:p>
          </table:table-cell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VideoplayerActivity_14_BuggyGUIListenerOperatorMutator</text:p>
          </table:table-cell>
          <table:table-cell table:style-name="ce1" table:formula="of:=[.D1103]+[.B1104]" office:value-type="float" office:value="469691" calcext:value-type="float">
            <text:p>469691</text:p>
          </table:table-cell>
          <table:table-cell table:style-name="ce3" table:formula="of:=[.B1104]/[.$B$1]" office:value-type="float" office:value="4.54166666666667" calcext:value-type="float">
            <text:p>4,54</text:p>
          </table:table-cell>
          <table:table-cell table:style-name="ce3" table:formula="of:=[.F1103]+[.E1104]" office:value-type="float" office:value="4892.61458333333" calcext:value-type="float">
            <text:p>4892,61</text:p>
          </table:table-cell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VideoplayerActivity_15_NullIntentOperatorMutator</text:p>
          </table:table-cell>
          <table:table-cell table:style-name="ce1" table:formula="of:=[.D1104]+[.B1105]" office:value-type="float" office:value="470116" calcext:value-type="float">
            <text:p>470116</text:p>
          </table:table-cell>
          <table:table-cell table:style-name="ce3" table:formula="of:=[.B1105]/[.$B$1]" office:value-type="float" office:value="4.42708333333333" calcext:value-type="float">
            <text:p>4,43</text:p>
          </table:table-cell>
          <table:table-cell table:style-name="ce3" table:formula="of:=[.F1104]+[.E1105]" office:value-type="float" office:value="4897.04166666666" calcext:value-type="float">
            <text:p>4897,04</text:p>
          </table:table-cell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VideoplayerActivity_16_InvalidKeyIntentOperatorMutator</text:p>
          </table:table-cell>
          <table:table-cell table:style-name="ce1" table:formula="of:=[.D1105]+[.B1106]" office:value-type="float" office:value="470542" calcext:value-type="float">
            <text:p>470542</text:p>
          </table:table-cell>
          <table:table-cell table:style-name="ce3" table:formula="of:=[.B1106]/[.$B$1]" office:value-type="float" office:value="4.4375" calcext:value-type="float">
            <text:p>4,44</text:p>
          </table:table-cell>
          <table:table-cell table:style-name="ce3" table:formula="of:=[.F1105]+[.E1106]" office:value-type="float" office:value="4901.47916666666" calcext:value-type="float">
            <text:p>4901,48</text:p>
          </table:table-cell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17_RandomActionIntentDefinitionOperatorMutator</text:p>
          </table:table-cell>
          <table:table-cell table:style-name="ce1" table:formula="of:=[.D1106]+[.B1107]" office:value-type="float" office:value="470965" calcext:value-type="float">
            <text:p>470965</text:p>
          </table:table-cell>
          <table:table-cell table:style-name="ce3" table:formula="of:=[.B1107]/[.$B$1]" office:value-type="float" office:value="4.40625" calcext:value-type="float">
            <text:p>4,41</text:p>
          </table:table-cell>
          <table:table-cell table:style-name="ce3" table:formula="of:=[.F1106]+[.E1107]" office:value-type="float" office:value="4905.88541666666" calcext:value-type="float">
            <text:p>4905,89</text:p>
          </table:table-cell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VideoplayerActivity_18_RandomActionIntentDefinitionOperatorMutator</text:p>
          </table:table-cell>
          <table:table-cell table:style-name="ce1" table:formula="of:=[.D1107]+[.B1108]" office:value-type="float" office:value="471389" calcext:value-type="float">
            <text:p>471389</text:p>
          </table:table-cell>
          <table:table-cell table:style-name="ce3" table:formula="of:=[.B1108]/[.$B$1]" office:value-type="float" office:value="4.41666666666667" calcext:value-type="float">
            <text:p>4,42</text:p>
          </table:table-cell>
          <table:table-cell table:style-name="ce3" table:formula="of:=[.F1107]+[.E1108]" office:value-type="float" office:value="4910.30208333333" calcext:value-type="float">
            <text:p>4910,30</text:p>
          </table:table-cell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VideoplayerActivity_19_RandomActionIntentDefinitionOperatorMutator</text:p>
          </table:table-cell>
          <table:table-cell table:style-name="ce1" table:formula="of:=[.D1108]+[.B1109]" office:value-type="float" office:value="471813" calcext:value-type="float">
            <text:p>471813</text:p>
          </table:table-cell>
          <table:table-cell table:style-name="ce3" table:formula="of:=[.B1109]/[.$B$1]" office:value-type="float" office:value="4.41666666666667" calcext:value-type="float">
            <text:p>4,42</text:p>
          </table:table-cell>
          <table:table-cell table:style-name="ce3" table:formula="of:=[.F1108]+[.E1109]" office:value-type="float" office:value="4914.71875" calcext:value-type="float">
            <text:p>4914,72</text:p>
          </table:table-cell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VideoplayerActivity_20_BinaryMutator</text:p>
          </table:table-cell>
          <table:table-cell table:style-name="ce1" table:formula="of:=[.D1109]+[.B1110]" office:value-type="float" office:value="472239" calcext:value-type="float">
            <text:p>472239</text:p>
          </table:table-cell>
          <table:table-cell table:style-name="ce3" table:formula="of:=[.B1110]/[.$B$1]" office:value-type="float" office:value="4.4375" calcext:value-type="float">
            <text:p>4,44</text:p>
          </table:table-cell>
          <table:table-cell table:style-name="ce3" table:formula="of:=[.F1109]+[.E1110]" office:value-type="float" office:value="4919.15625" calcext:value-type="float">
            <text:p>4919,16</text:p>
          </table:table-cell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21_BinaryMutator</text:p>
          </table:table-cell>
          <table:table-cell table:style-name="ce1" table:formula="of:=[.D1110]+[.B1111]" office:value-type="float" office:value="472662" calcext:value-type="float">
            <text:p>472662</text:p>
          </table:table-cell>
          <table:table-cell table:style-name="ce3" table:formula="of:=[.B1111]/[.$B$1]" office:value-type="float" office:value="4.40625" calcext:value-type="float">
            <text:p>4,41</text:p>
          </table:table-cell>
          <table:table-cell table:style-name="ce3" table:formula="of:=[.F1110]+[.E1111]" office:value-type="float" office:value="4923.5625" calcext:value-type="float">
            <text:p>4923,56</text:p>
          </table:table-cell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VideoplayerActivity_22_BinaryMutator</text:p>
          </table:table-cell>
          <table:table-cell table:style-name="ce1" table:formula="of:=[.D1111]+[.B1112]" office:value-type="float" office:value="473086" calcext:value-type="float">
            <text:p>473086</text:p>
          </table:table-cell>
          <table:table-cell table:style-name="ce3" table:formula="of:=[.B1112]/[.$B$1]" office:value-type="float" office:value="4.41666666666667" calcext:value-type="float">
            <text:p>4,42</text:p>
          </table:table-cell>
          <table:table-cell table:style-name="ce3" table:formula="of:=[.F1111]+[.E1112]" office:value-type="float" office:value="4927.97916666666" calcext:value-type="float">
            <text:p>4927,98</text:p>
          </table:table-cell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23_BinaryMutator</text:p>
          </table:table-cell>
          <table:table-cell table:style-name="ce1" table:formula="of:=[.D1112]+[.B1113]" office:value-type="float" office:value="473509" calcext:value-type="float">
            <text:p>473509</text:p>
          </table:table-cell>
          <table:table-cell table:style-name="ce3" table:formula="of:=[.B1113]/[.$B$1]" office:value-type="float" office:value="4.40625" calcext:value-type="float">
            <text:p>4,41</text:p>
          </table:table-cell>
          <table:table-cell table:style-name="ce3" table:formula="of:=[.F1112]+[.E1113]" office:value-type="float" office:value="4932.38541666666" calcext:value-type="float">
            <text:p>4932,39</text:p>
          </table:table-cell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VideoplayerActivity_24_BinaryMutator</text:p>
          </table:table-cell>
          <table:table-cell table:style-name="ce1" table:formula="of:=[.D1113]+[.B1114]" office:value-type="float" office:value="473933" calcext:value-type="float">
            <text:p>473933</text:p>
          </table:table-cell>
          <table:table-cell table:style-name="ce3" table:formula="of:=[.B1114]/[.$B$1]" office:value-type="float" office:value="4.41666666666667" calcext:value-type="float">
            <text:p>4,42</text:p>
          </table:table-cell>
          <table:table-cell table:style-name="ce3" table:formula="of:=[.F1113]+[.E1114]" office:value-type="float" office:value="4936.80208333333" calcext:value-type="float">
            <text:p>4936,80</text:p>
          </table:table-cell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VideoplayerActivity_25_BinaryMutator</text:p>
          </table:table-cell>
          <table:table-cell table:style-name="ce1" table:formula="of:=[.D1114]+[.B1115]" office:value-type="float" office:value="474359" calcext:value-type="float">
            <text:p>474359</text:p>
          </table:table-cell>
          <table:table-cell table:style-name="ce3" table:formula="of:=[.B1115]/[.$B$1]" office:value-type="float" office:value="4.4375" calcext:value-type="float">
            <text:p>4,44</text:p>
          </table:table-cell>
          <table:table-cell table:style-name="ce3" table:formula="of:=[.F1114]+[.E1115]" office:value-type="float" office:value="4941.23958333333" calcext:value-type="float">
            <text:p>4941,24</text:p>
          </table:table-cell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VideoplayerActivity_26_BinaryMutator</text:p>
          </table:table-cell>
          <table:table-cell table:style-name="ce1" table:formula="of:=[.D1115]+[.B1116]" office:value-type="float" office:value="474786" calcext:value-type="float">
            <text:p>474786</text:p>
          </table:table-cell>
          <table:table-cell table:style-name="ce3" table:formula="of:=[.B1116]/[.$B$1]" office:value-type="float" office:value="4.44791666666667" calcext:value-type="float">
            <text:p>4,45</text:p>
          </table:table-cell>
          <table:table-cell table:style-name="ce3" table:formula="of:=[.F1115]+[.E1116]" office:value-type="float" office:value="4945.6875" calcext:value-type="float">
            <text:p>4945,69</text:p>
          </table:table-cell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27_BinaryMutator</text:p>
          </table:table-cell>
          <table:table-cell table:style-name="ce1" table:formula="of:=[.D1116]+[.B1117]" office:value-type="float" office:value="475209" calcext:value-type="float">
            <text:p>475209</text:p>
          </table:table-cell>
          <table:table-cell table:style-name="ce3" table:formula="of:=[.B1117]/[.$B$1]" office:value-type="float" office:value="4.40625" calcext:value-type="float">
            <text:p>4,41</text:p>
          </table:table-cell>
          <table:table-cell table:style-name="ce3" table:formula="of:=[.F1116]+[.E1117]" office:value-type="float" office:value="4950.09375" calcext:value-type="float">
            <text:p>4950,09</text:p>
          </table:table-cell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VideoplayerActivity_28_BinaryMutator</text:p>
          </table:table-cell>
          <table:table-cell table:style-name="ce1" table:formula="of:=[.D1117]+[.B1118]" office:value-type="float" office:value="475632" calcext:value-type="float">
            <text:p>475632</text:p>
          </table:table-cell>
          <table:table-cell table:style-name="ce3" table:formula="of:=[.B1118]/[.$B$1]" office:value-type="float" office:value="4.40625" calcext:value-type="float">
            <text:p>4,41</text:p>
          </table:table-cell>
          <table:table-cell table:style-name="ce3" table:formula="of:=[.F1117]+[.E1118]" office:value-type="float" office:value="4954.5" calcext:value-type="float">
            <text:p>4954,50</text:p>
          </table:table-cell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OnlineFeedViewActivity_0_LengthyGUICreationOperatorMutator</text:p>
          </table:table-cell>
          <table:table-cell table:style-name="ce1" table:formula="of:=[.D1118]+[.B1119]" office:value-type="float" office:value="476071" calcext:value-type="float">
            <text:p>476071</text:p>
          </table:table-cell>
          <table:table-cell table:style-name="ce3" table:formula="of:=[.B1119]/[.$B$1]" office:value-type="float" office:value="4.57291666666667" calcext:value-type="float">
            <text:p>4,57</text:p>
          </table:table-cell>
          <table:table-cell table:style-name="ce3" table:formula="of:=[.F1118]+[.E1119]" office:value-type="float" office:value="4959.07291666666" calcext:value-type="float">
            <text:p>4959,07</text:p>
          </table:table-cell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OnlineFeedViewActivity_1_BuggyGUIListenerOperatorMutator</text:p>
          </table:table-cell>
          <table:table-cell table:style-name="ce1" table:formula="of:=[.D1119]+[.B1120]" office:value-type="float" office:value="476498" calcext:value-type="float">
            <text:p>476498</text:p>
          </table:table-cell>
          <table:table-cell table:style-name="ce3" table:formula="of:=[.B1120]/[.$B$1]" office:value-type="float" office:value="4.44791666666667" calcext:value-type="float">
            <text:p>4,45</text:p>
          </table:table-cell>
          <table:table-cell table:style-name="ce3" table:formula="of:=[.F1119]+[.E1120]" office:value-type="float" office:value="4963.52083333333" calcext:value-type="float">
            <text:p>4963,52</text:p>
          </table:table-cell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OnlineFeedViewActivity_2_BuggyGUIListenerOperatorMutator</text:p>
          </table:table-cell>
          <table:table-cell table:style-name="ce1" table:formula="of:=[.D1120]+[.B1121]" office:value-type="float" office:value="476926" calcext:value-type="float">
            <text:p>476926</text:p>
          </table:table-cell>
          <table:table-cell table:style-name="ce3" table:formula="of:=[.B1121]/[.$B$1]" office:value-type="float" office:value="4.45833333333333" calcext:value-type="float">
            <text:p>4,46</text:p>
          </table:table-cell>
          <table:table-cell table:style-name="ce3" table:formula="of:=[.F1120]+[.E1121]" office:value-type="float" office:value="4967.97916666666" calcext:value-type="float">
            <text:p>4967,98</text:p>
          </table:table-cell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OnlineFeedViewActivity_3_BuggyGUIListenerOperatorMutator</text:p>
          </table:table-cell>
          <table:table-cell table:style-name="ce1" table:formula="of:=[.D1121]+[.B1122]" office:value-type="float" office:value="477352" calcext:value-type="float">
            <text:p>477352</text:p>
          </table:table-cell>
          <table:table-cell table:style-name="ce3" table:formula="of:=[.B1122]/[.$B$1]" office:value-type="float" office:value="4.4375" calcext:value-type="float">
            <text:p>4,44</text:p>
          </table:table-cell>
          <table:table-cell table:style-name="ce3" table:formula="of:=[.F1121]+[.E1122]" office:value-type="float" office:value="4972.41666666666" calcext:value-type="float">
            <text:p>4972,42</text:p>
          </table:table-cell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OnlineFeedViewActivity_4_NullIntentOperatorMutator</text:p>
          </table:table-cell>
          <table:table-cell table:style-name="ce1" table:formula="of:=[.D1122]+[.B1123]" office:value-type="float" office:value="477778" calcext:value-type="float">
            <text:p>477778</text:p>
          </table:table-cell>
          <table:table-cell table:style-name="ce3" table:formula="of:=[.B1123]/[.$B$1]" office:value-type="float" office:value="4.4375" calcext:value-type="float">
            <text:p>4,44</text:p>
          </table:table-cell>
          <table:table-cell table:style-name="ce3" table:formula="of:=[.F1122]+[.E1123]" office:value-type="float" office:value="4976.85416666666" calcext:value-type="float">
            <text:p>4976,85</text:p>
          </table:table-cell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5_RandomActionIntentDefinitionOperatorMutator</text:p>
          </table:table-cell>
          <table:table-cell table:style-name="ce1" table:formula="of:=[.D1123]+[.B1124]" office:value-type="float" office:value="478203" calcext:value-type="float">
            <text:p>478203</text:p>
          </table:table-cell>
          <table:table-cell table:style-name="ce3" table:formula="of:=[.B1124]/[.$B$1]" office:value-type="float" office:value="4.42708333333333" calcext:value-type="float">
            <text:p>4,43</text:p>
          </table:table-cell>
          <table:table-cell table:style-name="ce3" table:formula="of:=[.F1123]+[.E1124]" office:value-type="float" office:value="4981.28125" calcext:value-type="float">
            <text:p>4981,28</text:p>
          </table:table-cell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6_NullValueIntentPutExtraOperatorMutator</text:p>
          </table:table-cell>
          <table:table-cell table:style-name="ce1" table:formula="of:=[.D1124]+[.B1125]" office:value-type="float" office:value="478628" calcext:value-type="float">
            <text:p>478628</text:p>
          </table:table-cell>
          <table:table-cell table:style-name="ce3" table:formula="of:=[.B1125]/[.$B$1]" office:value-type="float" office:value="4.42708333333333" calcext:value-type="float">
            <text:p>4,43</text:p>
          </table:table-cell>
          <table:table-cell table:style-name="ce3" table:formula="of:=[.F1124]+[.E1125]" office:value-type="float" office:value="4985.70833333333" calcext:value-type="float">
            <text:p>4985,71</text:p>
          </table:table-cell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string" calcext:value-type="string">
            <text:p>OnlineFeedViewActivity_7_IntentPayloadReplacementOperatorMutator</text:p>
          </table:table-cell>
          <table:table-cell table:style-name="ce1" table:formula="of:=[.D1125]+[.B1126]" office:value-type="float" office:value="479764" calcext:value-type="float">
            <text:p>479764</text:p>
          </table:table-cell>
          <table:table-cell table:style-name="ce3" table:formula="of:=[.B1126]/[.$B$1]" office:value-type="float" office:value="11.8333333333333" calcext:value-type="float">
            <text:p>11,83</text:p>
          </table:table-cell>
          <table:table-cell table:style-name="ce3" table:formula="of:=[.F1125]+[.E1126]" office:value-type="float" office:value="4997.54166666666" calcext:value-type="float">
            <text:p>4997,54</text:p>
          </table:table-cell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OnlineFeedViewActivity_8_RandomActionIntentDefinitionOperatorMutator</text:p>
          </table:table-cell>
          <table:table-cell table:style-name="ce1" table:formula="of:=[.D1126]+[.B1127]" office:value-type="float" office:value="480192" calcext:value-type="float">
            <text:p>480192</text:p>
          </table:table-cell>
          <table:table-cell table:style-name="ce3" table:formula="of:=[.B1127]/[.$B$1]" office:value-type="float" office:value="4.45833333333333" calcext:value-type="float">
            <text:p>4,46</text:p>
          </table:table-cell>
          <table:table-cell table:style-name="ce3" table:formula="of:=[.F1126]+[.E1127]" office:value-type="float" office:value="5002" calcext:value-type="float">
            <text:p>5002,00</text:p>
          </table:table-cell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OnlineFeedViewActivity_9_NullIntentOperatorMutator</text:p>
          </table:table-cell>
          <table:table-cell table:style-name="ce1" table:formula="of:=[.D1127]+[.B1128]" office:value-type="float" office:value="480623" calcext:value-type="float">
            <text:p>480623</text:p>
          </table:table-cell>
          <table:table-cell table:style-name="ce3" table:formula="of:=[.B1128]/[.$B$1]" office:value-type="float" office:value="4.48958333333333" calcext:value-type="float">
            <text:p>4,49</text:p>
          </table:table-cell>
          <table:table-cell table:style-name="ce3" table:formula="of:=[.F1127]+[.E1128]" office:value-type="float" office:value="5006.48958333333" calcext:value-type="float">
            <text:p>5006,49</text:p>
          </table:table-cell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OnlineFeedViewActivity_10_InvalidKeyIntentOperatorMutator</text:p>
          </table:table-cell>
          <table:table-cell table:style-name="ce1" table:formula="of:=[.D1128]+[.B1129]" office:value-type="float" office:value="481053" calcext:value-type="float">
            <text:p>481053</text:p>
          </table:table-cell>
          <table:table-cell table:style-name="ce3" table:formula="of:=[.B1129]/[.$B$1]" office:value-type="float" office:value="4.47916666666667" calcext:value-type="float">
            <text:p>4,48</text:p>
          </table:table-cell>
          <table:table-cell table:style-name="ce3" table:formula="of:=[.F1128]+[.E1129]" office:value-type="float" office:value="5010.96875" calcext:value-type="float">
            <text:p>5010,97</text:p>
          </table:table-cell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11_RandomActionIntentDefinitionOperatorMutator</text:p>
          </table:table-cell>
          <table:table-cell table:style-name="ce1" table:formula="of:=[.D1129]+[.B1130]" office:value-type="float" office:value="481478" calcext:value-type="float">
            <text:p>481478</text:p>
          </table:table-cell>
          <table:table-cell table:style-name="ce3" table:formula="of:=[.B1130]/[.$B$1]" office:value-type="float" office:value="4.42708333333333" calcext:value-type="float">
            <text:p>4,43</text:p>
          </table:table-cell>
          <table:table-cell table:style-name="ce3" table:formula="of:=[.F1129]+[.E1130]" office:value-type="float" office:value="5015.39583333333" calcext:value-type="float">
            <text:p>5015,40</text:p>
          </table:table-cell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OnlineFeedViewActivity_12_InvalidIDFindViewOperatorMutator</text:p>
          </table:table-cell>
          <table:table-cell table:style-name="ce1" table:formula="of:=[.D1130]+[.B1131]" office:value-type="float" office:value="481904" calcext:value-type="float">
            <text:p>481904</text:p>
          </table:table-cell>
          <table:table-cell table:style-name="ce3" table:formula="of:=[.B1131]/[.$B$1]" office:value-type="float" office:value="4.4375" calcext:value-type="float">
            <text:p>4,44</text:p>
          </table:table-cell>
          <table:table-cell table:style-name="ce3" table:formula="of:=[.F1130]+[.E1131]" office:value-type="float" office:value="5019.83333333333" calcext:value-type="float">
            <text:p>5019,83</text:p>
          </table:table-cell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OnlineFeedViewActivity_13_BuggyGUIListenerOperatorMutator</text:p>
          </table:table-cell>
          <table:table-cell table:style-name="ce1" table:formula="of:=[.D1131]+[.B1132]" office:value-type="float" office:value="482344" calcext:value-type="float">
            <text:p>482344</text:p>
          </table:table-cell>
          <table:table-cell table:style-name="ce3" table:formula="of:=[.B1132]/[.$B$1]" office:value-type="float" office:value="4.58333333333333" calcext:value-type="float">
            <text:p>4,58</text:p>
          </table:table-cell>
          <table:table-cell table:style-name="ce3" table:formula="of:=[.F1131]+[.E1132]" office:value-type="float" office:value="5024.41666666666" calcext:value-type="float">
            <text:p>5024,42</text:p>
          </table:table-cell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OnlineFeedViewActivity_14_BuggyGUIListenerOperatorMutator</text:p>
          </table:table-cell>
          <table:table-cell table:style-name="ce1" table:formula="of:=[.D1132]+[.B1133]" office:value-type="float" office:value="482767" calcext:value-type="float">
            <text:p>482767</text:p>
          </table:table-cell>
          <table:table-cell table:style-name="ce3" table:formula="of:=[.B1133]/[.$B$1]" office:value-type="float" office:value="4.40625" calcext:value-type="float">
            <text:p>4,41</text:p>
          </table:table-cell>
          <table:table-cell table:style-name="ce3" table:formula="of:=[.F1132]+[.E1133]" office:value-type="float" office:value="5028.82291666666" calcext:value-type="float">
            <text:p>5028,82</text:p>
          </table:table-cell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15_BuggyGUIListenerOperatorMutator</text:p>
          </table:table-cell>
          <table:table-cell table:style-name="ce1" table:formula="of:=[.D1133]+[.B1134]" office:value-type="float" office:value="483192" calcext:value-type="float">
            <text:p>483192</text:p>
          </table:table-cell>
          <table:table-cell table:style-name="ce3" table:formula="of:=[.B1134]/[.$B$1]" office:value-type="float" office:value="4.42708333333333" calcext:value-type="float">
            <text:p>4,43</text:p>
          </table:table-cell>
          <table:table-cell table:style-name="ce3" table:formula="of:=[.F1133]+[.E1134]" office:value-type="float" office:value="5033.24999999999" calcext:value-type="float">
            <text:p>5033,25</text:p>
          </table:table-cell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OnlineFeedViewActivity_16_RandomActionIntentDefinitionOperatorMutator</text:p>
          </table:table-cell>
          <table:table-cell table:style-name="ce1" table:formula="of:=[.D1134]+[.B1135]" office:value-type="float" office:value="483632" calcext:value-type="float">
            <text:p>483632</text:p>
          </table:table-cell>
          <table:table-cell table:style-name="ce3" table:formula="of:=[.B1135]/[.$B$1]" office:value-type="float" office:value="4.58333333333333" calcext:value-type="float">
            <text:p>4,58</text:p>
          </table:table-cell>
          <table:table-cell table:style-name="ce3" table:formula="of:=[.F1134]+[.E1135]" office:value-type="float" office:value="5037.83333333333" calcext:value-type="float">
            <text:p>5037,83</text:p>
          </table:table-cell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OnlineFeedViewActivity_17_NullValueIntentPutExtraOperatorMutator</text:p>
          </table:table-cell>
          <table:table-cell table:style-name="ce1" table:formula="of:=[.D1135]+[.B1136]" office:value-type="float" office:value="484058" calcext:value-type="float">
            <text:p>484058</text:p>
          </table:table-cell>
          <table:table-cell table:style-name="ce3" table:formula="of:=[.B1136]/[.$B$1]" office:value-type="float" office:value="4.4375" calcext:value-type="float">
            <text:p>4,44</text:p>
          </table:table-cell>
          <table:table-cell table:style-name="ce3" table:formula="of:=[.F1135]+[.E1136]" office:value-type="float" office:value="5042.27083333333" calcext:value-type="float">
            <text:p>5042,27</text:p>
          </table:table-cell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18_IntentPayloadReplacementOperatorMutator</text:p>
          </table:table-cell>
          <table:table-cell table:style-name="ce1" table:formula="of:=[.D1136]+[.B1137]" office:value-type="float" office:value="484483" calcext:value-type="float">
            <text:p>484483</text:p>
          </table:table-cell>
          <table:table-cell table:style-name="ce3" table:formula="of:=[.B1137]/[.$B$1]" office:value-type="float" office:value="4.42708333333333" calcext:value-type="float">
            <text:p>4,43</text:p>
          </table:table-cell>
          <table:table-cell table:style-name="ce3" table:formula="of:=[.F1136]+[.E1137]" office:value-type="float" office:value="5046.69791666666" calcext:value-type="float">
            <text:p>5046,70</text:p>
          </table:table-cell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OnlineFeedViewActivity_19_RandomActionIntentDefinitionOperatorMutator</text:p>
          </table:table-cell>
          <table:table-cell table:style-name="ce1" table:formula="of:=[.D1137]+[.B1138]" office:value-type="float" office:value="484906" calcext:value-type="float">
            <text:p>484906</text:p>
          </table:table-cell>
          <table:table-cell table:style-name="ce3" table:formula="of:=[.B1138]/[.$B$1]" office:value-type="float" office:value="4.40625" calcext:value-type="float">
            <text:p>4,41</text:p>
          </table:table-cell>
          <table:table-cell table:style-name="ce3" table:formula="of:=[.F1137]+[.E1138]" office:value-type="float" office:value="5051.10416666666" calcext:value-type="float">
            <text:p>5051,10</text:p>
          </table:table-cell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20_BuggyGUIListenerOperatorMutator</text:p>
          </table:table-cell>
          <table:table-cell table:style-name="ce1" table:formula="of:=[.D1138]+[.B1139]" office:value-type="float" office:value="485331" calcext:value-type="float">
            <text:p>485331</text:p>
          </table:table-cell>
          <table:table-cell table:style-name="ce3" table:formula="of:=[.B1139]/[.$B$1]" office:value-type="float" office:value="4.42708333333333" calcext:value-type="float">
            <text:p>4,43</text:p>
          </table:table-cell>
          <table:table-cell table:style-name="ce3" table:formula="of:=[.F1138]+[.E1139]" office:value-type="float" office:value="5055.53124999999" calcext:value-type="float">
            <text:p>5055,53</text:p>
          </table:table-cell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OnlineFeedViewActivity_21_BuggyGUIListenerOperatorMutator</text:p>
          </table:table-cell>
          <table:table-cell table:style-name="ce1" table:formula="of:=[.D1139]+[.B1140]" office:value-type="float" office:value="485756" calcext:value-type="float">
            <text:p>485756</text:p>
          </table:table-cell>
          <table:table-cell table:style-name="ce3" table:formula="of:=[.B1140]/[.$B$1]" office:value-type="float" office:value="4.42708333333333" calcext:value-type="float">
            <text:p>4,43</text:p>
          </table:table-cell>
          <table:table-cell table:style-name="ce3" table:formula="of:=[.F1139]+[.E1140]" office:value-type="float" office:value="5059.95833333333" calcext:value-type="float">
            <text:p>5059,96</text:p>
          </table:table-cell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0_LengthyGUICreationOperatorMutator</text:p>
          </table:table-cell>
          <table:table-cell table:style-name="ce1" table:formula="of:=[.D1140]+[.B1141]" office:value-type="float" office:value="486182" calcext:value-type="float">
            <text:p>486182</text:p>
          </table:table-cell>
          <table:table-cell table:style-name="ce3" table:formula="of:=[.B1141]/[.$B$1]" office:value-type="float" office:value="4.4375" calcext:value-type="float">
            <text:p>4,44</text:p>
          </table:table-cell>
          <table:table-cell table:style-name="ce3" table:formula="of:=[.F1140]+[.E1141]" office:value-type="float" office:value="5064.39583333333" calcext:value-type="float">
            <text:p>5064,40</text:p>
          </table:table-cell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1_RandomActionIntentDefinitionOperatorMutator</text:p>
          </table:table-cell>
          <table:table-cell table:style-name="ce1" table:formula="of:=[.D1141]+[.B1142]" office:value-type="float" office:value="486607" calcext:value-type="float">
            <text:p>486607</text:p>
          </table:table-cell>
          <table:table-cell table:style-name="ce3" table:formula="of:=[.B1142]/[.$B$1]" office:value-type="float" office:value="4.42708333333333" calcext:value-type="float">
            <text:p>4,43</text:p>
          </table:table-cell>
          <table:table-cell table:style-name="ce3" table:formula="of:=[.F1141]+[.E1142]" office:value-type="float" office:value="5068.82291666666" calcext:value-type="float">
            <text:p>5068,82</text:p>
          </table:table-cell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2_NullIntentOperatorMutator</text:p>
          </table:table-cell>
          <table:table-cell table:style-name="ce1" table:formula="of:=[.D1142]+[.B1143]" office:value-type="float" office:value="487032" calcext:value-type="float">
            <text:p>487032</text:p>
          </table:table-cell>
          <table:table-cell table:style-name="ce3" table:formula="of:=[.B1143]/[.$B$1]" office:value-type="float" office:value="4.42708333333333" calcext:value-type="float">
            <text:p>4,43</text:p>
          </table:table-cell>
          <table:table-cell table:style-name="ce3" table:formula="of:=[.F1142]+[.E1143]" office:value-type="float" office:value="5073.24999999999" calcext:value-type="float">
            <text:p>5073,25</text:p>
          </table:table-cell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3_RandomActionIntentDefinitionOperatorMutator</text:p>
          </table:table-cell>
          <table:table-cell table:style-name="ce1" table:formula="of:=[.D1143]+[.B1144]" office:value-type="float" office:value="487455" calcext:value-type="float">
            <text:p>487455</text:p>
          </table:table-cell>
          <table:table-cell table:style-name="ce3" table:formula="of:=[.B1144]/[.$B$1]" office:value-type="float" office:value="4.40625" calcext:value-type="float">
            <text:p>4,41</text:p>
          </table:table-cell>
          <table:table-cell table:style-name="ce3" table:formula="of:=[.F1143]+[.E1144]" office:value-type="float" office:value="5077.65624999999" calcext:value-type="float">
            <text:p>5077,66</text:p>
          </table:table-cell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4_NullValueIntentPutExtraOperatorMutator</text:p>
          </table:table-cell>
          <table:table-cell table:style-name="ce1" table:formula="of:=[.D1144]+[.B1145]" office:value-type="float" office:value="487878" calcext:value-type="float">
            <text:p>487878</text:p>
          </table:table-cell>
          <table:table-cell table:style-name="ce3" table:formula="of:=[.B1145]/[.$B$1]" office:value-type="float" office:value="4.40625" calcext:value-type="float">
            <text:p>4,41</text:p>
          </table:table-cell>
          <table:table-cell table:style-name="ce3" table:formula="of:=[.F1144]+[.E1145]" office:value-type="float" office:value="5082.06249999999" calcext:value-type="float">
            <text:p>5082,06</text:p>
          </table:table-cell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WidgetConfigActivity_5_IntentPayloadReplacementOperatorMutator</text:p>
          </table:table-cell>
          <table:table-cell table:style-name="ce1" table:formula="of:=[.D1145]+[.B1146]" office:value-type="float" office:value="488299" calcext:value-type="float">
            <text:p>488299</text:p>
          </table:table-cell>
          <table:table-cell table:style-name="ce3" table:formula="of:=[.B1146]/[.$B$1]" office:value-type="float" office:value="4.38541666666667" calcext:value-type="float">
            <text:p>4,39</text:p>
          </table:table-cell>
          <table:table-cell table:style-name="ce3" table:formula="of:=[.F1145]+[.E1146]" office:value-type="float" office:value="5086.44791666666" calcext:value-type="float">
            <text:p>5086,45</text:p>
          </table:table-cell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6_RandomActionIntentDefinitionOperatorMutator</text:p>
          </table:table-cell>
          <table:table-cell table:style-name="ce1" table:formula="of:=[.D1146]+[.B1147]" office:value-type="float" office:value="488722" calcext:value-type="float">
            <text:p>488722</text:p>
          </table:table-cell>
          <table:table-cell table:style-name="ce3" table:formula="of:=[.B1147]/[.$B$1]" office:value-type="float" office:value="4.40625" calcext:value-type="float">
            <text:p>4,41</text:p>
          </table:table-cell>
          <table:table-cell table:style-name="ce3" table:formula="of:=[.F1146]+[.E1147]" office:value-type="float" office:value="5090.85416666666" calcext:value-type="float">
            <text:p>5090,85</text:p>
          </table:table-cell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WidgetConfigActivity_7_FindViewByIdReturnsNullOperatorMutator</text:p>
          </table:table-cell>
          <table:table-cell table:style-name="ce1" table:formula="of:=[.D1147]+[.B1148]" office:value-type="float" office:value="489144" calcext:value-type="float">
            <text:p>489144</text:p>
          </table:table-cell>
          <table:table-cell table:style-name="ce3" table:formula="of:=[.B1148]/[.$B$1]" office:value-type="float" office:value="4.39583333333333" calcext:value-type="float">
            <text:p>4,40</text:p>
          </table:table-cell>
          <table:table-cell table:style-name="ce3" table:formula="of:=[.F1147]+[.E1148]" office:value-type="float" office:value="5095.24999999999" calcext:value-type="float">
            <text:p>5095,25</text:p>
          </table:table-cell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WidgetConfigActivity_8_InvalidIDFindViewOperatorMutator</text:p>
          </table:table-cell>
          <table:table-cell table:style-name="ce1" table:formula="of:=[.D1148]+[.B1149]" office:value-type="float" office:value="489562" calcext:value-type="float">
            <text:p>489562</text:p>
          </table:table-cell>
          <table:table-cell table:style-name="ce3" table:formula="of:=[.B1149]/[.$B$1]" office:value-type="float" office:value="4.35416666666667" calcext:value-type="float">
            <text:p>4,35</text:p>
          </table:table-cell>
          <table:table-cell table:style-name="ce3" table:formula="of:=[.F1148]+[.E1149]" office:value-type="float" office:value="5099.60416666666" calcext:value-type="float">
            <text:p>5099,60</text:p>
          </table:table-cell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9_InvalidViewFocusOperatorMutator</text:p>
          </table:table-cell>
          <table:table-cell table:style-name="ce1" table:formula="of:=[.D1149]+[.B1150]" office:value-type="float" office:value="489988" calcext:value-type="float">
            <text:p>489988</text:p>
          </table:table-cell>
          <table:table-cell table:style-name="ce3" table:formula="of:=[.B1150]/[.$B$1]" office:value-type="float" office:value="4.4375" calcext:value-type="float">
            <text:p>4,44</text:p>
          </table:table-cell>
          <table:table-cell table:style-name="ce3" table:formula="of:=[.F1149]+[.E1150]" office:value-type="float" office:value="5104.04166666666" calcext:value-type="float">
            <text:p>5104,04</text:p>
          </table:table-cell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10_ViewComponentNotVisibleOperatorMutator</text:p>
          </table:table-cell>
          <table:table-cell table:style-name="ce1" table:formula="of:=[.D1150]+[.B1151]" office:value-type="float" office:value="490414" calcext:value-type="float">
            <text:p>490414</text:p>
          </table:table-cell>
          <table:table-cell table:style-name="ce3" table:formula="of:=[.B1151]/[.$B$1]" office:value-type="float" office:value="4.4375" calcext:value-type="float">
            <text:p>4,44</text:p>
          </table:table-cell>
          <table:table-cell table:style-name="ce3" table:formula="of:=[.F1150]+[.E1151]" office:value-type="float" office:value="5108.47916666666" calcext:value-type="float">
            <text:p>5108,48</text:p>
          </table:table-cell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11_FindViewByIdReturnsNullOperatorMutator</text:p>
          </table:table-cell>
          <table:table-cell table:style-name="ce1" table:formula="of:=[.D1151]+[.B1152]" office:value-type="float" office:value="490837" calcext:value-type="float">
            <text:p>490837</text:p>
          </table:table-cell>
          <table:table-cell table:style-name="ce3" table:formula="of:=[.B1152]/[.$B$1]" office:value-type="float" office:value="4.40625" calcext:value-type="float">
            <text:p>4,41</text:p>
          </table:table-cell>
          <table:table-cell table:style-name="ce3" table:formula="of:=[.F1151]+[.E1152]" office:value-type="float" office:value="5112.88541666666" calcext:value-type="float">
            <text:p>5112,89</text:p>
          </table:table-cell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12_InvalidIDFindViewOperatorMutator</text:p>
          </table:table-cell>
          <table:table-cell table:style-name="ce1" table:formula="of:=[.D1152]+[.B1153]" office:value-type="float" office:value="491262" calcext:value-type="float">
            <text:p>491262</text:p>
          </table:table-cell>
          <table:table-cell table:style-name="ce3" table:formula="of:=[.B1153]/[.$B$1]" office:value-type="float" office:value="4.42708333333333" calcext:value-type="float">
            <text:p>4,43</text:p>
          </table:table-cell>
          <table:table-cell table:style-name="ce3" table:formula="of:=[.F1152]+[.E1153]" office:value-type="float" office:value="5117.31249999999" calcext:value-type="float">
            <text:p>5117,31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13_InvalidViewFocusOperatorMutator</text:p>
          </table:table-cell>
          <table:table-cell table:style-name="ce1" table:formula="of:=[.D1153]+[.B1154]" office:value-type="float" office:value="491687" calcext:value-type="float">
            <text:p>491687</text:p>
          </table:table-cell>
          <table:table-cell table:style-name="ce3" table:formula="of:=[.B1154]/[.$B$1]" office:value-type="float" office:value="4.42708333333333" calcext:value-type="float">
            <text:p>4,43</text:p>
          </table:table-cell>
          <table:table-cell table:style-name="ce3" table:formula="of:=[.F1153]+[.E1154]" office:value-type="float" office:value="5121.73958333333" calcext:value-type="float">
            <text:p>5121,74</text:p>
          </table:table-cell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14_ViewComponentNotVisibleOperatorMutator</text:p>
          </table:table-cell>
          <table:table-cell table:style-name="ce1" table:formula="of:=[.D1154]+[.B1155]" office:value-type="float" office:value="492110" calcext:value-type="float">
            <text:p>492110</text:p>
          </table:table-cell>
          <table:table-cell table:style-name="ce3" table:formula="of:=[.B1155]/[.$B$1]" office:value-type="float" office:value="4.40625" calcext:value-type="float">
            <text:p>4,41</text:p>
          </table:table-cell>
          <table:table-cell table:style-name="ce3" table:formula="of:=[.F1154]+[.E1155]" office:value-type="float" office:value="5126.14583333333" calcext:value-type="float">
            <text:p>5126,15</text:p>
          </table:table-cell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WidgetConfigActivity_15_FindViewByIdReturnsNullOperatorMutator</text:p>
          </table:table-cell>
          <table:table-cell table:style-name="ce1" table:formula="of:=[.D1155]+[.B1156]" office:value-type="float" office:value="492539" calcext:value-type="float">
            <text:p>492539</text:p>
          </table:table-cell>
          <table:table-cell table:style-name="ce3" table:formula="of:=[.B1156]/[.$B$1]" office:value-type="float" office:value="4.46875" calcext:value-type="float">
            <text:p>4,47</text:p>
          </table:table-cell>
          <table:table-cell table:style-name="ce3" table:formula="of:=[.F1155]+[.E1156]" office:value-type="float" office:value="5130.61458333333" calcext:value-type="float">
            <text:p>5130,61</text:p>
          </table:table-cell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WidgetConfigActivity_16_InvalidIDFindViewOperatorMutator</text:p>
          </table:table-cell>
          <table:table-cell table:style-name="ce1" table:formula="of:=[.D1156]+[.B1157]" office:value-type="float" office:value="492966" calcext:value-type="float">
            <text:p>492966</text:p>
          </table:table-cell>
          <table:table-cell table:style-name="ce3" table:formula="of:=[.B1157]/[.$B$1]" office:value-type="float" office:value="4.44791666666667" calcext:value-type="float">
            <text:p>4,45</text:p>
          </table:table-cell>
          <table:table-cell table:style-name="ce3" table:formula="of:=[.F1156]+[.E1157]" office:value-type="float" office:value="5135.06249999999" calcext:value-type="float">
            <text:p>5135,06</text:p>
          </table:table-cell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17_InvalidViewFocusOperatorMutator</text:p>
          </table:table-cell>
          <table:table-cell table:style-name="ce1" table:formula="of:=[.D1157]+[.B1158]" office:value-type="float" office:value="493389" calcext:value-type="float">
            <text:p>493389</text:p>
          </table:table-cell>
          <table:table-cell table:style-name="ce3" table:formula="of:=[.B1158]/[.$B$1]" office:value-type="float" office:value="4.40625" calcext:value-type="float">
            <text:p>4,41</text:p>
          </table:table-cell>
          <table:table-cell table:style-name="ce3" table:formula="of:=[.F1157]+[.E1158]" office:value-type="float" office:value="5139.46874999999" calcext:value-type="float">
            <text:p>5139,47</text:p>
          </table:table-cell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WidgetConfigActivity_18_ViewComponentNotVisibleOperatorMutator</text:p>
          </table:table-cell>
          <table:table-cell table:style-name="ce1" table:formula="of:=[.D1158]+[.B1159]" office:value-type="float" office:value="493838" calcext:value-type="float">
            <text:p>493838</text:p>
          </table:table-cell>
          <table:table-cell table:style-name="ce3" table:formula="of:=[.B1159]/[.$B$1]" office:value-type="float" office:value="4.67708333333333" calcext:value-type="float">
            <text:p>4,68</text:p>
          </table:table-cell>
          <table:table-cell table:style-name="ce3" table:formula="of:=[.F1158]+[.E1159]" office:value-type="float" office:value="5144.14583333333" calcext:value-type="float">
            <text:p>5144,15</text:p>
          </table:table-cell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19_InvalidIDFindViewOperatorMutator</text:p>
          </table:table-cell>
          <table:table-cell table:style-name="ce1" table:formula="of:=[.D1159]+[.B1160]" office:value-type="float" office:value="494264" calcext:value-type="float">
            <text:p>494264</text:p>
          </table:table-cell>
          <table:table-cell table:style-name="ce3" table:formula="of:=[.B1160]/[.$B$1]" office:value-type="float" office:value="4.4375" calcext:value-type="float">
            <text:p>4,44</text:p>
          </table:table-cell>
          <table:table-cell table:style-name="ce3" table:formula="of:=[.F1159]+[.E1160]" office:value-type="float" office:value="5148.58333333333" calcext:value-type="float">
            <text:p>5148,58</text:p>
          </table:table-cell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20_BuggyGUIListenerOperatorMutator</text:p>
          </table:table-cell>
          <table:table-cell table:style-name="ce1" table:formula="of:=[.D1160]+[.B1161]" office:value-type="float" office:value="494690" calcext:value-type="float">
            <text:p>494690</text:p>
          </table:table-cell>
          <table:table-cell table:style-name="ce3" table:formula="of:=[.B1161]/[.$B$1]" office:value-type="float" office:value="4.4375" calcext:value-type="float">
            <text:p>4,44</text:p>
          </table:table-cell>
          <table:table-cell table:style-name="ce3" table:formula="of:=[.F1160]+[.E1161]" office:value-type="float" office:value="5153.02083333333" calcext:value-type="float">
            <text:p>5153,02</text:p>
          </table:table-cell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WidgetConfigActivity_21_InvalidViewFocusOperatorMutator</text:p>
          </table:table-cell>
          <table:table-cell table:style-name="ce1" table:formula="of:=[.D1161]+[.B1162]" office:value-type="float" office:value="495120" calcext:value-type="float">
            <text:p>495120</text:p>
          </table:table-cell>
          <table:table-cell table:style-name="ce3" table:formula="of:=[.B1162]/[.$B$1]" office:value-type="float" office:value="4.47916666666667" calcext:value-type="float">
            <text:p>4,48</text:p>
          </table:table-cell>
          <table:table-cell table:style-name="ce3" table:formula="of:=[.F1161]+[.E1162]" office:value-type="float" office:value="5157.49999999999" calcext:value-type="float">
            <text:p>5157,50</text:p>
          </table:table-cell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22_ViewComponentNotVisibleOperatorMutator</text:p>
          </table:table-cell>
          <table:table-cell table:style-name="ce1" table:formula="of:=[.D1162]+[.B1163]" office:value-type="float" office:value="495545" calcext:value-type="float">
            <text:p>495545</text:p>
          </table:table-cell>
          <table:table-cell table:style-name="ce3" table:formula="of:=[.B1163]/[.$B$1]" office:value-type="float" office:value="4.42708333333333" calcext:value-type="float">
            <text:p>4,43</text:p>
          </table:table-cell>
          <table:table-cell table:style-name="ce3" table:formula="of:=[.F1162]+[.E1163]" office:value-type="float" office:value="5161.92708333333" calcext:value-type="float">
            <text:p>5161,93</text:p>
          </table:table-cell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23_InvalidViewFocusOperatorMutator</text:p>
          </table:table-cell>
          <table:table-cell table:style-name="ce1" table:formula="of:=[.D1163]+[.B1164]" office:value-type="float" office:value="495968" calcext:value-type="float">
            <text:p>495968</text:p>
          </table:table-cell>
          <table:table-cell table:style-name="ce3" table:formula="of:=[.B1164]/[.$B$1]" office:value-type="float" office:value="4.40625" calcext:value-type="float">
            <text:p>4,41</text:p>
          </table:table-cell>
          <table:table-cell table:style-name="ce3" table:formula="of:=[.F1163]+[.E1164]" office:value-type="float" office:value="5166.33333333333" calcext:value-type="float">
            <text:p>5166,33</text:p>
          </table:table-cell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24_ViewComponentNotVisibleOperatorMutator</text:p>
          </table:table-cell>
          <table:table-cell table:style-name="ce1" table:formula="of:=[.D1164]+[.B1165]" office:value-type="float" office:value="496394" calcext:value-type="float">
            <text:p>496394</text:p>
          </table:table-cell>
          <table:table-cell table:style-name="ce3" table:formula="of:=[.B1165]/[.$B$1]" office:value-type="float" office:value="4.4375" calcext:value-type="float">
            <text:p>4,44</text:p>
          </table:table-cell>
          <table:table-cell table:style-name="ce3" table:formula="of:=[.F1164]+[.E1165]" office:value-type="float" office:value="5170.77083333333" calcext:value-type="float">
            <text:p>5170,77</text:p>
          </table:table-cell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25_FindViewByIdReturnsNullOperatorMutator</text:p>
          </table:table-cell>
          <table:table-cell table:style-name="ce1" table:formula="of:=[.D1165]+[.B1166]" office:value-type="float" office:value="496819" calcext:value-type="float">
            <text:p>496819</text:p>
          </table:table-cell>
          <table:table-cell table:style-name="ce3" table:formula="of:=[.B1166]/[.$B$1]" office:value-type="float" office:value="4.42708333333333" calcext:value-type="float">
            <text:p>4,43</text:p>
          </table:table-cell>
          <table:table-cell table:style-name="ce3" table:formula="of:=[.F1165]+[.E1166]" office:value-type="float" office:value="5175.19791666666" calcext:value-type="float">
            <text:p>5175,20</text:p>
          </table:table-cell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WidgetConfigActivity_26_InvalidIDFindViewOperatorMutator</text:p>
          </table:table-cell>
          <table:table-cell table:style-name="ce1" table:formula="of:=[.D1166]+[.B1167]" office:value-type="float" office:value="497246" calcext:value-type="float">
            <text:p>497246</text:p>
          </table:table-cell>
          <table:table-cell table:style-name="ce3" table:formula="of:=[.B1167]/[.$B$1]" office:value-type="float" office:value="4.44791666666667" calcext:value-type="float">
            <text:p>4,45</text:p>
          </table:table-cell>
          <table:table-cell table:style-name="ce3" table:formula="of:=[.F1166]+[.E1167]" office:value-type="float" office:value="5179.64583333333" calcext:value-type="float">
            <text:p>5179,65</text:p>
          </table:table-cell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27_InvalidViewFocusOperatorMutator</text:p>
          </table:table-cell>
          <table:table-cell table:style-name="ce1" table:formula="of:=[.D1167]+[.B1168]" office:value-type="float" office:value="497669" calcext:value-type="float">
            <text:p>497669</text:p>
          </table:table-cell>
          <table:table-cell table:style-name="ce3" table:formula="of:=[.B1168]/[.$B$1]" office:value-type="float" office:value="4.40625" calcext:value-type="float">
            <text:p>4,41</text:p>
          </table:table-cell>
          <table:table-cell table:style-name="ce3" table:formula="of:=[.F1167]+[.E1168]" office:value-type="float" office:value="5184.05208333333" calcext:value-type="float">
            <text:p>5184,05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WidgetConfigActivity_28_ViewComponentNotVisibleOperatorMutator</text:p>
          </table:table-cell>
          <table:table-cell table:style-name="ce1" table:formula="of:=[.D1168]+[.B1169]" office:value-type="float" office:value="498097" calcext:value-type="float">
            <text:p>498097</text:p>
          </table:table-cell>
          <table:table-cell table:style-name="ce3" table:formula="of:=[.B1169]/[.$B$1]" office:value-type="float" office:value="4.45833333333333" calcext:value-type="float">
            <text:p>4,46</text:p>
          </table:table-cell>
          <table:table-cell table:style-name="ce3" table:formula="of:=[.F1168]+[.E1169]" office:value-type="float" office:value="5188.51041666666" calcext:value-type="float">
            <text:p>5188,51</text:p>
          </table:table-cell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29_BuggyGUIListenerOperatorMutator</text:p>
          </table:table-cell>
          <table:table-cell table:style-name="ce1" table:formula="of:=[.D1169]+[.B1170]" office:value-type="float" office:value="498520" calcext:value-type="float">
            <text:p>498520</text:p>
          </table:table-cell>
          <table:table-cell table:style-name="ce3" table:formula="of:=[.B1170]/[.$B$1]" office:value-type="float" office:value="4.40625" calcext:value-type="float">
            <text:p>4,41</text:p>
          </table:table-cell>
          <table:table-cell table:style-name="ce3" table:formula="of:=[.F1169]+[.E1170]" office:value-type="float" office:value="5192.91666666666" calcext:value-type="float">
            <text:p>5192,92</text:p>
          </table:table-cell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WidgetConfigActivity_30_FindViewByIdReturnsNullOperatorMutator</text:p>
          </table:table-cell>
          <table:table-cell table:style-name="ce1" table:formula="of:=[.D1170]+[.B1171]" office:value-type="float" office:value="498942" calcext:value-type="float">
            <text:p>498942</text:p>
          </table:table-cell>
          <table:table-cell table:style-name="ce3" table:formula="of:=[.B1171]/[.$B$1]" office:value-type="float" office:value="4.39583333333333" calcext:value-type="float">
            <text:p>4,40</text:p>
          </table:table-cell>
          <table:table-cell table:style-name="ce3" table:formula="of:=[.F1170]+[.E1171]" office:value-type="float" office:value="5197.31249999999" calcext:value-type="float">
            <text:p>5197,31</text:p>
          </table:table-cell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31_InvalidIDFindViewOperatorMutator</text:p>
          </table:table-cell>
          <table:table-cell table:style-name="ce1" table:formula="of:=[.D1171]+[.B1172]" office:value-type="float" office:value="499365" calcext:value-type="float">
            <text:p>499365</text:p>
          </table:table-cell>
          <table:table-cell table:style-name="ce3" table:formula="of:=[.B1172]/[.$B$1]" office:value-type="float" office:value="4.40625" calcext:value-type="float">
            <text:p>4,41</text:p>
          </table:table-cell>
          <table:table-cell table:style-name="ce3" table:formula="of:=[.F1171]+[.E1172]" office:value-type="float" office:value="5201.71874999999" calcext:value-type="float">
            <text:p>5201,72</text:p>
          </table:table-cell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32_InvalidViewFocusOperatorMutator</text:p>
          </table:table-cell>
          <table:table-cell table:style-name="ce1" table:formula="of:=[.D1172]+[.B1173]" office:value-type="float" office:value="499791" calcext:value-type="float">
            <text:p>499791</text:p>
          </table:table-cell>
          <table:table-cell table:style-name="ce3" table:formula="of:=[.B1173]/[.$B$1]" office:value-type="float" office:value="4.4375" calcext:value-type="float">
            <text:p>4,44</text:p>
          </table:table-cell>
          <table:table-cell table:style-name="ce3" table:formula="of:=[.F1172]+[.E1173]" office:value-type="float" office:value="5206.15624999999" calcext:value-type="float">
            <text:p>5206,16</text:p>
          </table:table-cell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33_ViewComponentNotVisibleOperatorMutator</text:p>
          </table:table-cell>
          <table:table-cell table:style-name="ce1" table:formula="of:=[.D1173]+[.B1174]" office:value-type="float" office:value="500217" calcext:value-type="float">
            <text:p>500217</text:p>
          </table:table-cell>
          <table:table-cell table:style-name="ce3" table:formula="of:=[.B1174]/[.$B$1]" office:value-type="float" office:value="4.4375" calcext:value-type="float">
            <text:p>4,44</text:p>
          </table:table-cell>
          <table:table-cell table:style-name="ce3" table:formula="of:=[.F1173]+[.E1174]" office:value-type="float" office:value="5210.59374999999" calcext:value-type="float">
            <text:p>5210,59</text:p>
          </table:table-cell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WidgetConfigActivity_34_BuggyGUIListenerOperatorMutator</text:p>
          </table:table-cell>
          <table:table-cell table:style-name="ce1" table:formula="of:=[.D1174]+[.B1175]" office:value-type="float" office:value="500645" calcext:value-type="float">
            <text:p>500645</text:p>
          </table:table-cell>
          <table:table-cell table:style-name="ce3" table:formula="of:=[.B1175]/[.$B$1]" office:value-type="float" office:value="4.45833333333333" calcext:value-type="float">
            <text:p>4,46</text:p>
          </table:table-cell>
          <table:table-cell table:style-name="ce3" table:formula="of:=[.F1174]+[.E1175]" office:value-type="float" office:value="5215.05208333333" calcext:value-type="float">
            <text:p>5215,05</text:p>
          </table:table-cell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35_FindViewByIdReturnsNullOperatorMutator</text:p>
          </table:table-cell>
          <table:table-cell table:style-name="ce1" table:formula="of:=[.D1175]+[.B1176]" office:value-type="float" office:value="501071" calcext:value-type="float">
            <text:p>501071</text:p>
          </table:table-cell>
          <table:table-cell table:style-name="ce3" table:formula="of:=[.B1176]/[.$B$1]" office:value-type="float" office:value="4.4375" calcext:value-type="float">
            <text:p>4,44</text:p>
          </table:table-cell>
          <table:table-cell table:style-name="ce3" table:formula="of:=[.F1175]+[.E1176]" office:value-type="float" office:value="5219.48958333333" calcext:value-type="float">
            <text:p>5219,49</text:p>
          </table:table-cell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36_InvalidIDFindViewOperatorMutator</text:p>
          </table:table-cell>
          <table:table-cell table:style-name="ce1" table:formula="of:=[.D1176]+[.B1177]" office:value-type="float" office:value="501494" calcext:value-type="float">
            <text:p>501494</text:p>
          </table:table-cell>
          <table:table-cell table:style-name="ce3" table:formula="of:=[.B1177]/[.$B$1]" office:value-type="float" office:value="4.40625" calcext:value-type="float">
            <text:p>4,41</text:p>
          </table:table-cell>
          <table:table-cell table:style-name="ce3" table:formula="of:=[.F1176]+[.E1177]" office:value-type="float" office:value="5223.89583333333" calcext:value-type="float">
            <text:p>5223,90</text:p>
          </table:table-cell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37_InvalidViewFocusOperatorMutator</text:p>
          </table:table-cell>
          <table:table-cell table:style-name="ce1" table:formula="of:=[.D1177]+[.B1178]" office:value-type="float" office:value="501917" calcext:value-type="float">
            <text:p>501917</text:p>
          </table:table-cell>
          <table:table-cell table:style-name="ce3" table:formula="of:=[.B1178]/[.$B$1]" office:value-type="float" office:value="4.40625" calcext:value-type="float">
            <text:p>4,41</text:p>
          </table:table-cell>
          <table:table-cell table:style-name="ce3" table:formula="of:=[.F1177]+[.E1178]" office:value-type="float" office:value="5228.30208333332" calcext:value-type="float">
            <text:p>5228,30</text:p>
          </table:table-cell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WidgetConfigActivity_38_ViewComponentNotVisibleOperatorMutator</text:p>
          </table:table-cell>
          <table:table-cell table:style-name="ce1" table:formula="of:=[.D1178]+[.B1179]" office:value-type="float" office:value="502341" calcext:value-type="float">
            <text:p>502341</text:p>
          </table:table-cell>
          <table:table-cell table:style-name="ce3" table:formula="of:=[.B1179]/[.$B$1]" office:value-type="float" office:value="4.41666666666667" calcext:value-type="float">
            <text:p>4,42</text:p>
          </table:table-cell>
          <table:table-cell table:style-name="ce3" table:formula="of:=[.F1178]+[.E1179]" office:value-type="float" office:value="5232.71874999999" calcext:value-type="float">
            <text:p>5232,72</text:p>
          </table:table-cell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WidgetConfigActivity_39_BuggyGUIListenerOperatorMutator</text:p>
          </table:table-cell>
          <table:table-cell table:style-name="ce1" table:formula="of:=[.D1179]+[.B1180]" office:value-type="float" office:value="502765" calcext:value-type="float">
            <text:p>502765</text:p>
          </table:table-cell>
          <table:table-cell table:style-name="ce3" table:formula="of:=[.B1180]/[.$B$1]" office:value-type="float" office:value="4.41666666666667" calcext:value-type="float">
            <text:p>4,42</text:p>
          </table:table-cell>
          <table:table-cell table:style-name="ce3" table:formula="of:=[.F1179]+[.E1180]" office:value-type="float" office:value="5237.13541666666" calcext:value-type="float">
            <text:p>5237,14</text:p>
          </table:table-cell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WidgetConfigActivity_40_FindViewByIdReturnsNullOperatorMutator</text:p>
          </table:table-cell>
          <table:table-cell table:style-name="ce1" table:formula="of:=[.D1180]+[.B1181]" office:value-type="float" office:value="503185" calcext:value-type="float">
            <text:p>503185</text:p>
          </table:table-cell>
          <table:table-cell table:style-name="ce3" table:formula="of:=[.B1181]/[.$B$1]" office:value-type="float" office:value="4.375" calcext:value-type="float">
            <text:p>4,38</text:p>
          </table:table-cell>
          <table:table-cell table:style-name="ce3" table:formula="of:=[.F1180]+[.E1181]" office:value-type="float" office:value="5241.51041666666" calcext:value-type="float">
            <text:p>5241,51</text:p>
          </table:table-cell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WidgetConfigActivity_41_InvalidIDFindViewOperatorMutator</text:p>
          </table:table-cell>
          <table:table-cell table:style-name="ce1" table:formula="of:=[.D1181]+[.B1182]" office:value-type="float" office:value="503613" calcext:value-type="float">
            <text:p>503613</text:p>
          </table:table-cell>
          <table:table-cell table:style-name="ce3" table:formula="of:=[.B1182]/[.$B$1]" office:value-type="float" office:value="4.45833333333333" calcext:value-type="float">
            <text:p>4,46</text:p>
          </table:table-cell>
          <table:table-cell table:style-name="ce3" table:formula="of:=[.F1181]+[.E1182]" office:value-type="float" office:value="5245.96874999999" calcext:value-type="float">
            <text:p>5245,97</text:p>
          </table:table-cell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WidgetConfigActivity_42_InvalidViewFocusOperatorMutator</text:p>
          </table:table-cell>
          <table:table-cell table:style-name="ce1" table:formula="of:=[.D1182]+[.B1183]" office:value-type="float" office:value="504040" calcext:value-type="float">
            <text:p>504040</text:p>
          </table:table-cell>
          <table:table-cell table:style-name="ce3" table:formula="of:=[.B1183]/[.$B$1]" office:value-type="float" office:value="4.44791666666667" calcext:value-type="float">
            <text:p>4,45</text:p>
          </table:table-cell>
          <table:table-cell table:style-name="ce3" table:formula="of:=[.F1182]+[.E1183]" office:value-type="float" office:value="5250.41666666666" calcext:value-type="float">
            <text:p>5250,42</text:p>
          </table:table-cell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43_ViewComponentNotVisibleOperatorMutator</text:p>
          </table:table-cell>
          <table:table-cell table:style-name="ce1" table:formula="of:=[.D1183]+[.B1184]" office:value-type="float" office:value="504466" calcext:value-type="float">
            <text:p>504466</text:p>
          </table:table-cell>
          <table:table-cell table:style-name="ce3" table:formula="of:=[.B1184]/[.$B$1]" office:value-type="float" office:value="4.4375" calcext:value-type="float">
            <text:p>4,44</text:p>
          </table:table-cell>
          <table:table-cell table:style-name="ce3" table:formula="of:=[.F1183]+[.E1184]" office:value-type="float" office:value="5254.85416666666" calcext:value-type="float">
            <text:p>5254,85</text:p>
          </table:table-cell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44_BuggyGUIListenerOperatorMutator</text:p>
          </table:table-cell>
          <table:table-cell table:style-name="ce1" table:formula="of:=[.D1184]+[.B1185]" office:value-type="float" office:value="504892" calcext:value-type="float">
            <text:p>504892</text:p>
          </table:table-cell>
          <table:table-cell table:style-name="ce3" table:formula="of:=[.B1185]/[.$B$1]" office:value-type="float" office:value="4.4375" calcext:value-type="float">
            <text:p>4,44</text:p>
          </table:table-cell>
          <table:table-cell table:style-name="ce3" table:formula="of:=[.F1184]+[.E1185]" office:value-type="float" office:value="5259.29166666666" calcext:value-type="float">
            <text:p>5259,29</text:p>
          </table:table-cell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45_BinaryMutator</text:p>
          </table:table-cell>
          <table:table-cell table:style-name="ce1" table:formula="of:=[.D1185]+[.B1186]" office:value-type="float" office:value="505318" calcext:value-type="float">
            <text:p>505318</text:p>
          </table:table-cell>
          <table:table-cell table:style-name="ce3" table:formula="of:=[.B1186]/[.$B$1]" office:value-type="float" office:value="4.4375" calcext:value-type="float">
            <text:p>4,44</text:p>
          </table:table-cell>
          <table:table-cell table:style-name="ce3" table:formula="of:=[.F1185]+[.E1186]" office:value-type="float" office:value="5263.72916666666" calcext:value-type="float">
            <text:p>5263,73</text:p>
          </table:table-cell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46_BinaryMutator</text:p>
          </table:table-cell>
          <table:table-cell table:style-name="ce1" table:formula="of:=[.D1186]+[.B1187]" office:value-type="float" office:value="505741" calcext:value-type="float">
            <text:p>505741</text:p>
          </table:table-cell>
          <table:table-cell table:style-name="ce3" table:formula="of:=[.B1187]/[.$B$1]" office:value-type="float" office:value="4.40625" calcext:value-type="float">
            <text:p>4,41</text:p>
          </table:table-cell>
          <table:table-cell table:style-name="ce3" table:formula="of:=[.F1186]+[.E1187]" office:value-type="float" office:value="5268.13541666666" calcext:value-type="float">
            <text:p>5268,14</text:p>
          </table:table-cell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WidgetConfigActivity_47_NullIntentOperatorMutator</text:p>
          </table:table-cell>
          <table:table-cell table:style-name="ce1" table:formula="of:=[.D1187]+[.B1188]" office:value-type="float" office:value="506161" calcext:value-type="float">
            <text:p>506161</text:p>
          </table:table-cell>
          <table:table-cell table:style-name="ce3" table:formula="of:=[.B1188]/[.$B$1]" office:value-type="float" office:value="4.375" calcext:value-type="float">
            <text:p>4,38</text:p>
          </table:table-cell>
          <table:table-cell table:style-name="ce3" table:formula="of:=[.F1187]+[.E1188]" office:value-type="float" office:value="5272.51041666666" calcext:value-type="float">
            <text:p>5272,51</text:p>
          </table:table-cell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WidgetConfigActivity_48_RandomActionIntentDefinitionOperatorMutator</text:p>
          </table:table-cell>
          <table:table-cell table:style-name="ce1" table:formula="of:=[.D1188]+[.B1189]" office:value-type="float" office:value="506590" calcext:value-type="float">
            <text:p>506590</text:p>
          </table:table-cell>
          <table:table-cell table:style-name="ce3" table:formula="of:=[.B1189]/[.$B$1]" office:value-type="float" office:value="4.46875" calcext:value-type="float">
            <text:p>4,47</text:p>
          </table:table-cell>
          <table:table-cell table:style-name="ce3" table:formula="of:=[.F1188]+[.E1189]" office:value-type="float" office:value="5276.97916666666" calcext:value-type="float">
            <text:p>5276,98</text:p>
          </table:table-cell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WidgetConfigActivity_49_NullValueIntentPutExtraOperatorMutator</text:p>
          </table:table-cell>
          <table:table-cell table:style-name="ce1" table:formula="of:=[.D1189]+[.B1190]" office:value-type="float" office:value="507017" calcext:value-type="float">
            <text:p>507017</text:p>
          </table:table-cell>
          <table:table-cell table:style-name="ce3" table:formula="of:=[.B1190]/[.$B$1]" office:value-type="float" office:value="4.44791666666667" calcext:value-type="float">
            <text:p>4,45</text:p>
          </table:table-cell>
          <table:table-cell table:style-name="ce3" table:formula="of:=[.F1189]+[.E1190]" office:value-type="float" office:value="5281.42708333333" calcext:value-type="float">
            <text:p>5281,43</text:p>
          </table:table-cell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WidgetConfigActivity_50_IntentPayloadReplacementOperatorMutator</text:p>
          </table:table-cell>
          <table:table-cell table:style-name="ce1" table:formula="of:=[.D1190]+[.B1191]" office:value-type="float" office:value="507444" calcext:value-type="float">
            <text:p>507444</text:p>
          </table:table-cell>
          <table:table-cell table:style-name="ce3" table:formula="of:=[.B1191]/[.$B$1]" office:value-type="float" office:value="4.44791666666667" calcext:value-type="float">
            <text:p>4,45</text:p>
          </table:table-cell>
          <table:table-cell table:style-name="ce3" table:formula="of:=[.F1190]+[.E1191]" office:value-type="float" office:value="5285.87499999999" calcext:value-type="float">
            <text:p>5285,88</text:p>
          </table:table-cell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WidgetConfigActivity_51_RandomActionIntentDefinitionOperatorMutator</text:p>
          </table:table-cell>
          <table:table-cell table:style-name="ce1" table:formula="of:=[.D1191]+[.B1192]" office:value-type="float" office:value="507873" calcext:value-type="float">
            <text:p>507873</text:p>
          </table:table-cell>
          <table:table-cell table:style-name="ce3" table:formula="of:=[.B1192]/[.$B$1]" office:value-type="float" office:value="4.46875" calcext:value-type="float">
            <text:p>4,47</text:p>
          </table:table-cell>
          <table:table-cell table:style-name="ce3" table:formula="of:=[.F1191]+[.E1192]" office:value-type="float" office:value="5290.34374999999" calcext:value-type="float">
            <text:p>5290,34</text:p>
          </table:table-cell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WidgetConfigActivity_52_BinaryMutator</text:p>
          </table:table-cell>
          <table:table-cell table:style-name="ce1" table:formula="of:=[.D1192]+[.B1193]" office:value-type="float" office:value="508302" calcext:value-type="float">
            <text:p>508302</text:p>
          </table:table-cell>
          <table:table-cell table:style-name="ce3" table:formula="of:=[.B1193]/[.$B$1]" office:value-type="float" office:value="4.46875" calcext:value-type="float">
            <text:p>4,47</text:p>
          </table:table-cell>
          <table:table-cell table:style-name="ce3" table:formula="of:=[.F1192]+[.E1193]" office:value-type="float" office:value="5294.81249999999" calcext:value-type="float">
            <text:p>5294,81</text:p>
          </table:table-cell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WidgetConfigActivity_53_BinaryMutator</text:p>
          </table:table-cell>
          <table:table-cell table:style-name="ce1" table:formula="of:=[.D1193]+[.B1194]" office:value-type="float" office:value="508727" calcext:value-type="float">
            <text:p>508727</text:p>
          </table:table-cell>
          <table:table-cell table:style-name="ce3" table:formula="of:=[.B1194]/[.$B$1]" office:value-type="float" office:value="4.42708333333333" calcext:value-type="float">
            <text:p>4,43</text:p>
          </table:table-cell>
          <table:table-cell table:style-name="ce3" table:formula="of:=[.F1193]+[.E1194]" office:value-type="float" office:value="5299.23958333333" calcext:value-type="float">
            <text:p>5299,24</text:p>
          </table:table-cell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WidgetConfigActivity_54_BinaryMutator</text:p>
          </table:table-cell>
          <table:table-cell table:style-name="ce1" table:formula="of:=[.D1194]+[.B1195]" office:value-type="float" office:value="509153" calcext:value-type="float">
            <text:p>509153</text:p>
          </table:table-cell>
          <table:table-cell table:style-name="ce3" table:formula="of:=[.B1195]/[.$B$1]" office:value-type="float" office:value="4.4375" calcext:value-type="float">
            <text:p>4,44</text:p>
          </table:table-cell>
          <table:table-cell table:style-name="ce3" table:formula="of:=[.F1194]+[.E1195]" office:value-type="float" office:value="5303.67708333333" calcext:value-type="float">
            <text:p>5303,68</text:p>
          </table:table-cell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WidgetConfigActivity_55_BinaryMutator</text:p>
          </table:table-cell>
          <table:table-cell table:style-name="ce1" table:formula="of:=[.D1195]+[.B1196]" office:value-type="float" office:value="509576" calcext:value-type="float">
            <text:p>509576</text:p>
          </table:table-cell>
          <table:table-cell table:style-name="ce3" table:formula="of:=[.B1196]/[.$B$1]" office:value-type="float" office:value="4.40625" calcext:value-type="float">
            <text:p>4,41</text:p>
          </table:table-cell>
          <table:table-cell table:style-name="ce3" table:formula="of:=[.F1195]+[.E1196]" office:value-type="float" office:value="5308.08333333333" calcext:value-type="float">
            <text:p>5308,08</text:p>
          </table:table-cell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FeedItemMenuHandler_0_BinaryMutator</text:p>
          </table:table-cell>
          <table:table-cell table:style-name="ce1" table:formula="of:=[.D1196]+[.B1197]" office:value-type="float" office:value="510002" calcext:value-type="float">
            <text:p>510002</text:p>
          </table:table-cell>
          <table:table-cell table:style-name="ce3" table:formula="of:=[.B1197]/[.$B$1]" office:value-type="float" office:value="4.4375" calcext:value-type="float">
            <text:p>4,44</text:p>
          </table:table-cell>
          <table:table-cell table:style-name="ce3" table:formula="of:=[.F1196]+[.E1197]" office:value-type="float" office:value="5312.52083333333" calcext:value-type="float">
            <text:p>5312,52</text:p>
          </table:table-cell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FeedItemMenuHandler_1_BinaryMutator</text:p>
          </table:table-cell>
          <table:table-cell table:style-name="ce1" table:formula="of:=[.D1197]+[.B1198]" office:value-type="float" office:value="510437" calcext:value-type="float">
            <text:p>510437</text:p>
          </table:table-cell>
          <table:table-cell table:style-name="ce3" table:formula="of:=[.B1198]/[.$B$1]" office:value-type="float" office:value="4.53125" calcext:value-type="float">
            <text:p>4,53</text:p>
          </table:table-cell>
          <table:table-cell table:style-name="ce3" table:formula="of:=[.F1197]+[.E1198]" office:value-type="float" office:value="5317.05208333333" calcext:value-type="float">
            <text:p>5317,05</text:p>
          </table:table-cell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FeedItemMenuHandler_2_BinaryMutator</text:p>
          </table:table-cell>
          <table:table-cell table:style-name="ce1" table:formula="of:=[.D1198]+[.B1199]" office:value-type="float" office:value="511738" calcext:value-type="float">
            <text:p>511738</text:p>
          </table:table-cell>
          <table:table-cell table:style-name="ce3" table:formula="of:=[.B1199]/[.$B$1]" office:value-type="float" office:value="13.5520833333333" calcext:value-type="float">
            <text:p>13,55</text:p>
          </table:table-cell>
          <table:table-cell table:style-name="ce3" table:formula="of:=[.F1198]+[.E1199]" office:value-type="float" office:value="5330.60416666666" calcext:value-type="float">
            <text:p>5330,60</text:p>
          </table:table-cell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FeedItemMenuHandler_3_BuggyGUIListenerOperatorMutator</text:p>
          </table:table-cell>
          <table:table-cell table:style-name="ce1" table:formula="of:=[.D1199]+[.B1200]" office:value-type="float" office:value="512162" calcext:value-type="float">
            <text:p>512162</text:p>
          </table:table-cell>
          <table:table-cell table:style-name="ce3" table:formula="of:=[.B1200]/[.$B$1]" office:value-type="float" office:value="4.41666666666667" calcext:value-type="float">
            <text:p>4,42</text:p>
          </table:table-cell>
          <table:table-cell table:style-name="ce3" table:formula="of:=[.F1199]+[.E1200]" office:value-type="float" office:value="5335.02083333333" calcext:value-type="float">
            <text:p>5335,02</text:p>
          </table:table-cell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FeedItemMenuHandler_4_BinaryMutator</text:p>
          </table:table-cell>
          <table:table-cell table:style-name="ce1" table:formula="of:=[.D1200]+[.B1201]" office:value-type="float" office:value="512585" calcext:value-type="float">
            <text:p>512585</text:p>
          </table:table-cell>
          <table:table-cell table:style-name="ce3" table:formula="of:=[.B1201]/[.$B$1]" office:value-type="float" office:value="4.40625" calcext:value-type="float">
            <text:p>4,41</text:p>
          </table:table-cell>
          <table:table-cell table:style-name="ce3" table:formula="of:=[.F1200]+[.E1201]" office:value-type="float" office:value="5339.42708333333" calcext:value-type="float">
            <text:p>5339,43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SubscriptionsSection_0_BinaryMutator</text:p>
          </table:table-cell>
          <table:table-cell table:style-name="ce1" table:formula="of:=[.D1201]+[.B1202]" office:value-type="float" office:value="513010" calcext:value-type="float">
            <text:p>513010</text:p>
          </table:table-cell>
          <table:table-cell table:style-name="ce3" table:formula="of:=[.B1202]/[.$B$1]" office:value-type="float" office:value="4.42708333333333" calcext:value-type="float">
            <text:p>4,43</text:p>
          </table:table-cell>
          <table:table-cell table:style-name="ce3" table:formula="of:=[.F1201]+[.E1202]" office:value-type="float" office:value="5343.85416666666" calcext:value-type="float">
            <text:p>5343,85</text:p>
          </table:table-cell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EpisodesSurpriseSection_0_BinaryMutator</text:p>
          </table:table-cell>
          <table:table-cell table:style-name="ce1" table:formula="of:=[.D1202]+[.B1203]" office:value-type="float" office:value="513433" calcext:value-type="float">
            <text:p>513433</text:p>
          </table:table-cell>
          <table:table-cell table:style-name="ce3" table:formula="of:=[.B1203]/[.$B$1]" office:value-type="float" office:value="4.40625" calcext:value-type="float">
            <text:p>4,41</text:p>
          </table:table-cell>
          <table:table-cell table:style-name="ce3" table:formula="of:=[.F1202]+[.E1203]" office:value-type="float" office:value="5348.26041666666" calcext:value-type="float">
            <text:p>5348,26</text:p>
          </table:table-cell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QueueSection_0_BinaryMutator</text:p>
          </table:table-cell>
          <table:table-cell table:style-name="ce1" table:formula="of:=[.D1203]+[.B1204]" office:value-type="float" office:value="513858" calcext:value-type="float">
            <text:p>513858</text:p>
          </table:table-cell>
          <table:table-cell table:style-name="ce3" table:formula="of:=[.B1204]/[.$B$1]" office:value-type="float" office:value="4.42708333333333" calcext:value-type="float">
            <text:p>4,43</text:p>
          </table:table-cell>
          <table:table-cell table:style-name="ce3" table:formula="of:=[.F1203]+[.E1204]" office:value-type="float" office:value="5352.68749999999" calcext:value-type="float">
            <text:p>5352,69</text:p>
          </table:table-cell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llowNotificationsSection_0_BuggyGUIListenerOperatorMutator</text:p>
          </table:table-cell>
          <table:table-cell table:style-name="ce1" table:formula="of:=[.D1204]+[.B1205]" office:value-type="float" office:value="514281" calcext:value-type="float">
            <text:p>514281</text:p>
          </table:table-cell>
          <table:table-cell table:style-name="ce3" table:formula="of:=[.B1205]/[.$B$1]" office:value-type="float" office:value="4.40625" calcext:value-type="float">
            <text:p>4,41</text:p>
          </table:table-cell>
          <table:table-cell table:style-name="ce3" table:formula="of:=[.F1204]+[.E1205]" office:value-type="float" office:value="5357.09374999999" calcext:value-type="float">
            <text:p>5357,09</text:p>
          </table:table-cell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AllowNotificationsSection_1_BuggyGUIListenerOperatorMutator</text:p>
          </table:table-cell>
          <table:table-cell table:style-name="ce1" table:formula="of:=[.D1205]+[.B1206]" office:value-type="float" office:value="514706" calcext:value-type="float">
            <text:p>514706</text:p>
          </table:table-cell>
          <table:table-cell table:style-name="ce3" table:formula="of:=[.B1206]/[.$B$1]" office:value-type="float" office:value="4.42708333333333" calcext:value-type="float">
            <text:p>4,43</text:p>
          </table:table-cell>
          <table:table-cell table:style-name="ce3" table:formula="of:=[.F1205]+[.E1206]" office:value-type="float" office:value="5361.52083333332" calcext:value-type="float">
            <text:p>5361,52</text:p>
          </table:table-cell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AllowNotificationsSection_2_InvalidKeyIntentOperatorMutator</text:p>
          </table:table-cell>
          <table:table-cell table:style-name="ce1" table:formula="of:=[.D1206]+[.B1207]" office:value-type="float" office:value="515132" calcext:value-type="float">
            <text:p>515132</text:p>
          </table:table-cell>
          <table:table-cell table:style-name="ce3" table:formula="of:=[.B1207]/[.$B$1]" office:value-type="float" office:value="4.4375" calcext:value-type="float">
            <text:p>4,44</text:p>
          </table:table-cell>
          <table:table-cell table:style-name="ce3" table:formula="of:=[.F1206]+[.E1207]" office:value-type="float" office:value="5365.95833333332" calcext:value-type="float">
            <text:p>5365,96</text:p>
          </table:table-cell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AllowNotificationsSection_3_RandomActionIntentDefinitionOperatorMutator</text:p>
          </table:table-cell>
          <table:table-cell table:style-name="ce1" table:formula="of:=[.D1207]+[.B1208]" office:value-type="float" office:value="515553" calcext:value-type="float">
            <text:p>515553</text:p>
          </table:table-cell>
          <table:table-cell table:style-name="ce3" table:formula="of:=[.B1208]/[.$B$1]" office:value-type="float" office:value="4.38541666666667" calcext:value-type="float">
            <text:p>4,39</text:p>
          </table:table-cell>
          <table:table-cell table:style-name="ce3" table:formula="of:=[.F1207]+[.E1208]" office:value-type="float" office:value="5370.34374999999" calcext:value-type="float">
            <text:p>5370,34</text:p>
          </table:table-cell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AllowNotificationsSection_4_RandomActionIntentDefinitionOperatorMutator</text:p>
          </table:table-cell>
          <table:table-cell table:style-name="ce1" table:formula="of:=[.D1208]+[.B1209]" office:value-type="float" office:value="515981" calcext:value-type="float">
            <text:p>515981</text:p>
          </table:table-cell>
          <table:table-cell table:style-name="ce3" table:formula="of:=[.B1209]/[.$B$1]" office:value-type="float" office:value="4.45833333333333" calcext:value-type="float">
            <text:p>4,46</text:p>
          </table:table-cell>
          <table:table-cell table:style-name="ce3" table:formula="of:=[.F1208]+[.E1209]" office:value-type="float" office:value="5374.80208333333" calcext:value-type="float">
            <text:p>5374,80</text:p>
          </table:table-cell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llowNotificationsSection_5_BuggyGUIListenerOperatorMutator</text:p>
          </table:table-cell>
          <table:table-cell table:style-name="ce1" table:formula="of:=[.D1209]+[.B1210]" office:value-type="float" office:value="516405" calcext:value-type="float">
            <text:p>516405</text:p>
          </table:table-cell>
          <table:table-cell table:style-name="ce3" table:formula="of:=[.B1210]/[.$B$1]" office:value-type="float" office:value="4.41666666666667" calcext:value-type="float">
            <text:p>4,42</text:p>
          </table:table-cell>
          <table:table-cell table:style-name="ce3" table:formula="of:=[.F1209]+[.E1210]" office:value-type="float" office:value="5379.21874999999" calcext:value-type="float">
            <text:p>5379,22</text:p>
          </table:table-cell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AllowNotificationsSection_6_BuggyGUIListenerOperatorMutator</text:p>
          </table:table-cell>
          <table:table-cell table:style-name="ce1" table:formula="of:=[.D1210]+[.B1211]" office:value-type="float" office:value="516833" calcext:value-type="float">
            <text:p>516833</text:p>
          </table:table-cell>
          <table:table-cell table:style-name="ce3" table:formula="of:=[.B1211]/[.$B$1]" office:value-type="float" office:value="4.45833333333333" calcext:value-type="float">
            <text:p>4,46</text:p>
          </table:table-cell>
          <table:table-cell table:style-name="ce3" table:formula="of:=[.F1210]+[.E1211]" office:value-type="float" office:value="5383.67708333333" calcext:value-type="float">
            <text:p>5383,68</text:p>
          </table:table-cell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HomeSectionsSettingsDialog_0_BuggyGUIListenerOperatorMutator</text:p>
          </table:table-cell>
          <table:table-cell table:style-name="ce1" table:formula="of:=[.D1211]+[.B1212]" office:value-type="float" office:value="517256" calcext:value-type="float">
            <text:p>517256</text:p>
          </table:table-cell>
          <table:table-cell table:style-name="ce3" table:formula="of:=[.B1212]/[.$B$1]" office:value-type="float" office:value="4.40625" calcext:value-type="float">
            <text:p>4,41</text:p>
          </table:table-cell>
          <table:table-cell table:style-name="ce3" table:formula="of:=[.F1211]+[.E1212]" office:value-type="float" office:value="5388.08333333332" calcext:value-type="float">
            <text:p>5388,08</text:p>
          </table:table-cell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HomeSection_0_BuggyGUIListenerOperatorMutator</text:p>
          </table:table-cell>
          <table:table-cell table:style-name="ce1" table:formula="of:=[.D1212]+[.B1213]" office:value-type="float" office:value="517683" calcext:value-type="float">
            <text:p>517683</text:p>
          </table:table-cell>
          <table:table-cell table:style-name="ce3" table:formula="of:=[.B1213]/[.$B$1]" office:value-type="float" office:value="4.44791666666667" calcext:value-type="float">
            <text:p>4,45</text:p>
          </table:table-cell>
          <table:table-cell table:style-name="ce3" table:formula="of:=[.F1212]+[.E1213]" office:value-type="float" office:value="5392.53124999999" calcext:value-type="float">
            <text:p>5392,53</text:p>
          </table:table-cell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HomeFragment_0_BuggyGUIListenerOperatorMutator</text:p>
          </table:table-cell>
          <table:table-cell table:style-name="ce1" table:formula="of:=[.D1213]+[.B1214]" office:value-type="float" office:value="518115" calcext:value-type="float">
            <text:p>518115</text:p>
          </table:table-cell>
          <table:table-cell table:style-name="ce3" table:formula="of:=[.B1214]/[.$B$1]" office:value-type="float" office:value="4.5" calcext:value-type="float">
            <text:p>4,50</text:p>
          </table:table-cell>
          <table:table-cell table:style-name="ce3" table:formula="of:=[.F1213]+[.E1214]" office:value-type="float" office:value="5397.03124999999" calcext:value-type="float">
            <text:p>5397,03</text:p>
          </table:table-cell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PodcastApp_0_LengthyGUICreationOperatorMutator</text:p>
          </table:table-cell>
          <table:table-cell table:style-name="ce1" table:formula="of:=[.D1214]+[.B1215]" office:value-type="float" office:value="519515" calcext:value-type="float">
            <text:p>519515</text:p>
          </table:table-cell>
          <table:table-cell table:style-name="ce3" table:formula="of:=[.B1215]/[.$B$1]" office:value-type="float" office:value="14.5833333333333" calcext:value-type="float">
            <text:p>14,58</text:p>
          </table:table-cell>
          <table:table-cell table:style-name="ce3" table:formula="of:=[.F1214]+[.E1215]" office:value-type="float" office:value="5411.61458333333" calcext:value-type="float">
            <text:p>5411,61</text:p>
          </table:table-cell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PodcastApp_1_NullIntentOperatorMutator</text:p>
          </table:table-cell>
          <table:table-cell table:style-name="ce1" table:formula="of:=[.D1215]+[.B1216]" office:value-type="float" office:value="519938" calcext:value-type="float">
            <text:p>519938</text:p>
          </table:table-cell>
          <table:table-cell table:style-name="ce3" table:formula="of:=[.B1216]/[.$B$1]" office:value-type="float" office:value="4.40625" calcext:value-type="float">
            <text:p>4,41</text:p>
          </table:table-cell>
          <table:table-cell table:style-name="ce3" table:formula="of:=[.F1215]+[.E1216]" office:value-type="float" office:value="5416.02083333332" calcext:value-type="float">
            <text:p>5416,02</text:p>
          </table:table-cell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PodcastApp_2_InvalidKeyIntentOperatorMutator</text:p>
          </table:table-cell>
          <table:table-cell table:style-name="ce1" table:formula="of:=[.D1216]+[.B1217]" office:value-type="float" office:value="520359" calcext:value-type="float">
            <text:p>520359</text:p>
          </table:table-cell>
          <table:table-cell table:style-name="ce3" table:formula="of:=[.B1217]/[.$B$1]" office:value-type="float" office:value="4.38541666666667" calcext:value-type="float">
            <text:p>4,39</text:p>
          </table:table-cell>
          <table:table-cell table:style-name="ce3" table:formula="of:=[.F1216]+[.E1217]" office:value-type="float" office:value="5420.40624999999" calcext:value-type="float">
            <text:p>5420,41</text:p>
          </table:table-cell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PodcastApp_3_RandomActionIntentDefinitionOperatorMutator</text:p>
          </table:table-cell>
          <table:table-cell table:style-name="ce1" table:formula="of:=[.D1217]+[.B1218]" office:value-type="float" office:value="520781" calcext:value-type="float">
            <text:p>520781</text:p>
          </table:table-cell>
          <table:table-cell table:style-name="ce3" table:formula="of:=[.B1218]/[.$B$1]" office:value-type="float" office:value="4.39583333333333" calcext:value-type="float">
            <text:p>4,40</text:p>
          </table:table-cell>
          <table:table-cell table:style-name="ce3" table:formula="of:=[.F1217]+[.E1218]" office:value-type="float" office:value="5424.80208333333" calcext:value-type="float">
            <text:p>5424,80</text:p>
          </table:table-cell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PodcastApp_4_RandomActionIntentDefinitionOperatorMutator</text:p>
          </table:table-cell>
          <table:table-cell table:style-name="ce1" table:formula="of:=[.D1218]+[.B1219]" office:value-type="float" office:value="521203" calcext:value-type="float">
            <text:p>521203</text:p>
          </table:table-cell>
          <table:table-cell table:style-name="ce3" table:formula="of:=[.B1219]/[.$B$1]" office:value-type="float" office:value="4.39583333333333" calcext:value-type="float">
            <text:p>4,40</text:p>
          </table:table-cell>
          <table:table-cell table:style-name="ce3" table:formula="of:=[.F1218]+[.E1219]" office:value-type="float" office:value="5429.19791666666" calcext:value-type="float">
            <text:p>5429,20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3:.B1219])" office:value-type="float" office:value="521203" calcext:value-type="float">
            <text:p>521203</text:p>
          </table:table-cell>
          <table:table-cell table:style-name="ce11" office:value-type="string" calcext:value-type="string">
            <text:p>Minutos</text:p>
          </table:table-cell>
          <table:table-cell table:style-name="ce3" table:formula="of:=[.D1219]/60" office:value-type="float" office:value="8686.71666666667" calcext:value-type="float">
            <text:p>8686,72</text:p>
          </table:table-cell>
          <table:table-cell table:style-name="ce3" table:formula="of:=SUM([.E3:.E1219])" office:value-type="float" office:value="5429.19791666667" calcext:value-type="float">
            <text:p>5429,20</text:p>
          </table:table-cell>
          <table:table-cell table:style-name="ce3" table:formula="of:=[.F1219]/60" office:value-type="float" office:value="90.4866319444443" calcext:value-type="float">
            <text:p>90,4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3:.B1219])" office:value-type="float" office:value="428.268693508628" calcext:value-type="float">
            <text:p>428,27</text:p>
          </table:table-cell>
          <table:table-cell table:style-name="ce11" office:value-type="string" calcext:value-type="string">
            <text:p>Horas</text:p>
          </table:table-cell>
          <table:table-cell table:style-name="ce3" table:formula="of:=[.D1220]/60" office:value-type="float" office:value="144.778611111111" calcext:value-type="float">
            <text:p>144,78</text:p>
          </table:table-cell>
          <table:table-cell table:style-name="ce2" table:formula="of:=AVERAGE([.E3:.E1219])" office:value-type="float" office:value="4.46113222404821" calcext:value-type="float">
            <text:p>4,46</text:p>
          </table:table-cell>
          <table:table-cell table:style-name="ce3" table:formula="of:=[.F1220]/60" office:value-type="float" office:value="1.5081105324074" calcext:value-type="float">
            <text:p>1,51</text:p>
          </table:table-cell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3" table:formula="of:=STDEV([.B3:.B1219])" office:value-type="float" office:value="96.215839534462" calcext:value-type="float">
            <text:p>96,22</text:p>
          </table:table-cell>
          <table:table-cell table:style-name="ce11" office:value-type="string" calcext:value-type="string">
            <text:p>Dias</text:p>
          </table:table-cell>
          <table:table-cell table:style-name="ce3" table:formula="of:=[.D1221]/24" office:value-type="float" office:value="6.03244212962963" calcext:value-type="float">
            <text:p>6,03</text:p>
          </table:table-cell>
          <table:table-cell table:style-name="ce3" table:formula="of:=STDEV([.E3:.E1219])" office:value-type="float" office:value="1.00224832848398" calcext:value-type="float">
            <text:p>1,00</text:p>
          </table:table-cell>
          <table:table-cell table:style-name="ce3" table:formula="of:=[.F1221]/24" office:value-type="float" office:value="0.0628379388503085" calcext:value-type="float">
            <text:p>0,06</text:p>
          </table:table-cell>
        </table:table-row>
        <table:table-row table:style-name="ro1" table:number-rows-repeated="10473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18:49.235345210</dc:date>
    <meta:editing-duration>PT13M11S</meta:editing-duration>
    <meta:editing-cycles>7</meta:editing-cycles>
    <meta:generator>LibreOffice/7.3.7.2$Linux_X86_64 LibreOffice_project/30$Build-2</meta:generator>
    <meta:document-statistic meta:table-count="1" meta:cell-count="7328" meta:object-count="0"/>
  </office:meta>
</office:document-meta>
</file>